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259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6.025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ID,C,24</text:p>
          </table:table-cell>
          <table:table-cell office:value-type="string" calcext:value-type="string">
            <text:p>NOM_COMM,C,60</text:p>
          </table:table-cell>
          <table:table-cell office:value-type="string" calcext:value-type="string">
            <text:p>NOM_COMM_M</text:p>
          </table:table-cell>
          <table:table-cell office:value-type="string" calcext:value-type="string">
            <text:p>INSEE_COM,C,5</text:p>
          </table:table-cell>
          <table:table-cell office:value-type="string" calcext:value-type="string">
            <text:p>STATUT,C,22</text:p>
          </table:table-cell>
          <table:table-cell office:value-type="string" calcext:value-type="string">
            <text:p>X_COM,N,10,0</text:p>
          </table:table-cell>
          <table:table-cell office:value-type="string" calcext:value-type="string">
            <text:p>Y_COM,N,10,0</text:p>
          </table:table-cell>
          <table:table-cell office:value-type="string" calcext:value-type="string">
            <text:p>SUPERFICIE,N,10,0</text:p>
          </table:table-cell>
          <table:table-cell office:value-type="string" calcext:value-type="string">
            <text:p>POPULATION,N,10,0</text:p>
          </table:table-cell>
          <table:table-cell office:value-type="string" calcext:value-type="string">
            <text:p>INSEE_ARR,C,1</text:p>
          </table:table-cell>
          <table:table-cell office:value-type="string" calcext:value-type="string">
            <text:p>NOM_DEP,C,30</text:p>
          </table:table-cell>
          <table:table-cell office:value-type="string" calcext:value-type="string">
            <text:p>INSEE_DEP</text:p>
          </table:table-cell>
          <table:table-cell office:value-type="string" calcext:value-type="string">
            <text:p>NOM_REG,C,35</text:p>
          </table:table-cell>
          <table:table-cell office:value-type="string" calcext:value-type="string">
            <text:p>INSEE_REG,C,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5</text:p>
          </table:table-cell>
          <table:table-cell office:value-type="string" calcext:value-type="string">
            <text:p>Châteauvert</text:p>
          </table:table-cell>
          <table:table-cell office:value-type="string" calcext:value-type="string">
            <text:p>CHATEAUVERT</text:p>
          </table:table-cell>
          <table:table-cell table:style-name="ce2" office:value-type="string" calcext:value-type="string">
            <text:p>83039</text:p>
          </table:table-cell>
          <table:table-cell office:value-type="string" calcext:value-type="string">
            <text:p>Commune simple</text:p>
          </table:table-cell>
          <table:table-cell office:value-type="float" office:value="943496" calcext:value-type="float">
            <text:p>943496</text:p>
          </table:table-cell>
          <table:table-cell office:value-type="float" office:value="6271253" calcext:value-type="float">
            <text:p>6271253</text:p>
          </table:table-cell>
          <table:table-cell office:value-type="float" office:value="2752" calcext:value-type="float">
            <text:p>2752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9</text:p>
          </table:table-cell>
          <table:table-cell office:value-type="string" calcext:value-type="string">
            <text:p>Mison</text:p>
          </table:table-cell>
          <table:table-cell office:value-type="string" calcext:value-type="string">
            <text:p>MISON</text:p>
          </table:table-cell>
          <table:table-cell table:style-name="ce2" office:value-type="string" calcext:value-type="string">
            <text:p>04123</text:p>
          </table:table-cell>
          <table:table-cell office:value-type="string" calcext:value-type="string">
            <text:p>Commune simple</text:p>
          </table:table-cell>
          <table:table-cell office:value-type="float" office:value="928891" calcext:value-type="float">
            <text:p>928891</text:p>
          </table:table-cell>
          <table:table-cell office:value-type="float" office:value="6355788" calcext:value-type="float">
            <text:p>6355788</text:p>
          </table:table-cell>
          <table:table-cell office:value-type="float" office:value="3172" calcext:value-type="float">
            <text:p>3172</text:p>
          </table:table-cell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6</text:p>
          </table:table-cell>
          <table:table-cell office:value-type="string" calcext:value-type="string">
            <text:p>Pontevès</text:p>
          </table:table-cell>
          <table:table-cell office:value-type="string" calcext:value-type="string">
            <text:p>PONTEVES</text:p>
          </table:table-cell>
          <table:table-cell table:style-name="ce2" office:value-type="string" calcext:value-type="string">
            <text:p>83095</text:p>
          </table:table-cell>
          <table:table-cell office:value-type="string" calcext:value-type="string">
            <text:p>Commune simple</text:p>
          </table:table-cell>
          <table:table-cell office:value-type="float" office:value="947941" calcext:value-type="float">
            <text:p>947941</text:p>
          </table:table-cell>
          <table:table-cell office:value-type="float" office:value="6277244" calcext:value-type="float">
            <text:p>6277244</text:p>
          </table:table-cell>
          <table:table-cell office:value-type="float" office:value="4107" calcext:value-type="float">
            <text:p>4107</text:p>
          </table:table-cell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4</text:p>
          </table:table-cell>
          <table:table-cell office:value-type="string" calcext:value-type="string">
            <text:p>Correns</text:p>
          </table:table-cell>
          <table:table-cell office:value-type="string" calcext:value-type="string">
            <text:p>CORRENS</text:p>
          </table:table-cell>
          <table:table-cell table:style-name="ce2" office:value-type="string" calcext:value-type="string">
            <text:p>83045</text:p>
          </table:table-cell>
          <table:table-cell office:value-type="string" calcext:value-type="string">
            <text:p>Commune simple</text:p>
          </table:table-cell>
          <table:table-cell office:value-type="float" office:value="947196" calcext:value-type="float">
            <text:p>947196</text:p>
          </table:table-cell>
          <table:table-cell office:value-type="float" office:value="6270171" calcext:value-type="float">
            <text:p>6270171</text:p>
          </table:table-cell>
          <table:table-cell office:value-type="float" office:value="3706" calcext:value-type="float">
            <text:p>3706</text:p>
          </table:table-cell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899</text:p>
          </table:table-cell>
          <table:table-cell office:value-type="string" calcext:value-type="string">
            <text:p>Eygliers</text:p>
          </table:table-cell>
          <table:table-cell office:value-type="string" calcext:value-type="string">
            <text:p>EYGLIERS</text:p>
          </table:table-cell>
          <table:table-cell table:style-name="ce2" office:value-type="string" calcext:value-type="string">
            <text:p>05052</text:p>
          </table:table-cell>
          <table:table-cell office:value-type="string" calcext:value-type="string">
            <text:p>Commune simple</text:p>
          </table:table-cell>
          <table:table-cell office:value-type="float" office:value="990081" calcext:value-type="float">
            <text:p>990081</text:p>
          </table:table-cell>
          <table:table-cell office:value-type="float" office:value="6406408" calcext:value-type="float">
            <text:p>6406408</text:p>
          </table:table-cell>
          <table:table-cell office:value-type="float" office:value="3004" calcext:value-type="float">
            <text:p>3004</text:p>
          </table:table-cell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00</text:p>
          </table:table-cell>
          <table:table-cell office:value-type="string" calcext:value-type="string">
            <text:p>Mont-Dauphin</text:p>
          </table:table-cell>
          <table:table-cell office:value-type="string" calcext:value-type="string">
            <text:p>MONT-DAUPHIN</text:p>
          </table:table-cell>
          <table:table-cell table:style-name="ce2" office:value-type="string" calcext:value-type="string">
            <text:p>05082</text:p>
          </table:table-cell>
          <table:table-cell office:value-type="string" calcext:value-type="string">
            <text:p>Commune simple</text:p>
          </table:table-cell>
          <table:table-cell office:value-type="float" office:value="987225" calcext:value-type="float">
            <text:p>987225</text:p>
          </table:table-cell>
          <table:table-cell office:value-type="float" office:value="6403228" calcext:value-type="float">
            <text:p>6403228</text:p>
          </table:table-cell>
          <table:table-cell office:value-type="float" office:value="58" calcext:value-type="float">
            <text:p>58</text:p>
          </table:table-cell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2200276469</text:p>
          </table:table-cell>
          <table:table-cell office:value-type="string" calcext:value-type="string">
            <text:p>Abriès-Ristolas</text:p>
          </table:table-cell>
          <table:table-cell office:value-type="string" calcext:value-type="string">
            <text:p>ABRIES-RISTOLAS</text:p>
          </table:table-cell>
          <table:table-cell table:style-name="ce2" office:value-type="string" calcext:value-type="string">
            <text:p>05001</text:p>
          </table:table-cell>
          <table:table-cell office:value-type="string" calcext:value-type="string">
            <text:p>Commune simple</text:p>
          </table:table-cell>
          <table:table-cell office:value-type="float" office:value="1014212" calcext:value-type="float">
            <text:p>1014212</text:p>
          </table:table-cell>
          <table:table-cell office:value-type="float" office:value="6416571" calcext:value-type="float">
            <text:p>6416571</text:p>
          </table:table-cell>
          <table:table-cell office:value-type="float" office:value="15931" calcext:value-type="float">
            <text:p>15931</text:p>
          </table:table-cell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0</text:p>
          </table:table-cell>
          <table:table-cell office:value-type="string" calcext:value-type="string">
            <text:p>L'Escarène</text:p>
          </table:table-cell>
          <table:table-cell office:value-type="string" calcext:value-type="string">
            <text:p>L'ESCARENE</text:p>
          </table:table-cell>
          <table:table-cell table:style-name="ce2" office:value-type="string" calcext:value-type="string">
            <text:p>06057</text:p>
          </table:table-cell>
          <table:table-cell office:value-type="string" calcext:value-type="string">
            <text:p>Commune simple</text:p>
          </table:table-cell>
          <table:table-cell office:value-type="float" office:value="1050988" calcext:value-type="float">
            <text:p>1050988</text:p>
          </table:table-cell>
          <table:table-cell office:value-type="float" office:value="6312709" calcext:value-type="float">
            <text:p>6312709</text:p>
          </table:table-cell>
          <table:table-cell office:value-type="float" office:value="1067" calcext:value-type="float">
            <text:p>1067</text:p>
          </table:table-cell>
          <table:table-cell office:value-type="float" office:value="2537" calcext:value-type="float">
            <text:p>253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0</text:p>
          </table:table-cell>
          <table:table-cell office:value-type="string" calcext:value-type="string">
            <text:p>Angles</text:p>
          </table:table-cell>
          <table:table-cell office:value-type="string" calcext:value-type="string">
            <text:p>ANGLES</text:p>
          </table:table-cell>
          <table:table-cell table:style-name="ce2" office:value-type="string" calcext:value-type="string">
            <text:p>04007</text:p>
          </table:table-cell>
          <table:table-cell office:value-type="string" calcext:value-type="string">
            <text:p>Commune simple</text:p>
          </table:table-cell>
          <table:table-cell office:value-type="float" office:value="985172" calcext:value-type="float">
            <text:p>985172</text:p>
          </table:table-cell>
          <table:table-cell office:value-type="float" office:value="6322658" calcext:value-type="float">
            <text:p>6322658</text:p>
          </table:table-cell>
          <table:table-cell office:value-type="float" office:value="983" calcext:value-type="float">
            <text:p>983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3</text:p>
          </table:table-cell>
          <table:table-cell office:value-type="string" calcext:value-type="string">
            <text:p>Colmars</text:p>
          </table:table-cell>
          <table:table-cell office:value-type="string" calcext:value-type="string">
            <text:p>COLMARS</text:p>
          </table:table-cell>
          <table:table-cell table:style-name="ce2" office:value-type="string" calcext:value-type="string">
            <text:p>04061</text:p>
          </table:table-cell>
          <table:table-cell office:value-type="string" calcext:value-type="string">
            <text:p>Commune simple</text:p>
          </table:table-cell>
          <table:table-cell office:value-type="float" office:value="992476" calcext:value-type="float">
            <text:p>992476</text:p>
          </table:table-cell>
          <table:table-cell office:value-type="float" office:value="6348719" calcext:value-type="float">
            <text:p>6348719</text:p>
          </table:table-cell>
          <table:table-cell office:value-type="float" office:value="8182" calcext:value-type="float">
            <text:p>8182</text:p>
          </table:table-cell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4</text:p>
          </table:table-cell>
          <table:table-cell office:value-type="string" calcext:value-type="string">
            <text:p>La Roque-Esclapon</text:p>
          </table:table-cell>
          <table:table-cell office:value-type="string" calcext:value-type="string">
            <text:p>LA ROQUE-ESCLAPON</text:p>
          </table:table-cell>
          <table:table-cell table:style-name="ce2" office:value-type="string" calcext:value-type="string">
            <text:p>83109</text:p>
          </table:table-cell>
          <table:table-cell office:value-type="string" calcext:value-type="string">
            <text:p>Commune simple</text:p>
          </table:table-cell>
          <table:table-cell office:value-type="float" office:value="994026" calcext:value-type="float">
            <text:p>994026</text:p>
          </table:table-cell>
          <table:table-cell office:value-type="float" office:value="6298172" calcext:value-type="float">
            <text:p>6298172</text:p>
          </table:table-cell>
          <table:table-cell office:value-type="float" office:value="2698" calcext:value-type="float">
            <text:p>2698</text:p>
          </table:table-cell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6</text:p>
          </table:table-cell>
          <table:table-cell office:value-type="string" calcext:value-type="string">
            <text:p>La Bastide</text:p>
          </table:table-cell>
          <table:table-cell office:value-type="string" calcext:value-type="string">
            <text:p>LA BASTIDE</text:p>
          </table:table-cell>
          <table:table-cell table:style-name="ce2" office:value-type="string" calcext:value-type="string">
            <text:p>83013</text:p>
          </table:table-cell>
          <table:table-cell office:value-type="string" calcext:value-type="string">
            <text:p>Commune simple</text:p>
          </table:table-cell>
          <table:table-cell office:value-type="float" office:value="992581" calcext:value-type="float">
            <text:p>992581</text:p>
          </table:table-cell>
          <table:table-cell office:value-type="float" office:value="6301103" calcext:value-type="float">
            <text:p>6301103</text:p>
          </table:table-cell>
          <table:table-cell office:value-type="float" office:value="1176" calcext:value-type="float">
            <text:p>1176</text:p>
          </table:table-cell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7</text:p>
          </table:table-cell>
          <table:table-cell office:value-type="string" calcext:value-type="string">
            <text:p>Callas</text:p>
          </table:table-cell>
          <table:table-cell office:value-type="string" calcext:value-type="string">
            <text:p>CALLAS</text:p>
          </table:table-cell>
          <table:table-cell table:style-name="ce2" office:value-type="string" calcext:value-type="string">
            <text:p>83028</text:p>
          </table:table-cell>
          <table:table-cell office:value-type="string" calcext:value-type="string">
            <text:p>Commune simple</text:p>
          </table:table-cell>
          <table:table-cell office:value-type="float" office:value="988571" calcext:value-type="float">
            <text:p>988571</text:p>
          </table:table-cell>
          <table:table-cell office:value-type="float" office:value="6280873" calcext:value-type="float">
            <text:p>6280873</text:p>
          </table:table-cell>
          <table:table-cell office:value-type="float" office:value="4926" calcext:value-type="float">
            <text:p>4926</text:p>
          </table:table-cell>
          <table:table-cell office:value-type="float" office:value="1934" calcext:value-type="float">
            <text:p>193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0</text:p>
          </table:table-cell>
          <table:table-cell office:value-type="string" calcext:value-type="string">
            <text:p>Soleilhas</text:p>
          </table:table-cell>
          <table:table-cell office:value-type="string" calcext:value-type="string">
            <text:p>SOLEILHAS</text:p>
          </table:table-cell>
          <table:table-cell table:style-name="ce2" office:value-type="string" calcext:value-type="string">
            <text:p>04210</text:p>
          </table:table-cell>
          <table:table-cell office:value-type="string" calcext:value-type="string">
            <text:p>Commune simple</text:p>
          </table:table-cell>
          <table:table-cell office:value-type="float" office:value="993431" calcext:value-type="float">
            <text:p>993431</text:p>
          </table:table-cell>
          <table:table-cell office:value-type="float" office:value="6313680" calcext:value-type="float">
            <text:p>6313680</text:p>
          </table:table-cell>
          <table:table-cell office:value-type="float" office:value="3453" calcext:value-type="float">
            <text:p>3453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1</text:p>
          </table:table-cell>
          <table:table-cell office:value-type="string" calcext:value-type="string">
            <text:p>Les Orres</text:p>
          </table:table-cell>
          <table:table-cell office:value-type="string" calcext:value-type="string">
            <text:p>LES ORRES</text:p>
          </table:table-cell>
          <table:table-cell table:style-name="ce2" office:value-type="string" calcext:value-type="string">
            <text:p>05098</text:p>
          </table:table-cell>
          <table:table-cell office:value-type="string" calcext:value-type="string">
            <text:p>Commune simple</text:p>
          </table:table-cell>
          <table:table-cell office:value-type="float" office:value="984928" calcext:value-type="float">
            <text:p>984928</text:p>
          </table:table-cell>
          <table:table-cell office:value-type="float" office:value="6382988" calcext:value-type="float">
            <text:p>6382988</text:p>
          </table:table-cell>
          <table:table-cell office:value-type="float" office:value="7479" calcext:value-type="float">
            <text:p>7479</text:p>
          </table:table-cell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14</text:p>
          </table:table-cell>
          <table:table-cell office:value-type="string" calcext:value-type="string">
            <text:p>Enchastrayes</text:p>
          </table:table-cell>
          <table:table-cell office:value-type="string" calcext:value-type="string">
            <text:p>ENCHASTRAYES</text:p>
          </table:table-cell>
          <table:table-cell table:style-name="ce2" office:value-type="string" calcext:value-type="string">
            <text:p>04073</text:p>
          </table:table-cell>
          <table:table-cell office:value-type="string" calcext:value-type="string">
            <text:p>Commune simple</text:p>
          </table:table-cell>
          <table:table-cell office:value-type="float" office:value="995906" calcext:value-type="float">
            <text:p>995906</text:p>
          </table:table-cell>
          <table:table-cell office:value-type="float" office:value="6370308" calcext:value-type="float">
            <text:p>6370308</text:p>
          </table:table-cell>
          <table:table-cell office:value-type="float" office:value="4419" calcext:value-type="float">
            <text:p>4419</text:p>
          </table:table-cell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58</text:p>
          </table:table-cell>
          <table:table-cell office:value-type="string" calcext:value-type="string">
            <text:p>Saint-André-d'Embrun</text:p>
          </table:table-cell>
          <table:table-cell office:value-type="string" calcext:value-type="string">
            <text:p>SAINT-ANDRE-D'EMBRUN</text:p>
          </table:table-cell>
          <table:table-cell table:style-name="ce2" office:value-type="string" calcext:value-type="string">
            <text:p>05128</text:p>
          </table:table-cell>
          <table:table-cell office:value-type="string" calcext:value-type="string">
            <text:p>Commune simple</text:p>
          </table:table-cell>
          <table:table-cell office:value-type="float" office:value="983026" calcext:value-type="float">
            <text:p>983026</text:p>
          </table:table-cell>
          <table:table-cell office:value-type="float" office:value="6394856" calcext:value-type="float">
            <text:p>6394856</text:p>
          </table:table-cell>
          <table:table-cell office:value-type="float" office:value="3863" calcext:value-type="float">
            <text:p>3863</text:p>
          </table:table-cell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898</text:p>
          </table:table-cell>
          <table:table-cell office:value-type="string" calcext:value-type="string">
            <text:p>Ceillac</text:p>
          </table:table-cell>
          <table:table-cell office:value-type="string" calcext:value-type="string">
            <text:p>CEILLAC</text:p>
          </table:table-cell>
          <table:table-cell table:style-name="ce2" office:value-type="string" calcext:value-type="string">
            <text:p>05026</text:p>
          </table:table-cell>
          <table:table-cell office:value-type="string" calcext:value-type="string">
            <text:p>Commune simple</text:p>
          </table:table-cell>
          <table:table-cell office:value-type="float" office:value="1001943" calcext:value-type="float">
            <text:p>1001943</text:p>
          </table:table-cell>
          <table:table-cell office:value-type="float" office:value="6402300" calcext:value-type="float">
            <text:p>6402300</text:p>
          </table:table-cell>
          <table:table-cell office:value-type="float" office:value="9605" calcext:value-type="float">
            <text:p>9605</text:p>
          </table:table-cell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56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MARSEILLE</text:p>
          </table:table-cell>
          <table:table-cell table:style-name="ce2" office:value-type="string" calcext:value-type="string">
            <text:p>13055</text:p>
          </table:table-cell>
          <table:table-cell office:value-type="string" calcext:value-type="string">
            <text:p>Préfecture de région</text:p>
          </table:table-cell>
          <table:table-cell office:value-type="float" office:value="895156" calcext:value-type="float">
            <text:p>895156</text:p>
          </table:table-cell>
          <table:table-cell office:value-type="float" office:value="6246921" calcext:value-type="float">
            <text:p>6246921</text:p>
          </table:table-cell>
          <table:table-cell office:value-type="float" office:value="24062" calcext:value-type="float">
            <text:p>24062</text:p>
          </table:table-cell>
          <table:table-cell office:value-type="float" office:value="868277" calcext:value-type="float">
            <text:p>86827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7</text:p>
          </table:table-cell>
          <table:table-cell office:value-type="string" calcext:value-type="string">
            <text:p>Pelleautier</text:p>
          </table:table-cell>
          <table:table-cell office:value-type="string" calcext:value-type="string">
            <text:p>PELLEAUTIER</text:p>
          </table:table-cell>
          <table:table-cell table:style-name="ce2" office:value-type="string" calcext:value-type="string">
            <text:p>05100</text:p>
          </table:table-cell>
          <table:table-cell office:value-type="string" calcext:value-type="string">
            <text:p>Commune simple</text:p>
          </table:table-cell>
          <table:table-cell office:value-type="float" office:value="937763" calcext:value-type="float">
            <text:p>937763</text:p>
          </table:table-cell>
          <table:table-cell office:value-type="float" office:value="6383027" calcext:value-type="float">
            <text:p>6383027</text:p>
          </table:table-cell>
          <table:table-cell office:value-type="float" office:value="1281" calcext:value-type="float">
            <text:p>1281</text:p>
          </table:table-cell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897</text:p>
          </table:table-cell>
          <table:table-cell office:value-type="string" calcext:value-type="string">
            <text:p>Saint-Véran</text:p>
          </table:table-cell>
          <table:table-cell office:value-type="string" calcext:value-type="string">
            <text:p>SAINT-VERAN</text:p>
          </table:table-cell>
          <table:table-cell table:style-name="ce2" office:value-type="string" calcext:value-type="string">
            <text:p>05157</text:p>
          </table:table-cell>
          <table:table-cell office:value-type="string" calcext:value-type="string">
            <text:p>Commune simple</text:p>
          </table:table-cell>
          <table:table-cell office:value-type="float" office:value="1008179" calcext:value-type="float">
            <text:p>1008179</text:p>
          </table:table-cell>
          <table:table-cell office:value-type="float" office:value="6405995" calcext:value-type="float">
            <text:p>6405995</text:p>
          </table:table-cell>
          <table:table-cell office:value-type="float" office:value="4475" calcext:value-type="float">
            <text:p>4475</text:p>
          </table:table-cell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21</text:p>
          </table:table-cell>
          <table:table-cell office:value-type="string" calcext:value-type="string">
            <text:p>Marignane</text:p>
          </table:table-cell>
          <table:table-cell office:value-type="string" calcext:value-type="string">
            <text:p>MARIGNANE</text:p>
          </table:table-cell>
          <table:table-cell table:style-name="ce2" office:value-type="string" calcext:value-type="string">
            <text:p>13054</text:p>
          </table:table-cell>
          <table:table-cell office:value-type="string" calcext:value-type="string">
            <text:p>Commune simple</text:p>
          </table:table-cell>
          <table:table-cell office:value-type="float" office:value="879700" calcext:value-type="float">
            <text:p>879700</text:p>
          </table:table-cell>
          <table:table-cell office:value-type="float" office:value="6260699" calcext:value-type="float">
            <text:p>6260699</text:p>
          </table:table-cell>
          <table:table-cell office:value-type="float" office:value="2316" calcext:value-type="float">
            <text:p>2316</text:p>
          </table:table-cell>
          <table:table-cell office:value-type="float" office:value="32793" calcext:value-type="float">
            <text:p>3279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6</text:p>
          </table:table-cell>
          <table:table-cell office:value-type="string" calcext:value-type="string">
            <text:p>La Bâtie-Neuve</text:p>
          </table:table-cell>
          <table:table-cell office:value-type="string" calcext:value-type="string">
            <text:p>LA BATIE-NEUVE</text:p>
          </table:table-cell>
          <table:table-cell table:style-name="ce2" office:value-type="string" calcext:value-type="string">
            <text:p>05017</text:p>
          </table:table-cell>
          <table:table-cell office:value-type="string" calcext:value-type="string">
            <text:p>Commune simple</text:p>
          </table:table-cell>
          <table:table-cell office:value-type="float" office:value="954801" calcext:value-type="float">
            <text:p>954801</text:p>
          </table:table-cell>
          <table:table-cell office:value-type="float" office:value="6392226" calcext:value-type="float">
            <text:p>6392226</text:p>
          </table:table-cell>
          <table:table-cell office:value-type="float" office:value="2799" calcext:value-type="float">
            <text:p>2799</text:p>
          </table:table-cell>
          <table:table-cell office:value-type="float" office:value="2544" calcext:value-type="float">
            <text:p>254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4589</text:p>
          </table:table-cell>
          <table:table-cell office:value-type="string" calcext:value-type="string">
            <text:p>Névache</text:p>
          </table:table-cell>
          <table:table-cell office:value-type="string" calcext:value-type="string">
            <text:p>NEVACHE</text:p>
          </table:table-cell>
          <table:table-cell table:style-name="ce2" office:value-type="string" calcext:value-type="string">
            <text:p>05093</text:p>
          </table:table-cell>
          <table:table-cell office:value-type="string" calcext:value-type="string">
            <text:p>Commune simple</text:p>
          </table:table-cell>
          <table:table-cell office:value-type="float" office:value="981767" calcext:value-type="float">
            <text:p>981767</text:p>
          </table:table-cell>
          <table:table-cell office:value-type="float" office:value="6445436" calcext:value-type="float">
            <text:p>6445436</text:p>
          </table:table-cell>
          <table:table-cell office:value-type="float" office:value="19193" calcext:value-type="float">
            <text:p>19193</text:p>
          </table:table-cell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40</text:p>
          </table:table-cell>
          <table:table-cell office:value-type="string" calcext:value-type="string">
            <text:p>Évenos</text:p>
          </table:table-cell>
          <table:table-cell office:value-type="string" calcext:value-type="string">
            <text:p>EVENOS</text:p>
          </table:table-cell>
          <table:table-cell table:style-name="ce2" office:value-type="string" calcext:value-type="string">
            <text:p>83053</text:p>
          </table:table-cell>
          <table:table-cell office:value-type="string" calcext:value-type="string">
            <text:p>Commune simple</text:p>
          </table:table-cell>
          <table:table-cell office:value-type="float" office:value="933434" calcext:value-type="float">
            <text:p>933434</text:p>
          </table:table-cell>
          <table:table-cell office:value-type="float" office:value="6236085" calcext:value-type="float">
            <text:p>6236085</text:p>
          </table:table-cell>
          <table:table-cell office:value-type="float" office:value="4195" calcext:value-type="float">
            <text:p>4195</text:p>
          </table:table-cell>
          <table:table-cell office:value-type="float" office:value="2423" calcext:value-type="float">
            <text:p>242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0</text:p>
          </table:table-cell>
          <table:table-cell office:value-type="string" calcext:value-type="string">
            <text:p>Limans</text:p>
          </table:table-cell>
          <table:table-cell office:value-type="string" calcext:value-type="string">
            <text:p>LIMANS</text:p>
          </table:table-cell>
          <table:table-cell table:style-name="ce2" office:value-type="string" calcext:value-type="string">
            <text:p>04104</text:p>
          </table:table-cell>
          <table:table-cell office:value-type="string" calcext:value-type="string">
            <text:p>Commune simple</text:p>
          </table:table-cell>
          <table:table-cell office:value-type="float" office:value="918057" calcext:value-type="float">
            <text:p>918057</text:p>
          </table:table-cell>
          <table:table-cell office:value-type="float" office:value="6324708" calcext:value-type="float">
            <text:p>6324708</text:p>
          </table:table-cell>
          <table:table-cell office:value-type="float" office:value="2097" calcext:value-type="float">
            <text:p>2097</text:p>
          </table:table-cell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4</text:p>
          </table:table-cell>
          <table:table-cell office:value-type="string" calcext:value-type="string">
            <text:p>Mazan</text:p>
          </table:table-cell>
          <table:table-cell office:value-type="string" calcext:value-type="string">
            <text:p>MAZAN</text:p>
          </table:table-cell>
          <table:table-cell table:style-name="ce2" office:value-type="string" calcext:value-type="string">
            <text:p>84072</text:p>
          </table:table-cell>
          <table:table-cell office:value-type="string" calcext:value-type="string">
            <text:p>Commune simple</text:p>
          </table:table-cell>
          <table:table-cell office:value-type="float" office:value="870922" calcext:value-type="float">
            <text:p>870922</text:p>
          </table:table-cell>
          <table:table-cell office:value-type="float" office:value="6330635" calcext:value-type="float">
            <text:p>6330635</text:p>
          </table:table-cell>
          <table:table-cell office:value-type="float" office:value="3792" calcext:value-type="float">
            <text:p>3792</text:p>
          </table:table-cell>
          <table:table-cell office:value-type="float" office:value="6127" calcext:value-type="float">
            <text:p>612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9</text:p>
          </table:table-cell>
          <table:table-cell office:value-type="string" calcext:value-type="string">
            <text:p>Annot</text:p>
          </table:table-cell>
          <table:table-cell office:value-type="string" calcext:value-type="string">
            <text:p>ANNOT</text:p>
          </table:table-cell>
          <table:table-cell table:style-name="ce2" office:value-type="string" calcext:value-type="string">
            <text:p>04008</text:p>
          </table:table-cell>
          <table:table-cell office:value-type="string" calcext:value-type="string">
            <text:p>Commune simple</text:p>
          </table:table-cell>
          <table:table-cell office:value-type="float" office:value="993901" calcext:value-type="float">
            <text:p>993901</text:p>
          </table:table-cell>
          <table:table-cell office:value-type="float" office:value="6324949" calcext:value-type="float">
            <text:p>6324949</text:p>
          </table:table-cell>
          <table:table-cell office:value-type="float" office:value="2980" calcext:value-type="float">
            <text:p>2980</text:p>
          </table:table-cell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8</text:p>
          </table:table-cell>
          <table:table-cell office:value-type="string" calcext:value-type="string">
            <text:p>Bargème</text:p>
          </table:table-cell>
          <table:table-cell office:value-type="string" calcext:value-type="string">
            <text:p>BARGEME</text:p>
          </table:table-cell>
          <table:table-cell table:style-name="ce2" office:value-type="string" calcext:value-type="string">
            <text:p>83010</text:p>
          </table:table-cell>
          <table:table-cell office:value-type="string" calcext:value-type="string">
            <text:p>Commune simple</text:p>
          </table:table-cell>
          <table:table-cell office:value-type="float" office:value="987736" calcext:value-type="float">
            <text:p>987736</text:p>
          </table:table-cell>
          <table:table-cell office:value-type="float" office:value="6298602" calcext:value-type="float">
            <text:p>6298602</text:p>
          </table:table-cell>
          <table:table-cell office:value-type="float" office:value="2795" calcext:value-type="float">
            <text:p>2795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0</text:p>
          </table:table-cell>
          <table:table-cell office:value-type="string" calcext:value-type="string">
            <text:p>Thorame-Basse</text:p>
          </table:table-cell>
          <table:table-cell office:value-type="string" calcext:value-type="string">
            <text:p>THORAME-BASSE</text:p>
          </table:table-cell>
          <table:table-cell table:style-name="ce2" office:value-type="string" calcext:value-type="string">
            <text:p>04218</text:p>
          </table:table-cell>
          <table:table-cell office:value-type="string" calcext:value-type="string">
            <text:p>Commune simple</text:p>
          </table:table-cell>
          <table:table-cell office:value-type="float" office:value="978806" calcext:value-type="float">
            <text:p>978806</text:p>
          </table:table-cell>
          <table:table-cell office:value-type="float" office:value="6339361" calcext:value-type="float">
            <text:p>6339361</text:p>
          </table:table-cell>
          <table:table-cell office:value-type="float" office:value="9772" calcext:value-type="float">
            <text:p>9772</text:p>
          </table:table-cell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9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APT</text:p>
          </table:table-cell>
          <table:table-cell table:style-name="ce2" office:value-type="string" calcext:value-type="string">
            <text:p>84003</text:p>
          </table:table-cell>
          <table:table-cell office:value-type="string" calcext:value-type="string">
            <text:p>Sous-préfecture</text:p>
          </table:table-cell>
          <table:table-cell office:value-type="float" office:value="891360" calcext:value-type="float">
            <text:p>891360</text:p>
          </table:table-cell>
          <table:table-cell office:value-type="float" office:value="6311789" calcext:value-type="float">
            <text:p>6311789</text:p>
          </table:table-cell>
          <table:table-cell office:value-type="float" office:value="4457" calcext:value-type="float">
            <text:p>4457</text:p>
          </table:table-cell>
          <table:table-cell office:value-type="float" office:value="11011" calcext:value-type="float">
            <text:p>110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5</text:p>
          </table:table-cell>
          <table:table-cell office:value-type="string" calcext:value-type="string">
            <text:p>Venasque</text:p>
          </table:table-cell>
          <table:table-cell office:value-type="string" calcext:value-type="string">
            <text:p>VENASQUE</text:p>
          </table:table-cell>
          <table:table-cell table:style-name="ce2" office:value-type="string" calcext:value-type="string">
            <text:p>84143</text:p>
          </table:table-cell>
          <table:table-cell office:value-type="string" calcext:value-type="string">
            <text:p>Commune simple</text:p>
          </table:table-cell>
          <table:table-cell office:value-type="float" office:value="874528" calcext:value-type="float">
            <text:p>874528</text:p>
          </table:table-cell>
          <table:table-cell office:value-type="float" office:value="6323226" calcext:value-type="float">
            <text:p>6323226</text:p>
          </table:table-cell>
          <table:table-cell office:value-type="float" office:value="3501" calcext:value-type="float">
            <text:p>3501</text:p>
          </table:table-cell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24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VARS</text:p>
          </table:table-cell>
          <table:table-cell table:style-name="ce2" office:value-type="string" calcext:value-type="string">
            <text:p>05177</text:p>
          </table:table-cell>
          <table:table-cell office:value-type="string" calcext:value-type="string">
            <text:p>Commune simple</text:p>
          </table:table-cell>
          <table:table-cell office:value-type="float" office:value="995263" calcext:value-type="float">
            <text:p>995263</text:p>
          </table:table-cell>
          <table:table-cell office:value-type="float" office:value="6395263" calcext:value-type="float">
            <text:p>6395263</text:p>
          </table:table-cell>
          <table:table-cell office:value-type="float" office:value="9220" calcext:value-type="float">
            <text:p>9220</text:p>
          </table:table-cell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5</text:p>
          </table:table-cell>
          <table:table-cell office:value-type="string" calcext:value-type="string">
            <text:p>Le Tholonet</text:p>
          </table:table-cell>
          <table:table-cell office:value-type="string" calcext:value-type="string">
            <text:p>LE THOLONET</text:p>
          </table:table-cell>
          <table:table-cell table:style-name="ce2" office:value-type="string" calcext:value-type="string">
            <text:p>13109</text:p>
          </table:table-cell>
          <table:table-cell office:value-type="string" calcext:value-type="string">
            <text:p>Commune simple</text:p>
          </table:table-cell>
          <table:table-cell office:value-type="float" office:value="902441" calcext:value-type="float">
            <text:p>902441</text:p>
          </table:table-cell>
          <table:table-cell office:value-type="float" office:value="6272458" calcext:value-type="float">
            <text:p>6272458</text:p>
          </table:table-cell>
          <table:table-cell office:value-type="float" office:value="1082" calcext:value-type="float">
            <text:p>1082</text:p>
          </table:table-cell>
          <table:table-cell office:value-type="float" office:value="2267" calcext:value-type="float">
            <text:p>226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9</text:p>
          </table:table-cell>
          <table:table-cell office:value-type="string" calcext:value-type="string">
            <text:p>Monieux</text:p>
          </table:table-cell>
          <table:table-cell office:value-type="string" calcext:value-type="string">
            <text:p>MONIEUX</text:p>
          </table:table-cell>
          <table:table-cell table:style-name="ce2" office:value-type="string" calcext:value-type="string">
            <text:p>84079</text:p>
          </table:table-cell>
          <table:table-cell office:value-type="string" calcext:value-type="string">
            <text:p>Commune simple</text:p>
          </table:table-cell>
          <table:table-cell office:value-type="float" office:value="887796" calcext:value-type="float">
            <text:p>887796</text:p>
          </table:table-cell>
          <table:table-cell office:value-type="float" office:value="6330982" calcext:value-type="float">
            <text:p>6330982</text:p>
          </table:table-cell>
          <table:table-cell office:value-type="float" office:value="4712" calcext:value-type="float">
            <text:p>4712</text:p>
          </table:table-cell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7</text:p>
          </table:table-cell>
          <table:table-cell office:value-type="string" calcext:value-type="string">
            <text:p>Cabasse</text:p>
          </table:table-cell>
          <table:table-cell office:value-type="string" calcext:value-type="string">
            <text:p>CABASSE</text:p>
          </table:table-cell>
          <table:table-cell table:style-name="ce2" office:value-type="string" calcext:value-type="string">
            <text:p>83026</text:p>
          </table:table-cell>
          <table:table-cell office:value-type="string" calcext:value-type="string">
            <text:p>Commune simple</text:p>
          </table:table-cell>
          <table:table-cell office:value-type="float" office:value="961579" calcext:value-type="float">
            <text:p>961579</text:p>
          </table:table-cell>
          <table:table-cell office:value-type="float" office:value="6264129" calcext:value-type="float">
            <text:p>6264129</text:p>
          </table:table-cell>
          <table:table-cell office:value-type="float" office:value="4549" calcext:value-type="float">
            <text:p>4549</text:p>
          </table:table-cell>
          <table:table-cell office:value-type="float" office:value="1961" calcext:value-type="float">
            <text:p>196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8</text:p>
          </table:table-cell>
          <table:table-cell office:value-type="string" calcext:value-type="string">
            <text:p>Buoux</text:p>
          </table:table-cell>
          <table:table-cell office:value-type="string" calcext:value-type="string">
            <text:p>BUOUX</text:p>
          </table:table-cell>
          <table:table-cell table:style-name="ce2" office:value-type="string" calcext:value-type="string">
            <text:p>84023</text:p>
          </table:table-cell>
          <table:table-cell office:value-type="string" calcext:value-type="string">
            <text:p>Commune simple</text:p>
          </table:table-cell>
          <table:table-cell office:value-type="float" office:value="891026" calcext:value-type="float">
            <text:p>891026</text:p>
          </table:table-cell>
          <table:table-cell office:value-type="float" office:value="6305846" calcext:value-type="float">
            <text:p>6305846</text:p>
          </table:table-cell>
          <table:table-cell office:value-type="float" office:value="1754" calcext:value-type="float">
            <text:p>1754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92</text:p>
          </table:table-cell>
          <table:table-cell office:value-type="string" calcext:value-type="string">
            <text:p>Monteux</text:p>
          </table:table-cell>
          <table:table-cell office:value-type="string" calcext:value-type="string">
            <text:p>MONTEUX</text:p>
          </table:table-cell>
          <table:table-cell table:style-name="ce2" office:value-type="string" calcext:value-type="string">
            <text:p>84080</text:p>
          </table:table-cell>
          <table:table-cell office:value-type="string" calcext:value-type="string">
            <text:p>Commune simple</text:p>
          </table:table-cell>
          <table:table-cell office:value-type="float" office:value="859222" calcext:value-type="float">
            <text:p>859222</text:p>
          </table:table-cell>
          <table:table-cell office:value-type="float" office:value="6328044" calcext:value-type="float">
            <text:p>6328044</text:p>
          </table:table-cell>
          <table:table-cell office:value-type="float" office:value="3902" calcext:value-type="float">
            <text:p>3902</text:p>
          </table:table-cell>
          <table:table-cell office:value-type="float" office:value="12875" calcext:value-type="float">
            <text:p>1287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23</text:p>
          </table:table-cell>
          <table:table-cell office:value-type="string" calcext:value-type="string">
            <text:p>Saint-Mitre-les-Remparts</text:p>
          </table:table-cell>
          <table:table-cell office:value-type="string" calcext:value-type="string">
            <text:p>SAINT-MITRE-LES-REMPARTS</text:p>
          </table:table-cell>
          <table:table-cell table:style-name="ce2" office:value-type="string" calcext:value-type="string">
            <text:p>13098</text:p>
          </table:table-cell>
          <table:table-cell office:value-type="string" calcext:value-type="string">
            <text:p>Commune simple</text:p>
          </table:table-cell>
          <table:table-cell office:value-type="float" office:value="863168" calcext:value-type="float">
            <text:p>863168</text:p>
          </table:table-cell>
          <table:table-cell office:value-type="float" office:value="6263994" calcext:value-type="float">
            <text:p>6263994</text:p>
          </table:table-cell>
          <table:table-cell office:value-type="float" office:value="2102" calcext:value-type="float">
            <text:p>2102</text:p>
          </table:table-cell>
          <table:table-cell office:value-type="float" office:value="5800" calcext:value-type="float">
            <text:p>580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7</text:p>
          </table:table-cell>
          <table:table-cell office:value-type="string" calcext:value-type="string">
            <text:p>Châteauneuf-le-Rouge</text:p>
          </table:table-cell>
          <table:table-cell office:value-type="string" calcext:value-type="string">
            <text:p>CHATEAUNEUF-LE-ROUGE</text:p>
          </table:table-cell>
          <table:table-cell table:style-name="ce2" office:value-type="string" calcext:value-type="string">
            <text:p>13025</text:p>
          </table:table-cell>
          <table:table-cell office:value-type="string" calcext:value-type="string">
            <text:p>Commune simple</text:p>
          </table:table-cell>
          <table:table-cell office:value-type="float" office:value="907916" calcext:value-type="float">
            <text:p>907916</text:p>
          </table:table-cell>
          <table:table-cell office:value-type="float" office:value="6268946" calcext:value-type="float">
            <text:p>6268946</text:p>
          </table:table-cell>
          <table:table-cell office:value-type="float" office:value="1315" calcext:value-type="float">
            <text:p>1315</text:p>
          </table:table-cell>
          <table:table-cell office:value-type="float" office:value="2307" calcext:value-type="float">
            <text:p>230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25</text:p>
          </table:table-cell>
          <table:table-cell office:value-type="string" calcext:value-type="string">
            <text:p>Arles</text:p>
          </table:table-cell>
          <table:table-cell office:value-type="string" calcext:value-type="string">
            <text:p>ARLES</text:p>
          </table:table-cell>
          <table:table-cell table:style-name="ce2" office:value-type="string" calcext:value-type="string">
            <text:p>13004</text:p>
          </table:table-cell>
          <table:table-cell office:value-type="string" calcext:value-type="string">
            <text:p>Sous-préfecture</text:p>
          </table:table-cell>
          <table:table-cell office:value-type="float" office:value="833478" calcext:value-type="float">
            <text:p>833478</text:p>
          </table:table-cell>
          <table:table-cell office:value-type="float" office:value="6271475" calcext:value-type="float">
            <text:p>6271475</text:p>
          </table:table-cell>
          <table:table-cell office:value-type="float" office:value="75893" calcext:value-type="float">
            <text:p>75893</text:p>
          </table:table-cell>
          <table:table-cell office:value-type="float" office:value="51031" calcext:value-type="float">
            <text:p>5103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597</text:p>
          </table:table-cell>
          <table:table-cell office:value-type="string" calcext:value-type="string">
            <text:p>Le Cannet-des-Maures</text:p>
          </table:table-cell>
          <table:table-cell office:value-type="string" calcext:value-type="string">
            <text:p>LE CANNET-DES-MAURES</text:p>
          </table:table-cell>
          <table:table-cell table:style-name="ce2" office:value-type="string" calcext:value-type="string">
            <text:p>83031</text:p>
          </table:table-cell>
          <table:table-cell office:value-type="string" calcext:value-type="string">
            <text:p>Commune simple</text:p>
          </table:table-cell>
          <table:table-cell office:value-type="float" office:value="973249" calcext:value-type="float">
            <text:p>973249</text:p>
          </table:table-cell>
          <table:table-cell office:value-type="float" office:value="6259979" calcext:value-type="float">
            <text:p>6259979</text:p>
          </table:table-cell>
          <table:table-cell office:value-type="float" office:value="7364" calcext:value-type="float">
            <text:p>7364</text:p>
          </table:table-cell>
          <table:table-cell office:value-type="float" office:value="4282" calcext:value-type="float">
            <text:p>428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7</text:p>
          </table:table-cell>
          <table:table-cell office:value-type="string" calcext:value-type="string">
            <text:p>Barjols</text:p>
          </table:table-cell>
          <table:table-cell office:value-type="string" calcext:value-type="string">
            <text:p>BARJOLS</text:p>
          </table:table-cell>
          <table:table-cell table:style-name="ce2" office:value-type="string" calcext:value-type="string">
            <text:p>83012</text:p>
          </table:table-cell>
          <table:table-cell office:value-type="string" calcext:value-type="string">
            <text:p>Commune simple</text:p>
          </table:table-cell>
          <table:table-cell office:value-type="float" office:value="942197" calcext:value-type="float">
            <text:p>942197</text:p>
          </table:table-cell>
          <table:table-cell office:value-type="float" office:value="6276678" calcext:value-type="float">
            <text:p>6276678</text:p>
          </table:table-cell>
          <table:table-cell office:value-type="float" office:value="3006" calcext:value-type="float">
            <text:p>3006</text:p>
          </table:table-cell>
          <table:table-cell office:value-type="float" office:value="2975" calcext:value-type="float">
            <text:p>297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596</text:p>
          </table:table-cell>
          <table:table-cell office:value-type="string" calcext:value-type="string">
            <text:p>Vidauban</text:p>
          </table:table-cell>
          <table:table-cell office:value-type="string" calcext:value-type="string">
            <text:p>VIDAUBAN</text:p>
          </table:table-cell>
          <table:table-cell table:style-name="ce2" office:value-type="string" calcext:value-type="string">
            <text:p>83148</text:p>
          </table:table-cell>
          <table:table-cell office:value-type="string" calcext:value-type="string">
            <text:p>Commune simple</text:p>
          </table:table-cell>
          <table:table-cell office:value-type="float" office:value="980432" calcext:value-type="float">
            <text:p>980432</text:p>
          </table:table-cell>
          <table:table-cell office:value-type="float" office:value="6262421" calcext:value-type="float">
            <text:p>6262421</text:p>
          </table:table-cell>
          <table:table-cell office:value-type="float" office:value="7393" calcext:value-type="float">
            <text:p>7393</text:p>
          </table:table-cell>
          <table:table-cell office:value-type="float" office:value="12176" calcext:value-type="float">
            <text:p>1217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17</text:p>
          </table:table-cell>
          <table:table-cell office:value-type="string" calcext:value-type="string">
            <text:p>Mougins</text:p>
          </table:table-cell>
          <table:table-cell office:value-type="string" calcext:value-type="string">
            <text:p>MOUGINS</text:p>
          </table:table-cell>
          <table:table-cell table:style-name="ce2" office:value-type="string" calcext:value-type="string">
            <text:p>06085</text:p>
          </table:table-cell>
          <table:table-cell office:value-type="string" calcext:value-type="string">
            <text:p>Commune simple</text:p>
          </table:table-cell>
          <table:table-cell office:value-type="float" office:value="1023345" calcext:value-type="float">
            <text:p>1023345</text:p>
          </table:table-cell>
          <table:table-cell office:value-type="float" office:value="6285219" calcext:value-type="float">
            <text:p>6285219</text:p>
          </table:table-cell>
          <table:table-cell office:value-type="float" office:value="2564" calcext:value-type="float">
            <text:p>2564</text:p>
          </table:table-cell>
          <table:table-cell office:value-type="float" office:value="19489" calcext:value-type="float">
            <text:p>1948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3</text:p>
          </table:table-cell>
          <table:table-cell office:value-type="string" calcext:value-type="string">
            <text:p>Les Adrets-de-l'Estérel</text:p>
          </table:table-cell>
          <table:table-cell office:value-type="string" calcext:value-type="string">
            <text:p>LES ADRETS-DE-L'ESTEREL</text:p>
          </table:table-cell>
          <table:table-cell table:style-name="ce2" office:value-type="string" calcext:value-type="string">
            <text:p>83001</text:p>
          </table:table-cell>
          <table:table-cell office:value-type="string" calcext:value-type="string">
            <text:p>Commune simple</text:p>
          </table:table-cell>
          <table:table-cell office:value-type="float" office:value="1008527" calcext:value-type="float">
            <text:p>1008527</text:p>
          </table:table-cell>
          <table:table-cell office:value-type="float" office:value="6278443" calcext:value-type="float">
            <text:p>6278443</text:p>
          </table:table-cell>
          <table:table-cell office:value-type="float" office:value="2226" calcext:value-type="float">
            <text:p>2226</text:p>
          </table:table-cell>
          <table:table-cell office:value-type="float" office:value="2766" calcext:value-type="float">
            <text:p>276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3</text:p>
          </table:table-cell>
          <table:table-cell office:value-type="string" calcext:value-type="string">
            <text:p>Joucas</text:p>
          </table:table-cell>
          <table:table-cell office:value-type="string" calcext:value-type="string">
            <text:p>JOUCAS</text:p>
          </table:table-cell>
          <table:table-cell table:style-name="ce2" office:value-type="string" calcext:value-type="string">
            <text:p>84057</text:p>
          </table:table-cell>
          <table:table-cell office:value-type="string" calcext:value-type="string">
            <text:p>Commune simple</text:p>
          </table:table-cell>
          <table:table-cell office:value-type="float" office:value="880840" calcext:value-type="float">
            <text:p>880840</text:p>
          </table:table-cell>
          <table:table-cell office:value-type="float" office:value="6316463" calcext:value-type="float">
            <text:p>6316463</text:p>
          </table:table-cell>
          <table:table-cell office:value-type="float" office:value="829" calcext:value-type="float">
            <text:p>829</text:p>
          </table:table-cell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3</text:p>
          </table:table-cell>
          <table:table-cell office:value-type="string" calcext:value-type="string">
            <text:p>Lardier-et-Valença</text:p>
          </table:table-cell>
          <table:table-cell office:value-type="string" calcext:value-type="string">
            <text:p>LARDIER-ET-VALENCA</text:p>
          </table:table-cell>
          <table:table-cell table:style-name="ce2" office:value-type="string" calcext:value-type="string">
            <text:p>05071</text:p>
          </table:table-cell>
          <table:table-cell office:value-type="string" calcext:value-type="string">
            <text:p>Commune simple</text:p>
          </table:table-cell>
          <table:table-cell office:value-type="float" office:value="936426" calcext:value-type="float">
            <text:p>936426</text:p>
          </table:table-cell>
          <table:table-cell office:value-type="float" office:value="6375020" calcext:value-type="float">
            <text:p>6375020</text:p>
          </table:table-cell>
          <table:table-cell office:value-type="float" office:value="1486" calcext:value-type="float">
            <text:p>1486</text:p>
          </table:table-cell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8</text:p>
          </table:table-cell>
          <table:table-cell office:value-type="string" calcext:value-type="string">
            <text:p>Fayence</text:p>
          </table:table-cell>
          <table:table-cell office:value-type="string" calcext:value-type="string">
            <text:p>FAYENCE</text:p>
          </table:table-cell>
          <table:table-cell table:style-name="ce2" office:value-type="string" calcext:value-type="string">
            <text:p>83055</text:p>
          </table:table-cell>
          <table:table-cell office:value-type="string" calcext:value-type="string">
            <text:p>Commune simple</text:p>
          </table:table-cell>
          <table:table-cell office:value-type="float" office:value="996913" calcext:value-type="float">
            <text:p>996913</text:p>
          </table:table-cell>
          <table:table-cell office:value-type="float" office:value="6287460" calcext:value-type="float">
            <text:p>6287460</text:p>
          </table:table-cell>
          <table:table-cell office:value-type="float" office:value="2768" calcext:value-type="float">
            <text:p>2768</text:p>
          </table:table-cell>
          <table:table-cell office:value-type="float" office:value="5765" calcext:value-type="float">
            <text:p>576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4</text:p>
          </table:table-cell>
          <table:table-cell office:value-type="string" calcext:value-type="string">
            <text:p>Crots</text:p>
          </table:table-cell>
          <table:table-cell office:value-type="string" calcext:value-type="string">
            <text:p>CROTS</text:p>
          </table:table-cell>
          <table:table-cell table:style-name="ce2" office:value-type="string" calcext:value-type="string">
            <text:p>05045</text:p>
          </table:table-cell>
          <table:table-cell office:value-type="string" calcext:value-type="string">
            <text:p>Commune simple</text:p>
          </table:table-cell>
          <table:table-cell office:value-type="float" office:value="974880" calcext:value-type="float">
            <text:p>974880</text:p>
          </table:table-cell>
          <table:table-cell office:value-type="float" office:value="6384540" calcext:value-type="float">
            <text:p>6384540</text:p>
          </table:table-cell>
          <table:table-cell office:value-type="float" office:value="5384" calcext:value-type="float">
            <text:p>5384</text:p>
          </table:table-cell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26</text:p>
          </table:table-cell>
          <table:table-cell office:value-type="string" calcext:value-type="string">
            <text:p>Port-Saint-Louis-du-Rhône</text:p>
          </table:table-cell>
          <table:table-cell office:value-type="string" calcext:value-type="string">
            <text:p>PORT-SAINT-LOUIS-DU-RHONE</text:p>
          </table:table-cell>
          <table:table-cell table:style-name="ce2" office:value-type="string" calcext:value-type="string">
            <text:p>13078</text:p>
          </table:table-cell>
          <table:table-cell office:value-type="string" calcext:value-type="string">
            <text:p>Commune simple</text:p>
          </table:table-cell>
          <table:table-cell office:value-type="float" office:value="845714" calcext:value-type="float">
            <text:p>845714</text:p>
          </table:table-cell>
          <table:table-cell office:value-type="float" office:value="6257996" calcext:value-type="float">
            <text:p>6257996</text:p>
          </table:table-cell>
          <table:table-cell office:value-type="float" office:value="7338" calcext:value-type="float">
            <text:p>7338</text:p>
          </table:table-cell>
          <table:table-cell office:value-type="float" office:value="8423" calcext:value-type="float">
            <text:p>842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5</text:p>
          </table:table-cell>
          <table:table-cell office:value-type="string" calcext:value-type="string">
            <text:p>Gordes</text:p>
          </table:table-cell>
          <table:table-cell office:value-type="string" calcext:value-type="string">
            <text:p>GORDES</text:p>
          </table:table-cell>
          <table:table-cell table:style-name="ce2" office:value-type="string" calcext:value-type="string">
            <text:p>84050</text:p>
          </table:table-cell>
          <table:table-cell office:value-type="string" calcext:value-type="string">
            <text:p>Commune simple</text:p>
          </table:table-cell>
          <table:table-cell office:value-type="float" office:value="876996" calcext:value-type="float">
            <text:p>876996</text:p>
          </table:table-cell>
          <table:table-cell office:value-type="float" office:value="6314908" calcext:value-type="float">
            <text:p>6314908</text:p>
          </table:table-cell>
          <table:table-cell office:value-type="float" office:value="4804" calcext:value-type="float">
            <text:p>4804</text:p>
          </table:table-cell>
          <table:table-cell office:value-type="float" office:value="1672" calcext:value-type="float">
            <text:p>167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24</text:p>
          </table:table-cell>
          <table:table-cell office:value-type="string" calcext:value-type="string">
            <text:p>Port-de-Bouc</text:p>
          </table:table-cell>
          <table:table-cell office:value-type="string" calcext:value-type="string">
            <text:p>PORT-DE-BOUC</text:p>
          </table:table-cell>
          <table:table-cell table:style-name="ce2" office:value-type="string" calcext:value-type="string">
            <text:p>13077</text:p>
          </table:table-cell>
          <table:table-cell office:value-type="string" calcext:value-type="string">
            <text:p>Commune simple</text:p>
          </table:table-cell>
          <table:table-cell office:value-type="float" office:value="861965" calcext:value-type="float">
            <text:p>861965</text:p>
          </table:table-cell>
          <table:table-cell office:value-type="float" office:value="6260228" calcext:value-type="float">
            <text:p>6260228</text:p>
          </table:table-cell>
          <table:table-cell office:value-type="float" office:value="1146" calcext:value-type="float">
            <text:p>1146</text:p>
          </table:table-cell>
          <table:table-cell office:value-type="float" office:value="16569" calcext:value-type="float">
            <text:p>1656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64</text:p>
          </table:table-cell>
          <table:table-cell office:value-type="string" calcext:value-type="string">
            <text:p>Carry-le-Rouet</text:p>
          </table:table-cell>
          <table:table-cell office:value-type="string" calcext:value-type="string">
            <text:p>CARRY-LE-ROUET</text:p>
          </table:table-cell>
          <table:table-cell table:style-name="ce2" office:value-type="string" calcext:value-type="string">
            <text:p>13021</text:p>
          </table:table-cell>
          <table:table-cell office:value-type="string" calcext:value-type="string">
            <text:p>Commune simple</text:p>
          </table:table-cell>
          <table:table-cell office:value-type="float" office:value="875088" calcext:value-type="float">
            <text:p>875088</text:p>
          </table:table-cell>
          <table:table-cell office:value-type="float" office:value="6251546" calcext:value-type="float">
            <text:p>6251546</text:p>
          </table:table-cell>
          <table:table-cell office:value-type="float" office:value="1010" calcext:value-type="float">
            <text:p>1010</text:p>
          </table:table-cell>
          <table:table-cell office:value-type="float" office:value="5756" calcext:value-type="float">
            <text:p>575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3</text:p>
          </table:table-cell>
          <table:table-cell office:value-type="string" calcext:value-type="string">
            <text:p>Saint-Étienne-les-Orgues</text:p>
          </table:table-cell>
          <table:table-cell office:value-type="string" calcext:value-type="string">
            <text:p>SAINT-ETIENNE-LES-ORGUES</text:p>
          </table:table-cell>
          <table:table-cell table:style-name="ce2" office:value-type="string" calcext:value-type="string">
            <text:p>04178</text:p>
          </table:table-cell>
          <table:table-cell office:value-type="string" calcext:value-type="string">
            <text:p>Commune simple</text:p>
          </table:table-cell>
          <table:table-cell office:value-type="float" office:value="922622" calcext:value-type="float">
            <text:p>922622</text:p>
          </table:table-cell>
          <table:table-cell office:value-type="float" office:value="6333807" calcext:value-type="float">
            <text:p>6333807</text:p>
          </table:table-cell>
          <table:table-cell office:value-type="float" office:value="4842" calcext:value-type="float">
            <text:p>4842</text:p>
          </table:table-cell>
          <table:table-cell office:value-type="float" office:value="1320" calcext:value-type="float">
            <text:p>132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79</text:p>
          </table:table-cell>
          <table:table-cell office:value-type="string" calcext:value-type="string">
            <text:p>Le Rove</text:p>
          </table:table-cell>
          <table:table-cell office:value-type="string" calcext:value-type="string">
            <text:p>LE ROVE</text:p>
          </table:table-cell>
          <table:table-cell table:style-name="ce2" office:value-type="string" calcext:value-type="string">
            <text:p>13088</text:p>
          </table:table-cell>
          <table:table-cell office:value-type="string" calcext:value-type="string">
            <text:p>Commune simple</text:p>
          </table:table-cell>
          <table:table-cell office:value-type="float" office:value="882390" calcext:value-type="float">
            <text:p>882390</text:p>
          </table:table-cell>
          <table:table-cell office:value-type="float" office:value="6254172" calcext:value-type="float">
            <text:p>6254172</text:p>
          </table:table-cell>
          <table:table-cell office:value-type="float" office:value="2297" calcext:value-type="float">
            <text:p>2297</text:p>
          </table:table-cell>
          <table:table-cell office:value-type="float" office:value="5137" calcext:value-type="float">
            <text:p>513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7</text:p>
          </table:table-cell>
          <table:table-cell office:value-type="string" calcext:value-type="string">
            <text:p>Les Pennes-Mirabeau</text:p>
          </table:table-cell>
          <table:table-cell office:value-type="string" calcext:value-type="string">
            <text:p>LES PENNES-MIRABEAU</text:p>
          </table:table-cell>
          <table:table-cell table:style-name="ce2" office:value-type="string" calcext:value-type="string">
            <text:p>13071</text:p>
          </table:table-cell>
          <table:table-cell office:value-type="string" calcext:value-type="string">
            <text:p>Commune simple</text:p>
          </table:table-cell>
          <table:table-cell office:value-type="float" office:value="888162" calcext:value-type="float">
            <text:p>888162</text:p>
          </table:table-cell>
          <table:table-cell office:value-type="float" office:value="6258290" calcext:value-type="float">
            <text:p>6258290</text:p>
          </table:table-cell>
          <table:table-cell office:value-type="float" office:value="3366" calcext:value-type="float">
            <text:p>3366</text:p>
          </table:table-cell>
          <table:table-cell office:value-type="float" office:value="21411" calcext:value-type="float">
            <text:p>214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7</text:p>
          </table:table-cell>
          <table:table-cell office:value-type="string" calcext:value-type="string">
            <text:p>Saint-Estève-Janson</text:p>
          </table:table-cell>
          <table:table-cell office:value-type="string" calcext:value-type="string">
            <text:p>SAINT-ESTEVE-JANSON</text:p>
          </table:table-cell>
          <table:table-cell table:style-name="ce2" office:value-type="string" calcext:value-type="string">
            <text:p>13093</text:p>
          </table:table-cell>
          <table:table-cell office:value-type="string" calcext:value-type="string">
            <text:p>Commune simple</text:p>
          </table:table-cell>
          <table:table-cell office:value-type="float" office:value="892824" calcext:value-type="float">
            <text:p>892824</text:p>
          </table:table-cell>
          <table:table-cell office:value-type="float" office:value="6291076" calcext:value-type="float">
            <text:p>6291076</text:p>
          </table:table-cell>
          <table:table-cell office:value-type="float" office:value="865" calcext:value-type="float">
            <text:p>865</text:p>
          </table:table-cell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88</text:p>
          </table:table-cell>
          <table:table-cell office:value-type="string" calcext:value-type="string">
            <text:p>Saint-Martin-de-Crau</text:p>
          </table:table-cell>
          <table:table-cell office:value-type="string" calcext:value-type="string">
            <text:p>SAINT-MARTIN-DE-CRAU</text:p>
          </table:table-cell>
          <table:table-cell table:style-name="ce2" office:value-type="string" calcext:value-type="string">
            <text:p>13097</text:p>
          </table:table-cell>
          <table:table-cell office:value-type="string" calcext:value-type="string">
            <text:p>Commune simple</text:p>
          </table:table-cell>
          <table:table-cell office:value-type="float" office:value="850870" calcext:value-type="float">
            <text:p>850870</text:p>
          </table:table-cell>
          <table:table-cell office:value-type="float" office:value="6278640" calcext:value-type="float">
            <text:p>6278640</text:p>
          </table:table-cell>
          <table:table-cell office:value-type="float" office:value="21487" calcext:value-type="float">
            <text:p>21487</text:p>
          </table:table-cell>
          <table:table-cell office:value-type="float" office:value="13558" calcext:value-type="float">
            <text:p>1355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8</text:p>
          </table:table-cell>
          <table:table-cell office:value-type="string" calcext:value-type="string">
            <text:p>Les Baux-de-Provence</text:p>
          </table:table-cell>
          <table:table-cell office:value-type="string" calcext:value-type="string">
            <text:p>LES BAUX-DE-PROVENCE</text:p>
          </table:table-cell>
          <table:table-cell table:style-name="ce2" office:value-type="string" calcext:value-type="string">
            <text:p>13011</text:p>
          </table:table-cell>
          <table:table-cell office:value-type="string" calcext:value-type="string">
            <text:p>Commune simple</text:p>
          </table:table-cell>
          <table:table-cell office:value-type="float" office:value="845210" calcext:value-type="float">
            <text:p>845210</text:p>
          </table:table-cell>
          <table:table-cell office:value-type="float" office:value="6296090" calcext:value-type="float">
            <text:p>6296090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6</text:p>
          </table:table-cell>
          <table:table-cell office:value-type="string" calcext:value-type="string">
            <text:p>Aureille</text:p>
          </table:table-cell>
          <table:table-cell office:value-type="string" calcext:value-type="string">
            <text:p>AUREILLE</text:p>
          </table:table-cell>
          <table:table-cell table:style-name="ce2" office:value-type="string" calcext:value-type="string">
            <text:p>13006</text:p>
          </table:table-cell>
          <table:table-cell office:value-type="string" calcext:value-type="string">
            <text:p>Commune simple</text:p>
          </table:table-cell>
          <table:table-cell office:value-type="float" office:value="856570" calcext:value-type="float">
            <text:p>856570</text:p>
          </table:table-cell>
          <table:table-cell office:value-type="float" office:value="6290905" calcext:value-type="float">
            <text:p>6290905</text:p>
          </table:table-cell>
          <table:table-cell office:value-type="float" office:value="2174" calcext:value-type="float">
            <text:p>2174</text:p>
          </table:table-cell>
          <table:table-cell office:value-type="float" office:value="1522" calcext:value-type="float">
            <text:p>152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5</text:p>
          </table:table-cell>
          <table:table-cell office:value-type="string" calcext:value-type="string">
            <text:p>Lambesc</text:p>
          </table:table-cell>
          <table:table-cell office:value-type="string" calcext:value-type="string">
            <text:p>LAMBESC</text:p>
          </table:table-cell>
          <table:table-cell table:style-name="ce2" office:value-type="string" calcext:value-type="string">
            <text:p>13050</text:p>
          </table:table-cell>
          <table:table-cell office:value-type="string" calcext:value-type="string">
            <text:p>Commune simple</text:p>
          </table:table-cell>
          <table:table-cell office:value-type="float" office:value="881496" calcext:value-type="float">
            <text:p>881496</text:p>
          </table:table-cell>
          <table:table-cell office:value-type="float" office:value="6286268" calcext:value-type="float">
            <text:p>6286268</text:p>
          </table:table-cell>
          <table:table-cell office:value-type="float" office:value="6534" calcext:value-type="float">
            <text:p>6534</text:p>
          </table:table-cell>
          <table:table-cell office:value-type="float" office:value="9799" calcext:value-type="float">
            <text:p>979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94</text:p>
          </table:table-cell>
          <table:table-cell office:value-type="string" calcext:value-type="string">
            <text:p>Puyméras</text:p>
          </table:table-cell>
          <table:table-cell office:value-type="string" calcext:value-type="string">
            <text:p>PUYMERAS</text:p>
          </table:table-cell>
          <table:table-cell table:style-name="ce2" office:value-type="string" calcext:value-type="string">
            <text:p>84094</text:p>
          </table:table-cell>
          <table:table-cell office:value-type="string" calcext:value-type="string">
            <text:p>Commune simple</text:p>
          </table:table-cell>
          <table:table-cell office:value-type="float" office:value="871064" calcext:value-type="float">
            <text:p>871064</text:p>
          </table:table-cell>
          <table:table-cell office:value-type="float" office:value="6356681" calcext:value-type="float">
            <text:p>6356681</text:p>
          </table:table-cell>
          <table:table-cell office:value-type="float" office:value="1459" calcext:value-type="float">
            <text:p>1459</text:p>
          </table:table-cell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4</text:p>
          </table:table-cell>
          <table:table-cell office:value-type="string" calcext:value-type="string">
            <text:p>Gattières</text:p>
          </table:table-cell>
          <table:table-cell office:value-type="string" calcext:value-type="string">
            <text:p>GATTIERES</text:p>
          </table:table-cell>
          <table:table-cell table:style-name="ce2" office:value-type="string" calcext:value-type="string">
            <text:p>06064</text:p>
          </table:table-cell>
          <table:table-cell office:value-type="string" calcext:value-type="string">
            <text:p>Commune simple</text:p>
          </table:table-cell>
          <table:table-cell office:value-type="float" office:value="1035470" calcext:value-type="float">
            <text:p>1035470</text:p>
          </table:table-cell>
          <table:table-cell office:value-type="float" office:value="6305479" calcext:value-type="float">
            <text:p>6305479</text:p>
          </table:table-cell>
          <table:table-cell office:value-type="float" office:value="1003" calcext:value-type="float">
            <text:p>1003</text:p>
          </table:table-cell>
          <table:table-cell office:value-type="float" office:value="4134" calcext:value-type="float">
            <text:p>413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1</text:p>
          </table:table-cell>
          <table:table-cell office:value-type="string" calcext:value-type="string">
            <text:p>Verdaches</text:p>
          </table:table-cell>
          <table:table-cell office:value-type="string" calcext:value-type="string">
            <text:p>VERDACHES</text:p>
          </table:table-cell>
          <table:table-cell table:style-name="ce2" office:value-type="string" calcext:value-type="string">
            <text:p>04235</text:p>
          </table:table-cell>
          <table:table-cell office:value-type="string" calcext:value-type="string">
            <text:p>Commune simple</text:p>
          </table:table-cell>
          <table:table-cell office:value-type="float" office:value="966739" calcext:value-type="float">
            <text:p>966739</text:p>
          </table:table-cell>
          <table:table-cell office:value-type="float" office:value="6357412" calcext:value-type="float">
            <text:p>6357412</text:p>
          </table:table-cell>
          <table:table-cell office:value-type="float" office:value="2292" calcext:value-type="float">
            <text:p>2292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1</text:p>
          </table:table-cell>
          <table:table-cell office:value-type="string" calcext:value-type="string">
            <text:p>Saint-Antonin-sur-Bayon</text:p>
          </table:table-cell>
          <table:table-cell office:value-type="string" calcext:value-type="string">
            <text:p>SAINT-ANTONIN-SUR-BAYON</text:p>
          </table:table-cell>
          <table:table-cell table:style-name="ce2" office:value-type="string" calcext:value-type="string">
            <text:p>13090</text:p>
          </table:table-cell>
          <table:table-cell office:value-type="string" calcext:value-type="string">
            <text:p>Commune simple</text:p>
          </table:table-cell>
          <table:table-cell office:value-type="float" office:value="910043" calcext:value-type="float">
            <text:p>910043</text:p>
          </table:table-cell>
          <table:table-cell office:value-type="float" office:value="6272296" calcext:value-type="float">
            <text:p>6272296</text:p>
          </table:table-cell>
          <table:table-cell office:value-type="float" office:value="1757" calcext:value-type="float">
            <text:p>1757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67</text:p>
          </table:table-cell>
          <table:table-cell office:value-type="string" calcext:value-type="string">
            <text:p>Val Buëch-Méouge</text:p>
          </table:table-cell>
          <table:table-cell office:value-type="string" calcext:value-type="string">
            <text:p>VAL BUECH-MEOUGE</text:p>
          </table:table-cell>
          <table:table-cell table:style-name="ce2" office:value-type="string" calcext:value-type="string">
            <text:p>05118</text:p>
          </table:table-cell>
          <table:table-cell office:value-type="string" calcext:value-type="string">
            <text:p>Commune simple</text:p>
          </table:table-cell>
          <table:table-cell office:value-type="float" office:value="926266" calcext:value-type="float">
            <text:p>926266</text:p>
          </table:table-cell>
          <table:table-cell office:value-type="float" office:value="6351845" calcext:value-type="float">
            <text:p>6351845</text:p>
          </table:table-cell>
          <table:table-cell office:value-type="float" office:value="6848" calcext:value-type="float">
            <text:p>6848</text:p>
          </table:table-cell>
          <table:table-cell office:value-type="float" office:value="1345" calcext:value-type="float">
            <text:p>134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2</text:p>
          </table:table-cell>
          <table:table-cell office:value-type="string" calcext:value-type="string">
            <text:p>Tanneron</text:p>
          </table:table-cell>
          <table:table-cell office:value-type="string" calcext:value-type="string">
            <text:p>TANNERON</text:p>
          </table:table-cell>
          <table:table-cell table:style-name="ce2" office:value-type="string" calcext:value-type="string">
            <text:p>83133</text:p>
          </table:table-cell>
          <table:table-cell office:value-type="string" calcext:value-type="string">
            <text:p>Commune simple</text:p>
          </table:table-cell>
          <table:table-cell office:value-type="float" office:value="1011376" calcext:value-type="float">
            <text:p>1011376</text:p>
          </table:table-cell>
          <table:table-cell office:value-type="float" office:value="6282501" calcext:value-type="float">
            <text:p>6282501</text:p>
          </table:table-cell>
          <table:table-cell office:value-type="float" office:value="5278" calcext:value-type="float">
            <text:p>5278</text:p>
          </table:table-cell>
          <table:table-cell office:value-type="float" office:value="1666" calcext:value-type="float">
            <text:p>166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8</text:p>
          </table:table-cell>
          <table:table-cell office:value-type="string" calcext:value-type="string">
            <text:p>L'Épine</text:p>
          </table:table-cell>
          <table:table-cell office:value-type="string" calcext:value-type="string">
            <text:p>L'EPINE</text:p>
          </table:table-cell>
          <table:table-cell table:style-name="ce2" office:value-type="string" calcext:value-type="string">
            <text:p>05048</text:p>
          </table:table-cell>
          <table:table-cell office:value-type="string" calcext:value-type="string">
            <text:p>Commune simple</text:p>
          </table:table-cell>
          <table:table-cell office:value-type="float" office:value="907659" calcext:value-type="float">
            <text:p>907659</text:p>
          </table:table-cell>
          <table:table-cell office:value-type="float" office:value="6372837" calcext:value-type="float">
            <text:p>6372837</text:p>
          </table:table-cell>
          <table:table-cell office:value-type="float" office:value="3347" calcext:value-type="float">
            <text:p>3347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52</text:p>
          </table:table-cell>
          <table:table-cell office:value-type="string" calcext:value-type="string">
            <text:p>Noyers-sur-Jabron</text:p>
          </table:table-cell>
          <table:table-cell office:value-type="string" calcext:value-type="string">
            <text:p>NOYERS-SUR-JABRON</text:p>
          </table:table-cell>
          <table:table-cell table:style-name="ce2" office:value-type="string" calcext:value-type="string">
            <text:p>04139</text:p>
          </table:table-cell>
          <table:table-cell office:value-type="string" calcext:value-type="string">
            <text:p>Commune simple</text:p>
          </table:table-cell>
          <table:table-cell office:value-type="float" office:value="924376" calcext:value-type="float">
            <text:p>924376</text:p>
          </table:table-cell>
          <table:table-cell office:value-type="float" office:value="6344884" calcext:value-type="float">
            <text:p>6344884</text:p>
          </table:table-cell>
          <table:table-cell office:value-type="float" office:value="5658" calcext:value-type="float">
            <text:p>5658</text:p>
          </table:table-cell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2</text:p>
          </table:table-cell>
          <table:table-cell office:value-type="string" calcext:value-type="string">
            <text:p>Ventavon</text:p>
          </table:table-cell>
          <table:table-cell office:value-type="string" calcext:value-type="string">
            <text:p>VENTAVON</text:p>
          </table:table-cell>
          <table:table-cell table:style-name="ce2" office:value-type="string" calcext:value-type="string">
            <text:p>05178</text:p>
          </table:table-cell>
          <table:table-cell office:value-type="string" calcext:value-type="string">
            <text:p>Commune simple</text:p>
          </table:table-cell>
          <table:table-cell office:value-type="float" office:value="930092" calcext:value-type="float">
            <text:p>930092</text:p>
          </table:table-cell>
          <table:table-cell office:value-type="float" office:value="6368910" calcext:value-type="float">
            <text:p>6368910</text:p>
          </table:table-cell>
          <table:table-cell office:value-type="float" office:value="4269" calcext:value-type="float">
            <text:p>4269</text:p>
          </table:table-cell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22</text:p>
          </table:table-cell>
          <table:table-cell office:value-type="string" calcext:value-type="string">
            <text:p>Laragne-Montéglin</text:p>
          </table:table-cell>
          <table:table-cell office:value-type="string" calcext:value-type="string">
            <text:p>LARAGNE-MONTEGLIN</text:p>
          </table:table-cell>
          <table:table-cell table:style-name="ce2" office:value-type="string" calcext:value-type="string">
            <text:p>05070</text:p>
          </table:table-cell>
          <table:table-cell office:value-type="string" calcext:value-type="string">
            <text:p>Commune simple</text:p>
          </table:table-cell>
          <table:table-cell office:value-type="float" office:value="924817" calcext:value-type="float">
            <text:p>924817</text:p>
          </table:table-cell>
          <table:table-cell office:value-type="float" office:value="6365748" calcext:value-type="float">
            <text:p>6365748</text:p>
          </table:table-cell>
          <table:table-cell office:value-type="float" office:value="2351" calcext:value-type="float">
            <text:p>2351</text:p>
          </table:table-cell>
          <table:table-cell office:value-type="float" office:value="3537" calcext:value-type="float">
            <text:p>353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1</text:p>
          </table:table-cell>
          <table:table-cell office:value-type="string" calcext:value-type="string">
            <text:p>Barcillonnette</text:p>
          </table:table-cell>
          <table:table-cell office:value-type="string" calcext:value-type="string">
            <text:p>BARCILLONNETTE</text:p>
          </table:table-cell>
          <table:table-cell table:style-name="ce2" office:value-type="string" calcext:value-type="string">
            <text:p>05013</text:p>
          </table:table-cell>
          <table:table-cell office:value-type="string" calcext:value-type="string">
            <text:p>Commune simple</text:p>
          </table:table-cell>
          <table:table-cell office:value-type="float" office:value="931242" calcext:value-type="float">
            <text:p>931242</text:p>
          </table:table-cell>
          <table:table-cell office:value-type="float" office:value="6374777" calcext:value-type="float">
            <text:p>6374777</text:p>
          </table:table-cell>
          <table:table-cell office:value-type="float" office:value="1951" calcext:value-type="float">
            <text:p>1951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64</text:p>
          </table:table-cell>
          <table:table-cell office:value-type="string" calcext:value-type="string">
            <text:p>Brantes</text:p>
          </table:table-cell>
          <table:table-cell office:value-type="string" calcext:value-type="string">
            <text:p>BRANTES</text:p>
          </table:table-cell>
          <table:table-cell table:style-name="ce2" office:value-type="string" calcext:value-type="string">
            <text:p>84021</text:p>
          </table:table-cell>
          <table:table-cell office:value-type="string" calcext:value-type="string">
            <text:p>Commune simple</text:p>
          </table:table-cell>
          <table:table-cell office:value-type="float" office:value="886120" calcext:value-type="float">
            <text:p>886120</text:p>
          </table:table-cell>
          <table:table-cell office:value-type="float" office:value="6345796" calcext:value-type="float">
            <text:p>6345796</text:p>
          </table:table-cell>
          <table:table-cell office:value-type="float" office:value="2818" calcext:value-type="float">
            <text:p>2818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3</text:p>
          </table:table-cell>
          <table:table-cell office:value-type="string" calcext:value-type="string">
            <text:p>Oppède</text:p>
          </table:table-cell>
          <table:table-cell office:value-type="string" calcext:value-type="string">
            <text:p>OPPEDE</text:p>
          </table:table-cell>
          <table:table-cell table:style-name="ce2" office:value-type="string" calcext:value-type="string">
            <text:p>84086</text:p>
          </table:table-cell>
          <table:table-cell office:value-type="string" calcext:value-type="string">
            <text:p>Commune simple</text:p>
          </table:table-cell>
          <table:table-cell office:value-type="float" office:value="874624" calcext:value-type="float">
            <text:p>874624</text:p>
          </table:table-cell>
          <table:table-cell office:value-type="float" office:value="6306369" calcext:value-type="float">
            <text:p>6306369</text:p>
          </table:table-cell>
          <table:table-cell office:value-type="float" office:value="2410" calcext:value-type="float">
            <text:p>2410</text:p>
          </table:table-cell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865</text:p>
          </table:table-cell>
          <table:table-cell office:value-type="string" calcext:value-type="string">
            <text:p>Le Pradet</text:p>
          </table:table-cell>
          <table:table-cell office:value-type="string" calcext:value-type="string">
            <text:p>LE PRADET</text:p>
          </table:table-cell>
          <table:table-cell table:style-name="ce2" office:value-type="string" calcext:value-type="string">
            <text:p>83098</text:p>
          </table:table-cell>
          <table:table-cell office:value-type="string" calcext:value-type="string">
            <text:p>Commune simple</text:p>
          </table:table-cell>
          <table:table-cell office:value-type="float" office:value="947141" calcext:value-type="float">
            <text:p>947141</text:p>
          </table:table-cell>
          <table:table-cell office:value-type="float" office:value="6226857" calcext:value-type="float">
            <text:p>6226857</text:p>
          </table:table-cell>
          <table:table-cell office:value-type="float" office:value="997" calcext:value-type="float">
            <text:p>997</text:p>
          </table:table-cell>
          <table:table-cell office:value-type="float" office:value="10265" calcext:value-type="float">
            <text:p>1026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12</text:p>
          </table:table-cell>
          <table:table-cell office:value-type="string" calcext:value-type="string">
            <text:p>Jonquerettes</text:p>
          </table:table-cell>
          <table:table-cell office:value-type="string" calcext:value-type="string">
            <text:p>JONQUERETTES</text:p>
          </table:table-cell>
          <table:table-cell table:style-name="ce2" office:value-type="string" calcext:value-type="string">
            <text:p>84055</text:p>
          </table:table-cell>
          <table:table-cell office:value-type="string" calcext:value-type="string">
            <text:p>Commune simple</text:p>
          </table:table-cell>
          <table:table-cell office:value-type="float" office:value="856018" calcext:value-type="float">
            <text:p>856018</text:p>
          </table:table-cell>
          <table:table-cell office:value-type="float" office:value="6318653" calcext:value-type="float">
            <text:p>6318653</text:p>
          </table:table-cell>
          <table:table-cell office:value-type="float" office:value="257" calcext:value-type="float">
            <text:p>257</text:p>
          </table:table-cell>
          <table:table-cell office:value-type="float" office:value="1528" calcext:value-type="float">
            <text:p>152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8</text:p>
          </table:table-cell>
          <table:table-cell office:value-type="string" calcext:value-type="string">
            <text:p>Saint-Cézaire-sur-Siagne</text:p>
          </table:table-cell>
          <table:table-cell office:value-type="string" calcext:value-type="string">
            <text:p>SAINT-CEZAIRE-SUR-SIAGNE</text:p>
          </table:table-cell>
          <table:table-cell table:style-name="ce2" office:value-type="string" calcext:value-type="string">
            <text:p>06118</text:p>
          </table:table-cell>
          <table:table-cell office:value-type="string" calcext:value-type="string">
            <text:p>Commune simple</text:p>
          </table:table-cell>
          <table:table-cell office:value-type="float" office:value="1006838" calcext:value-type="float">
            <text:p>1006838</text:p>
          </table:table-cell>
          <table:table-cell office:value-type="float" office:value="6291297" calcext:value-type="float">
            <text:p>6291297</text:p>
          </table:table-cell>
          <table:table-cell office:value-type="float" office:value="3002" calcext:value-type="float">
            <text:p>3002</text:p>
          </table:table-cell>
          <table:table-cell office:value-type="float" office:value="3905" calcext:value-type="float">
            <text:p>390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89</text:p>
          </table:table-cell>
          <table:table-cell office:value-type="string" calcext:value-type="string">
            <text:p>Allos</text:p>
          </table:table-cell>
          <table:table-cell office:value-type="string" calcext:value-type="string">
            <text:p>ALLOS</text:p>
          </table:table-cell>
          <table:table-cell table:style-name="ce2" office:value-type="string" calcext:value-type="string">
            <text:p>04006</text:p>
          </table:table-cell>
          <table:table-cell office:value-type="string" calcext:value-type="string">
            <text:p>Commune simple</text:p>
          </table:table-cell>
          <table:table-cell office:value-type="float" office:value="989258" calcext:value-type="float">
            <text:p>989258</text:p>
          </table:table-cell>
          <table:table-cell office:value-type="float" office:value="6358714" calcext:value-type="float">
            <text:p>6358714</text:p>
          </table:table-cell>
          <table:table-cell office:value-type="float" office:value="11665" calcext:value-type="float">
            <text:p>11665</text:p>
          </table:table-cell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6</text:p>
          </table:table-cell>
          <table:table-cell office:value-type="string" calcext:value-type="string">
            <text:p>Taillades</text:p>
          </table:table-cell>
          <table:table-cell office:value-type="string" calcext:value-type="string">
            <text:p>TAILLADES</text:p>
          </table:table-cell>
          <table:table-cell table:style-name="ce2" office:value-type="string" calcext:value-type="string">
            <text:p>84131</text:p>
          </table:table-cell>
          <table:table-cell office:value-type="string" calcext:value-type="string">
            <text:p>Commune simple</text:p>
          </table:table-cell>
          <table:table-cell office:value-type="float" office:value="868143" calcext:value-type="float">
            <text:p>868143</text:p>
          </table:table-cell>
          <table:table-cell office:value-type="float" office:value="6305828" calcext:value-type="float">
            <text:p>6305828</text:p>
          </table:table-cell>
          <table:table-cell office:value-type="float" office:value="686" calcext:value-type="float">
            <text:p>686</text:p>
          </table:table-cell>
          <table:table-cell office:value-type="float" office:value="1923" calcext:value-type="float">
            <text:p>192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6</text:p>
          </table:table-cell>
          <table:table-cell office:value-type="string" calcext:value-type="string">
            <text:p>Méounes-lès-Montrieux</text:p>
          </table:table-cell>
          <table:table-cell office:value-type="string" calcext:value-type="string">
            <text:p>MEOUNES-LES-MONTRIEUX</text:p>
          </table:table-cell>
          <table:table-cell table:style-name="ce2" office:value-type="string" calcext:value-type="string">
            <text:p>83077</text:p>
          </table:table-cell>
          <table:table-cell office:value-type="string" calcext:value-type="string">
            <text:p>Commune simple</text:p>
          </table:table-cell>
          <table:table-cell office:value-type="float" office:value="941954" calcext:value-type="float">
            <text:p>941954</text:p>
          </table:table-cell>
          <table:table-cell office:value-type="float" office:value="6245692" calcext:value-type="float">
            <text:p>6245692</text:p>
          </table:table-cell>
          <table:table-cell office:value-type="float" office:value="4092" calcext:value-type="float">
            <text:p>4092</text:p>
          </table:table-cell>
          <table:table-cell office:value-type="float" office:value="2202" calcext:value-type="float">
            <text:p>220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402</text:p>
          </table:table-cell>
          <table:table-cell office:value-type="string" calcext:value-type="string">
            <text:p>Le Castellet</text:p>
          </table:table-cell>
          <table:table-cell office:value-type="string" calcext:value-type="string">
            <text:p>LE CASTELLET</text:p>
          </table:table-cell>
          <table:table-cell table:style-name="ce2" office:value-type="string" calcext:value-type="string">
            <text:p>83035</text:p>
          </table:table-cell>
          <table:table-cell office:value-type="string" calcext:value-type="string">
            <text:p>Commune simple</text:p>
          </table:table-cell>
          <table:table-cell office:value-type="float" office:value="923752" calcext:value-type="float">
            <text:p>923752</text:p>
          </table:table-cell>
          <table:table-cell office:value-type="float" office:value="6242106" calcext:value-type="float">
            <text:p>6242106</text:p>
          </table:table-cell>
          <table:table-cell office:value-type="float" office:value="4477" calcext:value-type="float">
            <text:p>4477</text:p>
          </table:table-cell>
          <table:table-cell office:value-type="float" office:value="3887" calcext:value-type="float">
            <text:p>388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868</text:p>
          </table:table-cell>
          <table:table-cell office:value-type="string" calcext:value-type="string">
            <text:p>Six-Fours-les-Plages</text:p>
          </table:table-cell>
          <table:table-cell office:value-type="string" calcext:value-type="string">
            <text:p>SIX-FOURS-LES-PLAGES</text:p>
          </table:table-cell>
          <table:table-cell table:style-name="ce2" office:value-type="string" calcext:value-type="string">
            <text:p>83129</text:p>
          </table:table-cell>
          <table:table-cell office:value-type="string" calcext:value-type="string">
            <text:p>Commune simple</text:p>
          </table:table-cell>
          <table:table-cell office:value-type="float" office:value="930117" calcext:value-type="float">
            <text:p>930117</text:p>
          </table:table-cell>
          <table:table-cell office:value-type="float" office:value="6225036" calcext:value-type="float">
            <text:p>6225036</text:p>
          </table:table-cell>
          <table:table-cell office:value-type="float" office:value="2658" calcext:value-type="float">
            <text:p>2658</text:p>
          </table:table-cell>
          <table:table-cell office:value-type="float" office:value="33665" calcext:value-type="float">
            <text:p>3366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400</text:p>
          </table:table-cell>
          <table:table-cell office:value-type="string" calcext:value-type="string">
            <text:p>Belgentier</text:p>
          </table:table-cell>
          <table:table-cell office:value-type="string" calcext:value-type="string">
            <text:p>BELGENTIER</text:p>
          </table:table-cell>
          <table:table-cell table:style-name="ce2" office:value-type="string" calcext:value-type="string">
            <text:p>83017</text:p>
          </table:table-cell>
          <table:table-cell office:value-type="string" calcext:value-type="string">
            <text:p>Commune simple</text:p>
          </table:table-cell>
          <table:table-cell office:value-type="float" office:value="943421" calcext:value-type="float">
            <text:p>943421</text:p>
          </table:table-cell>
          <table:table-cell office:value-type="float" office:value="6242665" calcext:value-type="float">
            <text:p>6242665</text:p>
          </table:table-cell>
          <table:table-cell office:value-type="float" office:value="1338" calcext:value-type="float">
            <text:p>1338</text:p>
          </table:table-cell>
          <table:table-cell office:value-type="float" office:value="2428" calcext:value-type="float">
            <text:p>242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39</text:p>
          </table:table-cell>
          <table:table-cell office:value-type="string" calcext:value-type="string">
            <text:p>Les Mayons</text:p>
          </table:table-cell>
          <table:table-cell office:value-type="string" calcext:value-type="string">
            <text:p>LES MAYONS</text:p>
          </table:table-cell>
          <table:table-cell table:style-name="ce2" office:value-type="string" calcext:value-type="string">
            <text:p>83075</text:p>
          </table:table-cell>
          <table:table-cell office:value-type="string" calcext:value-type="string">
            <text:p>Commune simple</text:p>
          </table:table-cell>
          <table:table-cell office:value-type="float" office:value="972898" calcext:value-type="float">
            <text:p>972898</text:p>
          </table:table-cell>
          <table:table-cell office:value-type="float" office:value="6251706" calcext:value-type="float">
            <text:p>6251706</text:p>
          </table:table-cell>
          <table:table-cell office:value-type="float" office:value="2886" calcext:value-type="float">
            <text:p>2886</text:p>
          </table:table-cell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096</text:p>
          </table:table-cell>
          <table:table-cell office:value-type="string" calcext:value-type="string">
            <text:p>Saint-Raphaël</text:p>
          </table:table-cell>
          <table:table-cell office:value-type="string" calcext:value-type="string">
            <text:p>SAINT-RAPHAEL</text:p>
          </table:table-cell>
          <table:table-cell table:style-name="ce2" office:value-type="string" calcext:value-type="string">
            <text:p>83118</text:p>
          </table:table-cell>
          <table:table-cell office:value-type="string" calcext:value-type="string">
            <text:p>Commune simple</text:p>
          </table:table-cell>
          <table:table-cell office:value-type="float" office:value="1012128" calcext:value-type="float">
            <text:p>1012128</text:p>
          </table:table-cell>
          <table:table-cell office:value-type="float" office:value="6269667" calcext:value-type="float">
            <text:p>6269667</text:p>
          </table:table-cell>
          <table:table-cell office:value-type="float" office:value="8959" calcext:value-type="float">
            <text:p>8959</text:p>
          </table:table-cell>
          <table:table-cell office:value-type="float" office:value="35633" calcext:value-type="float">
            <text:p>3563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3</text:p>
          </table:table-cell>
          <table:table-cell office:value-type="string" calcext:value-type="string">
            <text:p>Grambois</text:p>
          </table:table-cell>
          <table:table-cell office:value-type="string" calcext:value-type="string">
            <text:p>GRAMBOIS</text:p>
          </table:table-cell>
          <table:table-cell table:style-name="ce2" office:value-type="string" calcext:value-type="string">
            <text:p>84052</text:p>
          </table:table-cell>
          <table:table-cell office:value-type="string" calcext:value-type="string">
            <text:p>Commune simple</text:p>
          </table:table-cell>
          <table:table-cell office:value-type="float" office:value="909216" calcext:value-type="float">
            <text:p>909216</text:p>
          </table:table-cell>
          <table:table-cell office:value-type="float" office:value="6298966" calcext:value-type="float">
            <text:p>6298966</text:p>
          </table:table-cell>
          <table:table-cell office:value-type="float" office:value="3120" calcext:value-type="float">
            <text:p>3120</text:p>
          </table:table-cell>
          <table:table-cell office:value-type="float" office:value="1239" calcext:value-type="float">
            <text:p>123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9</text:p>
          </table:table-cell>
          <table:table-cell office:value-type="string" calcext:value-type="string">
            <text:p>Esparron</text:p>
          </table:table-cell>
          <table:table-cell office:value-type="string" calcext:value-type="string">
            <text:p>ESPARRON</text:p>
          </table:table-cell>
          <table:table-cell table:style-name="ce2" office:value-type="string" calcext:value-type="string">
            <text:p>83052</text:p>
          </table:table-cell>
          <table:table-cell office:value-type="string" calcext:value-type="string">
            <text:p>Commune simple</text:p>
          </table:table-cell>
          <table:table-cell office:value-type="float" office:value="930246" calcext:value-type="float">
            <text:p>930246</text:p>
          </table:table-cell>
          <table:table-cell office:value-type="float" office:value="6280696" calcext:value-type="float">
            <text:p>6280696</text:p>
          </table:table-cell>
          <table:table-cell office:value-type="float" office:value="3004" calcext:value-type="float">
            <text:p>3004</text:p>
          </table:table-cell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93</text:p>
          </table:table-cell>
          <table:table-cell office:value-type="string" calcext:value-type="string">
            <text:p>Entraigues-sur-la-Sorgue</text:p>
          </table:table-cell>
          <table:table-cell office:value-type="string" calcext:value-type="string">
            <text:p>ENTRAIGUES-SUR-LA-SORGUE</text:p>
          </table:table-cell>
          <table:table-cell table:style-name="ce2" office:value-type="string" calcext:value-type="string">
            <text:p>84043</text:p>
          </table:table-cell>
          <table:table-cell office:value-type="string" calcext:value-type="string">
            <text:p>Commune simple</text:p>
          </table:table-cell>
          <table:table-cell office:value-type="float" office:value="855172" calcext:value-type="float">
            <text:p>855172</text:p>
          </table:table-cell>
          <table:table-cell office:value-type="float" office:value="6323873" calcext:value-type="float">
            <text:p>6323873</text:p>
          </table:table-cell>
          <table:table-cell office:value-type="float" office:value="1657" calcext:value-type="float">
            <text:p>1657</text:p>
          </table:table-cell>
          <table:table-cell office:value-type="float" office:value="8534" calcext:value-type="float">
            <text:p>853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8</text:p>
          </table:table-cell>
          <table:table-cell office:value-type="string" calcext:value-type="string">
            <text:p>Saint-Martin-de-Pallières</text:p>
          </table:table-cell>
          <table:table-cell office:value-type="string" calcext:value-type="string">
            <text:p>SAINT-MARTIN-DE-PALLIERES</text:p>
          </table:table-cell>
          <table:table-cell table:style-name="ce2" office:value-type="string" calcext:value-type="string">
            <text:p>83114</text:p>
          </table:table-cell>
          <table:table-cell office:value-type="string" calcext:value-type="string">
            <text:p>Commune simple</text:p>
          </table:table-cell>
          <table:table-cell office:value-type="float" office:value="933306" calcext:value-type="float">
            <text:p>933306</text:p>
          </table:table-cell>
          <table:table-cell office:value-type="float" office:value="6279467" calcext:value-type="float">
            <text:p>6279467</text:p>
          </table:table-cell>
          <table:table-cell office:value-type="float" office:value="2633" calcext:value-type="float">
            <text:p>2633</text:p>
          </table:table-cell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4</text:p>
          </table:table-cell>
          <table:table-cell office:value-type="string" calcext:value-type="string">
            <text:p>Lorgues</text:p>
          </table:table-cell>
          <table:table-cell office:value-type="string" calcext:value-type="string">
            <text:p>LORGUES</text:p>
          </table:table-cell>
          <table:table-cell table:style-name="ce2" office:value-type="string" calcext:value-type="string">
            <text:p>83072</text:p>
          </table:table-cell>
          <table:table-cell office:value-type="string" calcext:value-type="string">
            <text:p>Commune simple</text:p>
          </table:table-cell>
          <table:table-cell office:value-type="float" office:value="971569" calcext:value-type="float">
            <text:p>971569</text:p>
          </table:table-cell>
          <table:table-cell office:value-type="float" office:value="6269622" calcext:value-type="float">
            <text:p>6269622</text:p>
          </table:table-cell>
          <table:table-cell office:value-type="float" office:value="6437" calcext:value-type="float">
            <text:p>6437</text:p>
          </table:table-cell>
          <table:table-cell office:value-type="float" office:value="9001" calcext:value-type="float">
            <text:p>900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6</text:p>
          </table:table-cell>
          <table:table-cell office:value-type="string" calcext:value-type="string">
            <text:p>Callian</text:p>
          </table:table-cell>
          <table:table-cell office:value-type="string" calcext:value-type="string">
            <text:p>CALLIAN</text:p>
          </table:table-cell>
          <table:table-cell table:style-name="ce2" office:value-type="string" calcext:value-type="string">
            <text:p>83029</text:p>
          </table:table-cell>
          <table:table-cell office:value-type="string" calcext:value-type="string">
            <text:p>Commune simple</text:p>
          </table:table-cell>
          <table:table-cell office:value-type="float" office:value="1003721" calcext:value-type="float">
            <text:p>1003721</text:p>
          </table:table-cell>
          <table:table-cell office:value-type="float" office:value="6290143" calcext:value-type="float">
            <text:p>6290143</text:p>
          </table:table-cell>
          <table:table-cell office:value-type="float" office:value="2542" calcext:value-type="float">
            <text:p>2542</text:p>
          </table:table-cell>
          <table:table-cell office:value-type="float" office:value="3252" calcext:value-type="float">
            <text:p>325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4</text:p>
          </table:table-cell>
          <table:table-cell office:value-type="string" calcext:value-type="string">
            <text:p>Pourrières</text:p>
          </table:table-cell>
          <table:table-cell office:value-type="string" calcext:value-type="string">
            <text:p>POURRIERES</text:p>
          </table:table-cell>
          <table:table-cell table:style-name="ce2" office:value-type="string" calcext:value-type="string">
            <text:p>83097</text:p>
          </table:table-cell>
          <table:table-cell office:value-type="string" calcext:value-type="string">
            <text:p>Commune simple</text:p>
          </table:table-cell>
          <table:table-cell office:value-type="float" office:value="922098" calcext:value-type="float">
            <text:p>922098</text:p>
          </table:table-cell>
          <table:table-cell office:value-type="float" office:value="6270357" calcext:value-type="float">
            <text:p>6270357</text:p>
          </table:table-cell>
          <table:table-cell office:value-type="float" office:value="5632" calcext:value-type="float">
            <text:p>5632</text:p>
          </table:table-cell>
          <table:table-cell office:value-type="float" office:value="5177" calcext:value-type="float">
            <text:p>517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6</text:p>
          </table:table-cell>
          <table:table-cell office:value-type="string" calcext:value-type="string">
            <text:p>Carcès</text:p>
          </table:table-cell>
          <table:table-cell office:value-type="string" calcext:value-type="string">
            <text:p>CARCES</text:p>
          </table:table-cell>
          <table:table-cell table:style-name="ce2" office:value-type="string" calcext:value-type="string">
            <text:p>83032</text:p>
          </table:table-cell>
          <table:table-cell office:value-type="string" calcext:value-type="string">
            <text:p>Commune simple</text:p>
          </table:table-cell>
          <table:table-cell office:value-type="float" office:value="956996" calcext:value-type="float">
            <text:p>956996</text:p>
          </table:table-cell>
          <table:table-cell office:value-type="float" office:value="6268778" calcext:value-type="float">
            <text:p>6268778</text:p>
          </table:table-cell>
          <table:table-cell office:value-type="float" office:value="3576" calcext:value-type="float">
            <text:p>3576</text:p>
          </table:table-cell>
          <table:table-cell office:value-type="float" office:value="3414" calcext:value-type="float">
            <text:p>341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51</text:p>
          </table:table-cell>
          <table:table-cell office:value-type="string" calcext:value-type="string">
            <text:p>Aubagne</text:p>
          </table:table-cell>
          <table:table-cell office:value-type="string" calcext:value-type="string">
            <text:p>AUBAGNE</text:p>
          </table:table-cell>
          <table:table-cell table:style-name="ce2" office:value-type="string" calcext:value-type="string">
            <text:p>13005</text:p>
          </table:table-cell>
          <table:table-cell office:value-type="string" calcext:value-type="string">
            <text:p>Commune simple</text:p>
          </table:table-cell>
          <table:table-cell office:value-type="float" office:value="908281" calcext:value-type="float">
            <text:p>908281</text:p>
          </table:table-cell>
          <table:table-cell office:value-type="float" office:value="6247837" calcext:value-type="float">
            <text:p>6247837</text:p>
          </table:table-cell>
          <table:table-cell office:value-type="float" office:value="5490" calcext:value-type="float">
            <text:p>5490</text:p>
          </table:table-cell>
          <table:table-cell office:value-type="float" office:value="47208" calcext:value-type="float">
            <text:p>4720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9</text:p>
          </table:table-cell>
          <table:table-cell office:value-type="string" calcext:value-type="string">
            <text:p>L'Isle-sur-la-Sorgue</text:p>
          </table:table-cell>
          <table:table-cell office:value-type="string" calcext:value-type="string">
            <text:p>L'ISLE-SUR-LA-SORGUE</text:p>
          </table:table-cell>
          <table:table-cell table:style-name="ce2" office:value-type="string" calcext:value-type="string">
            <text:p>84054</text:p>
          </table:table-cell>
          <table:table-cell office:value-type="string" calcext:value-type="string">
            <text:p>Commune simple</text:p>
          </table:table-cell>
          <table:table-cell office:value-type="float" office:value="865375" calcext:value-type="float">
            <text:p>865375</text:p>
          </table:table-cell>
          <table:table-cell office:value-type="float" office:value="6314976" calcext:value-type="float">
            <text:p>6314976</text:p>
          </table:table-cell>
          <table:table-cell office:value-type="float" office:value="4457" calcext:value-type="float">
            <text:p>4457</text:p>
          </table:table-cell>
          <table:table-cell office:value-type="float" office:value="19706" calcext:value-type="float">
            <text:p>1970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0</text:p>
          </table:table-cell>
          <table:table-cell office:value-type="string" calcext:value-type="string">
            <text:p>Èze</text:p>
          </table:table-cell>
          <table:table-cell office:value-type="string" calcext:value-type="string">
            <text:p>EZE</text:p>
          </table:table-cell>
          <table:table-cell table:style-name="ce2" office:value-type="string" calcext:value-type="string">
            <text:p>06059</text:p>
          </table:table-cell>
          <table:table-cell office:value-type="string" calcext:value-type="string">
            <text:p>Commune simple</text:p>
          </table:table-cell>
          <table:table-cell office:value-type="float" office:value="1051420" calcext:value-type="float">
            <text:p>1051420</text:p>
          </table:table-cell>
          <table:table-cell office:value-type="float" office:value="6302019" calcext:value-type="float">
            <text:p>6302019</text:p>
          </table:table-cell>
          <table:table-cell office:value-type="float" office:value="947" calcext:value-type="float">
            <text:p>947</text:p>
          </table:table-cell>
          <table:table-cell office:value-type="float" office:value="2225" calcext:value-type="float">
            <text:p>222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5</text:p>
          </table:table-cell>
          <table:table-cell office:value-type="string" calcext:value-type="string">
            <text:p>Néoules</text:p>
          </table:table-cell>
          <table:table-cell office:value-type="string" calcext:value-type="string">
            <text:p>NEOULES</text:p>
          </table:table-cell>
          <table:table-cell table:style-name="ce2" office:value-type="string" calcext:value-type="string">
            <text:p>83088</text:p>
          </table:table-cell>
          <table:table-cell office:value-type="string" calcext:value-type="string">
            <text:p>Commune simple</text:p>
          </table:table-cell>
          <table:table-cell office:value-type="float" office:value="946070" calcext:value-type="float">
            <text:p>946070</text:p>
          </table:table-cell>
          <table:table-cell office:value-type="float" office:value="6248306" calcext:value-type="float">
            <text:p>6248306</text:p>
          </table:table-cell>
          <table:table-cell office:value-type="float" office:value="2508" calcext:value-type="float">
            <text:p>2508</text:p>
          </table:table-cell>
          <table:table-cell office:value-type="float" office:value="2770" calcext:value-type="float">
            <text:p>277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22</text:p>
          </table:table-cell>
          <table:table-cell office:value-type="string" calcext:value-type="string">
            <text:p>Saint-Chamas</text:p>
          </table:table-cell>
          <table:table-cell office:value-type="string" calcext:value-type="string">
            <text:p>SAINT-CHAMAS</text:p>
          </table:table-cell>
          <table:table-cell table:style-name="ce2" office:value-type="string" calcext:value-type="string">
            <text:p>13092</text:p>
          </table:table-cell>
          <table:table-cell office:value-type="string" calcext:value-type="string">
            <text:p>Commune simple</text:p>
          </table:table-cell>
          <table:table-cell office:value-type="float" office:value="867649" calcext:value-type="float">
            <text:p>867649</text:p>
          </table:table-cell>
          <table:table-cell office:value-type="float" office:value="6273642" calcext:value-type="float">
            <text:p>6273642</text:p>
          </table:table-cell>
          <table:table-cell office:value-type="float" office:value="2671" calcext:value-type="float">
            <text:p>2671</text:p>
          </table:table-cell>
          <table:table-cell office:value-type="float" office:value="8593" calcext:value-type="float">
            <text:p>859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0</text:p>
          </table:table-cell>
          <table:table-cell office:value-type="string" calcext:value-type="string">
            <text:p>Cannes</text:p>
          </table:table-cell>
          <table:table-cell office:value-type="string" calcext:value-type="string">
            <text:p>CANNES</text:p>
          </table:table-cell>
          <table:table-cell table:style-name="ce2" office:value-type="string" calcext:value-type="string">
            <text:p>06029</text:p>
          </table:table-cell>
          <table:table-cell office:value-type="string" calcext:value-type="string">
            <text:p>Commune simple</text:p>
          </table:table-cell>
          <table:table-cell office:value-type="float" office:value="1023599" calcext:value-type="float">
            <text:p>1023599</text:p>
          </table:table-cell>
          <table:table-cell office:value-type="float" office:value="6280861" calcext:value-type="float">
            <text:p>6280861</text:p>
          </table:table-cell>
          <table:table-cell office:value-type="float" office:value="1962" calcext:value-type="float">
            <text:p>1962</text:p>
          </table:table-cell>
          <table:table-cell office:value-type="float" office:value="73965" calcext:value-type="float">
            <text:p>7396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4</text:p>
          </table:table-cell>
          <table:table-cell office:value-type="string" calcext:value-type="string">
            <text:p>Le Barroux</text:p>
          </table:table-cell>
          <table:table-cell office:value-type="string" calcext:value-type="string">
            <text:p>LE BARROUX</text:p>
          </table:table-cell>
          <table:table-cell table:style-name="ce2" office:value-type="string" calcext:value-type="string">
            <text:p>84008</text:p>
          </table:table-cell>
          <table:table-cell office:value-type="string" calcext:value-type="string">
            <text:p>Commune simple</text:p>
          </table:table-cell>
          <table:table-cell office:value-type="float" office:value="867875" calcext:value-type="float">
            <text:p>867875</text:p>
          </table:table-cell>
          <table:table-cell office:value-type="float" office:value="6342205" calcext:value-type="float">
            <text:p>6342205</text:p>
          </table:table-cell>
          <table:table-cell office:value-type="float" office:value="1604" calcext:value-type="float">
            <text:p>1604</text:p>
          </table:table-cell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4</text:p>
          </table:table-cell>
          <table:table-cell office:value-type="string" calcext:value-type="string">
            <text:p>Cipières</text:p>
          </table:table-cell>
          <table:table-cell office:value-type="string" calcext:value-type="string">
            <text:p>CIPIERES</text:p>
          </table:table-cell>
          <table:table-cell table:style-name="ce2" office:value-type="string" calcext:value-type="string">
            <text:p>06041</text:p>
          </table:table-cell>
          <table:table-cell office:value-type="string" calcext:value-type="string">
            <text:p>Commune simple</text:p>
          </table:table-cell>
          <table:table-cell office:value-type="float" office:value="1015703" calcext:value-type="float">
            <text:p>1015703</text:p>
          </table:table-cell>
          <table:table-cell office:value-type="float" office:value="6304395" calcext:value-type="float">
            <text:p>6304395</text:p>
          </table:table-cell>
          <table:table-cell office:value-type="float" office:value="3815" calcext:value-type="float">
            <text:p>3815</text:p>
          </table:table-cell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7</text:p>
          </table:table-cell>
          <table:table-cell office:value-type="string" calcext:value-type="string">
            <text:p>La Verdière</text:p>
          </table:table-cell>
          <table:table-cell office:value-type="string" calcext:value-type="string">
            <text:p>LA VERDIERE</text:p>
          </table:table-cell>
          <table:table-cell table:style-name="ce2" office:value-type="string" calcext:value-type="string">
            <text:p>83146</text:p>
          </table:table-cell>
          <table:table-cell office:value-type="string" calcext:value-type="string">
            <text:p>Commune simple</text:p>
          </table:table-cell>
          <table:table-cell office:value-type="float" office:value="939855" calcext:value-type="float">
            <text:p>939855</text:p>
          </table:table-cell>
          <table:table-cell office:value-type="float" office:value="6288186" calcext:value-type="float">
            <text:p>6288186</text:p>
          </table:table-cell>
          <table:table-cell office:value-type="float" office:value="6816" calcext:value-type="float">
            <text:p>6816</text:p>
          </table:table-cell>
          <table:table-cell office:value-type="float" office:value="1608" calcext:value-type="float">
            <text:p>160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3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MONS</text:p>
          </table:table-cell>
          <table:table-cell table:style-name="ce2" office:value-type="string" calcext:value-type="string">
            <text:p>83080</text:p>
          </table:table-cell>
          <table:table-cell office:value-type="string" calcext:value-type="string">
            <text:p>Commune simple</text:p>
          </table:table-cell>
          <table:table-cell office:value-type="float" office:value="998706" calcext:value-type="float">
            <text:p>998706</text:p>
          </table:table-cell>
          <table:table-cell office:value-type="float" office:value="6295911" calcext:value-type="float">
            <text:p>6295911</text:p>
          </table:table-cell>
          <table:table-cell office:value-type="float" office:value="7663" calcext:value-type="float">
            <text:p>7663</text:p>
          </table:table-cell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6</text:p>
          </table:table-cell>
          <table:table-cell office:value-type="string" calcext:value-type="string">
            <text:p>Chaudon-Norante</text:p>
          </table:table-cell>
          <table:table-cell office:value-type="string" calcext:value-type="string">
            <text:p>CHAUDON-NORANTE</text:p>
          </table:table-cell>
          <table:table-cell table:style-name="ce2" office:value-type="string" calcext:value-type="string">
            <text:p>04055</text:p>
          </table:table-cell>
          <table:table-cell office:value-type="string" calcext:value-type="string">
            <text:p>Commune simple</text:p>
          </table:table-cell>
          <table:table-cell office:value-type="float" office:value="966217" calcext:value-type="float">
            <text:p>966217</text:p>
          </table:table-cell>
          <table:table-cell office:value-type="float" office:value="6325530" calcext:value-type="float">
            <text:p>6325530</text:p>
          </table:table-cell>
          <table:table-cell office:value-type="float" office:value="3748" calcext:value-type="float">
            <text:p>3748</text:p>
          </table:table-cell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2</text:p>
          </table:table-cell>
          <table:table-cell office:value-type="string" calcext:value-type="string">
            <text:p>Les Mées</text:p>
          </table:table-cell>
          <table:table-cell office:value-type="string" calcext:value-type="string">
            <text:p>LES MEES</text:p>
          </table:table-cell>
          <table:table-cell table:style-name="ce2" office:value-type="string" calcext:value-type="string">
            <text:p>04116</text:p>
          </table:table-cell>
          <table:table-cell office:value-type="string" calcext:value-type="string">
            <text:p>Commune simple</text:p>
          </table:table-cell>
          <table:table-cell office:value-type="float" office:value="938073" calcext:value-type="float">
            <text:p>938073</text:p>
          </table:table-cell>
          <table:table-cell office:value-type="float" office:value="6326185" calcext:value-type="float">
            <text:p>6326185</text:p>
          </table:table-cell>
          <table:table-cell office:value-type="float" office:value="6540" calcext:value-type="float">
            <text:p>6540</text:p>
          </table:table-cell>
          <table:table-cell office:value-type="float" office:value="3740" calcext:value-type="float">
            <text:p>374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0</text:p>
          </table:table-cell>
          <table:table-cell office:value-type="string" calcext:value-type="string">
            <text:p>Le Chaffaut-Saint-Jurson</text:p>
          </table:table-cell>
          <table:table-cell office:value-type="string" calcext:value-type="string">
            <text:p>LE CHAFFAUT-SAINT-JURSON</text:p>
          </table:table-cell>
          <table:table-cell table:style-name="ce2" office:value-type="string" calcext:value-type="string">
            <text:p>04046</text:p>
          </table:table-cell>
          <table:table-cell office:value-type="string" calcext:value-type="string">
            <text:p>Commune simple</text:p>
          </table:table-cell>
          <table:table-cell office:value-type="float" office:value="950494" calcext:value-type="float">
            <text:p>950494</text:p>
          </table:table-cell>
          <table:table-cell office:value-type="float" office:value="6330057" calcext:value-type="float">
            <text:p>6330057</text:p>
          </table:table-cell>
          <table:table-cell office:value-type="float" office:value="3620" calcext:value-type="float">
            <text:p>3620</text:p>
          </table:table-cell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81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RIANS</text:p>
          </table:table-cell>
          <table:table-cell table:style-name="ce2" office:value-type="string" calcext:value-type="string">
            <text:p>83104</text:p>
          </table:table-cell>
          <table:table-cell office:value-type="string" calcext:value-type="string">
            <text:p>Commune simple</text:p>
          </table:table-cell>
          <table:table-cell office:value-type="float" office:value="920774" calcext:value-type="float">
            <text:p>920774</text:p>
          </table:table-cell>
          <table:table-cell office:value-type="float" office:value="6282169" calcext:value-type="float">
            <text:p>6282169</text:p>
          </table:table-cell>
          <table:table-cell office:value-type="float" office:value="9687" calcext:value-type="float">
            <text:p>9687</text:p>
          </table:table-cell>
          <table:table-cell office:value-type="float" office:value="4255" calcext:value-type="float">
            <text:p>425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2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>ROUSSILLON</text:p>
          </table:table-cell>
          <table:table-cell table:style-name="ce2" office:value-type="string" calcext:value-type="string">
            <text:p>84102</text:p>
          </table:table-cell>
          <table:table-cell office:value-type="string" calcext:value-type="string">
            <text:p>Commune simple</text:p>
          </table:table-cell>
          <table:table-cell office:value-type="float" office:value="883994" calcext:value-type="float">
            <text:p>883994</text:p>
          </table:table-cell>
          <table:table-cell office:value-type="float" office:value="6313628" calcext:value-type="float">
            <text:p>6313628</text:p>
          </table:table-cell>
          <table:table-cell office:value-type="float" office:value="2977" calcext:value-type="float">
            <text:p>2977</text:p>
          </table:table-cell>
          <table:table-cell office:value-type="float" office:value="1303" calcext:value-type="float">
            <text:p>130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405</text:p>
          </table:table-cell>
          <table:table-cell office:value-type="string" calcext:value-type="string">
            <text:p>Carnoux-en-Provence</text:p>
          </table:table-cell>
          <table:table-cell office:value-type="string" calcext:value-type="string">
            <text:p>CARNOUX-EN-PROVENCE</text:p>
          </table:table-cell>
          <table:table-cell table:style-name="ce2" office:value-type="string" calcext:value-type="string">
            <text:p>13119</text:p>
          </table:table-cell>
          <table:table-cell office:value-type="string" calcext:value-type="string">
            <text:p>Commune simple</text:p>
          </table:table-cell>
          <table:table-cell office:value-type="float" office:value="908634" calcext:value-type="float">
            <text:p>908634</text:p>
          </table:table-cell>
          <table:table-cell office:value-type="float" office:value="6243364" calcext:value-type="float">
            <text:p>6243364</text:p>
          </table:table-cell>
          <table:table-cell office:value-type="float" office:value="345" calcext:value-type="float">
            <text:p>345</text:p>
          </table:table-cell>
          <table:table-cell office:value-type="float" office:value="6564" calcext:value-type="float">
            <text:p>656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4</text:p>
          </table:table-cell>
          <table:table-cell office:value-type="string" calcext:value-type="string">
            <text:p>Saint-Christol</text:p>
          </table:table-cell>
          <table:table-cell office:value-type="string" calcext:value-type="string">
            <text:p>SAINT-CHRISTOL</text:p>
          </table:table-cell>
          <table:table-cell table:style-name="ce2" office:value-type="string" calcext:value-type="string">
            <text:p>84107</text:p>
          </table:table-cell>
          <table:table-cell office:value-type="string" calcext:value-type="string">
            <text:p>Commune simple</text:p>
          </table:table-cell>
          <table:table-cell office:value-type="float" office:value="899753" calcext:value-type="float">
            <text:p>899753</text:p>
          </table:table-cell>
          <table:table-cell office:value-type="float" office:value="6328951" calcext:value-type="float">
            <text:p>6328951</text:p>
          </table:table-cell>
          <table:table-cell office:value-type="float" office:value="4608" calcext:value-type="float">
            <text:p>4608</text:p>
          </table:table-cell>
          <table:table-cell office:value-type="float" office:value="1373" calcext:value-type="float">
            <text:p>137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5</text:p>
          </table:table-cell>
          <table:table-cell office:value-type="string" calcext:value-type="string">
            <text:p>Vachères</text:p>
          </table:table-cell>
          <table:table-cell office:value-type="string" calcext:value-type="string">
            <text:p>VACHERES</text:p>
          </table:table-cell>
          <table:table-cell table:style-name="ce2" office:value-type="string" calcext:value-type="string">
            <text:p>04227</text:p>
          </table:table-cell>
          <table:table-cell office:value-type="string" calcext:value-type="string">
            <text:p>Commune simple</text:p>
          </table:table-cell>
          <table:table-cell office:value-type="float" office:value="911878" calcext:value-type="float">
            <text:p>911878</text:p>
          </table:table-cell>
          <table:table-cell office:value-type="float" office:value="6320047" calcext:value-type="float">
            <text:p>6320047</text:p>
          </table:table-cell>
          <table:table-cell office:value-type="float" office:value="2342" calcext:value-type="float">
            <text:p>2342</text:p>
          </table:table-cell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0</text:p>
          </table:table-cell>
          <table:table-cell office:value-type="string" calcext:value-type="string">
            <text:p>La Motte</text:p>
          </table:table-cell>
          <table:table-cell office:value-type="string" calcext:value-type="string">
            <text:p>LA MOTTE</text:p>
          </table:table-cell>
          <table:table-cell table:style-name="ce2" office:value-type="string" calcext:value-type="string">
            <text:p>83085</text:p>
          </table:table-cell>
          <table:table-cell office:value-type="string" calcext:value-type="string">
            <text:p>Commune simple</text:p>
          </table:table-cell>
          <table:table-cell office:value-type="float" office:value="987234" calcext:value-type="float">
            <text:p>987234</text:p>
          </table:table-cell>
          <table:table-cell office:value-type="float" office:value="6274556" calcext:value-type="float">
            <text:p>6274556</text:p>
          </table:table-cell>
          <table:table-cell office:value-type="float" office:value="2812" calcext:value-type="float">
            <text:p>2812</text:p>
          </table:table-cell>
          <table:table-cell office:value-type="float" office:value="2833" calcext:value-type="float">
            <text:p>283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58</text:p>
          </table:table-cell>
          <table:table-cell office:value-type="string" calcext:value-type="string">
            <text:p>La Garde-Freinet</text:p>
          </table:table-cell>
          <table:table-cell office:value-type="string" calcext:value-type="string">
            <text:p>LA GARDE-FREINET</text:p>
          </table:table-cell>
          <table:table-cell table:style-name="ce2" office:value-type="string" calcext:value-type="string">
            <text:p>83063</text:p>
          </table:table-cell>
          <table:table-cell office:value-type="string" calcext:value-type="string">
            <text:p>Commune simple</text:p>
          </table:table-cell>
          <table:table-cell office:value-type="float" office:value="980860" calcext:value-type="float">
            <text:p>980860</text:p>
          </table:table-cell>
          <table:table-cell office:value-type="float" office:value="6253516" calcext:value-type="float">
            <text:p>6253516</text:p>
          </table:table-cell>
          <table:table-cell office:value-type="float" office:value="7664" calcext:value-type="float">
            <text:p>7664</text:p>
          </table:table-cell>
          <table:table-cell office:value-type="float" office:value="1867" calcext:value-type="float">
            <text:p>186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4</text:p>
          </table:table-cell>
          <table:table-cell office:value-type="string" calcext:value-type="string">
            <text:p>Murs</text:p>
          </table:table-cell>
          <table:table-cell office:value-type="string" calcext:value-type="string">
            <text:p>MURS</text:p>
          </table:table-cell>
          <table:table-cell table:style-name="ce2" office:value-type="string" calcext:value-type="string">
            <text:p>84085</text:p>
          </table:table-cell>
          <table:table-cell office:value-type="string" calcext:value-type="string">
            <text:p>Commune simple</text:p>
          </table:table-cell>
          <table:table-cell office:value-type="float" office:value="879983" calcext:value-type="float">
            <text:p>879983</text:p>
          </table:table-cell>
          <table:table-cell office:value-type="float" office:value="6320940" calcext:value-type="float">
            <text:p>6320940</text:p>
          </table:table-cell>
          <table:table-cell office:value-type="float" office:value="3127" calcext:value-type="float">
            <text:p>3127</text:p>
          </table:table-cell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03</text:p>
          </table:table-cell>
          <table:table-cell office:value-type="string" calcext:value-type="string">
            <text:p>Orcières</text:p>
          </table:table-cell>
          <table:table-cell office:value-type="string" calcext:value-type="string">
            <text:p>ORCIERES</text:p>
          </table:table-cell>
          <table:table-cell table:style-name="ce2" office:value-type="string" calcext:value-type="string">
            <text:p>05096</text:p>
          </table:table-cell>
          <table:table-cell office:value-type="string" calcext:value-type="string">
            <text:p>Commune simple</text:p>
          </table:table-cell>
          <table:table-cell office:value-type="float" office:value="966190" calcext:value-type="float">
            <text:p>966190</text:p>
          </table:table-cell>
          <table:table-cell office:value-type="float" office:value="6403962" calcext:value-type="float">
            <text:p>6403962</text:p>
          </table:table-cell>
          <table:table-cell office:value-type="float" office:value="9827" calcext:value-type="float">
            <text:p>9827</text:p>
          </table:table-cell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3</text:p>
          </table:table-cell>
          <table:table-cell office:value-type="string" calcext:value-type="string">
            <text:p>Le Tignet</text:p>
          </table:table-cell>
          <table:table-cell office:value-type="string" calcext:value-type="string">
            <text:p>LE TIGNET</text:p>
          </table:table-cell>
          <table:table-cell table:style-name="ce2" office:value-type="string" calcext:value-type="string">
            <text:p>06140</text:p>
          </table:table-cell>
          <table:table-cell office:value-type="string" calcext:value-type="string">
            <text:p>Commune simple</text:p>
          </table:table-cell>
          <table:table-cell office:value-type="float" office:value="1011063" calcext:value-type="float">
            <text:p>1011063</text:p>
          </table:table-cell>
          <table:table-cell office:value-type="float" office:value="6288343" calcext:value-type="float">
            <text:p>6288343</text:p>
          </table:table-cell>
          <table:table-cell office:value-type="float" office:value="1126" calcext:value-type="float">
            <text:p>1126</text:p>
          </table:table-cell>
          <table:table-cell office:value-type="float" office:value="3063" calcext:value-type="float">
            <text:p>306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9</text:p>
          </table:table-cell>
          <table:table-cell office:value-type="string" calcext:value-type="string">
            <text:p>Saint-Didier</text:p>
          </table:table-cell>
          <table:table-cell office:value-type="string" calcext:value-type="string">
            <text:p>SAINT-DIDIER</text:p>
          </table:table-cell>
          <table:table-cell table:style-name="ce2" office:value-type="string" calcext:value-type="string">
            <text:p>84108</text:p>
          </table:table-cell>
          <table:table-cell office:value-type="string" calcext:value-type="string">
            <text:p>Commune simple</text:p>
          </table:table-cell>
          <table:table-cell office:value-type="float" office:value="869145" calcext:value-type="float">
            <text:p>869145</text:p>
          </table:table-cell>
          <table:table-cell office:value-type="float" office:value="6325993" calcext:value-type="float">
            <text:p>6325993</text:p>
          </table:table-cell>
          <table:table-cell office:value-type="float" office:value="362" calcext:value-type="float">
            <text:p>362</text:p>
          </table:table-cell>
          <table:table-cell office:value-type="float" office:value="2006" calcext:value-type="float">
            <text:p>200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59</text:p>
          </table:table-cell>
          <table:table-cell office:value-type="string" calcext:value-type="string">
            <text:p>Gonfaron</text:p>
          </table:table-cell>
          <table:table-cell office:value-type="string" calcext:value-type="string">
            <text:p>GONFARON</text:p>
          </table:table-cell>
          <table:table-cell table:style-name="ce2" office:value-type="string" calcext:value-type="string">
            <text:p>83067</text:p>
          </table:table-cell>
          <table:table-cell office:value-type="string" calcext:value-type="string">
            <text:p>Commune simple</text:p>
          </table:table-cell>
          <table:table-cell office:value-type="float" office:value="967535" calcext:value-type="float">
            <text:p>967535</text:p>
          </table:table-cell>
          <table:table-cell office:value-type="float" office:value="6251929" calcext:value-type="float">
            <text:p>6251929</text:p>
          </table:table-cell>
          <table:table-cell office:value-type="float" office:value="4042" calcext:value-type="float">
            <text:p>4042</text:p>
          </table:table-cell>
          <table:table-cell office:value-type="float" office:value="4324" calcext:value-type="float">
            <text:p>432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6</text:p>
          </table:table-cell>
          <table:table-cell office:value-type="string" calcext:value-type="string">
            <text:p>Gigondas</text:p>
          </table:table-cell>
          <table:table-cell office:value-type="string" calcext:value-type="string">
            <text:p>GIGONDAS</text:p>
          </table:table-cell>
          <table:table-cell table:style-name="ce2" office:value-type="string" calcext:value-type="string">
            <text:p>84049</text:p>
          </table:table-cell>
          <table:table-cell office:value-type="string" calcext:value-type="string">
            <text:p>Commune simple</text:p>
          </table:table-cell>
          <table:table-cell office:value-type="float" office:value="859712" calcext:value-type="float">
            <text:p>859712</text:p>
          </table:table-cell>
          <table:table-cell office:value-type="float" office:value="6342660" calcext:value-type="float">
            <text:p>6342660</text:p>
          </table:table-cell>
          <table:table-cell office:value-type="float" office:value="2714" calcext:value-type="float">
            <text:p>2714</text:p>
          </table:table-cell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9</text:p>
          </table:table-cell>
          <table:table-cell office:value-type="string" calcext:value-type="string">
            <text:p>Jouques</text:p>
          </table:table-cell>
          <table:table-cell office:value-type="string" calcext:value-type="string">
            <text:p>JOUQUES</text:p>
          </table:table-cell>
          <table:table-cell table:style-name="ce2" office:value-type="string" calcext:value-type="string">
            <text:p>13048</text:p>
          </table:table-cell>
          <table:table-cell office:value-type="string" calcext:value-type="string">
            <text:p>Commune simple</text:p>
          </table:table-cell>
          <table:table-cell office:value-type="float" office:value="914719" calcext:value-type="float">
            <text:p>914719</text:p>
          </table:table-cell>
          <table:table-cell office:value-type="float" office:value="6285147" calcext:value-type="float">
            <text:p>6285147</text:p>
          </table:table-cell>
          <table:table-cell office:value-type="float" office:value="8035" calcext:value-type="float">
            <text:p>8035</text:p>
          </table:table-cell>
          <table:table-cell office:value-type="float" office:value="4423" calcext:value-type="float">
            <text:p>442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4801</text:p>
          </table:table-cell>
          <table:table-cell office:value-type="string" calcext:value-type="string">
            <text:p>Le Monêtier-les-Bains</text:p>
          </table:table-cell>
          <table:table-cell office:value-type="string" calcext:value-type="string">
            <text:p>LE MONETIER-LES-BAINS</text:p>
          </table:table-cell>
          <table:table-cell table:style-name="ce2" office:value-type="string" calcext:value-type="string">
            <text:p>05079</text:p>
          </table:table-cell>
          <table:table-cell office:value-type="string" calcext:value-type="string">
            <text:p>Commune simple</text:p>
          </table:table-cell>
          <table:table-cell office:value-type="float" office:value="973297" calcext:value-type="float">
            <text:p>973297</text:p>
          </table:table-cell>
          <table:table-cell office:value-type="float" office:value="6439097" calcext:value-type="float">
            <text:p>6439097</text:p>
          </table:table-cell>
          <table:table-cell office:value-type="float" office:value="9787" calcext:value-type="float">
            <text:p>9787</text:p>
          </table:table-cell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55</text:p>
          </table:table-cell>
          <table:table-cell office:value-type="string" calcext:value-type="string">
            <text:p>Isola</text:p>
          </table:table-cell>
          <table:table-cell office:value-type="string" calcext:value-type="string">
            <text:p>ISOLA</text:p>
          </table:table-cell>
          <table:table-cell table:style-name="ce2" office:value-type="string" calcext:value-type="string">
            <text:p>06073</text:p>
          </table:table-cell>
          <table:table-cell office:value-type="string" calcext:value-type="string">
            <text:p>Commune simple</text:p>
          </table:table-cell>
          <table:table-cell office:value-type="float" office:value="1026629" calcext:value-type="float">
            <text:p>1026629</text:p>
          </table:table-cell>
          <table:table-cell office:value-type="float" office:value="6351769" calcext:value-type="float">
            <text:p>6351769</text:p>
          </table:table-cell>
          <table:table-cell office:value-type="float" office:value="9798" calcext:value-type="float">
            <text:p>9798</text:p>
          </table:table-cell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2</text:p>
          </table:table-cell>
          <table:table-cell office:value-type="string" calcext:value-type="string">
            <text:p>Sigoyer</text:p>
          </table:table-cell>
          <table:table-cell office:value-type="string" calcext:value-type="string">
            <text:p>SIGOYER</text:p>
          </table:table-cell>
          <table:table-cell table:style-name="ce2" office:value-type="string" calcext:value-type="string">
            <text:p>05168</text:p>
          </table:table-cell>
          <table:table-cell office:value-type="string" calcext:value-type="string">
            <text:p>Commune simple</text:p>
          </table:table-cell>
          <table:table-cell office:value-type="float" office:value="936311" calcext:value-type="float">
            <text:p>936311</text:p>
          </table:table-cell>
          <table:table-cell office:value-type="float" office:value="6380104" calcext:value-type="float">
            <text:p>6380104</text:p>
          </table:table-cell>
          <table:table-cell office:value-type="float" office:value="2438" calcext:value-type="float">
            <text:p>2438</text:p>
          </table:table-cell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6</text:p>
          </table:table-cell>
          <table:table-cell office:value-type="string" calcext:value-type="string">
            <text:p>Saint-Paul-de-Vence</text:p>
          </table:table-cell>
          <table:table-cell office:value-type="string" calcext:value-type="string">
            <text:p>SAINT-PAUL-DE-VENCE</text:p>
          </table:table-cell>
          <table:table-cell table:style-name="ce2" office:value-type="string" calcext:value-type="string">
            <text:p>06128</text:p>
          </table:table-cell>
          <table:table-cell office:value-type="string" calcext:value-type="string">
            <text:p>Commune simple</text:p>
          </table:table-cell>
          <table:table-cell office:value-type="float" office:value="1032018" calcext:value-type="float">
            <text:p>1032018</text:p>
          </table:table-cell>
          <table:table-cell office:value-type="float" office:value="6297289" calcext:value-type="float">
            <text:p>6297289</text:p>
          </table:table-cell>
          <table:table-cell office:value-type="float" office:value="726" calcext:value-type="float">
            <text:p>726</text:p>
          </table:table-cell>
          <table:table-cell office:value-type="float" office:value="3324" calcext:value-type="float">
            <text:p>332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4</text:p>
          </table:table-cell>
          <table:table-cell office:value-type="string" calcext:value-type="string">
            <text:p>Roumoules</text:p>
          </table:table-cell>
          <table:table-cell office:value-type="string" calcext:value-type="string">
            <text:p>ROUMOULES</text:p>
          </table:table-cell>
          <table:table-cell table:style-name="ce2" office:value-type="string" calcext:value-type="string">
            <text:p>04172</text:p>
          </table:table-cell>
          <table:table-cell office:value-type="string" calcext:value-type="string">
            <text:p>Commune simple</text:p>
          </table:table-cell>
          <table:table-cell office:value-type="float" office:value="953547" calcext:value-type="float">
            <text:p>953547</text:p>
          </table:table-cell>
          <table:table-cell office:value-type="float" office:value="6307099" calcext:value-type="float">
            <text:p>6307099</text:p>
          </table:table-cell>
          <table:table-cell office:value-type="float" office:value="2604" calcext:value-type="float">
            <text:p>2604</text:p>
          </table:table-cell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15</text:p>
          </table:table-cell>
          <table:table-cell office:value-type="string" calcext:value-type="string">
            <text:p>La Motte-du-Caire</text:p>
          </table:table-cell>
          <table:table-cell office:value-type="string" calcext:value-type="string">
            <text:p>LA MOTTE-DU-CAIRE</text:p>
          </table:table-cell>
          <table:table-cell table:style-name="ce2" office:value-type="string" calcext:value-type="string">
            <text:p>04134</text:p>
          </table:table-cell>
          <table:table-cell office:value-type="string" calcext:value-type="string">
            <text:p>Commune simple</text:p>
          </table:table-cell>
          <table:table-cell office:value-type="float" office:value="942279" calcext:value-type="float">
            <text:p>942279</text:p>
          </table:table-cell>
          <table:table-cell office:value-type="float" office:value="6364189" calcext:value-type="float">
            <text:p>6364189</text:p>
          </table:table-cell>
          <table:table-cell office:value-type="float" office:value="2727" calcext:value-type="float">
            <text:p>2727</text:p>
          </table:table-cell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28</text:p>
          </table:table-cell>
          <table:table-cell office:value-type="string" calcext:value-type="string">
            <text:p>Réallon</text:p>
          </table:table-cell>
          <table:table-cell office:value-type="string" calcext:value-type="string">
            <text:p>REALLON</text:p>
          </table:table-cell>
          <table:table-cell table:style-name="ce2" office:value-type="string" calcext:value-type="string">
            <text:p>05114</text:p>
          </table:table-cell>
          <table:table-cell office:value-type="string" calcext:value-type="string">
            <text:p>Commune simple</text:p>
          </table:table-cell>
          <table:table-cell office:value-type="float" office:value="966687" calcext:value-type="float">
            <text:p>966687</text:p>
          </table:table-cell>
          <table:table-cell office:value-type="float" office:value="6396473" calcext:value-type="float">
            <text:p>6396473</text:p>
          </table:table-cell>
          <table:table-cell office:value-type="float" office:value="7140" calcext:value-type="float">
            <text:p>7140</text:p>
          </table:table-cell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9</text:p>
          </table:table-cell>
          <table:table-cell office:value-type="string" calcext:value-type="string">
            <text:p>Rustrel</text:p>
          </table:table-cell>
          <table:table-cell office:value-type="string" calcext:value-type="string">
            <text:p>RUSTREL</text:p>
          </table:table-cell>
          <table:table-cell table:style-name="ce2" office:value-type="string" calcext:value-type="string">
            <text:p>84103</text:p>
          </table:table-cell>
          <table:table-cell office:value-type="string" calcext:value-type="string">
            <text:p>Commune simple</text:p>
          </table:table-cell>
          <table:table-cell office:value-type="float" office:value="898841" calcext:value-type="float">
            <text:p>898841</text:p>
          </table:table-cell>
          <table:table-cell office:value-type="float" office:value="6317891" calcext:value-type="float">
            <text:p>6317891</text:p>
          </table:table-cell>
          <table:table-cell office:value-type="float" office:value="2826" calcext:value-type="float">
            <text:p>2826</text:p>
          </table:table-cell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0</text:p>
          </table:table-cell>
          <table:table-cell office:value-type="string" calcext:value-type="string">
            <text:p>Lourmarin</text:p>
          </table:table-cell>
          <table:table-cell office:value-type="string" calcext:value-type="string">
            <text:p>LOURMARIN</text:p>
          </table:table-cell>
          <table:table-cell table:style-name="ce2" office:value-type="string" calcext:value-type="string">
            <text:p>84068</text:p>
          </table:table-cell>
          <table:table-cell office:value-type="string" calcext:value-type="string">
            <text:p>Commune simple</text:p>
          </table:table-cell>
          <table:table-cell office:value-type="float" office:value="890173" calcext:value-type="float">
            <text:p>890173</text:p>
          </table:table-cell>
          <table:table-cell office:value-type="float" office:value="6300199" calcext:value-type="float">
            <text:p>6300199</text:p>
          </table:table-cell>
          <table:table-cell office:value-type="float" office:value="2018" calcext:value-type="float">
            <text:p>2018</text:p>
          </table:table-cell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5</text:p>
          </table:table-cell>
          <table:table-cell office:value-type="string" calcext:value-type="string">
            <text:p>Le Sauze-du-Lac</text:p>
          </table:table-cell>
          <table:table-cell office:value-type="string" calcext:value-type="string">
            <text:p>LE SAUZE-DU-LAC</text:p>
          </table:table-cell>
          <table:table-cell table:style-name="ce2" office:value-type="string" calcext:value-type="string">
            <text:p>05163</text:p>
          </table:table-cell>
          <table:table-cell office:value-type="string" calcext:value-type="string">
            <text:p>Commune simple</text:p>
          </table:table-cell>
          <table:table-cell office:value-type="float" office:value="963987" calcext:value-type="float">
            <text:p>963987</text:p>
          </table:table-cell>
          <table:table-cell office:value-type="float" office:value="6381758" calcext:value-type="float">
            <text:p>6381758</text:p>
          </table:table-cell>
          <table:table-cell office:value-type="float" office:value="849" calcext:value-type="float">
            <text:p>849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4800</text:p>
          </table:table-cell>
          <table:table-cell office:value-type="string" calcext:value-type="string">
            <text:p>Val-des-Prés</text:p>
          </table:table-cell>
          <table:table-cell office:value-type="string" calcext:value-type="string">
            <text:p>VAL-DES-PRES</text:p>
          </table:table-cell>
          <table:table-cell table:style-name="ce2" office:value-type="string" calcext:value-type="string">
            <text:p>05174</text:p>
          </table:table-cell>
          <table:table-cell office:value-type="string" calcext:value-type="string">
            <text:p>Commune simple</text:p>
          </table:table-cell>
          <table:table-cell office:value-type="float" office:value="988300" calcext:value-type="float">
            <text:p>988300</text:p>
          </table:table-cell>
          <table:table-cell office:value-type="float" office:value="6434645" calcext:value-type="float">
            <text:p>6434645</text:p>
          </table:table-cell>
          <table:table-cell office:value-type="float" office:value="4477" calcext:value-type="float">
            <text:p>4477</text:p>
          </table:table-cell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406</text:p>
          </table:table-cell>
          <table:table-cell office:value-type="string" calcext:value-type="string">
            <text:p>Cassis</text:p>
          </table:table-cell>
          <table:table-cell office:value-type="string" calcext:value-type="string">
            <text:p>CASSIS</text:p>
          </table:table-cell>
          <table:table-cell table:style-name="ce2" office:value-type="string" calcext:value-type="string">
            <text:p>13022</text:p>
          </table:table-cell>
          <table:table-cell office:value-type="string" calcext:value-type="string">
            <text:p>Commune simple</text:p>
          </table:table-cell>
          <table:table-cell office:value-type="float" office:value="907459" calcext:value-type="float">
            <text:p>907459</text:p>
          </table:table-cell>
          <table:table-cell office:value-type="float" office:value="6238842" calcext:value-type="float">
            <text:p>6238842</text:p>
          </table:table-cell>
          <table:table-cell office:value-type="float" office:value="2687" calcext:value-type="float">
            <text:p>2687</text:p>
          </table:table-cell>
          <table:table-cell office:value-type="float" office:value="7027" calcext:value-type="float">
            <text:p>702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27</text:p>
          </table:table-cell>
          <table:table-cell office:value-type="string" calcext:value-type="string">
            <text:p>Arvieux</text:p>
          </table:table-cell>
          <table:table-cell office:value-type="string" calcext:value-type="string">
            <text:p>ARVIEUX</text:p>
          </table:table-cell>
          <table:table-cell table:style-name="ce2" office:value-type="string" calcext:value-type="string">
            <text:p>05007</text:p>
          </table:table-cell>
          <table:table-cell office:value-type="string" calcext:value-type="string">
            <text:p>Commune simple</text:p>
          </table:table-cell>
          <table:table-cell office:value-type="float" office:value="994056" calcext:value-type="float">
            <text:p>994056</text:p>
          </table:table-cell>
          <table:table-cell office:value-type="float" office:value="6413980" calcext:value-type="float">
            <text:p>6413980</text:p>
          </table:table-cell>
          <table:table-cell office:value-type="float" office:value="7262" calcext:value-type="float">
            <text:p>7262</text:p>
          </table:table-cell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28</text:p>
          </table:table-cell>
          <table:table-cell office:value-type="string" calcext:value-type="string">
            <text:p>Bédoin</text:p>
          </table:table-cell>
          <table:table-cell office:value-type="string" calcext:value-type="string">
            <text:p>BEDOIN</text:p>
          </table:table-cell>
          <table:table-cell table:style-name="ce2" office:value-type="string" calcext:value-type="string">
            <text:p>84017</text:p>
          </table:table-cell>
          <table:table-cell office:value-type="string" calcext:value-type="string">
            <text:p>Commune simple</text:p>
          </table:table-cell>
          <table:table-cell office:value-type="float" office:value="878551" calcext:value-type="float">
            <text:p>878551</text:p>
          </table:table-cell>
          <table:table-cell office:value-type="float" office:value="6339696" calcext:value-type="float">
            <text:p>6339696</text:p>
          </table:table-cell>
          <table:table-cell office:value-type="float" office:value="9103" calcext:value-type="float">
            <text:p>9103</text:p>
          </table:table-cell>
          <table:table-cell office:value-type="float" office:value="3096" calcext:value-type="float">
            <text:p>309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7</text:p>
          </table:table-cell>
          <table:table-cell office:value-type="string" calcext:value-type="string">
            <text:p>Malijai</text:p>
          </table:table-cell>
          <table:table-cell office:value-type="string" calcext:value-type="string">
            <text:p>MALIJAI</text:p>
          </table:table-cell>
          <table:table-cell table:style-name="ce2" office:value-type="string" calcext:value-type="string">
            <text:p>04108</text:p>
          </table:table-cell>
          <table:table-cell office:value-type="string" calcext:value-type="string">
            <text:p>Commune simple</text:p>
          </table:table-cell>
          <table:table-cell office:value-type="float" office:value="944572" calcext:value-type="float">
            <text:p>944572</text:p>
          </table:table-cell>
          <table:table-cell office:value-type="float" office:value="6331645" calcext:value-type="float">
            <text:p>6331645</text:p>
          </table:table-cell>
          <table:table-cell office:value-type="float" office:value="2656" calcext:value-type="float">
            <text:p>2656</text:p>
          </table:table-cell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8</text:p>
          </table:table-cell>
          <table:table-cell office:value-type="string" calcext:value-type="string">
            <text:p>Thoard</text:p>
          </table:table-cell>
          <table:table-cell office:value-type="string" calcext:value-type="string">
            <text:p>THOARD</text:p>
          </table:table-cell>
          <table:table-cell table:style-name="ce2" office:value-type="string" calcext:value-type="string">
            <text:p>04217</text:p>
          </table:table-cell>
          <table:table-cell office:value-type="string" calcext:value-type="string">
            <text:p>Commune simple</text:p>
          </table:table-cell>
          <table:table-cell office:value-type="float" office:value="950184" calcext:value-type="float">
            <text:p>950184</text:p>
          </table:table-cell>
          <table:table-cell office:value-type="float" office:value="6343809" calcext:value-type="float">
            <text:p>6343809</text:p>
          </table:table-cell>
          <table:table-cell office:value-type="float" office:value="4369" calcext:value-type="float">
            <text:p>4369</text:p>
          </table:table-cell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59</text:p>
          </table:table-cell>
          <table:table-cell office:value-type="string" calcext:value-type="string">
            <text:p>Aubessagne</text:p>
          </table:table-cell>
          <table:table-cell office:value-type="string" calcext:value-type="string">
            <text:p>AUBESSAGNE</text:p>
          </table:table-cell>
          <table:table-cell table:style-name="ce2" office:value-type="string" calcext:value-type="string">
            <text:p>05039</text:p>
          </table:table-cell>
          <table:table-cell office:value-type="string" calcext:value-type="string">
            <text:p>Commune simple</text:p>
          </table:table-cell>
          <table:table-cell office:value-type="float" office:value="939793" calcext:value-type="float">
            <text:p>939793</text:p>
          </table:table-cell>
          <table:table-cell office:value-type="float" office:value="6409276" calcext:value-type="float">
            <text:p>6409276</text:p>
          </table:table-cell>
          <table:table-cell office:value-type="float" office:value="2751" calcext:value-type="float">
            <text:p>2751</text:p>
          </table:table-cell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9</text:p>
          </table:table-cell>
          <table:table-cell office:value-type="string" calcext:value-type="string">
            <text:p>Villeneuve</text:p>
          </table:table-cell>
          <table:table-cell office:value-type="string" calcext:value-type="string">
            <text:p>VILLENEUVE</text:p>
          </table:table-cell>
          <table:table-cell table:style-name="ce2" office:value-type="string" calcext:value-type="string">
            <text:p>04242</text:p>
          </table:table-cell>
          <table:table-cell office:value-type="string" calcext:value-type="string">
            <text:p>Commune simple</text:p>
          </table:table-cell>
          <table:table-cell office:value-type="float" office:value="928989" calcext:value-type="float">
            <text:p>928989</text:p>
          </table:table-cell>
          <table:table-cell office:value-type="float" office:value="6315500" calcext:value-type="float">
            <text:p>6315500</text:p>
          </table:table-cell>
          <table:table-cell office:value-type="float" office:value="2555" calcext:value-type="float">
            <text:p>2555</text:p>
          </table:table-cell>
          <table:table-cell office:value-type="float" office:value="4259" calcext:value-type="float">
            <text:p>425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0</text:p>
          </table:table-cell>
          <table:table-cell office:value-type="string" calcext:value-type="string">
            <text:p>Saint-Maime</text:p>
          </table:table-cell>
          <table:table-cell office:value-type="string" calcext:value-type="string">
            <text:p>SAINT-MAIME</text:p>
          </table:table-cell>
          <table:table-cell table:style-name="ce2" office:value-type="string" calcext:value-type="string">
            <text:p>04188</text:p>
          </table:table-cell>
          <table:table-cell office:value-type="string" calcext:value-type="string">
            <text:p>Commune simple</text:p>
          </table:table-cell>
          <table:table-cell office:value-type="float" office:value="924818" calcext:value-type="float">
            <text:p>924818</text:p>
          </table:table-cell>
          <table:table-cell office:value-type="float" office:value="6315172" calcext:value-type="float">
            <text:p>6315172</text:p>
          </table:table-cell>
          <table:table-cell office:value-type="float" office:value="751" calcext:value-type="float">
            <text:p>751</text:p>
          </table:table-cell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1</text:p>
          </table:table-cell>
          <table:table-cell office:value-type="string" calcext:value-type="string">
            <text:p>Espinasses</text:p>
          </table:table-cell>
          <table:table-cell office:value-type="string" calcext:value-type="string">
            <text:p>ESPINASSES</text:p>
          </table:table-cell>
          <table:table-cell table:style-name="ce2" office:value-type="string" calcext:value-type="string">
            <text:p>05050</text:p>
          </table:table-cell>
          <table:table-cell office:value-type="string" calcext:value-type="string">
            <text:p>Commune simple</text:p>
          </table:table-cell>
          <table:table-cell office:value-type="float" office:value="957357" calcext:value-type="float">
            <text:p>957357</text:p>
          </table:table-cell>
          <table:table-cell office:value-type="float" office:value="6383283" calcext:value-type="float">
            <text:p>6383283</text:p>
          </table:table-cell>
          <table:table-cell office:value-type="float" office:value="1386" calcext:value-type="float">
            <text:p>1386</text:p>
          </table:table-cell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32</text:p>
          </table:table-cell>
          <table:table-cell office:value-type="string" calcext:value-type="string">
            <text:p>Châteauneuf-de-Gadagne</text:p>
          </table:table-cell>
          <table:table-cell office:value-type="string" calcext:value-type="string">
            <text:p>CHATEAUNEUF-DE-GADAGNE</text:p>
          </table:table-cell>
          <table:table-cell table:style-name="ce2" office:value-type="string" calcext:value-type="string">
            <text:p>84036</text:p>
          </table:table-cell>
          <table:table-cell office:value-type="string" calcext:value-type="string">
            <text:p>Commune simple</text:p>
          </table:table-cell>
          <table:table-cell office:value-type="float" office:value="856081" calcext:value-type="float">
            <text:p>856081</text:p>
          </table:table-cell>
          <table:table-cell office:value-type="float" office:value="6316330" calcext:value-type="float">
            <text:p>6316330</text:p>
          </table:table-cell>
          <table:table-cell office:value-type="float" office:value="1348" calcext:value-type="float">
            <text:p>1348</text:p>
          </table:table-cell>
          <table:table-cell office:value-type="float" office:value="3328" calcext:value-type="float">
            <text:p>332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8</text:p>
          </table:table-cell>
          <table:table-cell office:value-type="string" calcext:value-type="string">
            <text:p>Draguignan</text:p>
          </table:table-cell>
          <table:table-cell office:value-type="string" calcext:value-type="string">
            <text:p>DRAGUIGNAN</text:p>
          </table:table-cell>
          <table:table-cell table:style-name="ce2" office:value-type="string" calcext:value-type="string">
            <text:p>83050</text:p>
          </table:table-cell>
          <table:table-cell office:value-type="string" calcext:value-type="string">
            <text:p>Sous-préfecture</text:p>
          </table:table-cell>
          <table:table-cell office:value-type="float" office:value="980484" calcext:value-type="float">
            <text:p>980484</text:p>
          </table:table-cell>
          <table:table-cell office:value-type="float" office:value="6276655" calcext:value-type="float">
            <text:p>6276655</text:p>
          </table:table-cell>
          <table:table-cell office:value-type="float" office:value="5375" calcext:value-type="float">
            <text:p>5375</text:p>
          </table:table-cell>
          <table:table-cell office:value-type="float" office:value="39106" calcext:value-type="float">
            <text:p>3910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7</text:p>
          </table:table-cell>
          <table:table-cell office:value-type="string" calcext:value-type="string">
            <text:p>Éguilles</text:p>
          </table:table-cell>
          <table:table-cell office:value-type="string" calcext:value-type="string">
            <text:p>EGUILLES</text:p>
          </table:table-cell>
          <table:table-cell table:style-name="ce2" office:value-type="string" calcext:value-type="string">
            <text:p>13032</text:p>
          </table:table-cell>
          <table:table-cell office:value-type="string" calcext:value-type="string">
            <text:p>Commune simple</text:p>
          </table:table-cell>
          <table:table-cell office:value-type="float" office:value="889294" calcext:value-type="float">
            <text:p>889294</text:p>
          </table:table-cell>
          <table:table-cell office:value-type="float" office:value="6276915" calcext:value-type="float">
            <text:p>6276915</text:p>
          </table:table-cell>
          <table:table-cell office:value-type="float" office:value="3407" calcext:value-type="float">
            <text:p>3407</text:p>
          </table:table-cell>
          <table:table-cell office:value-type="float" office:value="7957" calcext:value-type="float">
            <text:p>795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2</text:p>
          </table:table-cell>
          <table:table-cell office:value-type="string" calcext:value-type="string">
            <text:p>Châteaudouble</text:p>
          </table:table-cell>
          <table:table-cell office:value-type="string" calcext:value-type="string">
            <text:p>CHATEAUDOUBLE</text:p>
          </table:table-cell>
          <table:table-cell table:style-name="ce2" office:value-type="string" calcext:value-type="string">
            <text:p>83038</text:p>
          </table:table-cell>
          <table:table-cell office:value-type="string" calcext:value-type="string">
            <text:p>Commune simple</text:p>
          </table:table-cell>
          <table:table-cell office:value-type="float" office:value="977774" calcext:value-type="float">
            <text:p>977774</text:p>
          </table:table-cell>
          <table:table-cell office:value-type="float" office:value="6284896" calcext:value-type="float">
            <text:p>6284896</text:p>
          </table:table-cell>
          <table:table-cell office:value-type="float" office:value="4091" calcext:value-type="float">
            <text:p>4091</text:p>
          </table:table-cell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2</text:p>
          </table:table-cell>
          <table:table-cell office:value-type="string" calcext:value-type="string">
            <text:p>Bormes-les-Mimosas</text:p>
          </table:table-cell>
          <table:table-cell office:value-type="string" calcext:value-type="string">
            <text:p>BORMES-LES-MIMOSAS</text:p>
          </table:table-cell>
          <table:table-cell table:style-name="ce2" office:value-type="string" calcext:value-type="string">
            <text:p>83019</text:p>
          </table:table-cell>
          <table:table-cell office:value-type="string" calcext:value-type="string">
            <text:p>Commune simple</text:p>
          </table:table-cell>
          <table:table-cell office:value-type="float" office:value="973480" calcext:value-type="float">
            <text:p>973480</text:p>
          </table:table-cell>
          <table:table-cell office:value-type="float" office:value="6237111" calcext:value-type="float">
            <text:p>6237111</text:p>
          </table:table-cell>
          <table:table-cell office:value-type="float" office:value="9732" calcext:value-type="float">
            <text:p>9732</text:p>
          </table:table-cell>
          <table:table-cell office:value-type="float" office:value="8223" calcext:value-type="float">
            <text:p>822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0</text:p>
          </table:table-cell>
          <table:table-cell office:value-type="string" calcext:value-type="string">
            <text:p>Puy-Sanières</text:p>
          </table:table-cell>
          <table:table-cell office:value-type="string" calcext:value-type="string">
            <text:p>PUY-SANIERES</text:p>
          </table:table-cell>
          <table:table-cell table:style-name="ce2" office:value-type="string" calcext:value-type="string">
            <text:p>05111</text:p>
          </table:table-cell>
          <table:table-cell office:value-type="string" calcext:value-type="string">
            <text:p>Commune simple</text:p>
          </table:table-cell>
          <table:table-cell office:value-type="float" office:value="973089" calcext:value-type="float">
            <text:p>973089</text:p>
          </table:table-cell>
          <table:table-cell office:value-type="float" office:value="6390661" calcext:value-type="float">
            <text:p>6390661</text:p>
          </table:table-cell>
          <table:table-cell office:value-type="float" office:value="1138" calcext:value-type="float">
            <text:p>1138</text:p>
          </table:table-cell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4</text:p>
          </table:table-cell>
          <table:table-cell office:value-type="string" calcext:value-type="string">
            <text:p>Esparron</text:p>
          </table:table-cell>
          <table:table-cell office:value-type="string" calcext:value-type="string">
            <text:p>ESPARRON</text:p>
          </table:table-cell>
          <table:table-cell table:style-name="ce2" office:value-type="string" calcext:value-type="string">
            <text:p>05049</text:p>
          </table:table-cell>
          <table:table-cell office:value-type="string" calcext:value-type="string">
            <text:p>Commune simple</text:p>
          </table:table-cell>
          <table:table-cell office:value-type="float" office:value="929723" calcext:value-type="float">
            <text:p>929723</text:p>
          </table:table-cell>
          <table:table-cell office:value-type="float" office:value="6378244" calcext:value-type="float">
            <text:p>6378244</text:p>
          </table:table-cell>
          <table:table-cell office:value-type="float" office:value="2411" calcext:value-type="float">
            <text:p>2411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25</text:p>
          </table:table-cell>
          <table:table-cell office:value-type="string" calcext:value-type="string">
            <text:p>Garde-Colombe</text:p>
          </table:table-cell>
          <table:table-cell office:value-type="string" calcext:value-type="string">
            <text:p>GARDE-COLOMBE</text:p>
          </table:table-cell>
          <table:table-cell table:style-name="ce2" office:value-type="string" calcext:value-type="string">
            <text:p>05053</text:p>
          </table:table-cell>
          <table:table-cell office:value-type="string" calcext:value-type="string">
            <text:p>Commune simple</text:p>
          </table:table-cell>
          <table:table-cell office:value-type="float" office:value="922038" calcext:value-type="float">
            <text:p>922038</text:p>
          </table:table-cell>
          <table:table-cell office:value-type="float" office:value="6366237" calcext:value-type="float">
            <text:p>6366237</text:p>
          </table:table-cell>
          <table:table-cell office:value-type="float" office:value="3461" calcext:value-type="float">
            <text:p>3461</text:p>
          </table:table-cell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21</text:p>
          </table:table-cell>
          <table:table-cell office:value-type="string" calcext:value-type="string">
            <text:p>Lazer</text:p>
          </table:table-cell>
          <table:table-cell office:value-type="string" calcext:value-type="string">
            <text:p>LAZER</text:p>
          </table:table-cell>
          <table:table-cell table:style-name="ce2" office:value-type="string" calcext:value-type="string">
            <text:p>05073</text:p>
          </table:table-cell>
          <table:table-cell office:value-type="string" calcext:value-type="string">
            <text:p>Commune simple</text:p>
          </table:table-cell>
          <table:table-cell office:value-type="float" office:value="927245" calcext:value-type="float">
            <text:p>927245</text:p>
          </table:table-cell>
          <table:table-cell office:value-type="float" office:value="6365548" calcext:value-type="float">
            <text:p>6365548</text:p>
          </table:table-cell>
          <table:table-cell office:value-type="float" office:value="2198" calcext:value-type="float">
            <text:p>2198</text:p>
          </table:table-cell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59</text:p>
          </table:table-cell>
          <table:table-cell office:value-type="string" calcext:value-type="string">
            <text:p>Beaujeu</text:p>
          </table:table-cell>
          <table:table-cell office:value-type="string" calcext:value-type="string">
            <text:p>BEAUJEU</text:p>
          </table:table-cell>
          <table:table-cell table:style-name="ce2" office:value-type="string" calcext:value-type="string">
            <text:p>04024</text:p>
          </table:table-cell>
          <table:table-cell office:value-type="string" calcext:value-type="string">
            <text:p>Commune simple</text:p>
          </table:table-cell>
          <table:table-cell office:value-type="float" office:value="969242" calcext:value-type="float">
            <text:p>969242</text:p>
          </table:table-cell>
          <table:table-cell office:value-type="float" office:value="6351608" calcext:value-type="float">
            <text:p>6351608</text:p>
          </table:table-cell>
          <table:table-cell office:value-type="float" office:value="4568" calcext:value-type="float">
            <text:p>4568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0</text:p>
          </table:table-cell>
          <table:table-cell office:value-type="string" calcext:value-type="string">
            <text:p>Le Val</text:p>
          </table:table-cell>
          <table:table-cell office:value-type="string" calcext:value-type="string">
            <text:p>LE VAL</text:p>
          </table:table-cell>
          <table:table-cell table:style-name="ce2" office:value-type="string" calcext:value-type="string">
            <text:p>83143</text:p>
          </table:table-cell>
          <table:table-cell office:value-type="string" calcext:value-type="string">
            <text:p>Commune simple</text:p>
          </table:table-cell>
          <table:table-cell office:value-type="float" office:value="947561" calcext:value-type="float">
            <text:p>947561</text:p>
          </table:table-cell>
          <table:table-cell office:value-type="float" office:value="6265625" calcext:value-type="float">
            <text:p>6265625</text:p>
          </table:table-cell>
          <table:table-cell office:value-type="float" office:value="3934" calcext:value-type="float">
            <text:p>3934</text:p>
          </table:table-cell>
          <table:table-cell office:value-type="float" office:value="4293" calcext:value-type="float">
            <text:p>429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39</text:p>
          </table:table-cell>
          <table:table-cell office:value-type="string" calcext:value-type="string">
            <text:p>Saint-Julien-en-Beauchêne</text:p>
          </table:table-cell>
          <table:table-cell office:value-type="string" calcext:value-type="string">
            <text:p>SAINT-JULIEN-EN-BEAUCHENE</text:p>
          </table:table-cell>
          <table:table-cell table:style-name="ce2" office:value-type="string" calcext:value-type="string">
            <text:p>05146</text:p>
          </table:table-cell>
          <table:table-cell office:value-type="string" calcext:value-type="string">
            <text:p>Commune simple</text:p>
          </table:table-cell>
          <table:table-cell office:value-type="float" office:value="914693" calcext:value-type="float">
            <text:p>914693</text:p>
          </table:table-cell>
          <table:table-cell office:value-type="float" office:value="6395036" calcext:value-type="float">
            <text:p>6395036</text:p>
          </table:table-cell>
          <table:table-cell office:value-type="float" office:value="5943" calcext:value-type="float">
            <text:p>5943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10</text:p>
          </table:table-cell>
          <table:table-cell office:value-type="string" calcext:value-type="string">
            <text:p>Le Lauzet-Ubaye</text:p>
          </table:table-cell>
          <table:table-cell office:value-type="string" calcext:value-type="string">
            <text:p>LE LAUZET-UBAYE</text:p>
          </table:table-cell>
          <table:table-cell table:style-name="ce2" office:value-type="string" calcext:value-type="string">
            <text:p>04102</text:p>
          </table:table-cell>
          <table:table-cell office:value-type="string" calcext:value-type="string">
            <text:p>Commune simple</text:p>
          </table:table-cell>
          <table:table-cell office:value-type="float" office:value="970844" calcext:value-type="float">
            <text:p>970844</text:p>
          </table:table-cell>
          <table:table-cell office:value-type="float" office:value="6373097" calcext:value-type="float">
            <text:p>6373097</text:p>
          </table:table-cell>
          <table:table-cell office:value-type="float" office:value="6626" calcext:value-type="float">
            <text:p>6626</text:p>
          </table:table-cell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35</text:p>
          </table:table-cell>
          <table:table-cell office:value-type="string" calcext:value-type="string">
            <text:p>Châteaurenard</text:p>
          </table:table-cell>
          <table:table-cell office:value-type="string" calcext:value-type="string">
            <text:p>CHATEAURENARD</text:p>
          </table:table-cell>
          <table:table-cell table:style-name="ce2" office:value-type="string" calcext:value-type="string">
            <text:p>13027</text:p>
          </table:table-cell>
          <table:table-cell office:value-type="string" calcext:value-type="string">
            <text:p>Commune simple</text:p>
          </table:table-cell>
          <table:table-cell office:value-type="float" office:value="848076" calcext:value-type="float">
            <text:p>848076</text:p>
          </table:table-cell>
          <table:table-cell office:value-type="float" office:value="6310969" calcext:value-type="float">
            <text:p>6310969</text:p>
          </table:table-cell>
          <table:table-cell office:value-type="float" office:value="3495" calcext:value-type="float">
            <text:p>3495</text:p>
          </table:table-cell>
          <table:table-cell office:value-type="float" office:value="16012" calcext:value-type="float">
            <text:p>1601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0</text:p>
          </table:table-cell>
          <table:table-cell office:value-type="string" calcext:value-type="string">
            <text:p>Rigaud</text:p>
          </table:table-cell>
          <table:table-cell office:value-type="string" calcext:value-type="string">
            <text:p>RIGAUD</text:p>
          </table:table-cell>
          <table:table-cell table:style-name="ce2" office:value-type="string" calcext:value-type="string">
            <text:p>06101</text:p>
          </table:table-cell>
          <table:table-cell office:value-type="string" calcext:value-type="string">
            <text:p>Commune simple</text:p>
          </table:table-cell>
          <table:table-cell office:value-type="float" office:value="1018751" calcext:value-type="float">
            <text:p>1018751</text:p>
          </table:table-cell>
          <table:table-cell office:value-type="float" office:value="6330585" calcext:value-type="float">
            <text:p>6330585</text:p>
          </table:table-cell>
          <table:table-cell office:value-type="float" office:value="3254" calcext:value-type="float">
            <text:p>3254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2</text:p>
          </table:table-cell>
          <table:table-cell office:value-type="string" calcext:value-type="string">
            <text:p>Les Arcs</text:p>
          </table:table-cell>
          <table:table-cell office:value-type="string" calcext:value-type="string">
            <text:p>LES ARCS</text:p>
          </table:table-cell>
          <table:table-cell table:style-name="ce2" office:value-type="string" calcext:value-type="string">
            <text:p>83004</text:p>
          </table:table-cell>
          <table:table-cell office:value-type="string" calcext:value-type="string">
            <text:p>Commune simple</text:p>
          </table:table-cell>
          <table:table-cell office:value-type="float" office:value="982167" calcext:value-type="float">
            <text:p>982167</text:p>
          </table:table-cell>
          <table:table-cell office:value-type="float" office:value="6267518" calcext:value-type="float">
            <text:p>6267518</text:p>
          </table:table-cell>
          <table:table-cell office:value-type="float" office:value="5426" calcext:value-type="float">
            <text:p>5426</text:p>
          </table:table-cell>
          <table:table-cell office:value-type="float" office:value="7033" calcext:value-type="float">
            <text:p>703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94</text:p>
          </table:table-cell>
          <table:table-cell office:value-type="string" calcext:value-type="string">
            <text:p>Aspres-sur-Buëch</text:p>
          </table:table-cell>
          <table:table-cell office:value-type="string" calcext:value-type="string">
            <text:p>ASPRES-SUR-BUECH</text:p>
          </table:table-cell>
          <table:table-cell table:style-name="ce2" office:value-type="string" calcext:value-type="string">
            <text:p>05010</text:p>
          </table:table-cell>
          <table:table-cell office:value-type="string" calcext:value-type="string">
            <text:p>Commune simple</text:p>
          </table:table-cell>
          <table:table-cell office:value-type="float" office:value="919726" calcext:value-type="float">
            <text:p>919726</text:p>
          </table:table-cell>
          <table:table-cell office:value-type="float" office:value="6384552" calcext:value-type="float">
            <text:p>6384552</text:p>
          </table:table-cell>
          <table:table-cell office:value-type="float" office:value="4265" calcext:value-type="float">
            <text:p>4265</text:p>
          </table:table-cell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25</text:p>
          </table:table-cell>
          <table:table-cell office:value-type="string" calcext:value-type="string">
            <text:p>Les Omergues</text:p>
          </table:table-cell>
          <table:table-cell office:value-type="string" calcext:value-type="string">
            <text:p>LES OMERGUES</text:p>
          </table:table-cell>
          <table:table-cell table:style-name="ce2" office:value-type="string" calcext:value-type="string">
            <text:p>04140</text:p>
          </table:table-cell>
          <table:table-cell office:value-type="string" calcext:value-type="string">
            <text:p>Commune simple</text:p>
          </table:table-cell>
          <table:table-cell office:value-type="float" office:value="907409" calcext:value-type="float">
            <text:p>907409</text:p>
          </table:table-cell>
          <table:table-cell office:value-type="float" office:value="6342853" calcext:value-type="float">
            <text:p>6342853</text:p>
          </table:table-cell>
          <table:table-cell office:value-type="float" office:value="3422" calcext:value-type="float">
            <text:p>3422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56</text:p>
          </table:table-cell>
          <table:table-cell office:value-type="string" calcext:value-type="string">
            <text:p>Curel</text:p>
          </table:table-cell>
          <table:table-cell office:value-type="string" calcext:value-type="string">
            <text:p>CUREL</text:p>
          </table:table-cell>
          <table:table-cell table:style-name="ce2" office:value-type="string" calcext:value-type="string">
            <text:p>04067</text:p>
          </table:table-cell>
          <table:table-cell office:value-type="string" calcext:value-type="string">
            <text:p>Commune simple</text:p>
          </table:table-cell>
          <table:table-cell office:value-type="float" office:value="913685" calcext:value-type="float">
            <text:p>913685</text:p>
          </table:table-cell>
          <table:table-cell office:value-type="float" office:value="6345584" calcext:value-type="float">
            <text:p>6345584</text:p>
          </table:table-cell>
          <table:table-cell office:value-type="float" office:value="1045" calcext:value-type="float">
            <text:p>1045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9</text:p>
          </table:table-cell>
          <table:table-cell office:value-type="string" calcext:value-type="string">
            <text:p>Cuges-les-Pins</text:p>
          </table:table-cell>
          <table:table-cell office:value-type="string" calcext:value-type="string">
            <text:p>CUGES-LES-PINS</text:p>
          </table:table-cell>
          <table:table-cell table:style-name="ce2" office:value-type="string" calcext:value-type="string">
            <text:p>13030</text:p>
          </table:table-cell>
          <table:table-cell office:value-type="string" calcext:value-type="string">
            <text:p>Commune simple</text:p>
          </table:table-cell>
          <table:table-cell office:value-type="float" office:value="920483" calcext:value-type="float">
            <text:p>920483</text:p>
          </table:table-cell>
          <table:table-cell office:value-type="float" office:value="6246347" calcext:value-type="float">
            <text:p>6246347</text:p>
          </table:table-cell>
          <table:table-cell office:value-type="float" office:value="3881" calcext:value-type="float">
            <text:p>3881</text:p>
          </table:table-cell>
          <table:table-cell office:value-type="float" office:value="5147" calcext:value-type="float">
            <text:p>514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85</text:p>
          </table:table-cell>
          <table:table-cell office:value-type="string" calcext:value-type="string">
            <text:p>Pélissanne</text:p>
          </table:table-cell>
          <table:table-cell office:value-type="string" calcext:value-type="string">
            <text:p>PELISSANNE</text:p>
          </table:table-cell>
          <table:table-cell table:style-name="ce2" office:value-type="string" calcext:value-type="string">
            <text:p>13069</text:p>
          </table:table-cell>
          <table:table-cell office:value-type="string" calcext:value-type="string">
            <text:p>Commune simple</text:p>
          </table:table-cell>
          <table:table-cell office:value-type="float" office:value="874592" calcext:value-type="float">
            <text:p>874592</text:p>
          </table:table-cell>
          <table:table-cell office:value-type="float" office:value="6283808" calcext:value-type="float">
            <text:p>6283808</text:p>
          </table:table-cell>
          <table:table-cell office:value-type="float" office:value="1911" calcext:value-type="float">
            <text:p>1911</text:p>
          </table:table-cell>
          <table:table-cell office:value-type="float" office:value="10404" calcext:value-type="float">
            <text:p>1040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70</text:p>
          </table:table-cell>
          <table:table-cell office:value-type="string" calcext:value-type="string">
            <text:p>La Roche-des-Arnauds</text:p>
          </table:table-cell>
          <table:table-cell office:value-type="string" calcext:value-type="string">
            <text:p>LA ROCHE-DES-ARNAUDS</text:p>
          </table:table-cell>
          <table:table-cell table:style-name="ce2" office:value-type="string" calcext:value-type="string">
            <text:p>05123</text:p>
          </table:table-cell>
          <table:table-cell office:value-type="string" calcext:value-type="string">
            <text:p>Commune simple</text:p>
          </table:table-cell>
          <table:table-cell office:value-type="float" office:value="934923" calcext:value-type="float">
            <text:p>934923</text:p>
          </table:table-cell>
          <table:table-cell office:value-type="float" office:value="6392864" calcext:value-type="float">
            <text:p>6392864</text:p>
          </table:table-cell>
          <table:table-cell office:value-type="float" office:value="5375" calcext:value-type="float">
            <text:p>5375</text:p>
          </table:table-cell>
          <table:table-cell office:value-type="float" office:value="1528" calcext:value-type="float">
            <text:p>152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15</text:p>
          </table:table-cell>
          <table:table-cell office:value-type="string" calcext:value-type="string">
            <text:p>Remollon</text:p>
          </table:table-cell>
          <table:table-cell office:value-type="string" calcext:value-type="string">
            <text:p>REMOLLON</text:p>
          </table:table-cell>
          <table:table-cell table:style-name="ce2" office:value-type="string" calcext:value-type="string">
            <text:p>05115</text:p>
          </table:table-cell>
          <table:table-cell office:value-type="string" calcext:value-type="string">
            <text:p>Commune simple</text:p>
          </table:table-cell>
          <table:table-cell office:value-type="float" office:value="951423" calcext:value-type="float">
            <text:p>951423</text:p>
          </table:table-cell>
          <table:table-cell office:value-type="float" office:value="6380034" calcext:value-type="float">
            <text:p>6380034</text:p>
          </table:table-cell>
          <table:table-cell office:value-type="float" office:value="645" calcext:value-type="float">
            <text:p>645</text:p>
          </table:table-cell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5</text:p>
          </table:table-cell>
          <table:table-cell office:value-type="string" calcext:value-type="string">
            <text:p>Trets</text:p>
          </table:table-cell>
          <table:table-cell office:value-type="string" calcext:value-type="string">
            <text:p>TRETS</text:p>
          </table:table-cell>
          <table:table-cell table:style-name="ce2" office:value-type="string" calcext:value-type="string">
            <text:p>13110</text:p>
          </table:table-cell>
          <table:table-cell office:value-type="string" calcext:value-type="string">
            <text:p>Commune simple</text:p>
          </table:table-cell>
          <table:table-cell office:value-type="float" office:value="918361" calcext:value-type="float">
            <text:p>918361</text:p>
          </table:table-cell>
          <table:table-cell office:value-type="float" office:value="6264340" calcext:value-type="float">
            <text:p>6264340</text:p>
          </table:table-cell>
          <table:table-cell office:value-type="float" office:value="7031" calcext:value-type="float">
            <text:p>7031</text:p>
          </table:table-cell>
          <table:table-cell office:value-type="float" office:value="10500" calcext:value-type="float">
            <text:p>1050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13</text:p>
          </table:table-cell>
          <table:table-cell office:value-type="string" calcext:value-type="string">
            <text:p>Bayons</text:p>
          </table:table-cell>
          <table:table-cell office:value-type="string" calcext:value-type="string">
            <text:p>BAYONS</text:p>
          </table:table-cell>
          <table:table-cell table:style-name="ce2" office:value-type="string" calcext:value-type="string">
            <text:p>04023</text:p>
          </table:table-cell>
          <table:table-cell office:value-type="string" calcext:value-type="string">
            <text:p>Commune simple</text:p>
          </table:table-cell>
          <table:table-cell office:value-type="float" office:value="953812" calcext:value-type="float">
            <text:p>953812</text:p>
          </table:table-cell>
          <table:table-cell office:value-type="float" office:value="6363199" calcext:value-type="float">
            <text:p>6363199</text:p>
          </table:table-cell>
          <table:table-cell office:value-type="float" office:value="12575" calcext:value-type="float">
            <text:p>12575</text:p>
          </table:table-cell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097</text:p>
          </table:table-cell>
          <table:table-cell office:value-type="string" calcext:value-type="string">
            <text:p>Puget-sur-Argens</text:p>
          </table:table-cell>
          <table:table-cell office:value-type="string" calcext:value-type="string">
            <text:p>PUGET-SUR-ARGENS</text:p>
          </table:table-cell>
          <table:table-cell table:style-name="ce2" office:value-type="string" calcext:value-type="string">
            <text:p>83099</text:p>
          </table:table-cell>
          <table:table-cell office:value-type="string" calcext:value-type="string">
            <text:p>Commune simple</text:p>
          </table:table-cell>
          <table:table-cell office:value-type="float" office:value="998361" calcext:value-type="float">
            <text:p>998361</text:p>
          </table:table-cell>
          <table:table-cell office:value-type="float" office:value="6270887" calcext:value-type="float">
            <text:p>6270887</text:p>
          </table:table-cell>
          <table:table-cell office:value-type="float" office:value="2690" calcext:value-type="float">
            <text:p>2690</text:p>
          </table:table-cell>
          <table:table-cell office:value-type="float" office:value="8064" calcext:value-type="float">
            <text:p>806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4</text:p>
          </table:table-cell>
          <table:table-cell office:value-type="string" calcext:value-type="string">
            <text:p>Aups</text:p>
          </table:table-cell>
          <table:table-cell office:value-type="string" calcext:value-type="string">
            <text:p>AUPS</text:p>
          </table:table-cell>
          <table:table-cell table:style-name="ce2" office:value-type="string" calcext:value-type="string">
            <text:p>83007</text:p>
          </table:table-cell>
          <table:table-cell office:value-type="string" calcext:value-type="string">
            <text:p>Commune simple</text:p>
          </table:table-cell>
          <table:table-cell office:value-type="float" office:value="960817" calcext:value-type="float">
            <text:p>960817</text:p>
          </table:table-cell>
          <table:table-cell office:value-type="float" office:value="6286351" calcext:value-type="float">
            <text:p>6286351</text:p>
          </table:table-cell>
          <table:table-cell office:value-type="float" office:value="6415" calcext:value-type="float">
            <text:p>6415</text:p>
          </table:table-cell>
          <table:table-cell office:value-type="float" office:value="2275" calcext:value-type="float">
            <text:p>227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15</text:p>
          </table:table-cell>
          <table:table-cell office:value-type="string" calcext:value-type="string">
            <text:p>Vallauris</text:p>
          </table:table-cell>
          <table:table-cell office:value-type="string" calcext:value-type="string">
            <text:p>VALLAURIS</text:p>
          </table:table-cell>
          <table:table-cell table:style-name="ce2" office:value-type="string" calcext:value-type="string">
            <text:p>06155</text:p>
          </table:table-cell>
          <table:table-cell office:value-type="string" calcext:value-type="string">
            <text:p>Commune simple</text:p>
          </table:table-cell>
          <table:table-cell office:value-type="float" office:value="1027955" calcext:value-type="float">
            <text:p>1027955</text:p>
          </table:table-cell>
          <table:table-cell office:value-type="float" office:value="6283879" calcext:value-type="float">
            <text:p>6283879</text:p>
          </table:table-cell>
          <table:table-cell office:value-type="float" office:value="1304" calcext:value-type="float">
            <text:p>1304</text:p>
          </table:table-cell>
          <table:table-cell office:value-type="float" office:value="27072" calcext:value-type="float">
            <text:p>2707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90</text:p>
          </table:table-cell>
          <table:table-cell office:value-type="string" calcext:value-type="string">
            <text:p>Manteyer</text:p>
          </table:table-cell>
          <table:table-cell office:value-type="string" calcext:value-type="string">
            <text:p>MANTEYER</text:p>
          </table:table-cell>
          <table:table-cell table:style-name="ce2" office:value-type="string" calcext:value-type="string">
            <text:p>05075</text:p>
          </table:table-cell>
          <table:table-cell office:value-type="string" calcext:value-type="string">
            <text:p>Commune simple</text:p>
          </table:table-cell>
          <table:table-cell office:value-type="float" office:value="934934" calcext:value-type="float">
            <text:p>934934</text:p>
          </table:table-cell>
          <table:table-cell office:value-type="float" office:value="6385730" calcext:value-type="float">
            <text:p>6385730</text:p>
          </table:table-cell>
          <table:table-cell office:value-type="float" office:value="2563" calcext:value-type="float">
            <text:p>2563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8</text:p>
          </table:table-cell>
          <table:table-cell office:value-type="string" calcext:value-type="string">
            <text:p>Manosque</text:p>
          </table:table-cell>
          <table:table-cell office:value-type="string" calcext:value-type="string">
            <text:p>MANOSQUE</text:p>
          </table:table-cell>
          <table:table-cell table:style-name="ce2" office:value-type="string" calcext:value-type="string">
            <text:p>04112</text:p>
          </table:table-cell>
          <table:table-cell office:value-type="string" calcext:value-type="string">
            <text:p>Commune simple</text:p>
          </table:table-cell>
          <table:table-cell office:value-type="float" office:value="924325" calcext:value-type="float">
            <text:p>924325</text:p>
          </table:table-cell>
          <table:table-cell office:value-type="float" office:value="6307968" calcext:value-type="float">
            <text:p>6307968</text:p>
          </table:table-cell>
          <table:table-cell office:value-type="float" office:value="5673" calcext:value-type="float">
            <text:p>5673</text:p>
          </table:table-cell>
          <table:table-cell office:value-type="float" office:value="22485" calcext:value-type="float">
            <text:p>2248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44</text:p>
          </table:table-cell>
          <table:table-cell office:value-type="string" calcext:value-type="string">
            <text:p>Valréas</text:p>
          </table:table-cell>
          <table:table-cell office:value-type="string" calcext:value-type="string">
            <text:p>VALREAS</text:p>
          </table:table-cell>
          <table:table-cell table:style-name="ce2" office:value-type="string" calcext:value-type="string">
            <text:p>84138</text:p>
          </table:table-cell>
          <table:table-cell office:value-type="string" calcext:value-type="string">
            <text:p>Commune simple</text:p>
          </table:table-cell>
          <table:table-cell office:value-type="float" office:value="859922" calcext:value-type="float">
            <text:p>859922</text:p>
          </table:table-cell>
          <table:table-cell office:value-type="float" office:value="6366418" calcext:value-type="float">
            <text:p>6366418</text:p>
          </table:table-cell>
          <table:table-cell office:value-type="float" office:value="5797" calcext:value-type="float">
            <text:p>5797</text:p>
          </table:table-cell>
          <table:table-cell office:value-type="float" office:value="9426" calcext:value-type="float">
            <text:p>942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0</text:p>
          </table:table-cell>
          <table:table-cell office:value-type="string" calcext:value-type="string">
            <text:p>Rayol-Canadel-sur-Mer</text:p>
          </table:table-cell>
          <table:table-cell office:value-type="string" calcext:value-type="string">
            <text:p>RAYOL-CANADEL-SUR-MER</text:p>
          </table:table-cell>
          <table:table-cell table:style-name="ce2" office:value-type="string" calcext:value-type="string">
            <text:p>83152</text:p>
          </table:table-cell>
          <table:table-cell office:value-type="string" calcext:value-type="string">
            <text:p>Commune simple</text:p>
          </table:table-cell>
          <table:table-cell office:value-type="float" office:value="982623" calcext:value-type="float">
            <text:p>982623</text:p>
          </table:table-cell>
          <table:table-cell office:value-type="float" office:value="6235965" calcext:value-type="float">
            <text:p>6235965</text:p>
          </table:table-cell>
          <table:table-cell office:value-type="float" office:value="683" calcext:value-type="float">
            <text:p>683</text:p>
          </table:table-cell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4</text:p>
          </table:table-cell>
          <table:table-cell office:value-type="string" calcext:value-type="string">
            <text:p>Saint-Martin-de-Castillon</text:p>
          </table:table-cell>
          <table:table-cell office:value-type="string" calcext:value-type="string">
            <text:p>SAINT-MARTIN-DE-CASTILLON</text:p>
          </table:table-cell>
          <table:table-cell table:style-name="ce2" office:value-type="string" calcext:value-type="string">
            <text:p>84112</text:p>
          </table:table-cell>
          <table:table-cell office:value-type="string" calcext:value-type="string">
            <text:p>Commune simple</text:p>
          </table:table-cell>
          <table:table-cell office:value-type="float" office:value="902111" calcext:value-type="float">
            <text:p>902111</text:p>
          </table:table-cell>
          <table:table-cell office:value-type="float" office:value="6309354" calcext:value-type="float">
            <text:p>6309354</text:p>
          </table:table-cell>
          <table:table-cell office:value-type="float" office:value="3821" calcext:value-type="float">
            <text:p>3821</text:p>
          </table:table-cell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3</text:p>
          </table:table-cell>
          <table:table-cell office:value-type="string" calcext:value-type="string">
            <text:p>Tourves</text:p>
          </table:table-cell>
          <table:table-cell office:value-type="string" calcext:value-type="string">
            <text:p>TOURVES</text:p>
          </table:table-cell>
          <table:table-cell table:style-name="ce2" office:value-type="string" calcext:value-type="string">
            <text:p>83140</text:p>
          </table:table-cell>
          <table:table-cell office:value-type="string" calcext:value-type="string">
            <text:p>Commune simple</text:p>
          </table:table-cell>
          <table:table-cell office:value-type="float" office:value="936965" calcext:value-type="float">
            <text:p>936965</text:p>
          </table:table-cell>
          <table:table-cell office:value-type="float" office:value="6261188" calcext:value-type="float">
            <text:p>6261188</text:p>
          </table:table-cell>
          <table:table-cell office:value-type="float" office:value="6562" calcext:value-type="float">
            <text:p>6562</text:p>
          </table:table-cell>
          <table:table-cell office:value-type="float" office:value="5056" calcext:value-type="float">
            <text:p>505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6</text:p>
          </table:table-cell>
          <table:table-cell office:value-type="string" calcext:value-type="string">
            <text:p>Jarjayes</text:p>
          </table:table-cell>
          <table:table-cell office:value-type="string" calcext:value-type="string">
            <text:p>JARJAYES</text:p>
          </table:table-cell>
          <table:table-cell table:style-name="ce2" office:value-type="string" calcext:value-type="string">
            <text:p>05068</text:p>
          </table:table-cell>
          <table:table-cell office:value-type="string" calcext:value-type="string">
            <text:p>Commune simple</text:p>
          </table:table-cell>
          <table:table-cell office:value-type="float" office:value="947399" calcext:value-type="float">
            <text:p>947399</text:p>
          </table:table-cell>
          <table:table-cell office:value-type="float" office:value="6383709" calcext:value-type="float">
            <text:p>6383709</text:p>
          </table:table-cell>
          <table:table-cell office:value-type="float" office:value="2267" calcext:value-type="float">
            <text:p>2267</text:p>
          </table:table-cell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4</text:p>
          </table:table-cell>
          <table:table-cell office:value-type="string" calcext:value-type="string">
            <text:p>Montrond</text:p>
          </table:table-cell>
          <table:table-cell office:value-type="string" calcext:value-type="string">
            <text:p>MONTROND</text:p>
          </table:table-cell>
          <table:table-cell table:style-name="ce2" office:value-type="string" calcext:value-type="string">
            <text:p>05089</text:p>
          </table:table-cell>
          <table:table-cell office:value-type="string" calcext:value-type="string">
            <text:p>Commune simple</text:p>
          </table:table-cell>
          <table:table-cell office:value-type="float" office:value="918658" calcext:value-type="float">
            <text:p>918658</text:p>
          </table:table-cell>
          <table:table-cell office:value-type="float" office:value="6368954" calcext:value-type="float">
            <text:p>6368954</text:p>
          </table:table-cell>
          <table:table-cell office:value-type="float" office:value="446" calcext:value-type="float">
            <text:p>446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403</text:p>
          </table:table-cell>
          <table:table-cell office:value-type="string" calcext:value-type="string">
            <text:p>Roquefort-la-Bédoule</text:p>
          </table:table-cell>
          <table:table-cell office:value-type="string" calcext:value-type="string">
            <text:p>ROQUEFORT-LA-BEDOULE</text:p>
          </table:table-cell>
          <table:table-cell table:style-name="ce2" office:value-type="string" calcext:value-type="string">
            <text:p>13085</text:p>
          </table:table-cell>
          <table:table-cell office:value-type="string" calcext:value-type="string">
            <text:p>Commune simple</text:p>
          </table:table-cell>
          <table:table-cell office:value-type="float" office:value="913837" calcext:value-type="float">
            <text:p>913837</text:p>
          </table:table-cell>
          <table:table-cell office:value-type="float" office:value="6242663" calcext:value-type="float">
            <text:p>6242663</text:p>
          </table:table-cell>
          <table:table-cell office:value-type="float" office:value="3115" calcext:value-type="float">
            <text:p>3115</text:p>
          </table:table-cell>
          <table:table-cell office:value-type="float" office:value="5896" calcext:value-type="float">
            <text:p>589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7</text:p>
          </table:table-cell>
          <table:table-cell office:value-type="string" calcext:value-type="string">
            <text:p>Revest-du-Bion</text:p>
          </table:table-cell>
          <table:table-cell office:value-type="string" calcext:value-type="string">
            <text:p>REVEST-DU-BION</text:p>
          </table:table-cell>
          <table:table-cell table:style-name="ce2" office:value-type="string" calcext:value-type="string">
            <text:p>04163</text:p>
          </table:table-cell>
          <table:table-cell office:value-type="string" calcext:value-type="string">
            <text:p>Commune simple</text:p>
          </table:table-cell>
          <table:table-cell office:value-type="float" office:value="903601" calcext:value-type="float">
            <text:p>903601</text:p>
          </table:table-cell>
          <table:table-cell office:value-type="float" office:value="6337113" calcext:value-type="float">
            <text:p>6337113</text:p>
          </table:table-cell>
          <table:table-cell office:value-type="float" office:value="4345" calcext:value-type="float">
            <text:p>4345</text:p>
          </table:table-cell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4</text:p>
          </table:table-cell>
          <table:table-cell office:value-type="string" calcext:value-type="string">
            <text:p>Maubec</text:p>
          </table:table-cell>
          <table:table-cell office:value-type="string" calcext:value-type="string">
            <text:p>MAUBEC</text:p>
          </table:table-cell>
          <table:table-cell table:style-name="ce2" office:value-type="string" calcext:value-type="string">
            <text:p>84071</text:p>
          </table:table-cell>
          <table:table-cell office:value-type="string" calcext:value-type="string">
            <text:p>Commune simple</text:p>
          </table:table-cell>
          <table:table-cell office:value-type="float" office:value="871743" calcext:value-type="float">
            <text:p>871743</text:p>
          </table:table-cell>
          <table:table-cell office:value-type="float" office:value="6306707" calcext:value-type="float">
            <text:p>6306707</text:p>
          </table:table-cell>
          <table:table-cell office:value-type="float" office:value="913" calcext:value-type="float">
            <text:p>913</text:p>
          </table:table-cell>
          <table:table-cell office:value-type="float" office:value="1933" calcext:value-type="float">
            <text:p>193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14</text:p>
          </table:table-cell>
          <table:table-cell office:value-type="string" calcext:value-type="string">
            <text:p>Rochebrune</text:p>
          </table:table-cell>
          <table:table-cell office:value-type="string" calcext:value-type="string">
            <text:p>ROCHEBRUNE</text:p>
          </table:table-cell>
          <table:table-cell table:style-name="ce2" office:value-type="string" calcext:value-type="string">
            <text:p>05121</text:p>
          </table:table-cell>
          <table:table-cell office:value-type="string" calcext:value-type="string">
            <text:p>Commune simple</text:p>
          </table:table-cell>
          <table:table-cell office:value-type="float" office:value="952321" calcext:value-type="float">
            <text:p>952321</text:p>
          </table:table-cell>
          <table:table-cell office:value-type="float" office:value="6377324" calcext:value-type="float">
            <text:p>6377324</text:p>
          </table:table-cell>
          <table:table-cell office:value-type="float" office:value="1237" calcext:value-type="float">
            <text:p>1237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19</text:p>
          </table:table-cell>
          <table:table-cell office:value-type="string" calcext:value-type="string">
            <text:p>Tallard</text:p>
          </table:table-cell>
          <table:table-cell office:value-type="string" calcext:value-type="string">
            <text:p>TALLARD</text:p>
          </table:table-cell>
          <table:table-cell table:style-name="ce2" office:value-type="string" calcext:value-type="string">
            <text:p>05170</text:p>
          </table:table-cell>
          <table:table-cell office:value-type="string" calcext:value-type="string">
            <text:p>Commune simple</text:p>
          </table:table-cell>
          <table:table-cell office:value-type="float" office:value="942329" calcext:value-type="float">
            <text:p>942329</text:p>
          </table:table-cell>
          <table:table-cell office:value-type="float" office:value="6378056" calcext:value-type="float">
            <text:p>6378056</text:p>
          </table:table-cell>
          <table:table-cell office:value-type="float" office:value="1502" calcext:value-type="float">
            <text:p>1502</text:p>
          </table:table-cell>
          <table:table-cell office:value-type="float" office:value="2246" calcext:value-type="float">
            <text:p>224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60</text:p>
          </table:table-cell>
          <table:table-cell office:value-type="string" calcext:value-type="string">
            <text:p>La Robine-sur-Galabre</text:p>
          </table:table-cell>
          <table:table-cell office:value-type="string" calcext:value-type="string">
            <text:p>LA ROBINE-SUR-GALABRE</text:p>
          </table:table-cell>
          <table:table-cell table:style-name="ce2" office:value-type="string" calcext:value-type="string">
            <text:p>04167</text:p>
          </table:table-cell>
          <table:table-cell office:value-type="string" calcext:value-type="string">
            <text:p>Commune simple</text:p>
          </table:table-cell>
          <table:table-cell office:value-type="float" office:value="958411" calcext:value-type="float">
            <text:p>958411</text:p>
          </table:table-cell>
          <table:table-cell office:value-type="float" office:value="6348591" calcext:value-type="float">
            <text:p>6348591</text:p>
          </table:table-cell>
          <table:table-cell office:value-type="float" office:value="4591" calcext:value-type="float">
            <text:p>4591</text:p>
          </table:table-cell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5</text:p>
          </table:table-cell>
          <table:table-cell office:value-type="string" calcext:value-type="string">
            <text:p>Rousset</text:p>
          </table:table-cell>
          <table:table-cell office:value-type="string" calcext:value-type="string">
            <text:p>ROUSSET</text:p>
          </table:table-cell>
          <table:table-cell table:style-name="ce2" office:value-type="string" calcext:value-type="string">
            <text:p>13087</text:p>
          </table:table-cell>
          <table:table-cell office:value-type="string" calcext:value-type="string">
            <text:p>Commune simple</text:p>
          </table:table-cell>
          <table:table-cell office:value-type="float" office:value="912882" calcext:value-type="float">
            <text:p>912882</text:p>
          </table:table-cell>
          <table:table-cell office:value-type="float" office:value="6268834" calcext:value-type="float">
            <text:p>6268834</text:p>
          </table:table-cell>
          <table:table-cell office:value-type="float" office:value="1950" calcext:value-type="float">
            <text:p>1950</text:p>
          </table:table-cell>
          <table:table-cell office:value-type="float" office:value="4881" calcext:value-type="float">
            <text:p>488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57</text:p>
          </table:table-cell>
          <table:table-cell office:value-type="string" calcext:value-type="string">
            <text:p>Saint-Paul-sur-Ubaye</text:p>
          </table:table-cell>
          <table:table-cell office:value-type="string" calcext:value-type="string">
            <text:p>SAINT-PAUL-SUR-UBAYE</text:p>
          </table:table-cell>
          <table:table-cell table:style-name="ce2" office:value-type="string" calcext:value-type="string">
            <text:p>04193</text:p>
          </table:table-cell>
          <table:table-cell office:value-type="string" calcext:value-type="string">
            <text:p>Commune simple</text:p>
          </table:table-cell>
          <table:table-cell office:value-type="float" office:value="1004281" calcext:value-type="float">
            <text:p>1004281</text:p>
          </table:table-cell>
          <table:table-cell office:value-type="float" office:value="6392442" calcext:value-type="float">
            <text:p>6392442</text:p>
          </table:table-cell>
          <table:table-cell office:value-type="float" office:value="20555" calcext:value-type="float">
            <text:p>20555</text:p>
          </table:table-cell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4</text:p>
          </table:table-cell>
          <table:table-cell office:value-type="string" calcext:value-type="string">
            <text:p>Goult</text:p>
          </table:table-cell>
          <table:table-cell office:value-type="string" calcext:value-type="string">
            <text:p>GOULT</text:p>
          </table:table-cell>
          <table:table-cell table:style-name="ce2" office:value-type="string" calcext:value-type="string">
            <text:p>84051</text:p>
          </table:table-cell>
          <table:table-cell office:value-type="string" calcext:value-type="string">
            <text:p>Commune simple</text:p>
          </table:table-cell>
          <table:table-cell office:value-type="float" office:value="880821" calcext:value-type="float">
            <text:p>880821</text:p>
          </table:table-cell>
          <table:table-cell office:value-type="float" office:value="6310187" calcext:value-type="float">
            <text:p>6310187</text:p>
          </table:table-cell>
          <table:table-cell office:value-type="float" office:value="2377" calcext:value-type="float">
            <text:p>2377</text:p>
          </table:table-cell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399</text:p>
          </table:table-cell>
          <table:table-cell office:value-type="string" calcext:value-type="string">
            <text:p>Cuers</text:p>
          </table:table-cell>
          <table:table-cell office:value-type="string" calcext:value-type="string">
            <text:p>CUERS</text:p>
          </table:table-cell>
          <table:table-cell table:style-name="ce2" office:value-type="string" calcext:value-type="string">
            <text:p>83049</text:p>
          </table:table-cell>
          <table:table-cell office:value-type="string" calcext:value-type="string">
            <text:p>Commune simple</text:p>
          </table:table-cell>
          <table:table-cell office:value-type="float" office:value="949054" calcext:value-type="float">
            <text:p>949054</text:p>
          </table:table-cell>
          <table:table-cell office:value-type="float" office:value="6243286" calcext:value-type="float">
            <text:p>6243286</text:p>
          </table:table-cell>
          <table:table-cell office:value-type="float" office:value="5053" calcext:value-type="float">
            <text:p>5053</text:p>
          </table:table-cell>
          <table:table-cell office:value-type="float" office:value="11560" calcext:value-type="float">
            <text:p>1156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7</text:p>
          </table:table-cell>
          <table:table-cell office:value-type="string" calcext:value-type="string">
            <text:p>Saint-Benoît</text:p>
          </table:table-cell>
          <table:table-cell office:value-type="string" calcext:value-type="string">
            <text:p>SAINT-BENOIT</text:p>
          </table:table-cell>
          <table:table-cell table:style-name="ce2" office:value-type="string" calcext:value-type="string">
            <text:p>04174</text:p>
          </table:table-cell>
          <table:table-cell office:value-type="string" calcext:value-type="string">
            <text:p>Commune simple</text:p>
          </table:table-cell>
          <table:table-cell office:value-type="float" office:value="999149" calcext:value-type="float">
            <text:p>999149</text:p>
          </table:table-cell>
          <table:table-cell office:value-type="float" office:value="6325801" calcext:value-type="float">
            <text:p>6325801</text:p>
          </table:table-cell>
          <table:table-cell office:value-type="float" office:value="2103" calcext:value-type="float">
            <text:p>2103</text:p>
          </table:table-cell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1</text:p>
          </table:table-cell>
          <table:table-cell office:value-type="string" calcext:value-type="string">
            <text:p>Crestet</text:p>
          </table:table-cell>
          <table:table-cell office:value-type="string" calcext:value-type="string">
            <text:p>CRESTET</text:p>
          </table:table-cell>
          <table:table-cell table:style-name="ce2" office:value-type="string" calcext:value-type="string">
            <text:p>84040</text:p>
          </table:table-cell>
          <table:table-cell office:value-type="string" calcext:value-type="string">
            <text:p>Commune simple</text:p>
          </table:table-cell>
          <table:table-cell office:value-type="float" office:value="866659" calcext:value-type="float">
            <text:p>866659</text:p>
          </table:table-cell>
          <table:table-cell office:value-type="float" office:value="6347992" calcext:value-type="float">
            <text:p>6347992</text:p>
          </table:table-cell>
          <table:table-cell office:value-type="float" office:value="1148" calcext:value-type="float">
            <text:p>1148</text:p>
          </table:table-cell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21</text:p>
          </table:table-cell>
          <table:table-cell office:value-type="string" calcext:value-type="string">
            <text:p>Lançon-Provence</text:p>
          </table:table-cell>
          <table:table-cell office:value-type="string" calcext:value-type="string">
            <text:p>LANCON-PROVENCE</text:p>
          </table:table-cell>
          <table:table-cell table:style-name="ce2" office:value-type="string" calcext:value-type="string">
            <text:p>13051</text:p>
          </table:table-cell>
          <table:table-cell office:value-type="string" calcext:value-type="string">
            <text:p>Commune simple</text:p>
          </table:table-cell>
          <table:table-cell office:value-type="float" office:value="873946" calcext:value-type="float">
            <text:p>873946</text:p>
          </table:table-cell>
          <table:table-cell office:value-type="float" office:value="6277173" calcext:value-type="float">
            <text:p>6277173</text:p>
          </table:table-cell>
          <table:table-cell office:value-type="float" office:value="6892" calcext:value-type="float">
            <text:p>6892</text:p>
          </table:table-cell>
          <table:table-cell office:value-type="float" office:value="8947" calcext:value-type="float">
            <text:p>894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30</text:p>
          </table:table-cell>
          <table:table-cell office:value-type="string" calcext:value-type="string">
            <text:p>Aspremont</text:p>
          </table:table-cell>
          <table:table-cell office:value-type="string" calcext:value-type="string">
            <text:p>ASPREMONT</text:p>
          </table:table-cell>
          <table:table-cell table:style-name="ce2" office:value-type="string" calcext:value-type="string">
            <text:p>05008</text:p>
          </table:table-cell>
          <table:table-cell office:value-type="string" calcext:value-type="string">
            <text:p>Commune simple</text:p>
          </table:table-cell>
          <table:table-cell office:value-type="float" office:value="915896" calcext:value-type="float">
            <text:p>915896</text:p>
          </table:table-cell>
          <table:table-cell office:value-type="float" office:value="6380906" calcext:value-type="float">
            <text:p>6380906</text:p>
          </table:table-cell>
          <table:table-cell office:value-type="float" office:value="1852" calcext:value-type="float">
            <text:p>1852</text:p>
          </table:table-cell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9</text:p>
          </table:table-cell>
          <table:table-cell office:value-type="string" calcext:value-type="string">
            <text:p>Ongles</text:p>
          </table:table-cell>
          <table:table-cell office:value-type="string" calcext:value-type="string">
            <text:p>ONGLES</text:p>
          </table:table-cell>
          <table:table-cell table:style-name="ce2" office:value-type="string" calcext:value-type="string">
            <text:p>04141</text:p>
          </table:table-cell>
          <table:table-cell office:value-type="string" calcext:value-type="string">
            <text:p>Commune simple</text:p>
          </table:table-cell>
          <table:table-cell office:value-type="float" office:value="918434" calcext:value-type="float">
            <text:p>918434</text:p>
          </table:table-cell>
          <table:table-cell office:value-type="float" office:value="6329782" calcext:value-type="float">
            <text:p>6329782</text:p>
          </table:table-cell>
          <table:table-cell office:value-type="float" office:value="3146" calcext:value-type="float">
            <text:p>3146</text:p>
          </table:table-cell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1</text:p>
          </table:table-cell>
          <table:table-cell office:value-type="string" calcext:value-type="string">
            <text:p>Banon</text:p>
          </table:table-cell>
          <table:table-cell office:value-type="string" calcext:value-type="string">
            <text:p>BANON</text:p>
          </table:table-cell>
          <table:table-cell table:style-name="ce2" office:value-type="string" calcext:value-type="string">
            <text:p>04018</text:p>
          </table:table-cell>
          <table:table-cell office:value-type="string" calcext:value-type="string">
            <text:p>Commune simple</text:p>
          </table:table-cell>
          <table:table-cell office:value-type="float" office:value="912436" calcext:value-type="float">
            <text:p>912436</text:p>
          </table:table-cell>
          <table:table-cell office:value-type="float" office:value="6328680" calcext:value-type="float">
            <text:p>6328680</text:p>
          </table:table-cell>
          <table:table-cell office:value-type="float" office:value="3981" calcext:value-type="float">
            <text:p>3981</text:p>
          </table:table-cell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64</text:p>
          </table:table-cell>
          <table:table-cell office:value-type="string" calcext:value-type="string">
            <text:p>Saint-Geniez</text:p>
          </table:table-cell>
          <table:table-cell office:value-type="string" calcext:value-type="string">
            <text:p>SAINT-GENIEZ</text:p>
          </table:table-cell>
          <table:table-cell table:style-name="ce2" office:value-type="string" calcext:value-type="string">
            <text:p>04179</text:p>
          </table:table-cell>
          <table:table-cell office:value-type="string" calcext:value-type="string">
            <text:p>Commune simple</text:p>
          </table:table-cell>
          <table:table-cell office:value-type="float" office:value="944033" calcext:value-type="float">
            <text:p>944033</text:p>
          </table:table-cell>
          <table:table-cell office:value-type="float" office:value="6353343" calcext:value-type="float">
            <text:p>6353343</text:p>
          </table:table-cell>
          <table:table-cell office:value-type="float" office:value="3894" calcext:value-type="float">
            <text:p>3894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9</text:p>
          </table:table-cell>
          <table:table-cell office:value-type="string" calcext:value-type="string">
            <text:p>Vitrolles</text:p>
          </table:table-cell>
          <table:table-cell office:value-type="string" calcext:value-type="string">
            <text:p>VITROLLES</text:p>
          </table:table-cell>
          <table:table-cell table:style-name="ce2" office:value-type="string" calcext:value-type="string">
            <text:p>05184</text:p>
          </table:table-cell>
          <table:table-cell office:value-type="string" calcext:value-type="string">
            <text:p>Commune simple</text:p>
          </table:table-cell>
          <table:table-cell office:value-type="float" office:value="934735" calcext:value-type="float">
            <text:p>934735</text:p>
          </table:table-cell>
          <table:table-cell office:value-type="float" office:value="6374095" calcext:value-type="float">
            <text:p>6374095</text:p>
          </table:table-cell>
          <table:table-cell office:value-type="float" office:value="1462" calcext:value-type="float">
            <text:p>1462</text:p>
          </table:table-cell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0</text:p>
          </table:table-cell>
          <table:table-cell office:value-type="string" calcext:value-type="string">
            <text:p>Roquebillière</text:p>
          </table:table-cell>
          <table:table-cell office:value-type="string" calcext:value-type="string">
            <text:p>ROQUEBILLIERE</text:p>
          </table:table-cell>
          <table:table-cell table:style-name="ce2" office:value-type="string" calcext:value-type="string">
            <text:p>06103</text:p>
          </table:table-cell>
          <table:table-cell office:value-type="string" calcext:value-type="string">
            <text:p>Commune simple</text:p>
          </table:table-cell>
          <table:table-cell office:value-type="float" office:value="1043737" calcext:value-type="float">
            <text:p>1043737</text:p>
          </table:table-cell>
          <table:table-cell office:value-type="float" office:value="6335214" calcext:value-type="float">
            <text:p>6335214</text:p>
          </table:table-cell>
          <table:table-cell office:value-type="float" office:value="2592" calcext:value-type="float">
            <text:p>2592</text:p>
          </table:table-cell>
          <table:table-cell office:value-type="float" office:value="1836" calcext:value-type="float">
            <text:p>183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18</text:p>
          </table:table-cell>
          <table:table-cell office:value-type="string" calcext:value-type="string">
            <text:p>Montclar</text:p>
          </table:table-cell>
          <table:table-cell office:value-type="string" calcext:value-type="string">
            <text:p>MONTCLAR</text:p>
          </table:table-cell>
          <table:table-cell table:style-name="ce2" office:value-type="string" calcext:value-type="string">
            <text:p>04126</text:p>
          </table:table-cell>
          <table:table-cell office:value-type="string" calcext:value-type="string">
            <text:p>Commune simple</text:p>
          </table:table-cell>
          <table:table-cell office:value-type="float" office:value="966443" calcext:value-type="float">
            <text:p>966443</text:p>
          </table:table-cell>
          <table:table-cell office:value-type="float" office:value="6372431" calcext:value-type="float">
            <text:p>6372431</text:p>
          </table:table-cell>
          <table:table-cell office:value-type="float" office:value="2338" calcext:value-type="float">
            <text:p>2338</text:p>
          </table:table-cell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7</text:p>
          </table:table-cell>
          <table:table-cell office:value-type="string" calcext:value-type="string">
            <text:p>Beaumont-de-Pertuis</text:p>
          </table:table-cell>
          <table:table-cell office:value-type="string" calcext:value-type="string">
            <text:p>BEAUMONT-DE-PERTUIS</text:p>
          </table:table-cell>
          <table:table-cell table:style-name="ce2" office:value-type="string" calcext:value-type="string">
            <text:p>84014</text:p>
          </table:table-cell>
          <table:table-cell office:value-type="string" calcext:value-type="string">
            <text:p>Commune simple</text:p>
          </table:table-cell>
          <table:table-cell office:value-type="float" office:value="917318" calcext:value-type="float">
            <text:p>917318</text:p>
          </table:table-cell>
          <table:table-cell office:value-type="float" office:value="6296869" calcext:value-type="float">
            <text:p>6296869</text:p>
          </table:table-cell>
          <table:table-cell office:value-type="float" office:value="5607" calcext:value-type="float">
            <text:p>5607</text:p>
          </table:table-cell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7</text:p>
          </table:table-cell>
          <table:table-cell office:value-type="string" calcext:value-type="string">
            <text:p>Saignon</text:p>
          </table:table-cell>
          <table:table-cell office:value-type="string" calcext:value-type="string">
            <text:p>SAIGNON</text:p>
          </table:table-cell>
          <table:table-cell table:style-name="ce2" office:value-type="string" calcext:value-type="string">
            <text:p>84105</text:p>
          </table:table-cell>
          <table:table-cell office:value-type="string" calcext:value-type="string">
            <text:p>Commune simple</text:p>
          </table:table-cell>
          <table:table-cell office:value-type="float" office:value="896226" calcext:value-type="float">
            <text:p>896226</text:p>
          </table:table-cell>
          <table:table-cell office:value-type="float" office:value="6310584" calcext:value-type="float">
            <text:p>6310584</text:p>
          </table:table-cell>
          <table:table-cell office:value-type="float" office:value="1960" calcext:value-type="float">
            <text:p>1960</text:p>
          </table:table-cell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4</text:p>
          </table:table-cell>
          <table:table-cell office:value-type="string" calcext:value-type="string">
            <text:p>Rognes</text:p>
          </table:table-cell>
          <table:table-cell office:value-type="string" calcext:value-type="string">
            <text:p>ROGNES</text:p>
          </table:table-cell>
          <table:table-cell table:style-name="ce2" office:value-type="string" calcext:value-type="string">
            <text:p>13082</text:p>
          </table:table-cell>
          <table:table-cell office:value-type="string" calcext:value-type="string">
            <text:p>Commune simple</text:p>
          </table:table-cell>
          <table:table-cell office:value-type="float" office:value="889967" calcext:value-type="float">
            <text:p>889967</text:p>
          </table:table-cell>
          <table:table-cell office:value-type="float" office:value="6288085" calcext:value-type="float">
            <text:p>6288085</text:p>
          </table:table-cell>
          <table:table-cell office:value-type="float" office:value="5832" calcext:value-type="float">
            <text:p>5832</text:p>
          </table:table-cell>
          <table:table-cell office:value-type="float" office:value="4706" calcext:value-type="float">
            <text:p>470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1</text:p>
          </table:table-cell>
          <table:table-cell office:value-type="string" calcext:value-type="string">
            <text:p>Bras</text:p>
          </table:table-cell>
          <table:table-cell office:value-type="string" calcext:value-type="string">
            <text:p>BRAS</text:p>
          </table:table-cell>
          <table:table-cell table:style-name="ce2" office:value-type="string" calcext:value-type="string">
            <text:p>83021</text:p>
          </table:table-cell>
          <table:table-cell office:value-type="string" calcext:value-type="string">
            <text:p>Commune simple</text:p>
          </table:table-cell>
          <table:table-cell office:value-type="float" office:value="939266" calcext:value-type="float">
            <text:p>939266</text:p>
          </table:table-cell>
          <table:table-cell office:value-type="float" office:value="6268636" calcext:value-type="float">
            <text:p>6268636</text:p>
          </table:table-cell>
          <table:table-cell office:value-type="float" office:value="3493" calcext:value-type="float">
            <text:p>3493</text:p>
          </table:table-cell>
          <table:table-cell office:value-type="float" office:value="2663" calcext:value-type="float">
            <text:p>266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866</text:p>
          </table:table-cell>
          <table:table-cell office:value-type="string" calcext:value-type="string">
            <text:p>La Garde</text:p>
          </table:table-cell>
          <table:table-cell office:value-type="string" calcext:value-type="string">
            <text:p>LA GARDE</text:p>
          </table:table-cell>
          <table:table-cell table:style-name="ce2" office:value-type="string" calcext:value-type="string">
            <text:p>83062</text:p>
          </table:table-cell>
          <table:table-cell office:value-type="string" calcext:value-type="string">
            <text:p>Commune simple</text:p>
          </table:table-cell>
          <table:table-cell office:value-type="float" office:value="946067" calcext:value-type="float">
            <text:p>946067</text:p>
          </table:table-cell>
          <table:table-cell office:value-type="float" office:value="6230201" calcext:value-type="float">
            <text:p>6230201</text:p>
          </table:table-cell>
          <table:table-cell office:value-type="float" office:value="1554" calcext:value-type="float">
            <text:p>1554</text:p>
          </table:table-cell>
          <table:table-cell office:value-type="float" office:value="25380" calcext:value-type="float">
            <text:p>2538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91</text:p>
          </table:table-cell>
          <table:table-cell office:value-type="string" calcext:value-type="string">
            <text:p>Pernes-les-Fontaines</text:p>
          </table:table-cell>
          <table:table-cell office:value-type="string" calcext:value-type="string">
            <text:p>PERNES-LES-FONTAINES</text:p>
          </table:table-cell>
          <table:table-cell table:style-name="ce2" office:value-type="string" calcext:value-type="string">
            <text:p>84088</text:p>
          </table:table-cell>
          <table:table-cell office:value-type="string" calcext:value-type="string">
            <text:p>Commune simple</text:p>
          </table:table-cell>
          <table:table-cell office:value-type="float" office:value="863430" calcext:value-type="float">
            <text:p>863430</text:p>
          </table:table-cell>
          <table:table-cell office:value-type="float" office:value="6324134" calcext:value-type="float">
            <text:p>6324134</text:p>
          </table:table-cell>
          <table:table-cell office:value-type="float" office:value="5112" calcext:value-type="float">
            <text:p>5112</text:p>
          </table:table-cell>
          <table:table-cell office:value-type="float" office:value="9975" calcext:value-type="float">
            <text:p>997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5</text:p>
          </table:table-cell>
          <table:table-cell office:value-type="string" calcext:value-type="string">
            <text:p>Le Saix</text:p>
          </table:table-cell>
          <table:table-cell office:value-type="string" calcext:value-type="string">
            <text:p>LE SAIX</text:p>
          </table:table-cell>
          <table:table-cell table:style-name="ce2" office:value-type="string" calcext:value-type="string">
            <text:p>05158</text:p>
          </table:table-cell>
          <table:table-cell office:value-type="string" calcext:value-type="string">
            <text:p>Commune simple</text:p>
          </table:table-cell>
          <table:table-cell office:value-type="float" office:value="925927" calcext:value-type="float">
            <text:p>925927</text:p>
          </table:table-cell>
          <table:table-cell office:value-type="float" office:value="6377843" calcext:value-type="float">
            <text:p>6377843</text:p>
          </table:table-cell>
          <table:table-cell office:value-type="float" office:value="2215" calcext:value-type="float">
            <text:p>2215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7</text:p>
          </table:table-cell>
          <table:table-cell office:value-type="string" calcext:value-type="string">
            <text:p>Saint-Rémy-de-Provence</text:p>
          </table:table-cell>
          <table:table-cell office:value-type="string" calcext:value-type="string">
            <text:p>SAINT-REMY-DE-PROVENCE</text:p>
          </table:table-cell>
          <table:table-cell table:style-name="ce2" office:value-type="string" calcext:value-type="string">
            <text:p>13100</text:p>
          </table:table-cell>
          <table:table-cell office:value-type="string" calcext:value-type="string">
            <text:p>Commune simple</text:p>
          </table:table-cell>
          <table:table-cell office:value-type="float" office:value="848345" calcext:value-type="float">
            <text:p>848345</text:p>
          </table:table-cell>
          <table:table-cell office:value-type="float" office:value="6299850" calcext:value-type="float">
            <text:p>6299850</text:p>
          </table:table-cell>
          <table:table-cell office:value-type="float" office:value="8909" calcext:value-type="float">
            <text:p>8909</text:p>
          </table:table-cell>
          <table:table-cell office:value-type="float" office:value="9829" calcext:value-type="float">
            <text:p>982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84</text:p>
          </table:table-cell>
          <table:table-cell office:value-type="string" calcext:value-type="string">
            <text:p>Martigues</text:p>
          </table:table-cell>
          <table:table-cell office:value-type="string" calcext:value-type="string">
            <text:p>MARTIGUES</text:p>
          </table:table-cell>
          <table:table-cell table:style-name="ce2" office:value-type="string" calcext:value-type="string">
            <text:p>13056</text:p>
          </table:table-cell>
          <table:table-cell office:value-type="string" calcext:value-type="string">
            <text:p>Commune simple</text:p>
          </table:table-cell>
          <table:table-cell office:value-type="float" office:value="865853" calcext:value-type="float">
            <text:p>865853</text:p>
          </table:table-cell>
          <table:table-cell office:value-type="float" office:value="6254036" calcext:value-type="float">
            <text:p>6254036</text:p>
          </table:table-cell>
          <table:table-cell office:value-type="float" office:value="7144" calcext:value-type="float">
            <text:p>7144</text:p>
          </table:table-cell>
          <table:table-cell office:value-type="float" office:value="48420" calcext:value-type="float">
            <text:p>4842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16</text:p>
          </table:table-cell>
          <table:table-cell office:value-type="string" calcext:value-type="string">
            <text:p>Lettret</text:p>
          </table:table-cell>
          <table:table-cell office:value-type="string" calcext:value-type="string">
            <text:p>LETTRET</text:p>
          </table:table-cell>
          <table:table-cell table:style-name="ce2" office:value-type="string" calcext:value-type="string">
            <text:p>05074</text:p>
          </table:table-cell>
          <table:table-cell office:value-type="string" calcext:value-type="string">
            <text:p>Commune simple</text:p>
          </table:table-cell>
          <table:table-cell office:value-type="float" office:value="944230" calcext:value-type="float">
            <text:p>944230</text:p>
          </table:table-cell>
          <table:table-cell office:value-type="float" office:value="6380544" calcext:value-type="float">
            <text:p>6380544</text:p>
          </table:table-cell>
          <table:table-cell office:value-type="float" office:value="420" calcext:value-type="float">
            <text:p>420</text:p>
          </table:table-cell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6</text:p>
          </table:table-cell>
          <table:table-cell office:value-type="string" calcext:value-type="string">
            <text:p>Reillanne</text:p>
          </table:table-cell>
          <table:table-cell office:value-type="string" calcext:value-type="string">
            <text:p>REILLANNE</text:p>
          </table:table-cell>
          <table:table-cell table:style-name="ce2" office:value-type="string" calcext:value-type="string">
            <text:p>04160</text:p>
          </table:table-cell>
          <table:table-cell office:value-type="string" calcext:value-type="string">
            <text:p>Commune simple</text:p>
          </table:table-cell>
          <table:table-cell office:value-type="float" office:value="913462" calcext:value-type="float">
            <text:p>913462</text:p>
          </table:table-cell>
          <table:table-cell office:value-type="float" office:value="6313901" calcext:value-type="float">
            <text:p>6313901</text:p>
          </table:table-cell>
          <table:table-cell office:value-type="float" office:value="3855" calcext:value-type="float">
            <text:p>3855</text:p>
          </table:table-cell>
          <table:table-cell office:value-type="float" office:value="1679" calcext:value-type="float">
            <text:p>167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1</text:p>
          </table:table-cell>
          <table:table-cell office:value-type="string" calcext:value-type="string">
            <text:p>Puy-Saint-Eusèbe</text:p>
          </table:table-cell>
          <table:table-cell office:value-type="string" calcext:value-type="string">
            <text:p>PUY-SAINT-EUSEBE</text:p>
          </table:table-cell>
          <table:table-cell table:style-name="ce2" office:value-type="string" calcext:value-type="string">
            <text:p>05108</text:p>
          </table:table-cell>
          <table:table-cell office:value-type="string" calcext:value-type="string">
            <text:p>Commune simple</text:p>
          </table:table-cell>
          <table:table-cell office:value-type="float" office:value="970863" calcext:value-type="float">
            <text:p>970863</text:p>
          </table:table-cell>
          <table:table-cell office:value-type="float" office:value="6390944" calcext:value-type="float">
            <text:p>6390944</text:p>
          </table:table-cell>
          <table:table-cell office:value-type="float" office:value="1131" calcext:value-type="float">
            <text:p>1131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8</text:p>
          </table:table-cell>
          <table:table-cell office:value-type="string" calcext:value-type="string">
            <text:p>Vaumeilh</text:p>
          </table:table-cell>
          <table:table-cell office:value-type="string" calcext:value-type="string">
            <text:p>VAUMEILH</text:p>
          </table:table-cell>
          <table:table-cell table:style-name="ce2" office:value-type="string" calcext:value-type="string">
            <text:p>04233</text:p>
          </table:table-cell>
          <table:table-cell office:value-type="string" calcext:value-type="string">
            <text:p>Commune simple</text:p>
          </table:table-cell>
          <table:table-cell office:value-type="float" office:value="935412" calcext:value-type="float">
            <text:p>935412</text:p>
          </table:table-cell>
          <table:table-cell office:value-type="float" office:value="6358886" calcext:value-type="float">
            <text:p>6358886</text:p>
          </table:table-cell>
          <table:table-cell office:value-type="float" office:value="2552" calcext:value-type="float">
            <text:p>2552</text:p>
          </table:table-cell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66</text:p>
          </table:table-cell>
          <table:table-cell office:value-type="string" calcext:value-type="string">
            <text:p>Sisteron</text:p>
          </table:table-cell>
          <table:table-cell office:value-type="string" calcext:value-type="string">
            <text:p>SISTERON</text:p>
          </table:table-cell>
          <table:table-cell table:style-name="ce2" office:value-type="string" calcext:value-type="string">
            <text:p>04209</text:p>
          </table:table-cell>
          <table:table-cell office:value-type="string" calcext:value-type="string">
            <text:p>Commune simple</text:p>
          </table:table-cell>
          <table:table-cell office:value-type="float" office:value="933826" calcext:value-type="float">
            <text:p>933826</text:p>
          </table:table-cell>
          <table:table-cell office:value-type="float" office:value="6348095" calcext:value-type="float">
            <text:p>6348095</text:p>
          </table:table-cell>
          <table:table-cell office:value-type="float" office:value="5025" calcext:value-type="float">
            <text:p>5025</text:p>
          </table:table-cell>
          <table:table-cell office:value-type="float" office:value="7579" calcext:value-type="float">
            <text:p>757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65</text:p>
          </table:table-cell>
          <table:table-cell office:value-type="string" calcext:value-type="string">
            <text:p>Valernes</text:p>
          </table:table-cell>
          <table:table-cell office:value-type="string" calcext:value-type="string">
            <text:p>VALERNES</text:p>
          </table:table-cell>
          <table:table-cell table:style-name="ce2" office:value-type="string" calcext:value-type="string">
            <text:p>04231</text:p>
          </table:table-cell>
          <table:table-cell office:value-type="string" calcext:value-type="string">
            <text:p>Commune simple</text:p>
          </table:table-cell>
          <table:table-cell office:value-type="float" office:value="937724" calcext:value-type="float">
            <text:p>937724</text:p>
          </table:table-cell>
          <table:table-cell office:value-type="float" office:value="6355282" calcext:value-type="float">
            <text:p>6355282</text:p>
          </table:table-cell>
          <table:table-cell office:value-type="float" office:value="2849" calcext:value-type="float">
            <text:p>2849</text:p>
          </table:table-cell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404</text:p>
          </table:table-cell>
          <table:table-cell office:value-type="string" calcext:value-type="string">
            <text:p>Orpierre</text:p>
          </table:table-cell>
          <table:table-cell office:value-type="string" calcext:value-type="string">
            <text:p>ORPIERRE</text:p>
          </table:table-cell>
          <table:table-cell table:style-name="ce2" office:value-type="string" calcext:value-type="string">
            <text:p>05097</text:p>
          </table:table-cell>
          <table:table-cell office:value-type="string" calcext:value-type="string">
            <text:p>Commune simple</text:p>
          </table:table-cell>
          <table:table-cell office:value-type="float" office:value="915943" calcext:value-type="float">
            <text:p>915943</text:p>
          </table:table-cell>
          <table:table-cell office:value-type="float" office:value="6361129" calcext:value-type="float">
            <text:p>6361129</text:p>
          </table:table-cell>
          <table:table-cell office:value-type="float" office:value="2757" calcext:value-type="float">
            <text:p>2757</text:p>
          </table:table-cell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5</text:p>
          </table:table-cell>
          <table:table-cell office:value-type="string" calcext:value-type="string">
            <text:p>Beaumettes</text:p>
          </table:table-cell>
          <table:table-cell office:value-type="string" calcext:value-type="string">
            <text:p>BEAUMETTES</text:p>
          </table:table-cell>
          <table:table-cell table:style-name="ce2" office:value-type="string" calcext:value-type="string">
            <text:p>84013</text:p>
          </table:table-cell>
          <table:table-cell office:value-type="string" calcext:value-type="string">
            <text:p>Commune simple</text:p>
          </table:table-cell>
          <table:table-cell office:value-type="float" office:value="877057" calcext:value-type="float">
            <text:p>877057</text:p>
          </table:table-cell>
          <table:table-cell office:value-type="float" office:value="6309610" calcext:value-type="float">
            <text:p>6309610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6</text:p>
          </table:table-cell>
          <table:table-cell office:value-type="string" calcext:value-type="string">
            <text:p>Figanières</text:p>
          </table:table-cell>
          <table:table-cell office:value-type="string" calcext:value-type="string">
            <text:p>FIGANIERES</text:p>
          </table:table-cell>
          <table:table-cell table:style-name="ce2" office:value-type="string" calcext:value-type="string">
            <text:p>83056</text:p>
          </table:table-cell>
          <table:table-cell office:value-type="string" calcext:value-type="string">
            <text:p>Commune simple</text:p>
          </table:table-cell>
          <table:table-cell office:value-type="float" office:value="983100" calcext:value-type="float">
            <text:p>983100</text:p>
          </table:table-cell>
          <table:table-cell office:value-type="float" office:value="6280208" calcext:value-type="float">
            <text:p>6280208</text:p>
          </table:table-cell>
          <table:table-cell office:value-type="float" office:value="2817" calcext:value-type="float">
            <text:p>2817</text:p>
          </table:table-cell>
          <table:table-cell office:value-type="float" office:value="2608" calcext:value-type="float">
            <text:p>260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5</text:p>
          </table:table-cell>
          <table:table-cell office:value-type="string" calcext:value-type="string">
            <text:p>La Crau</text:p>
          </table:table-cell>
          <table:table-cell office:value-type="string" calcext:value-type="string">
            <text:p>LA CRAU</text:p>
          </table:table-cell>
          <table:table-cell table:style-name="ce2" office:value-type="string" calcext:value-type="string">
            <text:p>83047</text:p>
          </table:table-cell>
          <table:table-cell office:value-type="string" calcext:value-type="string">
            <text:p>Commune simple</text:p>
          </table:table-cell>
          <table:table-cell office:value-type="float" office:value="951524" calcext:value-type="float">
            <text:p>951524</text:p>
          </table:table-cell>
          <table:table-cell office:value-type="float" office:value="6233758" calcext:value-type="float">
            <text:p>6233758</text:p>
          </table:table-cell>
          <table:table-cell office:value-type="float" office:value="3787" calcext:value-type="float">
            <text:p>3787</text:p>
          </table:table-cell>
          <table:table-cell office:value-type="float" office:value="18506" calcext:value-type="float">
            <text:p>1850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405</text:p>
          </table:table-cell>
          <table:table-cell office:value-type="string" calcext:value-type="string">
            <text:p>Étoile-Saint-Cyrice</text:p>
          </table:table-cell>
          <table:table-cell office:value-type="string" calcext:value-type="string">
            <text:p>ETOILE-SAINT-CYRICE</text:p>
          </table:table-cell>
          <table:table-cell table:style-name="ce2" office:value-type="string" calcext:value-type="string">
            <text:p>05051</text:p>
          </table:table-cell>
          <table:table-cell office:value-type="string" calcext:value-type="string">
            <text:p>Commune simple</text:p>
          </table:table-cell>
          <table:table-cell office:value-type="float" office:value="910756" calcext:value-type="float">
            <text:p>910756</text:p>
          </table:table-cell>
          <table:table-cell office:value-type="float" office:value="6361843" calcext:value-type="float">
            <text:p>6361843</text:p>
          </table:table-cell>
          <table:table-cell office:value-type="float" office:value="1441" calcext:value-type="float">
            <text:p>144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30</text:p>
          </table:table-cell>
          <table:table-cell office:value-type="string" calcext:value-type="string">
            <text:p>Montjay</text:p>
          </table:table-cell>
          <table:table-cell office:value-type="string" calcext:value-type="string">
            <text:p>MONTJAY</text:p>
          </table:table-cell>
          <table:table-cell table:style-name="ce2" office:value-type="string" calcext:value-type="string">
            <text:p>05086</text:p>
          </table:table-cell>
          <table:table-cell office:value-type="string" calcext:value-type="string">
            <text:p>Commune simple</text:p>
          </table:table-cell>
          <table:table-cell office:value-type="float" office:value="908609" calcext:value-type="float">
            <text:p>908609</text:p>
          </table:table-cell>
          <table:table-cell office:value-type="float" office:value="6366500" calcext:value-type="float">
            <text:p>6366500</text:p>
          </table:table-cell>
          <table:table-cell office:value-type="float" office:value="2700" calcext:value-type="float">
            <text:p>2700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8</text:p>
          </table:table-cell>
          <table:table-cell office:value-type="string" calcext:value-type="string">
            <text:p>Pontis</text:p>
          </table:table-cell>
          <table:table-cell office:value-type="string" calcext:value-type="string">
            <text:p>PONTIS</text:p>
          </table:table-cell>
          <table:table-cell table:style-name="ce2" office:value-type="string" calcext:value-type="string">
            <text:p>04154</text:p>
          </table:table-cell>
          <table:table-cell office:value-type="string" calcext:value-type="string">
            <text:p>Commune simple</text:p>
          </table:table-cell>
          <table:table-cell office:value-type="float" office:value="967894" calcext:value-type="float">
            <text:p>967894</text:p>
          </table:table-cell>
          <table:table-cell office:value-type="float" office:value="6383007" calcext:value-type="float">
            <text:p>6383007</text:p>
          </table:table-cell>
          <table:table-cell office:value-type="float" office:value="1411" calcext:value-type="float">
            <text:p>1411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8</text:p>
          </table:table-cell>
          <table:table-cell office:value-type="string" calcext:value-type="string">
            <text:p>Le Beaucet</text:p>
          </table:table-cell>
          <table:table-cell office:value-type="string" calcext:value-type="string">
            <text:p>LE BEAUCET</text:p>
          </table:table-cell>
          <table:table-cell table:style-name="ce2" office:value-type="string" calcext:value-type="string">
            <text:p>84011</text:p>
          </table:table-cell>
          <table:table-cell office:value-type="string" calcext:value-type="string">
            <text:p>Commune simple</text:p>
          </table:table-cell>
          <table:table-cell office:value-type="float" office:value="871226" calcext:value-type="float">
            <text:p>871226</text:p>
          </table:table-cell>
          <table:table-cell office:value-type="float" office:value="6320898" calcext:value-type="float">
            <text:p>6320898</text:p>
          </table:table-cell>
          <table:table-cell office:value-type="float" office:value="904" calcext:value-type="float">
            <text:p>904</text:p>
          </table:table-cell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27</text:p>
          </table:table-cell>
          <table:table-cell office:value-type="string" calcext:value-type="string">
            <text:p>Méreuil</text:p>
          </table:table-cell>
          <table:table-cell office:value-type="string" calcext:value-type="string">
            <text:p>MEREUIL</text:p>
          </table:table-cell>
          <table:table-cell table:style-name="ce2" office:value-type="string" calcext:value-type="string">
            <text:p>05076</text:p>
          </table:table-cell>
          <table:table-cell office:value-type="string" calcext:value-type="string">
            <text:p>Commune simple</text:p>
          </table:table-cell>
          <table:table-cell office:value-type="float" office:value="915927" calcext:value-type="float">
            <text:p>915927</text:p>
          </table:table-cell>
          <table:table-cell office:value-type="float" office:value="6368846" calcext:value-type="float">
            <text:p>6368846</text:p>
          </table:table-cell>
          <table:table-cell office:value-type="float" office:value="1061" calcext:value-type="float">
            <text:p>1061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31</text:p>
          </table:table-cell>
          <table:table-cell office:value-type="string" calcext:value-type="string">
            <text:p>Saint-André-de-Rosans</text:p>
          </table:table-cell>
          <table:table-cell office:value-type="string" calcext:value-type="string">
            <text:p>SAINT-ANDRE-DE-ROSANS</text:p>
          </table:table-cell>
          <table:table-cell table:style-name="ce2" office:value-type="string" calcext:value-type="string">
            <text:p>05129</text:p>
          </table:table-cell>
          <table:table-cell office:value-type="string" calcext:value-type="string">
            <text:p>Commune simple</text:p>
          </table:table-cell>
          <table:table-cell office:value-type="float" office:value="899745" calcext:value-type="float">
            <text:p>899745</text:p>
          </table:table-cell>
          <table:table-cell office:value-type="float" office:value="6366231" calcext:value-type="float">
            <text:p>6366231</text:p>
          </table:table-cell>
          <table:table-cell office:value-type="float" office:value="3661" calcext:value-type="float">
            <text:p>3661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1</text:p>
          </table:table-cell>
          <table:table-cell office:value-type="string" calcext:value-type="string">
            <text:p>Bréziers</text:p>
          </table:table-cell>
          <table:table-cell office:value-type="string" calcext:value-type="string">
            <text:p>BREZIERS</text:p>
          </table:table-cell>
          <table:table-cell table:style-name="ce2" office:value-type="string" calcext:value-type="string">
            <text:p>05022</text:p>
          </table:table-cell>
          <table:table-cell office:value-type="string" calcext:value-type="string">
            <text:p>Commune simple</text:p>
          </table:table-cell>
          <table:table-cell office:value-type="float" office:value="956135" calcext:value-type="float">
            <text:p>956135</text:p>
          </table:table-cell>
          <table:table-cell office:value-type="float" office:value="6374533" calcext:value-type="float">
            <text:p>6374533</text:p>
          </table:table-cell>
          <table:table-cell office:value-type="float" office:value="3035" calcext:value-type="float">
            <text:p>3035</text:p>
          </table:table-cell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1</text:p>
          </table:table-cell>
          <table:table-cell office:value-type="string" calcext:value-type="string">
            <text:p>Bargemon</text:p>
          </table:table-cell>
          <table:table-cell office:value-type="string" calcext:value-type="string">
            <text:p>BARGEMON</text:p>
          </table:table-cell>
          <table:table-cell table:style-name="ce2" office:value-type="string" calcext:value-type="string">
            <text:p>83011</text:p>
          </table:table-cell>
          <table:table-cell office:value-type="string" calcext:value-type="string">
            <text:p>Commune simple</text:p>
          </table:table-cell>
          <table:table-cell office:value-type="float" office:value="986151" calcext:value-type="float">
            <text:p>986151</text:p>
          </table:table-cell>
          <table:table-cell office:value-type="float" office:value="6288090" calcext:value-type="float">
            <text:p>6288090</text:p>
          </table:table-cell>
          <table:table-cell office:value-type="float" office:value="3514" calcext:value-type="float">
            <text:p>3514</text:p>
          </table:table-cell>
          <table:table-cell office:value-type="float" office:value="1349" calcext:value-type="float">
            <text:p>134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7</text:p>
          </table:table-cell>
          <table:table-cell office:value-type="string" calcext:value-type="string">
            <text:p>Prunières</text:p>
          </table:table-cell>
          <table:table-cell office:value-type="string" calcext:value-type="string">
            <text:p>PRUNIERES</text:p>
          </table:table-cell>
          <table:table-cell table:style-name="ce2" office:value-type="string" calcext:value-type="string">
            <text:p>05106</text:p>
          </table:table-cell>
          <table:table-cell office:value-type="string" calcext:value-type="string">
            <text:p>Commune simple</text:p>
          </table:table-cell>
          <table:table-cell office:value-type="float" office:value="965397" calcext:value-type="float">
            <text:p>965397</text:p>
          </table:table-cell>
          <table:table-cell office:value-type="float" office:value="6387011" calcext:value-type="float">
            <text:p>6387011</text:p>
          </table:table-cell>
          <table:table-cell office:value-type="float" office:value="1320" calcext:value-type="float">
            <text:p>1320</text:p>
          </table:table-cell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43</text:p>
          </table:table-cell>
          <table:table-cell office:value-type="string" calcext:value-type="string">
            <text:p>Rosans</text:p>
          </table:table-cell>
          <table:table-cell office:value-type="string" calcext:value-type="string">
            <text:p>ROSANS</text:p>
          </table:table-cell>
          <table:table-cell table:style-name="ce2" office:value-type="string" calcext:value-type="string">
            <text:p>05126</text:p>
          </table:table-cell>
          <table:table-cell office:value-type="string" calcext:value-type="string">
            <text:p>Commune simple</text:p>
          </table:table-cell>
          <table:table-cell office:value-type="float" office:value="895721" calcext:value-type="float">
            <text:p>895721</text:p>
          </table:table-cell>
          <table:table-cell office:value-type="float" office:value="6369574" calcext:value-type="float">
            <text:p>6369574</text:p>
          </table:table-cell>
          <table:table-cell office:value-type="float" office:value="3039" calcext:value-type="float">
            <text:p>3039</text:p>
          </table:table-cell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29</text:p>
          </table:table-cell>
          <table:table-cell office:value-type="string" calcext:value-type="string">
            <text:p>Sorbiers</text:p>
          </table:table-cell>
          <table:table-cell office:value-type="string" calcext:value-type="string">
            <text:p>SORBIERS</text:p>
          </table:table-cell>
          <table:table-cell table:style-name="ce2" office:value-type="string" calcext:value-type="string">
            <text:p>05169</text:p>
          </table:table-cell>
          <table:table-cell office:value-type="string" calcext:value-type="string">
            <text:p>Commune simple</text:p>
          </table:table-cell>
          <table:table-cell office:value-type="float" office:value="904797" calcext:value-type="float">
            <text:p>904797</text:p>
          </table:table-cell>
          <table:table-cell office:value-type="float" office:value="6366122" calcext:value-type="float">
            <text:p>6366122</text:p>
          </table:table-cell>
          <table:table-cell office:value-type="float" office:value="1393" calcext:value-type="float">
            <text:p>139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8</text:p>
          </table:table-cell>
          <table:table-cell office:value-type="string" calcext:value-type="string">
            <text:p>Lagarde-Paréol</text:p>
          </table:table-cell>
          <table:table-cell office:value-type="string" calcext:value-type="string">
            <text:p>LAGARDE-PAREOL</text:p>
          </table:table-cell>
          <table:table-cell table:style-name="ce2" office:value-type="string" calcext:value-type="string">
            <text:p>84061</text:p>
          </table:table-cell>
          <table:table-cell office:value-type="string" calcext:value-type="string">
            <text:p>Commune simple</text:p>
          </table:table-cell>
          <table:table-cell office:value-type="float" office:value="847723" calcext:value-type="float">
            <text:p>847723</text:p>
          </table:table-cell>
          <table:table-cell office:value-type="float" office:value="6349500" calcext:value-type="float">
            <text:p>6349500</text:p>
          </table:table-cell>
          <table:table-cell office:value-type="float" office:value="929" calcext:value-type="float">
            <text:p>929</text:p>
          </table:table-cell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57</text:p>
          </table:table-cell>
          <table:table-cell office:value-type="string" calcext:value-type="string">
            <text:p>Le Plan-de-la-Tour</text:p>
          </table:table-cell>
          <table:table-cell office:value-type="string" calcext:value-type="string">
            <text:p>LE PLAN-DE-LA-TOUR</text:p>
          </table:table-cell>
          <table:table-cell table:style-name="ce2" office:value-type="string" calcext:value-type="string">
            <text:p>83094</text:p>
          </table:table-cell>
          <table:table-cell office:value-type="string" calcext:value-type="string">
            <text:p>Commune simple</text:p>
          </table:table-cell>
          <table:table-cell office:value-type="float" office:value="987629" calcext:value-type="float">
            <text:p>987629</text:p>
          </table:table-cell>
          <table:table-cell office:value-type="float" office:value="6255159" calcext:value-type="float">
            <text:p>6255159</text:p>
          </table:table-cell>
          <table:table-cell office:value-type="float" office:value="3680" calcext:value-type="float">
            <text:p>3680</text:p>
          </table:table-cell>
          <table:table-cell office:value-type="float" office:value="2937" calcext:value-type="float">
            <text:p>293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2</text:p>
          </table:table-cell>
          <table:table-cell office:value-type="string" calcext:value-type="string">
            <text:p>Puget-Ville</text:p>
          </table:table-cell>
          <table:table-cell office:value-type="string" calcext:value-type="string">
            <text:p>PUGET-VILLE</text:p>
          </table:table-cell>
          <table:table-cell table:style-name="ce2" office:value-type="string" calcext:value-type="string">
            <text:p>83100</text:p>
          </table:table-cell>
          <table:table-cell office:value-type="string" calcext:value-type="string">
            <text:p>Commune simple</text:p>
          </table:table-cell>
          <table:table-cell office:value-type="float" office:value="955586" calcext:value-type="float">
            <text:p>955586</text:p>
          </table:table-cell>
          <table:table-cell office:value-type="float" office:value="6247425" calcext:value-type="float">
            <text:p>6247425</text:p>
          </table:table-cell>
          <table:table-cell office:value-type="float" office:value="3683" calcext:value-type="float">
            <text:p>3683</text:p>
          </table:table-cell>
          <table:table-cell office:value-type="float" office:value="4330" calcext:value-type="float">
            <text:p>433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2</text:p>
          </table:table-cell>
          <table:table-cell office:value-type="string" calcext:value-type="string">
            <text:p>Saint-André-les-Alpes</text:p>
          </table:table-cell>
          <table:table-cell office:value-type="string" calcext:value-type="string">
            <text:p>SAINT-ANDRE-LES-ALPES</text:p>
          </table:table-cell>
          <table:table-cell table:style-name="ce2" office:value-type="string" calcext:value-type="string">
            <text:p>04173</text:p>
          </table:table-cell>
          <table:table-cell office:value-type="string" calcext:value-type="string">
            <text:p>Commune simple</text:p>
          </table:table-cell>
          <table:table-cell office:value-type="float" office:value="980996" calcext:value-type="float">
            <text:p>980996</text:p>
          </table:table-cell>
          <table:table-cell office:value-type="float" office:value="6327347" calcext:value-type="float">
            <text:p>6327347</text:p>
          </table:table-cell>
          <table:table-cell office:value-type="float" office:value="4746" calcext:value-type="float">
            <text:p>4746</text:p>
          </table:table-cell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3</text:p>
          </table:table-cell>
          <table:table-cell office:value-type="string" calcext:value-type="string">
            <text:p>Thiéry</text:p>
          </table:table-cell>
          <table:table-cell office:value-type="string" calcext:value-type="string">
            <text:p>THIERY</text:p>
          </table:table-cell>
          <table:table-cell table:style-name="ce2" office:value-type="string" calcext:value-type="string">
            <text:p>06139</text:p>
          </table:table-cell>
          <table:table-cell office:value-type="string" calcext:value-type="string">
            <text:p>Commune simple</text:p>
          </table:table-cell>
          <table:table-cell office:value-type="float" office:value="1023811" calcext:value-type="float">
            <text:p>1023811</text:p>
          </table:table-cell>
          <table:table-cell office:value-type="float" office:value="6328015" calcext:value-type="float">
            <text:p>6328015</text:p>
          </table:table-cell>
          <table:table-cell office:value-type="float" office:value="2224" calcext:value-type="float">
            <text:p>2224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863</text:p>
          </table:table-cell>
          <table:table-cell office:value-type="string" calcext:value-type="string">
            <text:p>Hyères</text:p>
          </table:table-cell>
          <table:table-cell office:value-type="string" calcext:value-type="string">
            <text:p>HYERES</text:p>
          </table:table-cell>
          <table:table-cell table:style-name="ce2" office:value-type="string" calcext:value-type="string">
            <text:p>83069</text:p>
          </table:table-cell>
          <table:table-cell office:value-type="string" calcext:value-type="string">
            <text:p>Commune simple</text:p>
          </table:table-cell>
          <table:table-cell office:value-type="float" office:value="957131" calcext:value-type="float">
            <text:p>957131</text:p>
          </table:table-cell>
          <table:table-cell office:value-type="float" office:value="6231565" calcext:value-type="float">
            <text:p>6231565</text:p>
          </table:table-cell>
          <table:table-cell office:value-type="float" office:value="13238" calcext:value-type="float">
            <text:p>13238</text:p>
          </table:table-cell>
          <table:table-cell office:value-type="float" office:value="55069" calcext:value-type="float">
            <text:p>5506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1</text:p>
          </table:table-cell>
          <table:table-cell office:value-type="string" calcext:value-type="string">
            <text:p>Pertuis</text:p>
          </table:table-cell>
          <table:table-cell office:value-type="string" calcext:value-type="string">
            <text:p>PERTUIS</text:p>
          </table:table-cell>
          <table:table-cell table:style-name="ce2" office:value-type="string" calcext:value-type="string">
            <text:p>84089</text:p>
          </table:table-cell>
          <table:table-cell office:value-type="string" calcext:value-type="string">
            <text:p>Commune simple</text:p>
          </table:table-cell>
          <table:table-cell office:value-type="float" office:value="902076" calcext:value-type="float">
            <text:p>902076</text:p>
          </table:table-cell>
          <table:table-cell office:value-type="float" office:value="6291502" calcext:value-type="float">
            <text:p>6291502</text:p>
          </table:table-cell>
          <table:table-cell office:value-type="float" office:value="6623" calcext:value-type="float">
            <text:p>6623</text:p>
          </table:table-cell>
          <table:table-cell office:value-type="float" office:value="20397" calcext:value-type="float">
            <text:p>2039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0</text:p>
          </table:table-cell>
          <table:table-cell office:value-type="string" calcext:value-type="string">
            <text:p>Bonnieux</text:p>
          </table:table-cell>
          <table:table-cell office:value-type="string" calcext:value-type="string">
            <text:p>BONNIEUX</text:p>
          </table:table-cell>
          <table:table-cell table:style-name="ce2" office:value-type="string" calcext:value-type="string">
            <text:p>84020</text:p>
          </table:table-cell>
          <table:table-cell office:value-type="string" calcext:value-type="string">
            <text:p>Commune simple</text:p>
          </table:table-cell>
          <table:table-cell office:value-type="float" office:value="886358" calcext:value-type="float">
            <text:p>886358</text:p>
          </table:table-cell>
          <table:table-cell office:value-type="float" office:value="6305348" calcext:value-type="float">
            <text:p>6305348</text:p>
          </table:table-cell>
          <table:table-cell office:value-type="float" office:value="5112" calcext:value-type="float">
            <text:p>5112</text:p>
          </table:table-cell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7</text:p>
          </table:table-cell>
          <table:table-cell office:value-type="string" calcext:value-type="string">
            <text:p>Beaumes-de-Venise</text:p>
          </table:table-cell>
          <table:table-cell office:value-type="string" calcext:value-type="string">
            <text:p>BEAUMES-DE-VENISE</text:p>
          </table:table-cell>
          <table:table-cell table:style-name="ce2" office:value-type="string" calcext:value-type="string">
            <text:p>84012</text:p>
          </table:table-cell>
          <table:table-cell office:value-type="string" calcext:value-type="string">
            <text:p>Commune simple</text:p>
          </table:table-cell>
          <table:table-cell office:value-type="float" office:value="862002" calcext:value-type="float">
            <text:p>862002</text:p>
          </table:table-cell>
          <table:table-cell office:value-type="float" office:value="6337986" calcext:value-type="float">
            <text:p>6337986</text:p>
          </table:table-cell>
          <table:table-cell office:value-type="float" office:value="1889" calcext:value-type="float">
            <text:p>1889</text:p>
          </table:table-cell>
          <table:table-cell office:value-type="float" office:value="2398" calcext:value-type="float">
            <text:p>239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4590</text:p>
          </table:table-cell>
          <table:table-cell office:value-type="string" calcext:value-type="string">
            <text:p>La Grave</text:p>
          </table:table-cell>
          <table:table-cell office:value-type="string" calcext:value-type="string">
            <text:p>LA GRAVE</text:p>
          </table:table-cell>
          <table:table-cell table:style-name="ce2" office:value-type="string" calcext:value-type="string">
            <text:p>05063</text:p>
          </table:table-cell>
          <table:table-cell office:value-type="string" calcext:value-type="string">
            <text:p>Commune simple</text:p>
          </table:table-cell>
          <table:table-cell office:value-type="float" office:value="958820" calcext:value-type="float">
            <text:p>958820</text:p>
          </table:table-cell>
          <table:table-cell office:value-type="float" office:value="6444878" calcext:value-type="float">
            <text:p>6444878</text:p>
          </table:table-cell>
          <table:table-cell office:value-type="float" office:value="12691" calcext:value-type="float">
            <text:p>12691</text:p>
          </table:table-cell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0</text:p>
          </table:table-cell>
          <table:table-cell office:value-type="string" calcext:value-type="string">
            <text:p>Saint-Paul-lès-Durance</text:p>
          </table:table-cell>
          <table:table-cell office:value-type="string" calcext:value-type="string">
            <text:p>SAINT-PAUL-LES-DURANCE</text:p>
          </table:table-cell>
          <table:table-cell table:style-name="ce2" office:value-type="string" calcext:value-type="string">
            <text:p>13099</text:p>
          </table:table-cell>
          <table:table-cell office:value-type="string" calcext:value-type="string">
            <text:p>Commune simple</text:p>
          </table:table-cell>
          <table:table-cell office:value-type="float" office:value="921597" calcext:value-type="float">
            <text:p>921597</text:p>
          </table:table-cell>
          <table:table-cell office:value-type="float" office:value="6291362" calcext:value-type="float">
            <text:p>6291362</text:p>
          </table:table-cell>
          <table:table-cell office:value-type="float" office:value="4581" calcext:value-type="float">
            <text:p>4581</text:p>
          </table:table-cell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9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MONTFORT</text:p>
          </table:table-cell>
          <table:table-cell table:style-name="ce2" office:value-type="string" calcext:value-type="string">
            <text:p>04127</text:p>
          </table:table-cell>
          <table:table-cell office:value-type="string" calcext:value-type="string">
            <text:p>Commune simple</text:p>
          </table:table-cell>
          <table:table-cell office:value-type="float" office:value="936381" calcext:value-type="float">
            <text:p>936381</text:p>
          </table:table-cell>
          <table:table-cell office:value-type="float" office:value="6333906" calcext:value-type="float">
            <text:p>6333906</text:p>
          </table:table-cell>
          <table:table-cell office:value-type="float" office:value="1208" calcext:value-type="float">
            <text:p>1208</text:p>
          </table:table-cell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52</text:p>
          </table:table-cell>
          <table:table-cell office:value-type="string" calcext:value-type="string">
            <text:p>Saintes-Maries-de-la-Mer</text:p>
          </table:table-cell>
          <table:table-cell office:value-type="string" calcext:value-type="string">
            <text:p>SAINTES-MARIES-DE-LA-MER</text:p>
          </table:table-cell>
          <table:table-cell table:style-name="ce2" office:value-type="string" calcext:value-type="string">
            <text:p>13096</text:p>
          </table:table-cell>
          <table:table-cell office:value-type="string" calcext:value-type="string">
            <text:p>Commune simple</text:p>
          </table:table-cell>
          <table:table-cell office:value-type="float" office:value="816574" calcext:value-type="float">
            <text:p>816574</text:p>
          </table:table-cell>
          <table:table-cell office:value-type="float" office:value="6267477" calcext:value-type="float">
            <text:p>6267477</text:p>
          </table:table-cell>
          <table:table-cell office:value-type="float" office:value="37461" calcext:value-type="float">
            <text:p>37461</text:p>
          </table:table-cell>
          <table:table-cell office:value-type="float" office:value="2157" calcext:value-type="float">
            <text:p>215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2</text:p>
          </table:table-cell>
          <table:table-cell office:value-type="string" calcext:value-type="string">
            <text:p>La Celle</text:p>
          </table:table-cell>
          <table:table-cell office:value-type="string" calcext:value-type="string">
            <text:p>LA CELLE</text:p>
          </table:table-cell>
          <table:table-cell table:style-name="ce2" office:value-type="string" calcext:value-type="string">
            <text:p>83037</text:p>
          </table:table-cell>
          <table:table-cell office:value-type="string" calcext:value-type="string">
            <text:p>Commune simple</text:p>
          </table:table-cell>
          <table:table-cell office:value-type="float" office:value="943317" calcext:value-type="float">
            <text:p>943317</text:p>
          </table:table-cell>
          <table:table-cell office:value-type="float" office:value="6258472" calcext:value-type="float">
            <text:p>6258472</text:p>
          </table:table-cell>
          <table:table-cell office:value-type="float" office:value="2100" calcext:value-type="float">
            <text:p>2100</text:p>
          </table:table-cell>
          <table:table-cell office:value-type="float" office:value="1476" calcext:value-type="float">
            <text:p>147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3</text:p>
          </table:table-cell>
          <table:table-cell office:value-type="string" calcext:value-type="string">
            <text:p>Pourcieux</text:p>
          </table:table-cell>
          <table:table-cell office:value-type="string" calcext:value-type="string">
            <text:p>POURCIEUX</text:p>
          </table:table-cell>
          <table:table-cell table:style-name="ce2" office:value-type="string" calcext:value-type="string">
            <text:p>83096</text:p>
          </table:table-cell>
          <table:table-cell office:value-type="string" calcext:value-type="string">
            <text:p>Commune simple</text:p>
          </table:table-cell>
          <table:table-cell office:value-type="float" office:value="925759" calcext:value-type="float">
            <text:p>925759</text:p>
          </table:table-cell>
          <table:table-cell office:value-type="float" office:value="6265716" calcext:value-type="float">
            <text:p>6265716</text:p>
          </table:table-cell>
          <table:table-cell office:value-type="float" office:value="2123" calcext:value-type="float">
            <text:p>2123</text:p>
          </table:table-cell>
          <table:table-cell office:value-type="float" office:value="1571" calcext:value-type="float">
            <text:p>157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9</text:p>
          </table:table-cell>
          <table:table-cell office:value-type="string" calcext:value-type="string">
            <text:p>Mas-Blanc-des-Alpilles</text:p>
          </table:table-cell>
          <table:table-cell office:value-type="string" calcext:value-type="string">
            <text:p>MAS-BLANC-DES-ALPILLES</text:p>
          </table:table-cell>
          <table:table-cell table:style-name="ce2" office:value-type="string" calcext:value-type="string">
            <text:p>13057</text:p>
          </table:table-cell>
          <table:table-cell office:value-type="string" calcext:value-type="string">
            <text:p>Commune simple</text:p>
          </table:table-cell>
          <table:table-cell office:value-type="float" office:value="841979" calcext:value-type="float">
            <text:p>841979</text:p>
          </table:table-cell>
          <table:table-cell office:value-type="float" office:value="6300384" calcext:value-type="float">
            <text:p>6300384</text:p>
          </table:table-cell>
          <table:table-cell office:value-type="float" office:value="157" calcext:value-type="float">
            <text:p>157</text:p>
          </table:table-cell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8</text:p>
          </table:table-cell>
          <table:table-cell office:value-type="string" calcext:value-type="string">
            <text:p>La Farlède</text:p>
          </table:table-cell>
          <table:table-cell office:value-type="string" calcext:value-type="string">
            <text:p>LA FARLEDE</text:p>
          </table:table-cell>
          <table:table-cell table:style-name="ce2" office:value-type="string" calcext:value-type="string">
            <text:p>83054</text:p>
          </table:table-cell>
          <table:table-cell office:value-type="string" calcext:value-type="string">
            <text:p>Commune simple</text:p>
          </table:table-cell>
          <table:table-cell office:value-type="float" office:value="947384" calcext:value-type="float">
            <text:p>947384</text:p>
          </table:table-cell>
          <table:table-cell office:value-type="float" office:value="6234176" calcext:value-type="float">
            <text:p>6234176</text:p>
          </table:table-cell>
          <table:table-cell office:value-type="float" office:value="831" calcext:value-type="float">
            <text:p>831</text:p>
          </table:table-cell>
          <table:table-cell office:value-type="float" office:value="9348" calcext:value-type="float">
            <text:p>934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72</text:p>
          </table:table-cell>
          <table:table-cell office:value-type="string" calcext:value-type="string">
            <text:p>Noves</text:p>
          </table:table-cell>
          <table:table-cell office:value-type="string" calcext:value-type="string">
            <text:p>NOVES</text:p>
          </table:table-cell>
          <table:table-cell table:style-name="ce2" office:value-type="string" calcext:value-type="string">
            <text:p>13066</text:p>
          </table:table-cell>
          <table:table-cell office:value-type="string" calcext:value-type="string">
            <text:p>Commune simple</text:p>
          </table:table-cell>
          <table:table-cell office:value-type="float" office:value="852912" calcext:value-type="float">
            <text:p>852912</text:p>
          </table:table-cell>
          <table:table-cell office:value-type="float" office:value="6307890" calcext:value-type="float">
            <text:p>6307890</text:p>
          </table:table-cell>
          <table:table-cell office:value-type="float" office:value="2792" calcext:value-type="float">
            <text:p>2792</text:p>
          </table:table-cell>
          <table:table-cell office:value-type="float" office:value="5866" calcext:value-type="float">
            <text:p>586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7</text:p>
          </table:table-cell>
          <table:table-cell office:value-type="string" calcext:value-type="string">
            <text:p>La Roque-sur-Pernes</text:p>
          </table:table-cell>
          <table:table-cell office:value-type="string" calcext:value-type="string">
            <text:p>LA ROQUE-SUR-PERNES</text:p>
          </table:table-cell>
          <table:table-cell table:style-name="ce2" office:value-type="string" calcext:value-type="string">
            <text:p>84101</text:p>
          </table:table-cell>
          <table:table-cell office:value-type="string" calcext:value-type="string">
            <text:p>Commune simple</text:p>
          </table:table-cell>
          <table:table-cell office:value-type="float" office:value="868849" calcext:value-type="float">
            <text:p>868849</text:p>
          </table:table-cell>
          <table:table-cell office:value-type="float" office:value="6322153" calcext:value-type="float">
            <text:p>6322153</text:p>
          </table:table-cell>
          <table:table-cell office:value-type="float" office:value="1103" calcext:value-type="float">
            <text:p>1103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871</text:p>
          </table:table-cell>
          <table:table-cell office:value-type="string" calcext:value-type="string">
            <text:p>Sanary-sur-Mer</text:p>
          </table:table-cell>
          <table:table-cell office:value-type="string" calcext:value-type="string">
            <text:p>SANARY-SUR-MER</text:p>
          </table:table-cell>
          <table:table-cell table:style-name="ce2" office:value-type="string" calcext:value-type="string">
            <text:p>83123</text:p>
          </table:table-cell>
          <table:table-cell office:value-type="string" calcext:value-type="string">
            <text:p>Commune simple</text:p>
          </table:table-cell>
          <table:table-cell office:value-type="float" office:value="927484" calcext:value-type="float">
            <text:p>927484</text:p>
          </table:table-cell>
          <table:table-cell office:value-type="float" office:value="6230450" calcext:value-type="float">
            <text:p>6230450</text:p>
          </table:table-cell>
          <table:table-cell office:value-type="float" office:value="1923" calcext:value-type="float">
            <text:p>1923</text:p>
          </table:table-cell>
          <table:table-cell office:value-type="float" office:value="16696" calcext:value-type="float">
            <text:p>1669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8</text:p>
          </table:table-cell>
          <table:table-cell office:value-type="string" calcext:value-type="string">
            <text:p>Seillons-Source-d'Argens</text:p>
          </table:table-cell>
          <table:table-cell office:value-type="string" calcext:value-type="string">
            <text:p>SEILLONS-SOURCE-D'ARGENS</text:p>
          </table:table-cell>
          <table:table-cell table:style-name="ce2" office:value-type="string" calcext:value-type="string">
            <text:p>83125</text:p>
          </table:table-cell>
          <table:table-cell office:value-type="string" calcext:value-type="string">
            <text:p>Commune simple</text:p>
          </table:table-cell>
          <table:table-cell office:value-type="float" office:value="932693" calcext:value-type="float">
            <text:p>932693</text:p>
          </table:table-cell>
          <table:table-cell office:value-type="float" office:value="6272622" calcext:value-type="float">
            <text:p>6272622</text:p>
          </table:table-cell>
          <table:table-cell office:value-type="float" office:value="2511" calcext:value-type="float">
            <text:p>2511</text:p>
          </table:table-cell>
          <table:table-cell office:value-type="float" office:value="2502" calcext:value-type="float">
            <text:p>250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3</text:p>
          </table:table-cell>
          <table:table-cell office:value-type="string" calcext:value-type="string">
            <text:p>Saint-Martin-les-Eaux</text:p>
          </table:table-cell>
          <table:table-cell office:value-type="string" calcext:value-type="string">
            <text:p>SAINT-MARTIN-LES-EAUX</text:p>
          </table:table-cell>
          <table:table-cell table:style-name="ce2" office:value-type="string" calcext:value-type="string">
            <text:p>04190</text:p>
          </table:table-cell>
          <table:table-cell office:value-type="string" calcext:value-type="string">
            <text:p>Commune simple</text:p>
          </table:table-cell>
          <table:table-cell office:value-type="float" office:value="920412" calcext:value-type="float">
            <text:p>920412</text:p>
          </table:table-cell>
          <table:table-cell office:value-type="float" office:value="6312278" calcext:value-type="float">
            <text:p>6312278</text:p>
          </table:table-cell>
          <table:table-cell office:value-type="float" office:value="915" calcext:value-type="float">
            <text:p>915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8</text:p>
          </table:table-cell>
          <table:table-cell office:value-type="string" calcext:value-type="string">
            <text:p>Velaux</text:p>
          </table:table-cell>
          <table:table-cell office:value-type="string" calcext:value-type="string">
            <text:p>VELAUX</text:p>
          </table:table-cell>
          <table:table-cell table:style-name="ce2" office:value-type="string" calcext:value-type="string">
            <text:p>13112</text:p>
          </table:table-cell>
          <table:table-cell office:value-type="string" calcext:value-type="string">
            <text:p>Commune simple</text:p>
          </table:table-cell>
          <table:table-cell office:value-type="float" office:value="882179" calcext:value-type="float">
            <text:p>882179</text:p>
          </table:table-cell>
          <table:table-cell office:value-type="float" office:value="6271749" calcext:value-type="float">
            <text:p>6271749</text:p>
          </table:table-cell>
          <table:table-cell office:value-type="float" office:value="2523" calcext:value-type="float">
            <text:p>2523</text:p>
          </table:table-cell>
          <table:table-cell office:value-type="float" office:value="8616" calcext:value-type="float">
            <text:p>861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25</text:p>
          </table:table-cell>
          <table:table-cell office:value-type="string" calcext:value-type="string">
            <text:p>Aiguilles</text:p>
          </table:table-cell>
          <table:table-cell office:value-type="string" calcext:value-type="string">
            <text:p>AIGUILLES</text:p>
          </table:table-cell>
          <table:table-cell table:style-name="ce2" office:value-type="string" calcext:value-type="string">
            <text:p>05003</text:p>
          </table:table-cell>
          <table:table-cell office:value-type="string" calcext:value-type="string">
            <text:p>Commune simple</text:p>
          </table:table-cell>
          <table:table-cell office:value-type="float" office:value="1006590" calcext:value-type="float">
            <text:p>1006590</text:p>
          </table:table-cell>
          <table:table-cell office:value-type="float" office:value="6415940" calcext:value-type="float">
            <text:p>6415940</text:p>
          </table:table-cell>
          <table:table-cell office:value-type="float" office:value="4016" calcext:value-type="float">
            <text:p>4016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2</text:p>
          </table:table-cell>
          <table:table-cell office:value-type="string" calcext:value-type="string">
            <text:p>Escragnolles</text:p>
          </table:table-cell>
          <table:table-cell office:value-type="string" calcext:value-type="string">
            <text:p>ESCRAGNOLLES</text:p>
          </table:table-cell>
          <table:table-cell table:style-name="ce2" office:value-type="string" calcext:value-type="string">
            <text:p>06058</text:p>
          </table:table-cell>
          <table:table-cell office:value-type="string" calcext:value-type="string">
            <text:p>Commune simple</text:p>
          </table:table-cell>
          <table:table-cell office:value-type="float" office:value="1004135" calcext:value-type="float">
            <text:p>1004135</text:p>
          </table:table-cell>
          <table:table-cell office:value-type="float" office:value="6299350" calcext:value-type="float">
            <text:p>6299350</text:p>
          </table:table-cell>
          <table:table-cell office:value-type="float" office:value="2548" calcext:value-type="float">
            <text:p>2548</text:p>
          </table:table-cell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9</text:p>
          </table:table-cell>
          <table:table-cell office:value-type="string" calcext:value-type="string">
            <text:p>Vitrolles</text:p>
          </table:table-cell>
          <table:table-cell office:value-type="string" calcext:value-type="string">
            <text:p>VITROLLES</text:p>
          </table:table-cell>
          <table:table-cell table:style-name="ce2" office:value-type="string" calcext:value-type="string">
            <text:p>13117</text:p>
          </table:table-cell>
          <table:table-cell office:value-type="string" calcext:value-type="string">
            <text:p>Commune simple</text:p>
          </table:table-cell>
          <table:table-cell office:value-type="float" office:value="883471" calcext:value-type="float">
            <text:p>883471</text:p>
          </table:table-cell>
          <table:table-cell office:value-type="float" office:value="6263925" calcext:value-type="float">
            <text:p>6263925</text:p>
          </table:table-cell>
          <table:table-cell office:value-type="float" office:value="3658" calcext:value-type="float">
            <text:p>3658</text:p>
          </table:table-cell>
          <table:table-cell office:value-type="float" office:value="33101" calcext:value-type="float">
            <text:p>3310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51</text:p>
          </table:table-cell>
          <table:table-cell office:value-type="string" calcext:value-type="string">
            <text:p>Berre-l'Étang</text:p>
          </table:table-cell>
          <table:table-cell office:value-type="string" calcext:value-type="string">
            <text:p>BERRE-L'ETANG</text:p>
          </table:table-cell>
          <table:table-cell table:style-name="ce2" office:value-type="string" calcext:value-type="string">
            <text:p>13014</text:p>
          </table:table-cell>
          <table:table-cell office:value-type="string" calcext:value-type="string">
            <text:p>Commune simple</text:p>
          </table:table-cell>
          <table:table-cell office:value-type="float" office:value="874663" calcext:value-type="float">
            <text:p>874663</text:p>
          </table:table-cell>
          <table:table-cell office:value-type="float" office:value="6269263" calcext:value-type="float">
            <text:p>6269263</text:p>
          </table:table-cell>
          <table:table-cell office:value-type="float" office:value="4364" calcext:value-type="float">
            <text:p>4364</text:p>
          </table:table-cell>
          <table:table-cell office:value-type="float" office:value="13520" calcext:value-type="float">
            <text:p>1352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7</text:p>
          </table:table-cell>
          <table:table-cell office:value-type="string" calcext:value-type="string">
            <text:p>Sérignan-du-Comtat</text:p>
          </table:table-cell>
          <table:table-cell office:value-type="string" calcext:value-type="string">
            <text:p>SERIGNAN-DU-COMTAT</text:p>
          </table:table-cell>
          <table:table-cell table:style-name="ce2" office:value-type="string" calcext:value-type="string">
            <text:p>84127</text:p>
          </table:table-cell>
          <table:table-cell office:value-type="string" calcext:value-type="string">
            <text:p>Commune simple</text:p>
          </table:table-cell>
          <table:table-cell office:value-type="float" office:value="847746" calcext:value-type="float">
            <text:p>847746</text:p>
          </table:table-cell>
          <table:table-cell office:value-type="float" office:value="6345500" calcext:value-type="float">
            <text:p>6345500</text:p>
          </table:table-cell>
          <table:table-cell office:value-type="float" office:value="1982" calcext:value-type="float">
            <text:p>1982</text:p>
          </table:table-cell>
          <table:table-cell office:value-type="float" office:value="2764" calcext:value-type="float">
            <text:p>276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9</text:p>
          </table:table-cell>
          <table:table-cell office:value-type="string" calcext:value-type="string">
            <text:p>La Fare-les-Oliviers</text:p>
          </table:table-cell>
          <table:table-cell office:value-type="string" calcext:value-type="string">
            <text:p>LA FARE-LES-OLIVIERS</text:p>
          </table:table-cell>
          <table:table-cell table:style-name="ce2" office:value-type="string" calcext:value-type="string">
            <text:p>13037</text:p>
          </table:table-cell>
          <table:table-cell office:value-type="string" calcext:value-type="string">
            <text:p>Commune simple</text:p>
          </table:table-cell>
          <table:table-cell office:value-type="float" office:value="878177" calcext:value-type="float">
            <text:p>878177</text:p>
          </table:table-cell>
          <table:table-cell office:value-type="float" office:value="6275255" calcext:value-type="float">
            <text:p>6275255</text:p>
          </table:table-cell>
          <table:table-cell office:value-type="float" office:value="1398" calcext:value-type="float">
            <text:p>1398</text:p>
          </table:table-cell>
          <table:table-cell office:value-type="float" office:value="8666" calcext:value-type="float">
            <text:p>866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20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SAINT-VICTORET</text:p>
          </table:table-cell>
          <table:table-cell table:style-name="ce2" office:value-type="string" calcext:value-type="string">
            <text:p>13102</text:p>
          </table:table-cell>
          <table:table-cell office:value-type="string" calcext:value-type="string">
            <text:p>Commune simple</text:p>
          </table:table-cell>
          <table:table-cell office:value-type="float" office:value="882600" calcext:value-type="float">
            <text:p>882600</text:p>
          </table:table-cell>
          <table:table-cell office:value-type="float" office:value="6259600" calcext:value-type="float">
            <text:p>6259600</text:p>
          </table:table-cell>
          <table:table-cell office:value-type="float" office:value="473" calcext:value-type="float">
            <text:p>473</text:p>
          </table:table-cell>
          <table:table-cell office:value-type="float" office:value="6633" calcext:value-type="float">
            <text:p>663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81</text:p>
          </table:table-cell>
          <table:table-cell office:value-type="string" calcext:value-type="string">
            <text:p>Ensuès-la-Redonne</text:p>
          </table:table-cell>
          <table:table-cell office:value-type="string" calcext:value-type="string">
            <text:p>ENSUES-LA-REDONNE</text:p>
          </table:table-cell>
          <table:table-cell table:style-name="ce2" office:value-type="string" calcext:value-type="string">
            <text:p>13033</text:p>
          </table:table-cell>
          <table:table-cell office:value-type="string" calcext:value-type="string">
            <text:p>Commune simple</text:p>
          </table:table-cell>
          <table:table-cell office:value-type="float" office:value="877833" calcext:value-type="float">
            <text:p>877833</text:p>
          </table:table-cell>
          <table:table-cell office:value-type="float" office:value="6253199" calcext:value-type="float">
            <text:p>6253199</text:p>
          </table:table-cell>
          <table:table-cell office:value-type="float" office:value="2583" calcext:value-type="float">
            <text:p>2583</text:p>
          </table:table-cell>
          <table:table-cell office:value-type="float" office:value="5527" calcext:value-type="float">
            <text:p>552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6</text:p>
          </table:table-cell>
          <table:table-cell office:value-type="string" calcext:value-type="string">
            <text:p>Puimoisson</text:p>
          </table:table-cell>
          <table:table-cell office:value-type="string" calcext:value-type="string">
            <text:p>PUIMOISSON</text:p>
          </table:table-cell>
          <table:table-cell table:style-name="ce2" office:value-type="string" calcext:value-type="string">
            <text:p>04157</text:p>
          </table:table-cell>
          <table:table-cell office:value-type="string" calcext:value-type="string">
            <text:p>Commune simple</text:p>
          </table:table-cell>
          <table:table-cell office:value-type="float" office:value="951242" calcext:value-type="float">
            <text:p>951242</text:p>
          </table:table-cell>
          <table:table-cell office:value-type="float" office:value="6312728" calcext:value-type="float">
            <text:p>6312728</text:p>
          </table:table-cell>
          <table:table-cell office:value-type="float" office:value="3544" calcext:value-type="float">
            <text:p>3544</text:p>
          </table:table-cell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0</text:p>
          </table:table-cell>
          <table:table-cell office:value-type="string" calcext:value-type="string">
            <text:p>Montgardin</text:p>
          </table:table-cell>
          <table:table-cell office:value-type="string" calcext:value-type="string">
            <text:p>MONTGARDIN</text:p>
          </table:table-cell>
          <table:table-cell table:style-name="ce2" office:value-type="string" calcext:value-type="string">
            <text:p>05084</text:p>
          </table:table-cell>
          <table:table-cell office:value-type="string" calcext:value-type="string">
            <text:p>Commune simple</text:p>
          </table:table-cell>
          <table:table-cell office:value-type="float" office:value="956866" calcext:value-type="float">
            <text:p>956866</text:p>
          </table:table-cell>
          <table:table-cell office:value-type="float" office:value="6387877" calcext:value-type="float">
            <text:p>6387877</text:p>
          </table:table-cell>
          <table:table-cell office:value-type="float" office:value="1532" calcext:value-type="float">
            <text:p>1532</text:p>
          </table:table-cell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7</text:p>
          </table:table-cell>
          <table:table-cell office:value-type="string" calcext:value-type="string">
            <text:p>Chabestan</text:p>
          </table:table-cell>
          <table:table-cell office:value-type="string" calcext:value-type="string">
            <text:p>CHABESTAN</text:p>
          </table:table-cell>
          <table:table-cell table:style-name="ce2" office:value-type="string" calcext:value-type="string">
            <text:p>05028</text:p>
          </table:table-cell>
          <table:table-cell office:value-type="string" calcext:value-type="string">
            <text:p>Commune simple</text:p>
          </table:table-cell>
          <table:table-cell office:value-type="float" office:value="921320" calcext:value-type="float">
            <text:p>921320</text:p>
          </table:table-cell>
          <table:table-cell office:value-type="float" office:value="6379171" calcext:value-type="float">
            <text:p>6379171</text:p>
          </table:table-cell>
          <table:table-cell office:value-type="float" office:value="1220" calcext:value-type="float">
            <text:p>1220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25</text:p>
          </table:table-cell>
          <table:table-cell office:value-type="string" calcext:value-type="string">
            <text:p>Fos-sur-Mer</text:p>
          </table:table-cell>
          <table:table-cell office:value-type="string" calcext:value-type="string">
            <text:p>FOS-SUR-MER</text:p>
          </table:table-cell>
          <table:table-cell table:style-name="ce2" office:value-type="string" calcext:value-type="string">
            <text:p>13039</text:p>
          </table:table-cell>
          <table:table-cell office:value-type="string" calcext:value-type="string">
            <text:p>Commune simple</text:p>
          </table:table-cell>
          <table:table-cell office:value-type="float" office:value="854075" calcext:value-type="float">
            <text:p>854075</text:p>
          </table:table-cell>
          <table:table-cell office:value-type="float" office:value="6263550" calcext:value-type="float">
            <text:p>6263550</text:p>
          </table:table-cell>
          <table:table-cell office:value-type="float" office:value="9231" calcext:value-type="float">
            <text:p>9231</text:p>
          </table:table-cell>
          <table:table-cell office:value-type="float" office:value="15602" calcext:value-type="float">
            <text:p>15602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57</text:p>
          </table:table-cell>
          <table:table-cell office:value-type="string" calcext:value-type="string">
            <text:p>Châteauneuf-Miravail</text:p>
          </table:table-cell>
          <table:table-cell office:value-type="string" calcext:value-type="string">
            <text:p>CHATEAUNEUF-MIRAVAIL</text:p>
          </table:table-cell>
          <table:table-cell table:style-name="ce2" office:value-type="string" calcext:value-type="string">
            <text:p>04051</text:p>
          </table:table-cell>
          <table:table-cell office:value-type="string" calcext:value-type="string">
            <text:p>Commune simple</text:p>
          </table:table-cell>
          <table:table-cell office:value-type="float" office:value="916925" calcext:value-type="float">
            <text:p>916925</text:p>
          </table:table-cell>
          <table:table-cell office:value-type="float" office:value="6342989" calcext:value-type="float">
            <text:p>6342989</text:p>
          </table:table-cell>
          <table:table-cell office:value-type="float" office:value="1970" calcext:value-type="float">
            <text:p>197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99</text:p>
          </table:table-cell>
          <table:table-cell office:value-type="string" calcext:value-type="string">
            <text:p>La Haute-Beaume</text:p>
          </table:table-cell>
          <table:table-cell office:value-type="string" calcext:value-type="string">
            <text:p>LA HAUTE-BEAUME</text:p>
          </table:table-cell>
          <table:table-cell table:style-name="ce2" office:value-type="string" calcext:value-type="string">
            <text:p>05066</text:p>
          </table:table-cell>
          <table:table-cell office:value-type="string" calcext:value-type="string">
            <text:p>Commune simple</text:p>
          </table:table-cell>
          <table:table-cell office:value-type="float" office:value="908791" calcext:value-type="float">
            <text:p>908791</text:p>
          </table:table-cell>
          <table:table-cell office:value-type="float" office:value="6389047" calcext:value-type="float">
            <text:p>6389047</text:p>
          </table:table-cell>
          <table:table-cell office:value-type="float" office:value="713" calcext:value-type="float">
            <text:p>71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2</text:p>
          </table:table-cell>
          <table:table-cell office:value-type="string" calcext:value-type="string">
            <text:p>Archail</text:p>
          </table:table-cell>
          <table:table-cell office:value-type="string" calcext:value-type="string">
            <text:p>ARCHAIL</text:p>
          </table:table-cell>
          <table:table-cell table:style-name="ce2" office:value-type="string" calcext:value-type="string">
            <text:p>04009</text:p>
          </table:table-cell>
          <table:table-cell office:value-type="string" calcext:value-type="string">
            <text:p>Commune simple</text:p>
          </table:table-cell>
          <table:table-cell office:value-type="float" office:value="966600" calcext:value-type="float">
            <text:p>966600</text:p>
          </table:table-cell>
          <table:table-cell office:value-type="float" office:value="6340682" calcext:value-type="float">
            <text:p>6340682</text:p>
          </table:table-cell>
          <table:table-cell office:value-type="float" office:value="1299" calcext:value-type="float">
            <text:p>129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20</text:p>
          </table:table-cell>
          <table:table-cell office:value-type="string" calcext:value-type="string">
            <text:p>Coudoux</text:p>
          </table:table-cell>
          <table:table-cell office:value-type="string" calcext:value-type="string">
            <text:p>COUDOUX</text:p>
          </table:table-cell>
          <table:table-cell table:style-name="ce2" office:value-type="string" calcext:value-type="string">
            <text:p>13118</text:p>
          </table:table-cell>
          <table:table-cell office:value-type="string" calcext:value-type="string">
            <text:p>Commune simple</text:p>
          </table:table-cell>
          <table:table-cell office:value-type="float" office:value="882307" calcext:value-type="float">
            <text:p>882307</text:p>
          </table:table-cell>
          <table:table-cell office:value-type="float" office:value="6275905" calcext:value-type="float">
            <text:p>6275905</text:p>
          </table:table-cell>
          <table:table-cell office:value-type="float" office:value="1265" calcext:value-type="float">
            <text:p>1265</text:p>
          </table:table-cell>
          <table:table-cell office:value-type="float" office:value="3710" calcext:value-type="float">
            <text:p>371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2</text:p>
          </table:table-cell>
          <table:table-cell office:value-type="string" calcext:value-type="string">
            <text:p>Rougon</text:p>
          </table:table-cell>
          <table:table-cell office:value-type="string" calcext:value-type="string">
            <text:p>ROUGON</text:p>
          </table:table-cell>
          <table:table-cell table:style-name="ce2" office:value-type="string" calcext:value-type="string">
            <text:p>04171</text:p>
          </table:table-cell>
          <table:table-cell office:value-type="string" calcext:value-type="string">
            <text:p>Commune simple</text:p>
          </table:table-cell>
          <table:table-cell office:value-type="float" office:value="972933" calcext:value-type="float">
            <text:p>972933</text:p>
          </table:table-cell>
          <table:table-cell office:value-type="float" office:value="6307314" calcext:value-type="float">
            <text:p>6307314</text:p>
          </table:table-cell>
          <table:table-cell office:value-type="float" office:value="3583" calcext:value-type="float">
            <text:p>3583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3</text:p>
          </table:table-cell>
          <table:table-cell office:value-type="string" calcext:value-type="string">
            <text:p>Montagnac-Montpezat</text:p>
          </table:table-cell>
          <table:table-cell office:value-type="string" calcext:value-type="string">
            <text:p>MONTAGNAC-MONTPEZAT</text:p>
          </table:table-cell>
          <table:table-cell table:style-name="ce2" office:value-type="string" calcext:value-type="string">
            <text:p>04124</text:p>
          </table:table-cell>
          <table:table-cell office:value-type="string" calcext:value-type="string">
            <text:p>Commune simple</text:p>
          </table:table-cell>
          <table:table-cell office:value-type="float" office:value="949128" calcext:value-type="float">
            <text:p>949128</text:p>
          </table:table-cell>
          <table:table-cell office:value-type="float" office:value="6300945" calcext:value-type="float">
            <text:p>6300945</text:p>
          </table:table-cell>
          <table:table-cell office:value-type="float" office:value="3418" calcext:value-type="float">
            <text:p>3418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5</text:p>
          </table:table-cell>
          <table:table-cell office:value-type="string" calcext:value-type="string">
            <text:p>Bras-d'Asse</text:p>
          </table:table-cell>
          <table:table-cell office:value-type="string" calcext:value-type="string">
            <text:p>BRAS-D'ASSE</text:p>
          </table:table-cell>
          <table:table-cell table:style-name="ce2" office:value-type="string" calcext:value-type="string">
            <text:p>04031</text:p>
          </table:table-cell>
          <table:table-cell office:value-type="string" calcext:value-type="string">
            <text:p>Commune simple</text:p>
          </table:table-cell>
          <table:table-cell office:value-type="float" office:value="951070" calcext:value-type="float">
            <text:p>951070</text:p>
          </table:table-cell>
          <table:table-cell office:value-type="float" office:value="6318542" calcext:value-type="float">
            <text:p>6318542</text:p>
          </table:table-cell>
          <table:table-cell office:value-type="float" office:value="2610" calcext:value-type="float">
            <text:p>2610</text:p>
          </table:table-cell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05</text:p>
          </table:table-cell>
          <table:table-cell office:value-type="string" calcext:value-type="string">
            <text:p>Saint-Jean-Saint-Nicolas</text:p>
          </table:table-cell>
          <table:table-cell office:value-type="string" calcext:value-type="string">
            <text:p>SAINT-JEAN-SAINT-NICOLAS</text:p>
          </table:table-cell>
          <table:table-cell table:style-name="ce2" office:value-type="string" calcext:value-type="string">
            <text:p>05145</text:p>
          </table:table-cell>
          <table:table-cell office:value-type="string" calcext:value-type="string">
            <text:p>Commune simple</text:p>
          </table:table-cell>
          <table:table-cell office:value-type="float" office:value="955985" calcext:value-type="float">
            <text:p>955985</text:p>
          </table:table-cell>
          <table:table-cell office:value-type="float" office:value="6402683" calcext:value-type="float">
            <text:p>6402683</text:p>
          </table:table-cell>
          <table:table-cell office:value-type="float" office:value="3717" calcext:value-type="float">
            <text:p>3717</text:p>
          </table:table-cell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5</text:p>
          </table:table-cell>
          <table:table-cell office:value-type="string" calcext:value-type="string">
            <text:p>Riez</text:p>
          </table:table-cell>
          <table:table-cell office:value-type="string" calcext:value-type="string">
            <text:p>RIEZ</text:p>
          </table:table-cell>
          <table:table-cell table:style-name="ce2" office:value-type="string" calcext:value-type="string">
            <text:p>04166</text:p>
          </table:table-cell>
          <table:table-cell office:value-type="string" calcext:value-type="string">
            <text:p>Commune simple</text:p>
          </table:table-cell>
          <table:table-cell office:value-type="float" office:value="948155" calcext:value-type="float">
            <text:p>948155</text:p>
          </table:table-cell>
          <table:table-cell office:value-type="float" office:value="6308273" calcext:value-type="float">
            <text:p>6308273</text:p>
          </table:table-cell>
          <table:table-cell office:value-type="float" office:value="4000" calcext:value-type="float">
            <text:p>4000</text:p>
          </table:table-cell>
          <table:table-cell office:value-type="float" office:value="1791" calcext:value-type="float">
            <text:p>179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5</text:p>
          </table:table-cell>
          <table:table-cell office:value-type="string" calcext:value-type="string">
            <text:p>La Motte-d'Aigues</text:p>
          </table:table-cell>
          <table:table-cell office:value-type="string" calcext:value-type="string">
            <text:p>LA MOTTE-D'AIGUES</text:p>
          </table:table-cell>
          <table:table-cell table:style-name="ce2" office:value-type="string" calcext:value-type="string">
            <text:p>84084</text:p>
          </table:table-cell>
          <table:table-cell office:value-type="string" calcext:value-type="string">
            <text:p>Commune simple</text:p>
          </table:table-cell>
          <table:table-cell office:value-type="float" office:value="903195" calcext:value-type="float">
            <text:p>903195</text:p>
          </table:table-cell>
          <table:table-cell office:value-type="float" office:value="6301336" calcext:value-type="float">
            <text:p>6301336</text:p>
          </table:table-cell>
          <table:table-cell office:value-type="float" office:value="1463" calcext:value-type="float">
            <text:p>1463</text:p>
          </table:table-cell>
          <table:table-cell office:value-type="float" office:value="1359" calcext:value-type="float">
            <text:p>135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50</text:p>
          </table:table-cell>
          <table:table-cell office:value-type="string" calcext:value-type="string">
            <text:p>Rognac</text:p>
          </table:table-cell>
          <table:table-cell office:value-type="string" calcext:value-type="string">
            <text:p>ROGNAC</text:p>
          </table:table-cell>
          <table:table-cell table:style-name="ce2" office:value-type="string" calcext:value-type="string">
            <text:p>13081</text:p>
          </table:table-cell>
          <table:table-cell office:value-type="string" calcext:value-type="string">
            <text:p>Commune simple</text:p>
          </table:table-cell>
          <table:table-cell office:value-type="float" office:value="880318" calcext:value-type="float">
            <text:p>880318</text:p>
          </table:table-cell>
          <table:table-cell office:value-type="float" office:value="6269258" calcext:value-type="float">
            <text:p>6269258</text:p>
          </table:table-cell>
          <table:table-cell office:value-type="float" office:value="1746" calcext:value-type="float">
            <text:p>1746</text:p>
          </table:table-cell>
          <table:table-cell office:value-type="float" office:value="12080" calcext:value-type="float">
            <text:p>1208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9</text:p>
          </table:table-cell>
          <table:table-cell office:value-type="string" calcext:value-type="string">
            <text:p>Montfort-sur-Argens</text:p>
          </table:table-cell>
          <table:table-cell office:value-type="string" calcext:value-type="string">
            <text:p>MONTFORT-SUR-ARGENS</text:p>
          </table:table-cell>
          <table:table-cell table:style-name="ce2" office:value-type="string" calcext:value-type="string">
            <text:p>83083</text:p>
          </table:table-cell>
          <table:table-cell office:value-type="string" calcext:value-type="string">
            <text:p>Commune simple</text:p>
          </table:table-cell>
          <table:table-cell office:value-type="float" office:value="953283" calcext:value-type="float">
            <text:p>953283</text:p>
          </table:table-cell>
          <table:table-cell office:value-type="float" office:value="6270183" calcext:value-type="float">
            <text:p>6270183</text:p>
          </table:table-cell>
          <table:table-cell office:value-type="float" office:value="1192" calcext:value-type="float">
            <text:p>1192</text:p>
          </table:table-cell>
          <table:table-cell office:value-type="float" office:value="1385" calcext:value-type="float">
            <text:p>138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1</text:p>
          </table:table-cell>
          <table:table-cell office:value-type="string" calcext:value-type="string">
            <text:p>Brignoles</text:p>
          </table:table-cell>
          <table:table-cell office:value-type="string" calcext:value-type="string">
            <text:p>BRIGNOLES</text:p>
          </table:table-cell>
          <table:table-cell table:style-name="ce2" office:value-type="string" calcext:value-type="string">
            <text:p>83023</text:p>
          </table:table-cell>
          <table:table-cell office:value-type="string" calcext:value-type="string">
            <text:p>Sous-préfecture</text:p>
          </table:table-cell>
          <table:table-cell office:value-type="float" office:value="949411" calcext:value-type="float">
            <text:p>949411</text:p>
          </table:table-cell>
          <table:table-cell office:value-type="float" office:value="6261674" calcext:value-type="float">
            <text:p>6261674</text:p>
          </table:table-cell>
          <table:table-cell office:value-type="float" office:value="7053" calcext:value-type="float">
            <text:p>7053</text:p>
          </table:table-cell>
          <table:table-cell office:value-type="float" office:value="17364" calcext:value-type="float">
            <text:p>1736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2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S</text:p>
          </table:table-cell>
          <table:table-cell table:style-name="ce2" office:value-type="string" calcext:value-type="string">
            <text:p>06048</text:p>
          </table:table-cell>
          <table:table-cell office:value-type="string" calcext:value-type="string">
            <text:p>Commune simple</text:p>
          </table:table-cell>
          <table:table-cell office:value-type="float" office:value="1047905" calcext:value-type="float">
            <text:p>1047905</text:p>
          </table:table-cell>
          <table:table-cell office:value-type="float" office:value="6310017" calcext:value-type="float">
            <text:p>6310017</text:p>
          </table:table-cell>
          <table:table-cell office:value-type="float" office:value="1947" calcext:value-type="float">
            <text:p>1947</text:p>
          </table:table-cell>
          <table:table-cell office:value-type="float" office:value="7429" calcext:value-type="float">
            <text:p>742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1</text:p>
          </table:table-cell>
          <table:table-cell office:value-type="string" calcext:value-type="string">
            <text:p>Saint-Antonin-du-Var</text:p>
          </table:table-cell>
          <table:table-cell office:value-type="string" calcext:value-type="string">
            <text:p>SAINT-ANTONIN-DU-VAR</text:p>
          </table:table-cell>
          <table:table-cell table:style-name="ce2" office:value-type="string" calcext:value-type="string">
            <text:p>83154</text:p>
          </table:table-cell>
          <table:table-cell office:value-type="string" calcext:value-type="string">
            <text:p>Commune simple</text:p>
          </table:table-cell>
          <table:table-cell office:value-type="float" office:value="966365" calcext:value-type="float">
            <text:p>966365</text:p>
          </table:table-cell>
          <table:table-cell office:value-type="float" office:value="6273898" calcext:value-type="float">
            <text:p>6273898</text:p>
          </table:table-cell>
          <table:table-cell office:value-type="float" office:value="1764" calcext:value-type="float">
            <text:p>1764</text:p>
          </table:table-cell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23</text:p>
          </table:table-cell>
          <table:table-cell office:value-type="string" calcext:value-type="string">
            <text:p>Cornillon-Confoux</text:p>
          </table:table-cell>
          <table:table-cell office:value-type="string" calcext:value-type="string">
            <text:p>CORNILLON-CONFOUX</text:p>
          </table:table-cell>
          <table:table-cell table:style-name="ce2" office:value-type="string" calcext:value-type="string">
            <text:p>13029</text:p>
          </table:table-cell>
          <table:table-cell office:value-type="string" calcext:value-type="string">
            <text:p>Commune simple</text:p>
          </table:table-cell>
          <table:table-cell office:value-type="float" office:value="867684" calcext:value-type="float">
            <text:p>867684</text:p>
          </table:table-cell>
          <table:table-cell office:value-type="float" office:value="6277488" calcext:value-type="float">
            <text:p>6277488</text:p>
          </table:table-cell>
          <table:table-cell office:value-type="float" office:value="1495" calcext:value-type="float">
            <text:p>1495</text:p>
          </table:table-cell>
          <table:table-cell office:value-type="float" office:value="1370" calcext:value-type="float">
            <text:p>137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83</text:p>
          </table:table-cell>
          <table:table-cell office:value-type="string" calcext:value-type="string">
            <text:p>Châteauneuf-les-Martigues</text:p>
          </table:table-cell>
          <table:table-cell office:value-type="string" calcext:value-type="string">
            <text:p>CHATEAUNEUF-LES-MARTIGUES</text:p>
          </table:table-cell>
          <table:table-cell table:style-name="ce2" office:value-type="string" calcext:value-type="string">
            <text:p>13026</text:p>
          </table:table-cell>
          <table:table-cell office:value-type="string" calcext:value-type="string">
            <text:p>Commune simple</text:p>
          </table:table-cell>
          <table:table-cell office:value-type="float" office:value="874188" calcext:value-type="float">
            <text:p>874188</text:p>
          </table:table-cell>
          <table:table-cell office:value-type="float" office:value="6256945" calcext:value-type="float">
            <text:p>6256945</text:p>
          </table:table-cell>
          <table:table-cell office:value-type="float" office:value="3165" calcext:value-type="float">
            <text:p>3165</text:p>
          </table:table-cell>
          <table:table-cell office:value-type="float" office:value="17425" calcext:value-type="float">
            <text:p>1742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6</text:p>
          </table:table-cell>
          <table:table-cell office:value-type="string" calcext:value-type="string">
            <text:p>Ventabren</text:p>
          </table:table-cell>
          <table:table-cell office:value-type="string" calcext:value-type="string">
            <text:p>VENTABREN</text:p>
          </table:table-cell>
          <table:table-cell table:style-name="ce2" office:value-type="string" calcext:value-type="string">
            <text:p>13114</text:p>
          </table:table-cell>
          <table:table-cell office:value-type="string" calcext:value-type="string">
            <text:p>Commune simple</text:p>
          </table:table-cell>
          <table:table-cell office:value-type="float" office:value="886117" calcext:value-type="float">
            <text:p>886117</text:p>
          </table:table-cell>
          <table:table-cell office:value-type="float" office:value="6274418" calcext:value-type="float">
            <text:p>6274418</text:p>
          </table:table-cell>
          <table:table-cell office:value-type="float" office:value="2632" calcext:value-type="float">
            <text:p>2632</text:p>
          </table:table-cell>
          <table:table-cell office:value-type="float" office:value="5433" calcext:value-type="float">
            <text:p>543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80</text:p>
          </table:table-cell>
          <table:table-cell office:value-type="string" calcext:value-type="string">
            <text:p>Gignac-la-Nerthe</text:p>
          </table:table-cell>
          <table:table-cell office:value-type="string" calcext:value-type="string">
            <text:p>GIGNAC-LA-NERTHE</text:p>
          </table:table-cell>
          <table:table-cell table:style-name="ce2" office:value-type="string" calcext:value-type="string">
            <text:p>13043</text:p>
          </table:table-cell>
          <table:table-cell office:value-type="string" calcext:value-type="string">
            <text:p>Commune simple</text:p>
          </table:table-cell>
          <table:table-cell office:value-type="float" office:value="879855" calcext:value-type="float">
            <text:p>879855</text:p>
          </table:table-cell>
          <table:table-cell office:value-type="float" office:value="6256797" calcext:value-type="float">
            <text:p>6256797</text:p>
          </table:table-cell>
          <table:table-cell office:value-type="float" office:value="864" calcext:value-type="float">
            <text:p>864</text:p>
          </table:table-cell>
          <table:table-cell office:value-type="float" office:value="9606" calcext:value-type="float">
            <text:p>960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6</text:p>
          </table:table-cell>
          <table:table-cell office:value-type="string" calcext:value-type="string">
            <text:p>Bouc-Bel-Air</text:p>
          </table:table-cell>
          <table:table-cell office:value-type="string" calcext:value-type="string">
            <text:p>BOUC-BEL-AIR</text:p>
          </table:table-cell>
          <table:table-cell table:style-name="ce2" office:value-type="string" calcext:value-type="string">
            <text:p>13015</text:p>
          </table:table-cell>
          <table:table-cell office:value-type="string" calcext:value-type="string">
            <text:p>Commune simple</text:p>
          </table:table-cell>
          <table:table-cell office:value-type="float" office:value="895311" calcext:value-type="float">
            <text:p>895311</text:p>
          </table:table-cell>
          <table:table-cell office:value-type="float" office:value="6263787" calcext:value-type="float">
            <text:p>6263787</text:p>
          </table:table-cell>
          <table:table-cell office:value-type="float" office:value="2175" calcext:value-type="float">
            <text:p>2175</text:p>
          </table:table-cell>
          <table:table-cell office:value-type="float" office:value="14784" calcext:value-type="float">
            <text:p>1478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75</text:p>
          </table:table-cell>
          <table:table-cell office:value-type="string" calcext:value-type="string">
            <text:p>Plan-de-Cuques</text:p>
          </table:table-cell>
          <table:table-cell office:value-type="string" calcext:value-type="string">
            <text:p>PLAN-DE-CUQUES</text:p>
          </table:table-cell>
          <table:table-cell table:style-name="ce2" office:value-type="string" calcext:value-type="string">
            <text:p>13075</text:p>
          </table:table-cell>
          <table:table-cell office:value-type="string" calcext:value-type="string">
            <text:p>Commune simple</text:p>
          </table:table-cell>
          <table:table-cell office:value-type="float" office:value="899716" calcext:value-type="float">
            <text:p>899716</text:p>
          </table:table-cell>
          <table:table-cell office:value-type="float" office:value="6256039" calcext:value-type="float">
            <text:p>6256039</text:p>
          </table:table-cell>
          <table:table-cell office:value-type="float" office:value="852" calcext:value-type="float">
            <text:p>852</text:p>
          </table:table-cell>
          <table:table-cell office:value-type="float" office:value="11481" calcext:value-type="float">
            <text:p>1148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8</text:p>
          </table:table-cell>
          <table:table-cell office:value-type="string" calcext:value-type="string">
            <text:p>Cabriès</text:p>
          </table:table-cell>
          <table:table-cell office:value-type="string" calcext:value-type="string">
            <text:p>CABRIES</text:p>
          </table:table-cell>
          <table:table-cell table:style-name="ce2" office:value-type="string" calcext:value-type="string">
            <text:p>13019</text:p>
          </table:table-cell>
          <table:table-cell office:value-type="string" calcext:value-type="string">
            <text:p>Commune simple</text:p>
          </table:table-cell>
          <table:table-cell office:value-type="float" office:value="890038" calcext:value-type="float">
            <text:p>890038</text:p>
          </table:table-cell>
          <table:table-cell office:value-type="float" office:value="6264158" calcext:value-type="float">
            <text:p>6264158</text:p>
          </table:table-cell>
          <table:table-cell office:value-type="float" office:value="3655" calcext:value-type="float">
            <text:p>3655</text:p>
          </table:table-cell>
          <table:table-cell office:value-type="float" office:value="9834" calcext:value-type="float">
            <text:p>983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3</text:p>
          </table:table-cell>
          <table:table-cell office:value-type="string" calcext:value-type="string">
            <text:p>Collongues</text:p>
          </table:table-cell>
          <table:table-cell office:value-type="string" calcext:value-type="string">
            <text:p>COLLONGUES</text:p>
          </table:table-cell>
          <table:table-cell table:style-name="ce2" office:value-type="string" calcext:value-type="string">
            <text:p>06045</text:p>
          </table:table-cell>
          <table:table-cell office:value-type="string" calcext:value-type="string">
            <text:p>Commune simple</text:p>
          </table:table-cell>
          <table:table-cell office:value-type="float" office:value="1009939" calcext:value-type="float">
            <text:p>1009939</text:p>
          </table:table-cell>
          <table:table-cell office:value-type="float" office:value="6318063" calcext:value-type="float">
            <text:p>6318063</text:p>
          </table:table-cell>
          <table:table-cell office:value-type="float" office:value="1078" calcext:value-type="float">
            <text:p>1078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6</text:p>
          </table:table-cell>
          <table:table-cell office:value-type="string" calcext:value-type="string">
            <text:p>Cadenet</text:p>
          </table:table-cell>
          <table:table-cell office:value-type="string" calcext:value-type="string">
            <text:p>CADENET</text:p>
          </table:table-cell>
          <table:table-cell table:style-name="ce2" office:value-type="string" calcext:value-type="string">
            <text:p>84026</text:p>
          </table:table-cell>
          <table:table-cell office:value-type="string" calcext:value-type="string">
            <text:p>Commune simple</text:p>
          </table:table-cell>
          <table:table-cell office:value-type="float" office:value="892576" calcext:value-type="float">
            <text:p>892576</text:p>
          </table:table-cell>
          <table:table-cell office:value-type="float" office:value="6295225" calcext:value-type="float">
            <text:p>6295225</text:p>
          </table:table-cell>
          <table:table-cell office:value-type="float" office:value="2508" calcext:value-type="float">
            <text:p>2508</text:p>
          </table:table-cell>
          <table:table-cell office:value-type="float" office:value="4192" calcext:value-type="float">
            <text:p>419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83</text:p>
          </table:table-cell>
          <table:table-cell office:value-type="string" calcext:value-type="string">
            <text:p>Saint-Cannat</text:p>
          </table:table-cell>
          <table:table-cell office:value-type="string" calcext:value-type="string">
            <text:p>SAINT-CANNAT</text:p>
          </table:table-cell>
          <table:table-cell table:style-name="ce2" office:value-type="string" calcext:value-type="string">
            <text:p>13091</text:p>
          </table:table-cell>
          <table:table-cell office:value-type="string" calcext:value-type="string">
            <text:p>Commune simple</text:p>
          </table:table-cell>
          <table:table-cell office:value-type="float" office:value="886843" calcext:value-type="float">
            <text:p>886843</text:p>
          </table:table-cell>
          <table:table-cell office:value-type="float" office:value="6282291" calcext:value-type="float">
            <text:p>6282291</text:p>
          </table:table-cell>
          <table:table-cell office:value-type="float" office:value="3654" calcext:value-type="float">
            <text:p>3654</text:p>
          </table:table-cell>
          <table:table-cell office:value-type="float" office:value="5678" calcext:value-type="float">
            <text:p>567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3</text:p>
          </table:table-cell>
          <table:table-cell office:value-type="string" calcext:value-type="string">
            <text:p>Le Puy-Sainte-Réparade</text:p>
          </table:table-cell>
          <table:table-cell office:value-type="string" calcext:value-type="string">
            <text:p>LE PUY-SAINTE-REPARADE</text:p>
          </table:table-cell>
          <table:table-cell table:style-name="ce2" office:value-type="string" calcext:value-type="string">
            <text:p>13080</text:p>
          </table:table-cell>
          <table:table-cell office:value-type="string" calcext:value-type="string">
            <text:p>Commune simple</text:p>
          </table:table-cell>
          <table:table-cell office:value-type="float" office:value="896812" calcext:value-type="float">
            <text:p>896812</text:p>
          </table:table-cell>
          <table:table-cell office:value-type="float" office:value="6286846" calcext:value-type="float">
            <text:p>6286846</text:p>
          </table:table-cell>
          <table:table-cell office:value-type="float" office:value="4629" calcext:value-type="float">
            <text:p>4629</text:p>
          </table:table-cell>
          <table:table-cell office:value-type="float" office:value="5744" calcext:value-type="float">
            <text:p>574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5</text:p>
          </table:table-cell>
          <table:table-cell office:value-type="string" calcext:value-type="string">
            <text:p>Villelaure</text:p>
          </table:table-cell>
          <table:table-cell office:value-type="string" calcext:value-type="string">
            <text:p>VILLELAURE</text:p>
          </table:table-cell>
          <table:table-cell table:style-name="ce2" office:value-type="string" calcext:value-type="string">
            <text:p>84147</text:p>
          </table:table-cell>
          <table:table-cell office:value-type="string" calcext:value-type="string">
            <text:p>Commune simple</text:p>
          </table:table-cell>
          <table:table-cell office:value-type="float" office:value="895239" calcext:value-type="float">
            <text:p>895239</text:p>
          </table:table-cell>
          <table:table-cell office:value-type="float" office:value="6292765" calcext:value-type="float">
            <text:p>6292765</text:p>
          </table:table-cell>
          <table:table-cell office:value-type="float" office:value="1825" calcext:value-type="float">
            <text:p>1825</text:p>
          </table:table-cell>
          <table:table-cell office:value-type="float" office:value="3416" calcext:value-type="float">
            <text:p>341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9</text:p>
          </table:table-cell>
          <table:table-cell office:value-type="string" calcext:value-type="string">
            <text:p>Puyvert</text:p>
          </table:table-cell>
          <table:table-cell office:value-type="string" calcext:value-type="string">
            <text:p>PUYVERT</text:p>
          </table:table-cell>
          <table:table-cell table:style-name="ce2" office:value-type="string" calcext:value-type="string">
            <text:p>84095</text:p>
          </table:table-cell>
          <table:table-cell office:value-type="string" calcext:value-type="string">
            <text:p>Commune simple</text:p>
          </table:table-cell>
          <table:table-cell office:value-type="float" office:value="888333" calcext:value-type="float">
            <text:p>888333</text:p>
          </table:table-cell>
          <table:table-cell office:value-type="float" office:value="6296906" calcext:value-type="float">
            <text:p>6296906</text:p>
          </table:table-cell>
          <table:table-cell office:value-type="float" office:value="978" calcext:value-type="float">
            <text:p>978</text:p>
          </table:table-cell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4</text:p>
          </table:table-cell>
          <table:table-cell office:value-type="string" calcext:value-type="string">
            <text:p>Ansouis</text:p>
          </table:table-cell>
          <table:table-cell office:value-type="string" calcext:value-type="string">
            <text:p>ANSOUIS</text:p>
          </table:table-cell>
          <table:table-cell table:style-name="ce2" office:value-type="string" calcext:value-type="string">
            <text:p>84002</text:p>
          </table:table-cell>
          <table:table-cell office:value-type="string" calcext:value-type="string">
            <text:p>Commune simple</text:p>
          </table:table-cell>
          <table:table-cell office:value-type="float" office:value="898784" calcext:value-type="float">
            <text:p>898784</text:p>
          </table:table-cell>
          <table:table-cell office:value-type="float" office:value="6295862" calcext:value-type="float">
            <text:p>6295862</text:p>
          </table:table-cell>
          <table:table-cell office:value-type="float" office:value="1763" calcext:value-type="float">
            <text:p>1763</text:p>
          </table:table-cell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9</text:p>
          </table:table-cell>
          <table:table-cell office:value-type="string" calcext:value-type="string">
            <text:p>Charleval</text:p>
          </table:table-cell>
          <table:table-cell office:value-type="string" calcext:value-type="string">
            <text:p>CHARLEVAL</text:p>
          </table:table-cell>
          <table:table-cell table:style-name="ce2" office:value-type="string" calcext:value-type="string">
            <text:p>13024</text:p>
          </table:table-cell>
          <table:table-cell office:value-type="string" calcext:value-type="string">
            <text:p>Commune simple</text:p>
          </table:table-cell>
          <table:table-cell office:value-type="float" office:value="881004" calcext:value-type="float">
            <text:p>881004</text:p>
          </table:table-cell>
          <table:table-cell office:value-type="float" office:value="6293912" calcext:value-type="float">
            <text:p>6293912</text:p>
          </table:table-cell>
          <table:table-cell office:value-type="float" office:value="1441" calcext:value-type="float">
            <text:p>1441</text:p>
          </table:table-cell>
          <table:table-cell office:value-type="float" office:value="2684" calcext:value-type="float">
            <text:p>268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5</text:p>
          </table:table-cell>
          <table:table-cell office:value-type="string" calcext:value-type="string">
            <text:p>Eyguières</text:p>
          </table:table-cell>
          <table:table-cell office:value-type="string" calcext:value-type="string">
            <text:p>EYGUIERES</text:p>
          </table:table-cell>
          <table:table-cell table:style-name="ce2" office:value-type="string" calcext:value-type="string">
            <text:p>13035</text:p>
          </table:table-cell>
          <table:table-cell office:value-type="string" calcext:value-type="string">
            <text:p>Commune simple</text:p>
          </table:table-cell>
          <table:table-cell office:value-type="float" office:value="862291" calcext:value-type="float">
            <text:p>862291</text:p>
          </table:table-cell>
          <table:table-cell office:value-type="float" office:value="6291224" calcext:value-type="float">
            <text:p>6291224</text:p>
          </table:table-cell>
          <table:table-cell office:value-type="float" office:value="6875" calcext:value-type="float">
            <text:p>6875</text:p>
          </table:table-cell>
          <table:table-cell office:value-type="float" office:value="6926" calcext:value-type="float">
            <text:p>692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2</text:p>
          </table:table-cell>
          <table:table-cell office:value-type="string" calcext:value-type="string">
            <text:p>Puget</text:p>
          </table:table-cell>
          <table:table-cell office:value-type="string" calcext:value-type="string">
            <text:p>PUGET</text:p>
          </table:table-cell>
          <table:table-cell table:style-name="ce2" office:value-type="string" calcext:value-type="string">
            <text:p>84093</text:p>
          </table:table-cell>
          <table:table-cell office:value-type="string" calcext:value-type="string">
            <text:p>Commune simple</text:p>
          </table:table-cell>
          <table:table-cell office:value-type="float" office:value="881760" calcext:value-type="float">
            <text:p>881760</text:p>
          </table:table-cell>
          <table:table-cell office:value-type="float" office:value="6299646" calcext:value-type="float">
            <text:p>6299646</text:p>
          </table:table-cell>
          <table:table-cell office:value-type="float" office:value="1790" calcext:value-type="float">
            <text:p>1790</text:p>
          </table:table-cell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99</text:p>
          </table:table-cell>
          <table:table-cell office:value-type="string" calcext:value-type="string">
            <text:p>Buisson</text:p>
          </table:table-cell>
          <table:table-cell office:value-type="string" calcext:value-type="string">
            <text:p>BUISSON</text:p>
          </table:table-cell>
          <table:table-cell table:style-name="ce2" office:value-type="string" calcext:value-type="string">
            <text:p>84022</text:p>
          </table:table-cell>
          <table:table-cell office:value-type="string" calcext:value-type="string">
            <text:p>Commune simple</text:p>
          </table:table-cell>
          <table:table-cell office:value-type="float" office:value="859565" calcext:value-type="float">
            <text:p>859565</text:p>
          </table:table-cell>
          <table:table-cell office:value-type="float" office:value="6355015" calcext:value-type="float">
            <text:p>6355015</text:p>
          </table:table-cell>
          <table:table-cell office:value-type="float" office:value="949" calcext:value-type="float">
            <text:p>949</text:p>
          </table:table-cell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9</text:p>
          </table:table-cell>
          <table:table-cell office:value-type="string" calcext:value-type="string">
            <text:p>Mouriès</text:p>
          </table:table-cell>
          <table:table-cell office:value-type="string" calcext:value-type="string">
            <text:p>MOURIES</text:p>
          </table:table-cell>
          <table:table-cell table:style-name="ce2" office:value-type="string" calcext:value-type="string">
            <text:p>13065</text:p>
          </table:table-cell>
          <table:table-cell office:value-type="string" calcext:value-type="string">
            <text:p>Commune simple</text:p>
          </table:table-cell>
          <table:table-cell office:value-type="float" office:value="852415" calcext:value-type="float">
            <text:p>852415</text:p>
          </table:table-cell>
          <table:table-cell office:value-type="float" office:value="6291435" calcext:value-type="float">
            <text:p>6291435</text:p>
          </table:table-cell>
          <table:table-cell office:value-type="float" office:value="3835" calcext:value-type="float">
            <text:p>3835</text:p>
          </table:table-cell>
          <table:table-cell office:value-type="float" office:value="3400" calcext:value-type="float">
            <text:p>340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1</text:p>
          </table:table-cell>
          <table:table-cell office:value-type="string" calcext:value-type="string">
            <text:p>Mallemort</text:p>
          </table:table-cell>
          <table:table-cell office:value-type="string" calcext:value-type="string">
            <text:p>MALLEMORT</text:p>
          </table:table-cell>
          <table:table-cell table:style-name="ce2" office:value-type="string" calcext:value-type="string">
            <text:p>13053</text:p>
          </table:table-cell>
          <table:table-cell office:value-type="string" calcext:value-type="string">
            <text:p>Commune simple</text:p>
          </table:table-cell>
          <table:table-cell office:value-type="float" office:value="875326" calcext:value-type="float">
            <text:p>875326</text:p>
          </table:table-cell>
          <table:table-cell office:value-type="float" office:value="6294506" calcext:value-type="float">
            <text:p>6294506</text:p>
          </table:table-cell>
          <table:table-cell office:value-type="float" office:value="2816" calcext:value-type="float">
            <text:p>2816</text:p>
          </table:table-cell>
          <table:table-cell office:value-type="float" office:value="6084" calcext:value-type="float">
            <text:p>608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84</text:p>
          </table:table-cell>
          <table:table-cell office:value-type="string" calcext:value-type="string">
            <text:p>La Barben</text:p>
          </table:table-cell>
          <table:table-cell office:value-type="string" calcext:value-type="string">
            <text:p>LA BARBEN</text:p>
          </table:table-cell>
          <table:table-cell table:style-name="ce2" office:value-type="string" calcext:value-type="string">
            <text:p>13009</text:p>
          </table:table-cell>
          <table:table-cell office:value-type="string" calcext:value-type="string">
            <text:p>Commune simple</text:p>
          </table:table-cell>
          <table:table-cell office:value-type="float" office:value="878606" calcext:value-type="float">
            <text:p>878606</text:p>
          </table:table-cell>
          <table:table-cell office:value-type="float" office:value="6282746" calcext:value-type="float">
            <text:p>6282746</text:p>
          </table:table-cell>
          <table:table-cell office:value-type="float" office:value="2285" calcext:value-type="float">
            <text:p>2285</text:p>
          </table:table-cell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2</text:p>
          </table:table-cell>
          <table:table-cell office:value-type="string" calcext:value-type="string">
            <text:p>Alleins</text:p>
          </table:table-cell>
          <table:table-cell office:value-type="string" calcext:value-type="string">
            <text:p>ALLEINS</text:p>
          </table:table-cell>
          <table:table-cell table:style-name="ce2" office:value-type="string" calcext:value-type="string">
            <text:p>13003</text:p>
          </table:table-cell>
          <table:table-cell office:value-type="string" calcext:value-type="string">
            <text:p>Commune simple</text:p>
          </table:table-cell>
          <table:table-cell office:value-type="float" office:value="873628" calcext:value-type="float">
            <text:p>873628</text:p>
          </table:table-cell>
          <table:table-cell office:value-type="float" office:value="6292413" calcext:value-type="float">
            <text:p>6292413</text:p>
          </table:table-cell>
          <table:table-cell office:value-type="float" office:value="1678" calcext:value-type="float">
            <text:p>1678</text:p>
          </table:table-cell>
          <table:table-cell office:value-type="float" office:value="2516" calcext:value-type="float">
            <text:p>251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93</text:p>
          </table:table-cell>
          <table:table-cell office:value-type="string" calcext:value-type="string">
            <text:p>Saint-Marcellin-lès-Vaison</text:p>
          </table:table-cell>
          <table:table-cell office:value-type="string" calcext:value-type="string">
            <text:p>SAINT-MARCELLIN-LES-VAISON</text:p>
          </table:table-cell>
          <table:table-cell table:style-name="ce2" office:value-type="string" calcext:value-type="string">
            <text:p>84111</text:p>
          </table:table-cell>
          <table:table-cell office:value-type="string" calcext:value-type="string">
            <text:p>Commune simple</text:p>
          </table:table-cell>
          <table:table-cell office:value-type="float" office:value="867910" calcext:value-type="float">
            <text:p>867910</text:p>
          </table:table-cell>
          <table:table-cell office:value-type="float" office:value="6351022" calcext:value-type="float">
            <text:p>6351022</text:p>
          </table:table-cell>
          <table:table-cell office:value-type="float" office:value="356" calcext:value-type="float">
            <text:p>356</text:p>
          </table:table-cell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6</text:p>
          </table:table-cell>
          <table:table-cell office:value-type="string" calcext:value-type="string">
            <text:p>Eygalières</text:p>
          </table:table-cell>
          <table:table-cell office:value-type="string" calcext:value-type="string">
            <text:p>EYGALIERES</text:p>
          </table:table-cell>
          <table:table-cell table:style-name="ce2" office:value-type="string" calcext:value-type="string">
            <text:p>13034</text:p>
          </table:table-cell>
          <table:table-cell office:value-type="string" calcext:value-type="string">
            <text:p>Commune simple</text:p>
          </table:table-cell>
          <table:table-cell office:value-type="float" office:value="857466" calcext:value-type="float">
            <text:p>857466</text:p>
          </table:table-cell>
          <table:table-cell office:value-type="float" office:value="6297454" calcext:value-type="float">
            <text:p>6297454</text:p>
          </table:table-cell>
          <table:table-cell office:value-type="float" office:value="3397" calcext:value-type="float">
            <text:p>3397</text:p>
          </table:table-cell>
          <table:table-cell office:value-type="float" office:value="1790" calcext:value-type="float">
            <text:p>179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0</text:p>
          </table:table-cell>
          <table:table-cell office:value-type="string" calcext:value-type="string">
            <text:p>Entrechaux</text:p>
          </table:table-cell>
          <table:table-cell office:value-type="string" calcext:value-type="string">
            <text:p>ENTRECHAUX</text:p>
          </table:table-cell>
          <table:table-cell table:style-name="ce2" office:value-type="string" calcext:value-type="string">
            <text:p>84044</text:p>
          </table:table-cell>
          <table:table-cell office:value-type="string" calcext:value-type="string">
            <text:p>Commune simple</text:p>
          </table:table-cell>
          <table:table-cell office:value-type="float" office:value="870815" calcext:value-type="float">
            <text:p>870815</text:p>
          </table:table-cell>
          <table:table-cell office:value-type="float" office:value="6349478" calcext:value-type="float">
            <text:p>6349478</text:p>
          </table:table-cell>
          <table:table-cell office:value-type="float" office:value="1491" calcext:value-type="float">
            <text:p>1491</text:p>
          </table:table-cell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1</text:p>
          </table:table-cell>
          <table:table-cell office:value-type="string" calcext:value-type="string">
            <text:p>Lauris</text:p>
          </table:table-cell>
          <table:table-cell office:value-type="string" calcext:value-type="string">
            <text:p>LAURIS</text:p>
          </table:table-cell>
          <table:table-cell table:style-name="ce2" office:value-type="string" calcext:value-type="string">
            <text:p>84065</text:p>
          </table:table-cell>
          <table:table-cell office:value-type="string" calcext:value-type="string">
            <text:p>Commune simple</text:p>
          </table:table-cell>
          <table:table-cell office:value-type="float" office:value="885352" calcext:value-type="float">
            <text:p>885352</text:p>
          </table:table-cell>
          <table:table-cell office:value-type="float" office:value="6298730" calcext:value-type="float">
            <text:p>6298730</text:p>
          </table:table-cell>
          <table:table-cell office:value-type="float" office:value="2181" calcext:value-type="float">
            <text:p>2181</text:p>
          </table:table-cell>
          <table:table-cell office:value-type="float" office:value="3867" calcext:value-type="float">
            <text:p>386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98</text:p>
          </table:table-cell>
          <table:table-cell office:value-type="string" calcext:value-type="string">
            <text:p>Rasteau</text:p>
          </table:table-cell>
          <table:table-cell office:value-type="string" calcext:value-type="string">
            <text:p>RASTEAU</text:p>
          </table:table-cell>
          <table:table-cell table:style-name="ce2" office:value-type="string" calcext:value-type="string">
            <text:p>84096</text:p>
          </table:table-cell>
          <table:table-cell office:value-type="string" calcext:value-type="string">
            <text:p>Commune simple</text:p>
          </table:table-cell>
          <table:table-cell office:value-type="float" office:value="858132" calcext:value-type="float">
            <text:p>858132</text:p>
          </table:table-cell>
          <table:table-cell office:value-type="float" office:value="6350338" calcext:value-type="float">
            <text:p>6350338</text:p>
          </table:table-cell>
          <table:table-cell office:value-type="float" office:value="1881" calcext:value-type="float">
            <text:p>1881</text:p>
          </table:table-cell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6</text:p>
          </table:table-cell>
          <table:table-cell office:value-type="string" calcext:value-type="string">
            <text:p>Cairanne</text:p>
          </table:table-cell>
          <table:table-cell office:value-type="string" calcext:value-type="string">
            <text:p>CAIRANNE</text:p>
          </table:table-cell>
          <table:table-cell table:style-name="ce2" office:value-type="string" calcext:value-type="string">
            <text:p>84028</text:p>
          </table:table-cell>
          <table:table-cell office:value-type="string" calcext:value-type="string">
            <text:p>Commune simple</text:p>
          </table:table-cell>
          <table:table-cell office:value-type="float" office:value="854298" calcext:value-type="float">
            <text:p>854298</text:p>
          </table:table-cell>
          <table:table-cell office:value-type="float" office:value="6349554" calcext:value-type="float">
            <text:p>6349554</text:p>
          </table:table-cell>
          <table:table-cell office:value-type="float" office:value="2251" calcext:value-type="float">
            <text:p>2251</text:p>
          </table:table-cell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97</text:p>
          </table:table-cell>
          <table:table-cell office:value-type="string" calcext:value-type="string">
            <text:p>Roaix</text:p>
          </table:table-cell>
          <table:table-cell office:value-type="string" calcext:value-type="string">
            <text:p>ROAIX</text:p>
          </table:table-cell>
          <table:table-cell table:style-name="ce2" office:value-type="string" calcext:value-type="string">
            <text:p>84098</text:p>
          </table:table-cell>
          <table:table-cell office:value-type="string" calcext:value-type="string">
            <text:p>Commune simple</text:p>
          </table:table-cell>
          <table:table-cell office:value-type="float" office:value="860650" calcext:value-type="float">
            <text:p>860650</text:p>
          </table:table-cell>
          <table:table-cell office:value-type="float" office:value="6352575" calcext:value-type="float">
            <text:p>6352575</text:p>
          </table:table-cell>
          <table:table-cell office:value-type="float" office:value="583" calcext:value-type="float">
            <text:p>583</text:p>
          </table:table-cell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7</text:p>
          </table:table-cell>
          <table:table-cell office:value-type="string" calcext:value-type="string">
            <text:p>Maussane-les-Alpilles</text:p>
          </table:table-cell>
          <table:table-cell office:value-type="string" calcext:value-type="string">
            <text:p>MAUSSANE-LES-ALPILLES</text:p>
          </table:table-cell>
          <table:table-cell table:style-name="ce2" office:value-type="string" calcext:value-type="string">
            <text:p>13058</text:p>
          </table:table-cell>
          <table:table-cell office:value-type="string" calcext:value-type="string">
            <text:p>Commune simple</text:p>
          </table:table-cell>
          <table:table-cell office:value-type="float" office:value="847573" calcext:value-type="float">
            <text:p>847573</text:p>
          </table:table-cell>
          <table:table-cell office:value-type="float" office:value="6292452" calcext:value-type="float">
            <text:p>6292452</text:p>
          </table:table-cell>
          <table:table-cell office:value-type="float" office:value="3160" calcext:value-type="float">
            <text:p>3160</text:p>
          </table:table-cell>
          <table:table-cell office:value-type="float" office:value="2326" calcext:value-type="float">
            <text:p>232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92</text:p>
          </table:table-cell>
          <table:table-cell office:value-type="string" calcext:value-type="string">
            <text:p>Saint-Romain-en-Viennois</text:p>
          </table:table-cell>
          <table:table-cell office:value-type="string" calcext:value-type="string">
            <text:p>SAINT-ROMAIN-EN-VIENNOIS</text:p>
          </table:table-cell>
          <table:table-cell table:style-name="ce2" office:value-type="string" calcext:value-type="string">
            <text:p>84116</text:p>
          </table:table-cell>
          <table:table-cell office:value-type="string" calcext:value-type="string">
            <text:p>Commune simple</text:p>
          </table:table-cell>
          <table:table-cell office:value-type="float" office:value="867587" calcext:value-type="float">
            <text:p>867587</text:p>
          </table:table-cell>
          <table:table-cell office:value-type="float" office:value="6353782" calcext:value-type="float">
            <text:p>6353782</text:p>
          </table:table-cell>
          <table:table-cell office:value-type="float" office:value="900" calcext:value-type="float">
            <text:p>900</text:p>
          </table:table-cell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423</text:p>
          </table:table-cell>
          <table:table-cell office:value-type="string" calcext:value-type="string">
            <text:p>Villedieu</text:p>
          </table:table-cell>
          <table:table-cell office:value-type="string" calcext:value-type="string">
            <text:p>VILLEDIEU</text:p>
          </table:table-cell>
          <table:table-cell table:style-name="ce2" office:value-type="string" calcext:value-type="string">
            <text:p>84146</text:p>
          </table:table-cell>
          <table:table-cell office:value-type="string" calcext:value-type="string">
            <text:p>Commune simple</text:p>
          </table:table-cell>
          <table:table-cell office:value-type="float" office:value="863161" calcext:value-type="float">
            <text:p>863161</text:p>
          </table:table-cell>
          <table:table-cell office:value-type="float" office:value="6356659" calcext:value-type="float">
            <text:p>6356659</text:p>
          </table:table-cell>
          <table:table-cell office:value-type="float" office:value="1138" calcext:value-type="float">
            <text:p>1138</text:p>
          </table:table-cell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602</text:p>
          </table:table-cell>
          <table:table-cell office:value-type="string" calcext:value-type="string">
            <text:p>Sainte-Cécile-les-Vignes</text:p>
          </table:table-cell>
          <table:table-cell office:value-type="string" calcext:value-type="string">
            <text:p>SAINTE-CECILE-LES-VIGNES</text:p>
          </table:table-cell>
          <table:table-cell table:style-name="ce2" office:value-type="string" calcext:value-type="string">
            <text:p>84106</text:p>
          </table:table-cell>
          <table:table-cell office:value-type="string" calcext:value-type="string">
            <text:p>Commune simple</text:p>
          </table:table-cell>
          <table:table-cell office:value-type="float" office:value="851286" calcext:value-type="float">
            <text:p>851286</text:p>
          </table:table-cell>
          <table:table-cell office:value-type="float" office:value="6350205" calcext:value-type="float">
            <text:p>6350205</text:p>
          </table:table-cell>
          <table:table-cell office:value-type="float" office:value="1982" calcext:value-type="float">
            <text:p>1982</text:p>
          </table:table-cell>
          <table:table-cell office:value-type="float" office:value="2548" calcext:value-type="float">
            <text:p>254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66</text:p>
          </table:table-cell>
          <table:table-cell office:value-type="string" calcext:value-type="string">
            <text:p>Saint-Léger-du-Ventoux</text:p>
          </table:table-cell>
          <table:table-cell office:value-type="string" calcext:value-type="string">
            <text:p>SAINT-LEGER-DU-VENTOUX</text:p>
          </table:table-cell>
          <table:table-cell table:style-name="ce2" office:value-type="string" calcext:value-type="string">
            <text:p>84110</text:p>
          </table:table-cell>
          <table:table-cell office:value-type="string" calcext:value-type="string">
            <text:p>Commune simple</text:p>
          </table:table-cell>
          <table:table-cell office:value-type="float" office:value="882005" calcext:value-type="float">
            <text:p>882005</text:p>
          </table:table-cell>
          <table:table-cell office:value-type="float" office:value="6347451" calcext:value-type="float">
            <text:p>6347451</text:p>
          </table:table-cell>
          <table:table-cell office:value-type="float" office:value="1929" calcext:value-type="float">
            <text:p>192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95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ON</text:p>
          </table:table-cell>
          <table:table-cell table:style-name="ce2" office:value-type="string" calcext:value-type="string">
            <text:p>84045</text:p>
          </table:table-cell>
          <table:table-cell office:value-type="string" calcext:value-type="string">
            <text:p>Commune simple</text:p>
          </table:table-cell>
          <table:table-cell office:value-type="float" office:value="870880" calcext:value-type="float">
            <text:p>870880</text:p>
          </table:table-cell>
          <table:table-cell office:value-type="float" office:value="6352466" calcext:value-type="float">
            <text:p>6352466</text:p>
          </table:table-cell>
          <table:table-cell office:value-type="float" office:value="865" calcext:value-type="float">
            <text:p>865</text:p>
          </table:table-cell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605</text:p>
          </table:table-cell>
          <table:table-cell office:value-type="string" calcext:value-type="string">
            <text:p>Mondragon</text:p>
          </table:table-cell>
          <table:table-cell office:value-type="string" calcext:value-type="string">
            <text:p>MONDRAGON</text:p>
          </table:table-cell>
          <table:table-cell table:style-name="ce2" office:value-type="string" calcext:value-type="string">
            <text:p>84078</text:p>
          </table:table-cell>
          <table:table-cell office:value-type="string" calcext:value-type="string">
            <text:p>Commune simple</text:p>
          </table:table-cell>
          <table:table-cell office:value-type="float" office:value="837400" calcext:value-type="float">
            <text:p>837400</text:p>
          </table:table-cell>
          <table:table-cell office:value-type="float" office:value="6350609" calcext:value-type="float">
            <text:p>6350609</text:p>
          </table:table-cell>
          <table:table-cell office:value-type="float" office:value="4065" calcext:value-type="float">
            <text:p>4065</text:p>
          </table:table-cell>
          <table:table-cell office:value-type="float" office:value="3754" calcext:value-type="float">
            <text:p>375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6</text:p>
          </table:table-cell>
          <table:table-cell office:value-type="string" calcext:value-type="string">
            <text:p>Aurons</text:p>
          </table:table-cell>
          <table:table-cell office:value-type="string" calcext:value-type="string">
            <text:p>AURONS</text:p>
          </table:table-cell>
          <table:table-cell table:style-name="ce2" office:value-type="string" calcext:value-type="string">
            <text:p>13008</text:p>
          </table:table-cell>
          <table:table-cell office:value-type="string" calcext:value-type="string">
            <text:p>Commune simple</text:p>
          </table:table-cell>
          <table:table-cell office:value-type="float" office:value="873332" calcext:value-type="float">
            <text:p>873332</text:p>
          </table:table-cell>
          <table:table-cell office:value-type="float" office:value="6288124" calcext:value-type="float">
            <text:p>6288124</text:p>
          </table:table-cell>
          <table:table-cell office:value-type="float" office:value="1282" calcext:value-type="float">
            <text:p>1282</text:p>
          </table:table-cell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9</text:p>
          </table:table-cell>
          <table:table-cell office:value-type="string" calcext:value-type="string">
            <text:p>Paradou</text:p>
          </table:table-cell>
          <table:table-cell office:value-type="string" calcext:value-type="string">
            <text:p>PARADOU</text:p>
          </table:table-cell>
          <table:table-cell table:style-name="ce2" office:value-type="string" calcext:value-type="string">
            <text:p>13068</text:p>
          </table:table-cell>
          <table:table-cell office:value-type="string" calcext:value-type="string">
            <text:p>Commune simple</text:p>
          </table:table-cell>
          <table:table-cell office:value-type="float" office:value="843128" calcext:value-type="float">
            <text:p>843128</text:p>
          </table:table-cell>
          <table:table-cell office:value-type="float" office:value="6291548" calcext:value-type="float">
            <text:p>6291548</text:p>
          </table:table-cell>
          <table:table-cell office:value-type="float" office:value="1615" calcext:value-type="float">
            <text:p>1615</text:p>
          </table:table-cell>
          <table:table-cell office:value-type="float" office:value="2066" calcext:value-type="float">
            <text:p>206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4</text:p>
          </table:table-cell>
          <table:table-cell office:value-type="string" calcext:value-type="string">
            <text:p>Orgon</text:p>
          </table:table-cell>
          <table:table-cell office:value-type="string" calcext:value-type="string">
            <text:p>ORGON</text:p>
          </table:table-cell>
          <table:table-cell table:style-name="ce2" office:value-type="string" calcext:value-type="string">
            <text:p>13067</text:p>
          </table:table-cell>
          <table:table-cell office:value-type="string" calcext:value-type="string">
            <text:p>Commune simple</text:p>
          </table:table-cell>
          <table:table-cell office:value-type="float" office:value="863378" calcext:value-type="float">
            <text:p>863378</text:p>
          </table:table-cell>
          <table:table-cell office:value-type="float" office:value="6300522" calcext:value-type="float">
            <text:p>6300522</text:p>
          </table:table-cell>
          <table:table-cell office:value-type="float" office:value="3478" calcext:value-type="float">
            <text:p>3478</text:p>
          </table:table-cell>
          <table:table-cell office:value-type="float" office:value="2892" calcext:value-type="float">
            <text:p>289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607</text:p>
          </table:table-cell>
          <table:table-cell office:value-type="string" calcext:value-type="string">
            <text:p>Lamotte-du-Rhône</text:p>
          </table:table-cell>
          <table:table-cell office:value-type="string" calcext:value-type="string">
            <text:p>LAMOTTE-DU-RHONE</text:p>
          </table:table-cell>
          <table:table-cell table:style-name="ce2" office:value-type="string" calcext:value-type="string">
            <text:p>84063</text:p>
          </table:table-cell>
          <table:table-cell office:value-type="string" calcext:value-type="string">
            <text:p>Commune simple</text:p>
          </table:table-cell>
          <table:table-cell office:value-type="float" office:value="833569" calcext:value-type="float">
            <text:p>833569</text:p>
          </table:table-cell>
          <table:table-cell office:value-type="float" office:value="6354838" calcext:value-type="float">
            <text:p>6354838</text:p>
          </table:table-cell>
          <table:table-cell office:value-type="float" office:value="1197" calcext:value-type="float">
            <text:p>1197</text:p>
          </table:table-cell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432</text:p>
          </table:table-cell>
          <table:table-cell office:value-type="string" calcext:value-type="string">
            <text:p>Lapalud</text:p>
          </table:table-cell>
          <table:table-cell office:value-type="string" calcext:value-type="string">
            <text:p>LAPALUD</text:p>
          </table:table-cell>
          <table:table-cell table:style-name="ce2" office:value-type="string" calcext:value-type="string">
            <text:p>84064</text:p>
          </table:table-cell>
          <table:table-cell office:value-type="string" calcext:value-type="string">
            <text:p>Commune simple</text:p>
          </table:table-cell>
          <table:table-cell office:value-type="float" office:value="834213" calcext:value-type="float">
            <text:p>834213</text:p>
          </table:table-cell>
          <table:table-cell office:value-type="float" office:value="6357882" calcext:value-type="float">
            <text:p>6357882</text:p>
          </table:table-cell>
          <table:table-cell office:value-type="float" office:value="1737" calcext:value-type="float">
            <text:p>1737</text:p>
          </table:table-cell>
          <table:table-cell office:value-type="float" office:value="3817" calcext:value-type="float">
            <text:p>381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73</text:p>
          </table:table-cell>
          <table:table-cell office:value-type="string" calcext:value-type="string">
            <text:p>Montbrand</text:p>
          </table:table-cell>
          <table:table-cell office:value-type="string" calcext:value-type="string">
            <text:p>MONTBRAND</text:p>
          </table:table-cell>
          <table:table-cell table:style-name="ce2" office:value-type="string" calcext:value-type="string">
            <text:p>05080</text:p>
          </table:table-cell>
          <table:table-cell office:value-type="string" calcext:value-type="string">
            <text:p>Commune simple</text:p>
          </table:table-cell>
          <table:table-cell office:value-type="float" office:value="912002" calcext:value-type="float">
            <text:p>912002</text:p>
          </table:table-cell>
          <table:table-cell office:value-type="float" office:value="6392005" calcext:value-type="float">
            <text:p>6392005</text:p>
          </table:table-cell>
          <table:table-cell office:value-type="float" office:value="2503" calcext:value-type="float">
            <text:p>2503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7</text:p>
          </table:table-cell>
          <table:table-cell office:value-type="string" calcext:value-type="string">
            <text:p>Vernègues</text:p>
          </table:table-cell>
          <table:table-cell office:value-type="string" calcext:value-type="string">
            <text:p>VERNEGUES</text:p>
          </table:table-cell>
          <table:table-cell table:style-name="ce2" office:value-type="string" calcext:value-type="string">
            <text:p>13115</text:p>
          </table:table-cell>
          <table:table-cell office:value-type="string" calcext:value-type="string">
            <text:p>Commune simple</text:p>
          </table:table-cell>
          <table:table-cell office:value-type="float" office:value="876407" calcext:value-type="float">
            <text:p>876407</text:p>
          </table:table-cell>
          <table:table-cell office:value-type="float" office:value="6289710" calcext:value-type="float">
            <text:p>6289710</text:p>
          </table:table-cell>
          <table:table-cell office:value-type="float" office:value="1589" calcext:value-type="float">
            <text:p>1589</text:p>
          </table:table-cell>
          <table:table-cell office:value-type="float" office:value="1937" calcext:value-type="float">
            <text:p>193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80</text:p>
          </table:table-cell>
          <table:table-cell office:value-type="string" calcext:value-type="string">
            <text:p>Piolenc</text:p>
          </table:table-cell>
          <table:table-cell office:value-type="string" calcext:value-type="string">
            <text:p>PIOLENC</text:p>
          </table:table-cell>
          <table:table-cell table:style-name="ce2" office:value-type="string" calcext:value-type="string">
            <text:p>84091</text:p>
          </table:table-cell>
          <table:table-cell office:value-type="string" calcext:value-type="string">
            <text:p>Commune simple</text:p>
          </table:table-cell>
          <table:table-cell office:value-type="float" office:value="840626" calcext:value-type="float">
            <text:p>840626</text:p>
          </table:table-cell>
          <table:table-cell office:value-type="float" office:value="6343532" calcext:value-type="float">
            <text:p>6343532</text:p>
          </table:table-cell>
          <table:table-cell office:value-type="float" office:value="2480" calcext:value-type="float">
            <text:p>2480</text:p>
          </table:table-cell>
          <table:table-cell office:value-type="float" office:value="5324" calcext:value-type="float">
            <text:p>532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0</text:p>
          </table:table-cell>
          <table:table-cell office:value-type="string" calcext:value-type="string">
            <text:p>Mérindol</text:p>
          </table:table-cell>
          <table:table-cell office:value-type="string" calcext:value-type="string">
            <text:p>MERINDOL</text:p>
          </table:table-cell>
          <table:table-cell table:style-name="ce2" office:value-type="string" calcext:value-type="string">
            <text:p>84074</text:p>
          </table:table-cell>
          <table:table-cell office:value-type="string" calcext:value-type="string">
            <text:p>Commune simple</text:p>
          </table:table-cell>
          <table:table-cell office:value-type="float" office:value="877484" calcext:value-type="float">
            <text:p>877484</text:p>
          </table:table-cell>
          <table:table-cell office:value-type="float" office:value="6298655" calcext:value-type="float">
            <text:p>6298655</text:p>
          </table:table-cell>
          <table:table-cell office:value-type="float" office:value="2659" calcext:value-type="float">
            <text:p>2659</text:p>
          </table:table-cell>
          <table:table-cell office:value-type="float" office:value="2147" calcext:value-type="float">
            <text:p>214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22</text:p>
          </table:table-cell>
          <table:table-cell office:value-type="string" calcext:value-type="string">
            <text:p>La Rochegiron</text:p>
          </table:table-cell>
          <table:table-cell office:value-type="string" calcext:value-type="string">
            <text:p>LA ROCHEGIRON</text:p>
          </table:table-cell>
          <table:table-cell table:style-name="ce2" office:value-type="string" calcext:value-type="string">
            <text:p>04169</text:p>
          </table:table-cell>
          <table:table-cell office:value-type="string" calcext:value-type="string">
            <text:p>Commune simple</text:p>
          </table:table-cell>
          <table:table-cell office:value-type="float" office:value="913310" calcext:value-type="float">
            <text:p>913310</text:p>
          </table:table-cell>
          <table:table-cell office:value-type="float" office:value="6337833" calcext:value-type="float">
            <text:p>6337833</text:p>
          </table:table-cell>
          <table:table-cell office:value-type="float" office:value="3011" calcext:value-type="float">
            <text:p>3011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10</text:p>
          </table:table-cell>
          <table:table-cell office:value-type="string" calcext:value-type="string">
            <text:p>Caderousse</text:p>
          </table:table-cell>
          <table:table-cell office:value-type="string" calcext:value-type="string">
            <text:p>CADEROUSSE</text:p>
          </table:table-cell>
          <table:table-cell table:style-name="ce2" office:value-type="string" calcext:value-type="string">
            <text:p>84027</text:p>
          </table:table-cell>
          <table:table-cell office:value-type="string" calcext:value-type="string">
            <text:p>Commune simple</text:p>
          </table:table-cell>
          <table:table-cell office:value-type="float" office:value="839772" calcext:value-type="float">
            <text:p>839772</text:p>
          </table:table-cell>
          <table:table-cell office:value-type="float" office:value="6336676" calcext:value-type="float">
            <text:p>6336676</text:p>
          </table:table-cell>
          <table:table-cell office:value-type="float" office:value="3239" calcext:value-type="float">
            <text:p>3239</text:p>
          </table:table-cell>
          <table:table-cell office:value-type="float" office:value="2661" calcext:value-type="float">
            <text:p>266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82</text:p>
          </table:table-cell>
          <table:table-cell office:value-type="string" calcext:value-type="string">
            <text:p>Sausset-les-Pins</text:p>
          </table:table-cell>
          <table:table-cell office:value-type="string" calcext:value-type="string">
            <text:p>SAUSSET-LES-PINS</text:p>
          </table:table-cell>
          <table:table-cell table:style-name="ce2" office:value-type="string" calcext:value-type="string">
            <text:p>13104</text:p>
          </table:table-cell>
          <table:table-cell office:value-type="string" calcext:value-type="string">
            <text:p>Commune simple</text:p>
          </table:table-cell>
          <table:table-cell office:value-type="float" office:value="871645" calcext:value-type="float">
            <text:p>871645</text:p>
          </table:table-cell>
          <table:table-cell office:value-type="float" office:value="6251974" calcext:value-type="float">
            <text:p>6251974</text:p>
          </table:table-cell>
          <table:table-cell office:value-type="float" office:value="1210" calcext:value-type="float">
            <text:p>1210</text:p>
          </table:table-cell>
          <table:table-cell office:value-type="float" office:value="7640" calcext:value-type="float">
            <text:p>764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71</text:p>
          </table:table-cell>
          <table:table-cell office:value-type="string" calcext:value-type="string">
            <text:p>Barret-sur-Méouge</text:p>
          </table:table-cell>
          <table:table-cell office:value-type="string" calcext:value-type="string">
            <text:p>BARRET-SUR-MEOUGE</text:p>
          </table:table-cell>
          <table:table-cell table:style-name="ce2" office:value-type="string" calcext:value-type="string">
            <text:p>05014</text:p>
          </table:table-cell>
          <table:table-cell office:value-type="string" calcext:value-type="string">
            <text:p>Commune simple</text:p>
          </table:table-cell>
          <table:table-cell office:value-type="float" office:value="917428" calcext:value-type="float">
            <text:p>917428</text:p>
          </table:table-cell>
          <table:table-cell office:value-type="float" office:value="6355727" calcext:value-type="float">
            <text:p>6355727</text:p>
          </table:table-cell>
          <table:table-cell office:value-type="float" office:value="2672" calcext:value-type="float">
            <text:p>2672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81</text:p>
          </table:table-cell>
          <table:table-cell office:value-type="string" calcext:value-type="string">
            <text:p>Mornas</text:p>
          </table:table-cell>
          <table:table-cell office:value-type="string" calcext:value-type="string">
            <text:p>MORNAS</text:p>
          </table:table-cell>
          <table:table-cell table:style-name="ce2" office:value-type="string" calcext:value-type="string">
            <text:p>84083</text:p>
          </table:table-cell>
          <table:table-cell office:value-type="string" calcext:value-type="string">
            <text:p>Commune simple</text:p>
          </table:table-cell>
          <table:table-cell office:value-type="float" office:value="838662" calcext:value-type="float">
            <text:p>838662</text:p>
          </table:table-cell>
          <table:table-cell office:value-type="float" office:value="6346061" calcext:value-type="float">
            <text:p>6346061</text:p>
          </table:table-cell>
          <table:table-cell office:value-type="float" office:value="2609" calcext:value-type="float">
            <text:p>2609</text:p>
          </table:table-cell>
          <table:table-cell office:value-type="float" office:value="2420" calcext:value-type="float">
            <text:p>242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2</text:p>
          </table:table-cell>
          <table:table-cell office:value-type="string" calcext:value-type="string">
            <text:p>Cruis</text:p>
          </table:table-cell>
          <table:table-cell office:value-type="string" calcext:value-type="string">
            <text:p>CRUIS</text:p>
          </table:table-cell>
          <table:table-cell table:style-name="ce2" office:value-type="string" calcext:value-type="string">
            <text:p>04065</text:p>
          </table:table-cell>
          <table:table-cell office:value-type="string" calcext:value-type="string">
            <text:p>Commune simple</text:p>
          </table:table-cell>
          <table:table-cell office:value-type="float" office:value="927454" calcext:value-type="float">
            <text:p>927454</text:p>
          </table:table-cell>
          <table:table-cell office:value-type="float" office:value="6335338" calcext:value-type="float">
            <text:p>6335338</text:p>
          </table:table-cell>
          <table:table-cell office:value-type="float" office:value="3647" calcext:value-type="float">
            <text:p>3647</text:p>
          </table:table-cell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606</text:p>
          </table:table-cell>
          <table:table-cell office:value-type="string" calcext:value-type="string">
            <text:p>Bollène</text:p>
          </table:table-cell>
          <table:table-cell office:value-type="string" calcext:value-type="string">
            <text:p>BOLLENE</text:p>
          </table:table-cell>
          <table:table-cell table:style-name="ce2" office:value-type="string" calcext:value-type="string">
            <text:p>84019</text:p>
          </table:table-cell>
          <table:table-cell office:value-type="string" calcext:value-type="string">
            <text:p>Commune simple</text:p>
          </table:table-cell>
          <table:table-cell office:value-type="float" office:value="839982" calcext:value-type="float">
            <text:p>839982</text:p>
          </table:table-cell>
          <table:table-cell office:value-type="float" office:value="6355923" calcext:value-type="float">
            <text:p>6355923</text:p>
          </table:table-cell>
          <table:table-cell office:value-type="float" office:value="5403" calcext:value-type="float">
            <text:p>5403</text:p>
          </table:table-cell>
          <table:table-cell office:value-type="float" office:value="13509" calcext:value-type="float">
            <text:p>1350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0</text:p>
          </table:table-cell>
          <table:table-cell office:value-type="string" calcext:value-type="string">
            <text:p>Barrême</text:p>
          </table:table-cell>
          <table:table-cell office:value-type="string" calcext:value-type="string">
            <text:p>BARREME</text:p>
          </table:table-cell>
          <table:table-cell table:style-name="ce2" office:value-type="string" calcext:value-type="string">
            <text:p>04022</text:p>
          </table:table-cell>
          <table:table-cell office:value-type="string" calcext:value-type="string">
            <text:p>Commune simple</text:p>
          </table:table-cell>
          <table:table-cell office:value-type="float" office:value="972193" calcext:value-type="float">
            <text:p>972193</text:p>
          </table:table-cell>
          <table:table-cell office:value-type="float" office:value="6322176" calcext:value-type="float">
            <text:p>6322176</text:p>
          </table:table-cell>
          <table:table-cell office:value-type="float" office:value="3705" calcext:value-type="float">
            <text:p>3705</text:p>
          </table:table-cell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9</text:p>
          </table:table-cell>
          <table:table-cell office:value-type="string" calcext:value-type="string">
            <text:p>Uchaux</text:p>
          </table:table-cell>
          <table:table-cell office:value-type="string" calcext:value-type="string">
            <text:p>UCHAUX</text:p>
          </table:table-cell>
          <table:table-cell table:style-name="ce2" office:value-type="string" calcext:value-type="string">
            <text:p>84135</text:p>
          </table:table-cell>
          <table:table-cell office:value-type="string" calcext:value-type="string">
            <text:p>Commune simple</text:p>
          </table:table-cell>
          <table:table-cell office:value-type="float" office:value="843654" calcext:value-type="float">
            <text:p>843654</text:p>
          </table:table-cell>
          <table:table-cell office:value-type="float" office:value="6348217" calcext:value-type="float">
            <text:p>6348217</text:p>
          </table:table-cell>
          <table:table-cell office:value-type="float" office:value="1848" calcext:value-type="float">
            <text:p>1848</text:p>
          </table:table-cell>
          <table:table-cell office:value-type="float" office:value="1657" calcext:value-type="float">
            <text:p>165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33</text:p>
          </table:table-cell>
          <table:table-cell office:value-type="string" calcext:value-type="string">
            <text:p>Villar-Loubière</text:p>
          </table:table-cell>
          <table:table-cell office:value-type="string" calcext:value-type="string">
            <text:p>VILLAR-LOUBIERE</text:p>
          </table:table-cell>
          <table:table-cell table:style-name="ce2" office:value-type="string" calcext:value-type="string">
            <text:p>05182</text:p>
          </table:table-cell>
          <table:table-cell office:value-type="string" calcext:value-type="string">
            <text:p>Commune simple</text:p>
          </table:table-cell>
          <table:table-cell office:value-type="float" office:value="947535" calcext:value-type="float">
            <text:p>947535</text:p>
          </table:table-cell>
          <table:table-cell office:value-type="float" office:value="6420233" calcext:value-type="float">
            <text:p>6420233</text:p>
          </table:table-cell>
          <table:table-cell office:value-type="float" office:value="2263" calcext:value-type="float">
            <text:p>2263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06</text:p>
          </table:table-cell>
          <table:table-cell office:value-type="string" calcext:value-type="string">
            <text:p>Saint-Bonnet-en-Champsaur</text:p>
          </table:table-cell>
          <table:table-cell office:value-type="string" calcext:value-type="string">
            <text:p>SAINT-BONNET-EN-CHAMPSAUR</text:p>
          </table:table-cell>
          <table:table-cell table:style-name="ce2" office:value-type="string" calcext:value-type="string">
            <text:p>05132</text:p>
          </table:table-cell>
          <table:table-cell office:value-type="string" calcext:value-type="string">
            <text:p>Commune simple</text:p>
          </table:table-cell>
          <table:table-cell office:value-type="float" office:value="945407" calcext:value-type="float">
            <text:p>945407</text:p>
          </table:table-cell>
          <table:table-cell office:value-type="float" office:value="6404074" calcext:value-type="float">
            <text:p>6404074</text:p>
          </table:table-cell>
          <table:table-cell office:value-type="float" office:value="1501" calcext:value-type="float">
            <text:p>1501</text:p>
          </table:table-cell>
          <table:table-cell office:value-type="float" office:value="2048" calcext:value-type="float">
            <text:p>204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0</text:p>
          </table:table-cell>
          <table:table-cell office:value-type="string" calcext:value-type="string">
            <text:p>Les Salles-sur-Verdon</text:p>
          </table:table-cell>
          <table:table-cell office:value-type="string" calcext:value-type="string">
            <text:p>LES SALLES-SUR-VERDON</text:p>
          </table:table-cell>
          <table:table-cell table:style-name="ce2" office:value-type="string" calcext:value-type="string">
            <text:p>83122</text:p>
          </table:table-cell>
          <table:table-cell office:value-type="string" calcext:value-type="string">
            <text:p>Commune simple</text:p>
          </table:table-cell>
          <table:table-cell office:value-type="float" office:value="958010" calcext:value-type="float">
            <text:p>958010</text:p>
          </table:table-cell>
          <table:table-cell office:value-type="float" office:value="6302204" calcext:value-type="float">
            <text:p>6302204</text:p>
          </table:table-cell>
          <table:table-cell office:value-type="float" office:value="497" calcext:value-type="float">
            <text:p>497</text:p>
          </table:table-cell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46</text:p>
          </table:table-cell>
          <table:table-cell office:value-type="string" calcext:value-type="string">
            <text:p>Grillon</text:p>
          </table:table-cell>
          <table:table-cell office:value-type="string" calcext:value-type="string">
            <text:p>GRILLON</text:p>
          </table:table-cell>
          <table:table-cell table:style-name="ce2" office:value-type="string" calcext:value-type="string">
            <text:p>84053</text:p>
          </table:table-cell>
          <table:table-cell office:value-type="string" calcext:value-type="string">
            <text:p>Commune simple</text:p>
          </table:table-cell>
          <table:table-cell office:value-type="float" office:value="854151" calcext:value-type="float">
            <text:p>854151</text:p>
          </table:table-cell>
          <table:table-cell office:value-type="float" office:value="6367861" calcext:value-type="float">
            <text:p>6367861</text:p>
          </table:table-cell>
          <table:table-cell office:value-type="float" office:value="1492" calcext:value-type="float">
            <text:p>1492</text:p>
          </table:table-cell>
          <table:table-cell office:value-type="float" office:value="1742" calcext:value-type="float">
            <text:p>174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7</text:p>
          </table:table-cell>
          <table:table-cell office:value-type="string" calcext:value-type="string">
            <text:p>Entrevennes</text:p>
          </table:table-cell>
          <table:table-cell office:value-type="string" calcext:value-type="string">
            <text:p>ENTREVENNES</text:p>
          </table:table-cell>
          <table:table-cell table:style-name="ce2" office:value-type="string" calcext:value-type="string">
            <text:p>04077</text:p>
          </table:table-cell>
          <table:table-cell office:value-type="string" calcext:value-type="string">
            <text:p>Commune simple</text:p>
          </table:table-cell>
          <table:table-cell office:value-type="float" office:value="943382" calcext:value-type="float">
            <text:p>943382</text:p>
          </table:table-cell>
          <table:table-cell office:value-type="float" office:value="6320258" calcext:value-type="float">
            <text:p>6320258</text:p>
          </table:table-cell>
          <table:table-cell office:value-type="float" office:value="2981" calcext:value-type="float">
            <text:p>2981</text:p>
          </table:table-cell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47</text:p>
          </table:table-cell>
          <table:table-cell office:value-type="string" calcext:value-type="string">
            <text:p>Richerenches</text:p>
          </table:table-cell>
          <table:table-cell office:value-type="string" calcext:value-type="string">
            <text:p>RICHERENCHES</text:p>
          </table:table-cell>
          <table:table-cell table:style-name="ce2" office:value-type="string" calcext:value-type="string">
            <text:p>84097</text:p>
          </table:table-cell>
          <table:table-cell office:value-type="string" calcext:value-type="string">
            <text:p>Commune simple</text:p>
          </table:table-cell>
          <table:table-cell office:value-type="float" office:value="851704" calcext:value-type="float">
            <text:p>851704</text:p>
          </table:table-cell>
          <table:table-cell office:value-type="float" office:value="6363591" calcext:value-type="float">
            <text:p>6363591</text:p>
          </table:table-cell>
          <table:table-cell office:value-type="float" office:value="1096" calcext:value-type="float">
            <text:p>1096</text:p>
          </table:table-cell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5</text:p>
          </table:table-cell>
          <table:table-cell office:value-type="string" calcext:value-type="string">
            <text:p>Aiglun</text:p>
          </table:table-cell>
          <table:table-cell office:value-type="string" calcext:value-type="string">
            <text:p>AIGLUN</text:p>
          </table:table-cell>
          <table:table-cell table:style-name="ce2" office:value-type="string" calcext:value-type="string">
            <text:p>04001</text:p>
          </table:table-cell>
          <table:table-cell office:value-type="string" calcext:value-type="string">
            <text:p>Commune simple</text:p>
          </table:table-cell>
          <table:table-cell office:value-type="float" office:value="951384" calcext:value-type="float">
            <text:p>951384</text:p>
          </table:table-cell>
          <table:table-cell office:value-type="float" office:value="6334325" calcext:value-type="float">
            <text:p>6334325</text:p>
          </table:table-cell>
          <table:table-cell office:value-type="float" office:value="1489" calcext:value-type="float">
            <text:p>1489</text:p>
          </table:table-cell>
          <table:table-cell office:value-type="float" office:value="1432" calcext:value-type="float">
            <text:p>143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7</text:p>
          </table:table-cell>
          <table:table-cell office:value-type="string" calcext:value-type="string">
            <text:p>Valensole</text:p>
          </table:table-cell>
          <table:table-cell office:value-type="string" calcext:value-type="string">
            <text:p>VALENSOLE</text:p>
          </table:table-cell>
          <table:table-cell table:style-name="ce2" office:value-type="string" calcext:value-type="string">
            <text:p>04230</text:p>
          </table:table-cell>
          <table:table-cell office:value-type="string" calcext:value-type="string">
            <text:p>Commune simple</text:p>
          </table:table-cell>
          <table:table-cell office:value-type="float" office:value="937295" calcext:value-type="float">
            <text:p>937295</text:p>
          </table:table-cell>
          <table:table-cell office:value-type="float" office:value="6308823" calcext:value-type="float">
            <text:p>6308823</text:p>
          </table:table-cell>
          <table:table-cell office:value-type="float" office:value="12777" calcext:value-type="float">
            <text:p>12777</text:p>
          </table:table-cell>
          <table:table-cell office:value-type="float" office:value="3188" calcext:value-type="float">
            <text:p>3188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5</text:p>
          </table:table-cell>
          <table:table-cell office:value-type="string" calcext:value-type="string">
            <text:p>Barras</text:p>
          </table:table-cell>
          <table:table-cell office:value-type="string" calcext:value-type="string">
            <text:p>BARRAS</text:p>
          </table:table-cell>
          <table:table-cell table:style-name="ce2" office:value-type="string" calcext:value-type="string">
            <text:p>04021</text:p>
          </table:table-cell>
          <table:table-cell office:value-type="string" calcext:value-type="string">
            <text:p>Commune simple</text:p>
          </table:table-cell>
          <table:table-cell office:value-type="float" office:value="948000" calcext:value-type="float">
            <text:p>948000</text:p>
          </table:table-cell>
          <table:table-cell office:value-type="float" office:value="6337841" calcext:value-type="float">
            <text:p>6337841</text:p>
          </table:table-cell>
          <table:table-cell office:value-type="float" office:value="2080" calcext:value-type="float">
            <text:p>2080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4</text:p>
          </table:table-cell>
          <table:table-cell office:value-type="string" calcext:value-type="string">
            <text:p>Estoublon</text:p>
          </table:table-cell>
          <table:table-cell office:value-type="string" calcext:value-type="string">
            <text:p>ESTOUBLON</text:p>
          </table:table-cell>
          <table:table-cell table:style-name="ce2" office:value-type="string" calcext:value-type="string">
            <text:p>04084</text:p>
          </table:table-cell>
          <table:table-cell office:value-type="string" calcext:value-type="string">
            <text:p>Commune simple</text:p>
          </table:table-cell>
          <table:table-cell office:value-type="float" office:value="956438" calcext:value-type="float">
            <text:p>956438</text:p>
          </table:table-cell>
          <table:table-cell office:value-type="float" office:value="6321713" calcext:value-type="float">
            <text:p>6321713</text:p>
          </table:table-cell>
          <table:table-cell office:value-type="float" office:value="3385" calcext:value-type="float">
            <text:p>3385</text:p>
          </table:table-cell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3</text:p>
          </table:table-cell>
          <table:table-cell office:value-type="string" calcext:value-type="string">
            <text:p>Saint-Jurs</text:p>
          </table:table-cell>
          <table:table-cell office:value-type="string" calcext:value-type="string">
            <text:p>SAINT-JURS</text:p>
          </table:table-cell>
          <table:table-cell table:style-name="ce2" office:value-type="string" calcext:value-type="string">
            <text:p>04184</text:p>
          </table:table-cell>
          <table:table-cell office:value-type="string" calcext:value-type="string">
            <text:p>Commune simple</text:p>
          </table:table-cell>
          <table:table-cell office:value-type="float" office:value="956579" calcext:value-type="float">
            <text:p>956579</text:p>
          </table:table-cell>
          <table:table-cell office:value-type="float" office:value="6316088" calcext:value-type="float">
            <text:p>6316088</text:p>
          </table:table-cell>
          <table:table-cell office:value-type="float" office:value="3359" calcext:value-type="float">
            <text:p>3359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1</text:p>
          </table:table-cell>
          <table:table-cell office:value-type="string" calcext:value-type="string">
            <text:p>Puimichel</text:p>
          </table:table-cell>
          <table:table-cell office:value-type="string" calcext:value-type="string">
            <text:p>PUIMICHEL</text:p>
          </table:table-cell>
          <table:table-cell table:style-name="ce2" office:value-type="string" calcext:value-type="string">
            <text:p>04156</text:p>
          </table:table-cell>
          <table:table-cell office:value-type="string" calcext:value-type="string">
            <text:p>Commune simple</text:p>
          </table:table-cell>
          <table:table-cell office:value-type="float" office:value="942935" calcext:value-type="float">
            <text:p>942935</text:p>
          </table:table-cell>
          <table:table-cell office:value-type="float" office:value="6324758" calcext:value-type="float">
            <text:p>6324758</text:p>
          </table:table-cell>
          <table:table-cell office:value-type="float" office:value="3681" calcext:value-type="float">
            <text:p>3681</text:p>
          </table:table-cell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5</text:p>
          </table:table-cell>
          <table:table-cell office:value-type="string" calcext:value-type="string">
            <text:p>Moustiers-Sainte-Marie</text:p>
          </table:table-cell>
          <table:table-cell office:value-type="string" calcext:value-type="string">
            <text:p>MOUSTIERS-SAINTE-MARIE</text:p>
          </table:table-cell>
          <table:table-cell table:style-name="ce2" office:value-type="string" calcext:value-type="string">
            <text:p>04135</text:p>
          </table:table-cell>
          <table:table-cell office:value-type="string" calcext:value-type="string">
            <text:p>Commune simple</text:p>
          </table:table-cell>
          <table:table-cell office:value-type="float" office:value="959745" calcext:value-type="float">
            <text:p>959745</text:p>
          </table:table-cell>
          <table:table-cell office:value-type="float" office:value="6310653" calcext:value-type="float">
            <text:p>6310653</text:p>
          </table:table-cell>
          <table:table-cell office:value-type="float" office:value="8797" calcext:value-type="float">
            <text:p>8797</text:p>
          </table:table-cell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86</text:p>
          </table:table-cell>
          <table:table-cell office:value-type="string" calcext:value-type="string">
            <text:p>Saint-Étienne-de-Tinée</text:p>
          </table:table-cell>
          <table:table-cell office:value-type="string" calcext:value-type="string">
            <text:p>SAINT-ETIENNE-DE-TINEE</text:p>
          </table:table-cell>
          <table:table-cell table:style-name="ce2" office:value-type="string" calcext:value-type="string">
            <text:p>06120</text:p>
          </table:table-cell>
          <table:table-cell office:value-type="string" calcext:value-type="string">
            <text:p>Commune simple</text:p>
          </table:table-cell>
          <table:table-cell office:value-type="float" office:value="1013499" calcext:value-type="float">
            <text:p>1013499</text:p>
          </table:table-cell>
          <table:table-cell office:value-type="float" office:value="6358931" calcext:value-type="float">
            <text:p>6358931</text:p>
          </table:table-cell>
          <table:table-cell office:value-type="float" office:value="17381" calcext:value-type="float">
            <text:p>17381</text:p>
          </table:table-cell>
          <table:table-cell office:value-type="float" office:value="1513" calcext:value-type="float">
            <text:p>151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11</text:p>
          </table:table-cell>
          <table:table-cell office:value-type="string" calcext:value-type="string">
            <text:p>Le Noyer</text:p>
          </table:table-cell>
          <table:table-cell office:value-type="string" calcext:value-type="string">
            <text:p>LE NOYER</text:p>
          </table:table-cell>
          <table:table-cell table:style-name="ce2" office:value-type="string" calcext:value-type="string">
            <text:p>05095</text:p>
          </table:table-cell>
          <table:table-cell office:value-type="string" calcext:value-type="string">
            <text:p>Commune simple</text:p>
          </table:table-cell>
          <table:table-cell office:value-type="float" office:value="937503" calcext:value-type="float">
            <text:p>937503</text:p>
          </table:table-cell>
          <table:table-cell office:value-type="float" office:value="6404672" calcext:value-type="float">
            <text:p>6404672</text:p>
          </table:table-cell>
          <table:table-cell office:value-type="float" office:value="2150" calcext:value-type="float">
            <text:p>2150</text:p>
          </table:table-cell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3</text:p>
          </table:table-cell>
          <table:table-cell office:value-type="string" calcext:value-type="string">
            <text:p>Peyruis</text:p>
          </table:table-cell>
          <table:table-cell office:value-type="string" calcext:value-type="string">
            <text:p>PEYRUIS</text:p>
          </table:table-cell>
          <table:table-cell table:style-name="ce2" office:value-type="string" calcext:value-type="string">
            <text:p>04149</text:p>
          </table:table-cell>
          <table:table-cell office:value-type="string" calcext:value-type="string">
            <text:p>Commune simple</text:p>
          </table:table-cell>
          <table:table-cell office:value-type="float" office:value="932681" calcext:value-type="float">
            <text:p>932681</text:p>
          </table:table-cell>
          <table:table-cell office:value-type="float" office:value="6330717" calcext:value-type="float">
            <text:p>6330717</text:p>
          </table:table-cell>
          <table:table-cell office:value-type="float" office:value="2323" calcext:value-type="float">
            <text:p>2323</text:p>
          </table:table-cell>
          <table:table-cell office:value-type="float" office:value="2824" calcext:value-type="float">
            <text:p>282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63</text:p>
          </table:table-cell>
          <table:table-cell office:value-type="string" calcext:value-type="string">
            <text:p>Savoillan</text:p>
          </table:table-cell>
          <table:table-cell office:value-type="string" calcext:value-type="string">
            <text:p>SAVOILLAN</text:p>
          </table:table-cell>
          <table:table-cell table:style-name="ce2" office:value-type="string" calcext:value-type="string">
            <text:p>84125</text:p>
          </table:table-cell>
          <table:table-cell office:value-type="string" calcext:value-type="string">
            <text:p>Commune simple</text:p>
          </table:table-cell>
          <table:table-cell office:value-type="float" office:value="889554" calcext:value-type="float">
            <text:p>889554</text:p>
          </table:table-cell>
          <table:table-cell office:value-type="float" office:value="6344473" calcext:value-type="float">
            <text:p>6344473</text:p>
          </table:table-cell>
          <table:table-cell office:value-type="float" office:value="881" calcext:value-type="float">
            <text:p>881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6</text:p>
          </table:table-cell>
          <table:table-cell office:value-type="string" calcext:value-type="string">
            <text:p>Peynier</text:p>
          </table:table-cell>
          <table:table-cell office:value-type="string" calcext:value-type="string">
            <text:p>PEYNIER</text:p>
          </table:table-cell>
          <table:table-cell table:style-name="ce2" office:value-type="string" calcext:value-type="string">
            <text:p>13072</text:p>
          </table:table-cell>
          <table:table-cell office:value-type="string" calcext:value-type="string">
            <text:p>Commune simple</text:p>
          </table:table-cell>
          <table:table-cell office:value-type="float" office:value="912151" calcext:value-type="float">
            <text:p>912151</text:p>
          </table:table-cell>
          <table:table-cell office:value-type="float" office:value="6263563" calcext:value-type="float">
            <text:p>6263563</text:p>
          </table:table-cell>
          <table:table-cell office:value-type="float" office:value="2476" calcext:value-type="float">
            <text:p>2476</text:p>
          </table:table-cell>
          <table:table-cell office:value-type="float" office:value="3513" calcext:value-type="float">
            <text:p>351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6</text:p>
          </table:table-cell>
          <table:table-cell office:value-type="string" calcext:value-type="string">
            <text:p>Saint-Trinit</text:p>
          </table:table-cell>
          <table:table-cell office:value-type="string" calcext:value-type="string">
            <text:p>SAINT-TRINIT</text:p>
          </table:table-cell>
          <table:table-cell table:style-name="ce2" office:value-type="string" calcext:value-type="string">
            <text:p>84120</text:p>
          </table:table-cell>
          <table:table-cell office:value-type="string" calcext:value-type="string">
            <text:p>Commune simple</text:p>
          </table:table-cell>
          <table:table-cell office:value-type="float" office:value="898151" calcext:value-type="float">
            <text:p>898151</text:p>
          </table:table-cell>
          <table:table-cell office:value-type="float" office:value="6336269" calcext:value-type="float">
            <text:p>6336269</text:p>
          </table:table-cell>
          <table:table-cell office:value-type="float" office:value="1666" calcext:value-type="float">
            <text:p>1666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27</text:p>
          </table:table-cell>
          <table:table-cell office:value-type="string" calcext:value-type="string">
            <text:p>Aurel</text:p>
          </table:table-cell>
          <table:table-cell office:value-type="string" calcext:value-type="string">
            <text:p>AUREL</text:p>
          </table:table-cell>
          <table:table-cell table:style-name="ce2" office:value-type="string" calcext:value-type="string">
            <text:p>84005</text:p>
          </table:table-cell>
          <table:table-cell office:value-type="string" calcext:value-type="string">
            <text:p>Commune simple</text:p>
          </table:table-cell>
          <table:table-cell office:value-type="float" office:value="891735" calcext:value-type="float">
            <text:p>891735</text:p>
          </table:table-cell>
          <table:table-cell office:value-type="float" office:value="6340314" calcext:value-type="float">
            <text:p>6340314</text:p>
          </table:table-cell>
          <table:table-cell office:value-type="float" office:value="2890" calcext:value-type="float">
            <text:p>2890</text:p>
          </table:table-cell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50</text:p>
          </table:table-cell>
          <table:table-cell office:value-type="string" calcext:value-type="string">
            <text:p>Salignac</text:p>
          </table:table-cell>
          <table:table-cell office:value-type="string" calcext:value-type="string">
            <text:p>SALIGNAC</text:p>
          </table:table-cell>
          <table:table-cell table:style-name="ce2" office:value-type="string" calcext:value-type="string">
            <text:p>04200</text:p>
          </table:table-cell>
          <table:table-cell office:value-type="string" calcext:value-type="string">
            <text:p>Commune simple</text:p>
          </table:table-cell>
          <table:table-cell office:value-type="float" office:value="938986" calcext:value-type="float">
            <text:p>938986</text:p>
          </table:table-cell>
          <table:table-cell office:value-type="float" office:value="6344206" calcext:value-type="float">
            <text:p>6344206</text:p>
          </table:table-cell>
          <table:table-cell office:value-type="float" office:value="1442" calcext:value-type="float">
            <text:p>1442</text:p>
          </table:table-cell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0</text:p>
          </table:table-cell>
          <table:table-cell office:value-type="string" calcext:value-type="string">
            <text:p>La Brillanne</text:p>
          </table:table-cell>
          <table:table-cell office:value-type="string" calcext:value-type="string">
            <text:p>LA BRILLANNE</text:p>
          </table:table-cell>
          <table:table-cell table:style-name="ce2" office:value-type="string" calcext:value-type="string">
            <text:p>04034</text:p>
          </table:table-cell>
          <table:table-cell office:value-type="string" calcext:value-type="string">
            <text:p>Commune simple</text:p>
          </table:table-cell>
          <table:table-cell office:value-type="float" office:value="931376" calcext:value-type="float">
            <text:p>931376</text:p>
          </table:table-cell>
          <table:table-cell office:value-type="float" office:value="6319259" calcext:value-type="float">
            <text:p>6319259</text:p>
          </table:table-cell>
          <table:table-cell office:value-type="float" office:value="722" calcext:value-type="float">
            <text:p>722</text:p>
          </table:table-cell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4</text:p>
          </table:table-cell>
          <table:table-cell office:value-type="string" calcext:value-type="string">
            <text:p>Forcalquier</text:p>
          </table:table-cell>
          <table:table-cell office:value-type="string" calcext:value-type="string">
            <text:p>FORCALQUIER</text:p>
          </table:table-cell>
          <table:table-cell table:style-name="ce2" office:value-type="string" calcext:value-type="string">
            <text:p>04088</text:p>
          </table:table-cell>
          <table:table-cell office:value-type="string" calcext:value-type="string">
            <text:p>Sous-préfecture</text:p>
          </table:table-cell>
          <table:table-cell office:value-type="float" office:value="923457" calcext:value-type="float">
            <text:p>923457</text:p>
          </table:table-cell>
          <table:table-cell office:value-type="float" office:value="6321278" calcext:value-type="float">
            <text:p>6321278</text:p>
          </table:table-cell>
          <table:table-cell office:value-type="float" office:value="4276" calcext:value-type="float">
            <text:p>4276</text:p>
          </table:table-cell>
          <table:table-cell office:value-type="float" office:value="5069" calcext:value-type="float">
            <text:p>506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34</text:p>
          </table:table-cell>
          <table:table-cell office:value-type="string" calcext:value-type="string">
            <text:p>Valdoule</text:p>
          </table:table-cell>
          <table:table-cell office:value-type="string" calcext:value-type="string">
            <text:p>VALDOULE</text:p>
          </table:table-cell>
          <table:table-cell table:style-name="ce2" office:value-type="string" calcext:value-type="string">
            <text:p>05024</text:p>
          </table:table-cell>
          <table:table-cell office:value-type="string" calcext:value-type="string">
            <text:p>Commune simple</text:p>
          </table:table-cell>
          <table:table-cell office:value-type="float" office:value="901228" calcext:value-type="float">
            <text:p>901228</text:p>
          </table:table-cell>
          <table:table-cell office:value-type="float" office:value="6376870" calcext:value-type="float">
            <text:p>6376870</text:p>
          </table:table-cell>
          <table:table-cell office:value-type="float" office:value="5851" calcext:value-type="float">
            <text:p>5851</text:p>
          </table:table-cell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8</text:p>
          </table:table-cell>
          <table:table-cell office:value-type="string" calcext:value-type="string">
            <text:p>Sault</text:p>
          </table:table-cell>
          <table:table-cell office:value-type="string" calcext:value-type="string">
            <text:p>SAULT</text:p>
          </table:table-cell>
          <table:table-cell table:style-name="ce2" office:value-type="string" calcext:value-type="string">
            <text:p>84123</text:p>
          </table:table-cell>
          <table:table-cell office:value-type="string" calcext:value-type="string">
            <text:p>Commune simple</text:p>
          </table:table-cell>
          <table:table-cell office:value-type="float" office:value="894460" calcext:value-type="float">
            <text:p>894460</text:p>
          </table:table-cell>
          <table:table-cell office:value-type="float" office:value="6333723" calcext:value-type="float">
            <text:p>6333723</text:p>
          </table:table-cell>
          <table:table-cell office:value-type="float" office:value="11115" calcext:value-type="float">
            <text:p>11115</text:p>
          </table:table-cell>
          <table:table-cell office:value-type="float" office:value="1373" calcext:value-type="float">
            <text:p>137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6</text:p>
          </table:table-cell>
          <table:table-cell office:value-type="string" calcext:value-type="string">
            <text:p>Saint-Julien-d'Asse</text:p>
          </table:table-cell>
          <table:table-cell office:value-type="string" calcext:value-type="string">
            <text:p>SAINT-JULIEN-D'ASSE</text:p>
          </table:table-cell>
          <table:table-cell table:style-name="ce2" office:value-type="string" calcext:value-type="string">
            <text:p>04182</text:p>
          </table:table-cell>
          <table:table-cell office:value-type="string" calcext:value-type="string">
            <text:p>Commune simple</text:p>
          </table:table-cell>
          <table:table-cell office:value-type="float" office:value="946673" calcext:value-type="float">
            <text:p>946673</text:p>
          </table:table-cell>
          <table:table-cell office:value-type="float" office:value="6319229" calcext:value-type="float">
            <text:p>6319229</text:p>
          </table:table-cell>
          <table:table-cell office:value-type="float" office:value="2560" calcext:value-type="float">
            <text:p>2560</text:p>
          </table:table-cell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3</text:p>
          </table:table-cell>
          <table:table-cell office:value-type="string" calcext:value-type="string">
            <text:p>Cotignac</text:p>
          </table:table-cell>
          <table:table-cell office:value-type="string" calcext:value-type="string">
            <text:p>COTIGNAC</text:p>
          </table:table-cell>
          <table:table-cell table:style-name="ce2" office:value-type="string" calcext:value-type="string">
            <text:p>83046</text:p>
          </table:table-cell>
          <table:table-cell office:value-type="string" calcext:value-type="string">
            <text:p>Commune simple</text:p>
          </table:table-cell>
          <table:table-cell office:value-type="float" office:value="954229" calcext:value-type="float">
            <text:p>954229</text:p>
          </table:table-cell>
          <table:table-cell office:value-type="float" office:value="6274542" calcext:value-type="float">
            <text:p>6274542</text:p>
          </table:table-cell>
          <table:table-cell office:value-type="float" office:value="4426" calcext:value-type="float">
            <text:p>4426</text:p>
          </table:table-cell>
          <table:table-cell office:value-type="float" office:value="2136" calcext:value-type="float">
            <text:p>213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9</text:p>
          </table:table-cell>
          <table:table-cell office:value-type="string" calcext:value-type="string">
            <text:p>Pierrevert</text:p>
          </table:table-cell>
          <table:table-cell office:value-type="string" calcext:value-type="string">
            <text:p>PIERREVERT</text:p>
          </table:table-cell>
          <table:table-cell table:style-name="ce2" office:value-type="string" calcext:value-type="string">
            <text:p>04152</text:p>
          </table:table-cell>
          <table:table-cell office:value-type="string" calcext:value-type="string">
            <text:p>Commune simple</text:p>
          </table:table-cell>
          <table:table-cell office:value-type="float" office:value="919269" calcext:value-type="float">
            <text:p>919269</text:p>
          </table:table-cell>
          <table:table-cell office:value-type="float" office:value="6304762" calcext:value-type="float">
            <text:p>6304762</text:p>
          </table:table-cell>
          <table:table-cell office:value-type="float" office:value="2790" calcext:value-type="float">
            <text:p>2790</text:p>
          </table:table-cell>
          <table:table-cell office:value-type="float" office:value="3890" calcext:value-type="float">
            <text:p>389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0</text:p>
          </table:table-cell>
          <table:table-cell office:value-type="string" calcext:value-type="string">
            <text:p>Montjustin</text:p>
          </table:table-cell>
          <table:table-cell office:value-type="string" calcext:value-type="string">
            <text:p>MONTJUSTIN</text:p>
          </table:table-cell>
          <table:table-cell table:style-name="ce2" office:value-type="string" calcext:value-type="string">
            <text:p>04129</text:p>
          </table:table-cell>
          <table:table-cell office:value-type="string" calcext:value-type="string">
            <text:p>Commune simple</text:p>
          </table:table-cell>
          <table:table-cell office:value-type="float" office:value="913752" calcext:value-type="float">
            <text:p>913752</text:p>
          </table:table-cell>
          <table:table-cell office:value-type="float" office:value="6309394" calcext:value-type="float">
            <text:p>6309394</text:p>
          </table:table-cell>
          <table:table-cell office:value-type="float" office:value="1015" calcext:value-type="float">
            <text:p>1015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6</text:p>
          </table:table-cell>
          <table:table-cell office:value-type="string" calcext:value-type="string">
            <text:p>Revest-des-Brousses</text:p>
          </table:table-cell>
          <table:table-cell office:value-type="string" calcext:value-type="string">
            <text:p>REVEST-DES-BROUSSES</text:p>
          </table:table-cell>
          <table:table-cell table:style-name="ce2" office:value-type="string" calcext:value-type="string">
            <text:p>04162</text:p>
          </table:table-cell>
          <table:table-cell office:value-type="string" calcext:value-type="string">
            <text:p>Commune simple</text:p>
          </table:table-cell>
          <table:table-cell office:value-type="float" office:value="914543" calcext:value-type="float">
            <text:p>914543</text:p>
          </table:table-cell>
          <table:table-cell office:value-type="float" office:value="6323861" calcext:value-type="float">
            <text:p>6323861</text:p>
          </table:table-cell>
          <table:table-cell office:value-type="float" office:value="2295" calcext:value-type="float">
            <text:p>2295</text:p>
          </table:table-cell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598</text:p>
          </table:table-cell>
          <table:table-cell office:value-type="string" calcext:value-type="string">
            <text:p>Le Luc</text:p>
          </table:table-cell>
          <table:table-cell office:value-type="string" calcext:value-type="string">
            <text:p>LE LUC</text:p>
          </table:table-cell>
          <table:table-cell table:style-name="ce2" office:value-type="string" calcext:value-type="string">
            <text:p>83073</text:p>
          </table:table-cell>
          <table:table-cell office:value-type="string" calcext:value-type="string">
            <text:p>Commune simple</text:p>
          </table:table-cell>
          <table:table-cell office:value-type="float" office:value="968397" calcext:value-type="float">
            <text:p>968397</text:p>
          </table:table-cell>
          <table:table-cell office:value-type="float" office:value="6259459" calcext:value-type="float">
            <text:p>6259459</text:p>
          </table:table-cell>
          <table:table-cell office:value-type="float" office:value="4416" calcext:value-type="float">
            <text:p>4416</text:p>
          </table:table-cell>
          <table:table-cell office:value-type="float" office:value="11008" calcext:value-type="float">
            <text:p>1100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2</text:p>
          </table:table-cell>
          <table:table-cell office:value-type="string" calcext:value-type="string">
            <text:p>Saint-Saturnin-lès-Apt</text:p>
          </table:table-cell>
          <table:table-cell office:value-type="string" calcext:value-type="string">
            <text:p>SAINT-SATURNIN-LES-APT</text:p>
          </table:table-cell>
          <table:table-cell table:style-name="ce2" office:value-type="string" calcext:value-type="string">
            <text:p>84118</text:p>
          </table:table-cell>
          <table:table-cell office:value-type="string" calcext:value-type="string">
            <text:p>Commune simple</text:p>
          </table:table-cell>
          <table:table-cell office:value-type="float" office:value="889077" calcext:value-type="float">
            <text:p>889077</text:p>
          </table:table-cell>
          <table:table-cell office:value-type="float" office:value="6320192" calcext:value-type="float">
            <text:p>6320192</text:p>
          </table:table-cell>
          <table:table-cell office:value-type="float" office:value="7579" calcext:value-type="float">
            <text:p>7579</text:p>
          </table:table-cell>
          <table:table-cell office:value-type="float" office:value="2844" calcext:value-type="float">
            <text:p>284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5</text:p>
          </table:table-cell>
          <table:table-cell office:value-type="string" calcext:value-type="string">
            <text:p>Castellet-en-Luberon</text:p>
          </table:table-cell>
          <table:table-cell office:value-type="string" calcext:value-type="string">
            <text:p>CASTELLET-EN-LUBERON</text:p>
          </table:table-cell>
          <table:table-cell table:style-name="ce2" office:value-type="string" calcext:value-type="string">
            <text:p>84033</text:p>
          </table:table-cell>
          <table:table-cell office:value-type="string" calcext:value-type="string">
            <text:p>Commune simple</text:p>
          </table:table-cell>
          <table:table-cell office:value-type="float" office:value="900062" calcext:value-type="float">
            <text:p>900062</text:p>
          </table:table-cell>
          <table:table-cell office:value-type="float" office:value="6307060" calcext:value-type="float">
            <text:p>6307060</text:p>
          </table:table-cell>
          <table:table-cell office:value-type="float" office:value="984" calcext:value-type="float">
            <text:p>984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0</text:p>
          </table:table-cell>
          <table:table-cell office:value-type="string" calcext:value-type="string">
            <text:p>Gargas</text:p>
          </table:table-cell>
          <table:table-cell office:value-type="string" calcext:value-type="string">
            <text:p>GARGAS</text:p>
          </table:table-cell>
          <table:table-cell table:style-name="ce2" office:value-type="string" calcext:value-type="string">
            <text:p>84047</text:p>
          </table:table-cell>
          <table:table-cell office:value-type="string" calcext:value-type="string">
            <text:p>Commune simple</text:p>
          </table:table-cell>
          <table:table-cell office:value-type="float" office:value="888291" calcext:value-type="float">
            <text:p>888291</text:p>
          </table:table-cell>
          <table:table-cell office:value-type="float" office:value="6314068" calcext:value-type="float">
            <text:p>6314068</text:p>
          </table:table-cell>
          <table:table-cell office:value-type="float" office:value="1490" calcext:value-type="float">
            <text:p>1490</text:p>
          </table:table-cell>
          <table:table-cell office:value-type="float" office:value="3061" calcext:value-type="float">
            <text:p>306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2</text:p>
          </table:table-cell>
          <table:table-cell office:value-type="string" calcext:value-type="string">
            <text:p>Saint-Maximin-la-Sainte-Baume</text:p>
          </table:table-cell>
          <table:table-cell office:value-type="string" calcext:value-type="string">
            <text:p>SAINT-MAXIMIN-LA-SAINTE-BAUME</text:p>
          </table:table-cell>
          <table:table-cell table:style-name="ce2" office:value-type="string" calcext:value-type="string">
            <text:p>83116</text:p>
          </table:table-cell>
          <table:table-cell office:value-type="string" calcext:value-type="string">
            <text:p>Commune simple</text:p>
          </table:table-cell>
          <table:table-cell office:value-type="float" office:value="931539" calcext:value-type="float">
            <text:p>931539</text:p>
          </table:table-cell>
          <table:table-cell office:value-type="float" office:value="6265537" calcext:value-type="float">
            <text:p>6265537</text:p>
          </table:table-cell>
          <table:table-cell office:value-type="float" office:value="6413" calcext:value-type="float">
            <text:p>6413</text:p>
          </table:table-cell>
          <table:table-cell office:value-type="float" office:value="16574" calcext:value-type="float">
            <text:p>1657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1</text:p>
          </table:table-cell>
          <table:table-cell office:value-type="string" calcext:value-type="string">
            <text:p>Saint-Pantaléon</text:p>
          </table:table-cell>
          <table:table-cell office:value-type="string" calcext:value-type="string">
            <text:p>SAINT-PANTALEON</text:p>
          </table:table-cell>
          <table:table-cell table:style-name="ce2" office:value-type="string" calcext:value-type="string">
            <text:p>84114</text:p>
          </table:table-cell>
          <table:table-cell office:value-type="string" calcext:value-type="string">
            <text:p>Commune simple</text:p>
          </table:table-cell>
          <table:table-cell office:value-type="float" office:value="878045" calcext:value-type="float">
            <text:p>878045</text:p>
          </table:table-cell>
          <table:table-cell office:value-type="float" office:value="6311332" calcext:value-type="float">
            <text:p>6311332</text:p>
          </table:table-cell>
          <table:table-cell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1</text:p>
          </table:table-cell>
          <table:table-cell office:value-type="string" calcext:value-type="string">
            <text:p>Flassan</text:p>
          </table:table-cell>
          <table:table-cell office:value-type="string" calcext:value-type="string">
            <text:p>FLASSAN</text:p>
          </table:table-cell>
          <table:table-cell table:style-name="ce2" office:value-type="string" calcext:value-type="string">
            <text:p>84046</text:p>
          </table:table-cell>
          <table:table-cell office:value-type="string" calcext:value-type="string">
            <text:p>Commune simple</text:p>
          </table:table-cell>
          <table:table-cell office:value-type="float" office:value="880752" calcext:value-type="float">
            <text:p>880752</text:p>
          </table:table-cell>
          <table:table-cell office:value-type="float" office:value="6335995" calcext:value-type="float">
            <text:p>6335995</text:p>
          </table:table-cell>
          <table:table-cell office:value-type="float" office:value="2060" calcext:value-type="float">
            <text:p>2060</text:p>
          </table:table-cell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8</text:p>
          </table:table-cell>
          <table:table-cell office:value-type="string" calcext:value-type="string">
            <text:p>Vacqueyras</text:p>
          </table:table-cell>
          <table:table-cell office:value-type="string" calcext:value-type="string">
            <text:p>VACQUEYRAS</text:p>
          </table:table-cell>
          <table:table-cell table:style-name="ce2" office:value-type="string" calcext:value-type="string">
            <text:p>84136</text:p>
          </table:table-cell>
          <table:table-cell office:value-type="string" calcext:value-type="string">
            <text:p>Commune simple</text:p>
          </table:table-cell>
          <table:table-cell office:value-type="float" office:value="858110" calcext:value-type="float">
            <text:p>858110</text:p>
          </table:table-cell>
          <table:table-cell office:value-type="float" office:value="6340672" calcext:value-type="float">
            <text:p>6340672</text:p>
          </table:table-cell>
          <table:table-cell office:value-type="float" office:value="897" calcext:value-type="float">
            <text:p>897</text:p>
          </table:table-cell>
          <table:table-cell office:value-type="float" office:value="1274" calcext:value-type="float">
            <text:p>127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3</text:p>
          </table:table-cell>
          <table:table-cell office:value-type="string" calcext:value-type="string">
            <text:p>Mormoiron</text:p>
          </table:table-cell>
          <table:table-cell office:value-type="string" calcext:value-type="string">
            <text:p>MORMOIRON</text:p>
          </table:table-cell>
          <table:table-cell table:style-name="ce2" office:value-type="string" calcext:value-type="string">
            <text:p>84082</text:p>
          </table:table-cell>
          <table:table-cell office:value-type="string" calcext:value-type="string">
            <text:p>Commune simple</text:p>
          </table:table-cell>
          <table:table-cell office:value-type="float" office:value="875531" calcext:value-type="float">
            <text:p>875531</text:p>
          </table:table-cell>
          <table:table-cell office:value-type="float" office:value="6332246" calcext:value-type="float">
            <text:p>6332246</text:p>
          </table:table-cell>
          <table:table-cell office:value-type="float" office:value="2503" calcext:value-type="float">
            <text:p>2503</text:p>
          </table:table-cell>
          <table:table-cell office:value-type="float" office:value="1864" calcext:value-type="float">
            <text:p>186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9</text:p>
          </table:table-cell>
          <table:table-cell office:value-type="string" calcext:value-type="string">
            <text:p>Velleron</text:p>
          </table:table-cell>
          <table:table-cell office:value-type="string" calcext:value-type="string">
            <text:p>VELLERON</text:p>
          </table:table-cell>
          <table:table-cell table:style-name="ce2" office:value-type="string" calcext:value-type="string">
            <text:p>84142</text:p>
          </table:table-cell>
          <table:table-cell office:value-type="string" calcext:value-type="string">
            <text:p>Commune simple</text:p>
          </table:table-cell>
          <table:table-cell office:value-type="float" office:value="863275" calcext:value-type="float">
            <text:p>863275</text:p>
          </table:table-cell>
          <table:table-cell office:value-type="float" office:value="6320045" calcext:value-type="float">
            <text:p>6320045</text:p>
          </table:table-cell>
          <table:table-cell office:value-type="float" office:value="1639" calcext:value-type="float">
            <text:p>1639</text:p>
          </table:table-cell>
          <table:table-cell office:value-type="float" office:value="2967" calcext:value-type="float">
            <text:p>296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76</text:p>
          </table:table-cell>
          <table:table-cell office:value-type="string" calcext:value-type="string">
            <text:p>Graveson</text:p>
          </table:table-cell>
          <table:table-cell office:value-type="string" calcext:value-type="string">
            <text:p>GRAVESON</text:p>
          </table:table-cell>
          <table:table-cell table:style-name="ce2" office:value-type="string" calcext:value-type="string">
            <text:p>13045</text:p>
          </table:table-cell>
          <table:table-cell office:value-type="string" calcext:value-type="string">
            <text:p>Commune simple</text:p>
          </table:table-cell>
          <table:table-cell office:value-type="float" office:value="842249" calcext:value-type="float">
            <text:p>842249</text:p>
          </table:table-cell>
          <table:table-cell office:value-type="float" office:value="6308036" calcext:value-type="float">
            <text:p>6308036</text:p>
          </table:table-cell>
          <table:table-cell office:value-type="float" office:value="2354" calcext:value-type="float">
            <text:p>2354</text:p>
          </table:table-cell>
          <table:table-cell office:value-type="float" office:value="4857" calcext:value-type="float">
            <text:p>485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8</text:p>
          </table:table-cell>
          <table:table-cell office:value-type="string" calcext:value-type="string">
            <text:p>Saint-Étienne-du-Grès</text:p>
          </table:table-cell>
          <table:table-cell office:value-type="string" calcext:value-type="string">
            <text:p>SAINT-ETIENNE-DU-GRES</text:p>
          </table:table-cell>
          <table:table-cell table:style-name="ce2" office:value-type="string" calcext:value-type="string">
            <text:p>13094</text:p>
          </table:table-cell>
          <table:table-cell office:value-type="string" calcext:value-type="string">
            <text:p>Commune simple</text:p>
          </table:table-cell>
          <table:table-cell office:value-type="float" office:value="839699" calcext:value-type="float">
            <text:p>839699</text:p>
          </table:table-cell>
          <table:table-cell office:value-type="float" office:value="6300139" calcext:value-type="float">
            <text:p>6300139</text:p>
          </table:table-cell>
          <table:table-cell office:value-type="float" office:value="2904" calcext:value-type="float">
            <text:p>2904</text:p>
          </table:table-cell>
          <table:table-cell office:value-type="float" office:value="2483" calcext:value-type="float">
            <text:p>248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7</text:p>
          </table:table-cell>
          <table:table-cell office:value-type="string" calcext:value-type="string">
            <text:p>Blauvac</text:p>
          </table:table-cell>
          <table:table-cell office:value-type="string" calcext:value-type="string">
            <text:p>BLAUVAC</text:p>
          </table:table-cell>
          <table:table-cell table:style-name="ce2" office:value-type="string" calcext:value-type="string">
            <text:p>84018</text:p>
          </table:table-cell>
          <table:table-cell office:value-type="string" calcext:value-type="string">
            <text:p>Commune simple</text:p>
          </table:table-cell>
          <table:table-cell office:value-type="float" office:value="878601" calcext:value-type="float">
            <text:p>878601</text:p>
          </table:table-cell>
          <table:table-cell office:value-type="float" office:value="6328853" calcext:value-type="float">
            <text:p>6328853</text:p>
          </table:table-cell>
          <table:table-cell office:value-type="float" office:value="2080" calcext:value-type="float">
            <text:p>2080</text:p>
          </table:table-cell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96</text:p>
          </table:table-cell>
          <table:table-cell office:value-type="string" calcext:value-type="string">
            <text:p>La Faurie</text:p>
          </table:table-cell>
          <table:table-cell office:value-type="string" calcext:value-type="string">
            <text:p>LA FAURIE</text:p>
          </table:table-cell>
          <table:table-cell table:style-name="ce2" office:value-type="string" calcext:value-type="string">
            <text:p>05055</text:p>
          </table:table-cell>
          <table:table-cell office:value-type="string" calcext:value-type="string">
            <text:p>Commune simple</text:p>
          </table:table-cell>
          <table:table-cell office:value-type="float" office:value="917349" calcext:value-type="float">
            <text:p>917349</text:p>
          </table:table-cell>
          <table:table-cell office:value-type="float" office:value="6388962" calcext:value-type="float">
            <text:p>6388962</text:p>
          </table:table-cell>
          <table:table-cell office:value-type="float" office:value="3144" calcext:value-type="float">
            <text:p>3144</text:p>
          </table:table-cell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5</text:p>
          </table:table-cell>
          <table:table-cell office:value-type="string" calcext:value-type="string">
            <text:p>Mollégès</text:p>
          </table:table-cell>
          <table:table-cell office:value-type="string" calcext:value-type="string">
            <text:p>MOLLEGES</text:p>
          </table:table-cell>
          <table:table-cell table:style-name="ce2" office:value-type="string" calcext:value-type="string">
            <text:p>13064</text:p>
          </table:table-cell>
          <table:table-cell office:value-type="string" calcext:value-type="string">
            <text:p>Commune simple</text:p>
          </table:table-cell>
          <table:table-cell office:value-type="float" office:value="856653" calcext:value-type="float">
            <text:p>856653</text:p>
          </table:table-cell>
          <table:table-cell office:value-type="float" office:value="6302441" calcext:value-type="float">
            <text:p>6302441</text:p>
          </table:table-cell>
          <table:table-cell office:value-type="float" office:value="1420" calcext:value-type="float">
            <text:p>1420</text:p>
          </table:table-cell>
          <table:table-cell office:value-type="float" office:value="2608" calcext:value-type="float">
            <text:p>260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1</text:p>
          </table:table-cell>
          <table:table-cell office:value-type="string" calcext:value-type="string">
            <text:p>Ménerbes</text:p>
          </table:table-cell>
          <table:table-cell office:value-type="string" calcext:value-type="string">
            <text:p>MENERBES</text:p>
          </table:table-cell>
          <table:table-cell table:style-name="ce2" office:value-type="string" calcext:value-type="string">
            <text:p>84073</text:p>
          </table:table-cell>
          <table:table-cell office:value-type="string" calcext:value-type="string">
            <text:p>Commune simple</text:p>
          </table:table-cell>
          <table:table-cell office:value-type="float" office:value="878317" calcext:value-type="float">
            <text:p>878317</text:p>
          </table:table-cell>
          <table:table-cell office:value-type="float" office:value="6305308" calcext:value-type="float">
            <text:p>6305308</text:p>
          </table:table-cell>
          <table:table-cell office:value-type="float" office:value="3027" calcext:value-type="float">
            <text:p>3027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83</text:p>
          </table:table-cell>
          <table:table-cell office:value-type="string" calcext:value-type="string">
            <text:p>Cheval-Blanc</text:p>
          </table:table-cell>
          <table:table-cell office:value-type="string" calcext:value-type="string">
            <text:p>CHEVAL-BLANC</text:p>
          </table:table-cell>
          <table:table-cell table:style-name="ce2" office:value-type="string" calcext:value-type="string">
            <text:p>84038</text:p>
          </table:table-cell>
          <table:table-cell office:value-type="string" calcext:value-type="string">
            <text:p>Commune simple</text:p>
          </table:table-cell>
          <table:table-cell office:value-type="float" office:value="870900" calcext:value-type="float">
            <text:p>870900</text:p>
          </table:table-cell>
          <table:table-cell office:value-type="float" office:value="6301000" calcext:value-type="float">
            <text:p>6301000</text:p>
          </table:table-cell>
          <table:table-cell office:value-type="float" office:value="5856" calcext:value-type="float">
            <text:p>5856</text:p>
          </table:table-cell>
          <table:table-cell office:value-type="float" office:value="4295" calcext:value-type="float">
            <text:p>429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94</text:p>
          </table:table-cell>
          <table:table-cell office:value-type="string" calcext:value-type="string">
            <text:p>Bédarrides</text:p>
          </table:table-cell>
          <table:table-cell office:value-type="string" calcext:value-type="string">
            <text:p>BEDARRIDES</text:p>
          </table:table-cell>
          <table:table-cell table:style-name="ce2" office:value-type="string" calcext:value-type="string">
            <text:p>84016</text:p>
          </table:table-cell>
          <table:table-cell office:value-type="string" calcext:value-type="string">
            <text:p>Commune simple</text:p>
          </table:table-cell>
          <table:table-cell office:value-type="float" office:value="852578" calcext:value-type="float">
            <text:p>852578</text:p>
          </table:table-cell>
          <table:table-cell office:value-type="float" office:value="6329527" calcext:value-type="float">
            <text:p>6329527</text:p>
          </table:table-cell>
          <table:table-cell office:value-type="float" office:value="2479" calcext:value-type="float">
            <text:p>2479</text:p>
          </table:table-cell>
          <table:table-cell office:value-type="float" office:value="5244" calcext:value-type="float">
            <text:p>524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31</text:p>
          </table:table-cell>
          <table:table-cell office:value-type="string" calcext:value-type="string">
            <text:p>Morières-lès-Avignon</text:p>
          </table:table-cell>
          <table:table-cell office:value-type="string" calcext:value-type="string">
            <text:p>MORIERES-LES-AVIGNON</text:p>
          </table:table-cell>
          <table:table-cell table:style-name="ce2" office:value-type="string" calcext:value-type="string">
            <text:p>84081</text:p>
          </table:table-cell>
          <table:table-cell office:value-type="string" calcext:value-type="string">
            <text:p>Commune simple</text:p>
          </table:table-cell>
          <table:table-cell office:value-type="float" office:value="853185" calcext:value-type="float">
            <text:p>853185</text:p>
          </table:table-cell>
          <table:table-cell office:value-type="float" office:value="6316769" calcext:value-type="float">
            <text:p>6316769</text:p>
          </table:table-cell>
          <table:table-cell office:value-type="float" office:value="1035" calcext:value-type="float">
            <text:p>1035</text:p>
          </table:table-cell>
          <table:table-cell office:value-type="float" office:value="8563" calcext:value-type="float">
            <text:p>856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5</text:p>
          </table:table-cell>
          <table:table-cell office:value-type="string" calcext:value-type="string">
            <text:p>Loriol-du-Comtat</text:p>
          </table:table-cell>
          <table:table-cell office:value-type="string" calcext:value-type="string">
            <text:p>LORIOL-DU-COMTAT</text:p>
          </table:table-cell>
          <table:table-cell table:style-name="ce2" office:value-type="string" calcext:value-type="string">
            <text:p>84067</text:p>
          </table:table-cell>
          <table:table-cell office:value-type="string" calcext:value-type="string">
            <text:p>Commune simple</text:p>
          </table:table-cell>
          <table:table-cell office:value-type="float" office:value="860575" calcext:value-type="float">
            <text:p>860575</text:p>
          </table:table-cell>
          <table:table-cell office:value-type="float" office:value="6332516" calcext:value-type="float">
            <text:p>6332516</text:p>
          </table:table-cell>
          <table:table-cell office:value-type="float" office:value="1129" calcext:value-type="float">
            <text:p>1129</text:p>
          </table:table-cell>
          <table:table-cell office:value-type="float" office:value="2551" calcext:value-type="float">
            <text:p>255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11</text:p>
          </table:table-cell>
          <table:table-cell office:value-type="string" calcext:value-type="string">
            <text:p>Saint-Saturnin-lès-Avignon</text:p>
          </table:table-cell>
          <table:table-cell office:value-type="string" calcext:value-type="string">
            <text:p>SAINT-SATURNIN-LES-AVIGNON</text:p>
          </table:table-cell>
          <table:table-cell table:style-name="ce2" office:value-type="string" calcext:value-type="string">
            <text:p>84119</text:p>
          </table:table-cell>
          <table:table-cell office:value-type="string" calcext:value-type="string">
            <text:p>Commune simple</text:p>
          </table:table-cell>
          <table:table-cell office:value-type="float" office:value="855245" calcext:value-type="float">
            <text:p>855245</text:p>
          </table:table-cell>
          <table:table-cell office:value-type="float" office:value="6320075" calcext:value-type="float">
            <text:p>6320075</text:p>
          </table:table-cell>
          <table:table-cell office:value-type="float" office:value="625" calcext:value-type="float">
            <text:p>625</text:p>
          </table:table-cell>
          <table:table-cell office:value-type="float" office:value="4857" calcext:value-type="float">
            <text:p>485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9</text:p>
          </table:table-cell>
          <table:table-cell office:value-type="string" calcext:value-type="string">
            <text:p>Plan-d'Orgon</text:p>
          </table:table-cell>
          <table:table-cell office:value-type="string" calcext:value-type="string">
            <text:p>PLAN-D'ORGON</text:p>
          </table:table-cell>
          <table:table-cell table:style-name="ce2" office:value-type="string" calcext:value-type="string">
            <text:p>13076</text:p>
          </table:table-cell>
          <table:table-cell office:value-type="string" calcext:value-type="string">
            <text:p>Commune simple</text:p>
          </table:table-cell>
          <table:table-cell office:value-type="float" office:value="861031" calcext:value-type="float">
            <text:p>861031</text:p>
          </table:table-cell>
          <table:table-cell office:value-type="float" office:value="6304478" calcext:value-type="float">
            <text:p>6304478</text:p>
          </table:table-cell>
          <table:table-cell office:value-type="float" office:value="1494" calcext:value-type="float">
            <text:p>1494</text:p>
          </table:table-cell>
          <table:table-cell office:value-type="float" office:value="3465" calcext:value-type="float">
            <text:p>346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9</text:p>
          </table:table-cell>
          <table:table-cell office:value-type="string" calcext:value-type="string">
            <text:p>Roquevaire</text:p>
          </table:table-cell>
          <table:table-cell office:value-type="string" calcext:value-type="string">
            <text:p>ROQUEVAIRE</text:p>
          </table:table-cell>
          <table:table-cell table:style-name="ce2" office:value-type="string" calcext:value-type="string">
            <text:p>13086</text:p>
          </table:table-cell>
          <table:table-cell office:value-type="string" calcext:value-type="string">
            <text:p>Commune simple</text:p>
          </table:table-cell>
          <table:table-cell office:value-type="float" office:value="910368" calcext:value-type="float">
            <text:p>910368</text:p>
          </table:table-cell>
          <table:table-cell office:value-type="float" office:value="6253068" calcext:value-type="float">
            <text:p>6253068</text:p>
          </table:table-cell>
          <table:table-cell office:value-type="float" office:value="2383" calcext:value-type="float">
            <text:p>2383</text:p>
          </table:table-cell>
          <table:table-cell office:value-type="float" office:value="8858" calcext:value-type="float">
            <text:p>885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74</text:p>
          </table:table-cell>
          <table:table-cell office:value-type="string" calcext:value-type="string">
            <text:p>Eyragues</text:p>
          </table:table-cell>
          <table:table-cell office:value-type="string" calcext:value-type="string">
            <text:p>EYRAGUES</text:p>
          </table:table-cell>
          <table:table-cell table:style-name="ce2" office:value-type="string" calcext:value-type="string">
            <text:p>13036</text:p>
          </table:table-cell>
          <table:table-cell office:value-type="string" calcext:value-type="string">
            <text:p>Commune simple</text:p>
          </table:table-cell>
          <table:table-cell office:value-type="float" office:value="847968" calcext:value-type="float">
            <text:p>847968</text:p>
          </table:table-cell>
          <table:table-cell office:value-type="float" office:value="6306451" calcext:value-type="float">
            <text:p>6306451</text:p>
          </table:table-cell>
          <table:table-cell office:value-type="float" office:value="2078" calcext:value-type="float">
            <text:p>2078</text:p>
          </table:table-cell>
          <table:table-cell office:value-type="float" office:value="4468" calcext:value-type="float">
            <text:p>446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3</text:p>
          </table:table-cell>
          <table:table-cell office:value-type="string" calcext:value-type="string">
            <text:p>Saint-Marc-Jaumegarde</text:p>
          </table:table-cell>
          <table:table-cell office:value-type="string" calcext:value-type="string">
            <text:p>SAINT-MARC-JAUMEGARDE</text:p>
          </table:table-cell>
          <table:table-cell table:style-name="ce2" office:value-type="string" calcext:value-type="string">
            <text:p>13095</text:p>
          </table:table-cell>
          <table:table-cell office:value-type="string" calcext:value-type="string">
            <text:p>Commune simple</text:p>
          </table:table-cell>
          <table:table-cell office:value-type="float" office:value="903737" calcext:value-type="float">
            <text:p>903737</text:p>
          </table:table-cell>
          <table:table-cell office:value-type="float" office:value="6276594" calcext:value-type="float">
            <text:p>6276594</text:p>
          </table:table-cell>
          <table:table-cell office:value-type="float" office:value="2256" calcext:value-type="float">
            <text:p>2256</text:p>
          </table:table-cell>
          <table:table-cell office:value-type="float" office:value="1243" calcext:value-type="float">
            <text:p>124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71</text:p>
          </table:table-cell>
          <table:table-cell office:value-type="string" calcext:value-type="string">
            <text:p>Saint-Andiol</text:p>
          </table:table-cell>
          <table:table-cell office:value-type="string" calcext:value-type="string">
            <text:p>SAINT-ANDIOL</text:p>
          </table:table-cell>
          <table:table-cell table:style-name="ce2" office:value-type="string" calcext:value-type="string">
            <text:p>13089</text:p>
          </table:table-cell>
          <table:table-cell office:value-type="string" calcext:value-type="string">
            <text:p>Commune simple</text:p>
          </table:table-cell>
          <table:table-cell office:value-type="float" office:value="857677" calcext:value-type="float">
            <text:p>857677</text:p>
          </table:table-cell>
          <table:table-cell office:value-type="float" office:value="6305626" calcext:value-type="float">
            <text:p>6305626</text:p>
          </table:table-cell>
          <table:table-cell office:value-type="float" office:value="1600" calcext:value-type="float">
            <text:p>1600</text:p>
          </table:table-cell>
          <table:table-cell office:value-type="float" office:value="3297" calcext:value-type="float">
            <text:p>329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3</text:p>
          </table:table-cell>
          <table:table-cell office:value-type="string" calcext:value-type="string">
            <text:p>Sablet</text:p>
          </table:table-cell>
          <table:table-cell office:value-type="string" calcext:value-type="string">
            <text:p>SABLET</text:p>
          </table:table-cell>
          <table:table-cell table:style-name="ce2" office:value-type="string" calcext:value-type="string">
            <text:p>84104</text:p>
          </table:table-cell>
          <table:table-cell office:value-type="string" calcext:value-type="string">
            <text:p>Commune simple</text:p>
          </table:table-cell>
          <table:table-cell office:value-type="float" office:value="859828" calcext:value-type="float">
            <text:p>859828</text:p>
          </table:table-cell>
          <table:table-cell office:value-type="float" office:value="6345775" calcext:value-type="float">
            <text:p>6345775</text:p>
          </table:table-cell>
          <table:table-cell office:value-type="float" office:value="1110" calcext:value-type="float">
            <text:p>1110</text:p>
          </table:table-cell>
          <table:table-cell office:value-type="float" office:value="1316" calcext:value-type="float">
            <text:p>131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6</text:p>
          </table:table-cell>
          <table:table-cell office:value-type="string" calcext:value-type="string">
            <text:p>Aubignan</text:p>
          </table:table-cell>
          <table:table-cell office:value-type="string" calcext:value-type="string">
            <text:p>AUBIGNAN</text:p>
          </table:table-cell>
          <table:table-cell table:style-name="ce2" office:value-type="string" calcext:value-type="string">
            <text:p>84004</text:p>
          </table:table-cell>
          <table:table-cell office:value-type="string" calcext:value-type="string">
            <text:p>Commune simple</text:p>
          </table:table-cell>
          <table:table-cell office:value-type="float" office:value="862761" calcext:value-type="float">
            <text:p>862761</text:p>
          </table:table-cell>
          <table:table-cell office:value-type="float" office:value="6335184" calcext:value-type="float">
            <text:p>6335184</text:p>
          </table:table-cell>
          <table:table-cell office:value-type="float" office:value="1570" calcext:value-type="float">
            <text:p>1570</text:p>
          </table:table-cell>
          <table:table-cell office:value-type="float" office:value="5719" calcext:value-type="float">
            <text:p>571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2</text:p>
          </table:table-cell>
          <table:table-cell office:value-type="string" calcext:value-type="string">
            <text:p>Modène</text:p>
          </table:table-cell>
          <table:table-cell office:value-type="string" calcext:value-type="string">
            <text:p>MODENE</text:p>
          </table:table-cell>
          <table:table-cell table:style-name="ce2" office:value-type="string" calcext:value-type="string">
            <text:p>84077</text:p>
          </table:table-cell>
          <table:table-cell office:value-type="string" calcext:value-type="string">
            <text:p>Commune simple</text:p>
          </table:table-cell>
          <table:table-cell office:value-type="float" office:value="870407" calcext:value-type="float">
            <text:p>870407</text:p>
          </table:table-cell>
          <table:table-cell office:value-type="float" office:value="6336386" calcext:value-type="float">
            <text:p>6336386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3</text:p>
          </table:table-cell>
          <table:table-cell office:value-type="string" calcext:value-type="string">
            <text:p>Caromb</text:p>
          </table:table-cell>
          <table:table-cell office:value-type="string" calcext:value-type="string">
            <text:p>CAROMB</text:p>
          </table:table-cell>
          <table:table-cell table:style-name="ce2" office:value-type="string" calcext:value-type="string">
            <text:p>84030</text:p>
          </table:table-cell>
          <table:table-cell office:value-type="string" calcext:value-type="string">
            <text:p>Commune simple</text:p>
          </table:table-cell>
          <table:table-cell office:value-type="float" office:value="868684" calcext:value-type="float">
            <text:p>868684</text:p>
          </table:table-cell>
          <table:table-cell office:value-type="float" office:value="6336590" calcext:value-type="float">
            <text:p>6336590</text:p>
          </table:table-cell>
          <table:table-cell office:value-type="float" office:value="1798" calcext:value-type="float">
            <text:p>1798</text:p>
          </table:table-cell>
          <table:table-cell office:value-type="float" office:value="3370" calcext:value-type="float">
            <text:p>337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36</text:p>
          </table:table-cell>
          <table:table-cell office:value-type="string" calcext:value-type="string">
            <text:p>Rognonas</text:p>
          </table:table-cell>
          <table:table-cell office:value-type="string" calcext:value-type="string">
            <text:p>ROGNONAS</text:p>
          </table:table-cell>
          <table:table-cell table:style-name="ce2" office:value-type="string" calcext:value-type="string">
            <text:p>13083</text:p>
          </table:table-cell>
          <table:table-cell office:value-type="string" calcext:value-type="string">
            <text:p>Commune simple</text:p>
          </table:table-cell>
          <table:table-cell office:value-type="float" office:value="844180" calcext:value-type="float">
            <text:p>844180</text:p>
          </table:table-cell>
          <table:table-cell office:value-type="float" office:value="6312881" calcext:value-type="float">
            <text:p>6312881</text:p>
          </table:table-cell>
          <table:table-cell office:value-type="float" office:value="941" calcext:value-type="float">
            <text:p>941</text:p>
          </table:table-cell>
          <table:table-cell office:value-type="float" office:value="4062" calcext:value-type="float">
            <text:p>406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4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</text:p>
          </table:table-cell>
          <table:table-cell table:style-name="ce2" office:value-type="string" calcext:value-type="string">
            <text:p>84087</text:p>
          </table:table-cell>
          <table:table-cell office:value-type="string" calcext:value-type="string">
            <text:p>Commune simple</text:p>
          </table:table-cell>
          <table:table-cell office:value-type="float" office:value="844254" calcext:value-type="float">
            <text:p>844254</text:p>
          </table:table-cell>
          <table:table-cell office:value-type="float" office:value="6338596" calcext:value-type="float">
            <text:p>6338596</text:p>
          </table:table-cell>
          <table:table-cell office:value-type="float" office:value="7420" calcext:value-type="float">
            <text:p>7420</text:p>
          </table:table-cell>
          <table:table-cell office:value-type="float" office:value="28922" calcext:value-type="float">
            <text:p>2892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8</text:p>
          </table:table-cell>
          <table:table-cell office:value-type="string" calcext:value-type="string">
            <text:p>Malemort-du-Comtat</text:p>
          </table:table-cell>
          <table:table-cell office:value-type="string" calcext:value-type="string">
            <text:p>MALEMORT-DU-COMTAT</text:p>
          </table:table-cell>
          <table:table-cell table:style-name="ce2" office:value-type="string" calcext:value-type="string">
            <text:p>84070</text:p>
          </table:table-cell>
          <table:table-cell office:value-type="string" calcext:value-type="string">
            <text:p>Commune simple</text:p>
          </table:table-cell>
          <table:table-cell office:value-type="float" office:value="874186" calcext:value-type="float">
            <text:p>874186</text:p>
          </table:table-cell>
          <table:table-cell office:value-type="float" office:value="6326624" calcext:value-type="float">
            <text:p>6326624</text:p>
          </table:table-cell>
          <table:table-cell office:value-type="float" office:value="1192" calcext:value-type="float">
            <text:p>1192</text:p>
          </table:table-cell>
          <table:table-cell office:value-type="float" office:value="1827" calcext:value-type="float">
            <text:p>182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75</text:p>
          </table:table-cell>
          <table:table-cell office:value-type="string" calcext:value-type="string">
            <text:p>Maillane</text:p>
          </table:table-cell>
          <table:table-cell office:value-type="string" calcext:value-type="string">
            <text:p>MAILLANE</text:p>
          </table:table-cell>
          <table:table-cell table:style-name="ce2" office:value-type="string" calcext:value-type="string">
            <text:p>13052</text:p>
          </table:table-cell>
          <table:table-cell office:value-type="string" calcext:value-type="string">
            <text:p>Commune simple</text:p>
          </table:table-cell>
          <table:table-cell office:value-type="float" office:value="843576" calcext:value-type="float">
            <text:p>843576</text:p>
          </table:table-cell>
          <table:table-cell office:value-type="float" office:value="6304288" calcext:value-type="float">
            <text:p>6304288</text:p>
          </table:table-cell>
          <table:table-cell office:value-type="float" office:value="1677" calcext:value-type="float">
            <text:p>1677</text:p>
          </table:table-cell>
          <table:table-cell office:value-type="float" office:value="2625" calcext:value-type="float">
            <text:p>262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10</text:p>
          </table:table-cell>
          <table:table-cell office:value-type="string" calcext:value-type="string">
            <text:p>Vedène</text:p>
          </table:table-cell>
          <table:table-cell office:value-type="string" calcext:value-type="string">
            <text:p>VEDENE</text:p>
          </table:table-cell>
          <table:table-cell table:style-name="ce2" office:value-type="string" calcext:value-type="string">
            <text:p>84141</text:p>
          </table:table-cell>
          <table:table-cell office:value-type="string" calcext:value-type="string">
            <text:p>Commune simple</text:p>
          </table:table-cell>
          <table:table-cell office:value-type="float" office:value="852902" calcext:value-type="float">
            <text:p>852902</text:p>
          </table:table-cell>
          <table:table-cell office:value-type="float" office:value="6321096" calcext:value-type="float">
            <text:p>6321096</text:p>
          </table:table-cell>
          <table:table-cell office:value-type="float" office:value="1118" calcext:value-type="float">
            <text:p>1118</text:p>
          </table:table-cell>
          <table:table-cell office:value-type="float" office:value="11131" calcext:value-type="float">
            <text:p>1113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96</text:p>
          </table:table-cell>
          <table:table-cell office:value-type="string" calcext:value-type="string">
            <text:p>Sorgues</text:p>
          </table:table-cell>
          <table:table-cell office:value-type="string" calcext:value-type="string">
            <text:p>SORGUES</text:p>
          </table:table-cell>
          <table:table-cell table:style-name="ce2" office:value-type="string" calcext:value-type="string">
            <text:p>84129</text:p>
          </table:table-cell>
          <table:table-cell office:value-type="string" calcext:value-type="string">
            <text:p>Commune simple</text:p>
          </table:table-cell>
          <table:table-cell office:value-type="float" office:value="849585" calcext:value-type="float">
            <text:p>849585</text:p>
          </table:table-cell>
          <table:table-cell office:value-type="float" office:value="6325837" calcext:value-type="float">
            <text:p>6325837</text:p>
          </table:table-cell>
          <table:table-cell office:value-type="float" office:value="3340" calcext:value-type="float">
            <text:p>3340</text:p>
          </table:table-cell>
          <table:table-cell office:value-type="float" office:value="18802" calcext:value-type="float">
            <text:p>1880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37</text:p>
          </table:table-cell>
          <table:table-cell office:value-type="string" calcext:value-type="string">
            <text:p>Barbentane</text:p>
          </table:table-cell>
          <table:table-cell office:value-type="string" calcext:value-type="string">
            <text:p>BARBENTANE</text:p>
          </table:table-cell>
          <table:table-cell table:style-name="ce2" office:value-type="string" calcext:value-type="string">
            <text:p>13010</text:p>
          </table:table-cell>
          <table:table-cell office:value-type="string" calcext:value-type="string">
            <text:p>Commune simple</text:p>
          </table:table-cell>
          <table:table-cell office:value-type="float" office:value="840218" calcext:value-type="float">
            <text:p>840218</text:p>
          </table:table-cell>
          <table:table-cell office:value-type="float" office:value="6311933" calcext:value-type="float">
            <text:p>6311933</text:p>
          </table:table-cell>
          <table:table-cell office:value-type="float" office:value="2713" calcext:value-type="float">
            <text:p>2713</text:p>
          </table:table-cell>
          <table:table-cell office:value-type="float" office:value="4156" calcext:value-type="float">
            <text:p>415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40</text:p>
          </table:table-cell>
          <table:table-cell office:value-type="string" calcext:value-type="string">
            <text:p>Camaret-sur-Aigues</text:p>
          </table:table-cell>
          <table:table-cell office:value-type="string" calcext:value-type="string">
            <text:p>CAMARET-SUR-AIGUES</text:p>
          </table:table-cell>
          <table:table-cell table:style-name="ce2" office:value-type="string" calcext:value-type="string">
            <text:p>84029</text:p>
          </table:table-cell>
          <table:table-cell office:value-type="string" calcext:value-type="string">
            <text:p>Commune simple</text:p>
          </table:table-cell>
          <table:table-cell office:value-type="float" office:value="850136" calcext:value-type="float">
            <text:p>850136</text:p>
          </table:table-cell>
          <table:table-cell office:value-type="float" office:value="6341334" calcext:value-type="float">
            <text:p>6341334</text:p>
          </table:table-cell>
          <table:table-cell office:value-type="float" office:value="1753" calcext:value-type="float">
            <text:p>1753</text:p>
          </table:table-cell>
          <table:table-cell office:value-type="float" office:value="4533" calcext:value-type="float">
            <text:p>453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69</text:p>
          </table:table-cell>
          <table:table-cell office:value-type="string" calcext:value-type="string">
            <text:p>Malaucène</text:p>
          </table:table-cell>
          <table:table-cell office:value-type="string" calcext:value-type="string">
            <text:p>MALAUCENE</text:p>
          </table:table-cell>
          <table:table-cell table:style-name="ce2" office:value-type="string" calcext:value-type="string">
            <text:p>84069</text:p>
          </table:table-cell>
          <table:table-cell office:value-type="string" calcext:value-type="string">
            <text:p>Commune simple</text:p>
          </table:table-cell>
          <table:table-cell office:value-type="float" office:value="872299" calcext:value-type="float">
            <text:p>872299</text:p>
          </table:table-cell>
          <table:table-cell office:value-type="float" office:value="6344976" calcext:value-type="float">
            <text:p>6344976</text:p>
          </table:table-cell>
          <table:table-cell office:value-type="float" office:value="4533" calcext:value-type="float">
            <text:p>4533</text:p>
          </table:table-cell>
          <table:table-cell office:value-type="float" office:value="2834" calcext:value-type="float">
            <text:p>283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7</text:p>
          </table:table-cell>
          <table:table-cell office:value-type="string" calcext:value-type="string">
            <text:p>Fontaine-de-Vaucluse</text:p>
          </table:table-cell>
          <table:table-cell office:value-type="string" calcext:value-type="string">
            <text:p>FONTAINE-DE-VAUCLUSE</text:p>
          </table:table-cell>
          <table:table-cell table:style-name="ce2" office:value-type="string" calcext:value-type="string">
            <text:p>84139</text:p>
          </table:table-cell>
          <table:table-cell office:value-type="string" calcext:value-type="string">
            <text:p>Commune simple</text:p>
          </table:table-cell>
          <table:table-cell office:value-type="float" office:value="871096" calcext:value-type="float">
            <text:p>871096</text:p>
          </table:table-cell>
          <table:table-cell office:value-type="float" office:value="6315828" calcext:value-type="float">
            <text:p>6315828</text:p>
          </table:table-cell>
          <table:table-cell office:value-type="float" office:value="714" calcext:value-type="float">
            <text:p>714</text:p>
          </table:table-cell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2</text:p>
          </table:table-cell>
          <table:table-cell office:value-type="string" calcext:value-type="string">
            <text:p>Lacoste</text:p>
          </table:table-cell>
          <table:table-cell office:value-type="string" calcext:value-type="string">
            <text:p>LACOSTE</text:p>
          </table:table-cell>
          <table:table-cell table:style-name="ce2" office:value-type="string" calcext:value-type="string">
            <text:p>84058</text:p>
          </table:table-cell>
          <table:table-cell office:value-type="string" calcext:value-type="string">
            <text:p>Commune simple</text:p>
          </table:table-cell>
          <table:table-cell office:value-type="float" office:value="882119" calcext:value-type="float">
            <text:p>882119</text:p>
          </table:table-cell>
          <table:table-cell office:value-type="float" office:value="6304989" calcext:value-type="float">
            <text:p>6304989</text:p>
          </table:table-cell>
          <table:table-cell office:value-type="float" office:value="1066" calcext:value-type="float">
            <text:p>1066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5</text:p>
          </table:table-cell>
          <table:table-cell office:value-type="string" calcext:value-type="string">
            <text:p>Lafare</text:p>
          </table:table-cell>
          <table:table-cell office:value-type="string" calcext:value-type="string">
            <text:p>LAFARE</text:p>
          </table:table-cell>
          <table:table-cell table:style-name="ce2" office:value-type="string" calcext:value-type="string">
            <text:p>84059</text:p>
          </table:table-cell>
          <table:table-cell office:value-type="string" calcext:value-type="string">
            <text:p>Commune simple</text:p>
          </table:table-cell>
          <table:table-cell office:value-type="float" office:value="863956" calcext:value-type="float">
            <text:p>863956</text:p>
          </table:table-cell>
          <table:table-cell office:value-type="float" office:value="6341615" calcext:value-type="float">
            <text:p>6341615</text:p>
          </table:table-cell>
          <table:table-cell office:value-type="float" office:value="454" calcext:value-type="float">
            <text:p>454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73</text:p>
          </table:table-cell>
          <table:table-cell office:value-type="string" calcext:value-type="string">
            <text:p>Cabannes</text:p>
          </table:table-cell>
          <table:table-cell office:value-type="string" calcext:value-type="string">
            <text:p>CABANNES</text:p>
          </table:table-cell>
          <table:table-cell table:style-name="ce2" office:value-type="string" calcext:value-type="string">
            <text:p>13018</text:p>
          </table:table-cell>
          <table:table-cell office:value-type="string" calcext:value-type="string">
            <text:p>Commune simple</text:p>
          </table:table-cell>
          <table:table-cell office:value-type="float" office:value="857074" calcext:value-type="float">
            <text:p>857074</text:p>
          </table:table-cell>
          <table:table-cell office:value-type="float" office:value="6308680" calcext:value-type="float">
            <text:p>6308680</text:p>
          </table:table-cell>
          <table:table-cell office:value-type="float" office:value="2091" calcext:value-type="float">
            <text:p>2091</text:p>
          </table:table-cell>
          <table:table-cell office:value-type="float" office:value="4443" calcext:value-type="float">
            <text:p>444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4</text:p>
          </table:table-cell>
          <table:table-cell office:value-type="string" calcext:value-type="string">
            <text:p>Violès</text:p>
          </table:table-cell>
          <table:table-cell office:value-type="string" calcext:value-type="string">
            <text:p>VIOLES</text:p>
          </table:table-cell>
          <table:table-cell table:style-name="ce2" office:value-type="string" calcext:value-type="string">
            <text:p>84149</text:p>
          </table:table-cell>
          <table:table-cell office:value-type="string" calcext:value-type="string">
            <text:p>Commune simple</text:p>
          </table:table-cell>
          <table:table-cell office:value-type="float" office:value="855993" calcext:value-type="float">
            <text:p>855993</text:p>
          </table:table-cell>
          <table:table-cell office:value-type="float" office:value="6343843" calcext:value-type="float">
            <text:p>6343843</text:p>
          </table:table-cell>
          <table:table-cell office:value-type="float" office:value="1479" calcext:value-type="float">
            <text:p>1479</text:p>
          </table:table-cell>
          <table:table-cell office:value-type="float" office:value="1697" calcext:value-type="float">
            <text:p>169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9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HATEAUNEUF-DU-PAPE</text:p>
          </table:table-cell>
          <table:table-cell table:style-name="ce2" office:value-type="string" calcext:value-type="string">
            <text:p>84037</text:p>
          </table:table-cell>
          <table:table-cell office:value-type="string" calcext:value-type="string">
            <text:p>Commune simple</text:p>
          </table:table-cell>
          <table:table-cell office:value-type="float" office:value="846259" calcext:value-type="float">
            <text:p>846259</text:p>
          </table:table-cell>
          <table:table-cell office:value-type="float" office:value="6330716" calcext:value-type="float">
            <text:p>6330716</text:p>
          </table:table-cell>
          <table:table-cell office:value-type="float" office:value="2585" calcext:value-type="float">
            <text:p>2585</text:p>
          </table:table-cell>
          <table:table-cell office:value-type="float" office:value="2062" calcext:value-type="float">
            <text:p>206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9</text:p>
          </table:table-cell>
          <table:table-cell office:value-type="string" calcext:value-type="string">
            <text:p>Jonquières</text:p>
          </table:table-cell>
          <table:table-cell office:value-type="string" calcext:value-type="string">
            <text:p>JONQUIERES</text:p>
          </table:table-cell>
          <table:table-cell table:style-name="ce2" office:value-type="string" calcext:value-type="string">
            <text:p>84056</text:p>
          </table:table-cell>
          <table:table-cell office:value-type="string" calcext:value-type="string">
            <text:p>Commune simple</text:p>
          </table:table-cell>
          <table:table-cell office:value-type="float" office:value="853197" calcext:value-type="float">
            <text:p>853197</text:p>
          </table:table-cell>
          <table:table-cell office:value-type="float" office:value="6338985" calcext:value-type="float">
            <text:p>6338985</text:p>
          </table:table-cell>
          <table:table-cell office:value-type="float" office:value="2387" calcext:value-type="float">
            <text:p>2387</text:p>
          </table:table-cell>
          <table:table-cell office:value-type="float" office:value="5436" calcext:value-type="float">
            <text:p>543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95</text:p>
          </table:table-cell>
          <table:table-cell office:value-type="string" calcext:value-type="string">
            <text:p>Althen-des-Paluds</text:p>
          </table:table-cell>
          <table:table-cell office:value-type="string" calcext:value-type="string">
            <text:p>ALTHEN-DES-PALUDS</text:p>
          </table:table-cell>
          <table:table-cell table:style-name="ce2" office:value-type="string" calcext:value-type="string">
            <text:p>84001</text:p>
          </table:table-cell>
          <table:table-cell office:value-type="string" calcext:value-type="string">
            <text:p>Commune simple</text:p>
          </table:table-cell>
          <table:table-cell office:value-type="float" office:value="857037" calcext:value-type="float">
            <text:p>857037</text:p>
          </table:table-cell>
          <table:table-cell office:value-type="float" office:value="6324746" calcext:value-type="float">
            <text:p>6324746</text:p>
          </table:table-cell>
          <table:table-cell office:value-type="float" office:value="640" calcext:value-type="float">
            <text:p>640</text:p>
          </table:table-cell>
          <table:table-cell office:value-type="float" office:value="2860" calcext:value-type="float">
            <text:p>286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0</text:p>
          </table:table-cell>
          <table:table-cell office:value-type="string" calcext:value-type="string">
            <text:p>Claviers</text:p>
          </table:table-cell>
          <table:table-cell office:value-type="string" calcext:value-type="string">
            <text:p>CLAVIERS</text:p>
          </table:table-cell>
          <table:table-cell table:style-name="ce2" office:value-type="string" calcext:value-type="string">
            <text:p>83041</text:p>
          </table:table-cell>
          <table:table-cell office:value-type="string" calcext:value-type="string">
            <text:p>Commune simple</text:p>
          </table:table-cell>
          <table:table-cell office:value-type="float" office:value="989375" calcext:value-type="float">
            <text:p>989375</text:p>
          </table:table-cell>
          <table:table-cell office:value-type="float" office:value="6284511" calcext:value-type="float">
            <text:p>6284511</text:p>
          </table:table-cell>
          <table:table-cell office:value-type="float" office:value="1590" calcext:value-type="float">
            <text:p>1590</text:p>
          </table:table-cell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2</text:p>
          </table:table-cell>
          <table:table-cell office:value-type="string" calcext:value-type="string">
            <text:p>Saint-Pierre-de-Vassols</text:p>
          </table:table-cell>
          <table:table-cell office:value-type="string" calcext:value-type="string">
            <text:p>SAINT-PIERRE-DE-VASSOLS</text:p>
          </table:table-cell>
          <table:table-cell table:style-name="ce2" office:value-type="string" calcext:value-type="string">
            <text:p>84115</text:p>
          </table:table-cell>
          <table:table-cell office:value-type="string" calcext:value-type="string">
            <text:p>Commune simple</text:p>
          </table:table-cell>
          <table:table-cell office:value-type="float" office:value="871870" calcext:value-type="float">
            <text:p>871870</text:p>
          </table:table-cell>
          <table:table-cell office:value-type="float" office:value="6334886" calcext:value-type="float">
            <text:p>6334886</text:p>
          </table:table-cell>
          <table:table-cell office:value-type="float" office:value="493" calcext:value-type="float">
            <text:p>493</text:p>
          </table:table-cell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33</text:p>
          </table:table-cell>
          <table:table-cell office:value-type="string" calcext:value-type="string">
            <text:p>Caumont-sur-Durance</text:p>
          </table:table-cell>
          <table:table-cell office:value-type="string" calcext:value-type="string">
            <text:p>CAUMONT-SUR-DURANCE</text:p>
          </table:table-cell>
          <table:table-cell table:style-name="ce2" office:value-type="string" calcext:value-type="string">
            <text:p>84034</text:p>
          </table:table-cell>
          <table:table-cell office:value-type="string" calcext:value-type="string">
            <text:p>Commune simple</text:p>
          </table:table-cell>
          <table:table-cell office:value-type="float" office:value="857080" calcext:value-type="float">
            <text:p>857080</text:p>
          </table:table-cell>
          <table:table-cell office:value-type="float" office:value="6312347" calcext:value-type="float">
            <text:p>6312347</text:p>
          </table:table-cell>
          <table:table-cell office:value-type="float" office:value="1823" calcext:value-type="float">
            <text:p>1823</text:p>
          </table:table-cell>
          <table:table-cell office:value-type="float" office:value="4899" calcext:value-type="float">
            <text:p>489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6</text:p>
          </table:table-cell>
          <table:table-cell office:value-type="string" calcext:value-type="string">
            <text:p>Saumane-de-Vaucluse</text:p>
          </table:table-cell>
          <table:table-cell office:value-type="string" calcext:value-type="string">
            <text:p>SAUMANE-DE-VAUCLUSE</text:p>
          </table:table-cell>
          <table:table-cell table:style-name="ce2" office:value-type="string" calcext:value-type="string">
            <text:p>84124</text:p>
          </table:table-cell>
          <table:table-cell office:value-type="string" calcext:value-type="string">
            <text:p>Commune simple</text:p>
          </table:table-cell>
          <table:table-cell office:value-type="float" office:value="870226" calcext:value-type="float">
            <text:p>870226</text:p>
          </table:table-cell>
          <table:table-cell office:value-type="float" office:value="6318142" calcext:value-type="float">
            <text:p>6318142</text:p>
          </table:table-cell>
          <table:table-cell office:value-type="float" office:value="2081" calcext:value-type="float">
            <text:p>2081</text:p>
          </table:table-cell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7</text:p>
          </table:table-cell>
          <table:table-cell office:value-type="string" calcext:value-type="string">
            <text:p>Robion</text:p>
          </table:table-cell>
          <table:table-cell office:value-type="string" calcext:value-type="string">
            <text:p>ROBION</text:p>
          </table:table-cell>
          <table:table-cell table:style-name="ce2" office:value-type="string" calcext:value-type="string">
            <text:p>84099</text:p>
          </table:table-cell>
          <table:table-cell office:value-type="string" calcext:value-type="string">
            <text:p>Commune simple</text:p>
          </table:table-cell>
          <table:table-cell office:value-type="float" office:value="869417" calcext:value-type="float">
            <text:p>869417</text:p>
          </table:table-cell>
          <table:table-cell office:value-type="float" office:value="6308138" calcext:value-type="float">
            <text:p>6308138</text:p>
          </table:table-cell>
          <table:table-cell office:value-type="float" office:value="1770" calcext:value-type="float">
            <text:p>1770</text:p>
          </table:table-cell>
          <table:table-cell office:value-type="float" office:value="4587" calcext:value-type="float">
            <text:p>458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0</text:p>
          </table:table-cell>
          <table:table-cell office:value-type="string" calcext:value-type="string">
            <text:p>Villes-sur-Auzon</text:p>
          </table:table-cell>
          <table:table-cell office:value-type="string" calcext:value-type="string">
            <text:p>VILLES-SUR-AUZON</text:p>
          </table:table-cell>
          <table:table-cell table:style-name="ce2" office:value-type="string" calcext:value-type="string">
            <text:p>84148</text:p>
          </table:table-cell>
          <table:table-cell office:value-type="string" calcext:value-type="string">
            <text:p>Commune simple</text:p>
          </table:table-cell>
          <table:table-cell office:value-type="float" office:value="880990" calcext:value-type="float">
            <text:p>880990</text:p>
          </table:table-cell>
          <table:table-cell office:value-type="float" office:value="6332231" calcext:value-type="float">
            <text:p>6332231</text:p>
          </table:table-cell>
          <table:table-cell office:value-type="float" office:value="2708" calcext:value-type="float">
            <text:p>2708</text:p>
          </table:table-cell>
          <table:table-cell office:value-type="float" office:value="1282" calcext:value-type="float">
            <text:p>128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1</text:p>
          </table:table-cell>
          <table:table-cell office:value-type="string" calcext:value-type="string">
            <text:p>La Roque-Alric</text:p>
          </table:table-cell>
          <table:table-cell office:value-type="string" calcext:value-type="string">
            <text:p>LA ROQUE-ALRIC</text:p>
          </table:table-cell>
          <table:table-cell table:style-name="ce2" office:value-type="string" calcext:value-type="string">
            <text:p>84100</text:p>
          </table:table-cell>
          <table:table-cell office:value-type="string" calcext:value-type="string">
            <text:p>Commune simple</text:p>
          </table:table-cell>
          <table:table-cell office:value-type="float" office:value="865471" calcext:value-type="float">
            <text:p>865471</text:p>
          </table:table-cell>
          <table:table-cell office:value-type="float" office:value="6340683" calcext:value-type="float">
            <text:p>6340683</text:p>
          </table:table-cell>
          <table:table-cell office:value-type="float" office:value="487" calcext:value-type="float">
            <text:p>487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39</text:p>
          </table:table-cell>
          <table:table-cell office:value-type="string" calcext:value-type="string">
            <text:p>Saint-Jean-Cap-Ferrat</text:p>
          </table:table-cell>
          <table:table-cell office:value-type="string" calcext:value-type="string">
            <text:p>SAINT-JEAN-CAP-FERRAT</text:p>
          </table:table-cell>
          <table:table-cell table:style-name="ce2" office:value-type="string" calcext:value-type="string">
            <text:p>06121</text:p>
          </table:table-cell>
          <table:table-cell office:value-type="string" calcext:value-type="string">
            <text:p>Commune simple</text:p>
          </table:table-cell>
          <table:table-cell office:value-type="float" office:value="1049001" calcext:value-type="float">
            <text:p>1049001</text:p>
          </table:table-cell>
          <table:table-cell office:value-type="float" office:value="6297258" calcext:value-type="float">
            <text:p>6297258</text:p>
          </table:table-cell>
          <table:table-cell office:value-type="float" office:value="248" calcext:value-type="float">
            <text:p>248</text:p>
          </table:table-cell>
          <table:table-cell office:value-type="float" office:value="1533" calcext:value-type="float">
            <text:p>153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16</text:p>
          </table:table-cell>
          <table:table-cell office:value-type="string" calcext:value-type="string">
            <text:p>Melve</text:p>
          </table:table-cell>
          <table:table-cell office:value-type="string" calcext:value-type="string">
            <text:p>MELVE</text:p>
          </table:table-cell>
          <table:table-cell table:style-name="ce2" office:value-type="string" calcext:value-type="string">
            <text:p>04118</text:p>
          </table:table-cell>
          <table:table-cell office:value-type="string" calcext:value-type="string">
            <text:p>Commune simple</text:p>
          </table:table-cell>
          <table:table-cell office:value-type="float" office:value="938210" calcext:value-type="float">
            <text:p>938210</text:p>
          </table:table-cell>
          <table:table-cell office:value-type="float" office:value="6366219" calcext:value-type="float">
            <text:p>6366219</text:p>
          </table:table-cell>
          <table:table-cell office:value-type="float" office:value="1411" calcext:value-type="float">
            <text:p>1411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79</text:p>
          </table:table-cell>
          <table:table-cell office:value-type="string" calcext:value-type="string">
            <text:p>Berre-les-Alpes</text:p>
          </table:table-cell>
          <table:table-cell office:value-type="string" calcext:value-type="string">
            <text:p>BERRE-LES-ALPES</text:p>
          </table:table-cell>
          <table:table-cell table:style-name="ce2" office:value-type="string" calcext:value-type="string">
            <text:p>06015</text:p>
          </table:table-cell>
          <table:table-cell office:value-type="string" calcext:value-type="string">
            <text:p>Commune simple</text:p>
          </table:table-cell>
          <table:table-cell office:value-type="float" office:value="1048211" calcext:value-type="float">
            <text:p>1048211</text:p>
          </table:table-cell>
          <table:table-cell office:value-type="float" office:value="6314153" calcext:value-type="float">
            <text:p>6314153</text:p>
          </table:table-cell>
          <table:table-cell office:value-type="float" office:value="958" calcext:value-type="float">
            <text:p>958</text:p>
          </table:table-cell>
          <table:table-cell office:value-type="float" office:value="1246" calcext:value-type="float">
            <text:p>124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426</text:p>
          </table:table-cell>
          <table:table-cell office:value-type="string" calcext:value-type="string">
            <text:p>Visan</text:p>
          </table:table-cell>
          <table:table-cell office:value-type="string" calcext:value-type="string">
            <text:p>VISAN</text:p>
          </table:table-cell>
          <table:table-cell table:style-name="ce2" office:value-type="string" calcext:value-type="string">
            <text:p>84150</text:p>
          </table:table-cell>
          <table:table-cell office:value-type="string" calcext:value-type="string">
            <text:p>Commune simple</text:p>
          </table:table-cell>
          <table:table-cell office:value-type="float" office:value="854564" calcext:value-type="float">
            <text:p>854564</text:p>
          </table:table-cell>
          <table:table-cell office:value-type="float" office:value="6360817" calcext:value-type="float">
            <text:p>6360817</text:p>
          </table:table-cell>
          <table:table-cell office:value-type="float" office:value="4107" calcext:value-type="float">
            <text:p>4107</text:p>
          </table:table-cell>
          <table:table-cell office:value-type="float" office:value="1963" calcext:value-type="float">
            <text:p>196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8</text:p>
          </table:table-cell>
          <table:table-cell office:value-type="string" calcext:value-type="string">
            <text:p>Courthézon</text:p>
          </table:table-cell>
          <table:table-cell office:value-type="string" calcext:value-type="string">
            <text:p>COURTHEZON</text:p>
          </table:table-cell>
          <table:table-cell table:style-name="ce2" office:value-type="string" calcext:value-type="string">
            <text:p>84039</text:p>
          </table:table-cell>
          <table:table-cell office:value-type="string" calcext:value-type="string">
            <text:p>Commune simple</text:p>
          </table:table-cell>
          <table:table-cell office:value-type="float" office:value="850816" calcext:value-type="float">
            <text:p>850816</text:p>
          </table:table-cell>
          <table:table-cell office:value-type="float" office:value="6333834" calcext:value-type="float">
            <text:p>6333834</text:p>
          </table:table-cell>
          <table:table-cell office:value-type="float" office:value="3278" calcext:value-type="float">
            <text:p>3278</text:p>
          </table:table-cell>
          <table:table-cell office:value-type="float" office:value="5723" calcext:value-type="float">
            <text:p>572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30</text:p>
          </table:table-cell>
          <table:table-cell office:value-type="string" calcext:value-type="string">
            <text:p>Saint-Hippolyte-le-Graveyron</text:p>
          </table:table-cell>
          <table:table-cell office:value-type="string" calcext:value-type="string">
            <text:p>SAINT-HIPPOLYTE-LE-GRAVEYRON</text:p>
          </table:table-cell>
          <table:table-cell table:style-name="ce2" office:value-type="string" calcext:value-type="string">
            <text:p>84109</text:p>
          </table:table-cell>
          <table:table-cell office:value-type="string" calcext:value-type="string">
            <text:p>Commune simple</text:p>
          </table:table-cell>
          <table:table-cell office:value-type="float" office:value="866247" calcext:value-type="float">
            <text:p>866247</text:p>
          </table:table-cell>
          <table:table-cell office:value-type="float" office:value="6337664" calcext:value-type="float">
            <text:p>6337664</text:p>
          </table:table-cell>
          <table:table-cell office:value-type="float" office:value="494" calcext:value-type="float">
            <text:p>494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3</text:p>
          </table:table-cell>
          <table:table-cell office:value-type="string" calcext:value-type="string">
            <text:p>Barles</text:p>
          </table:table-cell>
          <table:table-cell office:value-type="string" calcext:value-type="string">
            <text:p>BARLES</text:p>
          </table:table-cell>
          <table:table-cell table:style-name="ce2" office:value-type="string" calcext:value-type="string">
            <text:p>04020</text:p>
          </table:table-cell>
          <table:table-cell office:value-type="string" calcext:value-type="string">
            <text:p>Commune simple</text:p>
          </table:table-cell>
          <table:table-cell office:value-type="float" office:value="959681" calcext:value-type="float">
            <text:p>959681</text:p>
          </table:table-cell>
          <table:table-cell office:value-type="float" office:value="6358809" calcext:value-type="float">
            <text:p>6358809</text:p>
          </table:table-cell>
          <table:table-cell office:value-type="float" office:value="5905" calcext:value-type="float">
            <text:p>5905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0</text:p>
          </table:table-cell>
          <table:table-cell office:value-type="string" calcext:value-type="string">
            <text:p>Saint-Vallier-de-Thiey</text:p>
          </table:table-cell>
          <table:table-cell office:value-type="string" calcext:value-type="string">
            <text:p>SAINT-VALLIER-DE-THIEY</text:p>
          </table:table-cell>
          <table:table-cell table:style-name="ce2" office:value-type="string" calcext:value-type="string">
            <text:p>06130</text:p>
          </table:table-cell>
          <table:table-cell office:value-type="string" calcext:value-type="string">
            <text:p>Commune simple</text:p>
          </table:table-cell>
          <table:table-cell office:value-type="float" office:value="1010417" calcext:value-type="float">
            <text:p>1010417</text:p>
          </table:table-cell>
          <table:table-cell office:value-type="float" office:value="6296516" calcext:value-type="float">
            <text:p>6296516</text:p>
          </table:table-cell>
          <table:table-cell office:value-type="float" office:value="5068" calcext:value-type="float">
            <text:p>5068</text:p>
          </table:table-cell>
          <table:table-cell office:value-type="float" office:value="3597" calcext:value-type="float">
            <text:p>359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600</text:p>
          </table:table-cell>
          <table:table-cell office:value-type="string" calcext:value-type="string">
            <text:p>La Beaume</text:p>
          </table:table-cell>
          <table:table-cell office:value-type="string" calcext:value-type="string">
            <text:p>LA BEAUME</text:p>
          </table:table-cell>
          <table:table-cell table:style-name="ce2" office:value-type="string" calcext:value-type="string">
            <text:p>05019</text:p>
          </table:table-cell>
          <table:table-cell office:value-type="string" calcext:value-type="string">
            <text:p>Commune simple</text:p>
          </table:table-cell>
          <table:table-cell office:value-type="float" office:value="910579" calcext:value-type="float">
            <text:p>910579</text:p>
          </table:table-cell>
          <table:table-cell office:value-type="float" office:value="6386736" calcext:value-type="float">
            <text:p>6386736</text:p>
          </table:table-cell>
          <table:table-cell office:value-type="float" office:value="2964" calcext:value-type="float">
            <text:p>2964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90</text:p>
          </table:table-cell>
          <table:table-cell office:value-type="string" calcext:value-type="string">
            <text:p>Tarascon</text:p>
          </table:table-cell>
          <table:table-cell office:value-type="string" calcext:value-type="string">
            <text:p>TARASCON</text:p>
          </table:table-cell>
          <table:table-cell table:style-name="ce2" office:value-type="string" calcext:value-type="string">
            <text:p>13108</text:p>
          </table:table-cell>
          <table:table-cell office:value-type="string" calcext:value-type="string">
            <text:p>Commune simple</text:p>
          </table:table-cell>
          <table:table-cell office:value-type="float" office:value="835627" calcext:value-type="float">
            <text:p>835627</text:p>
          </table:table-cell>
          <table:table-cell office:value-type="float" office:value="6300158" calcext:value-type="float">
            <text:p>6300158</text:p>
          </table:table-cell>
          <table:table-cell office:value-type="float" office:value="7397" calcext:value-type="float">
            <text:p>7397</text:p>
          </table:table-cell>
          <table:table-cell office:value-type="float" office:value="15195" calcext:value-type="float">
            <text:p>1519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78</text:p>
          </table:table-cell>
          <table:table-cell office:value-type="string" calcext:value-type="string">
            <text:p>Boulbon</text:p>
          </table:table-cell>
          <table:table-cell office:value-type="string" calcext:value-type="string">
            <text:p>BOULBON</text:p>
          </table:table-cell>
          <table:table-cell table:style-name="ce2" office:value-type="string" calcext:value-type="string">
            <text:p>13017</text:p>
          </table:table-cell>
          <table:table-cell office:value-type="string" calcext:value-type="string">
            <text:p>Commune simple</text:p>
          </table:table-cell>
          <table:table-cell office:value-type="float" office:value="836337" calcext:value-type="float">
            <text:p>836337</text:p>
          </table:table-cell>
          <table:table-cell office:value-type="float" office:value="6309591" calcext:value-type="float">
            <text:p>6309591</text:p>
          </table:table-cell>
          <table:table-cell office:value-type="float" office:value="1933" calcext:value-type="float">
            <text:p>1933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3</text:p>
          </table:table-cell>
          <table:table-cell office:value-type="string" calcext:value-type="string">
            <text:p>Saint-Laurent-du-Var</text:p>
          </table:table-cell>
          <table:table-cell office:value-type="string" calcext:value-type="string">
            <text:p>SAINT-LAURENT-DU-VAR</text:p>
          </table:table-cell>
          <table:table-cell table:style-name="ce2" office:value-type="string" calcext:value-type="string">
            <text:p>06123</text:p>
          </table:table-cell>
          <table:table-cell office:value-type="string" calcext:value-type="string">
            <text:p>Commune simple</text:p>
          </table:table-cell>
          <table:table-cell office:value-type="float" office:value="1037169" calcext:value-type="float">
            <text:p>1037169</text:p>
          </table:table-cell>
          <table:table-cell office:value-type="float" office:value="6296385" calcext:value-type="float">
            <text:p>6296385</text:p>
          </table:table-cell>
          <table:table-cell office:value-type="float" office:value="1011" calcext:value-type="float">
            <text:p>1011</text:p>
          </table:table-cell>
          <table:table-cell office:value-type="float" office:value="28511" calcext:value-type="float">
            <text:p>285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34</text:p>
          </table:table-cell>
          <table:table-cell office:value-type="string" calcext:value-type="string">
            <text:p>Saint-Maurice-en-Valgodemard</text:p>
          </table:table-cell>
          <table:table-cell office:value-type="string" calcext:value-type="string">
            <text:p>SAINT-MAURICE-EN-VALGODEMARD</text:p>
          </table:table-cell>
          <table:table-cell table:style-name="ce2" office:value-type="string" calcext:value-type="string">
            <text:p>05152</text:p>
          </table:table-cell>
          <table:table-cell office:value-type="string" calcext:value-type="string">
            <text:p>Commune simple</text:p>
          </table:table-cell>
          <table:table-cell office:value-type="float" office:value="945316" calcext:value-type="float">
            <text:p>945316</text:p>
          </table:table-cell>
          <table:table-cell office:value-type="float" office:value="6416426" calcext:value-type="float">
            <text:p>6416426</text:p>
          </table:table-cell>
          <table:table-cell office:value-type="float" office:value="3637" calcext:value-type="float">
            <text:p>3637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31</text:p>
          </table:table-cell>
          <table:table-cell office:value-type="string" calcext:value-type="string">
            <text:p>Ancelle</text:p>
          </table:table-cell>
          <table:table-cell office:value-type="string" calcext:value-type="string">
            <text:p>ANCELLE</text:p>
          </table:table-cell>
          <table:table-cell table:style-name="ce2" office:value-type="string" calcext:value-type="string">
            <text:p>05004</text:p>
          </table:table-cell>
          <table:table-cell office:value-type="string" calcext:value-type="string">
            <text:p>Commune simple</text:p>
          </table:table-cell>
          <table:table-cell office:value-type="float" office:value="955935" calcext:value-type="float">
            <text:p>955935</text:p>
          </table:table-cell>
          <table:table-cell office:value-type="float" office:value="6396426" calcext:value-type="float">
            <text:p>6396426</text:p>
          </table:table-cell>
          <table:table-cell office:value-type="float" office:value="5066" calcext:value-type="float">
            <text:p>5066</text:p>
          </table:table-cell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77</text:p>
          </table:table-cell>
          <table:table-cell office:value-type="string" calcext:value-type="string">
            <text:p>Saint-Pierre-de-Mézoargues</text:p>
          </table:table-cell>
          <table:table-cell office:value-type="string" calcext:value-type="string">
            <text:p>SAINT-PIERRE-DE-MEZOARGUES</text:p>
          </table:table-cell>
          <table:table-cell table:style-name="ce2" office:value-type="string" calcext:value-type="string">
            <text:p>13061</text:p>
          </table:table-cell>
          <table:table-cell office:value-type="string" calcext:value-type="string">
            <text:p>Commune simple</text:p>
          </table:table-cell>
          <table:table-cell office:value-type="float" office:value="833290" calcext:value-type="float">
            <text:p>833290</text:p>
          </table:table-cell>
          <table:table-cell office:value-type="float" office:value="6308661" calcext:value-type="float">
            <text:p>6308661</text:p>
          </table:table-cell>
          <table:table-cell office:value-type="float" office:value="413" calcext:value-type="float">
            <text:p>413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099</text:p>
          </table:table-cell>
          <table:table-cell office:value-type="string" calcext:value-type="string">
            <text:p>Trans-en-Provence</text:p>
          </table:table-cell>
          <table:table-cell office:value-type="string" calcext:value-type="string">
            <text:p>TRANS-EN-PROVENCE</text:p>
          </table:table-cell>
          <table:table-cell table:style-name="ce2" office:value-type="string" calcext:value-type="string">
            <text:p>83141</text:p>
          </table:table-cell>
          <table:table-cell office:value-type="string" calcext:value-type="string">
            <text:p>Commune simple</text:p>
          </table:table-cell>
          <table:table-cell office:value-type="float" office:value="981892" calcext:value-type="float">
            <text:p>981892</text:p>
          </table:table-cell>
          <table:table-cell office:value-type="float" office:value="6273337" calcext:value-type="float">
            <text:p>6273337</text:p>
          </table:table-cell>
          <table:table-cell office:value-type="float" office:value="1699" calcext:value-type="float">
            <text:p>1699</text:p>
          </table:table-cell>
          <table:table-cell office:value-type="float" office:value="5878" calcext:value-type="float">
            <text:p>587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9</text:p>
          </table:table-cell>
          <table:table-cell office:value-type="string" calcext:value-type="string">
            <text:p>Comps-sur-Artuby</text:p>
          </table:table-cell>
          <table:table-cell office:value-type="string" calcext:value-type="string">
            <text:p>COMPS-SUR-ARTUBY</text:p>
          </table:table-cell>
          <table:table-cell table:style-name="ce2" office:value-type="string" calcext:value-type="string">
            <text:p>83044</text:p>
          </table:table-cell>
          <table:table-cell office:value-type="string" calcext:value-type="string">
            <text:p>Commune simple</text:p>
          </table:table-cell>
          <table:table-cell office:value-type="float" office:value="982649" calcext:value-type="float">
            <text:p>982649</text:p>
          </table:table-cell>
          <table:table-cell office:value-type="float" office:value="6295901" calcext:value-type="float">
            <text:p>6295901</text:p>
          </table:table-cell>
          <table:table-cell office:value-type="float" office:value="6349" calcext:value-type="float">
            <text:p>6349</text:p>
          </table:table-cell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394</text:p>
          </table:table-cell>
          <table:table-cell office:value-type="string" calcext:value-type="string">
            <text:p>La Croix-Valmer</text:p>
          </table:table-cell>
          <table:table-cell office:value-type="string" calcext:value-type="string">
            <text:p>LA CROIX-VALMER</text:p>
          </table:table-cell>
          <table:table-cell table:style-name="ce2" office:value-type="string" calcext:value-type="string">
            <text:p>83048</text:p>
          </table:table-cell>
          <table:table-cell office:value-type="string" calcext:value-type="string">
            <text:p>Commune simple</text:p>
          </table:table-cell>
          <table:table-cell office:value-type="float" office:value="991710" calcext:value-type="float">
            <text:p>991710</text:p>
          </table:table-cell>
          <table:table-cell office:value-type="float" office:value="6239011" calcext:value-type="float">
            <text:p>6239011</text:p>
          </table:table-cell>
          <table:table-cell office:value-type="float" office:value="2228" calcext:value-type="float">
            <text:p>2228</text:p>
          </table:table-cell>
          <table:table-cell office:value-type="float" office:value="3778" calcext:value-type="float">
            <text:p>377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098</text:p>
          </table:table-cell>
          <table:table-cell office:value-type="string" calcext:value-type="string">
            <text:p>Le Muy</text:p>
          </table:table-cell>
          <table:table-cell office:value-type="string" calcext:value-type="string">
            <text:p>LE MUY</text:p>
          </table:table-cell>
          <table:table-cell table:style-name="ce2" office:value-type="string" calcext:value-type="string">
            <text:p>83086</text:p>
          </table:table-cell>
          <table:table-cell office:value-type="string" calcext:value-type="string">
            <text:p>Commune simple</text:p>
          </table:table-cell>
          <table:table-cell office:value-type="float" office:value="989918" calcext:value-type="float">
            <text:p>989918</text:p>
          </table:table-cell>
          <table:table-cell office:value-type="float" office:value="6268149" calcext:value-type="float">
            <text:p>6268149</text:p>
          </table:table-cell>
          <table:table-cell office:value-type="float" office:value="6658" calcext:value-type="float">
            <text:p>6658</text:p>
          </table:table-cell>
          <table:table-cell office:value-type="float" office:value="9281" calcext:value-type="float">
            <text:p>928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9</text:p>
          </table:table-cell>
          <table:table-cell office:value-type="string" calcext:value-type="string">
            <text:p>Seillans</text:p>
          </table:table-cell>
          <table:table-cell office:value-type="string" calcext:value-type="string">
            <text:p>SEILLANS</text:p>
          </table:table-cell>
          <table:table-cell table:style-name="ce2" office:value-type="string" calcext:value-type="string">
            <text:p>83124</text:p>
          </table:table-cell>
          <table:table-cell office:value-type="string" calcext:value-type="string">
            <text:p>Commune simple</text:p>
          </table:table-cell>
          <table:table-cell office:value-type="float" office:value="990529" calcext:value-type="float">
            <text:p>990529</text:p>
          </table:table-cell>
          <table:table-cell office:value-type="float" office:value="6291032" calcext:value-type="float">
            <text:p>6291032</text:p>
          </table:table-cell>
          <table:table-cell office:value-type="float" office:value="8866" calcext:value-type="float">
            <text:p>8866</text:p>
          </table:table-cell>
          <table:table-cell office:value-type="float" office:value="2671" calcext:value-type="float">
            <text:p>267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1</text:p>
          </table:table-cell>
          <table:table-cell office:value-type="string" calcext:value-type="string">
            <text:p>Le Lavandou</text:p>
          </table:table-cell>
          <table:table-cell office:value-type="string" calcext:value-type="string">
            <text:p>LE LAVANDOU</text:p>
          </table:table-cell>
          <table:table-cell table:style-name="ce2" office:value-type="string" calcext:value-type="string">
            <text:p>83070</text:p>
          </table:table-cell>
          <table:table-cell office:value-type="string" calcext:value-type="string">
            <text:p>Commune simple</text:p>
          </table:table-cell>
          <table:table-cell office:value-type="float" office:value="978168" calcext:value-type="float">
            <text:p>978168</text:p>
          </table:table-cell>
          <table:table-cell office:value-type="float" office:value="6235715" calcext:value-type="float">
            <text:p>6235715</text:p>
          </table:table-cell>
          <table:table-cell office:value-type="float" office:value="2965" calcext:value-type="float">
            <text:p>2965</text:p>
          </table:table-cell>
          <table:table-cell office:value-type="float" office:value="5981" calcext:value-type="float">
            <text:p>598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36</text:p>
          </table:table-cell>
          <table:table-cell office:value-type="string" calcext:value-type="string">
            <text:p>Gassin</text:p>
          </table:table-cell>
          <table:table-cell office:value-type="string" calcext:value-type="string">
            <text:p>GASSIN</text:p>
          </table:table-cell>
          <table:table-cell table:style-name="ce2" office:value-type="string" calcext:value-type="string">
            <text:p>83065</text:p>
          </table:table-cell>
          <table:table-cell office:value-type="string" calcext:value-type="string">
            <text:p>Commune simple</text:p>
          </table:table-cell>
          <table:table-cell office:value-type="float" office:value="991488" calcext:value-type="float">
            <text:p>991488</text:p>
          </table:table-cell>
          <table:table-cell office:value-type="float" office:value="6244431" calcext:value-type="float">
            <text:p>6244431</text:p>
          </table:table-cell>
          <table:table-cell office:value-type="float" office:value="2474" calcext:value-type="float">
            <text:p>2474</text:p>
          </table:table-cell>
          <table:table-cell office:value-type="float" office:value="2586" calcext:value-type="float">
            <text:p>258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3</text:p>
          </table:table-cell>
          <table:table-cell office:value-type="string" calcext:value-type="string">
            <text:p>Garéoult</text:p>
          </table:table-cell>
          <table:table-cell office:value-type="string" calcext:value-type="string">
            <text:p>GAREOULT</text:p>
          </table:table-cell>
          <table:table-cell table:style-name="ce2" office:value-type="string" calcext:value-type="string">
            <text:p>83064</text:p>
          </table:table-cell>
          <table:table-cell office:value-type="string" calcext:value-type="string">
            <text:p>Commune simple</text:p>
          </table:table-cell>
          <table:table-cell office:value-type="float" office:value="946811" calcext:value-type="float">
            <text:p>946811</text:p>
          </table:table-cell>
          <table:table-cell office:value-type="float" office:value="6253763" calcext:value-type="float">
            <text:p>6253763</text:p>
          </table:table-cell>
          <table:table-cell office:value-type="float" office:value="1575" calcext:value-type="float">
            <text:p>1575</text:p>
          </table:table-cell>
          <table:table-cell office:value-type="float" office:value="5310" calcext:value-type="float">
            <text:p>531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396</text:p>
          </table:table-cell>
          <table:table-cell office:value-type="string" calcext:value-type="string">
            <text:p>Cavalaire-sur-Mer</text:p>
          </table:table-cell>
          <table:table-cell office:value-type="string" calcext:value-type="string">
            <text:p>CAVALAIRE-SUR-MER</text:p>
          </table:table-cell>
          <table:table-cell table:style-name="ce2" office:value-type="string" calcext:value-type="string">
            <text:p>83036</text:p>
          </table:table-cell>
          <table:table-cell office:value-type="string" calcext:value-type="string">
            <text:p>Commune simple</text:p>
          </table:table-cell>
          <table:table-cell office:value-type="float" office:value="986466" calcext:value-type="float">
            <text:p>986466</text:p>
          </table:table-cell>
          <table:table-cell office:value-type="float" office:value="6238290" calcext:value-type="float">
            <text:p>6238290</text:p>
          </table:table-cell>
          <table:table-cell office:value-type="float" office:value="1674" calcext:value-type="float">
            <text:p>1674</text:p>
          </table:table-cell>
          <table:table-cell office:value-type="float" office:value="7499" calcext:value-type="float">
            <text:p>749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1</text:p>
          </table:table-cell>
          <table:table-cell office:value-type="string" calcext:value-type="string">
            <text:p>Sainte-Anastasie-sur-Issole</text:p>
          </table:table-cell>
          <table:table-cell office:value-type="string" calcext:value-type="string">
            <text:p>SAINTE-ANASTASIE-SUR-ISSOLE</text:p>
          </table:table-cell>
          <table:table-cell table:style-name="ce2" office:value-type="string" calcext:value-type="string">
            <text:p>83111</text:p>
          </table:table-cell>
          <table:table-cell office:value-type="string" calcext:value-type="string">
            <text:p>Commune simple</text:p>
          </table:table-cell>
          <table:table-cell office:value-type="float" office:value="953318" calcext:value-type="float">
            <text:p>953318</text:p>
          </table:table-cell>
          <table:table-cell office:value-type="float" office:value="6253114" calcext:value-type="float">
            <text:p>6253114</text:p>
          </table:table-cell>
          <table:table-cell office:value-type="float" office:value="1071" calcext:value-type="float">
            <text:p>1071</text:p>
          </table:table-cell>
          <table:table-cell office:value-type="float" office:value="2023" calcext:value-type="float">
            <text:p>202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595</text:p>
          </table:table-cell>
          <table:table-cell office:value-type="string" calcext:value-type="string">
            <text:p>Sainte-Maxime</text:p>
          </table:table-cell>
          <table:table-cell office:value-type="string" calcext:value-type="string">
            <text:p>SAINTE-MAXIME</text:p>
          </table:table-cell>
          <table:table-cell table:style-name="ce2" office:value-type="string" calcext:value-type="string">
            <text:p>83115</text:p>
          </table:table-cell>
          <table:table-cell office:value-type="string" calcext:value-type="string">
            <text:p>Commune simple</text:p>
          </table:table-cell>
          <table:table-cell office:value-type="float" office:value="992800" calcext:value-type="float">
            <text:p>992800</text:p>
          </table:table-cell>
          <table:table-cell office:value-type="float" office:value="6257263" calcext:value-type="float">
            <text:p>6257263</text:p>
          </table:table-cell>
          <table:table-cell office:value-type="float" office:value="8161" calcext:value-type="float">
            <text:p>8161</text:p>
          </table:table-cell>
          <table:table-cell office:value-type="float" office:value="14240" calcext:value-type="float">
            <text:p>1424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2</text:p>
          </table:table-cell>
          <table:table-cell office:value-type="string" calcext:value-type="string">
            <text:p>Meyrargues</text:p>
          </table:table-cell>
          <table:table-cell office:value-type="string" calcext:value-type="string">
            <text:p>MEYRARGUES</text:p>
          </table:table-cell>
          <table:table-cell table:style-name="ce2" office:value-type="string" calcext:value-type="string">
            <text:p>13059</text:p>
          </table:table-cell>
          <table:table-cell office:value-type="string" calcext:value-type="string">
            <text:p>Commune simple</text:p>
          </table:table-cell>
          <table:table-cell office:value-type="float" office:value="904457" calcext:value-type="float">
            <text:p>904457</text:p>
          </table:table-cell>
          <table:table-cell office:value-type="float" office:value="6283583" calcext:value-type="float">
            <text:p>6283583</text:p>
          </table:table-cell>
          <table:table-cell office:value-type="float" office:value="4167" calcext:value-type="float">
            <text:p>4167</text:p>
          </table:table-cell>
          <table:table-cell office:value-type="float" office:value="3840" calcext:value-type="float">
            <text:p>384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395</text:p>
          </table:table-cell>
          <table:table-cell office:value-type="string" calcext:value-type="string">
            <text:p>La Môle</text:p>
          </table:table-cell>
          <table:table-cell office:value-type="string" calcext:value-type="string">
            <text:p>LA MOLE</text:p>
          </table:table-cell>
          <table:table-cell table:style-name="ce2" office:value-type="string" calcext:value-type="string">
            <text:p>83079</text:p>
          </table:table-cell>
          <table:table-cell office:value-type="string" calcext:value-type="string">
            <text:p>Commune simple</text:p>
          </table:table-cell>
          <table:table-cell office:value-type="float" office:value="983145" calcext:value-type="float">
            <text:p>983145</text:p>
          </table:table-cell>
          <table:table-cell office:value-type="float" office:value="6240910" calcext:value-type="float">
            <text:p>6240910</text:p>
          </table:table-cell>
          <table:table-cell office:value-type="float" office:value="4528" calcext:value-type="float">
            <text:p>4528</text:p>
          </table:table-cell>
          <table:table-cell office:value-type="float" office:value="1446" calcext:value-type="float">
            <text:p>144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37</text:p>
          </table:table-cell>
          <table:table-cell office:value-type="string" calcext:value-type="string">
            <text:p>Grimaud</text:p>
          </table:table-cell>
          <table:table-cell office:value-type="string" calcext:value-type="string">
            <text:p>GRIMAUD</text:p>
          </table:table-cell>
          <table:table-cell table:style-name="ce2" office:value-type="string" calcext:value-type="string">
            <text:p>83068</text:p>
          </table:table-cell>
          <table:table-cell office:value-type="string" calcext:value-type="string">
            <text:p>Commune simple</text:p>
          </table:table-cell>
          <table:table-cell office:value-type="float" office:value="986836" calcext:value-type="float">
            <text:p>986836</text:p>
          </table:table-cell>
          <table:table-cell office:value-type="float" office:value="6249112" calcext:value-type="float">
            <text:p>6249112</text:p>
          </table:table-cell>
          <table:table-cell office:value-type="float" office:value="4458" calcext:value-type="float">
            <text:p>4458</text:p>
          </table:table-cell>
          <table:table-cell office:value-type="float" office:value="4553" calcext:value-type="float">
            <text:p>455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3</text:p>
          </table:table-cell>
          <table:table-cell office:value-type="string" calcext:value-type="string">
            <text:p>Taradeau</text:p>
          </table:table-cell>
          <table:table-cell office:value-type="string" calcext:value-type="string">
            <text:p>TARADEAU</text:p>
          </table:table-cell>
          <table:table-cell table:style-name="ce2" office:value-type="string" calcext:value-type="string">
            <text:p>83134</text:p>
          </table:table-cell>
          <table:table-cell office:value-type="string" calcext:value-type="string">
            <text:p>Commune simple</text:p>
          </table:table-cell>
          <table:table-cell office:value-type="float" office:value="977518" calcext:value-type="float">
            <text:p>977518</text:p>
          </table:table-cell>
          <table:table-cell office:value-type="float" office:value="6269335" calcext:value-type="float">
            <text:p>6269335</text:p>
          </table:table-cell>
          <table:table-cell office:value-type="float" office:value="1731" calcext:value-type="float">
            <text:p>1731</text:p>
          </table:table-cell>
          <table:table-cell office:value-type="float" office:value="1802" calcext:value-type="float">
            <text:p>180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393</text:p>
          </table:table-cell>
          <table:table-cell office:value-type="string" calcext:value-type="string">
            <text:p>Ramatuelle</text:p>
          </table:table-cell>
          <table:table-cell office:value-type="string" calcext:value-type="string">
            <text:p>RAMATUELLE</text:p>
          </table:table-cell>
          <table:table-cell table:style-name="ce2" office:value-type="string" calcext:value-type="string">
            <text:p>83101</text:p>
          </table:table-cell>
          <table:table-cell office:value-type="string" calcext:value-type="string">
            <text:p>Commune simple</text:p>
          </table:table-cell>
          <table:table-cell office:value-type="float" office:value="995993" calcext:value-type="float">
            <text:p>995993</text:p>
          </table:table-cell>
          <table:table-cell office:value-type="float" office:value="6241783" calcext:value-type="float">
            <text:p>6241783</text:p>
          </table:table-cell>
          <table:table-cell office:value-type="float" office:value="3557" calcext:value-type="float">
            <text:p>3557</text:p>
          </table:table-cell>
          <table:table-cell office:value-type="float" office:value="2079" calcext:value-type="float">
            <text:p>207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43</text:p>
          </table:table-cell>
          <table:table-cell office:value-type="string" calcext:value-type="string">
            <text:p>La Cadière-d'Azur</text:p>
          </table:table-cell>
          <table:table-cell office:value-type="string" calcext:value-type="string">
            <text:p>LA CADIERE-D'AZUR</text:p>
          </table:table-cell>
          <table:table-cell table:style-name="ce2" office:value-type="string" calcext:value-type="string">
            <text:p>83027</text:p>
          </table:table-cell>
          <table:table-cell office:value-type="string" calcext:value-type="string">
            <text:p>Commune simple</text:p>
          </table:table-cell>
          <table:table-cell office:value-type="float" office:value="921655" calcext:value-type="float">
            <text:p>921655</text:p>
          </table:table-cell>
          <table:table-cell office:value-type="float" office:value="6239241" calcext:value-type="float">
            <text:p>6239241</text:p>
          </table:table-cell>
          <table:table-cell office:value-type="float" office:value="3742" calcext:value-type="float">
            <text:p>3742</text:p>
          </table:table-cell>
          <table:table-cell office:value-type="float" office:value="5563" calcext:value-type="float">
            <text:p>556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38</text:p>
          </table:table-cell>
          <table:table-cell office:value-type="string" calcext:value-type="string">
            <text:p>Cogolin</text:p>
          </table:table-cell>
          <table:table-cell office:value-type="string" calcext:value-type="string">
            <text:p>COGOLIN</text:p>
          </table:table-cell>
          <table:table-cell table:style-name="ce2" office:value-type="string" calcext:value-type="string">
            <text:p>83042</text:p>
          </table:table-cell>
          <table:table-cell office:value-type="string" calcext:value-type="string">
            <text:p>Commune simple</text:p>
          </table:table-cell>
          <table:table-cell office:value-type="float" office:value="986836" calcext:value-type="float">
            <text:p>986836</text:p>
          </table:table-cell>
          <table:table-cell office:value-type="float" office:value="6243424" calcext:value-type="float">
            <text:p>6243424</text:p>
          </table:table-cell>
          <table:table-cell office:value-type="float" office:value="2793" calcext:value-type="float">
            <text:p>2793</text:p>
          </table:table-cell>
          <table:table-cell office:value-type="float" office:value="11556" calcext:value-type="float">
            <text:p>1155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2080</text:p>
          </table:table-cell>
          <table:table-cell office:value-type="string" calcext:value-type="string">
            <text:p>Saint-Mandrier-sur-Mer</text:p>
          </table:table-cell>
          <table:table-cell office:value-type="string" calcext:value-type="string">
            <text:p>SAINT-MANDRIER-SUR-MER</text:p>
          </table:table-cell>
          <table:table-cell table:style-name="ce2" office:value-type="string" calcext:value-type="string">
            <text:p>83153</text:p>
          </table:table-cell>
          <table:table-cell office:value-type="string" calcext:value-type="string">
            <text:p>Commune simple</text:p>
          </table:table-cell>
          <table:table-cell office:value-type="float" office:value="938545" calcext:value-type="float">
            <text:p>938545</text:p>
          </table:table-cell>
          <table:table-cell office:value-type="float" office:value="6223999" calcext:value-type="float">
            <text:p>6223999</text:p>
          </table:table-cell>
          <table:table-cell office:value-type="float" office:value="512" calcext:value-type="float">
            <text:p>512</text:p>
          </table:table-cell>
          <table:table-cell office:value-type="float" office:value="5979" calcext:value-type="float">
            <text:p>597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398</text:p>
          </table:table-cell>
          <table:table-cell office:value-type="string" calcext:value-type="string">
            <text:p>Solliès-Toucas</text:p>
          </table:table-cell>
          <table:table-cell office:value-type="string" calcext:value-type="string">
            <text:p>SOLLIES-TOUCAS</text:p>
          </table:table-cell>
          <table:table-cell table:style-name="ce2" office:value-type="string" calcext:value-type="string">
            <text:p>83131</text:p>
          </table:table-cell>
          <table:table-cell office:value-type="string" calcext:value-type="string">
            <text:p>Commune simple</text:p>
          </table:table-cell>
          <table:table-cell office:value-type="float" office:value="943179" calcext:value-type="float">
            <text:p>943179</text:p>
          </table:table-cell>
          <table:table-cell office:value-type="float" office:value="6239089" calcext:value-type="float">
            <text:p>6239089</text:p>
          </table:table-cell>
          <table:table-cell office:value-type="float" office:value="3009" calcext:value-type="float">
            <text:p>3009</text:p>
          </table:table-cell>
          <table:table-cell office:value-type="float" office:value="5696" calcext:value-type="float">
            <text:p>569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42</text:p>
          </table:table-cell>
          <table:table-cell office:value-type="string" calcext:value-type="string">
            <text:p>Saint-Cyr-sur-Mer</text:p>
          </table:table-cell>
          <table:table-cell office:value-type="string" calcext:value-type="string">
            <text:p>SAINT-CYR-SUR-MER</text:p>
          </table:table-cell>
          <table:table-cell table:style-name="ce2" office:value-type="string" calcext:value-type="string">
            <text:p>83112</text:p>
          </table:table-cell>
          <table:table-cell office:value-type="string" calcext:value-type="string">
            <text:p>Commune simple</text:p>
          </table:table-cell>
          <table:table-cell office:value-type="float" office:value="920124" calcext:value-type="float">
            <text:p>920124</text:p>
          </table:table-cell>
          <table:table-cell office:value-type="float" office:value="6234035" calcext:value-type="float">
            <text:p>6234035</text:p>
          </table:table-cell>
          <table:table-cell office:value-type="float" office:value="2115" calcext:value-type="float">
            <text:p>2115</text:p>
          </table:table-cell>
          <table:table-cell office:value-type="float" office:value="11580" calcext:value-type="float">
            <text:p>1158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41</text:p>
          </table:table-cell>
          <table:table-cell office:value-type="string" calcext:value-type="string">
            <text:p>Bandol</text:p>
          </table:table-cell>
          <table:table-cell office:value-type="string" calcext:value-type="string">
            <text:p>BANDOL</text:p>
          </table:table-cell>
          <table:table-cell table:style-name="ce2" office:value-type="string" calcext:value-type="string">
            <text:p>83009</text:p>
          </table:table-cell>
          <table:table-cell office:value-type="string" calcext:value-type="string">
            <text:p>Commune simple</text:p>
          </table:table-cell>
          <table:table-cell office:value-type="float" office:value="923757" calcext:value-type="float">
            <text:p>923757</text:p>
          </table:table-cell>
          <table:table-cell office:value-type="float" office:value="6231733" calcext:value-type="float">
            <text:p>6231733</text:p>
          </table:table-cell>
          <table:table-cell office:value-type="float" office:value="859" calcext:value-type="float">
            <text:p>859</text:p>
          </table:table-cell>
          <table:table-cell office:value-type="float" office:value="8404" calcext:value-type="float">
            <text:p>840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4</text:p>
          </table:table-cell>
          <table:table-cell office:value-type="string" calcext:value-type="string">
            <text:p>Solliès-Pont</text:p>
          </table:table-cell>
          <table:table-cell office:value-type="string" calcext:value-type="string">
            <text:p>SOLLIES-PONT</text:p>
          </table:table-cell>
          <table:table-cell table:style-name="ce2" office:value-type="string" calcext:value-type="string">
            <text:p>83130</text:p>
          </table:table-cell>
          <table:table-cell office:value-type="string" calcext:value-type="string">
            <text:p>Commune simple</text:p>
          </table:table-cell>
          <table:table-cell office:value-type="float" office:value="949318" calcext:value-type="float">
            <text:p>949318</text:p>
          </table:table-cell>
          <table:table-cell office:value-type="float" office:value="6237058" calcext:value-type="float">
            <text:p>6237058</text:p>
          </table:table-cell>
          <table:table-cell office:value-type="float" office:value="1773" calcext:value-type="float">
            <text:p>1773</text:p>
          </table:table-cell>
          <table:table-cell office:value-type="float" office:value="11496" calcext:value-type="float">
            <text:p>1149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9</text:p>
          </table:table-cell>
          <table:table-cell office:value-type="string" calcext:value-type="string">
            <text:p>Le Revest-les-Eaux</text:p>
          </table:table-cell>
          <table:table-cell office:value-type="string" calcext:value-type="string">
            <text:p>LE REVEST-LES-EAUX</text:p>
          </table:table-cell>
          <table:table-cell table:style-name="ce2" office:value-type="string" calcext:value-type="string">
            <text:p>83103</text:p>
          </table:table-cell>
          <table:table-cell office:value-type="string" calcext:value-type="string">
            <text:p>Commune simple</text:p>
          </table:table-cell>
          <table:table-cell office:value-type="float" office:value="939602" calcext:value-type="float">
            <text:p>939602</text:p>
          </table:table-cell>
          <table:table-cell office:value-type="float" office:value="6236538" calcext:value-type="float">
            <text:p>6236538</text:p>
          </table:table-cell>
          <table:table-cell office:value-type="float" office:value="2407" calcext:value-type="float">
            <text:p>2407</text:p>
          </table:table-cell>
          <table:table-cell office:value-type="float" office:value="3914" calcext:value-type="float">
            <text:p>391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8</text:p>
          </table:table-cell>
          <table:table-cell office:value-type="string" calcext:value-type="string">
            <text:p>Riboux</text:p>
          </table:table-cell>
          <table:table-cell office:value-type="string" calcext:value-type="string">
            <text:p>RIBOUX</text:p>
          </table:table-cell>
          <table:table-cell table:style-name="ce2" office:value-type="string" calcext:value-type="string">
            <text:p>83105</text:p>
          </table:table-cell>
          <table:table-cell office:value-type="string" calcext:value-type="string">
            <text:p>Commune simple</text:p>
          </table:table-cell>
          <table:table-cell office:value-type="float" office:value="923405" calcext:value-type="float">
            <text:p>923405</text:p>
          </table:table-cell>
          <table:table-cell office:value-type="float" office:value="6249113" calcext:value-type="float">
            <text:p>6249113</text:p>
          </table:table-cell>
          <table:table-cell office:value-type="float" office:value="1348" calcext:value-type="float">
            <text:p>1348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4</text:p>
          </table:table-cell>
          <table:table-cell office:value-type="string" calcext:value-type="string">
            <text:p>Rocbaron</text:p>
          </table:table-cell>
          <table:table-cell office:value-type="string" calcext:value-type="string">
            <text:p>ROCBARON</text:p>
          </table:table-cell>
          <table:table-cell table:style-name="ce2" office:value-type="string" calcext:value-type="string">
            <text:p>83106</text:p>
          </table:table-cell>
          <table:table-cell office:value-type="string" calcext:value-type="string">
            <text:p>Commune simple</text:p>
          </table:table-cell>
          <table:table-cell office:value-type="float" office:value="950616" calcext:value-type="float">
            <text:p>950616</text:p>
          </table:table-cell>
          <table:table-cell office:value-type="float" office:value="6250094" calcext:value-type="float">
            <text:p>6250094</text:p>
          </table:table-cell>
          <table:table-cell office:value-type="float" office:value="2028" calcext:value-type="float">
            <text:p>2028</text:p>
          </table:table-cell>
          <table:table-cell office:value-type="float" office:value="5142" calcext:value-type="float">
            <text:p>514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1</text:p>
          </table:table-cell>
          <table:table-cell office:value-type="string" calcext:value-type="string">
            <text:p>Pignans</text:p>
          </table:table-cell>
          <table:table-cell office:value-type="string" calcext:value-type="string">
            <text:p>PIGNANS</text:p>
          </table:table-cell>
          <table:table-cell table:style-name="ce2" office:value-type="string" calcext:value-type="string">
            <text:p>83092</text:p>
          </table:table-cell>
          <table:table-cell office:value-type="string" calcext:value-type="string">
            <text:p>Commune simple</text:p>
          </table:table-cell>
          <table:table-cell office:value-type="float" office:value="964852" calcext:value-type="float">
            <text:p>964852</text:p>
          </table:table-cell>
          <table:table-cell office:value-type="float" office:value="6249096" calcext:value-type="float">
            <text:p>6249096</text:p>
          </table:table-cell>
          <table:table-cell office:value-type="float" office:value="3487" calcext:value-type="float">
            <text:p>3487</text:p>
          </table:table-cell>
          <table:table-cell office:value-type="float" office:value="4395" calcext:value-type="float">
            <text:p>439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0</text:p>
          </table:table-cell>
          <table:table-cell office:value-type="string" calcext:value-type="string">
            <text:p>Collobrières</text:p>
          </table:table-cell>
          <table:table-cell office:value-type="string" calcext:value-type="string">
            <text:p>COLLOBRIERES</text:p>
          </table:table-cell>
          <table:table-cell table:style-name="ce2" office:value-type="string" calcext:value-type="string">
            <text:p>83043</text:p>
          </table:table-cell>
          <table:table-cell office:value-type="string" calcext:value-type="string">
            <text:p>Commune simple</text:p>
          </table:table-cell>
          <table:table-cell office:value-type="float" office:value="972047" calcext:value-type="float">
            <text:p>972047</text:p>
          </table:table-cell>
          <table:table-cell office:value-type="float" office:value="6244168" calcext:value-type="float">
            <text:p>6244168</text:p>
          </table:table-cell>
          <table:table-cell office:value-type="float" office:value="11268" calcext:value-type="float">
            <text:p>11268</text:p>
          </table:table-cell>
          <table:table-cell office:value-type="float" office:value="1891" calcext:value-type="float">
            <text:p>189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3</text:p>
          </table:table-cell>
          <table:table-cell office:value-type="string" calcext:value-type="string">
            <text:p>Carnoules</text:p>
          </table:table-cell>
          <table:table-cell office:value-type="string" calcext:value-type="string">
            <text:p>CARNOULES</text:p>
          </table:table-cell>
          <table:table-cell table:style-name="ce2" office:value-type="string" calcext:value-type="string">
            <text:p>83033</text:p>
          </table:table-cell>
          <table:table-cell office:value-type="string" calcext:value-type="string">
            <text:p>Commune simple</text:p>
          </table:table-cell>
          <table:table-cell office:value-type="float" office:value="958918" calcext:value-type="float">
            <text:p>958918</text:p>
          </table:table-cell>
          <table:table-cell office:value-type="float" office:value="6248981" calcext:value-type="float">
            <text:p>6248981</text:p>
          </table:table-cell>
          <table:table-cell office:value-type="float" office:value="2549" calcext:value-type="float">
            <text:p>2549</text:p>
          </table:table-cell>
          <table:table-cell office:value-type="float" office:value="3490" calcext:value-type="float">
            <text:p>349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4</text:p>
          </table:table-cell>
          <table:table-cell office:value-type="string" calcext:value-type="string">
            <text:p>Sannes</text:p>
          </table:table-cell>
          <table:table-cell office:value-type="string" calcext:value-type="string">
            <text:p>SANNES</text:p>
          </table:table-cell>
          <table:table-cell table:style-name="ce2" office:value-type="string" calcext:value-type="string">
            <text:p>84121</text:p>
          </table:table-cell>
          <table:table-cell office:value-type="string" calcext:value-type="string">
            <text:p>Commune simple</text:p>
          </table:table-cell>
          <table:table-cell office:value-type="float" office:value="899989" calcext:value-type="float">
            <text:p>899989</text:p>
          </table:table-cell>
          <table:table-cell office:value-type="float" office:value="6298694" calcext:value-type="float">
            <text:p>6298694</text:p>
          </table:table-cell>
          <table:table-cell office:value-type="float" office:value="460" calcext:value-type="float">
            <text:p>460</text:p>
          </table:table-cell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1</text:p>
          </table:table-cell>
          <table:table-cell office:value-type="string" calcext:value-type="string">
            <text:p>Saint-Martin-de-la-Brasque</text:p>
          </table:table-cell>
          <table:table-cell office:value-type="string" calcext:value-type="string">
            <text:p>SAINT-MARTIN-DE-LA-BRASQUE</text:p>
          </table:table-cell>
          <table:table-cell table:style-name="ce2" office:value-type="string" calcext:value-type="string">
            <text:p>84113</text:p>
          </table:table-cell>
          <table:table-cell office:value-type="string" calcext:value-type="string">
            <text:p>Commune simple</text:p>
          </table:table-cell>
          <table:table-cell office:value-type="float" office:value="904583" calcext:value-type="float">
            <text:p>904583</text:p>
          </table:table-cell>
          <table:table-cell office:value-type="float" office:value="6299328" calcext:value-type="float">
            <text:p>6299328</text:p>
          </table:table-cell>
          <table:table-cell office:value-type="float" office:value="564" calcext:value-type="float">
            <text:p>564</text:p>
          </table:table-cell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9</text:p>
          </table:table-cell>
          <table:table-cell office:value-type="string" calcext:value-type="string">
            <text:p>Corbières-en-Provence</text:p>
          </table:table-cell>
          <table:table-cell office:value-type="string" calcext:value-type="string">
            <text:p>CORBIERES-EN-PROVENCE</text:p>
          </table:table-cell>
          <table:table-cell table:style-name="ce2" office:value-type="string" calcext:value-type="string">
            <text:p>04063</text:p>
          </table:table-cell>
          <table:table-cell office:value-type="string" calcext:value-type="string">
            <text:p>Commune simple</text:p>
          </table:table-cell>
          <table:table-cell office:value-type="float" office:value="921374" calcext:value-type="float">
            <text:p>921374</text:p>
          </table:table-cell>
          <table:table-cell office:value-type="float" office:value="6299413" calcext:value-type="float">
            <text:p>6299413</text:p>
          </table:table-cell>
          <table:table-cell office:value-type="float" office:value="1906" calcext:value-type="float">
            <text:p>1906</text:p>
          </table:table-cell>
          <table:table-cell office:value-type="float" office:value="1196" calcext:value-type="float">
            <text:p>119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8</text:p>
          </table:table-cell>
          <table:table-cell office:value-type="string" calcext:value-type="string">
            <text:p>Ginasservis</text:p>
          </table:table-cell>
          <table:table-cell office:value-type="string" calcext:value-type="string">
            <text:p>GINASSERVIS</text:p>
          </table:table-cell>
          <table:table-cell table:style-name="ce2" office:value-type="string" calcext:value-type="string">
            <text:p>83066</text:p>
          </table:table-cell>
          <table:table-cell office:value-type="string" calcext:value-type="string">
            <text:p>Commune simple</text:p>
          </table:table-cell>
          <table:table-cell office:value-type="float" office:value="929035" calcext:value-type="float">
            <text:p>929035</text:p>
          </table:table-cell>
          <table:table-cell office:value-type="float" office:value="6288512" calcext:value-type="float">
            <text:p>6288512</text:p>
          </table:table-cell>
          <table:table-cell office:value-type="float" office:value="3747" calcext:value-type="float">
            <text:p>3747</text:p>
          </table:table-cell>
          <table:table-cell office:value-type="float" office:value="1859" calcext:value-type="float">
            <text:p>185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1</text:p>
          </table:table-cell>
          <table:table-cell office:value-type="string" calcext:value-type="string">
            <text:p>Tourtour</text:p>
          </table:table-cell>
          <table:table-cell office:value-type="string" calcext:value-type="string">
            <text:p>TOURTOUR</text:p>
          </table:table-cell>
          <table:table-cell table:style-name="ce2" office:value-type="string" calcext:value-type="string">
            <text:p>83139</text:p>
          </table:table-cell>
          <table:table-cell office:value-type="string" calcext:value-type="string">
            <text:p>Commune simple</text:p>
          </table:table-cell>
          <table:table-cell office:value-type="float" office:value="967303" calcext:value-type="float">
            <text:p>967303</text:p>
          </table:table-cell>
          <table:table-cell office:value-type="float" office:value="6283056" calcext:value-type="float">
            <text:p>6283056</text:p>
          </table:table-cell>
          <table:table-cell office:value-type="float" office:value="2869" calcext:value-type="float">
            <text:p>2869</text:p>
          </table:table-cell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4</text:p>
          </table:table-cell>
          <table:table-cell office:value-type="string" calcext:value-type="string">
            <text:p>Baudinard-sur-Verdon</text:p>
          </table:table-cell>
          <table:table-cell office:value-type="string" calcext:value-type="string">
            <text:p>BAUDINARD-SUR-VERDON</text:p>
          </table:table-cell>
          <table:table-cell table:style-name="ce2" office:value-type="string" calcext:value-type="string">
            <text:p>83014</text:p>
          </table:table-cell>
          <table:table-cell office:value-type="string" calcext:value-type="string">
            <text:p>Commune simple</text:p>
          </table:table-cell>
          <table:table-cell office:value-type="float" office:value="952654" calcext:value-type="float">
            <text:p>952654</text:p>
          </table:table-cell>
          <table:table-cell office:value-type="float" office:value="6295487" calcext:value-type="float">
            <text:p>6295487</text:p>
          </table:table-cell>
          <table:table-cell office:value-type="float" office:value="2197" calcext:value-type="float">
            <text:p>2197</text:p>
          </table:table-cell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5</text:p>
          </table:table-cell>
          <table:table-cell office:value-type="string" calcext:value-type="string">
            <text:p>Esparron-de-Verdon</text:p>
          </table:table-cell>
          <table:table-cell office:value-type="string" calcext:value-type="string">
            <text:p>ESPARRON-DE-VERDON</text:p>
          </table:table-cell>
          <table:table-cell table:style-name="ce2" office:value-type="string" calcext:value-type="string">
            <text:p>04081</text:p>
          </table:table-cell>
          <table:table-cell office:value-type="string" calcext:value-type="string">
            <text:p>Commune simple</text:p>
          </table:table-cell>
          <table:table-cell office:value-type="float" office:value="940764" calcext:value-type="float">
            <text:p>940764</text:p>
          </table:table-cell>
          <table:table-cell office:value-type="float" office:value="6298036" calcext:value-type="float">
            <text:p>6298036</text:p>
          </table:table-cell>
          <table:table-cell office:value-type="float" office:value="3420" calcext:value-type="float">
            <text:p>3420</text:p>
          </table:table-cell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6</text:p>
          </table:table-cell>
          <table:table-cell office:value-type="string" calcext:value-type="string">
            <text:p>Saint-Laurent-du-Verdon</text:p>
          </table:table-cell>
          <table:table-cell office:value-type="string" calcext:value-type="string">
            <text:p>SAINT-LAURENT-DU-VERDON</text:p>
          </table:table-cell>
          <table:table-cell table:style-name="ce2" office:value-type="string" calcext:value-type="string">
            <text:p>04186</text:p>
          </table:table-cell>
          <table:table-cell office:value-type="string" calcext:value-type="string">
            <text:p>Commune simple</text:p>
          </table:table-cell>
          <table:table-cell office:value-type="float" office:value="947394" calcext:value-type="float">
            <text:p>947394</text:p>
          </table:table-cell>
          <table:table-cell office:value-type="float" office:value="6296123" calcext:value-type="float">
            <text:p>6296123</text:p>
          </table:table-cell>
          <table:table-cell office:value-type="float" office:value="889" calcext:value-type="float">
            <text:p>889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3</text:p>
          </table:table-cell>
          <table:table-cell office:value-type="string" calcext:value-type="string">
            <text:p>Sillans-la-Cascade</text:p>
          </table:table-cell>
          <table:table-cell office:value-type="string" calcext:value-type="string">
            <text:p>SILLANS-LA-CASCADE</text:p>
          </table:table-cell>
          <table:table-cell table:style-name="ce2" office:value-type="string" calcext:value-type="string">
            <text:p>83128</text:p>
          </table:table-cell>
          <table:table-cell office:value-type="string" calcext:value-type="string">
            <text:p>Commune simple</text:p>
          </table:table-cell>
          <table:table-cell office:value-type="float" office:value="955267" calcext:value-type="float">
            <text:p>955267</text:p>
          </table:table-cell>
          <table:table-cell office:value-type="float" office:value="6279172" calcext:value-type="float">
            <text:p>6279172</text:p>
          </table:table-cell>
          <table:table-cell office:value-type="float" office:value="2017" calcext:value-type="float">
            <text:p>2017</text:p>
          </table:table-cell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9</text:p>
          </table:table-cell>
          <table:table-cell office:value-type="string" calcext:value-type="string">
            <text:p>Flayosc</text:p>
          </table:table-cell>
          <table:table-cell office:value-type="string" calcext:value-type="string">
            <text:p>FLAYOSC</text:p>
          </table:table-cell>
          <table:table-cell table:style-name="ce2" office:value-type="string" calcext:value-type="string">
            <text:p>83058</text:p>
          </table:table-cell>
          <table:table-cell office:value-type="string" calcext:value-type="string">
            <text:p>Commune simple</text:p>
          </table:table-cell>
          <table:table-cell office:value-type="float" office:value="971440" calcext:value-type="float">
            <text:p>971440</text:p>
          </table:table-cell>
          <table:table-cell office:value-type="float" office:value="6278008" calcext:value-type="float">
            <text:p>6278008</text:p>
          </table:table-cell>
          <table:table-cell office:value-type="float" office:value="4595" calcext:value-type="float">
            <text:p>4595</text:p>
          </table:table-cell>
          <table:table-cell office:value-type="float" office:value="4282" calcext:value-type="float">
            <text:p>428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0</text:p>
          </table:table-cell>
          <table:table-cell office:value-type="string" calcext:value-type="string">
            <text:p>Villecroze</text:p>
          </table:table-cell>
          <table:table-cell office:value-type="string" calcext:value-type="string">
            <text:p>VILLECROZE</text:p>
          </table:table-cell>
          <table:table-cell table:style-name="ce2" office:value-type="string" calcext:value-type="string">
            <text:p>83149</text:p>
          </table:table-cell>
          <table:table-cell office:value-type="string" calcext:value-type="string">
            <text:p>Commune simple</text:p>
          </table:table-cell>
          <table:table-cell office:value-type="float" office:value="965412" calcext:value-type="float">
            <text:p>965412</text:p>
          </table:table-cell>
          <table:table-cell office:value-type="float" office:value="6279238" calcext:value-type="float">
            <text:p>6279238</text:p>
          </table:table-cell>
          <table:table-cell office:value-type="float" office:value="2068" calcext:value-type="float">
            <text:p>2068</text:p>
          </table:table-cell>
          <table:table-cell office:value-type="float" office:value="1466" calcext:value-type="float">
            <text:p>146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1</text:p>
          </table:table-cell>
          <table:table-cell office:value-type="string" calcext:value-type="string">
            <text:p>Vérignon</text:p>
          </table:table-cell>
          <table:table-cell office:value-type="string" calcext:value-type="string">
            <text:p>VERIGNON</text:p>
          </table:table-cell>
          <table:table-cell table:style-name="ce2" office:value-type="string" calcext:value-type="string">
            <text:p>83147</text:p>
          </table:table-cell>
          <table:table-cell office:value-type="string" calcext:value-type="string">
            <text:p>Commune simple</text:p>
          </table:table-cell>
          <table:table-cell office:value-type="float" office:value="964743" calcext:value-type="float">
            <text:p>964743</text:p>
          </table:table-cell>
          <table:table-cell office:value-type="float" office:value="6289873" calcext:value-type="float">
            <text:p>6289873</text:p>
          </table:table-cell>
          <table:table-cell office:value-type="float" office:value="3690" calcext:value-type="float">
            <text:p>369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2</text:p>
          </table:table-cell>
          <table:table-cell office:value-type="string" calcext:value-type="string">
            <text:p>Aiguines</text:p>
          </table:table-cell>
          <table:table-cell office:value-type="string" calcext:value-type="string">
            <text:p>AIGUINES</text:p>
          </table:table-cell>
          <table:table-cell table:style-name="ce2" office:value-type="string" calcext:value-type="string">
            <text:p>83002</text:p>
          </table:table-cell>
          <table:table-cell office:value-type="string" calcext:value-type="string">
            <text:p>Commune simple</text:p>
          </table:table-cell>
          <table:table-cell office:value-type="float" office:value="966260" calcext:value-type="float">
            <text:p>966260</text:p>
          </table:table-cell>
          <table:table-cell office:value-type="float" office:value="6298522" calcext:value-type="float">
            <text:p>6298522</text:p>
          </table:table-cell>
          <table:table-cell office:value-type="float" office:value="11433" calcext:value-type="float">
            <text:p>11433</text:p>
          </table:table-cell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2</text:p>
          </table:table-cell>
          <table:table-cell office:value-type="string" calcext:value-type="string">
            <text:p>Salernes</text:p>
          </table:table-cell>
          <table:table-cell office:value-type="string" calcext:value-type="string">
            <text:p>SALERNES</text:p>
          </table:table-cell>
          <table:table-cell table:style-name="ce2" office:value-type="string" calcext:value-type="string">
            <text:p>83121</text:p>
          </table:table-cell>
          <table:table-cell office:value-type="string" calcext:value-type="string">
            <text:p>Commune simple</text:p>
          </table:table-cell>
          <table:table-cell office:value-type="float" office:value="961712" calcext:value-type="float">
            <text:p>961712</text:p>
          </table:table-cell>
          <table:table-cell office:value-type="float" office:value="6279187" calcext:value-type="float">
            <text:p>6279187</text:p>
          </table:table-cell>
          <table:table-cell office:value-type="float" office:value="3930" calcext:value-type="float">
            <text:p>3930</text:p>
          </table:table-cell>
          <table:table-cell office:value-type="float" office:value="3800" calcext:value-type="float">
            <text:p>380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5</text:p>
          </table:table-cell>
          <table:table-cell office:value-type="string" calcext:value-type="string">
            <text:p>Moissac-Bellevue</text:p>
          </table:table-cell>
          <table:table-cell office:value-type="string" calcext:value-type="string">
            <text:p>MOISSAC-BELLEVUE</text:p>
          </table:table-cell>
          <table:table-cell table:style-name="ce2" office:value-type="string" calcext:value-type="string">
            <text:p>83078</text:p>
          </table:table-cell>
          <table:table-cell office:value-type="string" calcext:value-type="string">
            <text:p>Commune simple</text:p>
          </table:table-cell>
          <table:table-cell office:value-type="float" office:value="955489" calcext:value-type="float">
            <text:p>955489</text:p>
          </table:table-cell>
          <table:table-cell office:value-type="float" office:value="6287885" calcext:value-type="float">
            <text:p>6287885</text:p>
          </table:table-cell>
          <table:table-cell office:value-type="float" office:value="2059" calcext:value-type="float">
            <text:p>2059</text:p>
          </table:table-cell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5</text:p>
          </table:table-cell>
          <table:table-cell office:value-type="string" calcext:value-type="string">
            <text:p>Artignosc-sur-Verdon</text:p>
          </table:table-cell>
          <table:table-cell office:value-type="string" calcext:value-type="string">
            <text:p>ARTIGNOSC-SUR-VERDON</text:p>
          </table:table-cell>
          <table:table-cell table:style-name="ce2" office:value-type="string" calcext:value-type="string">
            <text:p>83005</text:p>
          </table:table-cell>
          <table:table-cell office:value-type="string" calcext:value-type="string">
            <text:p>Commune simple</text:p>
          </table:table-cell>
          <table:table-cell office:value-type="float" office:value="950615" calcext:value-type="float">
            <text:p>950615</text:p>
          </table:table-cell>
          <table:table-cell office:value-type="float" office:value="6292996" calcext:value-type="float">
            <text:p>6292996</text:p>
          </table:table-cell>
          <table:table-cell office:value-type="float" office:value="1853" calcext:value-type="float">
            <text:p>1853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8</text:p>
          </table:table-cell>
          <table:table-cell office:value-type="string" calcext:value-type="string">
            <text:p>Saint-Julien</text:p>
          </table:table-cell>
          <table:table-cell office:value-type="string" calcext:value-type="string">
            <text:p>SAINT-JULIEN</text:p>
          </table:table-cell>
          <table:table-cell table:style-name="ce2" office:value-type="string" calcext:value-type="string">
            <text:p>83113</text:p>
          </table:table-cell>
          <table:table-cell office:value-type="string" calcext:value-type="string">
            <text:p>Commune simple</text:p>
          </table:table-cell>
          <table:table-cell office:value-type="float" office:value="934873" calcext:value-type="float">
            <text:p>934873</text:p>
          </table:table-cell>
          <table:table-cell office:value-type="float" office:value="6293801" calcext:value-type="float">
            <text:p>6293801</text:p>
          </table:table-cell>
          <table:table-cell office:value-type="float" office:value="7588" calcext:value-type="float">
            <text:p>7588</text:p>
          </table:table-cell>
          <table:table-cell office:value-type="float" office:value="2406" calcext:value-type="float">
            <text:p>240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1</text:p>
          </table:table-cell>
          <table:table-cell office:value-type="string" calcext:value-type="string">
            <text:p>Bauduen</text:p>
          </table:table-cell>
          <table:table-cell office:value-type="string" calcext:value-type="string">
            <text:p>BAUDUEN</text:p>
          </table:table-cell>
          <table:table-cell table:style-name="ce2" office:value-type="string" calcext:value-type="string">
            <text:p>83015</text:p>
          </table:table-cell>
          <table:table-cell office:value-type="string" calcext:value-type="string">
            <text:p>Commune simple</text:p>
          </table:table-cell>
          <table:table-cell office:value-type="float" office:value="958276" calcext:value-type="float">
            <text:p>958276</text:p>
          </table:table-cell>
          <table:table-cell office:value-type="float" office:value="6295417" calcext:value-type="float">
            <text:p>6295417</text:p>
          </table:table-cell>
          <table:table-cell office:value-type="float" office:value="4745" calcext:value-type="float">
            <text:p>4745</text:p>
          </table:table-cell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3</text:p>
          </table:table-cell>
          <table:table-cell office:value-type="string" calcext:value-type="string">
            <text:p>Régusse</text:p>
          </table:table-cell>
          <table:table-cell office:value-type="string" calcext:value-type="string">
            <text:p>REGUSSE</text:p>
          </table:table-cell>
          <table:table-cell table:style-name="ce2" office:value-type="string" calcext:value-type="string">
            <text:p>83102</text:p>
          </table:table-cell>
          <table:table-cell office:value-type="string" calcext:value-type="string">
            <text:p>Commune simple</text:p>
          </table:table-cell>
          <table:table-cell office:value-type="float" office:value="951697" calcext:value-type="float">
            <text:p>951697</text:p>
          </table:table-cell>
          <table:table-cell office:value-type="float" office:value="6289790" calcext:value-type="float">
            <text:p>6289790</text:p>
          </table:table-cell>
          <table:table-cell office:value-type="float" office:value="3530" calcext:value-type="float">
            <text:p>3530</text:p>
          </table:table-cell>
          <table:table-cell office:value-type="float" office:value="2625" calcext:value-type="float">
            <text:p>262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6</text:p>
          </table:table-cell>
          <table:table-cell office:value-type="string" calcext:value-type="string">
            <text:p>Montmeyan</text:p>
          </table:table-cell>
          <table:table-cell office:value-type="string" calcext:value-type="string">
            <text:p>MONTMEYAN</text:p>
          </table:table-cell>
          <table:table-cell table:style-name="ce2" office:value-type="string" calcext:value-type="string">
            <text:p>83084</text:p>
          </table:table-cell>
          <table:table-cell office:value-type="string" calcext:value-type="string">
            <text:p>Commune simple</text:p>
          </table:table-cell>
          <table:table-cell office:value-type="float" office:value="947281" calcext:value-type="float">
            <text:p>947281</text:p>
          </table:table-cell>
          <table:table-cell office:value-type="float" office:value="6289029" calcext:value-type="float">
            <text:p>6289029</text:p>
          </table:table-cell>
          <table:table-cell office:value-type="float" office:value="3943" calcext:value-type="float">
            <text:p>3943</text:p>
          </table:table-cell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8</text:p>
          </table:table-cell>
          <table:table-cell office:value-type="string" calcext:value-type="string">
            <text:p>Vins-sur-Caramy</text:p>
          </table:table-cell>
          <table:table-cell office:value-type="string" calcext:value-type="string">
            <text:p>VINS-SUR-CARAMY</text:p>
          </table:table-cell>
          <table:table-cell table:style-name="ce2" office:value-type="string" calcext:value-type="string">
            <text:p>83151</text:p>
          </table:table-cell>
          <table:table-cell office:value-type="string" calcext:value-type="string">
            <text:p>Commune simple</text:p>
          </table:table-cell>
          <table:table-cell office:value-type="float" office:value="954687" calcext:value-type="float">
            <text:p>954687</text:p>
          </table:table-cell>
          <table:table-cell office:value-type="float" office:value="6264301" calcext:value-type="float">
            <text:p>6264301</text:p>
          </table:table-cell>
          <table:table-cell office:value-type="float" office:value="1630" calcext:value-type="float">
            <text:p>1630</text:p>
          </table:table-cell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9</text:p>
          </table:table-cell>
          <table:table-cell office:value-type="string" calcext:value-type="string">
            <text:p>Ollières</text:p>
          </table:table-cell>
          <table:table-cell office:value-type="string" calcext:value-type="string">
            <text:p>OLLIERES</text:p>
          </table:table-cell>
          <table:table-cell table:style-name="ce2" office:value-type="string" calcext:value-type="string">
            <text:p>83089</text:p>
          </table:table-cell>
          <table:table-cell office:value-type="string" calcext:value-type="string">
            <text:p>Commune simple</text:p>
          </table:table-cell>
          <table:table-cell office:value-type="float" office:value="927585" calcext:value-type="float">
            <text:p>927585</text:p>
          </table:table-cell>
          <table:table-cell office:value-type="float" office:value="6271564" calcext:value-type="float">
            <text:p>6271564</text:p>
          </table:table-cell>
          <table:table-cell office:value-type="float" office:value="3966" calcext:value-type="float">
            <text:p>3966</text:p>
          </table:table-cell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5</text:p>
          </table:table-cell>
          <table:table-cell office:value-type="string" calcext:value-type="string">
            <text:p>Le Thoronet</text:p>
          </table:table-cell>
          <table:table-cell office:value-type="string" calcext:value-type="string">
            <text:p>LE THORONET</text:p>
          </table:table-cell>
          <table:table-cell table:style-name="ce2" office:value-type="string" calcext:value-type="string">
            <text:p>83136</text:p>
          </table:table-cell>
          <table:table-cell office:value-type="string" calcext:value-type="string">
            <text:p>Commune simple</text:p>
          </table:table-cell>
          <table:table-cell office:value-type="float" office:value="966476" calcext:value-type="float">
            <text:p>966476</text:p>
          </table:table-cell>
          <table:table-cell office:value-type="float" office:value="6267593" calcext:value-type="float">
            <text:p>6267593</text:p>
          </table:table-cell>
          <table:table-cell office:value-type="float" office:value="3753" calcext:value-type="float">
            <text:p>3753</text:p>
          </table:table-cell>
          <table:table-cell office:value-type="float" office:value="2507" calcext:value-type="float">
            <text:p>250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7</text:p>
          </table:table-cell>
          <table:table-cell office:value-type="string" calcext:value-type="string">
            <text:p>La Bouilladisse</text:p>
          </table:table-cell>
          <table:table-cell office:value-type="string" calcext:value-type="string">
            <text:p>LA BOUILLADISSE</text:p>
          </table:table-cell>
          <table:table-cell table:style-name="ce2" office:value-type="string" calcext:value-type="string">
            <text:p>13016</text:p>
          </table:table-cell>
          <table:table-cell office:value-type="string" calcext:value-type="string">
            <text:p>Commune simple</text:p>
          </table:table-cell>
          <table:table-cell office:value-type="float" office:value="912578" calcext:value-type="float">
            <text:p>912578</text:p>
          </table:table-cell>
          <table:table-cell office:value-type="float" office:value="6258504" calcext:value-type="float">
            <text:p>6258504</text:p>
          </table:table-cell>
          <table:table-cell office:value-type="float" office:value="1261" calcext:value-type="float">
            <text:p>1261</text:p>
          </table:table-cell>
          <table:table-cell office:value-type="float" office:value="6254" calcext:value-type="float">
            <text:p>625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1</text:p>
          </table:table-cell>
          <table:table-cell office:value-type="string" calcext:value-type="string">
            <text:p>Belcodène</text:p>
          </table:table-cell>
          <table:table-cell office:value-type="string" calcext:value-type="string">
            <text:p>BELCODENE</text:p>
          </table:table-cell>
          <table:table-cell table:style-name="ce2" office:value-type="string" calcext:value-type="string">
            <text:p>13013</text:p>
          </table:table-cell>
          <table:table-cell office:value-type="string" calcext:value-type="string">
            <text:p>Commune simple</text:p>
          </table:table-cell>
          <table:table-cell office:value-type="float" office:value="909376" calcext:value-type="float">
            <text:p>909376</text:p>
          </table:table-cell>
          <table:table-cell office:value-type="float" office:value="6261687" calcext:value-type="float">
            <text:p>6261687</text:p>
          </table:table-cell>
          <table:table-cell office:value-type="float" office:value="1297" calcext:value-type="float">
            <text:p>1297</text:p>
          </table:table-cell>
          <table:table-cell office:value-type="float" office:value="1919" calcext:value-type="float">
            <text:p>191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3</text:p>
          </table:table-cell>
          <table:table-cell office:value-type="string" calcext:value-type="string">
            <text:p>Mimet</text:p>
          </table:table-cell>
          <table:table-cell office:value-type="string" calcext:value-type="string">
            <text:p>MIMET</text:p>
          </table:table-cell>
          <table:table-cell table:style-name="ce2" office:value-type="string" calcext:value-type="string">
            <text:p>13062</text:p>
          </table:table-cell>
          <table:table-cell office:value-type="string" calcext:value-type="string">
            <text:p>Commune simple</text:p>
          </table:table-cell>
          <table:table-cell office:value-type="float" office:value="902509" calcext:value-type="float">
            <text:p>902509</text:p>
          </table:table-cell>
          <table:table-cell office:value-type="float" office:value="6259679" calcext:value-type="float">
            <text:p>6259679</text:p>
          </table:table-cell>
          <table:table-cell office:value-type="float" office:value="1870" calcext:value-type="float">
            <text:p>1870</text:p>
          </table:table-cell>
          <table:table-cell office:value-type="float" office:value="4348" calcext:value-type="float">
            <text:p>434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50</text:p>
          </table:table-cell>
          <table:table-cell office:value-type="string" calcext:value-type="string">
            <text:p>Gémenos</text:p>
          </table:table-cell>
          <table:table-cell office:value-type="string" calcext:value-type="string">
            <text:p>GEMENOS</text:p>
          </table:table-cell>
          <table:table-cell table:style-name="ce2" office:value-type="string" calcext:value-type="string">
            <text:p>13042</text:p>
          </table:table-cell>
          <table:table-cell office:value-type="string" calcext:value-type="string">
            <text:p>Commune simple</text:p>
          </table:table-cell>
          <table:table-cell office:value-type="float" office:value="915258" calcext:value-type="float">
            <text:p>915258</text:p>
          </table:table-cell>
          <table:table-cell office:value-type="float" office:value="6247528" calcext:value-type="float">
            <text:p>6247528</text:p>
          </table:table-cell>
          <table:table-cell office:value-type="float" office:value="3275" calcext:value-type="float">
            <text:p>3275</text:p>
          </table:table-cell>
          <table:table-cell office:value-type="float" office:value="6551" calcext:value-type="float">
            <text:p>655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44</text:p>
          </table:table-cell>
          <table:table-cell office:value-type="string" calcext:value-type="string">
            <text:p>La Ciotat</text:p>
          </table:table-cell>
          <table:table-cell office:value-type="string" calcext:value-type="string">
            <text:p>LA CIOTAT</text:p>
          </table:table-cell>
          <table:table-cell table:style-name="ce2" office:value-type="string" calcext:value-type="string">
            <text:p>13028</text:p>
          </table:table-cell>
          <table:table-cell office:value-type="string" calcext:value-type="string">
            <text:p>Commune simple</text:p>
          </table:table-cell>
          <table:table-cell office:value-type="float" office:value="911155" calcext:value-type="float">
            <text:p>911155</text:p>
          </table:table-cell>
          <table:table-cell office:value-type="float" office:value="6235744" calcext:value-type="float">
            <text:p>6235744</text:p>
          </table:table-cell>
          <table:table-cell office:value-type="float" office:value="3146" calcext:value-type="float">
            <text:p>3146</text:p>
          </table:table-cell>
          <table:table-cell office:value-type="float" office:value="35281" calcext:value-type="float">
            <text:p>3528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0</text:p>
          </table:table-cell>
          <table:table-cell office:value-type="string" calcext:value-type="string">
            <text:p>Cadolive</text:p>
          </table:table-cell>
          <table:table-cell office:value-type="string" calcext:value-type="string">
            <text:p>CADOLIVE</text:p>
          </table:table-cell>
          <table:table-cell table:style-name="ce2" office:value-type="string" calcext:value-type="string">
            <text:p>13020</text:p>
          </table:table-cell>
          <table:table-cell office:value-type="string" calcext:value-type="string">
            <text:p>Commune simple</text:p>
          </table:table-cell>
          <table:table-cell office:value-type="float" office:value="905417" calcext:value-type="float">
            <text:p>905417</text:p>
          </table:table-cell>
          <table:table-cell office:value-type="float" office:value="6258313" calcext:value-type="float">
            <text:p>6258313</text:p>
          </table:table-cell>
          <table:table-cell office:value-type="float" office:value="418" calcext:value-type="float">
            <text:p>418</text:p>
          </table:table-cell>
          <table:table-cell office:value-type="float" office:value="2162" calcext:value-type="float">
            <text:p>216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404</text:p>
          </table:table-cell>
          <table:table-cell office:value-type="string" calcext:value-type="string">
            <text:p>Ceyreste</text:p>
          </table:table-cell>
          <table:table-cell office:value-type="string" calcext:value-type="string">
            <text:p>CEYRESTE</text:p>
          </table:table-cell>
          <table:table-cell table:style-name="ce2" office:value-type="string" calcext:value-type="string">
            <text:p>13023</text:p>
          </table:table-cell>
          <table:table-cell office:value-type="string" calcext:value-type="string">
            <text:p>Commune simple</text:p>
          </table:table-cell>
          <table:table-cell office:value-type="float" office:value="914132" calcext:value-type="float">
            <text:p>914132</text:p>
          </table:table-cell>
          <table:table-cell office:value-type="float" office:value="6239385" calcext:value-type="float">
            <text:p>6239385</text:p>
          </table:table-cell>
          <table:table-cell office:value-type="float" office:value="2261" calcext:value-type="float">
            <text:p>2261</text:p>
          </table:table-cell>
          <table:table-cell office:value-type="float" office:value="4656" calcext:value-type="float">
            <text:p>465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8</text:p>
          </table:table-cell>
          <table:table-cell office:value-type="string" calcext:value-type="string">
            <text:p>Saint-Zacharie</text:p>
          </table:table-cell>
          <table:table-cell office:value-type="string" calcext:value-type="string">
            <text:p>SAINT-ZACHARIE</text:p>
          </table:table-cell>
          <table:table-cell table:style-name="ce2" office:value-type="string" calcext:value-type="string">
            <text:p>83120</text:p>
          </table:table-cell>
          <table:table-cell office:value-type="string" calcext:value-type="string">
            <text:p>Commune simple</text:p>
          </table:table-cell>
          <table:table-cell office:value-type="float" office:value="920231" calcext:value-type="float">
            <text:p>920231</text:p>
          </table:table-cell>
          <table:table-cell office:value-type="float" office:value="6256962" calcext:value-type="float">
            <text:p>6256962</text:p>
          </table:table-cell>
          <table:table-cell office:value-type="float" office:value="2702" calcext:value-type="float">
            <text:p>2702</text:p>
          </table:table-cell>
          <table:table-cell office:value-type="float" office:value="5993" calcext:value-type="float">
            <text:p>599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72</text:p>
          </table:table-cell>
          <table:table-cell office:value-type="string" calcext:value-type="string">
            <text:p>Peypin</text:p>
          </table:table-cell>
          <table:table-cell office:value-type="string" calcext:value-type="string">
            <text:p>PEYPIN</text:p>
          </table:table-cell>
          <table:table-cell table:style-name="ce2" office:value-type="string" calcext:value-type="string">
            <text:p>13073</text:p>
          </table:table-cell>
          <table:table-cell office:value-type="string" calcext:value-type="string">
            <text:p>Commune simple</text:p>
          </table:table-cell>
          <table:table-cell office:value-type="float" office:value="908292" calcext:value-type="float">
            <text:p>908292</text:p>
          </table:table-cell>
          <table:table-cell office:value-type="float" office:value="6257077" calcext:value-type="float">
            <text:p>6257077</text:p>
          </table:table-cell>
          <table:table-cell office:value-type="float" office:value="1335" calcext:value-type="float">
            <text:p>1335</text:p>
          </table:table-cell>
          <table:table-cell office:value-type="float" office:value="5547" calcext:value-type="float">
            <text:p>554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0</text:p>
          </table:table-cell>
          <table:table-cell office:value-type="string" calcext:value-type="string">
            <text:p>Vauvenargues</text:p>
          </table:table-cell>
          <table:table-cell office:value-type="string" calcext:value-type="string">
            <text:p>VAUVENARGUES</text:p>
          </table:table-cell>
          <table:table-cell table:style-name="ce2" office:value-type="string" calcext:value-type="string">
            <text:p>13111</text:p>
          </table:table-cell>
          <table:table-cell office:value-type="string" calcext:value-type="string">
            <text:p>Commune simple</text:p>
          </table:table-cell>
          <table:table-cell office:value-type="float" office:value="912424" calcext:value-type="float">
            <text:p>912424</text:p>
          </table:table-cell>
          <table:table-cell office:value-type="float" office:value="6277108" calcext:value-type="float">
            <text:p>6277108</text:p>
          </table:table-cell>
          <table:table-cell office:value-type="float" office:value="5431" calcext:value-type="float">
            <text:p>5431</text:p>
          </table:table-cell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70</text:p>
          </table:table-cell>
          <table:table-cell office:value-type="string" calcext:value-type="string">
            <text:p>La Destrousse</text:p>
          </table:table-cell>
          <table:table-cell office:value-type="string" calcext:value-type="string">
            <text:p>LA DESTROUSSE</text:p>
          </table:table-cell>
          <table:table-cell table:style-name="ce2" office:value-type="string" calcext:value-type="string">
            <text:p>13031</text:p>
          </table:table-cell>
          <table:table-cell office:value-type="string" calcext:value-type="string">
            <text:p>Commune simple</text:p>
          </table:table-cell>
          <table:table-cell office:value-type="float" office:value="910664" calcext:value-type="float">
            <text:p>910664</text:p>
          </table:table-cell>
          <table:table-cell office:value-type="float" office:value="6256759" calcext:value-type="float">
            <text:p>6256759</text:p>
          </table:table-cell>
          <table:table-cell office:value-type="float" office:value="293" calcext:value-type="float">
            <text:p>293</text:p>
          </table:table-cell>
          <table:table-cell office:value-type="float" office:value="3757" calcext:value-type="float">
            <text:p>375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9</text:p>
          </table:table-cell>
          <table:table-cell office:value-type="string" calcext:value-type="string">
            <text:p>Gréasque</text:p>
          </table:table-cell>
          <table:table-cell office:value-type="string" calcext:value-type="string">
            <text:p>GREASQUE</text:p>
          </table:table-cell>
          <table:table-cell table:style-name="ce2" office:value-type="string" calcext:value-type="string">
            <text:p>13046</text:p>
          </table:table-cell>
          <table:table-cell office:value-type="string" calcext:value-type="string">
            <text:p>Commune simple</text:p>
          </table:table-cell>
          <table:table-cell office:value-type="float" office:value="906301" calcext:value-type="float">
            <text:p>906301</text:p>
          </table:table-cell>
          <table:table-cell office:value-type="float" office:value="6262117" calcext:value-type="float">
            <text:p>6262117</text:p>
          </table:table-cell>
          <table:table-cell office:value-type="float" office:value="615" calcext:value-type="float">
            <text:p>615</text:p>
          </table:table-cell>
          <table:table-cell office:value-type="float" office:value="4253" calcext:value-type="float">
            <text:p>425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2</text:p>
          </table:table-cell>
          <table:table-cell office:value-type="string" calcext:value-type="string">
            <text:p>Puyloubier</text:p>
          </table:table-cell>
          <table:table-cell office:value-type="string" calcext:value-type="string">
            <text:p>PUYLOUBIER</text:p>
          </table:table-cell>
          <table:table-cell table:style-name="ce2" office:value-type="string" calcext:value-type="string">
            <text:p>13079</text:p>
          </table:table-cell>
          <table:table-cell office:value-type="string" calcext:value-type="string">
            <text:p>Commune simple</text:p>
          </table:table-cell>
          <table:table-cell office:value-type="float" office:value="916482" calcext:value-type="float">
            <text:p>916482</text:p>
          </table:table-cell>
          <table:table-cell office:value-type="float" office:value="6272647" calcext:value-type="float">
            <text:p>6272647</text:p>
          </table:table-cell>
          <table:table-cell office:value-type="float" office:value="4085" calcext:value-type="float">
            <text:p>4085</text:p>
          </table:table-cell>
          <table:table-cell office:value-type="float" office:value="1779" calcext:value-type="float">
            <text:p>177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71</text:p>
          </table:table-cell>
          <table:table-cell office:value-type="string" calcext:value-type="string">
            <text:p>Auriol</text:p>
          </table:table-cell>
          <table:table-cell office:value-type="string" calcext:value-type="string">
            <text:p>AURIOL</text:p>
          </table:table-cell>
          <table:table-cell table:style-name="ce2" office:value-type="string" calcext:value-type="string">
            <text:p>13007</text:p>
          </table:table-cell>
          <table:table-cell office:value-type="string" calcext:value-type="string">
            <text:p>Commune simple</text:p>
          </table:table-cell>
          <table:table-cell office:value-type="float" office:value="915362" calcext:value-type="float">
            <text:p>915362</text:p>
          </table:table-cell>
          <table:table-cell office:value-type="float" office:value="6254506" calcext:value-type="float">
            <text:p>6254506</text:p>
          </table:table-cell>
          <table:table-cell office:value-type="float" office:value="4464" calcext:value-type="float">
            <text:p>4464</text:p>
          </table:table-cell>
          <table:table-cell office:value-type="float" office:value="12771" calcext:value-type="float">
            <text:p>1277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8</text:p>
          </table:table-cell>
          <table:table-cell office:value-type="string" calcext:value-type="string">
            <text:p>Saint-Savournin</text:p>
          </table:table-cell>
          <table:table-cell office:value-type="string" calcext:value-type="string">
            <text:p>SAINT-SAVOURNIN</text:p>
          </table:table-cell>
          <table:table-cell table:style-name="ce2" office:value-type="string" calcext:value-type="string">
            <text:p>13101</text:p>
          </table:table-cell>
          <table:table-cell office:value-type="string" calcext:value-type="string">
            <text:p>Commune simple</text:p>
          </table:table-cell>
          <table:table-cell office:value-type="float" office:value="905202" calcext:value-type="float">
            <text:p>905202</text:p>
          </table:table-cell>
          <table:table-cell office:value-type="float" office:value="6259800" calcext:value-type="float">
            <text:p>6259800</text:p>
          </table:table-cell>
          <table:table-cell office:value-type="float" office:value="589" calcext:value-type="float">
            <text:p>589</text:p>
          </table:table-cell>
          <table:table-cell office:value-type="float" office:value="3384" calcext:value-type="float">
            <text:p>338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0</text:p>
          </table:table-cell>
          <table:table-cell office:value-type="string" calcext:value-type="string">
            <text:p>Montferrat</text:p>
          </table:table-cell>
          <table:table-cell office:value-type="string" calcext:value-type="string">
            <text:p>MONTFERRAT</text:p>
          </table:table-cell>
          <table:table-cell table:style-name="ce2" office:value-type="string" calcext:value-type="string">
            <text:p>83082</text:p>
          </table:table-cell>
          <table:table-cell office:value-type="string" calcext:value-type="string">
            <text:p>Commune simple</text:p>
          </table:table-cell>
          <table:table-cell office:value-type="float" office:value="980620" calcext:value-type="float">
            <text:p>980620</text:p>
          </table:table-cell>
          <table:table-cell office:value-type="float" office:value="6288193" calcext:value-type="float">
            <text:p>6288193</text:p>
          </table:table-cell>
          <table:table-cell office:value-type="float" office:value="3401" calcext:value-type="float">
            <text:p>3401</text:p>
          </table:table-cell>
          <table:table-cell office:value-type="float" office:value="1538" calcext:value-type="float">
            <text:p>153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4</text:p>
          </table:table-cell>
          <table:table-cell office:value-type="string" calcext:value-type="string">
            <text:p>Chorges</text:p>
          </table:table-cell>
          <table:table-cell office:value-type="string" calcext:value-type="string">
            <text:p>CHORGES</text:p>
          </table:table-cell>
          <table:table-cell table:style-name="ce2" office:value-type="string" calcext:value-type="string">
            <text:p>05040</text:p>
          </table:table-cell>
          <table:table-cell office:value-type="string" calcext:value-type="string">
            <text:p>Commune simple</text:p>
          </table:table-cell>
          <table:table-cell office:value-type="float" office:value="961180" calcext:value-type="float">
            <text:p>961180</text:p>
          </table:table-cell>
          <table:table-cell office:value-type="float" office:value="6389229" calcext:value-type="float">
            <text:p>6389229</text:p>
          </table:table-cell>
          <table:table-cell office:value-type="float" office:value="5334" calcext:value-type="float">
            <text:p>5334</text:p>
          </table:table-cell>
          <table:table-cell office:value-type="float" office:value="3055" calcext:value-type="float">
            <text:p>305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3</text:p>
          </table:table-cell>
          <table:table-cell office:value-type="string" calcext:value-type="string">
            <text:p>Sénas</text:p>
          </table:table-cell>
          <table:table-cell office:value-type="string" calcext:value-type="string">
            <text:p>SENAS</text:p>
          </table:table-cell>
          <table:table-cell table:style-name="ce2" office:value-type="string" calcext:value-type="string">
            <text:p>13105</text:p>
          </table:table-cell>
          <table:table-cell office:value-type="string" calcext:value-type="string">
            <text:p>Commune simple</text:p>
          </table:table-cell>
          <table:table-cell office:value-type="float" office:value="868147" calcext:value-type="float">
            <text:p>868147</text:p>
          </table:table-cell>
          <table:table-cell office:value-type="float" office:value="6295718" calcext:value-type="float">
            <text:p>6295718</text:p>
          </table:table-cell>
          <table:table-cell office:value-type="float" office:value="3061" calcext:value-type="float">
            <text:p>3061</text:p>
          </table:table-cell>
          <table:table-cell office:value-type="float" office:value="6930" calcext:value-type="float">
            <text:p>693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95</text:p>
          </table:table-cell>
          <table:table-cell office:value-type="string" calcext:value-type="string">
            <text:p>Saint-Pierre-d'Argençon</text:p>
          </table:table-cell>
          <table:table-cell office:value-type="string" calcext:value-type="string">
            <text:p>SAINT-PIERRE-D'ARGENCON</text:p>
          </table:table-cell>
          <table:table-cell table:style-name="ce2" office:value-type="string" calcext:value-type="string">
            <text:p>05154</text:p>
          </table:table-cell>
          <table:table-cell office:value-type="string" calcext:value-type="string">
            <text:p>Commune simple</text:p>
          </table:table-cell>
          <table:table-cell office:value-type="float" office:value="913422" calcext:value-type="float">
            <text:p>913422</text:p>
          </table:table-cell>
          <table:table-cell office:value-type="float" office:value="6383785" calcext:value-type="float">
            <text:p>6383785</text:p>
          </table:table-cell>
          <table:table-cell office:value-type="float" office:value="1881" calcext:value-type="float">
            <text:p>1881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9</text:p>
          </table:table-cell>
          <table:table-cell office:value-type="string" calcext:value-type="string">
            <text:p>Rousset</text:p>
          </table:table-cell>
          <table:table-cell office:value-type="string" calcext:value-type="string">
            <text:p>ROUSSET</text:p>
          </table:table-cell>
          <table:table-cell table:style-name="ce2" office:value-type="string" calcext:value-type="string">
            <text:p>05127</text:p>
          </table:table-cell>
          <table:table-cell office:value-type="string" calcext:value-type="string">
            <text:p>Commune simple</text:p>
          </table:table-cell>
          <table:table-cell office:value-type="float" office:value="959897" calcext:value-type="float">
            <text:p>959897</text:p>
          </table:table-cell>
          <table:table-cell office:value-type="float" office:value="6381631" calcext:value-type="float">
            <text:p>6381631</text:p>
          </table:table-cell>
          <table:table-cell office:value-type="float" office:value="1438" calcext:value-type="float">
            <text:p>1438</text:p>
          </table:table-cell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4</text:p>
          </table:table-cell>
          <table:table-cell office:value-type="string" calcext:value-type="string">
            <text:p>Nans-les-Pins</text:p>
          </table:table-cell>
          <table:table-cell office:value-type="string" calcext:value-type="string">
            <text:p>NANS-LES-PINS</text:p>
          </table:table-cell>
          <table:table-cell table:style-name="ce2" office:value-type="string" calcext:value-type="string">
            <text:p>83087</text:p>
          </table:table-cell>
          <table:table-cell office:value-type="string" calcext:value-type="string">
            <text:p>Commune simple</text:p>
          </table:table-cell>
          <table:table-cell office:value-type="float" office:value="925906" calcext:value-type="float">
            <text:p>925906</text:p>
          </table:table-cell>
          <table:table-cell office:value-type="float" office:value="6257674" calcext:value-type="float">
            <text:p>6257674</text:p>
          </table:table-cell>
          <table:table-cell office:value-type="float" office:value="4799" calcext:value-type="float">
            <text:p>4799</text:p>
          </table:table-cell>
          <table:table-cell office:value-type="float" office:value="4802" calcext:value-type="float">
            <text:p>480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107</text:p>
          </table:table-cell>
          <table:table-cell office:value-type="string" calcext:value-type="string">
            <text:p>Sarrians</text:p>
          </table:table-cell>
          <table:table-cell office:value-type="string" calcext:value-type="string">
            <text:p>SARRIANS</text:p>
          </table:table-cell>
          <table:table-cell table:style-name="ce2" office:value-type="string" calcext:value-type="string">
            <text:p>84122</text:p>
          </table:table-cell>
          <table:table-cell office:value-type="string" calcext:value-type="string">
            <text:p>Commune simple</text:p>
          </table:table-cell>
          <table:table-cell office:value-type="float" office:value="856439" calcext:value-type="float">
            <text:p>856439</text:p>
          </table:table-cell>
          <table:table-cell office:value-type="float" office:value="6335656" calcext:value-type="float">
            <text:p>6335656</text:p>
          </table:table-cell>
          <table:table-cell office:value-type="float" office:value="3749" calcext:value-type="float">
            <text:p>3749</text:p>
          </table:table-cell>
          <table:table-cell office:value-type="float" office:value="6088" calcext:value-type="float">
            <text:p>608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38</text:p>
          </table:table-cell>
          <table:table-cell office:value-type="string" calcext:value-type="string">
            <text:p>Saint-Sauveur-sur-Tinée</text:p>
          </table:table-cell>
          <table:table-cell office:value-type="string" calcext:value-type="string">
            <text:p>SAINT-SAUVEUR-SUR-TINEE</text:p>
          </table:table-cell>
          <table:table-cell table:style-name="ce2" office:value-type="string" calcext:value-type="string">
            <text:p>06129</text:p>
          </table:table-cell>
          <table:table-cell office:value-type="string" calcext:value-type="string">
            <text:p>Commune simple</text:p>
          </table:table-cell>
          <table:table-cell office:value-type="float" office:value="1029862" calcext:value-type="float">
            <text:p>1029862</text:p>
          </table:table-cell>
          <table:table-cell office:value-type="float" office:value="6344243" calcext:value-type="float">
            <text:p>6344243</text:p>
          </table:table-cell>
          <table:table-cell office:value-type="float" office:value="3228" calcext:value-type="float">
            <text:p>3228</text:p>
          </table:table-cell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6</text:p>
          </table:table-cell>
          <table:table-cell office:value-type="string" calcext:value-type="string">
            <text:p>Fuveau</text:p>
          </table:table-cell>
          <table:table-cell office:value-type="string" calcext:value-type="string">
            <text:p>FUVEAU</text:p>
          </table:table-cell>
          <table:table-cell table:style-name="ce2" office:value-type="string" calcext:value-type="string">
            <text:p>13040</text:p>
          </table:table-cell>
          <table:table-cell office:value-type="string" calcext:value-type="string">
            <text:p>Commune simple</text:p>
          </table:table-cell>
          <table:table-cell office:value-type="float" office:value="906604" calcext:value-type="float">
            <text:p>906604</text:p>
          </table:table-cell>
          <table:table-cell office:value-type="float" office:value="6265372" calcext:value-type="float">
            <text:p>6265372</text:p>
          </table:table-cell>
          <table:table-cell office:value-type="float" office:value="3002" calcext:value-type="float">
            <text:p>3002</text:p>
          </table:table-cell>
          <table:table-cell office:value-type="float" office:value="10157" calcext:value-type="float">
            <text:p>1015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36</text:p>
          </table:table-cell>
          <table:table-cell office:value-type="string" calcext:value-type="string">
            <text:p>Laye</text:p>
          </table:table-cell>
          <table:table-cell office:value-type="string" calcext:value-type="string">
            <text:p>LAYE</text:p>
          </table:table-cell>
          <table:table-cell table:style-name="ce2" office:value-type="string" calcext:value-type="string">
            <text:p>05072</text:p>
          </table:table-cell>
          <table:table-cell office:value-type="string" calcext:value-type="string">
            <text:p>Commune simple</text:p>
          </table:table-cell>
          <table:table-cell office:value-type="float" office:value="943398" calcext:value-type="float">
            <text:p>943398</text:p>
          </table:table-cell>
          <table:table-cell office:value-type="float" office:value="6398683" calcext:value-type="float">
            <text:p>6398683</text:p>
          </table:table-cell>
          <table:table-cell office:value-type="float" office:value="1055" calcext:value-type="float">
            <text:p>1055</text:p>
          </table:table-cell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86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S</text:p>
          </table:table-cell>
          <table:table-cell table:style-name="ce2" office:value-type="string" calcext:value-type="string">
            <text:p>13044</text:p>
          </table:table-cell>
          <table:table-cell office:value-type="string" calcext:value-type="string">
            <text:p>Commune simple</text:p>
          </table:table-cell>
          <table:table-cell office:value-type="float" office:value="864540" calcext:value-type="float">
            <text:p>864540</text:p>
          </table:table-cell>
          <table:table-cell office:value-type="float" office:value="6281911" calcext:value-type="float">
            <text:p>6281911</text:p>
          </table:table-cell>
          <table:table-cell office:value-type="float" office:value="2760" calcext:value-type="float">
            <text:p>2760</text:p>
          </table:table-cell>
          <table:table-cell office:value-type="float" office:value="5120" calcext:value-type="float">
            <text:p>512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401</text:p>
          </table:table-cell>
          <table:table-cell office:value-type="string" calcext:value-type="string">
            <text:p>Le Beausset</text:p>
          </table:table-cell>
          <table:table-cell office:value-type="string" calcext:value-type="string">
            <text:p>LE BEAUSSET</text:p>
          </table:table-cell>
          <table:table-cell table:style-name="ce2" office:value-type="string" calcext:value-type="string">
            <text:p>83016</text:p>
          </table:table-cell>
          <table:table-cell office:value-type="string" calcext:value-type="string">
            <text:p>Commune simple</text:p>
          </table:table-cell>
          <table:table-cell office:value-type="float" office:value="929643" calcext:value-type="float">
            <text:p>929643</text:p>
          </table:table-cell>
          <table:table-cell office:value-type="float" office:value="6238745" calcext:value-type="float">
            <text:p>6238745</text:p>
          </table:table-cell>
          <table:table-cell office:value-type="float" office:value="3595" calcext:value-type="float">
            <text:p>3595</text:p>
          </table:table-cell>
          <table:table-cell office:value-type="float" office:value="9790" calcext:value-type="float">
            <text:p>979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0</text:p>
          </table:table-cell>
          <table:table-cell office:value-type="string" calcext:value-type="string">
            <text:p>Massoins</text:p>
          </table:table-cell>
          <table:table-cell office:value-type="string" calcext:value-type="string">
            <text:p>MASSOINS</text:p>
          </table:table-cell>
          <table:table-cell table:style-name="ce2" office:value-type="string" calcext:value-type="string">
            <text:p>06082</text:p>
          </table:table-cell>
          <table:table-cell office:value-type="string" calcext:value-type="string">
            <text:p>Commune simple</text:p>
          </table:table-cell>
          <table:table-cell office:value-type="float" office:value="1031384" calcext:value-type="float">
            <text:p>1031384</text:p>
          </table:table-cell>
          <table:table-cell office:value-type="float" office:value="6325074" calcext:value-type="float">
            <text:p>6325074</text:p>
          </table:table-cell>
          <table:table-cell office:value-type="float" office:value="1213" calcext:value-type="float">
            <text:p>1213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70</text:p>
          </table:table-cell>
          <table:table-cell office:value-type="string" calcext:value-type="string">
            <text:p>Éourres</text:p>
          </table:table-cell>
          <table:table-cell office:value-type="string" calcext:value-type="string">
            <text:p>EOURRES</text:p>
          </table:table-cell>
          <table:table-cell table:style-name="ce2" office:value-type="string" calcext:value-type="string">
            <text:p>05047</text:p>
          </table:table-cell>
          <table:table-cell office:value-type="string" calcext:value-type="string">
            <text:p>Commune simple</text:p>
          </table:table-cell>
          <table:table-cell office:value-type="float" office:value="918224" calcext:value-type="float">
            <text:p>918224</text:p>
          </table:table-cell>
          <table:table-cell office:value-type="float" office:value="6349611" calcext:value-type="float">
            <text:p>6349611</text:p>
          </table:table-cell>
          <table:table-cell office:value-type="float" office:value="2647" calcext:value-type="float">
            <text:p>2647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30</text:p>
          </table:table-cell>
          <table:table-cell office:value-type="string" calcext:value-type="string">
            <text:p>Le Thor</text:p>
          </table:table-cell>
          <table:table-cell office:value-type="string" calcext:value-type="string">
            <text:p>LE THOR</text:p>
          </table:table-cell>
          <table:table-cell table:style-name="ce2" office:value-type="string" calcext:value-type="string">
            <text:p>84132</text:p>
          </table:table-cell>
          <table:table-cell office:value-type="string" calcext:value-type="string">
            <text:p>Commune simple</text:p>
          </table:table-cell>
          <table:table-cell office:value-type="float" office:value="860049" calcext:value-type="float">
            <text:p>860049</text:p>
          </table:table-cell>
          <table:table-cell office:value-type="float" office:value="6316408" calcext:value-type="float">
            <text:p>6316408</text:p>
          </table:table-cell>
          <table:table-cell office:value-type="float" office:value="3553" calcext:value-type="float">
            <text:p>3553</text:p>
          </table:table-cell>
          <table:table-cell office:value-type="float" office:value="8996" calcext:value-type="float">
            <text:p>899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5</text:p>
          </table:table-cell>
          <table:table-cell office:value-type="string" calcext:value-type="string">
            <text:p>Les Mujouls</text:p>
          </table:table-cell>
          <table:table-cell office:value-type="string" calcext:value-type="string">
            <text:p>LES MUJOULS</text:p>
          </table:table-cell>
          <table:table-cell table:style-name="ce2" office:value-type="string" calcext:value-type="string">
            <text:p>06087</text:p>
          </table:table-cell>
          <table:table-cell office:value-type="string" calcext:value-type="string">
            <text:p>Commune simple</text:p>
          </table:table-cell>
          <table:table-cell office:value-type="float" office:value="1009499" calcext:value-type="float">
            <text:p>1009499</text:p>
          </table:table-cell>
          <table:table-cell office:value-type="float" office:value="6315716" calcext:value-type="float">
            <text:p>6315716</text:p>
          </table:table-cell>
          <table:table-cell office:value-type="float" office:value="1455" calcext:value-type="float">
            <text:p>1455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00</text:p>
          </table:table-cell>
          <table:table-cell office:value-type="string" calcext:value-type="string">
            <text:p>Camps-la-Source</text:p>
          </table:table-cell>
          <table:table-cell office:value-type="string" calcext:value-type="string">
            <text:p>CAMPS-LA-SOURCE</text:p>
          </table:table-cell>
          <table:table-cell table:style-name="ce2" office:value-type="string" calcext:value-type="string">
            <text:p>83030</text:p>
          </table:table-cell>
          <table:table-cell office:value-type="string" calcext:value-type="string">
            <text:p>Commune simple</text:p>
          </table:table-cell>
          <table:table-cell office:value-type="float" office:value="952788" calcext:value-type="float">
            <text:p>952788</text:p>
          </table:table-cell>
          <table:table-cell office:value-type="float" office:value="6257426" calcext:value-type="float">
            <text:p>6257426</text:p>
          </table:table-cell>
          <table:table-cell office:value-type="float" office:value="2247" calcext:value-type="float">
            <text:p>2247</text:p>
          </table:table-cell>
          <table:table-cell office:value-type="float" office:value="1902" calcext:value-type="float">
            <text:p>190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2</text:p>
          </table:table-cell>
          <table:table-cell office:value-type="string" calcext:value-type="string">
            <text:p>Saint-Sauveur</text:p>
          </table:table-cell>
          <table:table-cell office:value-type="string" calcext:value-type="string">
            <text:p>SAINT-SAUVEUR</text:p>
          </table:table-cell>
          <table:table-cell table:style-name="ce2" office:value-type="string" calcext:value-type="string">
            <text:p>05156</text:p>
          </table:table-cell>
          <table:table-cell office:value-type="string" calcext:value-type="string">
            <text:p>Commune simple</text:p>
          </table:table-cell>
          <table:table-cell office:value-type="float" office:value="980552" calcext:value-type="float">
            <text:p>980552</text:p>
          </table:table-cell>
          <table:table-cell office:value-type="float" office:value="6388410" calcext:value-type="float">
            <text:p>6388410</text:p>
          </table:table-cell>
          <table:table-cell office:value-type="float" office:value="2418" calcext:value-type="float">
            <text:p>2418</text:p>
          </table:table-cell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3</text:p>
          </table:table-cell>
          <table:table-cell office:value-type="string" calcext:value-type="string">
            <text:p>Lioux</text:p>
          </table:table-cell>
          <table:table-cell office:value-type="string" calcext:value-type="string">
            <text:p>LIOUX</text:p>
          </table:table-cell>
          <table:table-cell table:style-name="ce2" office:value-type="string" calcext:value-type="string">
            <text:p>84066</text:p>
          </table:table-cell>
          <table:table-cell office:value-type="string" calcext:value-type="string">
            <text:p>Commune simple</text:p>
          </table:table-cell>
          <table:table-cell office:value-type="float" office:value="885495" calcext:value-type="float">
            <text:p>885495</text:p>
          </table:table-cell>
          <table:table-cell office:value-type="float" office:value="6323525" calcext:value-type="float">
            <text:p>6323525</text:p>
          </table:table-cell>
          <table:table-cell office:value-type="float" office:value="3889" calcext:value-type="float">
            <text:p>3889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6</text:p>
          </table:table-cell>
          <table:table-cell office:value-type="string" calcext:value-type="string">
            <text:p>Brue-Auriac</text:p>
          </table:table-cell>
          <table:table-cell office:value-type="string" calcext:value-type="string">
            <text:p>BRUE-AURIAC</text:p>
          </table:table-cell>
          <table:table-cell table:style-name="ce2" office:value-type="string" calcext:value-type="string">
            <text:p>83025</text:p>
          </table:table-cell>
          <table:table-cell office:value-type="string" calcext:value-type="string">
            <text:p>Commune simple</text:p>
          </table:table-cell>
          <table:table-cell office:value-type="float" office:value="937716" calcext:value-type="float">
            <text:p>937716</text:p>
          </table:table-cell>
          <table:table-cell office:value-type="float" office:value="6274143" calcext:value-type="float">
            <text:p>6274143</text:p>
          </table:table-cell>
          <table:table-cell office:value-type="float" office:value="3673" calcext:value-type="float">
            <text:p>3673</text:p>
          </table:table-cell>
          <table:table-cell office:value-type="float" office:value="1397" calcext:value-type="float">
            <text:p>139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8</text:p>
          </table:table-cell>
          <table:table-cell office:value-type="string" calcext:value-type="string">
            <text:p>Tourrettes-sur-Loup</text:p>
          </table:table-cell>
          <table:table-cell office:value-type="string" calcext:value-type="string">
            <text:p>TOURRETTES-SUR-LOUP</text:p>
          </table:table-cell>
          <table:table-cell table:style-name="ce2" office:value-type="string" calcext:value-type="string">
            <text:p>06148</text:p>
          </table:table-cell>
          <table:table-cell office:value-type="string" calcext:value-type="string">
            <text:p>Commune simple</text:p>
          </table:table-cell>
          <table:table-cell office:value-type="float" office:value="1025132" calcext:value-type="float">
            <text:p>1025132</text:p>
          </table:table-cell>
          <table:table-cell office:value-type="float" office:value="6299404" calcext:value-type="float">
            <text:p>6299404</text:p>
          </table:table-cell>
          <table:table-cell office:value-type="float" office:value="2928" calcext:value-type="float">
            <text:p>2928</text:p>
          </table:table-cell>
          <table:table-cell office:value-type="float" office:value="4019" calcext:value-type="float">
            <text:p>401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5</text:p>
          </table:table-cell>
          <table:table-cell office:value-type="string" calcext:value-type="string">
            <text:p>Rambaud</text:p>
          </table:table-cell>
          <table:table-cell office:value-type="string" calcext:value-type="string">
            <text:p>RAMBAUD</text:p>
          </table:table-cell>
          <table:table-cell table:style-name="ce2" office:value-type="string" calcext:value-type="string">
            <text:p>05113</text:p>
          </table:table-cell>
          <table:table-cell office:value-type="string" calcext:value-type="string">
            <text:p>Commune simple</text:p>
          </table:table-cell>
          <table:table-cell office:value-type="float" office:value="948535" calcext:value-type="float">
            <text:p>948535</text:p>
          </table:table-cell>
          <table:table-cell office:value-type="float" office:value="6387932" calcext:value-type="float">
            <text:p>6387932</text:p>
          </table:table-cell>
          <table:table-cell office:value-type="float" office:value="1071" calcext:value-type="float">
            <text:p>1071</text:p>
          </table:table-cell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6</text:p>
          </table:table-cell>
          <table:table-cell office:value-type="string" calcext:value-type="string">
            <text:p>Château-Arnoux-Saint-Auban</text:p>
          </table:table-cell>
          <table:table-cell office:value-type="string" calcext:value-type="string">
            <text:p>CHATEAU-ARNOUX-SAINT-AUBAN</text:p>
          </table:table-cell>
          <table:table-cell table:style-name="ce2" office:value-type="string" calcext:value-type="string">
            <text:p>04049</text:p>
          </table:table-cell>
          <table:table-cell office:value-type="string" calcext:value-type="string">
            <text:p>Commune simple</text:p>
          </table:table-cell>
          <table:table-cell office:value-type="float" office:value="939696" calcext:value-type="float">
            <text:p>939696</text:p>
          </table:table-cell>
          <table:table-cell office:value-type="float" office:value="6335890" calcext:value-type="float">
            <text:p>6335890</text:p>
          </table:table-cell>
          <table:table-cell office:value-type="float" office:value="1834" calcext:value-type="float">
            <text:p>1834</text:p>
          </table:table-cell>
          <table:table-cell office:value-type="float" office:value="5120" calcext:value-type="float">
            <text:p>512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14</text:p>
          </table:table-cell>
          <table:table-cell office:value-type="string" calcext:value-type="string">
            <text:p>Antibes</text:p>
          </table:table-cell>
          <table:table-cell office:value-type="string" calcext:value-type="string">
            <text:p>ANTIBES</text:p>
          </table:table-cell>
          <table:table-cell table:style-name="ce2" office:value-type="string" calcext:value-type="string">
            <text:p>06004</text:p>
          </table:table-cell>
          <table:table-cell office:value-type="string" calcext:value-type="string">
            <text:p>Commune simple</text:p>
          </table:table-cell>
          <table:table-cell office:value-type="float" office:value="1031526" calcext:value-type="float">
            <text:p>1031526</text:p>
          </table:table-cell>
          <table:table-cell office:value-type="float" office:value="6285774" calcext:value-type="float">
            <text:p>6285774</text:p>
          </table:table-cell>
          <table:table-cell office:value-type="float" office:value="2648" calcext:value-type="float">
            <text:p>2648</text:p>
          </table:table-cell>
          <table:table-cell office:value-type="float" office:value="72915" calcext:value-type="float">
            <text:p>7291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0</text:p>
          </table:table-cell>
          <table:table-cell office:value-type="string" calcext:value-type="string">
            <text:p>Fréjus</text:p>
          </table:table-cell>
          <table:table-cell office:value-type="string" calcext:value-type="string">
            <text:p>FREJUS</text:p>
          </table:table-cell>
          <table:table-cell table:style-name="ce2" office:value-type="string" calcext:value-type="string">
            <text:p>83061</text:p>
          </table:table-cell>
          <table:table-cell office:value-type="string" calcext:value-type="string">
            <text:p>Commune simple</text:p>
          </table:table-cell>
          <table:table-cell office:value-type="float" office:value="1006732" calcext:value-type="float">
            <text:p>1006732</text:p>
          </table:table-cell>
          <table:table-cell office:value-type="float" office:value="6272816" calcext:value-type="float">
            <text:p>6272816</text:p>
          </table:table-cell>
          <table:table-cell office:value-type="float" office:value="10227" calcext:value-type="float">
            <text:p>10227</text:p>
          </table:table-cell>
          <table:table-cell office:value-type="float" office:value="53786" calcext:value-type="float">
            <text:p>5378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2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ICE</text:p>
          </table:table-cell>
          <table:table-cell table:style-name="ce2" office:value-type="string" calcext:value-type="string">
            <text:p>06088</text:p>
          </table:table-cell>
          <table:table-cell office:value-type="string" calcext:value-type="string">
            <text:p>Préfecture</text:p>
          </table:table-cell>
          <table:table-cell office:value-type="float" office:value="1042015" calcext:value-type="float">
            <text:p>1042015</text:p>
          </table:table-cell>
          <table:table-cell office:value-type="float" office:value="6298429" calcext:value-type="float">
            <text:p>6298429</text:p>
          </table:table-cell>
          <table:table-cell office:value-type="float" office:value="7192" calcext:value-type="float">
            <text:p>7192</text:p>
          </table:table-cell>
          <table:table-cell office:value-type="float" office:value="341032" calcext:value-type="float">
            <text:p>34103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7</text:p>
          </table:table-cell>
          <table:table-cell office:value-type="string" calcext:value-type="string">
            <text:p>Quinson</text:p>
          </table:table-cell>
          <table:table-cell office:value-type="string" calcext:value-type="string">
            <text:p>QUINSON</text:p>
          </table:table-cell>
          <table:table-cell table:style-name="ce2" office:value-type="string" calcext:value-type="string">
            <text:p>04158</text:p>
          </table:table-cell>
          <table:table-cell office:value-type="string" calcext:value-type="string">
            <text:p>Commune simple</text:p>
          </table:table-cell>
          <table:table-cell office:value-type="float" office:value="943610" calcext:value-type="float">
            <text:p>943610</text:p>
          </table:table-cell>
          <table:table-cell office:value-type="float" office:value="6293867" calcext:value-type="float">
            <text:p>6293867</text:p>
          </table:table-cell>
          <table:table-cell office:value-type="float" office:value="2811" calcext:value-type="float">
            <text:p>2811</text:p>
          </table:table-cell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5</text:p>
          </table:table-cell>
          <table:table-cell office:value-type="string" calcext:value-type="string">
            <text:p>Tavernes</text:p>
          </table:table-cell>
          <table:table-cell office:value-type="string" calcext:value-type="string">
            <text:p>TAVERNES</text:p>
          </table:table-cell>
          <table:table-cell table:style-name="ce2" office:value-type="string" calcext:value-type="string">
            <text:p>83135</text:p>
          </table:table-cell>
          <table:table-cell office:value-type="string" calcext:value-type="string">
            <text:p>Commune simple</text:p>
          </table:table-cell>
          <table:table-cell office:value-type="float" office:value="944078" calcext:value-type="float">
            <text:p>944078</text:p>
          </table:table-cell>
          <table:table-cell office:value-type="float" office:value="6282628" calcext:value-type="float">
            <text:p>6282628</text:p>
          </table:table-cell>
          <table:table-cell office:value-type="float" office:value="3115" calcext:value-type="float">
            <text:p>3115</text:p>
          </table:table-cell>
          <table:table-cell office:value-type="float" office:value="1402" calcext:value-type="float">
            <text:p>140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4</text:p>
          </table:table-cell>
          <table:table-cell office:value-type="string" calcext:value-type="string">
            <text:p>Fox-Amphoux</text:p>
          </table:table-cell>
          <table:table-cell office:value-type="string" calcext:value-type="string">
            <text:p>FOX-AMPHOUX</text:p>
          </table:table-cell>
          <table:table-cell table:style-name="ce2" office:value-type="string" calcext:value-type="string">
            <text:p>83060</text:p>
          </table:table-cell>
          <table:table-cell office:value-type="string" calcext:value-type="string">
            <text:p>Commune simple</text:p>
          </table:table-cell>
          <table:table-cell office:value-type="float" office:value="951719" calcext:value-type="float">
            <text:p>951719</text:p>
          </table:table-cell>
          <table:table-cell office:value-type="float" office:value="6282199" calcext:value-type="float">
            <text:p>6282199</text:p>
          </table:table-cell>
          <table:table-cell office:value-type="float" office:value="4076" calcext:value-type="float">
            <text:p>4076</text:p>
          </table:table-cell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2</text:p>
          </table:table-cell>
          <table:table-cell office:value-type="string" calcext:value-type="string">
            <text:p>Saint-Michel-l'Observatoire</text:p>
          </table:table-cell>
          <table:table-cell office:value-type="string" calcext:value-type="string">
            <text:p>SAINT-MICHEL-L'OBSERVATOIRE</text:p>
          </table:table-cell>
          <table:table-cell table:style-name="ce2" office:value-type="string" calcext:value-type="string">
            <text:p>04192</text:p>
          </table:table-cell>
          <table:table-cell office:value-type="string" calcext:value-type="string">
            <text:p>Commune simple</text:p>
          </table:table-cell>
          <table:table-cell office:value-type="float" office:value="919084" calcext:value-type="float">
            <text:p>919084</text:p>
          </table:table-cell>
          <table:table-cell office:value-type="float" office:value="6316441" calcext:value-type="float">
            <text:p>6316441</text:p>
          </table:table-cell>
          <table:table-cell office:value-type="float" office:value="2778" calcext:value-type="float">
            <text:p>2778</text:p>
          </table:table-cell>
          <table:table-cell office:value-type="float" office:value="1238" calcext:value-type="float">
            <text:p>1238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5</text:p>
          </table:table-cell>
          <table:table-cell office:value-type="string" calcext:value-type="string">
            <text:p>Pierrefeu</text:p>
          </table:table-cell>
          <table:table-cell office:value-type="string" calcext:value-type="string">
            <text:p>PIERREFEU</text:p>
          </table:table-cell>
          <table:table-cell table:style-name="ce2" office:value-type="string" calcext:value-type="string">
            <text:p>06097</text:p>
          </table:table-cell>
          <table:table-cell office:value-type="string" calcext:value-type="string">
            <text:p>Commune simple</text:p>
          </table:table-cell>
          <table:table-cell office:value-type="float" office:value="1027339" calcext:value-type="float">
            <text:p>1027339</text:p>
          </table:table-cell>
          <table:table-cell office:value-type="float" office:value="6318295" calcext:value-type="float">
            <text:p>6318295</text:p>
          </table:table-cell>
          <table:table-cell office:value-type="float" office:value="2227" calcext:value-type="float">
            <text:p>2227</text:p>
          </table:table-cell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5</text:p>
          </table:table-cell>
          <table:table-cell office:value-type="string" calcext:value-type="string">
            <text:p>Rougiers</text:p>
          </table:table-cell>
          <table:table-cell office:value-type="string" calcext:value-type="string">
            <text:p>ROUGIERS</text:p>
          </table:table-cell>
          <table:table-cell table:style-name="ce2" office:value-type="string" calcext:value-type="string">
            <text:p>83110</text:p>
          </table:table-cell>
          <table:table-cell office:value-type="string" calcext:value-type="string">
            <text:p>Commune simple</text:p>
          </table:table-cell>
          <table:table-cell office:value-type="float" office:value="931070" calcext:value-type="float">
            <text:p>931070</text:p>
          </table:table-cell>
          <table:table-cell office:value-type="float" office:value="6257921" calcext:value-type="float">
            <text:p>6257921</text:p>
          </table:table-cell>
          <table:table-cell office:value-type="float" office:value="2053" calcext:value-type="float">
            <text:p>2053</text:p>
          </table:table-cell>
          <table:table-cell office:value-type="float" office:value="1660" calcext:value-type="float">
            <text:p>166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63</text:p>
          </table:table-cell>
          <table:table-cell office:value-type="string" calcext:value-type="string">
            <text:p>La Bollène-Vésubie</text:p>
          </table:table-cell>
          <table:table-cell office:value-type="string" calcext:value-type="string">
            <text:p>LA BOLLENE-VESUBIE</text:p>
          </table:table-cell>
          <table:table-cell table:style-name="ce2" office:value-type="string" calcext:value-type="string">
            <text:p>06020</text:p>
          </table:table-cell>
          <table:table-cell office:value-type="string" calcext:value-type="string">
            <text:p>Commune simple</text:p>
          </table:table-cell>
          <table:table-cell office:value-type="float" office:value="1049919" calcext:value-type="float">
            <text:p>1049919</text:p>
          </table:table-cell>
          <table:table-cell office:value-type="float" office:value="6331516" calcext:value-type="float">
            <text:p>6331516</text:p>
          </table:table-cell>
          <table:table-cell office:value-type="float" office:value="3557" calcext:value-type="float">
            <text:p>3557</text:p>
          </table:table-cell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78</text:p>
          </table:table-cell>
          <table:table-cell office:value-type="string" calcext:value-type="string">
            <text:p>Villeneuve-Loubet</text:p>
          </table:table-cell>
          <table:table-cell office:value-type="string" calcext:value-type="string">
            <text:p>VILLENEUVE-LOUBET</text:p>
          </table:table-cell>
          <table:table-cell table:style-name="ce2" office:value-type="string" calcext:value-type="string">
            <text:p>06161</text:p>
          </table:table-cell>
          <table:table-cell office:value-type="string" calcext:value-type="string">
            <text:p>Commune simple</text:p>
          </table:table-cell>
          <table:table-cell office:value-type="float" office:value="1031250" calcext:value-type="float">
            <text:p>1031250</text:p>
          </table:table-cell>
          <table:table-cell office:value-type="float" office:value="6291736" calcext:value-type="float">
            <text:p>6291736</text:p>
          </table:table-cell>
          <table:table-cell office:value-type="float" office:value="1960" calcext:value-type="float">
            <text:p>1960</text:p>
          </table:table-cell>
          <table:table-cell office:value-type="float" office:value="15780" calcext:value-type="float">
            <text:p>1578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9</text:p>
          </table:table-cell>
          <table:table-cell office:value-type="string" calcext:value-type="string">
            <text:p>Trigance</text:p>
          </table:table-cell>
          <table:table-cell office:value-type="string" calcext:value-type="string">
            <text:p>TRIGANCE</text:p>
          </table:table-cell>
          <table:table-cell table:style-name="ce2" office:value-type="string" calcext:value-type="string">
            <text:p>83142</text:p>
          </table:table-cell>
          <table:table-cell office:value-type="string" calcext:value-type="string">
            <text:p>Commune simple</text:p>
          </table:table-cell>
          <table:table-cell office:value-type="float" office:value="976903" calcext:value-type="float">
            <text:p>976903</text:p>
          </table:table-cell>
          <table:table-cell office:value-type="float" office:value="6299350" calcext:value-type="float">
            <text:p>6299350</text:p>
          </table:table-cell>
          <table:table-cell office:value-type="float" office:value="6060" calcext:value-type="float">
            <text:p>6060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2</text:p>
          </table:table-cell>
          <table:table-cell office:value-type="string" calcext:value-type="string">
            <text:p>Simiane-Collongue</text:p>
          </table:table-cell>
          <table:table-cell office:value-type="string" calcext:value-type="string">
            <text:p>SIMIANE-COLLONGUE</text:p>
          </table:table-cell>
          <table:table-cell table:style-name="ce2" office:value-type="string" calcext:value-type="string">
            <text:p>13107</text:p>
          </table:table-cell>
          <table:table-cell office:value-type="string" calcext:value-type="string">
            <text:p>Commune simple</text:p>
          </table:table-cell>
          <table:table-cell office:value-type="float" office:value="897209" calcext:value-type="float">
            <text:p>897209</text:p>
          </table:table-cell>
          <table:table-cell office:value-type="float" office:value="6260405" calcext:value-type="float">
            <text:p>6260405</text:p>
          </table:table-cell>
          <table:table-cell office:value-type="float" office:value="2984" calcext:value-type="float">
            <text:p>2984</text:p>
          </table:table-cell>
          <table:table-cell office:value-type="float" office:value="5699" calcext:value-type="float">
            <text:p>569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70</text:p>
          </table:table-cell>
          <table:table-cell office:value-type="string" calcext:value-type="string">
            <text:p>Verquières</text:p>
          </table:table-cell>
          <table:table-cell office:value-type="string" calcext:value-type="string">
            <text:p>VERQUIERES</text:p>
          </table:table-cell>
          <table:table-cell table:style-name="ce2" office:value-type="string" calcext:value-type="string">
            <text:p>13116</text:p>
          </table:table-cell>
          <table:table-cell office:value-type="string" calcext:value-type="string">
            <text:p>Commune simple</text:p>
          </table:table-cell>
          <table:table-cell office:value-type="float" office:value="854337" calcext:value-type="float">
            <text:p>854337</text:p>
          </table:table-cell>
          <table:table-cell office:value-type="float" office:value="6306191" calcext:value-type="float">
            <text:p>6306191</text:p>
          </table:table-cell>
          <table:table-cell office:value-type="float" office:value="459" calcext:value-type="float">
            <text:p>459</text:p>
          </table:table-cell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1</text:p>
          </table:table-cell>
          <table:table-cell office:value-type="string" calcext:value-type="string">
            <text:p>Saint-Pierre</text:p>
          </table:table-cell>
          <table:table-cell office:value-type="string" calcext:value-type="string">
            <text:p>SAINT-PIERRE</text:p>
          </table:table-cell>
          <table:table-cell table:style-name="ce2" office:value-type="string" calcext:value-type="string">
            <text:p>04194</text:p>
          </table:table-cell>
          <table:table-cell office:value-type="string" calcext:value-type="string">
            <text:p>Commune simple</text:p>
          </table:table-cell>
          <table:table-cell office:value-type="float" office:value="1014918" calcext:value-type="float">
            <text:p>1014918</text:p>
          </table:table-cell>
          <table:table-cell office:value-type="float" office:value="6319738" calcext:value-type="float">
            <text:p>6319738</text:p>
          </table:table-cell>
          <table:table-cell office:value-type="float" office:value="562" calcext:value-type="float">
            <text:p>562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9</text:p>
          </table:table-cell>
          <table:table-cell office:value-type="string" calcext:value-type="string">
            <text:p>La Freissinouse</text:p>
          </table:table-cell>
          <table:table-cell office:value-type="string" calcext:value-type="string">
            <text:p>LA FREISSINOUSE</text:p>
          </table:table-cell>
          <table:table-cell table:style-name="ce2" office:value-type="string" calcext:value-type="string">
            <text:p>05059</text:p>
          </table:table-cell>
          <table:table-cell office:value-type="string" calcext:value-type="string">
            <text:p>Commune simple</text:p>
          </table:table-cell>
          <table:table-cell office:value-type="float" office:value="938749" calcext:value-type="float">
            <text:p>938749</text:p>
          </table:table-cell>
          <table:table-cell office:value-type="float" office:value="6386282" calcext:value-type="float">
            <text:p>6386282</text:p>
          </table:table-cell>
          <table:table-cell office:value-type="float" office:value="832" calcext:value-type="float">
            <text:p>832</text:p>
          </table:table-cell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864</text:p>
          </table:table-cell>
          <table:table-cell office:value-type="string" calcext:value-type="string">
            <text:p>Carqueiranne</text:p>
          </table:table-cell>
          <table:table-cell office:value-type="string" calcext:value-type="string">
            <text:p>CARQUEIRANNE</text:p>
          </table:table-cell>
          <table:table-cell table:style-name="ce2" office:value-type="string" calcext:value-type="string">
            <text:p>83034</text:p>
          </table:table-cell>
          <table:table-cell office:value-type="string" calcext:value-type="string">
            <text:p>Commune simple</text:p>
          </table:table-cell>
          <table:table-cell office:value-type="float" office:value="950717" calcext:value-type="float">
            <text:p>950717</text:p>
          </table:table-cell>
          <table:table-cell office:value-type="float" office:value="6226826" calcext:value-type="float">
            <text:p>6226826</text:p>
          </table:table-cell>
          <table:table-cell office:value-type="float" office:value="1448" calcext:value-type="float">
            <text:p>1448</text:p>
          </table:table-cell>
          <table:table-cell office:value-type="float" office:value="9555" calcext:value-type="float">
            <text:p>955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14</text:p>
          </table:table-cell>
          <table:table-cell office:value-type="string" calcext:value-type="string">
            <text:p>Lamanon</text:p>
          </table:table-cell>
          <table:table-cell office:value-type="string" calcext:value-type="string">
            <text:p>LAMANON</text:p>
          </table:table-cell>
          <table:table-cell table:style-name="ce2" office:value-type="string" calcext:value-type="string">
            <text:p>13049</text:p>
          </table:table-cell>
          <table:table-cell office:value-type="string" calcext:value-type="string">
            <text:p>Commune simple</text:p>
          </table:table-cell>
          <table:table-cell office:value-type="float" office:value="868408" calcext:value-type="float">
            <text:p>868408</text:p>
          </table:table-cell>
          <table:table-cell office:value-type="float" office:value="6292013" calcext:value-type="float">
            <text:p>6292013</text:p>
          </table:table-cell>
          <table:table-cell office:value-type="float" office:value="1919" calcext:value-type="float">
            <text:p>1919</text:p>
          </table:table-cell>
          <table:table-cell office:value-type="float" office:value="1989" calcext:value-type="float">
            <text:p>198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8</text:p>
          </table:table-cell>
          <table:table-cell office:value-type="string" calcext:value-type="string">
            <text:p>Salon-de-Provence</text:p>
          </table:table-cell>
          <table:table-cell office:value-type="string" calcext:value-type="string">
            <text:p>SALON-DE-PROVENCE</text:p>
          </table:table-cell>
          <table:table-cell table:style-name="ce2" office:value-type="string" calcext:value-type="string">
            <text:p>13103</text:p>
          </table:table-cell>
          <table:table-cell office:value-type="string" calcext:value-type="string">
            <text:p>Commune simple</text:p>
          </table:table-cell>
          <table:table-cell office:value-type="float" office:value="864941" calcext:value-type="float">
            <text:p>864941</text:p>
          </table:table-cell>
          <table:table-cell office:value-type="float" office:value="6284930" calcext:value-type="float">
            <text:p>6284930</text:p>
          </table:table-cell>
          <table:table-cell office:value-type="float" office:value="7030" calcext:value-type="float">
            <text:p>7030</text:p>
          </table:table-cell>
          <table:table-cell office:value-type="float" office:value="45400" calcext:value-type="float">
            <text:p>4540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869</text:p>
          </table:table-cell>
          <table:table-cell office:value-type="string" calcext:value-type="string">
            <text:p>La Seyne-sur-Mer</text:p>
          </table:table-cell>
          <table:table-cell office:value-type="string" calcext:value-type="string">
            <text:p>LA SEYNE-SUR-MER</text:p>
          </table:table-cell>
          <table:table-cell table:style-name="ce2" office:value-type="string" calcext:value-type="string">
            <text:p>83126</text:p>
          </table:table-cell>
          <table:table-cell office:value-type="string" calcext:value-type="string">
            <text:p>Commune simple</text:p>
          </table:table-cell>
          <table:table-cell office:value-type="float" office:value="934563" calcext:value-type="float">
            <text:p>934563</text:p>
          </table:table-cell>
          <table:table-cell office:value-type="float" office:value="6226020" calcext:value-type="float">
            <text:p>6226020</text:p>
          </table:table-cell>
          <table:table-cell office:value-type="float" office:value="2217" calcext:value-type="float">
            <text:p>2217</text:p>
          </table:table-cell>
          <table:table-cell office:value-type="float" office:value="62888" calcext:value-type="float">
            <text:p>6288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47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SIGNES</text:p>
          </table:table-cell>
          <table:table-cell table:style-name="ce2" office:value-type="string" calcext:value-type="string">
            <text:p>83127</text:p>
          </table:table-cell>
          <table:table-cell office:value-type="string" calcext:value-type="string">
            <text:p>Commune simple</text:p>
          </table:table-cell>
          <table:table-cell office:value-type="float" office:value="931308" calcext:value-type="float">
            <text:p>931308</text:p>
          </table:table-cell>
          <table:table-cell office:value-type="float" office:value="6246034" calcext:value-type="float">
            <text:p>6246034</text:p>
          </table:table-cell>
          <table:table-cell office:value-type="float" office:value="13310" calcext:value-type="float">
            <text:p>13310</text:p>
          </table:table-cell>
          <table:table-cell office:value-type="float" office:value="2892" calcext:value-type="float">
            <text:p>289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4</text:p>
          </table:table-cell>
          <table:table-cell office:value-type="string" calcext:value-type="string">
            <text:p>Gardanne</text:p>
          </table:table-cell>
          <table:table-cell office:value-type="string" calcext:value-type="string">
            <text:p>GARDANNE</text:p>
          </table:table-cell>
          <table:table-cell table:style-name="ce2" office:value-type="string" calcext:value-type="string">
            <text:p>13041</text:p>
          </table:table-cell>
          <table:table-cell office:value-type="string" calcext:value-type="string">
            <text:p>Commune simple</text:p>
          </table:table-cell>
          <table:table-cell office:value-type="float" office:value="900533" calcext:value-type="float">
            <text:p>900533</text:p>
          </table:table-cell>
          <table:table-cell office:value-type="float" office:value="6265323" calcext:value-type="float">
            <text:p>6265323</text:p>
          </table:table-cell>
          <table:table-cell office:value-type="float" office:value="2702" calcext:value-type="float">
            <text:p>2702</text:p>
          </table:table-cell>
          <table:table-cell office:value-type="float" office:value="21376" calcext:value-type="float">
            <text:p>2137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29</text:p>
          </table:table-cell>
          <table:table-cell office:value-type="string" calcext:value-type="string">
            <text:p>Crillon-le-Brave</text:p>
          </table:table-cell>
          <table:table-cell office:value-type="string" calcext:value-type="string">
            <text:p>CRILLON-LE-BRAVE</text:p>
          </table:table-cell>
          <table:table-cell table:style-name="ce2" office:value-type="string" calcext:value-type="string">
            <text:p>84041</text:p>
          </table:table-cell>
          <table:table-cell office:value-type="string" calcext:value-type="string">
            <text:p>Commune simple</text:p>
          </table:table-cell>
          <table:table-cell office:value-type="float" office:value="872222" calcext:value-type="float">
            <text:p>872222</text:p>
          </table:table-cell>
          <table:table-cell office:value-type="float" office:value="6337746" calcext:value-type="float">
            <text:p>6337746</text:p>
          </table:table-cell>
          <table:table-cell office:value-type="float" office:value="763" calcext:value-type="float">
            <text:p>763</text:p>
          </table:table-cell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1</text:p>
          </table:table-cell>
          <table:table-cell office:value-type="string" calcext:value-type="string">
            <text:p>Coursegoules</text:p>
          </table:table-cell>
          <table:table-cell office:value-type="string" calcext:value-type="string">
            <text:p>COURSEGOULES</text:p>
          </table:table-cell>
          <table:table-cell table:style-name="ce2" office:value-type="string" calcext:value-type="string">
            <text:p>06050</text:p>
          </table:table-cell>
          <table:table-cell office:value-type="string" calcext:value-type="string">
            <text:p>Commune simple</text:p>
          </table:table-cell>
          <table:table-cell office:value-type="float" office:value="1024922" calcext:value-type="float">
            <text:p>1024922</text:p>
          </table:table-cell>
          <table:table-cell office:value-type="float" office:value="6307291" calcext:value-type="float">
            <text:p>6307291</text:p>
          </table:table-cell>
          <table:table-cell office:value-type="float" office:value="4098" calcext:value-type="float">
            <text:p>4098</text:p>
          </table:table-cell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99</text:p>
          </table:table-cell>
          <table:table-cell office:value-type="string" calcext:value-type="string">
            <text:p>Vinon-sur-Verdon</text:p>
          </table:table-cell>
          <table:table-cell office:value-type="string" calcext:value-type="string">
            <text:p>VINON-SUR-VERDON</text:p>
          </table:table-cell>
          <table:table-cell table:style-name="ce2" office:value-type="string" calcext:value-type="string">
            <text:p>83150</text:p>
          </table:table-cell>
          <table:table-cell office:value-type="string" calcext:value-type="string">
            <text:p>Commune simple</text:p>
          </table:table-cell>
          <table:table-cell office:value-type="float" office:value="925791" calcext:value-type="float">
            <text:p>925791</text:p>
          </table:table-cell>
          <table:table-cell office:value-type="float" office:value="6295410" calcext:value-type="float">
            <text:p>6295410</text:p>
          </table:table-cell>
          <table:table-cell office:value-type="float" office:value="3600" calcext:value-type="float">
            <text:p>3600</text:p>
          </table:table-cell>
          <table:table-cell office:value-type="float" office:value="4242" calcext:value-type="float">
            <text:p>424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77</text:p>
          </table:table-cell>
          <table:table-cell office:value-type="string" calcext:value-type="string">
            <text:p>Cagnes-sur-Mer</text:p>
          </table:table-cell>
          <table:table-cell office:value-type="string" calcext:value-type="string">
            <text:p>CAGNES-SUR-MER</text:p>
          </table:table-cell>
          <table:table-cell table:style-name="ce2" office:value-type="string" calcext:value-type="string">
            <text:p>06027</text:p>
          </table:table-cell>
          <table:table-cell office:value-type="string" calcext:value-type="string">
            <text:p>Commune simple</text:p>
          </table:table-cell>
          <table:table-cell office:value-type="float" office:value="1034652" calcext:value-type="float">
            <text:p>1034652</text:p>
          </table:table-cell>
          <table:table-cell office:value-type="float" office:value="6294712" calcext:value-type="float">
            <text:p>6294712</text:p>
          </table:table-cell>
          <table:table-cell office:value-type="float" office:value="1795" calcext:value-type="float">
            <text:p>1795</text:p>
          </table:table-cell>
          <table:table-cell office:value-type="float" office:value="51411" calcext:value-type="float">
            <text:p>514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8</text:p>
          </table:table-cell>
          <table:table-cell office:value-type="string" calcext:value-type="string">
            <text:p>Meyreuil</text:p>
          </table:table-cell>
          <table:table-cell office:value-type="string" calcext:value-type="string">
            <text:p>MEYREUIL</text:p>
          </table:table-cell>
          <table:table-cell table:style-name="ce2" office:value-type="string" calcext:value-type="string">
            <text:p>13060</text:p>
          </table:table-cell>
          <table:table-cell office:value-type="string" calcext:value-type="string">
            <text:p>Commune simple</text:p>
          </table:table-cell>
          <table:table-cell office:value-type="float" office:value="902247" calcext:value-type="float">
            <text:p>902247</text:p>
          </table:table-cell>
          <table:table-cell office:value-type="float" office:value="6268417" calcext:value-type="float">
            <text:p>6268417</text:p>
          </table:table-cell>
          <table:table-cell office:value-type="float" office:value="2013" calcext:value-type="float">
            <text:p>2013</text:p>
          </table:table-cell>
          <table:table-cell office:value-type="float" office:value="5796" calcext:value-type="float">
            <text:p>579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9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AP</text:p>
          </table:table-cell>
          <table:table-cell table:style-name="ce2" office:value-type="string" calcext:value-type="string">
            <text:p>05061</text:p>
          </table:table-cell>
          <table:table-cell office:value-type="string" calcext:value-type="string">
            <text:p>Préfecture</text:p>
          </table:table-cell>
          <table:table-cell office:value-type="float" office:value="942820" calcext:value-type="float">
            <text:p>942820</text:p>
          </table:table-cell>
          <table:table-cell office:value-type="float" office:value="6389443" calcext:value-type="float">
            <text:p>6389443</text:p>
          </table:table-cell>
          <table:table-cell office:value-type="float" office:value="11043" calcext:value-type="float">
            <text:p>11043</text:p>
          </table:table-cell>
          <table:table-cell office:value-type="float" office:value="40559" calcext:value-type="float">
            <text:p>4055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26</text:p>
          </table:table-cell>
          <table:table-cell office:value-type="string" calcext:value-type="string">
            <text:p>Château-Ville-Vieille</text:p>
          </table:table-cell>
          <table:table-cell office:value-type="string" calcext:value-type="string">
            <text:p>CHATEAU-VILLE-VIEILLE</text:p>
          </table:table-cell>
          <table:table-cell table:style-name="ce2" office:value-type="string" calcext:value-type="string">
            <text:p>05038</text:p>
          </table:table-cell>
          <table:table-cell office:value-type="string" calcext:value-type="string">
            <text:p>Commune simple</text:p>
          </table:table-cell>
          <table:table-cell office:value-type="float" office:value="1001371" calcext:value-type="float">
            <text:p>1001371</text:p>
          </table:table-cell>
          <table:table-cell office:value-type="float" office:value="6415154" calcext:value-type="float">
            <text:p>6415154</text:p>
          </table:table-cell>
          <table:table-cell office:value-type="float" office:value="6690" calcext:value-type="float">
            <text:p>6690</text:p>
          </table:table-cell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8</text:p>
          </table:table-cell>
          <table:table-cell office:value-type="string" calcext:value-type="string">
            <text:p>Volx</text:p>
          </table:table-cell>
          <table:table-cell office:value-type="string" calcext:value-type="string">
            <text:p>VOLX</text:p>
          </table:table-cell>
          <table:table-cell table:style-name="ce2" office:value-type="string" calcext:value-type="string">
            <text:p>04245</text:p>
          </table:table-cell>
          <table:table-cell office:value-type="string" calcext:value-type="string">
            <text:p>Commune simple</text:p>
          </table:table-cell>
          <table:table-cell office:value-type="float" office:value="926995" calcext:value-type="float">
            <text:p>926995</text:p>
          </table:table-cell>
          <table:table-cell office:value-type="float" office:value="6311720" calcext:value-type="float">
            <text:p>6311720</text:p>
          </table:table-cell>
          <table:table-cell office:value-type="float" office:value="1952" calcext:value-type="float">
            <text:p>1952</text:p>
          </table:table-cell>
          <table:table-cell office:value-type="float" office:value="3152" calcext:value-type="float">
            <text:p>3152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68</text:p>
          </table:table-cell>
          <table:table-cell office:value-type="string" calcext:value-type="string">
            <text:p>Cavaillon</text:p>
          </table:table-cell>
          <table:table-cell office:value-type="string" calcext:value-type="string">
            <text:p>CAVAILLON</text:p>
          </table:table-cell>
          <table:table-cell table:style-name="ce2" office:value-type="string" calcext:value-type="string">
            <text:p>84035</text:p>
          </table:table-cell>
          <table:table-cell office:value-type="string" calcext:value-type="string">
            <text:p>Commune simple</text:p>
          </table:table-cell>
          <table:table-cell office:value-type="float" office:value="864022" calcext:value-type="float">
            <text:p>864022</text:p>
          </table:table-cell>
          <table:table-cell office:value-type="float" office:value="6307581" calcext:value-type="float">
            <text:p>6307581</text:p>
          </table:table-cell>
          <table:table-cell office:value-type="float" office:value="4596" calcext:value-type="float">
            <text:p>4596</text:p>
          </table:table-cell>
          <table:table-cell office:value-type="float" office:value="26198" calcext:value-type="float">
            <text:p>2619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615</text:p>
          </table:table-cell>
          <table:table-cell office:value-type="string" calcext:value-type="string">
            <text:p>Septèmes-les-Vallons</text:p>
          </table:table-cell>
          <table:table-cell office:value-type="string" calcext:value-type="string">
            <text:p>SEPTEMES-LES-VALLONS</text:p>
          </table:table-cell>
          <table:table-cell table:style-name="ce2" office:value-type="string" calcext:value-type="string">
            <text:p>13106</text:p>
          </table:table-cell>
          <table:table-cell office:value-type="string" calcext:value-type="string">
            <text:p>Commune simple</text:p>
          </table:table-cell>
          <table:table-cell office:value-type="float" office:value="892563" calcext:value-type="float">
            <text:p>892563</text:p>
          </table:table-cell>
          <table:table-cell office:value-type="float" office:value="6257805" calcext:value-type="float">
            <text:p>6257805</text:p>
          </table:table-cell>
          <table:table-cell office:value-type="float" office:value="1784" calcext:value-type="float">
            <text:p>1784</text:p>
          </table:table-cell>
          <table:table-cell office:value-type="float" office:value="11058" calcext:value-type="float">
            <text:p>1105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18</text:p>
          </table:table-cell>
          <table:table-cell office:value-type="string" calcext:value-type="string">
            <text:p>Le Cannet</text:p>
          </table:table-cell>
          <table:table-cell office:value-type="string" calcext:value-type="string">
            <text:p>LE CANNET</text:p>
          </table:table-cell>
          <table:table-cell table:style-name="ce2" office:value-type="string" calcext:value-type="string">
            <text:p>06030</text:p>
          </table:table-cell>
          <table:table-cell office:value-type="string" calcext:value-type="string">
            <text:p>Commune simple</text:p>
          </table:table-cell>
          <table:table-cell office:value-type="float" office:value="1023933" calcext:value-type="float">
            <text:p>1023933</text:p>
          </table:table-cell>
          <table:table-cell office:value-type="float" office:value="6283209" calcext:value-type="float">
            <text:p>6283209</text:p>
          </table:table-cell>
          <table:table-cell office:value-type="float" office:value="771" calcext:value-type="float">
            <text:p>771</text:p>
          </table:table-cell>
          <table:table-cell office:value-type="float" office:value="41471" calcext:value-type="float">
            <text:p>4147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96</text:p>
          </table:table-cell>
          <table:table-cell office:value-type="string" calcext:value-type="string">
            <text:p>Vaison-la-Romaine</text:p>
          </table:table-cell>
          <table:table-cell office:value-type="string" calcext:value-type="string">
            <text:p>VAISON-LA-ROMAINE</text:p>
          </table:table-cell>
          <table:table-cell table:style-name="ce2" office:value-type="string" calcext:value-type="string">
            <text:p>84137</text:p>
          </table:table-cell>
          <table:table-cell office:value-type="string" calcext:value-type="string">
            <text:p>Commune simple</text:p>
          </table:table-cell>
          <table:table-cell office:value-type="float" office:value="864255" calcext:value-type="float">
            <text:p>864255</text:p>
          </table:table-cell>
          <table:table-cell office:value-type="float" office:value="6351073" calcext:value-type="float">
            <text:p>6351073</text:p>
          </table:table-cell>
          <table:table-cell office:value-type="float" office:value="2699" calcext:value-type="float">
            <text:p>2699</text:p>
          </table:table-cell>
          <table:table-cell office:value-type="float" office:value="5953" calcext:value-type="float">
            <text:p>595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68</text:p>
          </table:table-cell>
          <table:table-cell office:value-type="string" calcext:value-type="string">
            <text:p>Suzette</text:p>
          </table:table-cell>
          <table:table-cell office:value-type="string" calcext:value-type="string">
            <text:p>SUZETTE</text:p>
          </table:table-cell>
          <table:table-cell table:style-name="ce2" office:value-type="string" calcext:value-type="string">
            <text:p>84130</text:p>
          </table:table-cell>
          <table:table-cell office:value-type="string" calcext:value-type="string">
            <text:p>Commune simple</text:p>
          </table:table-cell>
          <table:table-cell office:value-type="float" office:value="864702" calcext:value-type="float">
            <text:p>864702</text:p>
          </table:table-cell>
          <table:table-cell office:value-type="float" office:value="6343703" calcext:value-type="float">
            <text:p>6343703</text:p>
          </table:table-cell>
          <table:table-cell office:value-type="float" office:value="675" calcext:value-type="float">
            <text:p>675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13</text:p>
          </table:table-cell>
          <table:table-cell office:value-type="string" calcext:value-type="string">
            <text:p>Le Pontet</text:p>
          </table:table-cell>
          <table:table-cell office:value-type="string" calcext:value-type="string">
            <text:p>LE PONTET</text:p>
          </table:table-cell>
          <table:table-cell table:style-name="ce2" office:value-type="string" calcext:value-type="string">
            <text:p>84092</text:p>
          </table:table-cell>
          <table:table-cell office:value-type="string" calcext:value-type="string">
            <text:p>Commune simple</text:p>
          </table:table-cell>
          <table:table-cell office:value-type="float" office:value="849375" calcext:value-type="float">
            <text:p>849375</text:p>
          </table:table-cell>
          <table:table-cell office:value-type="float" office:value="6320845" calcext:value-type="float">
            <text:p>6320845</text:p>
          </table:table-cell>
          <table:table-cell office:value-type="float" office:value="1077" calcext:value-type="float">
            <text:p>1077</text:p>
          </table:table-cell>
          <table:table-cell office:value-type="float" office:value="17273" calcext:value-type="float">
            <text:p>1727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018</text:p>
          </table:table-cell>
          <table:table-cell office:value-type="string" calcext:value-type="string">
            <text:p>Briançon</text:p>
          </table:table-cell>
          <table:table-cell office:value-type="string" calcext:value-type="string">
            <text:p>BRIANCON</text:p>
          </table:table-cell>
          <table:table-cell table:style-name="ce2" office:value-type="string" calcext:value-type="string">
            <text:p>05023</text:p>
          </table:table-cell>
          <table:table-cell office:value-type="string" calcext:value-type="string">
            <text:p>Sous-préfecture</text:p>
          </table:table-cell>
          <table:table-cell office:value-type="float" office:value="988294" calcext:value-type="float">
            <text:p>988294</text:p>
          </table:table-cell>
          <table:table-cell office:value-type="float" office:value="6428936" calcext:value-type="float">
            <text:p>6428936</text:p>
          </table:table-cell>
          <table:table-cell office:value-type="float" office:value="2807" calcext:value-type="float">
            <text:p>2807</text:p>
          </table:table-cell>
          <table:table-cell office:value-type="float" office:value="11084" calcext:value-type="float">
            <text:p>1108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8</text:p>
          </table:table-cell>
          <table:table-cell office:value-type="string" calcext:value-type="string">
            <text:p>Saint-Antonin</text:p>
          </table:table-cell>
          <table:table-cell office:value-type="string" calcext:value-type="string">
            <text:p>SAINT-ANTONIN</text:p>
          </table:table-cell>
          <table:table-cell table:style-name="ce2" office:value-type="string" calcext:value-type="string">
            <text:p>06115</text:p>
          </table:table-cell>
          <table:table-cell office:value-type="string" calcext:value-type="string">
            <text:p>Commune simple</text:p>
          </table:table-cell>
          <table:table-cell office:value-type="float" office:value="1019270" calcext:value-type="float">
            <text:p>1019270</text:p>
          </table:table-cell>
          <table:table-cell office:value-type="float" office:value="6320213" calcext:value-type="float">
            <text:p>6320213</text:p>
          </table:table-cell>
          <table:table-cell office:value-type="float" office:value="644" calcext:value-type="float">
            <text:p>644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35</text:p>
          </table:table-cell>
          <table:table-cell office:value-type="string" calcext:value-type="string">
            <text:p>Saint-Tropez</text:p>
          </table:table-cell>
          <table:table-cell office:value-type="string" calcext:value-type="string">
            <text:p>SAINT-TROPEZ</text:p>
          </table:table-cell>
          <table:table-cell table:style-name="ce2" office:value-type="string" calcext:value-type="string">
            <text:p>83119</text:p>
          </table:table-cell>
          <table:table-cell office:value-type="string" calcext:value-type="string">
            <text:p>Commune simple</text:p>
          </table:table-cell>
          <table:table-cell office:value-type="float" office:value="997167" calcext:value-type="float">
            <text:p>997167</text:p>
          </table:table-cell>
          <table:table-cell office:value-type="float" office:value="6247254" calcext:value-type="float">
            <text:p>6247254</text:p>
          </table:table-cell>
          <table:table-cell office:value-type="float" office:value="1118" calcext:value-type="float">
            <text:p>1118</text:p>
          </table:table-cell>
          <table:table-cell office:value-type="float" office:value="4103" calcext:value-type="float">
            <text:p>410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870</text:p>
          </table:table-cell>
          <table:table-cell office:value-type="string" calcext:value-type="string">
            <text:p>Ollioules</text:p>
          </table:table-cell>
          <table:table-cell office:value-type="string" calcext:value-type="string">
            <text:p>OLLIOULES</text:p>
          </table:table-cell>
          <table:table-cell table:style-name="ce2" office:value-type="string" calcext:value-type="string">
            <text:p>83090</text:p>
          </table:table-cell>
          <table:table-cell office:value-type="string" calcext:value-type="string">
            <text:p>Commune simple</text:p>
          </table:table-cell>
          <table:table-cell office:value-type="float" office:value="932342" calcext:value-type="float">
            <text:p>932342</text:p>
          </table:table-cell>
          <table:table-cell office:value-type="float" office:value="6230857" calcext:value-type="float">
            <text:p>6230857</text:p>
          </table:table-cell>
          <table:table-cell office:value-type="float" office:value="1989" calcext:value-type="float">
            <text:p>1989</text:p>
          </table:table-cell>
          <table:table-cell office:value-type="float" office:value="13771" calcext:value-type="float">
            <text:p>1377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152</text:p>
          </table:table-cell>
          <table:table-cell office:value-type="string" calcext:value-type="string">
            <text:p>La Penne-sur-Huveaune</text:p>
          </table:table-cell>
          <table:table-cell office:value-type="string" calcext:value-type="string">
            <text:p>LA PENNE-SUR-HUVEAUNE</text:p>
          </table:table-cell>
          <table:table-cell table:style-name="ce2" office:value-type="string" calcext:value-type="string">
            <text:p>13070</text:p>
          </table:table-cell>
          <table:table-cell office:value-type="string" calcext:value-type="string">
            <text:p>Commune simple</text:p>
          </table:table-cell>
          <table:table-cell office:value-type="float" office:value="904468" calcext:value-type="float">
            <text:p>904468</text:p>
          </table:table-cell>
          <table:table-cell office:value-type="float" office:value="6245325" calcext:value-type="float">
            <text:p>6245325</text:p>
          </table:table-cell>
          <table:table-cell office:value-type="float" office:value="356" calcext:value-type="float">
            <text:p>356</text:p>
          </table:table-cell>
          <table:table-cell office:value-type="float" office:value="6446" calcext:value-type="float">
            <text:p>644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3</text:p>
          </table:table-cell>
          <table:table-cell office:value-type="string" calcext:value-type="string">
            <text:p>La Londe-les-Maures</text:p>
          </table:table-cell>
          <table:table-cell office:value-type="string" calcext:value-type="string">
            <text:p>LA LONDE-LES-MAURES</text:p>
          </table:table-cell>
          <table:table-cell table:style-name="ce2" office:value-type="string" calcext:value-type="string">
            <text:p>83071</text:p>
          </table:table-cell>
          <table:table-cell office:value-type="string" calcext:value-type="string">
            <text:p>Commune simple</text:p>
          </table:table-cell>
          <table:table-cell office:value-type="float" office:value="963590" calcext:value-type="float">
            <text:p>963590</text:p>
          </table:table-cell>
          <table:table-cell office:value-type="float" office:value="6234673" calcext:value-type="float">
            <text:p>6234673</text:p>
          </table:table-cell>
          <table:table-cell office:value-type="float" office:value="7929" calcext:value-type="float">
            <text:p>7929</text:p>
          </table:table-cell>
          <table:table-cell office:value-type="float" office:value="10389" calcext:value-type="float">
            <text:p>1038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8</text:p>
          </table:table-cell>
          <table:table-cell office:value-type="string" calcext:value-type="string">
            <text:p>Sainte-Tulle</text:p>
          </table:table-cell>
          <table:table-cell office:value-type="string" calcext:value-type="string">
            <text:p>SAINTE-TULLE</text:p>
          </table:table-cell>
          <table:table-cell table:style-name="ce2" office:value-type="string" calcext:value-type="string">
            <text:p>04197</text:p>
          </table:table-cell>
          <table:table-cell office:value-type="string" calcext:value-type="string">
            <text:p>Commune simple</text:p>
          </table:table-cell>
          <table:table-cell office:value-type="float" office:value="922539" calcext:value-type="float">
            <text:p>922539</text:p>
          </table:table-cell>
          <table:table-cell office:value-type="float" office:value="6302067" calcext:value-type="float">
            <text:p>6302067</text:p>
          </table:table-cell>
          <table:table-cell office:value-type="float" office:value="1707" calcext:value-type="float">
            <text:p>1707</text:p>
          </table:table-cell>
          <table:table-cell office:value-type="float" office:value="3407" calcext:value-type="float">
            <text:p>340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15</text:p>
          </table:table-cell>
          <table:table-cell office:value-type="string" calcext:value-type="string">
            <text:p>La Trinité</text:p>
          </table:table-cell>
          <table:table-cell office:value-type="string" calcext:value-type="string">
            <text:p>LA TRINITE</text:p>
          </table:table-cell>
          <table:table-cell table:style-name="ce2" office:value-type="string" calcext:value-type="string">
            <text:p>06149</text:p>
          </table:table-cell>
          <table:table-cell office:value-type="string" calcext:value-type="string">
            <text:p>Commune simple</text:p>
          </table:table-cell>
          <table:table-cell office:value-type="float" office:value="1049005" calcext:value-type="float">
            <text:p>1049005</text:p>
          </table:table-cell>
          <table:table-cell office:value-type="float" office:value="6303240" calcext:value-type="float">
            <text:p>6303240</text:p>
          </table:table-cell>
          <table:table-cell office:value-type="float" office:value="1490" calcext:value-type="float">
            <text:p>1490</text:p>
          </table:table-cell>
          <table:table-cell office:value-type="float" office:value="9985" calcext:value-type="float">
            <text:p>998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3</text:p>
          </table:table-cell>
          <table:table-cell office:value-type="string" calcext:value-type="string">
            <text:p>Digne-les-Bains</text:p>
          </table:table-cell>
          <table:table-cell office:value-type="string" calcext:value-type="string">
            <text:p>DIGNE-LES-BAINS</text:p>
          </table:table-cell>
          <table:table-cell table:style-name="ce2" office:value-type="string" calcext:value-type="string">
            <text:p>04070</text:p>
          </table:table-cell>
          <table:table-cell office:value-type="string" calcext:value-type="string">
            <text:p>Préfecture</text:p>
          </table:table-cell>
          <table:table-cell office:value-type="float" office:value="957582" calcext:value-type="float">
            <text:p>957582</text:p>
          </table:table-cell>
          <table:table-cell office:value-type="float" office:value="6339185" calcext:value-type="float">
            <text:p>6339185</text:p>
          </table:table-cell>
          <table:table-cell office:value-type="float" office:value="11707" calcext:value-type="float">
            <text:p>11707</text:p>
          </table:table-cell>
          <table:table-cell office:value-type="float" office:value="16333" calcext:value-type="float">
            <text:p>1633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18</text:p>
          </table:table-cell>
          <table:table-cell office:value-type="string" calcext:value-type="string">
            <text:p>Saint-André-de-la-Roche</text:p>
          </table:table-cell>
          <table:table-cell office:value-type="string" calcext:value-type="string">
            <text:p>SAINT-ANDRE-DE-LA-ROCHE</text:p>
          </table:table-cell>
          <table:table-cell table:style-name="ce2" office:value-type="string" calcext:value-type="string">
            <text:p>06114</text:p>
          </table:table-cell>
          <table:table-cell office:value-type="string" calcext:value-type="string">
            <text:p>Commune simple</text:p>
          </table:table-cell>
          <table:table-cell office:value-type="float" office:value="1045247" calcext:value-type="float">
            <text:p>1045247</text:p>
          </table:table-cell>
          <table:table-cell office:value-type="float" office:value="6303364" calcext:value-type="float">
            <text:p>6303364</text:p>
          </table:table-cell>
          <table:table-cell office:value-type="float" office:value="286" calcext:value-type="float">
            <text:p>286</text:p>
          </table:table-cell>
          <table:table-cell office:value-type="float" office:value="5577" calcext:value-type="float">
            <text:p>557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4</text:p>
          </table:table-cell>
          <table:table-cell office:value-type="string" calcext:value-type="string">
            <text:p>Châteauneuf-Grasse</text:p>
          </table:table-cell>
          <table:table-cell office:value-type="string" calcext:value-type="string">
            <text:p>CHATEAUNEUF-GRASSE</text:p>
          </table:table-cell>
          <table:table-cell table:style-name="ce2" office:value-type="string" calcext:value-type="string">
            <text:p>06038</text:p>
          </table:table-cell>
          <table:table-cell office:value-type="string" calcext:value-type="string">
            <text:p>Commune simple</text:p>
          </table:table-cell>
          <table:table-cell office:value-type="float" office:value="1020997" calcext:value-type="float">
            <text:p>1020997</text:p>
          </table:table-cell>
          <table:table-cell office:value-type="float" office:value="6291927" calcext:value-type="float">
            <text:p>6291927</text:p>
          </table:table-cell>
          <table:table-cell office:value-type="float" office:value="895" calcext:value-type="float">
            <text:p>895</text:p>
          </table:table-cell>
          <table:table-cell office:value-type="float" office:value="3646" calcext:value-type="float">
            <text:p>364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6</text:p>
          </table:table-cell>
          <table:table-cell office:value-type="string" calcext:value-type="string">
            <text:p>La Valette-du-Var</text:p>
          </table:table-cell>
          <table:table-cell office:value-type="string" calcext:value-type="string">
            <text:p>LA VALETTE-DU-VAR</text:p>
          </table:table-cell>
          <table:table-cell table:style-name="ce2" office:value-type="string" calcext:value-type="string">
            <text:p>83144</text:p>
          </table:table-cell>
          <table:table-cell office:value-type="string" calcext:value-type="string">
            <text:p>Commune simple</text:p>
          </table:table-cell>
          <table:table-cell office:value-type="float" office:value="943238" calcext:value-type="float">
            <text:p>943238</text:p>
          </table:table-cell>
          <table:table-cell office:value-type="float" office:value="6232286" calcext:value-type="float">
            <text:p>6232286</text:p>
          </table:table-cell>
          <table:table-cell office:value-type="float" office:value="1550" calcext:value-type="float">
            <text:p>1550</text:p>
          </table:table-cell>
          <table:table-cell office:value-type="float" office:value="23795" calcext:value-type="float">
            <text:p>2379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51</text:p>
          </table:table-cell>
          <table:table-cell office:value-type="string" calcext:value-type="string">
            <text:p>Entrepierres</text:p>
          </table:table-cell>
          <table:table-cell office:value-type="string" calcext:value-type="string">
            <text:p>ENTREPIERRES</text:p>
          </table:table-cell>
          <table:table-cell table:style-name="ce2" office:value-type="string" calcext:value-type="string">
            <text:p>04075</text:p>
          </table:table-cell>
          <table:table-cell office:value-type="string" calcext:value-type="string">
            <text:p>Commune simple</text:p>
          </table:table-cell>
          <table:table-cell office:value-type="float" office:value="942546" calcext:value-type="float">
            <text:p>942546</text:p>
          </table:table-cell>
          <table:table-cell office:value-type="float" office:value="6348497" calcext:value-type="float">
            <text:p>6348497</text:p>
          </table:table-cell>
          <table:table-cell office:value-type="float" office:value="4779" calcext:value-type="float">
            <text:p>4779</text:p>
          </table:table-cell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5</text:p>
          </table:table-cell>
          <table:table-cell office:value-type="string" calcext:value-type="string">
            <text:p>Colomars</text:p>
          </table:table-cell>
          <table:table-cell office:value-type="string" calcext:value-type="string">
            <text:p>COLOMARS</text:p>
          </table:table-cell>
          <table:table-cell table:style-name="ce2" office:value-type="string" calcext:value-type="string">
            <text:p>06046</text:p>
          </table:table-cell>
          <table:table-cell office:value-type="string" calcext:value-type="string">
            <text:p>Commune simple</text:p>
          </table:table-cell>
          <table:table-cell office:value-type="float" office:value="1039844" calcext:value-type="float">
            <text:p>1039844</text:p>
          </table:table-cell>
          <table:table-cell office:value-type="float" office:value="6304391" calcext:value-type="float">
            <text:p>6304391</text:p>
          </table:table-cell>
          <table:table-cell office:value-type="float" office:value="672" calcext:value-type="float">
            <text:p>672</text:p>
          </table:table-cell>
          <table:table-cell office:value-type="float" office:value="3453" calcext:value-type="float">
            <text:p>345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017</text:p>
          </table:table-cell>
          <table:table-cell office:value-type="string" calcext:value-type="string">
            <text:p>Puy-Saint-Pierre</text:p>
          </table:table-cell>
          <table:table-cell office:value-type="string" calcext:value-type="string">
            <text:p>PUY-SAINT-PIERRE</text:p>
          </table:table-cell>
          <table:table-cell table:style-name="ce2" office:value-type="string" calcext:value-type="string">
            <text:p>05109</text:p>
          </table:table-cell>
          <table:table-cell office:value-type="string" calcext:value-type="string">
            <text:p>Commune simple</text:p>
          </table:table-cell>
          <table:table-cell office:value-type="float" office:value="984584" calcext:value-type="float">
            <text:p>984584</text:p>
          </table:table-cell>
          <table:table-cell office:value-type="float" office:value="6428519" calcext:value-type="float">
            <text:p>6428519</text:p>
          </table:table-cell>
          <table:table-cell office:value-type="float" office:value="774" calcext:value-type="float">
            <text:p>774</text:p>
          </table:table-cell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79</text:p>
          </table:table-cell>
          <table:table-cell office:value-type="string" calcext:value-type="string">
            <text:p>Biot</text:p>
          </table:table-cell>
          <table:table-cell office:value-type="string" calcext:value-type="string">
            <text:p>BIOT</text:p>
          </table:table-cell>
          <table:table-cell table:style-name="ce2" office:value-type="string" calcext:value-type="string">
            <text:p>06018</text:p>
          </table:table-cell>
          <table:table-cell office:value-type="string" calcext:value-type="string">
            <text:p>Commune simple</text:p>
          </table:table-cell>
          <table:table-cell office:value-type="float" office:value="1029563" calcext:value-type="float">
            <text:p>1029563</text:p>
          </table:table-cell>
          <table:table-cell office:value-type="float" office:value="6289459" calcext:value-type="float">
            <text:p>6289459</text:p>
          </table:table-cell>
          <table:table-cell office:value-type="float" office:value="1554" calcext:value-type="float">
            <text:p>1554</text:p>
          </table:table-cell>
          <table:table-cell office:value-type="float" office:value="9746" calcext:value-type="float">
            <text:p>974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72</text:p>
          </table:table-cell>
          <table:table-cell office:value-type="string" calcext:value-type="string">
            <text:p>Montmaur</text:p>
          </table:table-cell>
          <table:table-cell office:value-type="string" calcext:value-type="string">
            <text:p>MONTMAUR</text:p>
          </table:table-cell>
          <table:table-cell table:style-name="ce2" office:value-type="string" calcext:value-type="string">
            <text:p>05087</text:p>
          </table:table-cell>
          <table:table-cell office:value-type="string" calcext:value-type="string">
            <text:p>Commune simple</text:p>
          </table:table-cell>
          <table:table-cell office:value-type="float" office:value="927744" calcext:value-type="float">
            <text:p>927744</text:p>
          </table:table-cell>
          <table:table-cell office:value-type="float" office:value="6391334" calcext:value-type="float">
            <text:p>6391334</text:p>
          </table:table-cell>
          <table:table-cell office:value-type="float" office:value="4877" calcext:value-type="float">
            <text:p>4877</text:p>
          </table:table-cell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71</text:p>
          </table:table-cell>
          <table:table-cell office:value-type="string" calcext:value-type="string">
            <text:p>Veynes</text:p>
          </table:table-cell>
          <table:table-cell office:value-type="string" calcext:value-type="string">
            <text:p>VEYNES</text:p>
          </table:table-cell>
          <table:table-cell table:style-name="ce2" office:value-type="string" calcext:value-type="string">
            <text:p>05179</text:p>
          </table:table-cell>
          <table:table-cell office:value-type="string" calcext:value-type="string">
            <text:p>Commune simple</text:p>
          </table:table-cell>
          <table:table-cell office:value-type="float" office:value="924216" calcext:value-type="float">
            <text:p>924216</text:p>
          </table:table-cell>
          <table:table-cell office:value-type="float" office:value="6388724" calcext:value-type="float">
            <text:p>6388724</text:p>
          </table:table-cell>
          <table:table-cell office:value-type="float" office:value="4260" calcext:value-type="float">
            <text:p>4260</text:p>
          </table:table-cell>
          <table:table-cell office:value-type="float" office:value="3199" calcext:value-type="float">
            <text:p>319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34</text:p>
          </table:table-cell>
          <table:table-cell office:value-type="string" calcext:value-type="string">
            <text:p>Avignon</text:p>
          </table:table-cell>
          <table:table-cell office:value-type="string" calcext:value-type="string">
            <text:p>AVIGNON</text:p>
          </table:table-cell>
          <table:table-cell table:style-name="ce2" office:value-type="string" calcext:value-type="string">
            <text:p>84007</text:p>
          </table:table-cell>
          <table:table-cell office:value-type="string" calcext:value-type="string">
            <text:p>Préfecture</text:p>
          </table:table-cell>
          <table:table-cell office:value-type="float" office:value="847533" calcext:value-type="float">
            <text:p>847533</text:p>
          </table:table-cell>
          <table:table-cell office:value-type="float" office:value="6317630" calcext:value-type="float">
            <text:p>6317630</text:p>
          </table:table-cell>
          <table:table-cell office:value-type="float" office:value="6491" calcext:value-type="float">
            <text:p>6491</text:p>
          </table:table-cell>
          <table:table-cell office:value-type="float" office:value="91729" calcext:value-type="float">
            <text:p>9172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6</text:p>
          </table:table-cell>
          <table:table-cell office:value-type="string" calcext:value-type="string">
            <text:p>Méthamis</text:p>
          </table:table-cell>
          <table:table-cell office:value-type="string" calcext:value-type="string">
            <text:p>METHAMIS</text:p>
          </table:table-cell>
          <table:table-cell table:style-name="ce2" office:value-type="string" calcext:value-type="string">
            <text:p>84075</text:p>
          </table:table-cell>
          <table:table-cell office:value-type="string" calcext:value-type="string">
            <text:p>Commune simple</text:p>
          </table:table-cell>
          <table:table-cell office:value-type="float" office:value="880754" calcext:value-type="float">
            <text:p>880754</text:p>
          </table:table-cell>
          <table:table-cell office:value-type="float" office:value="6326608" calcext:value-type="float">
            <text:p>6326608</text:p>
          </table:table-cell>
          <table:table-cell office:value-type="float" office:value="3681" calcext:value-type="float">
            <text:p>3681</text:p>
          </table:table-cell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33</text:p>
          </table:table-cell>
          <table:table-cell office:value-type="string" calcext:value-type="string">
            <text:p>Ampus</text:p>
          </table:table-cell>
          <table:table-cell office:value-type="string" calcext:value-type="string">
            <text:p>AMPUS</text:p>
          </table:table-cell>
          <table:table-cell table:style-name="ce2" office:value-type="string" calcext:value-type="string">
            <text:p>83003</text:p>
          </table:table-cell>
          <table:table-cell office:value-type="string" calcext:value-type="string">
            <text:p>Commune simple</text:p>
          </table:table-cell>
          <table:table-cell office:value-type="float" office:value="971928" calcext:value-type="float">
            <text:p>971928</text:p>
          </table:table-cell>
          <table:table-cell office:value-type="float" office:value="6287250" calcext:value-type="float">
            <text:p>6287250</text:p>
          </table:table-cell>
          <table:table-cell office:value-type="float" office:value="8277" calcext:value-type="float">
            <text:p>8277</text:p>
          </table:table-cell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1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EZ</text:p>
          </table:table-cell>
          <table:table-cell table:style-name="ce2" office:value-type="string" calcext:value-type="string">
            <text:p>04204</text:p>
          </table:table-cell>
          <table:table-cell office:value-type="string" calcext:value-type="string">
            <text:p>Commune simple</text:p>
          </table:table-cell>
          <table:table-cell office:value-type="float" office:value="974190" calcext:value-type="float">
            <text:p>974190</text:p>
          </table:table-cell>
          <table:table-cell office:value-type="float" office:value="6318145" calcext:value-type="float">
            <text:p>6318145</text:p>
          </table:table-cell>
          <table:table-cell office:value-type="float" office:value="7027" calcext:value-type="float">
            <text:p>7027</text:p>
          </table:table-cell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022</text:p>
          </table:table-cell>
          <table:table-cell office:value-type="string" calcext:value-type="string">
            <text:p>Vallouise-Pelvoux</text:p>
          </table:table-cell>
          <table:table-cell office:value-type="string" calcext:value-type="string">
            <text:p>VALLOUISE-PELVOUX</text:p>
          </table:table-cell>
          <table:table-cell table:style-name="ce2" office:value-type="string" calcext:value-type="string">
            <text:p>05101</text:p>
          </table:table-cell>
          <table:table-cell office:value-type="string" calcext:value-type="string">
            <text:p>Commune simple</text:p>
          </table:table-cell>
          <table:table-cell office:value-type="float" office:value="972038" calcext:value-type="float">
            <text:p>972038</text:p>
          </table:table-cell>
          <table:table-cell office:value-type="float" office:value="6424060" calcext:value-type="float">
            <text:p>6424060</text:p>
          </table:table-cell>
          <table:table-cell office:value-type="float" office:value="14481" calcext:value-type="float">
            <text:p>14481</text:p>
          </table:table-cell>
          <table:table-cell office:value-type="float" office:value="1178" calcext:value-type="float">
            <text:p>117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24</text:p>
          </table:table-cell>
          <table:table-cell office:value-type="string" calcext:value-type="string">
            <text:p>Istres</text:p>
          </table:table-cell>
          <table:table-cell office:value-type="string" calcext:value-type="string">
            <text:p>ISTRES</text:p>
          </table:table-cell>
          <table:table-cell table:style-name="ce2" office:value-type="string" calcext:value-type="string">
            <text:p>13047</text:p>
          </table:table-cell>
          <table:table-cell office:value-type="string" calcext:value-type="string">
            <text:p>Sous-préfecture</text:p>
          </table:table-cell>
          <table:table-cell office:value-type="float" office:value="857473" calcext:value-type="float">
            <text:p>857473</text:p>
          </table:table-cell>
          <table:table-cell office:value-type="float" office:value="6274790" calcext:value-type="float">
            <text:p>6274790</text:p>
          </table:table-cell>
          <table:table-cell office:value-type="float" office:value="11373" calcext:value-type="float">
            <text:p>11373</text:p>
          </table:table-cell>
          <table:table-cell office:value-type="float" office:value="43411" calcext:value-type="float">
            <text:p>4341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600</text:p>
          </table:table-cell>
          <table:table-cell office:value-type="string" calcext:value-type="string">
            <text:p>Saint-Roman-de-Malegarde</text:p>
          </table:table-cell>
          <table:table-cell office:value-type="string" calcext:value-type="string">
            <text:p>SAINT-ROMAN-DE-MALEGARDE</text:p>
          </table:table-cell>
          <table:table-cell table:style-name="ce2" office:value-type="string" calcext:value-type="string">
            <text:p>84117</text:p>
          </table:table-cell>
          <table:table-cell office:value-type="string" calcext:value-type="string">
            <text:p>Commune simple</text:p>
          </table:table-cell>
          <table:table-cell office:value-type="float" office:value="856468" calcext:value-type="float">
            <text:p>856468</text:p>
          </table:table-cell>
          <table:table-cell office:value-type="float" office:value="6353621" calcext:value-type="float">
            <text:p>6353621</text:p>
          </table:table-cell>
          <table:table-cell office:value-type="float" office:value="821" calcext:value-type="float">
            <text:p>821</text:p>
          </table:table-cell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52</text:p>
          </table:table-cell>
          <table:table-cell office:value-type="string" calcext:value-type="string">
            <text:p>Champcella</text:p>
          </table:table-cell>
          <table:table-cell office:value-type="string" calcext:value-type="string">
            <text:p>CHAMPCELLA</text:p>
          </table:table-cell>
          <table:table-cell table:style-name="ce2" office:value-type="string" calcext:value-type="string">
            <text:p>05031</text:p>
          </table:table-cell>
          <table:table-cell office:value-type="string" calcext:value-type="string">
            <text:p>Commune simple</text:p>
          </table:table-cell>
          <table:table-cell office:value-type="float" office:value="981377" calcext:value-type="float">
            <text:p>981377</text:p>
          </table:table-cell>
          <table:table-cell office:value-type="float" office:value="6409124" calcext:value-type="float">
            <text:p>6409124</text:p>
          </table:table-cell>
          <table:table-cell office:value-type="float" office:value="3025" calcext:value-type="float">
            <text:p>3025</text:p>
          </table:table-cell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55</text:p>
          </table:table-cell>
          <table:table-cell office:value-type="string" calcext:value-type="string">
            <text:p>La Motte-en-Champsaur</text:p>
          </table:table-cell>
          <table:table-cell office:value-type="string" calcext:value-type="string">
            <text:p>LA MOTTE-EN-CHAMPSAUR</text:p>
          </table:table-cell>
          <table:table-cell table:style-name="ce2" office:value-type="string" calcext:value-type="string">
            <text:p>05090</text:p>
          </table:table-cell>
          <table:table-cell office:value-type="string" calcext:value-type="string">
            <text:p>Commune simple</text:p>
          </table:table-cell>
          <table:table-cell office:value-type="float" office:value="947401" calcext:value-type="float">
            <text:p>947401</text:p>
          </table:table-cell>
          <table:table-cell office:value-type="float" office:value="6409510" calcext:value-type="float">
            <text:p>6409510</text:p>
          </table:table-cell>
          <table:table-cell office:value-type="float" office:value="5280" calcext:value-type="float">
            <text:p>5280</text:p>
          </table:table-cell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7</text:p>
          </table:table-cell>
          <table:table-cell office:value-type="string" calcext:value-type="string">
            <text:p>Tourrettes</text:p>
          </table:table-cell>
          <table:table-cell office:value-type="string" calcext:value-type="string">
            <text:p>TOURRETTES</text:p>
          </table:table-cell>
          <table:table-cell table:style-name="ce2" office:value-type="string" calcext:value-type="string">
            <text:p>83138</text:p>
          </table:table-cell>
          <table:table-cell office:value-type="string" calcext:value-type="string">
            <text:p>Commune simple</text:p>
          </table:table-cell>
          <table:table-cell office:value-type="float" office:value="1000531" calcext:value-type="float">
            <text:p>1000531</text:p>
          </table:table-cell>
          <table:table-cell office:value-type="float" office:value="6286486" calcext:value-type="float">
            <text:p>6286486</text:p>
          </table:table-cell>
          <table:table-cell office:value-type="float" office:value="3399" calcext:value-type="float">
            <text:p>3399</text:p>
          </table:table-cell>
          <table:table-cell office:value-type="float" office:value="2871" calcext:value-type="float">
            <text:p>287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2</text:p>
          </table:table-cell>
          <table:table-cell office:value-type="string" calcext:value-type="string">
            <text:p>Entrages</text:p>
          </table:table-cell>
          <table:table-cell office:value-type="string" calcext:value-type="string">
            <text:p>ENTRAGES</text:p>
          </table:table-cell>
          <table:table-cell table:style-name="ce2" office:value-type="string" calcext:value-type="string">
            <text:p>04074</text:p>
          </table:table-cell>
          <table:table-cell office:value-type="string" calcext:value-type="string">
            <text:p>Commune simple</text:p>
          </table:table-cell>
          <table:table-cell office:value-type="float" office:value="962257" calcext:value-type="float">
            <text:p>962257</text:p>
          </table:table-cell>
          <table:table-cell office:value-type="float" office:value="6332043" calcext:value-type="float">
            <text:p>6332043</text:p>
          </table:table-cell>
          <table:table-cell office:value-type="float" office:value="2261" calcext:value-type="float">
            <text:p>2261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31</text:p>
          </table:table-cell>
          <table:table-cell office:value-type="string" calcext:value-type="string">
            <text:p>Roquebrune-sur-Argens</text:p>
          </table:table-cell>
          <table:table-cell office:value-type="string" calcext:value-type="string">
            <text:p>ROQUEBRUNE-SUR-ARGENS</text:p>
          </table:table-cell>
          <table:table-cell table:style-name="ce2" office:value-type="string" calcext:value-type="string">
            <text:p>83107</text:p>
          </table:table-cell>
          <table:table-cell office:value-type="string" calcext:value-type="string">
            <text:p>Commune simple</text:p>
          </table:table-cell>
          <table:table-cell office:value-type="float" office:value="995949" calcext:value-type="float">
            <text:p>995949</text:p>
          </table:table-cell>
          <table:table-cell office:value-type="float" office:value="6265101" calcext:value-type="float">
            <text:p>6265101</text:p>
          </table:table-cell>
          <table:table-cell office:value-type="float" office:value="10610" calcext:value-type="float">
            <text:p>10610</text:p>
          </table:table-cell>
          <table:table-cell office:value-type="float" office:value="14626" calcext:value-type="float">
            <text:p>1462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23</text:p>
          </table:table-cell>
          <table:table-cell office:value-type="string" calcext:value-type="string">
            <text:p>L'Hospitalet</text:p>
          </table:table-cell>
          <table:table-cell office:value-type="string" calcext:value-type="string">
            <text:p>L'HOSPITALET</text:p>
          </table:table-cell>
          <table:table-cell table:style-name="ce2" office:value-type="string" calcext:value-type="string">
            <text:p>04095</text:p>
          </table:table-cell>
          <table:table-cell office:value-type="string" calcext:value-type="string">
            <text:p>Commune simple</text:p>
          </table:table-cell>
          <table:table-cell office:value-type="float" office:value="916632" calcext:value-type="float">
            <text:p>916632</text:p>
          </table:table-cell>
          <table:table-cell office:value-type="float" office:value="6337615" calcext:value-type="float">
            <text:p>6337615</text:p>
          </table:table-cell>
          <table:table-cell office:value-type="float" office:value="1935" calcext:value-type="float">
            <text:p>1935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3</text:p>
          </table:table-cell>
          <table:table-cell office:value-type="string" calcext:value-type="string">
            <text:p>Grasse</text:p>
          </table:table-cell>
          <table:table-cell office:value-type="string" calcext:value-type="string">
            <text:p>GRASSE</text:p>
          </table:table-cell>
          <table:table-cell table:style-name="ce2" office:value-type="string" calcext:value-type="string">
            <text:p>06069</text:p>
          </table:table-cell>
          <table:table-cell office:value-type="string" calcext:value-type="string">
            <text:p>Sous-préfecture</text:p>
          </table:table-cell>
          <table:table-cell office:value-type="float" office:value="1017555" calcext:value-type="float">
            <text:p>1017555</text:p>
          </table:table-cell>
          <table:table-cell office:value-type="float" office:value="6292179" calcext:value-type="float">
            <text:p>6292179</text:p>
          </table:table-cell>
          <table:table-cell office:value-type="float" office:value="4444" calcext:value-type="float">
            <text:p>4444</text:p>
          </table:table-cell>
          <table:table-cell office:value-type="float" office:value="48865" calcext:value-type="float">
            <text:p>4886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867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TOULON</text:p>
          </table:table-cell>
          <table:table-cell table:style-name="ce2" office:value-type="string" calcext:value-type="string">
            <text:p>83137</text:p>
          </table:table-cell>
          <table:table-cell office:value-type="string" calcext:value-type="string">
            <text:p>Préfecture</text:p>
          </table:table-cell>
          <table:table-cell office:value-type="float" office:value="938721" calcext:value-type="float">
            <text:p>938721</text:p>
          </table:table-cell>
          <table:table-cell office:value-type="float" office:value="6230724" calcext:value-type="float">
            <text:p>6230724</text:p>
          </table:table-cell>
          <table:table-cell office:value-type="float" office:value="4284" calcext:value-type="float">
            <text:p>4284</text:p>
          </table:table-cell>
          <table:table-cell office:value-type="float" office:value="176198" calcext:value-type="float">
            <text:p>17619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58</text:p>
          </table:table-cell>
          <table:table-cell office:value-type="string" calcext:value-type="string">
            <text:p>La Javie</text:p>
          </table:table-cell>
          <table:table-cell office:value-type="string" calcext:value-type="string">
            <text:p>LA JAVIE</text:p>
          </table:table-cell>
          <table:table-cell table:style-name="ce2" office:value-type="string" calcext:value-type="string">
            <text:p>04097</text:p>
          </table:table-cell>
          <table:table-cell office:value-type="string" calcext:value-type="string">
            <text:p>Commune simple</text:p>
          </table:table-cell>
          <table:table-cell office:value-type="float" office:value="965184" calcext:value-type="float">
            <text:p>965184</text:p>
          </table:table-cell>
          <table:table-cell office:value-type="float" office:value="6350504" calcext:value-type="float">
            <text:p>6350504</text:p>
          </table:table-cell>
          <table:table-cell office:value-type="float" office:value="3727" calcext:value-type="float">
            <text:p>3727</text:p>
          </table:table-cell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2</text:p>
          </table:table-cell>
          <table:table-cell office:value-type="string" calcext:value-type="string">
            <text:p>La Tour-d'Aigues</text:p>
          </table:table-cell>
          <table:table-cell office:value-type="string" calcext:value-type="string">
            <text:p>LA TOUR-D'AIGUES</text:p>
          </table:table-cell>
          <table:table-cell table:style-name="ce2" office:value-type="string" calcext:value-type="string">
            <text:p>84133</text:p>
          </table:table-cell>
          <table:table-cell office:value-type="string" calcext:value-type="string">
            <text:p>Commune simple</text:p>
          </table:table-cell>
          <table:table-cell office:value-type="float" office:value="906741" calcext:value-type="float">
            <text:p>906741</text:p>
          </table:table-cell>
          <table:table-cell office:value-type="float" office:value="6293845" calcext:value-type="float">
            <text:p>6293845</text:p>
          </table:table-cell>
          <table:table-cell office:value-type="float" office:value="4130" calcext:value-type="float">
            <text:p>4130</text:p>
          </table:table-cell>
          <table:table-cell office:value-type="float" office:value="4333" calcext:value-type="float">
            <text:p>433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82</text:p>
          </table:table-cell>
          <table:table-cell office:value-type="string" calcext:value-type="string">
            <text:p>Venelles</text:p>
          </table:table-cell>
          <table:table-cell office:value-type="string" calcext:value-type="string">
            <text:p>VENELLES</text:p>
          </table:table-cell>
          <table:table-cell table:style-name="ce2" office:value-type="string" calcext:value-type="string">
            <text:p>13113</text:p>
          </table:table-cell>
          <table:table-cell office:value-type="string" calcext:value-type="string">
            <text:p>Commune simple</text:p>
          </table:table-cell>
          <table:table-cell office:value-type="float" office:value="901298" calcext:value-type="float">
            <text:p>901298</text:p>
          </table:table-cell>
          <table:table-cell office:value-type="float" office:value="6280499" calcext:value-type="float">
            <text:p>6280499</text:p>
          </table:table-cell>
          <table:table-cell office:value-type="float" office:value="2054" calcext:value-type="float">
            <text:p>2054</text:p>
          </table:table-cell>
          <table:table-cell office:value-type="float" office:value="8406" calcext:value-type="float">
            <text:p>840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349</text:p>
          </table:table-cell>
          <table:table-cell office:value-type="string" calcext:value-type="string">
            <text:p>Aix-en-Provence</text:p>
          </table:table-cell>
          <table:table-cell office:value-type="string" calcext:value-type="string">
            <text:p>AIX-EN-PROVENCE</text:p>
          </table:table-cell>
          <table:table-cell table:style-name="ce2" office:value-type="string" calcext:value-type="string">
            <text:p>13001</text:p>
          </table:table-cell>
          <table:table-cell office:value-type="string" calcext:value-type="string">
            <text:p>Sous-préfecture</text:p>
          </table:table-cell>
          <table:table-cell office:value-type="float" office:value="893125" calcext:value-type="float">
            <text:p>893125</text:p>
          </table:table-cell>
          <table:table-cell office:value-type="float" office:value="6274539" calcext:value-type="float">
            <text:p>6274539</text:p>
          </table:table-cell>
          <table:table-cell office:value-type="float" office:value="18608" calcext:value-type="float">
            <text:p>18608</text:p>
          </table:table-cell>
          <table:table-cell office:value-type="float" office:value="143097" calcext:value-type="float">
            <text:p>14309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2</text:p>
          </table:table-cell>
          <table:table-cell office:value-type="string" calcext:value-type="string">
            <text:p>Vitrolles-en-Lubéron</text:p>
          </table:table-cell>
          <table:table-cell office:value-type="string" calcext:value-type="string">
            <text:p>VITROLLES-EN-LUBERON</text:p>
          </table:table-cell>
          <table:table-cell table:style-name="ce2" office:value-type="string" calcext:value-type="string">
            <text:p>84151</text:p>
          </table:table-cell>
          <table:table-cell office:value-type="string" calcext:value-type="string">
            <text:p>Commune simple</text:p>
          </table:table-cell>
          <table:table-cell office:value-type="float" office:value="909028" calcext:value-type="float">
            <text:p>909028</text:p>
          </table:table-cell>
          <table:table-cell office:value-type="float" office:value="6304172" calcext:value-type="float">
            <text:p>6304172</text:p>
          </table:table-cell>
          <table:table-cell office:value-type="float" office:value="1615" calcext:value-type="float">
            <text:p>1615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54</text:p>
          </table:table-cell>
          <table:table-cell office:value-type="string" calcext:value-type="string">
            <text:p>Saint-Vincent-sur-Jabron</text:p>
          </table:table-cell>
          <table:table-cell office:value-type="string" calcext:value-type="string">
            <text:p>SAINT-VINCENT-SUR-JABRON</text:p>
          </table:table-cell>
          <table:table-cell table:style-name="ce2" office:value-type="string" calcext:value-type="string">
            <text:p>04199</text:p>
          </table:table-cell>
          <table:table-cell office:value-type="string" calcext:value-type="string">
            <text:p>Commune simple</text:p>
          </table:table-cell>
          <table:table-cell office:value-type="float" office:value="919108" calcext:value-type="float">
            <text:p>919108</text:p>
          </table:table-cell>
          <table:table-cell office:value-type="float" office:value="6346855" calcext:value-type="float">
            <text:p>6346855</text:p>
          </table:table-cell>
          <table:table-cell office:value-type="float" office:value="3020" calcext:value-type="float">
            <text:p>3020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26</text:p>
          </table:table-cell>
          <table:table-cell office:value-type="string" calcext:value-type="string">
            <text:p>Risoul</text:p>
          </table:table-cell>
          <table:table-cell office:value-type="string" calcext:value-type="string">
            <text:p>RISOUL</text:p>
          </table:table-cell>
          <table:table-cell table:style-name="ce2" office:value-type="string" calcext:value-type="string">
            <text:p>05119</text:p>
          </table:table-cell>
          <table:table-cell office:value-type="string" calcext:value-type="string">
            <text:p>Commune simple</text:p>
          </table:table-cell>
          <table:table-cell office:value-type="float" office:value="987435" calcext:value-type="float">
            <text:p>987435</text:p>
          </table:table-cell>
          <table:table-cell office:value-type="float" office:value="6398251" calcext:value-type="float">
            <text:p>6398251</text:p>
          </table:table-cell>
          <table:table-cell office:value-type="float" office:value="3034" calcext:value-type="float">
            <text:p>3034</text:p>
          </table:table-cell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2</text:p>
          </table:table-cell>
          <table:table-cell office:value-type="string" calcext:value-type="string">
            <text:p>Peypin-d'Aigues</text:p>
          </table:table-cell>
          <table:table-cell office:value-type="string" calcext:value-type="string">
            <text:p>PEYPIN-D'AIGUES</text:p>
          </table:table-cell>
          <table:table-cell table:style-name="ce2" office:value-type="string" calcext:value-type="string">
            <text:p>84090</text:p>
          </table:table-cell>
          <table:table-cell office:value-type="string" calcext:value-type="string">
            <text:p>Commune simple</text:p>
          </table:table-cell>
          <table:table-cell office:value-type="float" office:value="906139" calcext:value-type="float">
            <text:p>906139</text:p>
          </table:table-cell>
          <table:table-cell office:value-type="float" office:value="6303019" calcext:value-type="float">
            <text:p>6303019</text:p>
          </table:table-cell>
          <table:table-cell office:value-type="float" office:value="1736" calcext:value-type="float">
            <text:p>1736</text:p>
          </table:table-cell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1</text:p>
          </table:table-cell>
          <table:table-cell office:value-type="string" calcext:value-type="string">
            <text:p>Le Bourguet</text:p>
          </table:table-cell>
          <table:table-cell office:value-type="string" calcext:value-type="string">
            <text:p>LE BOURGUET</text:p>
          </table:table-cell>
          <table:table-cell table:style-name="ce2" office:value-type="string" calcext:value-type="string">
            <text:p>83020</text:p>
          </table:table-cell>
          <table:table-cell office:value-type="string" calcext:value-type="string">
            <text:p>Commune simple</text:p>
          </table:table-cell>
          <table:table-cell office:value-type="float" office:value="981820" calcext:value-type="float">
            <text:p>981820</text:p>
          </table:table-cell>
          <table:table-cell office:value-type="float" office:value="6304135" calcext:value-type="float">
            <text:p>6304135</text:p>
          </table:table-cell>
          <table:table-cell office:value-type="float" office:value="2539" calcext:value-type="float">
            <text:p>2539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3</text:p>
          </table:table-cell>
          <table:table-cell office:value-type="string" calcext:value-type="string">
            <text:p>Céreste</text:p>
          </table:table-cell>
          <table:table-cell office:value-type="string" calcext:value-type="string">
            <text:p>CERESTE</text:p>
          </table:table-cell>
          <table:table-cell table:style-name="ce2" office:value-type="string" calcext:value-type="string">
            <text:p>04045</text:p>
          </table:table-cell>
          <table:table-cell office:value-type="string" calcext:value-type="string">
            <text:p>Commune simple</text:p>
          </table:table-cell>
          <table:table-cell office:value-type="float" office:value="908189" calcext:value-type="float">
            <text:p>908189</text:p>
          </table:table-cell>
          <table:table-cell office:value-type="float" office:value="6309870" calcext:value-type="float">
            <text:p>6309870</text:p>
          </table:table-cell>
          <table:table-cell office:value-type="float" office:value="3254" calcext:value-type="float">
            <text:p>3254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3</text:p>
          </table:table-cell>
          <table:table-cell office:value-type="string" calcext:value-type="string">
            <text:p>La Bastidonne</text:p>
          </table:table-cell>
          <table:table-cell office:value-type="string" calcext:value-type="string">
            <text:p>LA BASTIDONNE</text:p>
          </table:table-cell>
          <table:table-cell table:style-name="ce2" office:value-type="string" calcext:value-type="string">
            <text:p>84010</text:p>
          </table:table-cell>
          <table:table-cell office:value-type="string" calcext:value-type="string">
            <text:p>Commune simple</text:p>
          </table:table-cell>
          <table:table-cell office:value-type="float" office:value="907932" calcext:value-type="float">
            <text:p>907932</text:p>
          </table:table-cell>
          <table:table-cell office:value-type="float" office:value="6291718" calcext:value-type="float">
            <text:p>6291718</text:p>
          </table:table-cell>
          <table:table-cell office:value-type="float" office:value="590" calcext:value-type="float">
            <text:p>590</text:p>
          </table:table-cell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1</text:p>
          </table:table-cell>
          <table:table-cell office:value-type="string" calcext:value-type="string">
            <text:p>Mirabeau</text:p>
          </table:table-cell>
          <table:table-cell office:value-type="string" calcext:value-type="string">
            <text:p>MIRABEAU</text:p>
          </table:table-cell>
          <table:table-cell table:style-name="ce2" office:value-type="string" calcext:value-type="string">
            <text:p>84076</text:p>
          </table:table-cell>
          <table:table-cell office:value-type="string" calcext:value-type="string">
            <text:p>Commune simple</text:p>
          </table:table-cell>
          <table:table-cell office:value-type="float" office:value="913391" calcext:value-type="float">
            <text:p>913391</text:p>
          </table:table-cell>
          <table:table-cell office:value-type="float" office:value="6292923" calcext:value-type="float">
            <text:p>6292923</text:p>
          </table:table-cell>
          <table:table-cell office:value-type="float" office:value="3166" calcext:value-type="float">
            <text:p>3166</text:p>
          </table:table-cell>
          <table:table-cell office:value-type="float" office:value="1324" calcext:value-type="float">
            <text:p>132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0</text:p>
          </table:table-cell>
          <table:table-cell office:value-type="string" calcext:value-type="string">
            <text:p>La Bastide-des-Jourdans</text:p>
          </table:table-cell>
          <table:table-cell office:value-type="string" calcext:value-type="string">
            <text:p>LA BASTIDE-DES-JOURDANS</text:p>
          </table:table-cell>
          <table:table-cell table:style-name="ce2" office:value-type="string" calcext:value-type="string">
            <text:p>84009</text:p>
          </table:table-cell>
          <table:table-cell office:value-type="string" calcext:value-type="string">
            <text:p>Commune simple</text:p>
          </table:table-cell>
          <table:table-cell office:value-type="float" office:value="912970" calcext:value-type="float">
            <text:p>912970</text:p>
          </table:table-cell>
          <table:table-cell office:value-type="float" office:value="6303188" calcext:value-type="float">
            <text:p>6303188</text:p>
          </table:table-cell>
          <table:table-cell office:value-type="float" office:value="2774" calcext:value-type="float">
            <text:p>2774</text:p>
          </table:table-cell>
          <table:table-cell office:value-type="float" office:value="1579" calcext:value-type="float">
            <text:p>157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400</text:p>
          </table:table-cell>
          <table:table-cell office:value-type="string" calcext:value-type="string">
            <text:p>Saléon</text:p>
          </table:table-cell>
          <table:table-cell office:value-type="string" calcext:value-type="string">
            <text:p>SALEON</text:p>
          </table:table-cell>
          <table:table-cell table:style-name="ce2" office:value-type="string" calcext:value-type="string">
            <text:p>05159</text:p>
          </table:table-cell>
          <table:table-cell office:value-type="string" calcext:value-type="string">
            <text:p>Commune simple</text:p>
          </table:table-cell>
          <table:table-cell office:value-type="float" office:value="921429" calcext:value-type="float">
            <text:p>921429</text:p>
          </table:table-cell>
          <table:table-cell office:value-type="float" office:value="6361956" calcext:value-type="float">
            <text:p>6361956</text:p>
          </table:table-cell>
          <table:table-cell office:value-type="float" office:value="986" calcext:value-type="float">
            <text:p>986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7</text:p>
          </table:table-cell>
          <table:table-cell office:value-type="string" calcext:value-type="string">
            <text:p>Marcoux</text:p>
          </table:table-cell>
          <table:table-cell office:value-type="string" calcext:value-type="string">
            <text:p>MARCOUX</text:p>
          </table:table-cell>
          <table:table-cell table:style-name="ce2" office:value-type="string" calcext:value-type="string">
            <text:p>04113</text:p>
          </table:table-cell>
          <table:table-cell office:value-type="string" calcext:value-type="string">
            <text:p>Commune simple</text:p>
          </table:table-cell>
          <table:table-cell office:value-type="float" office:value="962377" calcext:value-type="float">
            <text:p>962377</text:p>
          </table:table-cell>
          <table:table-cell office:value-type="float" office:value="6342076" calcext:value-type="float">
            <text:p>6342076</text:p>
          </table:table-cell>
          <table:table-cell office:value-type="float" office:value="3217" calcext:value-type="float">
            <text:p>3217</text:p>
          </table:table-cell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08</text:p>
          </table:table-cell>
          <table:table-cell office:value-type="string" calcext:value-type="string">
            <text:p>La Roque-d'Anthéron</text:p>
          </table:table-cell>
          <table:table-cell office:value-type="string" calcext:value-type="string">
            <text:p>LA ROQUE-D'ANTHERON</text:p>
          </table:table-cell>
          <table:table-cell table:style-name="ce2" office:value-type="string" calcext:value-type="string">
            <text:p>13084</text:p>
          </table:table-cell>
          <table:table-cell office:value-type="string" calcext:value-type="string">
            <text:p>Commune simple</text:p>
          </table:table-cell>
          <table:table-cell office:value-type="float" office:value="886349" calcext:value-type="float">
            <text:p>886349</text:p>
          </table:table-cell>
          <table:table-cell office:value-type="float" office:value="6293494" calcext:value-type="float">
            <text:p>6293494</text:p>
          </table:table-cell>
          <table:table-cell office:value-type="float" office:value="2549" calcext:value-type="float">
            <text:p>2549</text:p>
          </table:table-cell>
          <table:table-cell office:value-type="float" office:value="5441" calcext:value-type="float">
            <text:p>544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61</text:p>
          </table:table-cell>
          <table:table-cell office:value-type="string" calcext:value-type="string">
            <text:p>Hautes-Duyes</text:p>
          </table:table-cell>
          <table:table-cell office:value-type="string" calcext:value-type="string">
            <text:p>HAUTES-DUYES</text:p>
          </table:table-cell>
          <table:table-cell table:style-name="ce2" office:value-type="string" calcext:value-type="string">
            <text:p>04177</text:p>
          </table:table-cell>
          <table:table-cell office:value-type="string" calcext:value-type="string">
            <text:p>Commune simple</text:p>
          </table:table-cell>
          <table:table-cell office:value-type="float" office:value="953484" calcext:value-type="float">
            <text:p>953484</text:p>
          </table:table-cell>
          <table:table-cell office:value-type="float" office:value="6348624" calcext:value-type="float">
            <text:p>6348624</text:p>
          </table:table-cell>
          <table:table-cell office:value-type="float" office:value="2284" calcext:value-type="float">
            <text:p>2284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4799</text:p>
          </table:table-cell>
          <table:table-cell office:value-type="string" calcext:value-type="string">
            <text:p>Montgenèvre</text:p>
          </table:table-cell>
          <table:table-cell office:value-type="string" calcext:value-type="string">
            <text:p>MONTGENEVRE</text:p>
          </table:table-cell>
          <table:table-cell table:style-name="ce2" office:value-type="string" calcext:value-type="string">
            <text:p>05085</text:p>
          </table:table-cell>
          <table:table-cell office:value-type="string" calcext:value-type="string">
            <text:p>Commune simple</text:p>
          </table:table-cell>
          <table:table-cell office:value-type="float" office:value="993451" calcext:value-type="float">
            <text:p>993451</text:p>
          </table:table-cell>
          <table:table-cell office:value-type="float" office:value="6433415" calcext:value-type="float">
            <text:p>6433415</text:p>
          </table:table-cell>
          <table:table-cell office:value-type="float" office:value="4007" calcext:value-type="float">
            <text:p>4007</text:p>
          </table:table-cell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8</text:p>
          </table:table-cell>
          <table:table-cell office:value-type="string" calcext:value-type="string">
            <text:p>Lagnes</text:p>
          </table:table-cell>
          <table:table-cell office:value-type="string" calcext:value-type="string">
            <text:p>LAGNES</text:p>
          </table:table-cell>
          <table:table-cell table:style-name="ce2" office:value-type="string" calcext:value-type="string">
            <text:p>84062</text:p>
          </table:table-cell>
          <table:table-cell office:value-type="string" calcext:value-type="string">
            <text:p>Commune simple</text:p>
          </table:table-cell>
          <table:table-cell office:value-type="float" office:value="870118" calcext:value-type="float">
            <text:p>870118</text:p>
          </table:table-cell>
          <table:table-cell office:value-type="float" office:value="6312407" calcext:value-type="float">
            <text:p>6312407</text:p>
          </table:table-cell>
          <table:table-cell office:value-type="float" office:value="1693" calcext:value-type="float">
            <text:p>1693</text:p>
          </table:table-cell>
          <table:table-cell office:value-type="float" office:value="1645" calcext:value-type="float">
            <text:p>164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26</text:p>
          </table:table-cell>
          <table:table-cell office:value-type="string" calcext:value-type="string">
            <text:p>Cabrières-d'Avignon</text:p>
          </table:table-cell>
          <table:table-cell office:value-type="string" calcext:value-type="string">
            <text:p>CABRIERES-D'AVIGNON</text:p>
          </table:table-cell>
          <table:table-cell table:style-name="ce2" office:value-type="string" calcext:value-type="string">
            <text:p>84025</text:p>
          </table:table-cell>
          <table:table-cell office:value-type="string" calcext:value-type="string">
            <text:p>Commune simple</text:p>
          </table:table-cell>
          <table:table-cell office:value-type="float" office:value="872752" calcext:value-type="float">
            <text:p>872752</text:p>
          </table:table-cell>
          <table:table-cell office:value-type="float" office:value="6312832" calcext:value-type="float">
            <text:p>6312832</text:p>
          </table:table-cell>
          <table:table-cell office:value-type="float" office:value="1468" calcext:value-type="float">
            <text:p>1468</text:p>
          </table:table-cell>
          <table:table-cell office:value-type="float" office:value="1833" calcext:value-type="float">
            <text:p>183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63</text:p>
          </table:table-cell>
          <table:table-cell office:value-type="string" calcext:value-type="string">
            <text:p>Authon</text:p>
          </table:table-cell>
          <table:table-cell office:value-type="string" calcext:value-type="string">
            <text:p>AUTHON</text:p>
          </table:table-cell>
          <table:table-cell table:style-name="ce2" office:value-type="string" calcext:value-type="string">
            <text:p>04016</text:p>
          </table:table-cell>
          <table:table-cell office:value-type="string" calcext:value-type="string">
            <text:p>Commune simple</text:p>
          </table:table-cell>
          <table:table-cell office:value-type="float" office:value="951242" calcext:value-type="float">
            <text:p>951242</text:p>
          </table:table-cell>
          <table:table-cell office:value-type="float" office:value="6354736" calcext:value-type="float">
            <text:p>6354736</text:p>
          </table:table-cell>
          <table:table-cell office:value-type="float" office:value="4016" calcext:value-type="float">
            <text:p>4016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8</text:p>
          </table:table-cell>
          <table:table-cell office:value-type="string" calcext:value-type="string">
            <text:p>Cucuron</text:p>
          </table:table-cell>
          <table:table-cell office:value-type="string" calcext:value-type="string">
            <text:p>CUCURON</text:p>
          </table:table-cell>
          <table:table-cell table:style-name="ce2" office:value-type="string" calcext:value-type="string">
            <text:p>84042</text:p>
          </table:table-cell>
          <table:table-cell office:value-type="string" calcext:value-type="string">
            <text:p>Commune simple</text:p>
          </table:table-cell>
          <table:table-cell office:value-type="float" office:value="896495" calcext:value-type="float">
            <text:p>896495</text:p>
          </table:table-cell>
          <table:table-cell office:value-type="float" office:value="6301032" calcext:value-type="float">
            <text:p>6301032</text:p>
          </table:table-cell>
          <table:table-cell office:value-type="float" office:value="3268" calcext:value-type="float">
            <text:p>3268</text:p>
          </table:table-cell>
          <table:table-cell office:value-type="float" office:value="1759" calcext:value-type="float">
            <text:p>175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9</text:p>
          </table:table-cell>
          <table:table-cell office:value-type="string" calcext:value-type="string">
            <text:p>Auribeau</text:p>
          </table:table-cell>
          <table:table-cell office:value-type="string" calcext:value-type="string">
            <text:p>AURIBEAU</text:p>
          </table:table-cell>
          <table:table-cell table:style-name="ce2" office:value-type="string" calcext:value-type="string">
            <text:p>84006</text:p>
          </table:table-cell>
          <table:table-cell office:value-type="string" calcext:value-type="string">
            <text:p>Commune simple</text:p>
          </table:table-cell>
          <table:table-cell office:value-type="float" office:value="896621" calcext:value-type="float">
            <text:p>896621</text:p>
          </table:table-cell>
          <table:table-cell office:value-type="float" office:value="6306601" calcext:value-type="float">
            <text:p>6306601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6</text:p>
          </table:table-cell>
          <table:table-cell office:value-type="string" calcext:value-type="string">
            <text:p>Sivergues</text:p>
          </table:table-cell>
          <table:table-cell office:value-type="string" calcext:value-type="string">
            <text:p>SIVERGUES</text:p>
          </table:table-cell>
          <table:table-cell table:style-name="ce2" office:value-type="string" calcext:value-type="string">
            <text:p>84128</text:p>
          </table:table-cell>
          <table:table-cell office:value-type="string" calcext:value-type="string">
            <text:p>Commune simple</text:p>
          </table:table-cell>
          <table:table-cell office:value-type="float" office:value="894434" calcext:value-type="float">
            <text:p>894434</text:p>
          </table:table-cell>
          <table:table-cell office:value-type="float" office:value="6305642" calcext:value-type="float">
            <text:p>6305642</text:p>
          </table:table-cell>
          <table:table-cell office:value-type="float" office:value="939" calcext:value-type="float">
            <text:p>939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4</text:p>
          </table:table-cell>
          <table:table-cell office:value-type="string" calcext:value-type="string">
            <text:p>Lurs</text:p>
          </table:table-cell>
          <table:table-cell office:value-type="string" calcext:value-type="string">
            <text:p>LURS</text:p>
          </table:table-cell>
          <table:table-cell table:style-name="ce2" office:value-type="string" calcext:value-type="string">
            <text:p>04106</text:p>
          </table:table-cell>
          <table:table-cell office:value-type="string" calcext:value-type="string">
            <text:p>Commune simple</text:p>
          </table:table-cell>
          <table:table-cell office:value-type="float" office:value="930862" calcext:value-type="float">
            <text:p>930862</text:p>
          </table:table-cell>
          <table:table-cell office:value-type="float" office:value="6323191" calcext:value-type="float">
            <text:p>6323191</text:p>
          </table:table-cell>
          <table:table-cell office:value-type="float" office:value="2248" calcext:value-type="float">
            <text:p>2248</text:p>
          </table:table-cell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1</text:p>
          </table:table-cell>
          <table:table-cell office:value-type="string" calcext:value-type="string">
            <text:p>Pierrerue</text:p>
          </table:table-cell>
          <table:table-cell office:value-type="string" calcext:value-type="string">
            <text:p>PIERRERUE</text:p>
          </table:table-cell>
          <table:table-cell table:style-name="ce2" office:value-type="string" calcext:value-type="string">
            <text:p>04151</text:p>
          </table:table-cell>
          <table:table-cell office:value-type="string" calcext:value-type="string">
            <text:p>Commune simple</text:p>
          </table:table-cell>
          <table:table-cell office:value-type="float" office:value="927865" calcext:value-type="float">
            <text:p>927865</text:p>
          </table:table-cell>
          <table:table-cell office:value-type="float" office:value="6322112" calcext:value-type="float">
            <text:p>6322112</text:p>
          </table:table-cell>
          <table:table-cell office:value-type="float" office:value="1086" calcext:value-type="float">
            <text:p>1086</text:p>
          </table:table-cell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92</text:p>
          </table:table-cell>
          <table:table-cell office:value-type="string" calcext:value-type="string">
            <text:p>Châteauneuf-d'Oze</text:p>
          </table:table-cell>
          <table:table-cell office:value-type="string" calcext:value-type="string">
            <text:p>CHATEAUNEUF-D'OZE</text:p>
          </table:table-cell>
          <table:table-cell table:style-name="ce2" office:value-type="string" calcext:value-type="string">
            <text:p>05035</text:p>
          </table:table-cell>
          <table:table-cell office:value-type="string" calcext:value-type="string">
            <text:p>Commune simple</text:p>
          </table:table-cell>
          <table:table-cell office:value-type="float" office:value="930946" calcext:value-type="float">
            <text:p>930946</text:p>
          </table:table-cell>
          <table:table-cell office:value-type="float" office:value="6382476" calcext:value-type="float">
            <text:p>6382476</text:p>
          </table:table-cell>
          <table:table-cell office:value-type="float" office:value="2623" calcext:value-type="float">
            <text:p>262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4</text:p>
          </table:table-cell>
          <table:table-cell office:value-type="string" calcext:value-type="string">
            <text:p>La Roquebrussanne</text:p>
          </table:table-cell>
          <table:table-cell office:value-type="string" calcext:value-type="string">
            <text:p>LA ROQUEBRUSSANNE</text:p>
          </table:table-cell>
          <table:table-cell table:style-name="ce2" office:value-type="string" calcext:value-type="string">
            <text:p>83108</text:p>
          </table:table-cell>
          <table:table-cell office:value-type="string" calcext:value-type="string">
            <text:p>Commune simple</text:p>
          </table:table-cell>
          <table:table-cell office:value-type="float" office:value="941620" calcext:value-type="float">
            <text:p>941620</text:p>
          </table:table-cell>
          <table:table-cell office:value-type="float" office:value="6253037" calcext:value-type="float">
            <text:p>6253037</text:p>
          </table:table-cell>
          <table:table-cell office:value-type="float" office:value="3705" calcext:value-type="float">
            <text:p>3705</text:p>
          </table:table-cell>
          <table:table-cell office:value-type="float" office:value="2329" calcext:value-type="float">
            <text:p>232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1</text:p>
          </table:table-cell>
          <table:table-cell office:value-type="string" calcext:value-type="string">
            <text:p>Châteauneuf-d'Entraunes</text:p>
          </table:table-cell>
          <table:table-cell office:value-type="string" calcext:value-type="string">
            <text:p>CHATEAUNEUF-D'ENTRAUNES</text:p>
          </table:table-cell>
          <table:table-cell table:style-name="ce2" office:value-type="string" calcext:value-type="string">
            <text:p>06040</text:p>
          </table:table-cell>
          <table:table-cell office:value-type="string" calcext:value-type="string">
            <text:p>Commune simple</text:p>
          </table:table-cell>
          <table:table-cell office:value-type="float" office:value="1006965" calcext:value-type="float">
            <text:p>1006965</text:p>
          </table:table-cell>
          <table:table-cell office:value-type="float" office:value="6347300" calcext:value-type="float">
            <text:p>6347300</text:p>
          </table:table-cell>
          <table:table-cell office:value-type="float" office:value="2991" calcext:value-type="float">
            <text:p>2991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40</text:p>
          </table:table-cell>
          <table:table-cell office:value-type="string" calcext:value-type="string">
            <text:p>Peyrolles-en-Provence</text:p>
          </table:table-cell>
          <table:table-cell office:value-type="string" calcext:value-type="string">
            <text:p>PEYROLLES-EN-PROVENCE</text:p>
          </table:table-cell>
          <table:table-cell table:style-name="ce2" office:value-type="string" calcext:value-type="string">
            <text:p>13074</text:p>
          </table:table-cell>
          <table:table-cell office:value-type="string" calcext:value-type="string">
            <text:p>Commune simple</text:p>
          </table:table-cell>
          <table:table-cell office:value-type="float" office:value="908009" calcext:value-type="float">
            <text:p>908009</text:p>
          </table:table-cell>
          <table:table-cell office:value-type="float" office:value="6284399" calcext:value-type="float">
            <text:p>6284399</text:p>
          </table:table-cell>
          <table:table-cell office:value-type="float" office:value="3490" calcext:value-type="float">
            <text:p>3490</text:p>
          </table:table-cell>
          <table:table-cell office:value-type="float" office:value="5125" calcext:value-type="float">
            <text:p>512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6</text:p>
          </table:table-cell>
          <table:table-cell office:value-type="string" calcext:value-type="string">
            <text:p>Serres</text:p>
          </table:table-cell>
          <table:table-cell office:value-type="string" calcext:value-type="string">
            <text:p>SERRES</text:p>
          </table:table-cell>
          <table:table-cell table:style-name="ce2" office:value-type="string" calcext:value-type="string">
            <text:p>05166</text:p>
          </table:table-cell>
          <table:table-cell office:value-type="string" calcext:value-type="string">
            <text:p>Commune simple</text:p>
          </table:table-cell>
          <table:table-cell office:value-type="float" office:value="916008" calcext:value-type="float">
            <text:p>916008</text:p>
          </table:table-cell>
          <table:table-cell office:value-type="float" office:value="6372844" calcext:value-type="float">
            <text:p>6372844</text:p>
          </table:table-cell>
          <table:table-cell office:value-type="float" office:value="1857" calcext:value-type="float">
            <text:p>1857</text:p>
          </table:table-cell>
          <table:table-cell office:value-type="float" office:value="1285" calcext:value-type="float">
            <text:p>128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6</text:p>
          </table:table-cell>
          <table:table-cell office:value-type="string" calcext:value-type="string">
            <text:p>Saint-Auban-d'Oze</text:p>
          </table:table-cell>
          <table:table-cell office:value-type="string" calcext:value-type="string">
            <text:p>SAINT-AUBAN-D'OZE</text:p>
          </table:table-cell>
          <table:table-cell table:style-name="ce2" office:value-type="string" calcext:value-type="string">
            <text:p>05131</text:p>
          </table:table-cell>
          <table:table-cell office:value-type="string" calcext:value-type="string">
            <text:p>Commune simple</text:p>
          </table:table-cell>
          <table:table-cell office:value-type="float" office:value="926241" calcext:value-type="float">
            <text:p>926241</text:p>
          </table:table-cell>
          <table:table-cell office:value-type="float" office:value="6381926" calcext:value-type="float">
            <text:p>6381926</text:p>
          </table:table-cell>
          <table:table-cell office:value-type="float" office:value="1321" calcext:value-type="float">
            <text:p>1321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18</text:p>
          </table:table-cell>
          <table:table-cell office:value-type="string" calcext:value-type="string">
            <text:p>Sigoyer</text:p>
          </table:table-cell>
          <table:table-cell office:value-type="string" calcext:value-type="string">
            <text:p>SIGOYER</text:p>
          </table:table-cell>
          <table:table-cell table:style-name="ce2" office:value-type="string" calcext:value-type="string">
            <text:p>04207</text:p>
          </table:table-cell>
          <table:table-cell office:value-type="string" calcext:value-type="string">
            <text:p>Commune simple</text:p>
          </table:table-cell>
          <table:table-cell office:value-type="float" office:value="936566" calcext:value-type="float">
            <text:p>936566</text:p>
          </table:table-cell>
          <table:table-cell office:value-type="float" office:value="6362606" calcext:value-type="float">
            <text:p>6362606</text:p>
          </table:table-cell>
          <table:table-cell office:value-type="float" office:value="1530" calcext:value-type="float">
            <text:p>1530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3</text:p>
          </table:table-cell>
          <table:table-cell office:value-type="string" calcext:value-type="string">
            <text:p>Savournon</text:p>
          </table:table-cell>
          <table:table-cell office:value-type="string" calcext:value-type="string">
            <text:p>SAVOURNON</text:p>
          </table:table-cell>
          <table:table-cell table:style-name="ce2" office:value-type="string" calcext:value-type="string">
            <text:p>05165</text:p>
          </table:table-cell>
          <table:table-cell office:value-type="string" calcext:value-type="string">
            <text:p>Commune simple</text:p>
          </table:table-cell>
          <table:table-cell office:value-type="float" office:value="922539" calcext:value-type="float">
            <text:p>922539</text:p>
          </table:table-cell>
          <table:table-cell office:value-type="float" office:value="6373373" calcext:value-type="float">
            <text:p>6373373</text:p>
          </table:table-cell>
          <table:table-cell office:value-type="float" office:value="3923" calcext:value-type="float">
            <text:p>3923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5</text:p>
          </table:table-cell>
          <table:table-cell office:value-type="string" calcext:value-type="string">
            <text:p>Lardiers</text:p>
          </table:table-cell>
          <table:table-cell office:value-type="string" calcext:value-type="string">
            <text:p>LARDIERS</text:p>
          </table:table-cell>
          <table:table-cell table:style-name="ce2" office:value-type="string" calcext:value-type="string">
            <text:p>04101</text:p>
          </table:table-cell>
          <table:table-cell office:value-type="string" calcext:value-type="string">
            <text:p>Commune simple</text:p>
          </table:table-cell>
          <table:table-cell office:value-type="float" office:value="917920" calcext:value-type="float">
            <text:p>917920</text:p>
          </table:table-cell>
          <table:table-cell office:value-type="float" office:value="6333151" calcext:value-type="float">
            <text:p>6333151</text:p>
          </table:table-cell>
          <table:table-cell office:value-type="float" office:value="3008" calcext:value-type="float">
            <text:p>3008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6</text:p>
          </table:table-cell>
          <table:table-cell office:value-type="string" calcext:value-type="string">
            <text:p>Sigonce</text:p>
          </table:table-cell>
          <table:table-cell office:value-type="string" calcext:value-type="string">
            <text:p>SIGONCE</text:p>
          </table:table-cell>
          <table:table-cell table:style-name="ce2" office:value-type="string" calcext:value-type="string">
            <text:p>04206</text:p>
          </table:table-cell>
          <table:table-cell office:value-type="string" calcext:value-type="string">
            <text:p>Commune simple</text:p>
          </table:table-cell>
          <table:table-cell office:value-type="float" office:value="929618" calcext:value-type="float">
            <text:p>929618</text:p>
          </table:table-cell>
          <table:table-cell office:value-type="float" office:value="6327496" calcext:value-type="float">
            <text:p>6327496</text:p>
          </table:table-cell>
          <table:table-cell office:value-type="float" office:value="1997" calcext:value-type="float">
            <text:p>1997</text:p>
          </table:table-cell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80</text:p>
          </table:table-cell>
          <table:table-cell office:value-type="string" calcext:value-type="string">
            <text:p>Artigues</text:p>
          </table:table-cell>
          <table:table-cell office:value-type="string" calcext:value-type="string">
            <text:p>ARTIGUES</text:p>
          </table:table-cell>
          <table:table-cell table:style-name="ce2" office:value-type="string" calcext:value-type="string">
            <text:p>83006</text:p>
          </table:table-cell>
          <table:table-cell office:value-type="string" calcext:value-type="string">
            <text:p>Commune simple</text:p>
          </table:table-cell>
          <table:table-cell office:value-type="float" office:value="926151" calcext:value-type="float">
            <text:p>926151</text:p>
          </table:table-cell>
          <table:table-cell office:value-type="float" office:value="6279499" calcext:value-type="float">
            <text:p>6279499</text:p>
          </table:table-cell>
          <table:table-cell office:value-type="float" office:value="3185" calcext:value-type="float">
            <text:p>3185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38</text:p>
          </table:table-cell>
          <table:table-cell office:value-type="string" calcext:value-type="string">
            <text:p>Villefranche-sur-Mer</text:p>
          </table:table-cell>
          <table:table-cell office:value-type="string" calcext:value-type="string">
            <text:p>VILLEFRANCHE-SUR-MER</text:p>
          </table:table-cell>
          <table:table-cell table:style-name="ce2" office:value-type="string" calcext:value-type="string">
            <text:p>06159</text:p>
          </table:table-cell>
          <table:table-cell office:value-type="string" calcext:value-type="string">
            <text:p>Commune simple</text:p>
          </table:table-cell>
          <table:table-cell office:value-type="float" office:value="1047703" calcext:value-type="float">
            <text:p>1047703</text:p>
          </table:table-cell>
          <table:table-cell office:value-type="float" office:value="6299411" calcext:value-type="float">
            <text:p>6299411</text:p>
          </table:table-cell>
          <table:table-cell office:value-type="float" office:value="488" calcext:value-type="float">
            <text:p>488</text:p>
          </table:table-cell>
          <table:table-cell office:value-type="float" office:value="5064" calcext:value-type="float">
            <text:p>506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77</text:p>
          </table:table-cell>
          <table:table-cell office:value-type="string" calcext:value-type="string">
            <text:p>Varages</text:p>
          </table:table-cell>
          <table:table-cell office:value-type="string" calcext:value-type="string">
            <text:p>VARAGES</text:p>
          </table:table-cell>
          <table:table-cell table:style-name="ce2" office:value-type="string" calcext:value-type="string">
            <text:p>83145</text:p>
          </table:table-cell>
          <table:table-cell office:value-type="string" calcext:value-type="string">
            <text:p>Commune simple</text:p>
          </table:table-cell>
          <table:table-cell office:value-type="float" office:value="938019" calcext:value-type="float">
            <text:p>938019</text:p>
          </table:table-cell>
          <table:table-cell office:value-type="float" office:value="6281495" calcext:value-type="float">
            <text:p>6281495</text:p>
          </table:table-cell>
          <table:table-cell office:value-type="float" office:value="3511" calcext:value-type="float">
            <text:p>3511</text:p>
          </table:table-cell>
          <table:table-cell office:value-type="float" office:value="1184" calcext:value-type="float">
            <text:p>118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62</text:p>
          </table:table-cell>
          <table:table-cell office:value-type="string" calcext:value-type="string">
            <text:p>Le Castellard-Mélan</text:p>
          </table:table-cell>
          <table:table-cell office:value-type="string" calcext:value-type="string">
            <text:p>LE CASTELLARD-MELAN</text:p>
          </table:table-cell>
          <table:table-cell table:style-name="ce2" office:value-type="string" calcext:value-type="string">
            <text:p>04040</text:p>
          </table:table-cell>
          <table:table-cell office:value-type="string" calcext:value-type="string">
            <text:p>Commune simple</text:p>
          </table:table-cell>
          <table:table-cell office:value-type="float" office:value="950493" calcext:value-type="float">
            <text:p>950493</text:p>
          </table:table-cell>
          <table:table-cell office:value-type="float" office:value="6349776" calcext:value-type="float">
            <text:p>6349776</text:p>
          </table:table-cell>
          <table:table-cell office:value-type="float" office:value="2574" calcext:value-type="float">
            <text:p>2574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6</text:p>
          </table:table-cell>
          <table:table-cell office:value-type="string" calcext:value-type="string">
            <text:p>Mazaugues</text:p>
          </table:table-cell>
          <table:table-cell office:value-type="string" calcext:value-type="string">
            <text:p>MAZAUGUES</text:p>
          </table:table-cell>
          <table:table-cell table:style-name="ce2" office:value-type="string" calcext:value-type="string">
            <text:p>83076</text:p>
          </table:table-cell>
          <table:table-cell office:value-type="string" calcext:value-type="string">
            <text:p>Commune simple</text:p>
          </table:table-cell>
          <table:table-cell office:value-type="float" office:value="934501" calcext:value-type="float">
            <text:p>934501</text:p>
          </table:table-cell>
          <table:table-cell office:value-type="float" office:value="6253710" calcext:value-type="float">
            <text:p>6253710</text:p>
          </table:table-cell>
          <table:table-cell office:value-type="float" office:value="5379" calcext:value-type="float">
            <text:p>5379</text:p>
          </table:table-cell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4</text:p>
          </table:table-cell>
          <table:table-cell office:value-type="string" calcext:value-type="string">
            <text:p>Saint-Paul-en-Forêt</text:p>
          </table:table-cell>
          <table:table-cell office:value-type="string" calcext:value-type="string">
            <text:p>SAINT-PAUL-EN-FORET</text:p>
          </table:table-cell>
          <table:table-cell table:style-name="ce2" office:value-type="string" calcext:value-type="string">
            <text:p>83117</text:p>
          </table:table-cell>
          <table:table-cell office:value-type="string" calcext:value-type="string">
            <text:p>Commune simple</text:p>
          </table:table-cell>
          <table:table-cell office:value-type="float" office:value="997697" calcext:value-type="float">
            <text:p>997697</text:p>
          </table:table-cell>
          <table:table-cell office:value-type="float" office:value="6281198" calcext:value-type="float">
            <text:p>6281198</text:p>
          </table:table-cell>
          <table:table-cell office:value-type="float" office:value="2026" calcext:value-type="float">
            <text:p>2026</text:p>
          </table:table-cell>
          <table:table-cell office:value-type="float" office:value="1743" calcext:value-type="float">
            <text:p>174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3</text:p>
          </table:table-cell>
          <table:table-cell office:value-type="string" calcext:value-type="string">
            <text:p>La Roque-en-Provence</text:p>
          </table:table-cell>
          <table:table-cell office:value-type="string" calcext:value-type="string">
            <text:p>LA ROQUE-EN-PROVENCE</text:p>
          </table:table-cell>
          <table:table-cell table:style-name="ce2" office:value-type="string" calcext:value-type="string">
            <text:p>06107</text:p>
          </table:table-cell>
          <table:table-cell office:value-type="string" calcext:value-type="string">
            <text:p>Commune simple</text:p>
          </table:table-cell>
          <table:table-cell office:value-type="float" office:value="1020843" calcext:value-type="float">
            <text:p>1020843</text:p>
          </table:table-cell>
          <table:table-cell office:value-type="float" office:value="6313748" calcext:value-type="float">
            <text:p>6313748</text:p>
          </table:table-cell>
          <table:table-cell office:value-type="float" office:value="2398" calcext:value-type="float">
            <text:p>2398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2</text:p>
          </table:table-cell>
          <table:table-cell office:value-type="string" calcext:value-type="string">
            <text:p>Forcalqueiret</text:p>
          </table:table-cell>
          <table:table-cell office:value-type="string" calcext:value-type="string">
            <text:p>FORCALQUEIRET</text:p>
          </table:table-cell>
          <table:table-cell table:style-name="ce2" office:value-type="string" calcext:value-type="string">
            <text:p>83059</text:p>
          </table:table-cell>
          <table:table-cell office:value-type="string" calcext:value-type="string">
            <text:p>Commune simple</text:p>
          </table:table-cell>
          <table:table-cell office:value-type="float" office:value="950519" calcext:value-type="float">
            <text:p>950519</text:p>
          </table:table-cell>
          <table:table-cell office:value-type="float" office:value="6253444" calcext:value-type="float">
            <text:p>6253444</text:p>
          </table:table-cell>
          <table:table-cell office:value-type="float" office:value="1033" calcext:value-type="float">
            <text:p>1033</text:p>
          </table:table-cell>
          <table:table-cell office:value-type="float" office:value="3061" calcext:value-type="float">
            <text:p>306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7</text:p>
          </table:table-cell>
          <table:table-cell office:value-type="string" calcext:value-type="string">
            <text:p>Vaugines</text:p>
          </table:table-cell>
          <table:table-cell office:value-type="string" calcext:value-type="string">
            <text:p>VAUGINES</text:p>
          </table:table-cell>
          <table:table-cell table:style-name="ce2" office:value-type="string" calcext:value-type="string">
            <text:p>84140</text:p>
          </table:table-cell>
          <table:table-cell office:value-type="string" calcext:value-type="string">
            <text:p>Commune simple</text:p>
          </table:table-cell>
          <table:table-cell office:value-type="float" office:value="893959" calcext:value-type="float">
            <text:p>893959</text:p>
          </table:table-cell>
          <table:table-cell office:value-type="float" office:value="6301958" calcext:value-type="float">
            <text:p>6301958</text:p>
          </table:table-cell>
          <table:table-cell office:value-type="float" office:value="1555" calcext:value-type="float">
            <text:p>1555</text:p>
          </table:table-cell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8</text:p>
          </table:table-cell>
          <table:table-cell office:value-type="string" calcext:value-type="string">
            <text:p>Gilette</text:p>
          </table:table-cell>
          <table:table-cell office:value-type="string" calcext:value-type="string">
            <text:p>GILETTE</text:p>
          </table:table-cell>
          <table:table-cell table:style-name="ce2" office:value-type="string" calcext:value-type="string">
            <text:p>06066</text:p>
          </table:table-cell>
          <table:table-cell office:value-type="string" calcext:value-type="string">
            <text:p>Commune simple</text:p>
          </table:table-cell>
          <table:table-cell office:value-type="float" office:value="1035998" calcext:value-type="float">
            <text:p>1035998</text:p>
          </table:table-cell>
          <table:table-cell office:value-type="float" office:value="6313745" calcext:value-type="float">
            <text:p>6313745</text:p>
          </table:table-cell>
          <table:table-cell office:value-type="float" office:value="1018" calcext:value-type="float">
            <text:p>1018</text:p>
          </table:table-cell>
          <table:table-cell office:value-type="float" office:value="1594" calcext:value-type="float">
            <text:p>159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69</text:p>
          </table:table-cell>
          <table:table-cell office:value-type="string" calcext:value-type="string">
            <text:p>Ilonse</text:p>
          </table:table-cell>
          <table:table-cell office:value-type="string" calcext:value-type="string">
            <text:p>ILONSE</text:p>
          </table:table-cell>
          <table:table-cell table:style-name="ce2" office:value-type="string" calcext:value-type="string">
            <text:p>06072</text:p>
          </table:table-cell>
          <table:table-cell office:value-type="string" calcext:value-type="string">
            <text:p>Commune simple</text:p>
          </table:table-cell>
          <table:table-cell office:value-type="float" office:value="1027675" calcext:value-type="float">
            <text:p>1027675</text:p>
          </table:table-cell>
          <table:table-cell office:value-type="float" office:value="6334038" calcext:value-type="float">
            <text:p>6334038</text:p>
          </table:table-cell>
          <table:table-cell office:value-type="float" office:value="4059" calcext:value-type="float">
            <text:p>4059</text:p>
          </table:table-cell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09</text:p>
          </table:table-cell>
          <table:table-cell office:value-type="string" calcext:value-type="string">
            <text:p>Saint-Pons</text:p>
          </table:table-cell>
          <table:table-cell office:value-type="string" calcext:value-type="string">
            <text:p>SAINT-PONS</text:p>
          </table:table-cell>
          <table:table-cell table:style-name="ce2" office:value-type="string" calcext:value-type="string">
            <text:p>04195</text:p>
          </table:table-cell>
          <table:table-cell office:value-type="string" calcext:value-type="string">
            <text:p>Commune simple</text:p>
          </table:table-cell>
          <table:table-cell office:value-type="float" office:value="987757" calcext:value-type="float">
            <text:p>987757</text:p>
          </table:table-cell>
          <table:table-cell office:value-type="float" office:value="6375077" calcext:value-type="float">
            <text:p>6375077</text:p>
          </table:table-cell>
          <table:table-cell office:value-type="float" office:value="3206" calcext:value-type="float">
            <text:p>3206</text:p>
          </table:table-cell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1</text:p>
          </table:table-cell>
          <table:table-cell office:value-type="string" calcext:value-type="string">
            <text:p>Falicon</text:p>
          </table:table-cell>
          <table:table-cell office:value-type="string" calcext:value-type="string">
            <text:p>FALICON</text:p>
          </table:table-cell>
          <table:table-cell table:style-name="ce2" office:value-type="string" calcext:value-type="string">
            <text:p>06060</text:p>
          </table:table-cell>
          <table:table-cell office:value-type="string" calcext:value-type="string">
            <text:p>Commune simple</text:p>
          </table:table-cell>
          <table:table-cell office:value-type="float" office:value="1043513" calcext:value-type="float">
            <text:p>1043513</text:p>
          </table:table-cell>
          <table:table-cell office:value-type="float" office:value="6304312" calcext:value-type="float">
            <text:p>6304312</text:p>
          </table:table-cell>
          <table:table-cell office:value-type="float" office:value="517" calcext:value-type="float">
            <text:p>517</text:p>
          </table:table-cell>
          <table:table-cell office:value-type="float" office:value="1994" calcext:value-type="float">
            <text:p>199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4</text:p>
          </table:table-cell>
          <table:table-cell office:value-type="string" calcext:value-type="string">
            <text:p>Daluis</text:p>
          </table:table-cell>
          <table:table-cell office:value-type="string" calcext:value-type="string">
            <text:p>DALUIS</text:p>
          </table:table-cell>
          <table:table-cell table:style-name="ce2" office:value-type="string" calcext:value-type="string">
            <text:p>06053</text:p>
          </table:table-cell>
          <table:table-cell office:value-type="string" calcext:value-type="string">
            <text:p>Commune simple</text:p>
          </table:table-cell>
          <table:table-cell office:value-type="float" office:value="1003581" calcext:value-type="float">
            <text:p>1003581</text:p>
          </table:table-cell>
          <table:table-cell office:value-type="float" office:value="6334361" calcext:value-type="float">
            <text:p>6334361</text:p>
          </table:table-cell>
          <table:table-cell office:value-type="float" office:value="4003" calcext:value-type="float">
            <text:p>4003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5</text:p>
          </table:table-cell>
          <table:table-cell office:value-type="string" calcext:value-type="string">
            <text:p>Le Bar-sur-Loup</text:p>
          </table:table-cell>
          <table:table-cell office:value-type="string" calcext:value-type="string">
            <text:p>LE BAR-SUR-LOUP</text:p>
          </table:table-cell>
          <table:table-cell table:style-name="ce2" office:value-type="string" calcext:value-type="string">
            <text:p>06010</text:p>
          </table:table-cell>
          <table:table-cell office:value-type="string" calcext:value-type="string">
            <text:p>Commune simple</text:p>
          </table:table-cell>
          <table:table-cell office:value-type="float" office:value="1020188" calcext:value-type="float">
            <text:p>1020188</text:p>
          </table:table-cell>
          <table:table-cell office:value-type="float" office:value="6296919" calcext:value-type="float">
            <text:p>6296919</text:p>
          </table:table-cell>
          <table:table-cell office:value-type="float" office:value="1447" calcext:value-type="float">
            <text:p>1447</text:p>
          </table:table-cell>
          <table:table-cell office:value-type="float" office:value="2896" calcext:value-type="float">
            <text:p>289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0</text:p>
          </table:table-cell>
          <table:table-cell office:value-type="string" calcext:value-type="string">
            <text:p>Péone</text:p>
          </table:table-cell>
          <table:table-cell office:value-type="string" calcext:value-type="string">
            <text:p>PEONE</text:p>
          </table:table-cell>
          <table:table-cell table:style-name="ce2" office:value-type="string" calcext:value-type="string">
            <text:p>06094</text:p>
          </table:table-cell>
          <table:table-cell office:value-type="string" calcext:value-type="string">
            <text:p>Commune simple</text:p>
          </table:table-cell>
          <table:table-cell office:value-type="float" office:value="1013789" calcext:value-type="float">
            <text:p>1013789</text:p>
          </table:table-cell>
          <table:table-cell office:value-type="float" office:value="6344926" calcext:value-type="float">
            <text:p>6344926</text:p>
          </table:table-cell>
          <table:table-cell office:value-type="float" office:value="4859" calcext:value-type="float">
            <text:p>4859</text:p>
          </table:table-cell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09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MENTON</text:p>
          </table:table-cell>
          <table:table-cell table:style-name="ce2" office:value-type="string" calcext:value-type="string">
            <text:p>06083</text:p>
          </table:table-cell>
          <table:table-cell office:value-type="string" calcext:value-type="string">
            <text:p>Commune simple</text:p>
          </table:table-cell>
          <table:table-cell office:value-type="float" office:value="1061859" calcext:value-type="float">
            <text:p>1061859</text:p>
          </table:table-cell>
          <table:table-cell office:value-type="float" office:value="6308572" calcext:value-type="float">
            <text:p>6308572</text:p>
          </table:table-cell>
          <table:table-cell office:value-type="float" office:value="1405" calcext:value-type="float">
            <text:p>1405</text:p>
          </table:table-cell>
          <table:table-cell office:value-type="float" office:value="30231" calcext:value-type="float">
            <text:p>3023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5</text:p>
          </table:table-cell>
          <table:table-cell office:value-type="string" calcext:value-type="string">
            <text:p>Travaillan</text:p>
          </table:table-cell>
          <table:table-cell office:value-type="string" calcext:value-type="string">
            <text:p>TRAVAILLAN</text:p>
          </table:table-cell>
          <table:table-cell table:style-name="ce2" office:value-type="string" calcext:value-type="string">
            <text:p>84134</text:p>
          </table:table-cell>
          <table:table-cell office:value-type="string" calcext:value-type="string">
            <text:p>Commune simple</text:p>
          </table:table-cell>
          <table:table-cell office:value-type="float" office:value="852486" calcext:value-type="float">
            <text:p>852486</text:p>
          </table:table-cell>
          <table:table-cell office:value-type="float" office:value="6345458" calcext:value-type="float">
            <text:p>6345458</text:p>
          </table:table-cell>
          <table:table-cell office:value-type="float" office:value="1765" calcext:value-type="float">
            <text:p>1765</text:p>
          </table:table-cell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6</text:p>
          </table:table-cell>
          <table:table-cell office:value-type="string" calcext:value-type="string">
            <text:p>Entrevaux</text:p>
          </table:table-cell>
          <table:table-cell office:value-type="string" calcext:value-type="string">
            <text:p>ENTREVAUX</text:p>
          </table:table-cell>
          <table:table-cell table:style-name="ce2" office:value-type="string" calcext:value-type="string">
            <text:p>04076</text:p>
          </table:table-cell>
          <table:table-cell office:value-type="string" calcext:value-type="string">
            <text:p>Commune simple</text:p>
          </table:table-cell>
          <table:table-cell office:value-type="float" office:value="1005506" calcext:value-type="float">
            <text:p>1005506</text:p>
          </table:table-cell>
          <table:table-cell office:value-type="float" office:value="6324330" calcext:value-type="float">
            <text:p>6324330</text:p>
          </table:table-cell>
          <table:table-cell office:value-type="float" office:value="6037" calcext:value-type="float">
            <text:p>6037</text:p>
          </table:table-cell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8</text:p>
          </table:table-cell>
          <table:table-cell office:value-type="string" calcext:value-type="string">
            <text:p>Villeneuve-d'Entraunes</text:p>
          </table:table-cell>
          <table:table-cell office:value-type="string" calcext:value-type="string">
            <text:p>VILLENEUVE-D'ENTRAUNES</text:p>
          </table:table-cell>
          <table:table-cell table:style-name="ce2" office:value-type="string" calcext:value-type="string">
            <text:p>06160</text:p>
          </table:table-cell>
          <table:table-cell office:value-type="string" calcext:value-type="string">
            <text:p>Commune simple</text:p>
          </table:table-cell>
          <table:table-cell office:value-type="float" office:value="1003730" calcext:value-type="float">
            <text:p>1003730</text:p>
          </table:table-cell>
          <table:table-cell office:value-type="float" office:value="6344057" calcext:value-type="float">
            <text:p>6344057</text:p>
          </table:table-cell>
          <table:table-cell office:value-type="float" office:value="2820" calcext:value-type="float">
            <text:p>2820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4</text:p>
          </table:table-cell>
          <table:table-cell office:value-type="string" calcext:value-type="string">
            <text:p>Puget-Rostang</text:p>
          </table:table-cell>
          <table:table-cell office:value-type="string" calcext:value-type="string">
            <text:p>PUGET-ROSTANG</text:p>
          </table:table-cell>
          <table:table-cell table:style-name="ce2" office:value-type="string" calcext:value-type="string">
            <text:p>06098</text:p>
          </table:table-cell>
          <table:table-cell office:value-type="string" calcext:value-type="string">
            <text:p>Commune simple</text:p>
          </table:table-cell>
          <table:table-cell office:value-type="float" office:value="1015507" calcext:value-type="float">
            <text:p>1015507</text:p>
          </table:table-cell>
          <table:table-cell office:value-type="float" office:value="6332376" calcext:value-type="float">
            <text:p>6332376</text:p>
          </table:table-cell>
          <table:table-cell office:value-type="float" office:value="2246" calcext:value-type="float">
            <text:p>2246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0</text:p>
          </table:table-cell>
          <table:table-cell office:value-type="string" calcext:value-type="string">
            <text:p>Besse-sur-Issole</text:p>
          </table:table-cell>
          <table:table-cell office:value-type="string" calcext:value-type="string">
            <text:p>BESSE-SUR-ISSOLE</text:p>
          </table:table-cell>
          <table:table-cell table:style-name="ce2" office:value-type="string" calcext:value-type="string">
            <text:p>83018</text:p>
          </table:table-cell>
          <table:table-cell office:value-type="string" calcext:value-type="string">
            <text:p>Commune simple</text:p>
          </table:table-cell>
          <table:table-cell office:value-type="float" office:value="958235" calcext:value-type="float">
            <text:p>958235</text:p>
          </table:table-cell>
          <table:table-cell office:value-type="float" office:value="6254002" calcext:value-type="float">
            <text:p>6254002</text:p>
          </table:table-cell>
          <table:table-cell office:value-type="float" office:value="3719" calcext:value-type="float">
            <text:p>3719</text:p>
          </table:table-cell>
          <table:table-cell office:value-type="float" office:value="3035" calcext:value-type="float">
            <text:p>3035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48</text:p>
          </table:table-cell>
          <table:table-cell office:value-type="string" calcext:value-type="string">
            <text:p>La Tour</text:p>
          </table:table-cell>
          <table:table-cell office:value-type="string" calcext:value-type="string">
            <text:p>LA TOUR</text:p>
          </table:table-cell>
          <table:table-cell table:style-name="ce2" office:value-type="string" calcext:value-type="string">
            <text:p>06144</text:p>
          </table:table-cell>
          <table:table-cell office:value-type="string" calcext:value-type="string">
            <text:p>Commune simple</text:p>
          </table:table-cell>
          <table:table-cell office:value-type="float" office:value="1036631" calcext:value-type="float">
            <text:p>1036631</text:p>
          </table:table-cell>
          <table:table-cell office:value-type="float" office:value="6326832" calcext:value-type="float">
            <text:p>6326832</text:p>
          </table:table-cell>
          <table:table-cell office:value-type="float" office:value="3670" calcext:value-type="float">
            <text:p>3670</text:p>
          </table:table-cell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46</text:p>
          </table:table-cell>
          <table:table-cell office:value-type="string" calcext:value-type="string">
            <text:p>Moulinet</text:p>
          </table:table-cell>
          <table:table-cell office:value-type="string" calcext:value-type="string">
            <text:p>MOULINET</text:p>
          </table:table-cell>
          <table:table-cell table:style-name="ce2" office:value-type="string" calcext:value-type="string">
            <text:p>06086</text:p>
          </table:table-cell>
          <table:table-cell office:value-type="string" calcext:value-type="string">
            <text:p>Commune simple</text:p>
          </table:table-cell>
          <table:table-cell office:value-type="float" office:value="1054089" calcext:value-type="float">
            <text:p>1054089</text:p>
          </table:table-cell>
          <table:table-cell office:value-type="float" office:value="6327584" calcext:value-type="float">
            <text:p>6327584</text:p>
          </table:table-cell>
          <table:table-cell office:value-type="float" office:value="4107" calcext:value-type="float">
            <text:p>4107</text:p>
          </table:table-cell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3</text:p>
          </table:table-cell>
          <table:table-cell office:value-type="string" calcext:value-type="string">
            <text:p>Toudon</text:p>
          </table:table-cell>
          <table:table-cell office:value-type="string" calcext:value-type="string">
            <text:p>TOUDON</text:p>
          </table:table-cell>
          <table:table-cell table:style-name="ce2" office:value-type="string" calcext:value-type="string">
            <text:p>06141</text:p>
          </table:table-cell>
          <table:table-cell office:value-type="string" calcext:value-type="string">
            <text:p>Commune simple</text:p>
          </table:table-cell>
          <table:table-cell office:value-type="float" office:value="1030033" calcext:value-type="float">
            <text:p>1030033</text:p>
          </table:table-cell>
          <table:table-cell office:value-type="float" office:value="6318376" calcext:value-type="float">
            <text:p>6318376</text:p>
          </table:table-cell>
          <table:table-cell office:value-type="float" office:value="1856" calcext:value-type="float">
            <text:p>1856</text:p>
          </table:table-cell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6</text:p>
          </table:table-cell>
          <table:table-cell office:value-type="string" calcext:value-type="string">
            <text:p>Val-de-Chalvagne</text:p>
          </table:table-cell>
          <table:table-cell office:value-type="string" calcext:value-type="string">
            <text:p>VAL-DE-CHALVAGNE</text:p>
          </table:table-cell>
          <table:table-cell table:style-name="ce2" office:value-type="string" calcext:value-type="string">
            <text:p>04043</text:p>
          </table:table-cell>
          <table:table-cell office:value-type="string" calcext:value-type="string">
            <text:p>Commune simple</text:p>
          </table:table-cell>
          <table:table-cell office:value-type="float" office:value="1003151" calcext:value-type="float">
            <text:p>1003151</text:p>
          </table:table-cell>
          <table:table-cell office:value-type="float" office:value="6319144" calcext:value-type="float">
            <text:p>6319144</text:p>
          </table:table-cell>
          <table:table-cell office:value-type="float" office:value="3257" calcext:value-type="float">
            <text:p>3257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6</text:p>
          </table:table-cell>
          <table:table-cell office:value-type="string" calcext:value-type="string">
            <text:p>Andon</text:p>
          </table:table-cell>
          <table:table-cell office:value-type="string" calcext:value-type="string">
            <text:p>ANDON</text:p>
          </table:table-cell>
          <table:table-cell table:style-name="ce2" office:value-type="string" calcext:value-type="string">
            <text:p>06003</text:p>
          </table:table-cell>
          <table:table-cell office:value-type="string" calcext:value-type="string">
            <text:p>Commune simple</text:p>
          </table:table-cell>
          <table:table-cell office:value-type="float" office:value="1007591" calcext:value-type="float">
            <text:p>1007591</text:p>
          </table:table-cell>
          <table:table-cell office:value-type="float" office:value="6305094" calcext:value-type="float">
            <text:p>6305094</text:p>
          </table:table-cell>
          <table:table-cell office:value-type="float" office:value="5430" calcext:value-type="float">
            <text:p>5430</text:p>
          </table:table-cell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54</text:p>
          </table:table-cell>
          <table:table-cell office:value-type="string" calcext:value-type="string">
            <text:p>Sospel</text:p>
          </table:table-cell>
          <table:table-cell office:value-type="string" calcext:value-type="string">
            <text:p>SOSPEL</text:p>
          </table:table-cell>
          <table:table-cell table:style-name="ce2" office:value-type="string" calcext:value-type="string">
            <text:p>06136</text:p>
          </table:table-cell>
          <table:table-cell office:value-type="string" calcext:value-type="string">
            <text:p>Commune simple</text:p>
          </table:table-cell>
          <table:table-cell office:value-type="float" office:value="1057385" calcext:value-type="float">
            <text:p>1057385</text:p>
          </table:table-cell>
          <table:table-cell office:value-type="float" office:value="6319625" calcext:value-type="float">
            <text:p>6319625</text:p>
          </table:table-cell>
          <table:table-cell office:value-type="float" office:value="6239" calcext:value-type="float">
            <text:p>6239</text:p>
          </table:table-cell>
          <table:table-cell office:value-type="float" office:value="3818" calcext:value-type="float">
            <text:p>381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39</text:p>
          </table:table-cell>
          <table:table-cell office:value-type="string" calcext:value-type="string">
            <text:p>Roure</text:p>
          </table:table-cell>
          <table:table-cell office:value-type="string" calcext:value-type="string">
            <text:p>ROURE</text:p>
          </table:table-cell>
          <table:table-cell table:style-name="ce2" office:value-type="string" calcext:value-type="string">
            <text:p>06111</text:p>
          </table:table-cell>
          <table:table-cell office:value-type="string" calcext:value-type="string">
            <text:p>Commune simple</text:p>
          </table:table-cell>
          <table:table-cell office:value-type="float" office:value="1024816" calcext:value-type="float">
            <text:p>1024816</text:p>
          </table:table-cell>
          <table:table-cell office:value-type="float" office:value="6344074" calcext:value-type="float">
            <text:p>6344074</text:p>
          </table:table-cell>
          <table:table-cell office:value-type="float" office:value="4030" calcext:value-type="float">
            <text:p>4030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8</text:p>
          </table:table-cell>
          <table:table-cell office:value-type="string" calcext:value-type="string">
            <text:p>Saint-Jeannet</text:p>
          </table:table-cell>
          <table:table-cell office:value-type="string" calcext:value-type="string">
            <text:p>SAINT-JEANNET</text:p>
          </table:table-cell>
          <table:table-cell table:style-name="ce2" office:value-type="string" calcext:value-type="string">
            <text:p>06122</text:p>
          </table:table-cell>
          <table:table-cell office:value-type="string" calcext:value-type="string">
            <text:p>Commune simple</text:p>
          </table:table-cell>
          <table:table-cell office:value-type="float" office:value="1032720" calcext:value-type="float">
            <text:p>1032720</text:p>
          </table:table-cell>
          <table:table-cell office:value-type="float" office:value="6304591" calcext:value-type="float">
            <text:p>6304591</text:p>
          </table:table-cell>
          <table:table-cell office:value-type="float" office:value="1458" calcext:value-type="float">
            <text:p>1458</text:p>
          </table:table-cell>
          <table:table-cell office:value-type="float" office:value="4157" calcext:value-type="float">
            <text:p>415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67</text:p>
          </table:table-cell>
          <table:table-cell office:value-type="string" calcext:value-type="string">
            <text:p>Plan-d'Aups-Sainte-Baume</text:p>
          </table:table-cell>
          <table:table-cell office:value-type="string" calcext:value-type="string">
            <text:p>PLAN-D'AUPS-SAINTE-BAUME</text:p>
          </table:table-cell>
          <table:table-cell table:style-name="ce2" office:value-type="string" calcext:value-type="string">
            <text:p>83093</text:p>
          </table:table-cell>
          <table:table-cell office:value-type="string" calcext:value-type="string">
            <text:p>Commune simple</text:p>
          </table:table-cell>
          <table:table-cell office:value-type="float" office:value="922032" calcext:value-type="float">
            <text:p>922032</text:p>
          </table:table-cell>
          <table:table-cell office:value-type="float" office:value="6252182" calcext:value-type="float">
            <text:p>6252182</text:p>
          </table:table-cell>
          <table:table-cell office:value-type="float" office:value="2491" calcext:value-type="float">
            <text:p>2491</text:p>
          </table:table-cell>
          <table:table-cell office:value-type="float" office:value="2174" calcext:value-type="float">
            <text:p>217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7</text:p>
          </table:table-cell>
          <table:table-cell office:value-type="string" calcext:value-type="string">
            <text:p>Sigale</text:p>
          </table:table-cell>
          <table:table-cell office:value-type="string" calcext:value-type="string">
            <text:p>SIGALE</text:p>
          </table:table-cell>
          <table:table-cell table:style-name="ce2" office:value-type="string" calcext:value-type="string">
            <text:p>06135</text:p>
          </table:table-cell>
          <table:table-cell office:value-type="string" calcext:value-type="string">
            <text:p>Commune simple</text:p>
          </table:table-cell>
          <table:table-cell office:value-type="float" office:value="1018497" calcext:value-type="float">
            <text:p>1018497</text:p>
          </table:table-cell>
          <table:table-cell office:value-type="float" office:value="6316377" calcext:value-type="float">
            <text:p>6316377</text:p>
          </table:table-cell>
          <table:table-cell office:value-type="float" office:value="562" calcext:value-type="float">
            <text:p>562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4</text:p>
          </table:table-cell>
          <table:table-cell office:value-type="string" calcext:value-type="string">
            <text:p>Roubion</text:p>
          </table:table-cell>
          <table:table-cell office:value-type="string" calcext:value-type="string">
            <text:p>ROUBION</text:p>
          </table:table-cell>
          <table:table-cell table:style-name="ce2" office:value-type="string" calcext:value-type="string">
            <text:p>06110</text:p>
          </table:table-cell>
          <table:table-cell office:value-type="string" calcext:value-type="string">
            <text:p>Commune simple</text:p>
          </table:table-cell>
          <table:table-cell office:value-type="float" office:value="1021897" calcext:value-type="float">
            <text:p>1021897</text:p>
          </table:table-cell>
          <table:table-cell office:value-type="float" office:value="6344383" calcext:value-type="float">
            <text:p>6344383</text:p>
          </table:table-cell>
          <table:table-cell office:value-type="float" office:value="2726" calcext:value-type="float">
            <text:p>2726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64</text:p>
          </table:table-cell>
          <table:table-cell office:value-type="string" calcext:value-type="string">
            <text:p>Clans</text:p>
          </table:table-cell>
          <table:table-cell office:value-type="string" calcext:value-type="string">
            <text:p>CLANS</text:p>
          </table:table-cell>
          <table:table-cell table:style-name="ce2" office:value-type="string" calcext:value-type="string">
            <text:p>06042</text:p>
          </table:table-cell>
          <table:table-cell office:value-type="string" calcext:value-type="string">
            <text:p>Commune simple</text:p>
          </table:table-cell>
          <table:table-cell office:value-type="float" office:value="1035230" calcext:value-type="float">
            <text:p>1035230</text:p>
          </table:table-cell>
          <table:table-cell office:value-type="float" office:value="6332046" calcext:value-type="float">
            <text:p>6332046</text:p>
          </table:table-cell>
          <table:table-cell office:value-type="float" office:value="3779" calcext:value-type="float">
            <text:p>3779</text:p>
          </table:table-cell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5</text:p>
          </table:table-cell>
          <table:table-cell office:value-type="string" calcext:value-type="string">
            <text:p>Puget-Théniers</text:p>
          </table:table-cell>
          <table:table-cell office:value-type="string" calcext:value-type="string">
            <text:p>PUGET-THENIERS</text:p>
          </table:table-cell>
          <table:table-cell table:style-name="ce2" office:value-type="string" calcext:value-type="string">
            <text:p>06099</text:p>
          </table:table-cell>
          <table:table-cell office:value-type="string" calcext:value-type="string">
            <text:p>Commune simple</text:p>
          </table:table-cell>
          <table:table-cell office:value-type="float" office:value="1014455" calcext:value-type="float">
            <text:p>1014455</text:p>
          </table:table-cell>
          <table:table-cell office:value-type="float" office:value="6324432" calcext:value-type="float">
            <text:p>6324432</text:p>
          </table:table-cell>
          <table:table-cell office:value-type="float" office:value="2145" calcext:value-type="float">
            <text:p>2145</text:p>
          </table:table-cell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62</text:p>
          </table:table-cell>
          <table:table-cell office:value-type="string" calcext:value-type="string">
            <text:p>Fontan</text:p>
          </table:table-cell>
          <table:table-cell office:value-type="string" calcext:value-type="string">
            <text:p>FONTAN</text:p>
          </table:table-cell>
          <table:table-cell table:style-name="ce2" office:value-type="string" calcext:value-type="string">
            <text:p>06062</text:p>
          </table:table-cell>
          <table:table-cell office:value-type="string" calcext:value-type="string">
            <text:p>Commune simple</text:p>
          </table:table-cell>
          <table:table-cell office:value-type="float" office:value="1064303" calcext:value-type="float">
            <text:p>1064303</text:p>
          </table:table-cell>
          <table:table-cell office:value-type="float" office:value="6335227" calcext:value-type="float">
            <text:p>6335227</text:p>
          </table:table-cell>
          <table:table-cell office:value-type="float" office:value="4961" calcext:value-type="float">
            <text:p>4961</text:p>
          </table:table-cell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6</text:p>
          </table:table-cell>
          <table:table-cell office:value-type="string" calcext:value-type="string">
            <text:p>Ascros</text:p>
          </table:table-cell>
          <table:table-cell office:value-type="string" calcext:value-type="string">
            <text:p>ASCROS</text:p>
          </table:table-cell>
          <table:table-cell table:style-name="ce2" office:value-type="string" calcext:value-type="string">
            <text:p>06005</text:p>
          </table:table-cell>
          <table:table-cell office:value-type="string" calcext:value-type="string">
            <text:p>Commune simple</text:p>
          </table:table-cell>
          <table:table-cell office:value-type="float" office:value="1022940" calcext:value-type="float">
            <text:p>1022940</text:p>
          </table:table-cell>
          <table:table-cell office:value-type="float" office:value="6321347" calcext:value-type="float">
            <text:p>6321347</text:p>
          </table:table-cell>
          <table:table-cell office:value-type="float" office:value="1774" calcext:value-type="float">
            <text:p>1774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11</text:p>
          </table:table-cell>
          <table:table-cell office:value-type="string" calcext:value-type="string">
            <text:p>Roquebrune-Cap-Martin</text:p>
          </table:table-cell>
          <table:table-cell office:value-type="string" calcext:value-type="string">
            <text:p>ROQUEBRUNE-CAP-MARTIN</text:p>
          </table:table-cell>
          <table:table-cell table:style-name="ce2" office:value-type="string" calcext:value-type="string">
            <text:p>06104</text:p>
          </table:table-cell>
          <table:table-cell office:value-type="string" calcext:value-type="string">
            <text:p>Commune simple</text:p>
          </table:table-cell>
          <table:table-cell office:value-type="float" office:value="1059020" calcext:value-type="float">
            <text:p>1059020</text:p>
          </table:table-cell>
          <table:table-cell office:value-type="float" office:value="6306210" calcext:value-type="float">
            <text:p>6306210</text:p>
          </table:table-cell>
          <table:table-cell office:value-type="float" office:value="933" calcext:value-type="float">
            <text:p>933</text:p>
          </table:table-cell>
          <table:table-cell office:value-type="float" office:value="12824" calcext:value-type="float">
            <text:p>1282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5</text:p>
          </table:table-cell>
          <table:table-cell office:value-type="string" calcext:value-type="string">
            <text:p>Vence</text:p>
          </table:table-cell>
          <table:table-cell office:value-type="string" calcext:value-type="string">
            <text:p>VENCE</text:p>
          </table:table-cell>
          <table:table-cell table:style-name="ce2" office:value-type="string" calcext:value-type="string">
            <text:p>06157</text:p>
          </table:table-cell>
          <table:table-cell office:value-type="string" calcext:value-type="string">
            <text:p>Commune simple</text:p>
          </table:table-cell>
          <table:table-cell office:value-type="float" office:value="1030178" calcext:value-type="float">
            <text:p>1030178</text:p>
          </table:table-cell>
          <table:table-cell office:value-type="float" office:value="6302492" calcext:value-type="float">
            <text:p>6302492</text:p>
          </table:table-cell>
          <table:table-cell office:value-type="float" office:value="3923" calcext:value-type="float">
            <text:p>3923</text:p>
          </table:table-cell>
          <table:table-cell office:value-type="float" office:value="18670" calcext:value-type="float">
            <text:p>1867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58</text:p>
          </table:table-cell>
          <table:table-cell office:value-type="string" calcext:value-type="string">
            <text:p>Coaraze</text:p>
          </table:table-cell>
          <table:table-cell office:value-type="string" calcext:value-type="string">
            <text:p>COARAZE</text:p>
          </table:table-cell>
          <table:table-cell table:style-name="ce2" office:value-type="string" calcext:value-type="string">
            <text:p>06043</text:p>
          </table:table-cell>
          <table:table-cell office:value-type="string" calcext:value-type="string">
            <text:p>Commune simple</text:p>
          </table:table-cell>
          <table:table-cell office:value-type="float" office:value="1045662" calcext:value-type="float">
            <text:p>1045662</text:p>
          </table:table-cell>
          <table:table-cell office:value-type="float" office:value="6316732" calcext:value-type="float">
            <text:p>6316732</text:p>
          </table:table-cell>
          <table:table-cell office:value-type="float" office:value="1714" calcext:value-type="float">
            <text:p>1714</text:p>
          </table:table-cell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2</text:p>
          </table:table-cell>
          <table:table-cell office:value-type="string" calcext:value-type="string">
            <text:p>Tourette-du-Château</text:p>
          </table:table-cell>
          <table:table-cell office:value-type="string" calcext:value-type="string">
            <text:p>TOURETTE-DU-CHATEAU</text:p>
          </table:table-cell>
          <table:table-cell table:style-name="ce2" office:value-type="string" calcext:value-type="string">
            <text:p>06145</text:p>
          </table:table-cell>
          <table:table-cell office:value-type="string" calcext:value-type="string">
            <text:p>Commune simple</text:p>
          </table:table-cell>
          <table:table-cell office:value-type="float" office:value="1032415" calcext:value-type="float">
            <text:p>1032415</text:p>
          </table:table-cell>
          <table:table-cell office:value-type="float" office:value="6317901" calcext:value-type="float">
            <text:p>6317901</text:p>
          </table:table-cell>
          <table:table-cell office:value-type="float" office:value="974" calcext:value-type="float">
            <text:p>974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2</text:p>
          </table:table-cell>
          <table:table-cell office:value-type="string" calcext:value-type="string">
            <text:p>Auvare</text:p>
          </table:table-cell>
          <table:table-cell office:value-type="string" calcext:value-type="string">
            <text:p>AUVARE</text:p>
          </table:table-cell>
          <table:table-cell table:style-name="ce2" office:value-type="string" calcext:value-type="string">
            <text:p>06008</text:p>
          </table:table-cell>
          <table:table-cell office:value-type="string" calcext:value-type="string">
            <text:p>Commune simple</text:p>
          </table:table-cell>
          <table:table-cell office:value-type="float" office:value="1013798" calcext:value-type="float">
            <text:p>1013798</text:p>
          </table:table-cell>
          <table:table-cell office:value-type="float" office:value="6330291" calcext:value-type="float">
            <text:p>6330291</text:p>
          </table:table-cell>
          <table:table-cell office:value-type="float" office:value="1827" calcext:value-type="float">
            <text:p>182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9</text:p>
          </table:table-cell>
          <table:table-cell office:value-type="string" calcext:value-type="string">
            <text:p>La Penne</text:p>
          </table:table-cell>
          <table:table-cell office:value-type="string" calcext:value-type="string">
            <text:p>LA PENNE</text:p>
          </table:table-cell>
          <table:table-cell table:style-name="ce2" office:value-type="string" calcext:value-type="string">
            <text:p>06093</text:p>
          </table:table-cell>
          <table:table-cell office:value-type="string" calcext:value-type="string">
            <text:p>Commune simple</text:p>
          </table:table-cell>
          <table:table-cell office:value-type="float" office:value="1016671" calcext:value-type="float">
            <text:p>1016671</text:p>
          </table:table-cell>
          <table:table-cell office:value-type="float" office:value="6321391" calcext:value-type="float">
            <text:p>6321391</text:p>
          </table:table-cell>
          <table:table-cell office:value-type="float" office:value="1808" calcext:value-type="float">
            <text:p>1808</text:p>
          </table:table-cell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77</text:p>
          </table:table-cell>
          <table:table-cell office:value-type="string" calcext:value-type="string">
            <text:p>Peille</text:p>
          </table:table-cell>
          <table:table-cell office:value-type="string" calcext:value-type="string">
            <text:p>PEILLE</text:p>
          </table:table-cell>
          <table:table-cell table:style-name="ce2" office:value-type="string" calcext:value-type="string">
            <text:p>06091</text:p>
          </table:table-cell>
          <table:table-cell office:value-type="string" calcext:value-type="string">
            <text:p>Commune simple</text:p>
          </table:table-cell>
          <table:table-cell office:value-type="float" office:value="1054576" calcext:value-type="float">
            <text:p>1054576</text:p>
          </table:table-cell>
          <table:table-cell office:value-type="float" office:value="6310267" calcext:value-type="float">
            <text:p>6310267</text:p>
          </table:table-cell>
          <table:table-cell office:value-type="float" office:value="4316" calcext:value-type="float">
            <text:p>4316</text:p>
          </table:table-cell>
          <table:table-cell office:value-type="float" office:value="2373" calcext:value-type="float">
            <text:p>237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0</text:p>
          </table:table-cell>
          <table:table-cell office:value-type="string" calcext:value-type="string">
            <text:p>Cuébris</text:p>
          </table:table-cell>
          <table:table-cell office:value-type="string" calcext:value-type="string">
            <text:p>CUEBRIS</text:p>
          </table:table-cell>
          <table:table-cell table:style-name="ce2" office:value-type="string" calcext:value-type="string">
            <text:p>06052</text:p>
          </table:table-cell>
          <table:table-cell office:value-type="string" calcext:value-type="string">
            <text:p>Commune simple</text:p>
          </table:table-cell>
          <table:table-cell office:value-type="float" office:value="1020935" calcext:value-type="float">
            <text:p>1020935</text:p>
          </table:table-cell>
          <table:table-cell office:value-type="float" office:value="6318331" calcext:value-type="float">
            <text:p>6318331</text:p>
          </table:table-cell>
          <table:table-cell office:value-type="float" office:value="2310" calcext:value-type="float">
            <text:p>2310</text:p>
          </table:table-cell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4</text:p>
          </table:table-cell>
          <table:table-cell office:value-type="string" calcext:value-type="string">
            <text:p>Beauvezer</text:p>
          </table:table-cell>
          <table:table-cell office:value-type="string" calcext:value-type="string">
            <text:p>BEAUVEZER</text:p>
          </table:table-cell>
          <table:table-cell table:style-name="ce2" office:value-type="string" calcext:value-type="string">
            <text:p>04025</text:p>
          </table:table-cell>
          <table:table-cell office:value-type="string" calcext:value-type="string">
            <text:p>Commune simple</text:p>
          </table:table-cell>
          <table:table-cell office:value-type="float" office:value="987423" calcext:value-type="float">
            <text:p>987423</text:p>
          </table:table-cell>
          <table:table-cell office:value-type="float" office:value="6345055" calcext:value-type="float">
            <text:p>6345055</text:p>
          </table:table-cell>
          <table:table-cell office:value-type="float" office:value="2698" calcext:value-type="float">
            <text:p>2698</text:p>
          </table:table-cell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637</text:p>
          </table:table-cell>
          <table:table-cell office:value-type="string" calcext:value-type="string">
            <text:p>Solliès-Ville</text:p>
          </table:table-cell>
          <table:table-cell office:value-type="string" calcext:value-type="string">
            <text:p>SOLLIES-VILLE</text:p>
          </table:table-cell>
          <table:table-cell table:style-name="ce2" office:value-type="string" calcext:value-type="string">
            <text:p>83132</text:p>
          </table:table-cell>
          <table:table-cell office:value-type="string" calcext:value-type="string">
            <text:p>Commune simple</text:p>
          </table:table-cell>
          <table:table-cell office:value-type="float" office:value="945904" calcext:value-type="float">
            <text:p>945904</text:p>
          </table:table-cell>
          <table:table-cell office:value-type="float" office:value="6236064" calcext:value-type="float">
            <text:p>6236064</text:p>
          </table:table-cell>
          <table:table-cell office:value-type="float" office:value="1410" calcext:value-type="float">
            <text:p>1410</text:p>
          </table:table-cell>
          <table:table-cell office:value-type="float" office:value="2488" calcext:value-type="float">
            <text:p>248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14</text:p>
          </table:table-cell>
          <table:table-cell office:value-type="string" calcext:value-type="string">
            <text:p>Beaurecueil</text:p>
          </table:table-cell>
          <table:table-cell office:value-type="string" calcext:value-type="string">
            <text:p>BEAURECUEIL</text:p>
          </table:table-cell>
          <table:table-cell table:style-name="ce2" office:value-type="string" calcext:value-type="string">
            <text:p>13012</text:p>
          </table:table-cell>
          <table:table-cell office:value-type="string" calcext:value-type="string">
            <text:p>Commune simple</text:p>
          </table:table-cell>
          <table:table-cell office:value-type="float" office:value="906000" calcext:value-type="float">
            <text:p>906000</text:p>
          </table:table-cell>
          <table:table-cell office:value-type="float" office:value="6272138" calcext:value-type="float">
            <text:p>6272138</text:p>
          </table:table-cell>
          <table:table-cell office:value-type="float" office:value="986" calcext:value-type="float">
            <text:p>986</text:p>
          </table:table-cell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3</text:p>
          </table:table-cell>
          <table:table-cell office:value-type="string" calcext:value-type="string">
            <text:p>Avançon</text:p>
          </table:table-cell>
          <table:table-cell office:value-type="string" calcext:value-type="string">
            <text:p>AVANCON</text:p>
          </table:table-cell>
          <table:table-cell table:style-name="ce2" office:value-type="string" calcext:value-type="string">
            <text:p>05011</text:p>
          </table:table-cell>
          <table:table-cell office:value-type="string" calcext:value-type="string">
            <text:p>Commune simple</text:p>
          </table:table-cell>
          <table:table-cell office:value-type="float" office:value="953518" calcext:value-type="float">
            <text:p>953518</text:p>
          </table:table-cell>
          <table:table-cell office:value-type="float" office:value="6387153" calcext:value-type="float">
            <text:p>6387153</text:p>
          </table:table-cell>
          <table:table-cell office:value-type="float" office:value="2257" calcext:value-type="float">
            <text:p>2257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87</text:p>
          </table:table-cell>
          <table:table-cell office:value-type="string" calcext:value-type="string">
            <text:p>Saint-Dalmas-le-Selvage</text:p>
          </table:table-cell>
          <table:table-cell office:value-type="string" calcext:value-type="string">
            <text:p>SAINT-DALMAS-LE-SELVAGE</text:p>
          </table:table-cell>
          <table:table-cell table:style-name="ce2" office:value-type="string" calcext:value-type="string">
            <text:p>06119</text:p>
          </table:table-cell>
          <table:table-cell office:value-type="string" calcext:value-type="string">
            <text:p>Commune simple</text:p>
          </table:table-cell>
          <table:table-cell office:value-type="float" office:value="1006749" calcext:value-type="float">
            <text:p>1006749</text:p>
          </table:table-cell>
          <table:table-cell office:value-type="float" office:value="6362747" calcext:value-type="float">
            <text:p>6362747</text:p>
          </table:table-cell>
          <table:table-cell office:value-type="float" office:value="8103" calcext:value-type="float">
            <text:p>8103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7</text:p>
          </table:table-cell>
          <table:table-cell office:value-type="string" calcext:value-type="string">
            <text:p>Viens</text:p>
          </table:table-cell>
          <table:table-cell office:value-type="string" calcext:value-type="string">
            <text:p>VIENS</text:p>
          </table:table-cell>
          <table:table-cell table:style-name="ce2" office:value-type="string" calcext:value-type="string">
            <text:p>84144</text:p>
          </table:table-cell>
          <table:table-cell office:value-type="string" calcext:value-type="string">
            <text:p>Commune simple</text:p>
          </table:table-cell>
          <table:table-cell office:value-type="float" office:value="905598" calcext:value-type="float">
            <text:p>905598</text:p>
          </table:table-cell>
          <table:table-cell office:value-type="float" office:value="6314853" calcext:value-type="float">
            <text:p>6314853</text:p>
          </table:table-cell>
          <table:table-cell office:value-type="float" office:value="3459" calcext:value-type="float">
            <text:p>3459</text:p>
          </table:table-cell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8</text:p>
          </table:table-cell>
          <table:table-cell office:value-type="string" calcext:value-type="string">
            <text:p>Saint-Jeannet</text:p>
          </table:table-cell>
          <table:table-cell office:value-type="string" calcext:value-type="string">
            <text:p>SAINT-JEANNET</text:p>
          </table:table-cell>
          <table:table-cell table:style-name="ce2" office:value-type="string" calcext:value-type="string">
            <text:p>04181</text:p>
          </table:table-cell>
          <table:table-cell office:value-type="string" calcext:value-type="string">
            <text:p>Commune simple</text:p>
          </table:table-cell>
          <table:table-cell office:value-type="float" office:value="949575" calcext:value-type="float">
            <text:p>949575</text:p>
          </table:table-cell>
          <table:table-cell office:value-type="float" office:value="6325444" calcext:value-type="float">
            <text:p>6325444</text:p>
          </table:table-cell>
          <table:table-cell office:value-type="float" office:value="2114" calcext:value-type="float">
            <text:p>2114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13</text:p>
          </table:table-cell>
          <table:table-cell office:value-type="string" calcext:value-type="string">
            <text:p>Jausiers</text:p>
          </table:table-cell>
          <table:table-cell office:value-type="string" calcext:value-type="string">
            <text:p>JAUSIERS</text:p>
          </table:table-cell>
          <table:table-cell table:style-name="ce2" office:value-type="string" calcext:value-type="string">
            <text:p>04096</text:p>
          </table:table-cell>
          <table:table-cell office:value-type="string" calcext:value-type="string">
            <text:p>Commune simple</text:p>
          </table:table-cell>
          <table:table-cell office:value-type="float" office:value="1000529" calcext:value-type="float">
            <text:p>1000529</text:p>
          </table:table-cell>
          <table:table-cell office:value-type="float" office:value="6372363" calcext:value-type="float">
            <text:p>6372363</text:p>
          </table:table-cell>
          <table:table-cell office:value-type="float" office:value="10773" calcext:value-type="float">
            <text:p>10773</text:p>
          </table:table-cell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8</text:p>
          </table:table-cell>
          <table:table-cell office:value-type="string" calcext:value-type="string">
            <text:p>La Bâtie-Montsaléon</text:p>
          </table:table-cell>
          <table:table-cell office:value-type="string" calcext:value-type="string">
            <text:p>LA BATIE-MONTSALEON</text:p>
          </table:table-cell>
          <table:table-cell table:style-name="ce2" office:value-type="string" calcext:value-type="string">
            <text:p>05016</text:p>
          </table:table-cell>
          <table:table-cell office:value-type="string" calcext:value-type="string">
            <text:p>Commune simple</text:p>
          </table:table-cell>
          <table:table-cell office:value-type="float" office:value="918650" calcext:value-type="float">
            <text:p>918650</text:p>
          </table:table-cell>
          <table:table-cell office:value-type="float" office:value="6376808" calcext:value-type="float">
            <text:p>6376808</text:p>
          </table:table-cell>
          <table:table-cell office:value-type="float" office:value="1508" calcext:value-type="float">
            <text:p>1508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1</text:p>
          </table:table-cell>
          <table:table-cell office:value-type="string" calcext:value-type="string">
            <text:p>Bonson</text:p>
          </table:table-cell>
          <table:table-cell office:value-type="string" calcext:value-type="string">
            <text:p>BONSON</text:p>
          </table:table-cell>
          <table:table-cell table:style-name="ce2" office:value-type="string" calcext:value-type="string">
            <text:p>06021</text:p>
          </table:table-cell>
          <table:table-cell office:value-type="string" calcext:value-type="string">
            <text:p>Commune simple</text:p>
          </table:table-cell>
          <table:table-cell office:value-type="float" office:value="1035782" calcext:value-type="float">
            <text:p>1035782</text:p>
          </table:table-cell>
          <table:table-cell office:value-type="float" office:value="6315863" calcext:value-type="float">
            <text:p>6315863</text:p>
          </table:table-cell>
          <table:table-cell office:value-type="float" office:value="672" calcext:value-type="float">
            <text:p>672</text:p>
          </table:table-cell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9</text:p>
          </table:table-cell>
          <table:table-cell office:value-type="string" calcext:value-type="string">
            <text:p>Sigottier</text:p>
          </table:table-cell>
          <table:table-cell office:value-type="string" calcext:value-type="string">
            <text:p>SIGOTTIER</text:p>
          </table:table-cell>
          <table:table-cell table:style-name="ce2" office:value-type="string" calcext:value-type="string">
            <text:p>05167</text:p>
          </table:table-cell>
          <table:table-cell office:value-type="string" calcext:value-type="string">
            <text:p>Commune simple</text:p>
          </table:table-cell>
          <table:table-cell office:value-type="float" office:value="915059" calcext:value-type="float">
            <text:p>915059</text:p>
          </table:table-cell>
          <table:table-cell office:value-type="float" office:value="6377120" calcext:value-type="float">
            <text:p>6377120</text:p>
          </table:table-cell>
          <table:table-cell office:value-type="float" office:value="2533" calcext:value-type="float">
            <text:p>2533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5</text:p>
          </table:table-cell>
          <table:table-cell office:value-type="string" calcext:value-type="string">
            <text:p>Caille</text:p>
          </table:table-cell>
          <table:table-cell office:value-type="string" calcext:value-type="string">
            <text:p>CAILLE</text:p>
          </table:table-cell>
          <table:table-cell table:style-name="ce2" office:value-type="string" calcext:value-type="string">
            <text:p>06028</text:p>
          </table:table-cell>
          <table:table-cell office:value-type="string" calcext:value-type="string">
            <text:p>Commune simple</text:p>
          </table:table-cell>
          <table:table-cell office:value-type="float" office:value="1002439" calcext:value-type="float">
            <text:p>1002439</text:p>
          </table:table-cell>
          <table:table-cell office:value-type="float" office:value="6303818" calcext:value-type="float">
            <text:p>6303818</text:p>
          </table:table-cell>
          <table:table-cell office:value-type="float" office:value="1696" calcext:value-type="float">
            <text:p>1696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1</text:p>
          </table:table-cell>
          <table:table-cell office:value-type="string" calcext:value-type="string">
            <text:p>Blausasc</text:p>
          </table:table-cell>
          <table:table-cell office:value-type="string" calcext:value-type="string">
            <text:p>BLAUSASC</text:p>
          </table:table-cell>
          <table:table-cell table:style-name="ce2" office:value-type="string" calcext:value-type="string">
            <text:p>06019</text:p>
          </table:table-cell>
          <table:table-cell office:value-type="string" calcext:value-type="string">
            <text:p>Commune simple</text:p>
          </table:table-cell>
          <table:table-cell office:value-type="float" office:value="1050596" calcext:value-type="float">
            <text:p>1050596</text:p>
          </table:table-cell>
          <table:table-cell office:value-type="float" office:value="6308942" calcext:value-type="float">
            <text:p>6308942</text:p>
          </table:table-cell>
          <table:table-cell office:value-type="float" office:value="1021" calcext:value-type="float">
            <text:p>1021</text:p>
          </table:table-cell>
          <table:table-cell office:value-type="float" office:value="1651" calcext:value-type="float">
            <text:p>165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12</text:p>
          </table:table-cell>
          <table:table-cell office:value-type="string" calcext:value-type="string">
            <text:p>Ubaye-Serre-Ponçon</text:p>
          </table:table-cell>
          <table:table-cell office:value-type="string" calcext:value-type="string">
            <text:p>UBAYE-SERRE-PONCON</text:p>
          </table:table-cell>
          <table:table-cell table:style-name="ce2" office:value-type="string" calcext:value-type="string">
            <text:p>04033</text:p>
          </table:table-cell>
          <table:table-cell office:value-type="string" calcext:value-type="string">
            <text:p>Commune simple</text:p>
          </table:table-cell>
          <table:table-cell office:value-type="float" office:value="964423" calcext:value-type="float">
            <text:p>964423</text:p>
          </table:table-cell>
          <table:table-cell office:value-type="float" office:value="6377208" calcext:value-type="float">
            <text:p>6377208</text:p>
          </table:table-cell>
          <table:table-cell office:value-type="float" office:value="6248" calcext:value-type="float">
            <text:p>6248</text:p>
          </table:table-cell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873</text:p>
          </table:table-cell>
          <table:table-cell office:value-type="string" calcext:value-type="string">
            <text:p>Allauch</text:p>
          </table:table-cell>
          <table:table-cell office:value-type="string" calcext:value-type="string">
            <text:p>ALLAUCH</text:p>
          </table:table-cell>
          <table:table-cell table:style-name="ce2" office:value-type="string" calcext:value-type="string">
            <text:p>13002</text:p>
          </table:table-cell>
          <table:table-cell office:value-type="string" calcext:value-type="string">
            <text:p>Commune simple</text:p>
          </table:table-cell>
          <table:table-cell office:value-type="float" office:value="903613" calcext:value-type="float">
            <text:p>903613</text:p>
          </table:table-cell>
          <table:table-cell office:value-type="float" office:value="6253444" calcext:value-type="float">
            <text:p>6253444</text:p>
          </table:table-cell>
          <table:table-cell office:value-type="float" office:value="5030" calcext:value-type="float">
            <text:p>5030</text:p>
          </table:table-cell>
          <table:table-cell office:value-type="float" office:value="20860" calcext:value-type="float">
            <text:p>2086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7</text:p>
          </table:table-cell>
          <table:table-cell office:value-type="string" calcext:value-type="string">
            <text:p>Méailles</text:p>
          </table:table-cell>
          <table:table-cell office:value-type="string" calcext:value-type="string">
            <text:p>MEAILLES</text:p>
          </table:table-cell>
          <table:table-cell table:style-name="ce2" office:value-type="string" calcext:value-type="string">
            <text:p>04115</text:p>
          </table:table-cell>
          <table:table-cell office:value-type="string" calcext:value-type="string">
            <text:p>Commune simple</text:p>
          </table:table-cell>
          <table:table-cell office:value-type="float" office:value="992136" calcext:value-type="float">
            <text:p>992136</text:p>
          </table:table-cell>
          <table:table-cell office:value-type="float" office:value="6333874" calcext:value-type="float">
            <text:p>6333874</text:p>
          </table:table-cell>
          <table:table-cell office:value-type="float" office:value="3274" calcext:value-type="float">
            <text:p>3274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17</text:p>
          </table:table-cell>
          <table:table-cell office:value-type="string" calcext:value-type="string">
            <text:p>Thèze</text:p>
          </table:table-cell>
          <table:table-cell office:value-type="string" calcext:value-type="string">
            <text:p>THEZE</text:p>
          </table:table-cell>
          <table:table-cell table:style-name="ce2" office:value-type="string" calcext:value-type="string">
            <text:p>04216</text:p>
          </table:table-cell>
          <table:table-cell office:value-type="string" calcext:value-type="string">
            <text:p>Commune simple</text:p>
          </table:table-cell>
          <table:table-cell office:value-type="float" office:value="933176" calcext:value-type="float">
            <text:p>933176</text:p>
          </table:table-cell>
          <table:table-cell office:value-type="float" office:value="6363605" calcext:value-type="float">
            <text:p>6363605</text:p>
          </table:table-cell>
          <table:table-cell office:value-type="float" office:value="1117" calcext:value-type="float">
            <text:p>1117</text:p>
          </table:table-cell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67</text:p>
          </table:table-cell>
          <table:table-cell office:value-type="string" calcext:value-type="string">
            <text:p>Pierlas</text:p>
          </table:table-cell>
          <table:table-cell office:value-type="string" calcext:value-type="string">
            <text:p>PIERLAS</text:p>
          </table:table-cell>
          <table:table-cell table:style-name="ce2" office:value-type="string" calcext:value-type="string">
            <text:p>06096</text:p>
          </table:table-cell>
          <table:table-cell office:value-type="string" calcext:value-type="string">
            <text:p>Commune simple</text:p>
          </table:table-cell>
          <table:table-cell office:value-type="float" office:value="1021907" calcext:value-type="float">
            <text:p>1021907</text:p>
          </table:table-cell>
          <table:table-cell office:value-type="float" office:value="6334441" calcext:value-type="float">
            <text:p>6334441</text:p>
          </table:table-cell>
          <table:table-cell office:value-type="float" office:value="3131" calcext:value-type="float">
            <text:p>3131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90</text:p>
          </table:table-cell>
          <table:table-cell office:value-type="string" calcext:value-type="string">
            <text:p>Carpentras</text:p>
          </table:table-cell>
          <table:table-cell office:value-type="string" calcext:value-type="string">
            <text:p>CARPENTRAS</text:p>
          </table:table-cell>
          <table:table-cell table:style-name="ce2" office:value-type="string" calcext:value-type="string">
            <text:p>84031</text:p>
          </table:table-cell>
          <table:table-cell office:value-type="string" calcext:value-type="string">
            <text:p>Sous-préfecture</text:p>
          </table:table-cell>
          <table:table-cell office:value-type="float" office:value="864880" calcext:value-type="float">
            <text:p>864880</text:p>
          </table:table-cell>
          <table:table-cell office:value-type="float" office:value="6331412" calcext:value-type="float">
            <text:p>6331412</text:p>
          </table:table-cell>
          <table:table-cell office:value-type="float" office:value="3792" calcext:value-type="float">
            <text:p>3792</text:p>
          </table:table-cell>
          <table:table-cell office:value-type="float" office:value="28798" calcext:value-type="float">
            <text:p>2879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67</text:p>
          </table:table-cell>
          <table:table-cell office:value-type="string" calcext:value-type="string">
            <text:p>Beaumont-du-Ventoux</text:p>
          </table:table-cell>
          <table:table-cell office:value-type="string" calcext:value-type="string">
            <text:p>BEAUMONT-DU-VENTOUX</text:p>
          </table:table-cell>
          <table:table-cell table:style-name="ce2" office:value-type="string" calcext:value-type="string">
            <text:p>84015</text:p>
          </table:table-cell>
          <table:table-cell office:value-type="string" calcext:value-type="string">
            <text:p>Commune simple</text:p>
          </table:table-cell>
          <table:table-cell office:value-type="float" office:value="877409" calcext:value-type="float">
            <text:p>877409</text:p>
          </table:table-cell>
          <table:table-cell office:value-type="float" office:value="6345024" calcext:value-type="float">
            <text:p>6345024</text:p>
          </table:table-cell>
          <table:table-cell office:value-type="float" office:value="2816" calcext:value-type="float">
            <text:p>2816</text:p>
          </table:table-cell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65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table:style-name="ce2" office:value-type="string" calcext:value-type="string">
            <text:p>06080</text:p>
          </table:table-cell>
          <table:table-cell office:value-type="string" calcext:value-type="string">
            <text:p>Commune simple</text:p>
          </table:table-cell>
          <table:table-cell office:value-type="float" office:value="1032732" calcext:value-type="float">
            <text:p>1032732</text:p>
          </table:table-cell>
          <table:table-cell office:value-type="float" office:value="6334620" calcext:value-type="float">
            <text:p>6334620</text:p>
          </table:table-cell>
          <table:table-cell office:value-type="float" office:value="1477" calcext:value-type="float">
            <text:p>1477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9</text:p>
          </table:table-cell>
          <table:table-cell office:value-type="string" calcext:value-type="string">
            <text:p>Gourdon</text:p>
          </table:table-cell>
          <table:table-cell office:value-type="string" calcext:value-type="string">
            <text:p>GOURDON</text:p>
          </table:table-cell>
          <table:table-cell table:style-name="ce2" office:value-type="string" calcext:value-type="string">
            <text:p>06068</text:p>
          </table:table-cell>
          <table:table-cell office:value-type="string" calcext:value-type="string">
            <text:p>Commune simple</text:p>
          </table:table-cell>
          <table:table-cell office:value-type="float" office:value="1019178" calcext:value-type="float">
            <text:p>1019178</text:p>
          </table:table-cell>
          <table:table-cell office:value-type="float" office:value="6299455" calcext:value-type="float">
            <text:p>6299455</text:p>
          </table:table-cell>
          <table:table-cell office:value-type="float" office:value="2253" calcext:value-type="float">
            <text:p>2253</text:p>
          </table:table-cell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21</text:p>
          </table:table-cell>
          <table:table-cell office:value-type="string" calcext:value-type="string">
            <text:p>Valbelle</text:p>
          </table:table-cell>
          <table:table-cell office:value-type="string" calcext:value-type="string">
            <text:p>VALBELLE</text:p>
          </table:table-cell>
          <table:table-cell table:style-name="ce2" office:value-type="string" calcext:value-type="string">
            <text:p>04229</text:p>
          </table:table-cell>
          <table:table-cell office:value-type="string" calcext:value-type="string">
            <text:p>Commune simple</text:p>
          </table:table-cell>
          <table:table-cell office:value-type="float" office:value="930022" calcext:value-type="float">
            <text:p>930022</text:p>
          </table:table-cell>
          <table:table-cell office:value-type="float" office:value="6341961" calcext:value-type="float">
            <text:p>6341961</text:p>
          </table:table-cell>
          <table:table-cell office:value-type="float" office:value="3299" calcext:value-type="float">
            <text:p>3299</text:p>
          </table:table-cell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1</text:p>
          </table:table-cell>
          <table:table-cell office:value-type="string" calcext:value-type="string">
            <text:p>Villemus</text:p>
          </table:table-cell>
          <table:table-cell office:value-type="string" calcext:value-type="string">
            <text:p>VILLEMUS</text:p>
          </table:table-cell>
          <table:table-cell table:style-name="ce2" office:value-type="string" calcext:value-type="string">
            <text:p>04241</text:p>
          </table:table-cell>
          <table:table-cell office:value-type="string" calcext:value-type="string">
            <text:p>Commune simple</text:p>
          </table:table-cell>
          <table:table-cell office:value-type="float" office:value="917593" calcext:value-type="float">
            <text:p>917593</text:p>
          </table:table-cell>
          <table:table-cell office:value-type="float" office:value="6310553" calcext:value-type="float">
            <text:p>6310553</text:p>
          </table:table-cell>
          <table:table-cell office:value-type="float" office:value="959" calcext:value-type="float">
            <text:p>959</text:p>
          </table:table-cell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599</text:p>
          </table:table-cell>
          <table:table-cell office:value-type="string" calcext:value-type="string">
            <text:p>Flassans-sur-Issole</text:p>
          </table:table-cell>
          <table:table-cell office:value-type="string" calcext:value-type="string">
            <text:p>FLASSANS-SUR-ISSOLE</text:p>
          </table:table-cell>
          <table:table-cell table:style-name="ce2" office:value-type="string" calcext:value-type="string">
            <text:p>83057</text:p>
          </table:table-cell>
          <table:table-cell office:value-type="string" calcext:value-type="string">
            <text:p>Commune simple</text:p>
          </table:table-cell>
          <table:table-cell office:value-type="float" office:value="961299" calcext:value-type="float">
            <text:p>961299</text:p>
          </table:table-cell>
          <table:table-cell office:value-type="float" office:value="6257848" calcext:value-type="float">
            <text:p>6257848</text:p>
          </table:table-cell>
          <table:table-cell office:value-type="float" office:value="4368" calcext:value-type="float">
            <text:p>4368</text:p>
          </table:table-cell>
          <table:table-cell office:value-type="float" office:value="3548" calcext:value-type="float">
            <text:p>354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49</text:p>
          </table:table-cell>
          <table:table-cell office:value-type="string" calcext:value-type="string">
            <text:p>Molines-en-Queyras</text:p>
          </table:table-cell>
          <table:table-cell office:value-type="string" calcext:value-type="string">
            <text:p>MOLINES-EN-QUEYRAS</text:p>
          </table:table-cell>
          <table:table-cell table:style-name="ce2" office:value-type="string" calcext:value-type="string">
            <text:p>05077</text:p>
          </table:table-cell>
          <table:table-cell office:value-type="string" calcext:value-type="string">
            <text:p>Commune simple</text:p>
          </table:table-cell>
          <table:table-cell office:value-type="float" office:value="1010326" calcext:value-type="float">
            <text:p>1010326</text:p>
          </table:table-cell>
          <table:table-cell office:value-type="float" office:value="6409165" calcext:value-type="float">
            <text:p>6409165</text:p>
          </table:table-cell>
          <table:table-cell office:value-type="float" office:value="5362" calcext:value-type="float">
            <text:p>5362</text:p>
          </table:table-cell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26</text:p>
          </table:table-cell>
          <table:table-cell office:value-type="string" calcext:value-type="string">
            <text:p>Trescléoux</text:p>
          </table:table-cell>
          <table:table-cell office:value-type="string" calcext:value-type="string">
            <text:p>TRESCLEOUX</text:p>
          </table:table-cell>
          <table:table-cell table:style-name="ce2" office:value-type="string" calcext:value-type="string">
            <text:p>05172</text:p>
          </table:table-cell>
          <table:table-cell office:value-type="string" calcext:value-type="string">
            <text:p>Commune simple</text:p>
          </table:table-cell>
          <table:table-cell office:value-type="float" office:value="916858" calcext:value-type="float">
            <text:p>916858</text:p>
          </table:table-cell>
          <table:table-cell office:value-type="float" office:value="6365203" calcext:value-type="float">
            <text:p>6365203</text:p>
          </table:table-cell>
          <table:table-cell office:value-type="float" office:value="1868" calcext:value-type="float">
            <text:p>1868</text:p>
          </table:table-cell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5</text:p>
          </table:table-cell>
          <table:table-cell office:value-type="string" calcext:value-type="string">
            <text:p>Le Bersac</text:p>
          </table:table-cell>
          <table:table-cell office:value-type="string" calcext:value-type="string">
            <text:p>LE BERSAC</text:p>
          </table:table-cell>
          <table:table-cell table:style-name="ce2" office:value-type="string" calcext:value-type="string">
            <text:p>05021</text:p>
          </table:table-cell>
          <table:table-cell office:value-type="string" calcext:value-type="string">
            <text:p>Commune simple</text:p>
          </table:table-cell>
          <table:table-cell office:value-type="float" office:value="919198" calcext:value-type="float">
            <text:p>919198</text:p>
          </table:table-cell>
          <table:table-cell office:value-type="float" office:value="6371470" calcext:value-type="float">
            <text:p>6371470</text:p>
          </table:table-cell>
          <table:table-cell office:value-type="float" office:value="802" calcext:value-type="float">
            <text:p>802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8</text:p>
          </table:table-cell>
          <table:table-cell office:value-type="string" calcext:value-type="string">
            <text:p>Rabou</text:p>
          </table:table-cell>
          <table:table-cell office:value-type="string" calcext:value-type="string">
            <text:p>RABOU</text:p>
          </table:table-cell>
          <table:table-cell table:style-name="ce2" office:value-type="string" calcext:value-type="string">
            <text:p>05112</text:p>
          </table:table-cell>
          <table:table-cell office:value-type="string" calcext:value-type="string">
            <text:p>Commune simple</text:p>
          </table:table-cell>
          <table:table-cell office:value-type="float" office:value="939224" calcext:value-type="float">
            <text:p>939224</text:p>
          </table:table-cell>
          <table:table-cell office:value-type="float" office:value="6394226" calcext:value-type="float">
            <text:p>6394226</text:p>
          </table:table-cell>
          <table:table-cell office:value-type="float" office:value="2656" calcext:value-type="float">
            <text:p>2656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3</text:p>
          </table:table-cell>
          <table:table-cell office:value-type="string" calcext:value-type="string">
            <text:p>Saint-Apollinaire</text:p>
          </table:table-cell>
          <table:table-cell office:value-type="string" calcext:value-type="string">
            <text:p>SAINT-APOLLINAIRE</text:p>
          </table:table-cell>
          <table:table-cell table:style-name="ce2" office:value-type="string" calcext:value-type="string">
            <text:p>05130</text:p>
          </table:table-cell>
          <table:table-cell office:value-type="string" calcext:value-type="string">
            <text:p>Commune simple</text:p>
          </table:table-cell>
          <table:table-cell office:value-type="float" office:value="966421" calcext:value-type="float">
            <text:p>966421</text:p>
          </table:table-cell>
          <table:table-cell office:value-type="float" office:value="6389834" calcext:value-type="float">
            <text:p>6389834</text:p>
          </table:table-cell>
          <table:table-cell office:value-type="float" office:value="754" calcext:value-type="float">
            <text:p>754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51</text:p>
          </table:table-cell>
          <table:table-cell office:value-type="string" calcext:value-type="string">
            <text:p>Montfuron</text:p>
          </table:table-cell>
          <table:table-cell office:value-type="string" calcext:value-type="string">
            <text:p>MONTFURON</text:p>
          </table:table-cell>
          <table:table-cell table:style-name="ce2" office:value-type="string" calcext:value-type="string">
            <text:p>04128</text:p>
          </table:table-cell>
          <table:table-cell office:value-type="string" calcext:value-type="string">
            <text:p>Commune simple</text:p>
          </table:table-cell>
          <table:table-cell office:value-type="float" office:value="916436" calcext:value-type="float">
            <text:p>916436</text:p>
          </table:table-cell>
          <table:table-cell office:value-type="float" office:value="6307023" calcext:value-type="float">
            <text:p>6307023</text:p>
          </table:table-cell>
          <table:table-cell office:value-type="float" office:value="1888" calcext:value-type="float">
            <text:p>1888</text:p>
          </table:table-cell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2</text:p>
          </table:table-cell>
          <table:table-cell office:value-type="string" calcext:value-type="string">
            <text:p>Embrun</text:p>
          </table:table-cell>
          <table:table-cell office:value-type="string" calcext:value-type="string">
            <text:p>EMBRUN</text:p>
          </table:table-cell>
          <table:table-cell table:style-name="ce2" office:value-type="string" calcext:value-type="string">
            <text:p>05046</text:p>
          </table:table-cell>
          <table:table-cell office:value-type="string" calcext:value-type="string">
            <text:p>Commune simple</text:p>
          </table:table-cell>
          <table:table-cell office:value-type="float" office:value="975756" calcext:value-type="float">
            <text:p>975756</text:p>
          </table:table-cell>
          <table:table-cell office:value-type="float" office:value="6392663" calcext:value-type="float">
            <text:p>6392663</text:p>
          </table:table-cell>
          <table:table-cell office:value-type="float" office:value="3639" calcext:value-type="float">
            <text:p>3639</text:p>
          </table:table-cell>
          <table:table-cell office:value-type="float" office:value="6236" calcext:value-type="float">
            <text:p>623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30</text:p>
          </table:table-cell>
          <table:table-cell office:value-type="string" calcext:value-type="string">
            <text:p>Chabottes</text:p>
          </table:table-cell>
          <table:table-cell office:value-type="string" calcext:value-type="string">
            <text:p>CHABOTTES</text:p>
          </table:table-cell>
          <table:table-cell table:style-name="ce2" office:value-type="string" calcext:value-type="string">
            <text:p>05029</text:p>
          </table:table-cell>
          <table:table-cell office:value-type="string" calcext:value-type="string">
            <text:p>Commune simple</text:p>
          </table:table-cell>
          <table:table-cell office:value-type="float" office:value="951000" calcext:value-type="float">
            <text:p>951000</text:p>
          </table:table-cell>
          <table:table-cell office:value-type="float" office:value="6399415" calcext:value-type="float">
            <text:p>6399415</text:p>
          </table:table-cell>
          <table:table-cell office:value-type="float" office:value="996" calcext:value-type="float">
            <text:p>996</text:p>
          </table:table-cell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32</text:p>
          </table:table-cell>
          <table:table-cell office:value-type="string" calcext:value-type="string">
            <text:p>Saint-Laurent-du-Cros</text:p>
          </table:table-cell>
          <table:table-cell office:value-type="string" calcext:value-type="string">
            <text:p>SAINT-LAURENT-DU-CROS</text:p>
          </table:table-cell>
          <table:table-cell table:style-name="ce2" office:value-type="string" calcext:value-type="string">
            <text:p>05148</text:p>
          </table:table-cell>
          <table:table-cell office:value-type="string" calcext:value-type="string">
            <text:p>Commune simple</text:p>
          </table:table-cell>
          <table:table-cell office:value-type="float" office:value="946735" calcext:value-type="float">
            <text:p>946735</text:p>
          </table:table-cell>
          <table:table-cell office:value-type="float" office:value="6397647" calcext:value-type="float">
            <text:p>6397647</text:p>
          </table:table-cell>
          <table:table-cell office:value-type="float" office:value="1269" calcext:value-type="float">
            <text:p>1269</text:p>
          </table:table-cell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5</text:p>
          </table:table-cell>
          <table:table-cell office:value-type="string" calcext:value-type="string">
            <text:p>La Bâtie-Vieille</text:p>
          </table:table-cell>
          <table:table-cell office:value-type="string" calcext:value-type="string">
            <text:p>LA BATIE-VIEILLE</text:p>
          </table:table-cell>
          <table:table-cell table:style-name="ce2" office:value-type="string" calcext:value-type="string">
            <text:p>05018</text:p>
          </table:table-cell>
          <table:table-cell office:value-type="string" calcext:value-type="string">
            <text:p>Commune simple</text:p>
          </table:table-cell>
          <table:table-cell office:value-type="float" office:value="950270" calcext:value-type="float">
            <text:p>950270</text:p>
          </table:table-cell>
          <table:table-cell office:value-type="float" office:value="6388761" calcext:value-type="float">
            <text:p>6388761</text:p>
          </table:table-cell>
          <table:table-cell office:value-type="float" office:value="905" calcext:value-type="float">
            <text:p>905</text:p>
          </table:table-cell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91</text:p>
          </table:table-cell>
          <table:table-cell office:value-type="string" calcext:value-type="string">
            <text:p>Furmeyer</text:p>
          </table:table-cell>
          <table:table-cell office:value-type="string" calcext:value-type="string">
            <text:p>FURMEYER</text:p>
          </table:table-cell>
          <table:table-cell table:style-name="ce2" office:value-type="string" calcext:value-type="string">
            <text:p>05060</text:p>
          </table:table-cell>
          <table:table-cell office:value-type="string" calcext:value-type="string">
            <text:p>Commune simple</text:p>
          </table:table-cell>
          <table:table-cell office:value-type="float" office:value="928537" calcext:value-type="float">
            <text:p>928537</text:p>
          </table:table-cell>
          <table:table-cell office:value-type="float" office:value="6386219" calcext:value-type="float">
            <text:p>6386219</text:p>
          </table:table-cell>
          <table:table-cell office:value-type="float" office:value="1427" calcext:value-type="float">
            <text:p>1427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29</text:p>
          </table:table-cell>
          <table:table-cell office:value-type="string" calcext:value-type="string">
            <text:p>Saint-Léger-les-Mélèzes</text:p>
          </table:table-cell>
          <table:table-cell office:value-type="string" calcext:value-type="string">
            <text:p>SAINT-LEGER-LES-MELEZES</text:p>
          </table:table-cell>
          <table:table-cell table:style-name="ce2" office:value-type="string" calcext:value-type="string">
            <text:p>05149</text:p>
          </table:table-cell>
          <table:table-cell office:value-type="string" calcext:value-type="string">
            <text:p>Commune simple</text:p>
          </table:table-cell>
          <table:table-cell office:value-type="float" office:value="954852" calcext:value-type="float">
            <text:p>954852</text:p>
          </table:table-cell>
          <table:table-cell office:value-type="float" office:value="6399454" calcext:value-type="float">
            <text:p>6399454</text:p>
          </table:table-cell>
          <table:table-cell office:value-type="float" office:value="676" calcext:value-type="float">
            <text:p>676</text:p>
          </table:table-cell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20</text:p>
          </table:table-cell>
          <table:table-cell office:value-type="string" calcext:value-type="string">
            <text:p>Upaix</text:p>
          </table:table-cell>
          <table:table-cell office:value-type="string" calcext:value-type="string">
            <text:p>UPAIX</text:p>
          </table:table-cell>
          <table:table-cell table:style-name="ce2" office:value-type="string" calcext:value-type="string">
            <text:p>05173</text:p>
          </table:table-cell>
          <table:table-cell office:value-type="string" calcext:value-type="string">
            <text:p>Commune simple</text:p>
          </table:table-cell>
          <table:table-cell office:value-type="float" office:value="930255" calcext:value-type="float">
            <text:p>930255</text:p>
          </table:table-cell>
          <table:table-cell office:value-type="float" office:value="6362543" calcext:value-type="float">
            <text:p>6362543</text:p>
          </table:table-cell>
          <table:table-cell office:value-type="float" office:value="2326" calcext:value-type="float">
            <text:p>2326</text:p>
          </table:table-cell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34</text:p>
          </table:table-cell>
          <table:table-cell office:value-type="string" calcext:value-type="string">
            <text:p>Forest-Saint-Julien</text:p>
          </table:table-cell>
          <table:table-cell office:value-type="string" calcext:value-type="string">
            <text:p>FOREST-SAINT-JULIEN</text:p>
          </table:table-cell>
          <table:table-cell table:style-name="ce2" office:value-type="string" calcext:value-type="string">
            <text:p>05056</text:p>
          </table:table-cell>
          <table:table-cell office:value-type="string" calcext:value-type="string">
            <text:p>Commune simple</text:p>
          </table:table-cell>
          <table:table-cell office:value-type="float" office:value="949229" calcext:value-type="float">
            <text:p>949229</text:p>
          </table:table-cell>
          <table:table-cell office:value-type="float" office:value="6396788" calcext:value-type="float">
            <text:p>6396788</text:p>
          </table:table-cell>
          <table:table-cell office:value-type="float" office:value="695" calcext:value-type="float">
            <text:p>695</text:p>
          </table:table-cell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27</text:p>
          </table:table-cell>
          <table:table-cell office:value-type="string" calcext:value-type="string">
            <text:p>Châteauroux-les-Alpes</text:p>
          </table:table-cell>
          <table:table-cell office:value-type="string" calcext:value-type="string">
            <text:p>CHATEAUROUX-LES-ALPES</text:p>
          </table:table-cell>
          <table:table-cell table:style-name="ce2" office:value-type="string" calcext:value-type="string">
            <text:p>05036</text:p>
          </table:table-cell>
          <table:table-cell office:value-type="string" calcext:value-type="string">
            <text:p>Commune simple</text:p>
          </table:table-cell>
          <table:table-cell office:value-type="float" office:value="976323" calcext:value-type="float">
            <text:p>976323</text:p>
          </table:table-cell>
          <table:table-cell office:value-type="float" office:value="6399858" calcext:value-type="float">
            <text:p>6399858</text:p>
          </table:table-cell>
          <table:table-cell office:value-type="float" office:value="9284" calcext:value-type="float">
            <text:p>9284</text:p>
          </table:table-cell>
          <table:table-cell office:value-type="float" office:value="1193" calcext:value-type="float">
            <text:p>119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67</text:p>
          </table:table-cell>
          <table:table-cell office:value-type="string" calcext:value-type="string">
            <text:p>La Rochette</text:p>
          </table:table-cell>
          <table:table-cell office:value-type="string" calcext:value-type="string">
            <text:p>LA ROCHETTE</text:p>
          </table:table-cell>
          <table:table-cell table:style-name="ce2" office:value-type="string" calcext:value-type="string">
            <text:p>05124</text:p>
          </table:table-cell>
          <table:table-cell office:value-type="string" calcext:value-type="string">
            <text:p>Commune simple</text:p>
          </table:table-cell>
          <table:table-cell office:value-type="float" office:value="949763" calcext:value-type="float">
            <text:p>949763</text:p>
          </table:table-cell>
          <table:table-cell office:value-type="float" office:value="6393397" calcext:value-type="float">
            <text:p>6393397</text:p>
          </table:table-cell>
          <table:table-cell office:value-type="float" office:value="1034" calcext:value-type="float">
            <text:p>1034</text:p>
          </table:table-cell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0</text:p>
          </table:table-cell>
          <table:table-cell office:value-type="string" calcext:value-type="string">
            <text:p>Monêtier-Allemont</text:p>
          </table:table-cell>
          <table:table-cell office:value-type="string" calcext:value-type="string">
            <text:p>MONETIER-ALLEMONT</text:p>
          </table:table-cell>
          <table:table-cell table:style-name="ce2" office:value-type="string" calcext:value-type="string">
            <text:p>05078</text:p>
          </table:table-cell>
          <table:table-cell office:value-type="string" calcext:value-type="string">
            <text:p>Commune simple</text:p>
          </table:table-cell>
          <table:table-cell office:value-type="float" office:value="933439" calcext:value-type="float">
            <text:p>933439</text:p>
          </table:table-cell>
          <table:table-cell office:value-type="float" office:value="6370443" calcext:value-type="float">
            <text:p>6370443</text:p>
          </table:table-cell>
          <table:table-cell office:value-type="float" office:value="715" calcext:value-type="float">
            <text:p>715</text:p>
          </table:table-cell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2</text:p>
          </table:table-cell>
          <table:table-cell office:value-type="string" calcext:value-type="string">
            <text:p>Auzet</text:p>
          </table:table-cell>
          <table:table-cell office:value-type="string" calcext:value-type="string">
            <text:p>AUZET</text:p>
          </table:table-cell>
          <table:table-cell table:style-name="ce2" office:value-type="string" calcext:value-type="string">
            <text:p>04017</text:p>
          </table:table-cell>
          <table:table-cell office:value-type="string" calcext:value-type="string">
            <text:p>Commune simple</text:p>
          </table:table-cell>
          <table:table-cell office:value-type="float" office:value="964473" calcext:value-type="float">
            <text:p>964473</text:p>
          </table:table-cell>
          <table:table-cell office:value-type="float" office:value="6361616" calcext:value-type="float">
            <text:p>6361616</text:p>
          </table:table-cell>
          <table:table-cell office:value-type="float" office:value="3453" calcext:value-type="float">
            <text:p>3453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5</text:p>
          </table:table-cell>
          <table:table-cell office:value-type="string" calcext:value-type="string">
            <text:p>Faucon-du-Caire</text:p>
          </table:table-cell>
          <table:table-cell office:value-type="string" calcext:value-type="string">
            <text:p>FAUCON-DU-CAIRE</text:p>
          </table:table-cell>
          <table:table-cell table:style-name="ce2" office:value-type="string" calcext:value-type="string">
            <text:p>04085</text:p>
          </table:table-cell>
          <table:table-cell office:value-type="string" calcext:value-type="string">
            <text:p>Commune simple</text:p>
          </table:table-cell>
          <table:table-cell office:value-type="float" office:value="946864" calcext:value-type="float">
            <text:p>946864</text:p>
          </table:table-cell>
          <table:table-cell office:value-type="float" office:value="6372055" calcext:value-type="float">
            <text:p>6372055</text:p>
          </table:table-cell>
          <table:table-cell office:value-type="float" office:value="1993" calcext:value-type="float">
            <text:p>1993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4</text:p>
          </table:table-cell>
          <table:table-cell office:value-type="string" calcext:value-type="string">
            <text:p>Gigors</text:p>
          </table:table-cell>
          <table:table-cell office:value-type="string" calcext:value-type="string">
            <text:p>GIGORS</text:p>
          </table:table-cell>
          <table:table-cell table:style-name="ce2" office:value-type="string" calcext:value-type="string">
            <text:p>04093</text:p>
          </table:table-cell>
          <table:table-cell office:value-type="string" calcext:value-type="string">
            <text:p>Commune simple</text:p>
          </table:table-cell>
          <table:table-cell office:value-type="float" office:value="950008" calcext:value-type="float">
            <text:p>950008</text:p>
          </table:table-cell>
          <table:table-cell office:value-type="float" office:value="6374430" calcext:value-type="float">
            <text:p>6374430</text:p>
          </table:table-cell>
          <table:table-cell office:value-type="float" office:value="1369" calcext:value-type="float">
            <text:p>1369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93</text:p>
          </table:table-cell>
          <table:table-cell office:value-type="string" calcext:value-type="string">
            <text:p>Oze</text:p>
          </table:table-cell>
          <table:table-cell office:value-type="string" calcext:value-type="string">
            <text:p>OZE</text:p>
          </table:table-cell>
          <table:table-cell table:style-name="ce2" office:value-type="string" calcext:value-type="string">
            <text:p>05099</text:p>
          </table:table-cell>
          <table:table-cell office:value-type="string" calcext:value-type="string">
            <text:p>Commune simple</text:p>
          </table:table-cell>
          <table:table-cell office:value-type="float" office:value="922201" calcext:value-type="float">
            <text:p>922201</text:p>
          </table:table-cell>
          <table:table-cell office:value-type="float" office:value="6382495" calcext:value-type="float">
            <text:p>6382495</text:p>
          </table:table-cell>
          <table:table-cell office:value-type="float" office:value="1203" calcext:value-type="float">
            <text:p>1203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4</text:p>
          </table:table-cell>
          <table:table-cell office:value-type="string" calcext:value-type="string">
            <text:p>Valserres</text:p>
          </table:table-cell>
          <table:table-cell office:value-type="string" calcext:value-type="string">
            <text:p>VALSERRES</text:p>
          </table:table-cell>
          <table:table-cell table:style-name="ce2" office:value-type="string" calcext:value-type="string">
            <text:p>05176</text:p>
          </table:table-cell>
          <table:table-cell office:value-type="string" calcext:value-type="string">
            <text:p>Commune simple</text:p>
          </table:table-cell>
          <table:table-cell office:value-type="float" office:value="949284" calcext:value-type="float">
            <text:p>949284</text:p>
          </table:table-cell>
          <table:table-cell office:value-type="float" office:value="6381541" calcext:value-type="float">
            <text:p>6381541</text:p>
          </table:table-cell>
          <table:table-cell office:value-type="float" office:value="1192" calcext:value-type="float">
            <text:p>1192</text:p>
          </table:table-cell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69</text:p>
          </table:table-cell>
          <table:table-cell office:value-type="string" calcext:value-type="string">
            <text:p>Saint-Pierre-Avez</text:p>
          </table:table-cell>
          <table:table-cell office:value-type="string" calcext:value-type="string">
            <text:p>SAINT-PIERRE-AVEZ</text:p>
          </table:table-cell>
          <table:table-cell table:style-name="ce2" office:value-type="string" calcext:value-type="string">
            <text:p>05155</text:p>
          </table:table-cell>
          <table:table-cell office:value-type="string" calcext:value-type="string">
            <text:p>Commune simple</text:p>
          </table:table-cell>
          <table:table-cell office:value-type="float" office:value="920934" calcext:value-type="float">
            <text:p>920934</text:p>
          </table:table-cell>
          <table:table-cell office:value-type="float" office:value="6353828" calcext:value-type="float">
            <text:p>6353828</text:p>
          </table:table-cell>
          <table:table-cell office:value-type="float" office:value="1137" calcext:value-type="float">
            <text:p>113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7</text:p>
          </table:table-cell>
          <table:table-cell office:value-type="string" calcext:value-type="string">
            <text:p>La Saulce</text:p>
          </table:table-cell>
          <table:table-cell office:value-type="string" calcext:value-type="string">
            <text:p>LA SAULCE</text:p>
          </table:table-cell>
          <table:table-cell table:style-name="ce2" office:value-type="string" calcext:value-type="string">
            <text:p>05162</text:p>
          </table:table-cell>
          <table:table-cell office:value-type="string" calcext:value-type="string">
            <text:p>Commune simple</text:p>
          </table:table-cell>
          <table:table-cell office:value-type="float" office:value="939385" calcext:value-type="float">
            <text:p>939385</text:p>
          </table:table-cell>
          <table:table-cell office:value-type="float" office:value="6374847" calcext:value-type="float">
            <text:p>6374847</text:p>
          </table:table-cell>
          <table:table-cell office:value-type="float" office:value="789" calcext:value-type="float">
            <text:p>789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0</text:p>
          </table:table-cell>
          <table:table-cell office:value-type="string" calcext:value-type="string">
            <text:p>Fouillouse</text:p>
          </table:table-cell>
          <table:table-cell office:value-type="string" calcext:value-type="string">
            <text:p>FOUILLOUSE</text:p>
          </table:table-cell>
          <table:table-cell table:style-name="ce2" office:value-type="string" calcext:value-type="string">
            <text:p>05057</text:p>
          </table:table-cell>
          <table:table-cell office:value-type="string" calcext:value-type="string">
            <text:p>Commune simple</text:p>
          </table:table-cell>
          <table:table-cell office:value-type="float" office:value="938592" calcext:value-type="float">
            <text:p>938592</text:p>
          </table:table-cell>
          <table:table-cell office:value-type="float" office:value="6377685" calcext:value-type="float">
            <text:p>6377685</text:p>
          </table:table-cell>
          <table:table-cell office:value-type="float" office:value="724" calcext:value-type="float">
            <text:p>724</text:p>
          </table:table-cell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13</text:p>
          </table:table-cell>
          <table:table-cell office:value-type="string" calcext:value-type="string">
            <text:p>Théus</text:p>
          </table:table-cell>
          <table:table-cell office:value-type="string" calcext:value-type="string">
            <text:p>THEUS</text:p>
          </table:table-cell>
          <table:table-cell table:style-name="ce2" office:value-type="string" calcext:value-type="string">
            <text:p>05171</text:p>
          </table:table-cell>
          <table:table-cell office:value-type="string" calcext:value-type="string">
            <text:p>Commune simple</text:p>
          </table:table-cell>
          <table:table-cell office:value-type="float" office:value="953991" calcext:value-type="float">
            <text:p>953991</text:p>
          </table:table-cell>
          <table:table-cell office:value-type="float" office:value="6381275" calcext:value-type="float">
            <text:p>6381275</text:p>
          </table:table-cell>
          <table:table-cell office:value-type="float" office:value="1671" calcext:value-type="float">
            <text:p>1671</text:p>
          </table:table-cell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18</text:p>
          </table:table-cell>
          <table:table-cell office:value-type="string" calcext:value-type="string">
            <text:p>Piégut</text:p>
          </table:table-cell>
          <table:table-cell office:value-type="string" calcext:value-type="string">
            <text:p>PIEGUT</text:p>
          </table:table-cell>
          <table:table-cell table:style-name="ce2" office:value-type="string" calcext:value-type="string">
            <text:p>04150</text:p>
          </table:table-cell>
          <table:table-cell office:value-type="string" calcext:value-type="string">
            <text:p>Commune simple</text:p>
          </table:table-cell>
          <table:table-cell office:value-type="float" office:value="949265" calcext:value-type="float">
            <text:p>949265</text:p>
          </table:table-cell>
          <table:table-cell office:value-type="float" office:value="6377741" calcext:value-type="float">
            <text:p>6377741</text:p>
          </table:table-cell>
          <table:table-cell office:value-type="float" office:value="1112" calcext:value-type="float">
            <text:p>1112</text:p>
          </table:table-cell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0</text:p>
          </table:table-cell>
          <table:table-cell office:value-type="string" calcext:value-type="string">
            <text:p>Saint-Martin-lès-Seyne</text:p>
          </table:table-cell>
          <table:table-cell office:value-type="string" calcext:value-type="string">
            <text:p>SAINT-MARTIN-LES-SEYNE</text:p>
          </table:table-cell>
          <table:table-cell table:style-name="ce2" office:value-type="string" calcext:value-type="string">
            <text:p>04191</text:p>
          </table:table-cell>
          <table:table-cell office:value-type="string" calcext:value-type="string">
            <text:p>Commune simple</text:p>
          </table:table-cell>
          <table:table-cell office:value-type="float" office:value="959054" calcext:value-type="float">
            <text:p>959054</text:p>
          </table:table-cell>
          <table:table-cell office:value-type="float" office:value="6369950" calcext:value-type="float">
            <text:p>6369950</text:p>
          </table:table-cell>
          <table:table-cell office:value-type="float" office:value="1227" calcext:value-type="float">
            <text:p>122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21</text:p>
          </table:table-cell>
          <table:table-cell office:value-type="string" calcext:value-type="string">
            <text:p>Châteauvieux</text:p>
          </table:table-cell>
          <table:table-cell office:value-type="string" calcext:value-type="string">
            <text:p>CHATEAUVIEUX</text:p>
          </table:table-cell>
          <table:table-cell table:style-name="ce2" office:value-type="string" calcext:value-type="string">
            <text:p>05037</text:p>
          </table:table-cell>
          <table:table-cell office:value-type="string" calcext:value-type="string">
            <text:p>Commune simple</text:p>
          </table:table-cell>
          <table:table-cell office:value-type="float" office:value="942691" calcext:value-type="float">
            <text:p>942691</text:p>
          </table:table-cell>
          <table:table-cell office:value-type="float" office:value="6380618" calcext:value-type="float">
            <text:p>6380618</text:p>
          </table:table-cell>
          <table:table-cell office:value-type="float" office:value="707" calcext:value-type="float">
            <text:p>707</text:p>
          </table:table-cell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2</text:p>
          </table:table-cell>
          <table:table-cell office:value-type="string" calcext:value-type="string">
            <text:p>Turriers</text:p>
          </table:table-cell>
          <table:table-cell office:value-type="string" calcext:value-type="string">
            <text:p>TURRIERS</text:p>
          </table:table-cell>
          <table:table-cell table:style-name="ce2" office:value-type="string" calcext:value-type="string">
            <text:p>04222</text:p>
          </table:table-cell>
          <table:table-cell office:value-type="string" calcext:value-type="string">
            <text:p>Commune simple</text:p>
          </table:table-cell>
          <table:table-cell office:value-type="float" office:value="951420" calcext:value-type="float">
            <text:p>951420</text:p>
          </table:table-cell>
          <table:table-cell office:value-type="float" office:value="6371078" calcext:value-type="float">
            <text:p>6371078</text:p>
          </table:table-cell>
          <table:table-cell office:value-type="float" office:value="1986" calcext:value-type="float">
            <text:p>1986</text:p>
          </table:table-cell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2</text:p>
          </table:table-cell>
          <table:table-cell office:value-type="string" calcext:value-type="string">
            <text:p>Saint-Étienne-le-Laus</text:p>
          </table:table-cell>
          <table:table-cell office:value-type="string" calcext:value-type="string">
            <text:p>SAINT-ETIENNE-LE-LAUS</text:p>
          </table:table-cell>
          <table:table-cell table:style-name="ce2" office:value-type="string" calcext:value-type="string">
            <text:p>05140</text:p>
          </table:table-cell>
          <table:table-cell office:value-type="string" calcext:value-type="string">
            <text:p>Commune simple</text:p>
          </table:table-cell>
          <table:table-cell office:value-type="float" office:value="951219" calcext:value-type="float">
            <text:p>951219</text:p>
          </table:table-cell>
          <table:table-cell office:value-type="float" office:value="6383532" calcext:value-type="float">
            <text:p>6383532</text:p>
          </table:table-cell>
          <table:table-cell office:value-type="float" office:value="866" calcext:value-type="float">
            <text:p>866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7</text:p>
          </table:table-cell>
          <table:table-cell office:value-type="string" calcext:value-type="string">
            <text:p>Le Poët</text:p>
          </table:table-cell>
          <table:table-cell office:value-type="string" calcext:value-type="string">
            <text:p>LE POET</text:p>
          </table:table-cell>
          <table:table-cell table:style-name="ce2" office:value-type="string" calcext:value-type="string">
            <text:p>05103</text:p>
          </table:table-cell>
          <table:table-cell office:value-type="string" calcext:value-type="string">
            <text:p>Commune simple</text:p>
          </table:table-cell>
          <table:table-cell office:value-type="float" office:value="931438" calcext:value-type="float">
            <text:p>931438</text:p>
          </table:table-cell>
          <table:table-cell office:value-type="float" office:value="6357644" calcext:value-type="float">
            <text:p>6357644</text:p>
          </table:table-cell>
          <table:table-cell office:value-type="float" office:value="1551" calcext:value-type="float">
            <text:p>1551</text:p>
          </table:table-cell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17</text:p>
          </table:table-cell>
          <table:table-cell office:value-type="string" calcext:value-type="string">
            <text:p>Venterol</text:p>
          </table:table-cell>
          <table:table-cell office:value-type="string" calcext:value-type="string">
            <text:p>VENTEROL</text:p>
          </table:table-cell>
          <table:table-cell table:style-name="ce2" office:value-type="string" calcext:value-type="string">
            <text:p>04234</text:p>
          </table:table-cell>
          <table:table-cell office:value-type="string" calcext:value-type="string">
            <text:p>Commune simple</text:p>
          </table:table-cell>
          <table:table-cell office:value-type="float" office:value="945646" calcext:value-type="float">
            <text:p>945646</text:p>
          </table:table-cell>
          <table:table-cell office:value-type="float" office:value="6376885" calcext:value-type="float">
            <text:p>6376885</text:p>
          </table:table-cell>
          <table:table-cell office:value-type="float" office:value="2275" calcext:value-type="float">
            <text:p>2275</text:p>
          </table:table-cell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6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LE CAIRE</text:p>
          </table:table-cell>
          <table:table-cell table:style-name="ce2" office:value-type="string" calcext:value-type="string">
            <text:p>04037</text:p>
          </table:table-cell>
          <table:table-cell office:value-type="string" calcext:value-type="string">
            <text:p>Commune simple</text:p>
          </table:table-cell>
          <table:table-cell office:value-type="float" office:value="944441" calcext:value-type="float">
            <text:p>944441</text:p>
          </table:table-cell>
          <table:table-cell office:value-type="float" office:value="6369007" calcext:value-type="float">
            <text:p>6369007</text:p>
          </table:table-cell>
          <table:table-cell office:value-type="float" office:value="1763" calcext:value-type="float">
            <text:p>1763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19</text:p>
          </table:table-cell>
          <table:table-cell office:value-type="string" calcext:value-type="string">
            <text:p>Claret</text:p>
          </table:table-cell>
          <table:table-cell office:value-type="string" calcext:value-type="string">
            <text:p>CLARET</text:p>
          </table:table-cell>
          <table:table-cell table:style-name="ce2" office:value-type="string" calcext:value-type="string">
            <text:p>04058</text:p>
          </table:table-cell>
          <table:table-cell office:value-type="string" calcext:value-type="string">
            <text:p>Commune simple</text:p>
          </table:table-cell>
          <table:table-cell office:value-type="float" office:value="936320" calcext:value-type="float">
            <text:p>936320</text:p>
          </table:table-cell>
          <table:table-cell office:value-type="float" office:value="6368455" calcext:value-type="float">
            <text:p>6368455</text:p>
          </table:table-cell>
          <table:table-cell office:value-type="float" office:value="2104" calcext:value-type="float">
            <text:p>2104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12</text:p>
          </table:table-cell>
          <table:table-cell office:value-type="string" calcext:value-type="string">
            <text:p>Seyne</text:p>
          </table:table-cell>
          <table:table-cell office:value-type="string" calcext:value-type="string">
            <text:p>SEYNE</text:p>
          </table:table-cell>
          <table:table-cell table:style-name="ce2" office:value-type="string" calcext:value-type="string">
            <text:p>04205</text:p>
          </table:table-cell>
          <table:table-cell office:value-type="string" calcext:value-type="string">
            <text:p>Commune simple</text:p>
          </table:table-cell>
          <table:table-cell office:value-type="float" office:value="968824" calcext:value-type="float">
            <text:p>968824</text:p>
          </table:table-cell>
          <table:table-cell office:value-type="float" office:value="6366292" calcext:value-type="float">
            <text:p>6366292</text:p>
          </table:table-cell>
          <table:table-cell office:value-type="float" office:value="8427" calcext:value-type="float">
            <text:p>8427</text:p>
          </table:table-cell>
          <table:table-cell office:value-type="float" office:value="1371" calcext:value-type="float">
            <text:p>137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5</text:p>
          </table:table-cell>
          <table:table-cell office:value-type="string" calcext:value-type="string">
            <text:p>Nibles</text:p>
          </table:table-cell>
          <table:table-cell office:value-type="string" calcext:value-type="string">
            <text:p>NIBLES</text:p>
          </table:table-cell>
          <table:table-cell table:style-name="ce2" office:value-type="string" calcext:value-type="string">
            <text:p>04137</text:p>
          </table:table-cell>
          <table:table-cell office:value-type="string" calcext:value-type="string">
            <text:p>Commune simple</text:p>
          </table:table-cell>
          <table:table-cell office:value-type="float" office:value="940081" calcext:value-type="float">
            <text:p>940081</text:p>
          </table:table-cell>
          <table:table-cell office:value-type="float" office:value="6359204" calcext:value-type="float">
            <text:p>6359204</text:p>
          </table:table-cell>
          <table:table-cell office:value-type="float" office:value="1231" calcext:value-type="float">
            <text:p>1231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8</text:p>
          </table:table-cell>
          <table:table-cell office:value-type="string" calcext:value-type="string">
            <text:p>Curbans</text:p>
          </table:table-cell>
          <table:table-cell office:value-type="string" calcext:value-type="string">
            <text:p>CURBANS</text:p>
          </table:table-cell>
          <table:table-cell table:style-name="ce2" office:value-type="string" calcext:value-type="string">
            <text:p>04066</text:p>
          </table:table-cell>
          <table:table-cell office:value-type="string" calcext:value-type="string">
            <text:p>Commune simple</text:p>
          </table:table-cell>
          <table:table-cell office:value-type="float" office:value="941402" calcext:value-type="float">
            <text:p>941402</text:p>
          </table:table-cell>
          <table:table-cell office:value-type="float" office:value="6372908" calcext:value-type="float">
            <text:p>6372908</text:p>
          </table:table-cell>
          <table:table-cell office:value-type="float" office:value="2888" calcext:value-type="float">
            <text:p>2888</text:p>
          </table:table-cell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14</text:p>
          </table:table-cell>
          <table:table-cell office:value-type="string" calcext:value-type="string">
            <text:p>Clamensane</text:p>
          </table:table-cell>
          <table:table-cell office:value-type="string" calcext:value-type="string">
            <text:p>CLAMENSANE</text:p>
          </table:table-cell>
          <table:table-cell table:style-name="ce2" office:value-type="string" calcext:value-type="string">
            <text:p>04057</text:p>
          </table:table-cell>
          <table:table-cell office:value-type="string" calcext:value-type="string">
            <text:p>Commune simple</text:p>
          </table:table-cell>
          <table:table-cell office:value-type="float" office:value="945479" calcext:value-type="float">
            <text:p>945479</text:p>
          </table:table-cell>
          <table:table-cell office:value-type="float" office:value="6363830" calcext:value-type="float">
            <text:p>6363830</text:p>
          </table:table-cell>
          <table:table-cell office:value-type="float" office:value="2373" calcext:value-type="float">
            <text:p>2373</text:p>
          </table:table-cell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0</text:p>
          </table:table-cell>
          <table:table-cell office:value-type="string" calcext:value-type="string">
            <text:p>Le Vernet</text:p>
          </table:table-cell>
          <table:table-cell office:value-type="string" calcext:value-type="string">
            <text:p>LE VERNET</text:p>
          </table:table-cell>
          <table:table-cell table:style-name="ce2" office:value-type="string" calcext:value-type="string">
            <text:p>04237</text:p>
          </table:table-cell>
          <table:table-cell office:value-type="string" calcext:value-type="string">
            <text:p>Commune simple</text:p>
          </table:table-cell>
          <table:table-cell office:value-type="float" office:value="971167" calcext:value-type="float">
            <text:p>971167</text:p>
          </table:table-cell>
          <table:table-cell office:value-type="float" office:value="6358929" calcext:value-type="float">
            <text:p>6358929</text:p>
          </table:table-cell>
          <table:table-cell office:value-type="float" office:value="2305" calcext:value-type="float">
            <text:p>2305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6</text:p>
          </table:table-cell>
          <table:table-cell office:value-type="string" calcext:value-type="string">
            <text:p>Châteaufort</text:p>
          </table:table-cell>
          <table:table-cell office:value-type="string" calcext:value-type="string">
            <text:p>CHATEAUFORT</text:p>
          </table:table-cell>
          <table:table-cell table:style-name="ce2" office:value-type="string" calcext:value-type="string">
            <text:p>04050</text:p>
          </table:table-cell>
          <table:table-cell office:value-type="string" calcext:value-type="string">
            <text:p>Commune simple</text:p>
          </table:table-cell>
          <table:table-cell office:value-type="float" office:value="941468" calcext:value-type="float">
            <text:p>941468</text:p>
          </table:table-cell>
          <table:table-cell office:value-type="float" office:value="6356630" calcext:value-type="float">
            <text:p>6356630</text:p>
          </table:table-cell>
          <table:table-cell office:value-type="float" office:value="1373" calcext:value-type="float">
            <text:p>137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19</text:p>
          </table:table-cell>
          <table:table-cell office:value-type="string" calcext:value-type="string">
            <text:p>Selonnet</text:p>
          </table:table-cell>
          <table:table-cell office:value-type="string" calcext:value-type="string">
            <text:p>SELONNET</text:p>
          </table:table-cell>
          <table:table-cell table:style-name="ce2" office:value-type="string" calcext:value-type="string">
            <text:p>04203</text:p>
          </table:table-cell>
          <table:table-cell office:value-type="string" calcext:value-type="string">
            <text:p>Commune simple</text:p>
          </table:table-cell>
          <table:table-cell office:value-type="float" office:value="962786" calcext:value-type="float">
            <text:p>962786</text:p>
          </table:table-cell>
          <table:table-cell office:value-type="float" office:value="6369426" calcext:value-type="float">
            <text:p>6369426</text:p>
          </table:table-cell>
          <table:table-cell office:value-type="float" office:value="2955" calcext:value-type="float">
            <text:p>2955</text:p>
          </table:table-cell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88</text:p>
          </table:table-cell>
          <table:table-cell office:value-type="string" calcext:value-type="string">
            <text:p>Neffes</text:p>
          </table:table-cell>
          <table:table-cell office:value-type="string" calcext:value-type="string">
            <text:p>NEFFES</text:p>
          </table:table-cell>
          <table:table-cell table:style-name="ce2" office:value-type="string" calcext:value-type="string">
            <text:p>05092</text:p>
          </table:table-cell>
          <table:table-cell office:value-type="string" calcext:value-type="string">
            <text:p>Commune simple</text:p>
          </table:table-cell>
          <table:table-cell office:value-type="float" office:value="940374" calcext:value-type="float">
            <text:p>940374</text:p>
          </table:table-cell>
          <table:table-cell office:value-type="float" office:value="6381887" calcext:value-type="float">
            <text:p>6381887</text:p>
          </table:table-cell>
          <table:table-cell office:value-type="float" office:value="836" calcext:value-type="float">
            <text:p>836</text:p>
          </table:table-cell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94</text:p>
          </table:table-cell>
          <table:table-cell office:value-type="string" calcext:value-type="string">
            <text:p>Valavoire</text:p>
          </table:table-cell>
          <table:table-cell office:value-type="string" calcext:value-type="string">
            <text:p>VALAVOIRE</text:p>
          </table:table-cell>
          <table:table-cell table:style-name="ce2" office:value-type="string" calcext:value-type="string">
            <text:p>04228</text:p>
          </table:table-cell>
          <table:table-cell office:value-type="string" calcext:value-type="string">
            <text:p>Commune simple</text:p>
          </table:table-cell>
          <table:table-cell office:value-type="float" office:value="945668" calcext:value-type="float">
            <text:p>945668</text:p>
          </table:table-cell>
          <table:table-cell office:value-type="float" office:value="6358137" calcext:value-type="float">
            <text:p>6358137</text:p>
          </table:table-cell>
          <table:table-cell office:value-type="float" office:value="1681" calcext:value-type="float">
            <text:p>168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28</text:p>
          </table:table-cell>
          <table:table-cell office:value-type="string" calcext:value-type="string">
            <text:p>Chanousse</text:p>
          </table:table-cell>
          <table:table-cell office:value-type="string" calcext:value-type="string">
            <text:p>CHANOUSSE</text:p>
          </table:table-cell>
          <table:table-cell table:style-name="ce2" office:value-type="string" calcext:value-type="string">
            <text:p>05033</text:p>
          </table:table-cell>
          <table:table-cell office:value-type="string" calcext:value-type="string">
            <text:p>Commune simple</text:p>
          </table:table-cell>
          <table:table-cell office:value-type="float" office:value="911877" calcext:value-type="float">
            <text:p>911877</text:p>
          </table:table-cell>
          <table:table-cell office:value-type="float" office:value="6366222" calcext:value-type="float">
            <text:p>6366222</text:p>
          </table:table-cell>
          <table:table-cell office:value-type="float" office:value="2032" calcext:value-type="float">
            <text:p>2032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403</text:p>
          </table:table-cell>
          <table:table-cell office:value-type="string" calcext:value-type="string">
            <text:p>Sainte-Colombe</text:p>
          </table:table-cell>
          <table:table-cell office:value-type="string" calcext:value-type="string">
            <text:p>SAINTE-COLOMBE</text:p>
          </table:table-cell>
          <table:table-cell table:style-name="ce2" office:value-type="string" calcext:value-type="string">
            <text:p>05135</text:p>
          </table:table-cell>
          <table:table-cell office:value-type="string" calcext:value-type="string">
            <text:p>Commune simple</text:p>
          </table:table-cell>
          <table:table-cell office:value-type="float" office:value="913443" calcext:value-type="float">
            <text:p>913443</text:p>
          </table:table-cell>
          <table:table-cell office:value-type="float" office:value="6357969" calcext:value-type="float">
            <text:p>6357969</text:p>
          </table:table-cell>
          <table:table-cell office:value-type="float" office:value="1718" calcext:value-type="float">
            <text:p>1718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74</text:p>
          </table:table-cell>
          <table:table-cell office:value-type="string" calcext:value-type="string">
            <text:p>Salérans</text:p>
          </table:table-cell>
          <table:table-cell office:value-type="string" calcext:value-type="string">
            <text:p>SALERANS</text:p>
          </table:table-cell>
          <table:table-cell table:style-name="ce2" office:value-type="string" calcext:value-type="string">
            <text:p>05160</text:p>
          </table:table-cell>
          <table:table-cell office:value-type="string" calcext:value-type="string">
            <text:p>Commune simple</text:p>
          </table:table-cell>
          <table:table-cell office:value-type="float" office:value="915355" calcext:value-type="float">
            <text:p>915355</text:p>
          </table:table-cell>
          <table:table-cell office:value-type="float" office:value="6353341" calcext:value-type="float">
            <text:p>6353341</text:p>
          </table:table-cell>
          <table:table-cell office:value-type="float" office:value="1390" calcext:value-type="float">
            <text:p>1390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7</text:p>
          </table:table-cell>
          <table:table-cell office:value-type="string" calcext:value-type="string">
            <text:p>Montclus</text:p>
          </table:table-cell>
          <table:table-cell office:value-type="string" calcext:value-type="string">
            <text:p>MONTCLUS</text:p>
          </table:table-cell>
          <table:table-cell table:style-name="ce2" office:value-type="string" calcext:value-type="string">
            <text:p>05081</text:p>
          </table:table-cell>
          <table:table-cell office:value-type="string" calcext:value-type="string">
            <text:p>Commune simple</text:p>
          </table:table-cell>
          <table:table-cell office:value-type="float" office:value="912289" calcext:value-type="float">
            <text:p>912289</text:p>
          </table:table-cell>
          <table:table-cell office:value-type="float" office:value="6371793" calcext:value-type="float">
            <text:p>6371793</text:p>
          </table:table-cell>
          <table:table-cell office:value-type="float" office:value="2125" calcext:value-type="float">
            <text:p>2125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39</text:p>
          </table:table-cell>
          <table:table-cell office:value-type="string" calcext:value-type="string">
            <text:p>Ribeyret</text:p>
          </table:table-cell>
          <table:table-cell office:value-type="string" calcext:value-type="string">
            <text:p>RIBEYRET</text:p>
          </table:table-cell>
          <table:table-cell table:style-name="ce2" office:value-type="string" calcext:value-type="string">
            <text:p>05117</text:p>
          </table:table-cell>
          <table:table-cell office:value-type="string" calcext:value-type="string">
            <text:p>Commune simple</text:p>
          </table:table-cell>
          <table:table-cell office:value-type="float" office:value="903465" calcext:value-type="float">
            <text:p>903465</text:p>
          </table:table-cell>
          <table:table-cell office:value-type="float" office:value="6371038" calcext:value-type="float">
            <text:p>6371038</text:p>
          </table:table-cell>
          <table:table-cell office:value-type="float" office:value="1787" calcext:value-type="float">
            <text:p>1787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401</text:p>
          </table:table-cell>
          <table:table-cell office:value-type="string" calcext:value-type="string">
            <text:p>Nossage-et-Bénévent</text:p>
          </table:table-cell>
          <table:table-cell office:value-type="string" calcext:value-type="string">
            <text:p>NOSSAGE-ET-BENEVENT</text:p>
          </table:table-cell>
          <table:table-cell table:style-name="ce2" office:value-type="string" calcext:value-type="string">
            <text:p>05094</text:p>
          </table:table-cell>
          <table:table-cell office:value-type="string" calcext:value-type="string">
            <text:p>Commune simple</text:p>
          </table:table-cell>
          <table:table-cell office:value-type="float" office:value="919745" calcext:value-type="float">
            <text:p>919745</text:p>
          </table:table-cell>
          <table:table-cell office:value-type="float" office:value="6360422" calcext:value-type="float">
            <text:p>6360422</text:p>
          </table:table-cell>
          <table:table-cell office:value-type="float" office:value="431" calcext:value-type="float">
            <text:p>431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4</text:p>
          </table:table-cell>
          <table:table-cell office:value-type="string" calcext:value-type="string">
            <text:p>Saumane</text:p>
          </table:table-cell>
          <table:table-cell office:value-type="string" calcext:value-type="string">
            <text:p>SAUMANE</text:p>
          </table:table-cell>
          <table:table-cell table:style-name="ce2" office:value-type="string" calcext:value-type="string">
            <text:p>04201</text:p>
          </table:table-cell>
          <table:table-cell office:value-type="string" calcext:value-type="string">
            <text:p>Commune simple</text:p>
          </table:table-cell>
          <table:table-cell office:value-type="float" office:value="914678" calcext:value-type="float">
            <text:p>914678</text:p>
          </table:table-cell>
          <table:table-cell office:value-type="float" office:value="6334764" calcext:value-type="float">
            <text:p>6334764</text:p>
          </table:table-cell>
          <table:table-cell office:value-type="float" office:value="321" calcext:value-type="float">
            <text:p>321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40</text:p>
          </table:table-cell>
          <table:table-cell office:value-type="string" calcext:value-type="string">
            <text:p>Moydans</text:p>
          </table:table-cell>
          <table:table-cell office:value-type="string" calcext:value-type="string">
            <text:p>MOYDANS</text:p>
          </table:table-cell>
          <table:table-cell table:style-name="ce2" office:value-type="string" calcext:value-type="string">
            <text:p>05091</text:p>
          </table:table-cell>
          <table:table-cell office:value-type="string" calcext:value-type="string">
            <text:p>Commune simple</text:p>
          </table:table-cell>
          <table:table-cell office:value-type="float" office:value="899655" calcext:value-type="float">
            <text:p>899655</text:p>
          </table:table-cell>
          <table:table-cell office:value-type="float" office:value="6370988" calcext:value-type="float">
            <text:p>6370988</text:p>
          </table:table-cell>
          <table:table-cell office:value-type="float" office:value="1051" calcext:value-type="float">
            <text:p>1051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7</text:p>
          </table:table-cell>
          <table:table-cell office:value-type="string" calcext:value-type="string">
            <text:p>Beynes</text:p>
          </table:table-cell>
          <table:table-cell office:value-type="string" calcext:value-type="string">
            <text:p>BEYNES</text:p>
          </table:table-cell>
          <table:table-cell table:style-name="ce2" office:value-type="string" calcext:value-type="string">
            <text:p>04028</text:p>
          </table:table-cell>
          <table:table-cell office:value-type="string" calcext:value-type="string">
            <text:p>Commune simple</text:p>
          </table:table-cell>
          <table:table-cell office:value-type="float" office:value="960151" calcext:value-type="float">
            <text:p>960151</text:p>
          </table:table-cell>
          <table:table-cell office:value-type="float" office:value="6325490" calcext:value-type="float">
            <text:p>6325490</text:p>
          </table:table-cell>
          <table:table-cell office:value-type="float" office:value="4124" calcext:value-type="float">
            <text:p>4124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31</text:p>
          </table:table-cell>
          <table:table-cell office:value-type="string" calcext:value-type="string">
            <text:p>La Piarre</text:p>
          </table:table-cell>
          <table:table-cell office:value-type="string" calcext:value-type="string">
            <text:p>LA PIARRE</text:p>
          </table:table-cell>
          <table:table-cell table:style-name="ce2" office:value-type="string" calcext:value-type="string">
            <text:p>05102</text:p>
          </table:table-cell>
          <table:table-cell office:value-type="string" calcext:value-type="string">
            <text:p>Commune simple</text:p>
          </table:table-cell>
          <table:table-cell office:value-type="float" office:value="910799" calcext:value-type="float">
            <text:p>910799</text:p>
          </table:table-cell>
          <table:table-cell office:value-type="float" office:value="6379287" calcext:value-type="float">
            <text:p>6379287</text:p>
          </table:table-cell>
          <table:table-cell office:value-type="float" office:value="2167" calcext:value-type="float">
            <text:p>2167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6</text:p>
          </table:table-cell>
          <table:table-cell office:value-type="string" calcext:value-type="string">
            <text:p>Mirabeau</text:p>
          </table:table-cell>
          <table:table-cell office:value-type="string" calcext:value-type="string">
            <text:p>MIRABEAU</text:p>
          </table:table-cell>
          <table:table-cell table:style-name="ce2" office:value-type="string" calcext:value-type="string">
            <text:p>04122</text:p>
          </table:table-cell>
          <table:table-cell office:value-type="string" calcext:value-type="string">
            <text:p>Commune simple</text:p>
          </table:table-cell>
          <table:table-cell office:value-type="float" office:value="946948" calcext:value-type="float">
            <text:p>946948</text:p>
          </table:table-cell>
          <table:table-cell office:value-type="float" office:value="6333516" calcext:value-type="float">
            <text:p>6333516</text:p>
          </table:table-cell>
          <table:table-cell office:value-type="float" office:value="1822" calcext:value-type="float">
            <text:p>1822</text:p>
          </table:table-cell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53</text:p>
          </table:table-cell>
          <table:table-cell office:value-type="string" calcext:value-type="string">
            <text:p>Bevons</text:p>
          </table:table-cell>
          <table:table-cell office:value-type="string" calcext:value-type="string">
            <text:p>BEVONS</text:p>
          </table:table-cell>
          <table:table-cell table:style-name="ce2" office:value-type="string" calcext:value-type="string">
            <text:p>04027</text:p>
          </table:table-cell>
          <table:table-cell office:value-type="string" calcext:value-type="string">
            <text:p>Commune simple</text:p>
          </table:table-cell>
          <table:table-cell office:value-type="float" office:value="930083" calcext:value-type="float">
            <text:p>930083</text:p>
          </table:table-cell>
          <table:table-cell office:value-type="float" office:value="6346003" calcext:value-type="float">
            <text:p>6346003</text:p>
          </table:table-cell>
          <table:table-cell office:value-type="float" office:value="1126" calcext:value-type="float">
            <text:p>1126</text:p>
          </table:table-cell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3</text:p>
          </table:table-cell>
          <table:table-cell office:value-type="string" calcext:value-type="string">
            <text:p>La Palud-sur-Verdon</text:p>
          </table:table-cell>
          <table:table-cell office:value-type="string" calcext:value-type="string">
            <text:p>LA PALUD-SUR-VERDON</text:p>
          </table:table-cell>
          <table:table-cell table:style-name="ce2" office:value-type="string" calcext:value-type="string">
            <text:p>04144</text:p>
          </table:table-cell>
          <table:table-cell office:value-type="string" calcext:value-type="string">
            <text:p>Commune simple</text:p>
          </table:table-cell>
          <table:table-cell office:value-type="float" office:value="967402" calcext:value-type="float">
            <text:p>967402</text:p>
          </table:table-cell>
          <table:table-cell office:value-type="float" office:value="6306542" calcext:value-type="float">
            <text:p>6306542</text:p>
          </table:table-cell>
          <table:table-cell office:value-type="float" office:value="8126" calcext:value-type="float">
            <text:p>8126</text:p>
          </table:table-cell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1</text:p>
          </table:table-cell>
          <table:table-cell office:value-type="string" calcext:value-type="string">
            <text:p>Tartonne</text:p>
          </table:table-cell>
          <table:table-cell office:value-type="string" calcext:value-type="string">
            <text:p>TARTONNE</text:p>
          </table:table-cell>
          <table:table-cell table:style-name="ce2" office:value-type="string" calcext:value-type="string">
            <text:p>04214</text:p>
          </table:table-cell>
          <table:table-cell office:value-type="string" calcext:value-type="string">
            <text:p>Commune simple</text:p>
          </table:table-cell>
          <table:table-cell office:value-type="float" office:value="970716" calcext:value-type="float">
            <text:p>970716</text:p>
          </table:table-cell>
          <table:table-cell office:value-type="float" office:value="6337130" calcext:value-type="float">
            <text:p>6337130</text:p>
          </table:table-cell>
          <table:table-cell office:value-type="float" office:value="4488" calcext:value-type="float">
            <text:p>4488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7</text:p>
          </table:table-cell>
          <table:table-cell office:value-type="string" calcext:value-type="string">
            <text:p>Revest-Saint-Martin</text:p>
          </table:table-cell>
          <table:table-cell office:value-type="string" calcext:value-type="string">
            <text:p>REVEST-SAINT-MARTIN</text:p>
          </table:table-cell>
          <table:table-cell table:style-name="ce2" office:value-type="string" calcext:value-type="string">
            <text:p>04164</text:p>
          </table:table-cell>
          <table:table-cell office:value-type="string" calcext:value-type="string">
            <text:p>Commune simple</text:p>
          </table:table-cell>
          <table:table-cell office:value-type="float" office:value="926519" calcext:value-type="float">
            <text:p>926519</text:p>
          </table:table-cell>
          <table:table-cell office:value-type="float" office:value="6328553" calcext:value-type="float">
            <text:p>6328553</text:p>
          </table:table-cell>
          <table:table-cell office:value-type="float" office:value="756" calcext:value-type="float">
            <text:p>756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20</text:p>
          </table:table-cell>
          <table:table-cell office:value-type="string" calcext:value-type="string">
            <text:p>Aubignosc</text:p>
          </table:table-cell>
          <table:table-cell office:value-type="string" calcext:value-type="string">
            <text:p>AUBIGNOSC</text:p>
          </table:table-cell>
          <table:table-cell table:style-name="ce2" office:value-type="string" calcext:value-type="string">
            <text:p>04013</text:p>
          </table:table-cell>
          <table:table-cell office:value-type="string" calcext:value-type="string">
            <text:p>Commune simple</text:p>
          </table:table-cell>
          <table:table-cell office:value-type="float" office:value="936972" calcext:value-type="float">
            <text:p>936972</text:p>
          </table:table-cell>
          <table:table-cell office:value-type="float" office:value="6340256" calcext:value-type="float">
            <text:p>6340256</text:p>
          </table:table-cell>
          <table:table-cell office:value-type="float" office:value="1474" calcext:value-type="float">
            <text:p>1474</text:p>
          </table:table-cell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0</text:p>
          </table:table-cell>
          <table:table-cell office:value-type="string" calcext:value-type="string">
            <text:p>Mallefougasse-Augès</text:p>
          </table:table-cell>
          <table:table-cell office:value-type="string" calcext:value-type="string">
            <text:p>MALLEFOUGASSE-AUGES</text:p>
          </table:table-cell>
          <table:table-cell table:style-name="ce2" office:value-type="string" calcext:value-type="string">
            <text:p>04109</text:p>
          </table:table-cell>
          <table:table-cell office:value-type="string" calcext:value-type="string">
            <text:p>Commune simple</text:p>
          </table:table-cell>
          <table:table-cell office:value-type="float" office:value="932149" calcext:value-type="float">
            <text:p>932149</text:p>
          </table:table-cell>
          <table:table-cell office:value-type="float" office:value="6334428" calcext:value-type="float">
            <text:p>6334428</text:p>
          </table:table-cell>
          <table:table-cell office:value-type="float" office:value="1971" calcext:value-type="float">
            <text:p>1971</text:p>
          </table:table-cell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7</text:p>
          </table:table-cell>
          <table:table-cell office:value-type="string" calcext:value-type="string">
            <text:p>Brunet</text:p>
          </table:table-cell>
          <table:table-cell office:value-type="string" calcext:value-type="string">
            <text:p>BRUNET</text:p>
          </table:table-cell>
          <table:table-cell table:style-name="ce2" office:value-type="string" calcext:value-type="string">
            <text:p>04035</text:p>
          </table:table-cell>
          <table:table-cell office:value-type="string" calcext:value-type="string">
            <text:p>Commune simple</text:p>
          </table:table-cell>
          <table:table-cell office:value-type="float" office:value="943060" calcext:value-type="float">
            <text:p>943060</text:p>
          </table:table-cell>
          <table:table-cell office:value-type="float" office:value="6314312" calcext:value-type="float">
            <text:p>6314312</text:p>
          </table:table-cell>
          <table:table-cell office:value-type="float" office:value="2847" calcext:value-type="float">
            <text:p>2847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2</text:p>
          </table:table-cell>
          <table:table-cell office:value-type="string" calcext:value-type="string">
            <text:p>Sainte-Croix-du-Verdon</text:p>
          </table:table-cell>
          <table:table-cell office:value-type="string" calcext:value-type="string">
            <text:p>SAINTE-CROIX-DU-VERDON</text:p>
          </table:table-cell>
          <table:table-cell table:style-name="ce2" office:value-type="string" calcext:value-type="string">
            <text:p>04176</text:p>
          </table:table-cell>
          <table:table-cell office:value-type="string" calcext:value-type="string">
            <text:p>Commune simple</text:p>
          </table:table-cell>
          <table:table-cell office:value-type="float" office:value="953551" calcext:value-type="float">
            <text:p>953551</text:p>
          </table:table-cell>
          <table:table-cell office:value-type="float" office:value="6300926" calcext:value-type="float">
            <text:p>6300926</text:p>
          </table:table-cell>
          <table:table-cell office:value-type="float" office:value="1370" calcext:value-type="float">
            <text:p>1370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4</text:p>
          </table:table-cell>
          <table:table-cell office:value-type="string" calcext:value-type="string">
            <text:p>Champtercier</text:p>
          </table:table-cell>
          <table:table-cell office:value-type="string" calcext:value-type="string">
            <text:p>CHAMPTERCIER</text:p>
          </table:table-cell>
          <table:table-cell table:style-name="ce2" office:value-type="string" calcext:value-type="string">
            <text:p>04047</text:p>
          </table:table-cell>
          <table:table-cell office:value-type="string" calcext:value-type="string">
            <text:p>Commune simple</text:p>
          </table:table-cell>
          <table:table-cell office:value-type="float" office:value="951789" calcext:value-type="float">
            <text:p>951789</text:p>
          </table:table-cell>
          <table:table-cell office:value-type="float" office:value="6338098" calcext:value-type="float">
            <text:p>6338098</text:p>
          </table:table-cell>
          <table:table-cell office:value-type="float" office:value="1831" calcext:value-type="float">
            <text:p>1831</text:p>
          </table:table-cell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91</text:p>
          </table:table-cell>
          <table:table-cell office:value-type="string" calcext:value-type="string">
            <text:p>Montlaux</text:p>
          </table:table-cell>
          <table:table-cell office:value-type="string" calcext:value-type="string">
            <text:p>MONTLAUX</text:p>
          </table:table-cell>
          <table:table-cell table:style-name="ce2" office:value-type="string" calcext:value-type="string">
            <text:p>04130</text:p>
          </table:table-cell>
          <table:table-cell office:value-type="string" calcext:value-type="string">
            <text:p>Commune simple</text:p>
          </table:table-cell>
          <table:table-cell office:value-type="float" office:value="927980" calcext:value-type="float">
            <text:p>927980</text:p>
          </table:table-cell>
          <table:table-cell office:value-type="float" office:value="6330995" calcext:value-type="float">
            <text:p>6330995</text:p>
          </table:table-cell>
          <table:table-cell office:value-type="float" office:value="1975" calcext:value-type="float">
            <text:p>1975</text:p>
          </table:table-cell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5</text:p>
          </table:table-cell>
          <table:table-cell office:value-type="string" calcext:value-type="string">
            <text:p>Ganagobie</text:p>
          </table:table-cell>
          <table:table-cell office:value-type="string" calcext:value-type="string">
            <text:p>GANAGOBIE</text:p>
          </table:table-cell>
          <table:table-cell table:style-name="ce2" office:value-type="string" calcext:value-type="string">
            <text:p>04091</text:p>
          </table:table-cell>
          <table:table-cell office:value-type="string" calcext:value-type="string">
            <text:p>Commune simple</text:p>
          </table:table-cell>
          <table:table-cell office:value-type="float" office:value="933432" calcext:value-type="float">
            <text:p>933432</text:p>
          </table:table-cell>
          <table:table-cell office:value-type="float" office:value="6326509" calcext:value-type="float">
            <text:p>6326509</text:p>
          </table:table-cell>
          <table:table-cell office:value-type="float" office:value="1050" calcext:value-type="float">
            <text:p>1050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78</text:p>
          </table:table-cell>
          <table:table-cell office:value-type="string" calcext:value-type="string">
            <text:p>Fontienne</text:p>
          </table:table-cell>
          <table:table-cell office:value-type="string" calcext:value-type="string">
            <text:p>FONTIENNE</text:p>
          </table:table-cell>
          <table:table-cell table:style-name="ce2" office:value-type="string" calcext:value-type="string">
            <text:p>04087</text:p>
          </table:table-cell>
          <table:table-cell office:value-type="string" calcext:value-type="string">
            <text:p>Commune simple</text:p>
          </table:table-cell>
          <table:table-cell office:value-type="float" office:value="923696" calcext:value-type="float">
            <text:p>923696</text:p>
          </table:table-cell>
          <table:table-cell office:value-type="float" office:value="6327170" calcext:value-type="float">
            <text:p>6327170</text:p>
          </table:table-cell>
          <table:table-cell office:value-type="float" office:value="818" calcext:value-type="float">
            <text:p>818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2</text:p>
          </table:table-cell>
          <table:table-cell office:value-type="string" calcext:value-type="string">
            <text:p>Saint-Martin-d'Entraunes</text:p>
          </table:table-cell>
          <table:table-cell office:value-type="string" calcext:value-type="string">
            <text:p>SAINT-MARTIN-D'ENTRAUNES</text:p>
          </table:table-cell>
          <table:table-cell table:style-name="ce2" office:value-type="string" calcext:value-type="string">
            <text:p>06125</text:p>
          </table:table-cell>
          <table:table-cell office:value-type="string" calcext:value-type="string">
            <text:p>Commune simple</text:p>
          </table:table-cell>
          <table:table-cell office:value-type="float" office:value="999299" calcext:value-type="float">
            <text:p>999299</text:p>
          </table:table-cell>
          <table:table-cell office:value-type="float" office:value="6345633" calcext:value-type="float">
            <text:p>6345633</text:p>
          </table:table-cell>
          <table:table-cell office:value-type="float" office:value="4005" calcext:value-type="float">
            <text:p>4005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8</text:p>
          </table:table-cell>
          <table:table-cell office:value-type="string" calcext:value-type="string">
            <text:p>L'Escale</text:p>
          </table:table-cell>
          <table:table-cell office:value-type="string" calcext:value-type="string">
            <text:p>L'ESCALE</text:p>
          </table:table-cell>
          <table:table-cell table:style-name="ce2" office:value-type="string" calcext:value-type="string">
            <text:p>04079</text:p>
          </table:table-cell>
          <table:table-cell office:value-type="string" calcext:value-type="string">
            <text:p>Commune simple</text:p>
          </table:table-cell>
          <table:table-cell office:value-type="float" office:value="943172" calcext:value-type="float">
            <text:p>943172</text:p>
          </table:table-cell>
          <table:table-cell office:value-type="float" office:value="6336515" calcext:value-type="float">
            <text:p>6336515</text:p>
          </table:table-cell>
          <table:table-cell office:value-type="float" office:value="2036" calcext:value-type="float">
            <text:p>2036</text:p>
          </table:table-cell>
          <table:table-cell office:value-type="float" office:value="1380" calcext:value-type="float">
            <text:p>138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5</text:p>
          </table:table-cell>
          <table:table-cell office:value-type="string" calcext:value-type="string">
            <text:p>Draix</text:p>
          </table:table-cell>
          <table:table-cell office:value-type="string" calcext:value-type="string">
            <text:p>DRAIX</text:p>
          </table:table-cell>
          <table:table-cell table:style-name="ce2" office:value-type="string" calcext:value-type="string">
            <text:p>04072</text:p>
          </table:table-cell>
          <table:table-cell office:value-type="string" calcext:value-type="string">
            <text:p>Commune simple</text:p>
          </table:table-cell>
          <table:table-cell office:value-type="float" office:value="969170" calcext:value-type="float">
            <text:p>969170</text:p>
          </table:table-cell>
          <table:table-cell office:value-type="float" office:value="6342870" calcext:value-type="float">
            <text:p>6342870</text:p>
          </table:table-cell>
          <table:table-cell office:value-type="float" office:value="2304" calcext:value-type="float">
            <text:p>2304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6</text:p>
          </table:table-cell>
          <table:table-cell office:value-type="string" calcext:value-type="string">
            <text:p>Allemagne-en-Provence</text:p>
          </table:table-cell>
          <table:table-cell office:value-type="string" calcext:value-type="string">
            <text:p>ALLEMAGNE-EN-PROVENCE</text:p>
          </table:table-cell>
          <table:table-cell table:style-name="ce2" office:value-type="string" calcext:value-type="string">
            <text:p>04004</text:p>
          </table:table-cell>
          <table:table-cell office:value-type="string" calcext:value-type="string">
            <text:p>Commune simple</text:p>
          </table:table-cell>
          <table:table-cell office:value-type="float" office:value="943511" calcext:value-type="float">
            <text:p>943511</text:p>
          </table:table-cell>
          <table:table-cell office:value-type="float" office:value="6303866" calcext:value-type="float">
            <text:p>6303866</text:p>
          </table:table-cell>
          <table:table-cell office:value-type="float" office:value="3299" calcext:value-type="float">
            <text:p>3299</text:p>
          </table:table-cell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7</text:p>
          </table:table-cell>
          <table:table-cell office:value-type="string" calcext:value-type="string">
            <text:p>Volonne</text:p>
          </table:table-cell>
          <table:table-cell office:value-type="string" calcext:value-type="string">
            <text:p>VOLONNE</text:p>
          </table:table-cell>
          <table:table-cell table:style-name="ce2" office:value-type="string" calcext:value-type="string">
            <text:p>04244</text:p>
          </table:table-cell>
          <table:table-cell office:value-type="string" calcext:value-type="string">
            <text:p>Commune simple</text:p>
          </table:table-cell>
          <table:table-cell office:value-type="float" office:value="942652" calcext:value-type="float">
            <text:p>942652</text:p>
          </table:table-cell>
          <table:table-cell office:value-type="float" office:value="6340667" calcext:value-type="float">
            <text:p>6340667</text:p>
          </table:table-cell>
          <table:table-cell office:value-type="float" office:value="2461" calcext:value-type="float">
            <text:p>2461</text:p>
          </table:table-cell>
          <table:table-cell office:value-type="float" office:value="1643" calcext:value-type="float">
            <text:p>1643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1</text:p>
          </table:table-cell>
          <table:table-cell office:value-type="string" calcext:value-type="string">
            <text:p>Clumanc</text:p>
          </table:table-cell>
          <table:table-cell office:value-type="string" calcext:value-type="string">
            <text:p>CLUMANC</text:p>
          </table:table-cell>
          <table:table-cell table:style-name="ce2" office:value-type="string" calcext:value-type="string">
            <text:p>04059</text:p>
          </table:table-cell>
          <table:table-cell office:value-type="string" calcext:value-type="string">
            <text:p>Commune simple</text:p>
          </table:table-cell>
          <table:table-cell office:value-type="float" office:value="970600" calcext:value-type="float">
            <text:p>970600</text:p>
          </table:table-cell>
          <table:table-cell office:value-type="float" office:value="6330509" calcext:value-type="float">
            <text:p>6330509</text:p>
          </table:table-cell>
          <table:table-cell office:value-type="float" office:value="5368" calcext:value-type="float">
            <text:p>5368</text:p>
          </table:table-cell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6</text:p>
          </table:table-cell>
          <table:table-cell office:value-type="string" calcext:value-type="string">
            <text:p>Le Brusquet</text:p>
          </table:table-cell>
          <table:table-cell office:value-type="string" calcext:value-type="string">
            <text:p>LE BRUSQUET</text:p>
          </table:table-cell>
          <table:table-cell table:style-name="ce2" office:value-type="string" calcext:value-type="string">
            <text:p>04036</text:p>
          </table:table-cell>
          <table:table-cell office:value-type="string" calcext:value-type="string">
            <text:p>Commune simple</text:p>
          </table:table-cell>
          <table:table-cell office:value-type="float" office:value="964137" calcext:value-type="float">
            <text:p>964137</text:p>
          </table:table-cell>
          <table:table-cell office:value-type="float" office:value="6347101" calcext:value-type="float">
            <text:p>6347101</text:p>
          </table:table-cell>
          <table:table-cell office:value-type="float" office:value="2225" calcext:value-type="float">
            <text:p>2225</text:p>
          </table:table-cell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2</text:p>
          </table:table-cell>
          <table:table-cell office:value-type="string" calcext:value-type="string">
            <text:p>Niozelles</text:p>
          </table:table-cell>
          <table:table-cell office:value-type="string" calcext:value-type="string">
            <text:p>NIOZELLES</text:p>
          </table:table-cell>
          <table:table-cell table:style-name="ce2" office:value-type="string" calcext:value-type="string">
            <text:p>04138</text:p>
          </table:table-cell>
          <table:table-cell office:value-type="string" calcext:value-type="string">
            <text:p>Commune simple</text:p>
          </table:table-cell>
          <table:table-cell office:value-type="float" office:value="928478" calcext:value-type="float">
            <text:p>928478</text:p>
          </table:table-cell>
          <table:table-cell office:value-type="float" office:value="6319030" calcext:value-type="float">
            <text:p>6319030</text:p>
          </table:table-cell>
          <table:table-cell office:value-type="float" office:value="1047" calcext:value-type="float">
            <text:p>1047</text:p>
          </table:table-cell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2</text:p>
          </table:table-cell>
          <table:table-cell office:value-type="string" calcext:value-type="string">
            <text:p>Majastres</text:p>
          </table:table-cell>
          <table:table-cell office:value-type="string" calcext:value-type="string">
            <text:p>MAJASTRES</text:p>
          </table:table-cell>
          <table:table-cell table:style-name="ce2" office:value-type="string" calcext:value-type="string">
            <text:p>04107</text:p>
          </table:table-cell>
          <table:table-cell office:value-type="string" calcext:value-type="string">
            <text:p>Commune simple</text:p>
          </table:table-cell>
          <table:table-cell office:value-type="float" office:value="963179" calcext:value-type="float">
            <text:p>963179</text:p>
          </table:table-cell>
          <table:table-cell office:value-type="float" office:value="6316346" calcext:value-type="float">
            <text:p>6316346</text:p>
          </table:table-cell>
          <table:table-cell office:value-type="float" office:value="2985" calcext:value-type="float">
            <text:p>298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4</text:p>
          </table:table-cell>
          <table:table-cell office:value-type="string" calcext:value-type="string">
            <text:p>Blieux</text:p>
          </table:table-cell>
          <table:table-cell office:value-type="string" calcext:value-type="string">
            <text:p>BLIEUX</text:p>
          </table:table-cell>
          <table:table-cell table:style-name="ce2" office:value-type="string" calcext:value-type="string">
            <text:p>04030</text:p>
          </table:table-cell>
          <table:table-cell office:value-type="string" calcext:value-type="string">
            <text:p>Commune simple</text:p>
          </table:table-cell>
          <table:table-cell office:value-type="float" office:value="970579" calcext:value-type="float">
            <text:p>970579</text:p>
          </table:table-cell>
          <table:table-cell office:value-type="float" office:value="6314397" calcext:value-type="float">
            <text:p>6314397</text:p>
          </table:table-cell>
          <table:table-cell office:value-type="float" office:value="5680" calcext:value-type="float">
            <text:p>5680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49</text:p>
          </table:table-cell>
          <table:table-cell office:value-type="string" calcext:value-type="string">
            <text:p>Sourribes</text:p>
          </table:table-cell>
          <table:table-cell office:value-type="string" calcext:value-type="string">
            <text:p>SOURRIBES</text:p>
          </table:table-cell>
          <table:table-cell table:style-name="ce2" office:value-type="string" calcext:value-type="string">
            <text:p>04211</text:p>
          </table:table-cell>
          <table:table-cell office:value-type="string" calcext:value-type="string">
            <text:p>Commune simple</text:p>
          </table:table-cell>
          <table:table-cell office:value-type="float" office:value="943663" calcext:value-type="float">
            <text:p>943663</text:p>
          </table:table-cell>
          <table:table-cell office:value-type="float" office:value="6344580" calcext:value-type="float">
            <text:p>6344580</text:p>
          </table:table-cell>
          <table:table-cell office:value-type="float" office:value="1975" calcext:value-type="float">
            <text:p>1975</text:p>
          </table:table-cell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9</text:p>
          </table:table-cell>
          <table:table-cell office:value-type="string" calcext:value-type="string">
            <text:p>Oraison</text:p>
          </table:table-cell>
          <table:table-cell office:value-type="string" calcext:value-type="string">
            <text:p>ORAISON</text:p>
          </table:table-cell>
          <table:table-cell table:style-name="ce2" office:value-type="string" calcext:value-type="string">
            <text:p>04143</text:p>
          </table:table-cell>
          <table:table-cell office:value-type="string" calcext:value-type="string">
            <text:p>Commune simple</text:p>
          </table:table-cell>
          <table:table-cell office:value-type="float" office:value="934833" calcext:value-type="float">
            <text:p>934833</text:p>
          </table:table-cell>
          <table:table-cell office:value-type="float" office:value="6316943" calcext:value-type="float">
            <text:p>6316943</text:p>
          </table:table-cell>
          <table:table-cell office:value-type="float" office:value="3842" calcext:value-type="float">
            <text:p>3842</text:p>
          </table:table-cell>
          <table:table-cell office:value-type="float" office:value="5891" calcext:value-type="float">
            <text:p>589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8</text:p>
          </table:table-cell>
          <table:table-cell office:value-type="string" calcext:value-type="string">
            <text:p>Peipin</text:p>
          </table:table-cell>
          <table:table-cell office:value-type="string" calcext:value-type="string">
            <text:p>PEIPIN</text:p>
          </table:table-cell>
          <table:table-cell table:style-name="ce2" office:value-type="string" calcext:value-type="string">
            <text:p>04145</text:p>
          </table:table-cell>
          <table:table-cell office:value-type="string" calcext:value-type="string">
            <text:p>Commune simple</text:p>
          </table:table-cell>
          <table:table-cell office:value-type="float" office:value="935750" calcext:value-type="float">
            <text:p>935750</text:p>
          </table:table-cell>
          <table:table-cell office:value-type="float" office:value="6342330" calcext:value-type="float">
            <text:p>6342330</text:p>
          </table:table-cell>
          <table:table-cell office:value-type="float" office:value="1315" calcext:value-type="float">
            <text:p>1315</text:p>
          </table:table-cell>
          <table:table-cell office:value-type="float" office:value="1455" calcext:value-type="float">
            <text:p>145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19</text:p>
          </table:table-cell>
          <table:table-cell office:value-type="string" calcext:value-type="string">
            <text:p>Châteauneuf-Val-Saint-Donat</text:p>
          </table:table-cell>
          <table:table-cell office:value-type="string" calcext:value-type="string">
            <text:p>CHATEAUNEUF-VAL-SAINT-DONAT</text:p>
          </table:table-cell>
          <table:table-cell table:style-name="ce2" office:value-type="string" calcext:value-type="string">
            <text:p>04053</text:p>
          </table:table-cell>
          <table:table-cell office:value-type="string" calcext:value-type="string">
            <text:p>Commune simple</text:p>
          </table:table-cell>
          <table:table-cell office:value-type="float" office:value="934526" calcext:value-type="float">
            <text:p>934526</text:p>
          </table:table-cell>
          <table:table-cell office:value-type="float" office:value="6337224" calcext:value-type="float">
            <text:p>6337224</text:p>
          </table:table-cell>
          <table:table-cell office:value-type="float" office:value="2110" calcext:value-type="float">
            <text:p>2110</text:p>
          </table:table-cell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4</text:p>
          </table:table-cell>
          <table:table-cell office:value-type="string" calcext:value-type="string">
            <text:p>Saint-Lions</text:p>
          </table:table-cell>
          <table:table-cell office:value-type="string" calcext:value-type="string">
            <text:p>SAINT-LIONS</text:p>
          </table:table-cell>
          <table:table-cell table:style-name="ce2" office:value-type="string" calcext:value-type="string">
            <text:p>04187</text:p>
          </table:table-cell>
          <table:table-cell office:value-type="string" calcext:value-type="string">
            <text:p>Commune simple</text:p>
          </table:table-cell>
          <table:table-cell office:value-type="float" office:value="973048" calcext:value-type="float">
            <text:p>973048</text:p>
          </table:table-cell>
          <table:table-cell office:value-type="float" office:value="6325842" calcext:value-type="float">
            <text:p>6325842</text:p>
          </table:table-cell>
          <table:table-cell office:value-type="float" office:value="1155" calcext:value-type="float">
            <text:p>1155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3</text:p>
          </table:table-cell>
          <table:table-cell office:value-type="string" calcext:value-type="string">
            <text:p>Châteauredon</text:p>
          </table:table-cell>
          <table:table-cell office:value-type="string" calcext:value-type="string">
            <text:p>CHATEAUREDON</text:p>
          </table:table-cell>
          <table:table-cell table:style-name="ce2" office:value-type="string" calcext:value-type="string">
            <text:p>04054</text:p>
          </table:table-cell>
          <table:table-cell office:value-type="string" calcext:value-type="string">
            <text:p>Commune simple</text:p>
          </table:table-cell>
          <table:table-cell office:value-type="float" office:value="958087" calcext:value-type="float">
            <text:p>958087</text:p>
          </table:table-cell>
          <table:table-cell office:value-type="float" office:value="6330544" calcext:value-type="float">
            <text:p>6330544</text:p>
          </table:table-cell>
          <table:table-cell office:value-type="float" office:value="1053" calcext:value-type="float">
            <text:p>1053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2</text:p>
          </table:table-cell>
          <table:table-cell office:value-type="string" calcext:value-type="string">
            <text:p>Simiane-la-Rotonde</text:p>
          </table:table-cell>
          <table:table-cell office:value-type="string" calcext:value-type="string">
            <text:p>SIMIANE-LA-ROTONDE</text:p>
          </table:table-cell>
          <table:table-cell table:style-name="ce2" office:value-type="string" calcext:value-type="string">
            <text:p>04208</text:p>
          </table:table-cell>
          <table:table-cell office:value-type="string" calcext:value-type="string">
            <text:p>Commune simple</text:p>
          </table:table-cell>
          <table:table-cell office:value-type="float" office:value="905871" calcext:value-type="float">
            <text:p>905871</text:p>
          </table:table-cell>
          <table:table-cell office:value-type="float" office:value="6323888" calcext:value-type="float">
            <text:p>6323888</text:p>
          </table:table-cell>
          <table:table-cell office:value-type="float" office:value="6786" calcext:value-type="float">
            <text:p>6786</text:p>
          </table:table-cell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5</text:p>
          </table:table-cell>
          <table:table-cell office:value-type="string" calcext:value-type="string">
            <text:p>Saint-Jacques</text:p>
          </table:table-cell>
          <table:table-cell office:value-type="string" calcext:value-type="string">
            <text:p>SAINT-JACQUES</text:p>
          </table:table-cell>
          <table:table-cell table:style-name="ce2" office:value-type="string" calcext:value-type="string">
            <text:p>04180</text:p>
          </table:table-cell>
          <table:table-cell office:value-type="string" calcext:value-type="string">
            <text:p>Commune simple</text:p>
          </table:table-cell>
          <table:table-cell office:value-type="float" office:value="970384" calcext:value-type="float">
            <text:p>970384</text:p>
          </table:table-cell>
          <table:table-cell office:value-type="float" office:value="6325440" calcext:value-type="float">
            <text:p>6325440</text:p>
          </table:table-cell>
          <table:table-cell office:value-type="float" office:value="466" calcext:value-type="float">
            <text:p>466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3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MANE</text:p>
          </table:table-cell>
          <table:table-cell table:style-name="ce2" office:value-type="string" calcext:value-type="string">
            <text:p>04111</text:p>
          </table:table-cell>
          <table:table-cell office:value-type="string" calcext:value-type="string">
            <text:p>Commune simple</text:p>
          </table:table-cell>
          <table:table-cell office:value-type="float" office:value="920138" calcext:value-type="float">
            <text:p>920138</text:p>
          </table:table-cell>
          <table:table-cell office:value-type="float" office:value="6319759" calcext:value-type="float">
            <text:p>6319759</text:p>
          </table:table-cell>
          <table:table-cell office:value-type="float" office:value="2200" calcext:value-type="float">
            <text:p>2200</text:p>
          </table:table-cell>
          <table:table-cell office:value-type="float" office:value="1354" calcext:value-type="float">
            <text:p>135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6</text:p>
          </table:table-cell>
          <table:table-cell office:value-type="string" calcext:value-type="string">
            <text:p>Castellet-lès-Sausses</text:p>
          </table:table-cell>
          <table:table-cell office:value-type="string" calcext:value-type="string">
            <text:p>CASTELLET-LES-SAUSSES</text:p>
          </table:table-cell>
          <table:table-cell table:style-name="ce2" office:value-type="string" calcext:value-type="string">
            <text:p>04042</text:p>
          </table:table-cell>
          <table:table-cell office:value-type="string" calcext:value-type="string">
            <text:p>Commune simple</text:p>
          </table:table-cell>
          <table:table-cell office:value-type="float" office:value="999954" calcext:value-type="float">
            <text:p>999954</text:p>
          </table:table-cell>
          <table:table-cell office:value-type="float" office:value="6336690" calcext:value-type="float">
            <text:p>6336690</text:p>
          </table:table-cell>
          <table:table-cell office:value-type="float" office:value="5391" calcext:value-type="float">
            <text:p>5391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8</text:p>
          </table:table-cell>
          <table:table-cell office:value-type="string" calcext:value-type="string">
            <text:p>Braux</text:p>
          </table:table-cell>
          <table:table-cell office:value-type="string" calcext:value-type="string">
            <text:p>BRAUX</text:p>
          </table:table-cell>
          <table:table-cell table:style-name="ce2" office:value-type="string" calcext:value-type="string">
            <text:p>04032</text:p>
          </table:table-cell>
          <table:table-cell office:value-type="string" calcext:value-type="string">
            <text:p>Commune simple</text:p>
          </table:table-cell>
          <table:table-cell office:value-type="float" office:value="996547" calcext:value-type="float">
            <text:p>996547</text:p>
          </table:table-cell>
          <table:table-cell office:value-type="float" office:value="6328270" calcext:value-type="float">
            <text:p>6328270</text:p>
          </table:table-cell>
          <table:table-cell office:value-type="float" office:value="1167" calcext:value-type="float">
            <text:p>1167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7</text:p>
          </table:table-cell>
          <table:table-cell office:value-type="string" calcext:value-type="string">
            <text:p>Ubraye</text:p>
          </table:table-cell>
          <table:table-cell office:value-type="string" calcext:value-type="string">
            <text:p>UBRAYE</text:p>
          </table:table-cell>
          <table:table-cell table:style-name="ce2" office:value-type="string" calcext:value-type="string">
            <text:p>04224</text:p>
          </table:table-cell>
          <table:table-cell office:value-type="string" calcext:value-type="string">
            <text:p>Commune simple</text:p>
          </table:table-cell>
          <table:table-cell office:value-type="float" office:value="996202" calcext:value-type="float">
            <text:p>996202</text:p>
          </table:table-cell>
          <table:table-cell office:value-type="float" office:value="6319070" calcext:value-type="float">
            <text:p>6319070</text:p>
          </table:table-cell>
          <table:table-cell office:value-type="float" office:value="3565" calcext:value-type="float">
            <text:p>3565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8</text:p>
          </table:table-cell>
          <table:table-cell office:value-type="string" calcext:value-type="string">
            <text:p>Oppedette</text:p>
          </table:table-cell>
          <table:table-cell office:value-type="string" calcext:value-type="string">
            <text:p>OPPEDETTE</text:p>
          </table:table-cell>
          <table:table-cell table:style-name="ce2" office:value-type="string" calcext:value-type="string">
            <text:p>04142</text:p>
          </table:table-cell>
          <table:table-cell office:value-type="string" calcext:value-type="string">
            <text:p>Commune simple</text:p>
          </table:table-cell>
          <table:table-cell office:value-type="float" office:value="907999" calcext:value-type="float">
            <text:p>907999</text:p>
          </table:table-cell>
          <table:table-cell office:value-type="float" office:value="6318059" calcext:value-type="float">
            <text:p>6318059</text:p>
          </table:table-cell>
          <table:table-cell office:value-type="float" office:value="849" calcext:value-type="float">
            <text:p>849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97</text:p>
          </table:table-cell>
          <table:table-cell office:value-type="string" calcext:value-type="string">
            <text:p>Aubenas-les-Alpes</text:p>
          </table:table-cell>
          <table:table-cell office:value-type="string" calcext:value-type="string">
            <text:p>AUBENAS-LES-ALPES</text:p>
          </table:table-cell>
          <table:table-cell table:style-name="ce2" office:value-type="string" calcext:value-type="string">
            <text:p>04012</text:p>
          </table:table-cell>
          <table:table-cell office:value-type="string" calcext:value-type="string">
            <text:p>Commune simple</text:p>
          </table:table-cell>
          <table:table-cell office:value-type="float" office:value="914819" calcext:value-type="float">
            <text:p>914819</text:p>
          </table:table-cell>
          <table:table-cell office:value-type="float" office:value="6318524" calcext:value-type="float">
            <text:p>6318524</text:p>
          </table:table-cell>
          <table:table-cell office:value-type="float" office:value="793" calcext:value-type="float">
            <text:p>793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5</text:p>
          </table:table-cell>
          <table:table-cell office:value-type="string" calcext:value-type="string">
            <text:p>Sainte-Croix-à-Lauze</text:p>
          </table:table-cell>
          <table:table-cell office:value-type="string" calcext:value-type="string">
            <text:p>SAINTE-CROIX-A-LAUZE</text:p>
          </table:table-cell>
          <table:table-cell table:style-name="ce2" office:value-type="string" calcext:value-type="string">
            <text:p>04175</text:p>
          </table:table-cell>
          <table:table-cell office:value-type="string" calcext:value-type="string">
            <text:p>Commune simple</text:p>
          </table:table-cell>
          <table:table-cell office:value-type="float" office:value="910081" calcext:value-type="float">
            <text:p>910081</text:p>
          </table:table-cell>
          <table:table-cell office:value-type="float" office:value="6315306" calcext:value-type="float">
            <text:p>6315306</text:p>
          </table:table-cell>
          <table:table-cell office:value-type="float" office:value="865" calcext:value-type="float">
            <text:p>865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0</text:p>
          </table:table-cell>
          <table:table-cell office:value-type="string" calcext:value-type="string">
            <text:p>Gignac</text:p>
          </table:table-cell>
          <table:table-cell office:value-type="string" calcext:value-type="string">
            <text:p>GIGNAC</text:p>
          </table:table-cell>
          <table:table-cell table:style-name="ce2" office:value-type="string" calcext:value-type="string">
            <text:p>84048</text:p>
          </table:table-cell>
          <table:table-cell office:value-type="string" calcext:value-type="string">
            <text:p>Commune simple</text:p>
          </table:table-cell>
          <table:table-cell office:value-type="float" office:value="902821" calcext:value-type="float">
            <text:p>902821</text:p>
          </table:table-cell>
          <table:table-cell office:value-type="float" office:value="6317607" calcext:value-type="float">
            <text:p>6317607</text:p>
          </table:table-cell>
          <table:table-cell office:value-type="float" office:value="815" calcext:value-type="float">
            <text:p>815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2</text:p>
          </table:table-cell>
          <table:table-cell office:value-type="string" calcext:value-type="string">
            <text:p>Demandolx</text:p>
          </table:table-cell>
          <table:table-cell office:value-type="string" calcext:value-type="string">
            <text:p>DEMANDOLX</text:p>
          </table:table-cell>
          <table:table-cell table:style-name="ce2" office:value-type="string" calcext:value-type="string">
            <text:p>04069</text:p>
          </table:table-cell>
          <table:table-cell office:value-type="string" calcext:value-type="string">
            <text:p>Commune simple</text:p>
          </table:table-cell>
          <table:table-cell office:value-type="float" office:value="987448" calcext:value-type="float">
            <text:p>987448</text:p>
          </table:table-cell>
          <table:table-cell office:value-type="float" office:value="6314262" calcext:value-type="float">
            <text:p>6314262</text:p>
          </table:table-cell>
          <table:table-cell office:value-type="float" office:value="2037" calcext:value-type="float">
            <text:p>2037</text:p>
          </table:table-cell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8</text:p>
          </table:table-cell>
          <table:table-cell office:value-type="string" calcext:value-type="string">
            <text:p>Le Fugeret</text:p>
          </table:table-cell>
          <table:table-cell office:value-type="string" calcext:value-type="string">
            <text:p>LE FUGERET</text:p>
          </table:table-cell>
          <table:table-cell table:style-name="ce2" office:value-type="string" calcext:value-type="string">
            <text:p>04090</text:p>
          </table:table-cell>
          <table:table-cell office:value-type="string" calcext:value-type="string">
            <text:p>Commune simple</text:p>
          </table:table-cell>
          <table:table-cell office:value-type="float" office:value="994556" calcext:value-type="float">
            <text:p>994556</text:p>
          </table:table-cell>
          <table:table-cell office:value-type="float" office:value="6331188" calcext:value-type="float">
            <text:p>6331188</text:p>
          </table:table-cell>
          <table:table-cell office:value-type="float" office:value="2838" calcext:value-type="float">
            <text:p>2838</text:p>
          </table:table-cell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9</text:p>
          </table:table-cell>
          <table:table-cell office:value-type="string" calcext:value-type="string">
            <text:p>La Mure-Argens</text:p>
          </table:table-cell>
          <table:table-cell office:value-type="string" calcext:value-type="string">
            <text:p>LA MURE-ARGENS</text:p>
          </table:table-cell>
          <table:table-cell table:style-name="ce2" office:value-type="string" calcext:value-type="string">
            <text:p>04136</text:p>
          </table:table-cell>
          <table:table-cell office:value-type="string" calcext:value-type="string">
            <text:p>Commune simple</text:p>
          </table:table-cell>
          <table:table-cell office:value-type="float" office:value="982861" calcext:value-type="float">
            <text:p>982861</text:p>
          </table:table-cell>
          <table:table-cell office:value-type="float" office:value="6330616" calcext:value-type="float">
            <text:p>6330616</text:p>
          </table:table-cell>
          <table:table-cell office:value-type="float" office:value="3473" calcext:value-type="float">
            <text:p>3473</text:p>
          </table:table-cell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9</text:p>
          </table:table-cell>
          <table:table-cell office:value-type="string" calcext:value-type="string">
            <text:p>Châteauvieux</text:p>
          </table:table-cell>
          <table:table-cell office:value-type="string" calcext:value-type="string">
            <text:p>CHATEAUVIEUX</text:p>
          </table:table-cell>
          <table:table-cell table:style-name="ce2" office:value-type="string" calcext:value-type="string">
            <text:p>83040</text:p>
          </table:table-cell>
          <table:table-cell office:value-type="string" calcext:value-type="string">
            <text:p>Commune simple</text:p>
          </table:table-cell>
          <table:table-cell office:value-type="float" office:value="989724" calcext:value-type="float">
            <text:p>989724</text:p>
          </table:table-cell>
          <table:table-cell office:value-type="float" office:value="6305305" calcext:value-type="float">
            <text:p>6305305</text:p>
          </table:table-cell>
          <table:table-cell office:value-type="float" office:value="1497" calcext:value-type="float">
            <text:p>1497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1</text:p>
          </table:table-cell>
          <table:table-cell office:value-type="string" calcext:value-type="string">
            <text:p>La Garde</text:p>
          </table:table-cell>
          <table:table-cell office:value-type="string" calcext:value-type="string">
            <text:p>LA GARDE</text:p>
          </table:table-cell>
          <table:table-cell table:style-name="ce2" office:value-type="string" calcext:value-type="string">
            <text:p>04092</text:p>
          </table:table-cell>
          <table:table-cell office:value-type="string" calcext:value-type="string">
            <text:p>Commune simple</text:p>
          </table:table-cell>
          <table:table-cell office:value-type="float" office:value="986563" calcext:value-type="float">
            <text:p>986563</text:p>
          </table:table-cell>
          <table:table-cell office:value-type="float" office:value="6309491" calcext:value-type="float">
            <text:p>6309491</text:p>
          </table:table-cell>
          <table:table-cell office:value-type="float" office:value="1663" calcext:value-type="float">
            <text:p>1663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7</text:p>
          </table:table-cell>
          <table:table-cell office:value-type="string" calcext:value-type="string">
            <text:p>Brenon</text:p>
          </table:table-cell>
          <table:table-cell office:value-type="string" calcext:value-type="string">
            <text:p>BRENON</text:p>
          </table:table-cell>
          <table:table-cell table:style-name="ce2" office:value-type="string" calcext:value-type="string">
            <text:p>83022</text:p>
          </table:table-cell>
          <table:table-cell office:value-type="string" calcext:value-type="string">
            <text:p>Commune simple</text:p>
          </table:table-cell>
          <table:table-cell office:value-type="float" office:value="985026" calcext:value-type="float">
            <text:p>985026</text:p>
          </table:table-cell>
          <table:table-cell office:value-type="float" office:value="6303060" calcext:value-type="float">
            <text:p>6303060</text:p>
          </table:table-cell>
          <table:table-cell office:value-type="float" office:value="559" calcext:value-type="float">
            <text:p>55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0</text:p>
          </table:table-cell>
          <table:table-cell office:value-type="string" calcext:value-type="string">
            <text:p>Lambruisse</text:p>
          </table:table-cell>
          <table:table-cell office:value-type="string" calcext:value-type="string">
            <text:p>LAMBRUISSE</text:p>
          </table:table-cell>
          <table:table-cell table:style-name="ce2" office:value-type="string" calcext:value-type="string">
            <text:p>04099</text:p>
          </table:table-cell>
          <table:table-cell office:value-type="string" calcext:value-type="string">
            <text:p>Commune simple</text:p>
          </table:table-cell>
          <table:table-cell office:value-type="float" office:value="976743" calcext:value-type="float">
            <text:p>976743</text:p>
          </table:table-cell>
          <table:table-cell office:value-type="float" office:value="6333326" calcext:value-type="float">
            <text:p>6333326</text:p>
          </table:table-cell>
          <table:table-cell office:value-type="float" office:value="2178" calcext:value-type="float">
            <text:p>2178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1</text:p>
          </table:table-cell>
          <table:table-cell office:value-type="string" calcext:value-type="string">
            <text:p>Allons</text:p>
          </table:table-cell>
          <table:table-cell office:value-type="string" calcext:value-type="string">
            <text:p>ALLONS</text:p>
          </table:table-cell>
          <table:table-cell table:style-name="ce2" office:value-type="string" calcext:value-type="string">
            <text:p>04005</text:p>
          </table:table-cell>
          <table:table-cell office:value-type="string" calcext:value-type="string">
            <text:p>Commune simple</text:p>
          </table:table-cell>
          <table:table-cell office:value-type="float" office:value="988156" calcext:value-type="float">
            <text:p>988156</text:p>
          </table:table-cell>
          <table:table-cell office:value-type="float" office:value="6326336" calcext:value-type="float">
            <text:p>6326336</text:p>
          </table:table-cell>
          <table:table-cell office:value-type="float" office:value="4171" calcext:value-type="float">
            <text:p>4171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9</text:p>
          </table:table-cell>
          <table:table-cell office:value-type="string" calcext:value-type="string">
            <text:p>Saint-Julien-du-Verdon</text:p>
          </table:table-cell>
          <table:table-cell office:value-type="string" calcext:value-type="string">
            <text:p>SAINT-JULIEN-DU-VERDON</text:p>
          </table:table-cell>
          <table:table-cell table:style-name="ce2" office:value-type="string" calcext:value-type="string">
            <text:p>04183</text:p>
          </table:table-cell>
          <table:table-cell office:value-type="string" calcext:value-type="string">
            <text:p>Commune simple</text:p>
          </table:table-cell>
          <table:table-cell office:value-type="float" office:value="984854" calcext:value-type="float">
            <text:p>984854</text:p>
          </table:table-cell>
          <table:table-cell office:value-type="float" office:value="6318309" calcext:value-type="float">
            <text:p>6318309</text:p>
          </table:table-cell>
          <table:table-cell office:value-type="float" office:value="619" calcext:value-type="float">
            <text:p>619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8</text:p>
          </table:table-cell>
          <table:table-cell office:value-type="string" calcext:value-type="string">
            <text:p>Vergons</text:p>
          </table:table-cell>
          <table:table-cell office:value-type="string" calcext:value-type="string">
            <text:p>VERGONS</text:p>
          </table:table-cell>
          <table:table-cell table:style-name="ce2" office:value-type="string" calcext:value-type="string">
            <text:p>04236</text:p>
          </table:table-cell>
          <table:table-cell office:value-type="string" calcext:value-type="string">
            <text:p>Commune simple</text:p>
          </table:table-cell>
          <table:table-cell office:value-type="float" office:value="989054" calcext:value-type="float">
            <text:p>989054</text:p>
          </table:table-cell>
          <table:table-cell office:value-type="float" office:value="6319634" calcext:value-type="float">
            <text:p>6319634</text:p>
          </table:table-cell>
          <table:table-cell office:value-type="float" office:value="4573" calcext:value-type="float">
            <text:p>4573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3</text:p>
          </table:table-cell>
          <table:table-cell office:value-type="string" calcext:value-type="string">
            <text:p>Moriez</text:p>
          </table:table-cell>
          <table:table-cell office:value-type="string" calcext:value-type="string">
            <text:p>MORIEZ</text:p>
          </table:table-cell>
          <table:table-cell table:style-name="ce2" office:value-type="string" calcext:value-type="string">
            <text:p>04133</text:p>
          </table:table-cell>
          <table:table-cell office:value-type="string" calcext:value-type="string">
            <text:p>Commune simple</text:p>
          </table:table-cell>
          <table:table-cell office:value-type="float" office:value="977784" calcext:value-type="float">
            <text:p>977784</text:p>
          </table:table-cell>
          <table:table-cell office:value-type="float" office:value="6324372" calcext:value-type="float">
            <text:p>6324372</text:p>
          </table:table-cell>
          <table:table-cell office:value-type="float" office:value="3718" calcext:value-type="float">
            <text:p>3718</text:p>
          </table:table-cell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40</text:p>
          </table:table-cell>
          <table:table-cell office:value-type="string" calcext:value-type="string">
            <text:p>Peyroules</text:p>
          </table:table-cell>
          <table:table-cell office:value-type="string" calcext:value-type="string">
            <text:p>PEYROULES</text:p>
          </table:table-cell>
          <table:table-cell table:style-name="ce2" office:value-type="string" calcext:value-type="string">
            <text:p>04148</text:p>
          </table:table-cell>
          <table:table-cell office:value-type="string" calcext:value-type="string">
            <text:p>Commune simple</text:p>
          </table:table-cell>
          <table:table-cell office:value-type="float" office:value="993617" calcext:value-type="float">
            <text:p>993617</text:p>
          </table:table-cell>
          <table:table-cell office:value-type="float" office:value="6308641" calcext:value-type="float">
            <text:p>6308641</text:p>
          </table:table-cell>
          <table:table-cell office:value-type="float" office:value="3334" calcext:value-type="float">
            <text:p>3334</text:p>
          </table:table-cell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5</text:p>
          </table:table-cell>
          <table:table-cell office:value-type="string" calcext:value-type="string">
            <text:p>La Martre</text:p>
          </table:table-cell>
          <table:table-cell office:value-type="string" calcext:value-type="string">
            <text:p>LA MARTRE</text:p>
          </table:table-cell>
          <table:table-cell table:style-name="ce2" office:value-type="string" calcext:value-type="string">
            <text:p>83074</text:p>
          </table:table-cell>
          <table:table-cell office:value-type="string" calcext:value-type="string">
            <text:p>Commune simple</text:p>
          </table:table-cell>
          <table:table-cell office:value-type="float" office:value="988875" calcext:value-type="float">
            <text:p>988875</text:p>
          </table:table-cell>
          <table:table-cell office:value-type="float" office:value="6302624" calcext:value-type="float">
            <text:p>6302624</text:p>
          </table:table-cell>
          <table:table-cell office:value-type="float" office:value="2037" calcext:value-type="float">
            <text:p>2037</text:p>
          </table:table-cell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9</text:p>
          </table:table-cell>
          <table:table-cell office:value-type="string" calcext:value-type="string">
            <text:p>Thorame-Haute</text:p>
          </table:table-cell>
          <table:table-cell office:value-type="string" calcext:value-type="string">
            <text:p>THORAME-HAUTE</text:p>
          </table:table-cell>
          <table:table-cell table:style-name="ce2" office:value-type="string" calcext:value-type="string">
            <text:p>04219</text:p>
          </table:table-cell>
          <table:table-cell office:value-type="string" calcext:value-type="string">
            <text:p>Commune simple</text:p>
          </table:table-cell>
          <table:table-cell office:value-type="float" office:value="989237" calcext:value-type="float">
            <text:p>989237</text:p>
          </table:table-cell>
          <table:table-cell office:value-type="float" office:value="6337965" calcext:value-type="float">
            <text:p>6337965</text:p>
          </table:table-cell>
          <table:table-cell office:value-type="float" office:value="10835" calcext:value-type="float">
            <text:p>10835</text:p>
          </table:table-cell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03</text:p>
          </table:table-cell>
          <table:table-cell office:value-type="string" calcext:value-type="string">
            <text:p>Castellane</text:p>
          </table:table-cell>
          <table:table-cell office:value-type="string" calcext:value-type="string">
            <text:p>CASTELLANE</text:p>
          </table:table-cell>
          <table:table-cell table:style-name="ce2" office:value-type="string" calcext:value-type="string">
            <text:p>04039</text:p>
          </table:table-cell>
          <table:table-cell office:value-type="string" calcext:value-type="string">
            <text:p>Sous-préfecture</text:p>
          </table:table-cell>
          <table:table-cell office:value-type="float" office:value="980493" calcext:value-type="float">
            <text:p>980493</text:p>
          </table:table-cell>
          <table:table-cell office:value-type="float" office:value="6311863" calcext:value-type="float">
            <text:p>6311863</text:p>
          </table:table-cell>
          <table:table-cell office:value-type="float" office:value="11779" calcext:value-type="float">
            <text:p>11779</text:p>
          </table:table-cell>
          <table:table-cell office:value-type="float" office:value="1497" calcext:value-type="float">
            <text:p>149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08</text:p>
          </table:table-cell>
          <table:table-cell office:value-type="string" calcext:value-type="string">
            <text:p>La Condamine-Châtelard</text:p>
          </table:table-cell>
          <table:table-cell office:value-type="string" calcext:value-type="string">
            <text:p>LA CONDAMINE-CHATELARD</text:p>
          </table:table-cell>
          <table:table-cell table:style-name="ce2" office:value-type="string" calcext:value-type="string">
            <text:p>04062</text:p>
          </table:table-cell>
          <table:table-cell office:value-type="string" calcext:value-type="string">
            <text:p>Commune simple</text:p>
          </table:table-cell>
          <table:table-cell office:value-type="float" office:value="994530" calcext:value-type="float">
            <text:p>994530</text:p>
          </table:table-cell>
          <table:table-cell office:value-type="float" office:value="6381077" calcext:value-type="float">
            <text:p>6381077</text:p>
          </table:table-cell>
          <table:table-cell office:value-type="float" office:value="5608" calcext:value-type="float">
            <text:p>5608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3</text:p>
          </table:table-cell>
          <table:table-cell office:value-type="string" calcext:value-type="string">
            <text:p>Baratier</text:p>
          </table:table-cell>
          <table:table-cell office:value-type="string" calcext:value-type="string">
            <text:p>BARATIER</text:p>
          </table:table-cell>
          <table:table-cell table:style-name="ce2" office:value-type="string" calcext:value-type="string">
            <text:p>05012</text:p>
          </table:table-cell>
          <table:table-cell office:value-type="string" calcext:value-type="string">
            <text:p>Commune simple</text:p>
          </table:table-cell>
          <table:table-cell office:value-type="float" office:value="978438" calcext:value-type="float">
            <text:p>978438</text:p>
          </table:table-cell>
          <table:table-cell office:value-type="float" office:value="6384616" calcext:value-type="float">
            <text:p>6384616</text:p>
          </table:table-cell>
          <table:table-cell office:value-type="float" office:value="1599" calcext:value-type="float">
            <text:p>1599</text:p>
          </table:table-cell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17</text:p>
          </table:table-cell>
          <table:table-cell office:value-type="string" calcext:value-type="string">
            <text:p>Méolans-Revel</text:p>
          </table:table-cell>
          <table:table-cell office:value-type="string" calcext:value-type="string">
            <text:p>MEOLANS-REVEL</text:p>
          </table:table-cell>
          <table:table-cell table:style-name="ce2" office:value-type="string" calcext:value-type="string">
            <text:p>04161</text:p>
          </table:table-cell>
          <table:table-cell office:value-type="string" calcext:value-type="string">
            <text:p>Commune simple</text:p>
          </table:table-cell>
          <table:table-cell office:value-type="float" office:value="978532" calcext:value-type="float">
            <text:p>978532</text:p>
          </table:table-cell>
          <table:table-cell office:value-type="float" office:value="6369370" calcext:value-type="float">
            <text:p>6369370</text:p>
          </table:table-cell>
          <table:table-cell office:value-type="float" office:value="12774" calcext:value-type="float">
            <text:p>12774</text:p>
          </table:table-cell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7</text:p>
          </table:table-cell>
          <table:table-cell office:value-type="string" calcext:value-type="string">
            <text:p>Sauze</text:p>
          </table:table-cell>
          <table:table-cell office:value-type="string" calcext:value-type="string">
            <text:p>SAUZE</text:p>
          </table:table-cell>
          <table:table-cell table:style-name="ce2" office:value-type="string" calcext:value-type="string">
            <text:p>06133</text:p>
          </table:table-cell>
          <table:table-cell office:value-type="string" calcext:value-type="string">
            <text:p>Commune simple</text:p>
          </table:table-cell>
          <table:table-cell office:value-type="float" office:value="1004201" calcext:value-type="float">
            <text:p>1004201</text:p>
          </table:table-cell>
          <table:table-cell office:value-type="float" office:value="6339188" calcext:value-type="float">
            <text:p>6339188</text:p>
          </table:table-cell>
          <table:table-cell office:value-type="float" office:value="2777" calcext:value-type="float">
            <text:p>2777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57</text:p>
          </table:table-cell>
          <table:table-cell office:value-type="string" calcext:value-type="string">
            <text:p>Prads-Haute-Bléone</text:p>
          </table:table-cell>
          <table:table-cell office:value-type="string" calcext:value-type="string">
            <text:p>PRADS-HAUTE-BLEONE</text:p>
          </table:table-cell>
          <table:table-cell table:style-name="ce2" office:value-type="string" calcext:value-type="string">
            <text:p>04155</text:p>
          </table:table-cell>
          <table:table-cell office:value-type="string" calcext:value-type="string">
            <text:p>Commune simple</text:p>
          </table:table-cell>
          <table:table-cell office:value-type="float" office:value="976359" calcext:value-type="float">
            <text:p>976359</text:p>
          </table:table-cell>
          <table:table-cell office:value-type="float" office:value="6352544" calcext:value-type="float">
            <text:p>6352544</text:p>
          </table:table-cell>
          <table:table-cell office:value-type="float" office:value="16564" calcext:value-type="float">
            <text:p>16564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16</text:p>
          </table:table-cell>
          <table:table-cell office:value-type="string" calcext:value-type="string">
            <text:p>Les Thuiles</text:p>
          </table:table-cell>
          <table:table-cell office:value-type="string" calcext:value-type="string">
            <text:p>LES THUILES</text:p>
          </table:table-cell>
          <table:table-cell table:style-name="ce2" office:value-type="string" calcext:value-type="string">
            <text:p>04220</text:p>
          </table:table-cell>
          <table:table-cell office:value-type="string" calcext:value-type="string">
            <text:p>Commune simple</text:p>
          </table:table-cell>
          <table:table-cell office:value-type="float" office:value="983337" calcext:value-type="float">
            <text:p>983337</text:p>
          </table:table-cell>
          <table:table-cell office:value-type="float" office:value="6371949" calcext:value-type="float">
            <text:p>6371949</text:p>
          </table:table-cell>
          <table:table-cell office:value-type="float" office:value="3280" calcext:value-type="float">
            <text:p>3280</text:p>
          </table:table-cell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807</text:p>
          </table:table-cell>
          <table:table-cell office:value-type="string" calcext:value-type="string">
            <text:p>Faucon-de-Barcelonnette</text:p>
          </table:table-cell>
          <table:table-cell office:value-type="string" calcext:value-type="string">
            <text:p>FAUCON-DE-BARCELONNETTE</text:p>
          </table:table-cell>
          <table:table-cell table:style-name="ce2" office:value-type="string" calcext:value-type="string">
            <text:p>04086</text:p>
          </table:table-cell>
          <table:table-cell office:value-type="string" calcext:value-type="string">
            <text:p>Commune simple</text:p>
          </table:table-cell>
          <table:table-cell office:value-type="float" office:value="992918" calcext:value-type="float">
            <text:p>992918</text:p>
          </table:table-cell>
          <table:table-cell office:value-type="float" office:value="6375120" calcext:value-type="float">
            <text:p>6375120</text:p>
          </table:table-cell>
          <table:table-cell office:value-type="float" office:value="1742" calcext:value-type="float">
            <text:p>1742</text:p>
          </table:table-cell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211</text:p>
          </table:table-cell>
          <table:table-cell office:value-type="string" calcext:value-type="string">
            <text:p>Uvernet-Fours</text:p>
          </table:table-cell>
          <table:table-cell office:value-type="string" calcext:value-type="string">
            <text:p>UVERNET-FOURS</text:p>
          </table:table-cell>
          <table:table-cell table:style-name="ce2" office:value-type="string" calcext:value-type="string">
            <text:p>04226</text:p>
          </table:table-cell>
          <table:table-cell office:value-type="string" calcext:value-type="string">
            <text:p>Commune simple</text:p>
          </table:table-cell>
          <table:table-cell office:value-type="float" office:value="992646" calcext:value-type="float">
            <text:p>992646</text:p>
          </table:table-cell>
          <table:table-cell office:value-type="float" office:value="6364676" calcext:value-type="float">
            <text:p>6364676</text:p>
          </table:table-cell>
          <table:table-cell office:value-type="float" office:value="13544" calcext:value-type="float">
            <text:p>13544</text:p>
          </table:table-cell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56</text:p>
          </table:table-cell>
          <table:table-cell office:value-type="string" calcext:value-type="string">
            <text:p>Villars-Colmars</text:p>
          </table:table-cell>
          <table:table-cell office:value-type="string" calcext:value-type="string">
            <text:p>VILLARS-COLMARS</text:p>
          </table:table-cell>
          <table:table-cell table:style-name="ce2" office:value-type="string" calcext:value-type="string">
            <text:p>04240</text:p>
          </table:table-cell>
          <table:table-cell office:value-type="string" calcext:value-type="string">
            <text:p>Commune simple</text:p>
          </table:table-cell>
          <table:table-cell office:value-type="float" office:value="985466" calcext:value-type="float">
            <text:p>985466</text:p>
          </table:table-cell>
          <table:table-cell office:value-type="float" office:value="6351263" calcext:value-type="float">
            <text:p>6351263</text:p>
          </table:table-cell>
          <table:table-cell office:value-type="float" office:value="4059" calcext:value-type="float">
            <text:p>4059</text:p>
          </table:table-cell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359</text:p>
          </table:table-cell>
          <table:table-cell office:value-type="string" calcext:value-type="string">
            <text:p>Crévoux</text:p>
          </table:table-cell>
          <table:table-cell office:value-type="string" calcext:value-type="string">
            <text:p>CREVOUX</text:p>
          </table:table-cell>
          <table:table-cell table:style-name="ce2" office:value-type="string" calcext:value-type="string">
            <text:p>05044</text:p>
          </table:table-cell>
          <table:table-cell office:value-type="string" calcext:value-type="string">
            <text:p>Commune simple</text:p>
          </table:table-cell>
          <table:table-cell office:value-type="float" office:value="987867" calcext:value-type="float">
            <text:p>987867</text:p>
          </table:table-cell>
          <table:table-cell office:value-type="float" office:value="6387788" calcext:value-type="float">
            <text:p>6387788</text:p>
          </table:table-cell>
          <table:table-cell office:value-type="float" office:value="5626" calcext:value-type="float">
            <text:p>5626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15</text:p>
          </table:table-cell>
          <table:table-cell office:value-type="string" calcext:value-type="string">
            <text:p>Barcelonnette</text:p>
          </table:table-cell>
          <table:table-cell office:value-type="string" calcext:value-type="string">
            <text:p>BARCELONNETTE</text:p>
          </table:table-cell>
          <table:table-cell table:style-name="ce2" office:value-type="string" calcext:value-type="string">
            <text:p>04019</text:p>
          </table:table-cell>
          <table:table-cell office:value-type="string" calcext:value-type="string">
            <text:p>Sous-préfecture</text:p>
          </table:table-cell>
          <table:table-cell office:value-type="float" office:value="990382" calcext:value-type="float">
            <text:p>990382</text:p>
          </table:table-cell>
          <table:table-cell office:value-type="float" office:value="6372013" calcext:value-type="float">
            <text:p>6372013</text:p>
          </table:table-cell>
          <table:table-cell office:value-type="float" office:value="1642" calcext:value-type="float">
            <text:p>1642</text:p>
          </table:table-cell>
          <table:table-cell office:value-type="float" office:value="2575" calcext:value-type="float">
            <text:p>257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13</text:p>
          </table:table-cell>
          <table:table-cell office:value-type="string" calcext:value-type="string">
            <text:p>La Turbie</text:p>
          </table:table-cell>
          <table:table-cell office:value-type="string" calcext:value-type="string">
            <text:p>LA TURBIE</text:p>
          </table:table-cell>
          <table:table-cell table:style-name="ce2" office:value-type="string" calcext:value-type="string">
            <text:p>06150</text:p>
          </table:table-cell>
          <table:table-cell office:value-type="string" calcext:value-type="string">
            <text:p>Commune simple</text:p>
          </table:table-cell>
          <table:table-cell office:value-type="float" office:value="1054098" calcext:value-type="float">
            <text:p>1054098</text:p>
          </table:table-cell>
          <table:table-cell office:value-type="float" office:value="6304068" calcext:value-type="float">
            <text:p>6304068</text:p>
          </table:table-cell>
          <table:table-cell office:value-type="float" office:value="742" calcext:value-type="float">
            <text:p>742</text:p>
          </table:table-cell>
          <table:table-cell office:value-type="float" office:value="3022" calcext:value-type="float">
            <text:p>302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1</text:p>
          </table:table-cell>
          <table:table-cell office:value-type="string" calcext:value-type="string">
            <text:p>Venanson</text:p>
          </table:table-cell>
          <table:table-cell office:value-type="string" calcext:value-type="string">
            <text:p>VENANSON</text:p>
          </table:table-cell>
          <table:table-cell table:style-name="ce2" office:value-type="string" calcext:value-type="string">
            <text:p>06156</text:p>
          </table:table-cell>
          <table:table-cell office:value-type="string" calcext:value-type="string">
            <text:p>Commune simple</text:p>
          </table:table-cell>
          <table:table-cell office:value-type="float" office:value="1039524" calcext:value-type="float">
            <text:p>1039524</text:p>
          </table:table-cell>
          <table:table-cell office:value-type="float" office:value="6336009" calcext:value-type="float">
            <text:p>6336009</text:p>
          </table:table-cell>
          <table:table-cell office:value-type="float" office:value="1798" calcext:value-type="float">
            <text:p>1798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4</text:p>
          </table:table-cell>
          <table:table-cell office:value-type="string" calcext:value-type="string">
            <text:p>Aiglun</text:p>
          </table:table-cell>
          <table:table-cell office:value-type="string" calcext:value-type="string">
            <text:p>AIGLUN</text:p>
          </table:table-cell>
          <table:table-cell table:style-name="ce2" office:value-type="string" calcext:value-type="string">
            <text:p>06001</text:p>
          </table:table-cell>
          <table:table-cell office:value-type="string" calcext:value-type="string">
            <text:p>Commune simple</text:p>
          </table:table-cell>
          <table:table-cell office:value-type="float" office:value="1016216" calcext:value-type="float">
            <text:p>1016216</text:p>
          </table:table-cell>
          <table:table-cell office:value-type="float" office:value="6314118" calcext:value-type="float">
            <text:p>6314118</text:p>
          </table:table-cell>
          <table:table-cell office:value-type="float" office:value="1537" calcext:value-type="float">
            <text:p>1537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57</text:p>
          </table:table-cell>
          <table:table-cell office:value-type="string" calcext:value-type="string">
            <text:p>Duranus</text:p>
          </table:table-cell>
          <table:table-cell office:value-type="string" calcext:value-type="string">
            <text:p>DURANUS</text:p>
          </table:table-cell>
          <table:table-cell table:style-name="ce2" office:value-type="string" calcext:value-type="string">
            <text:p>06055</text:p>
          </table:table-cell>
          <table:table-cell office:value-type="string" calcext:value-type="string">
            <text:p>Commune simple</text:p>
          </table:table-cell>
          <table:table-cell office:value-type="float" office:value="1043792" calcext:value-type="float">
            <text:p>1043792</text:p>
          </table:table-cell>
          <table:table-cell office:value-type="float" office:value="6320035" calcext:value-type="float">
            <text:p>6320035</text:p>
          </table:table-cell>
          <table:table-cell office:value-type="float" office:value="1610" calcext:value-type="float">
            <text:p>1610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7</text:p>
          </table:table-cell>
          <table:table-cell office:value-type="string" calcext:value-type="string">
            <text:p>Levens</text:p>
          </table:table-cell>
          <table:table-cell office:value-type="string" calcext:value-type="string">
            <text:p>LEVENS</text:p>
          </table:table-cell>
          <table:table-cell table:style-name="ce2" office:value-type="string" calcext:value-type="string">
            <text:p>06075</text:p>
          </table:table-cell>
          <table:table-cell office:value-type="string" calcext:value-type="string">
            <text:p>Commune simple</text:p>
          </table:table-cell>
          <table:table-cell office:value-type="float" office:value="1040387" calcext:value-type="float">
            <text:p>1040387</text:p>
          </table:table-cell>
          <table:table-cell office:value-type="float" office:value="6314792" calcext:value-type="float">
            <text:p>6314792</text:p>
          </table:table-cell>
          <table:table-cell office:value-type="float" office:value="2985" calcext:value-type="float">
            <text:p>2985</text:p>
          </table:table-cell>
          <table:table-cell office:value-type="float" office:value="4726" calcext:value-type="float">
            <text:p>472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0</text:p>
          </table:table-cell>
          <table:table-cell office:value-type="string" calcext:value-type="string">
            <text:p>Bézaudun-les-Alpes</text:p>
          </table:table-cell>
          <table:table-cell office:value-type="string" calcext:value-type="string">
            <text:p>BEZAUDUN-LES-ALPES</text:p>
          </table:table-cell>
          <table:table-cell table:style-name="ce2" office:value-type="string" calcext:value-type="string">
            <text:p>06017</text:p>
          </table:table-cell>
          <table:table-cell office:value-type="string" calcext:value-type="string">
            <text:p>Commune simple</text:p>
          </table:table-cell>
          <table:table-cell office:value-type="float" office:value="1029535" calcext:value-type="float">
            <text:p>1029535</text:p>
          </table:table-cell>
          <table:table-cell office:value-type="float" office:value="6308919" calcext:value-type="float">
            <text:p>6308919</text:p>
          </table:table-cell>
          <table:table-cell office:value-type="float" office:value="2144" calcext:value-type="float">
            <text:p>2144</text:p>
          </table:table-cell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49</text:p>
          </table:table-cell>
          <table:table-cell office:value-type="string" calcext:value-type="string">
            <text:p>Tournefort</text:p>
          </table:table-cell>
          <table:table-cell office:value-type="string" calcext:value-type="string">
            <text:p>TOURNEFORT</text:p>
          </table:table-cell>
          <table:table-cell table:style-name="ce2" office:value-type="string" calcext:value-type="string">
            <text:p>06146</text:p>
          </table:table-cell>
          <table:table-cell office:value-type="string" calcext:value-type="string">
            <text:p>Commune simple</text:p>
          </table:table-cell>
          <table:table-cell office:value-type="float" office:value="1033825" calcext:value-type="float">
            <text:p>1033825</text:p>
          </table:table-cell>
          <table:table-cell office:value-type="float" office:value="6324233" calcext:value-type="float">
            <text:p>6324233</text:p>
          </table:table-cell>
          <table:table-cell office:value-type="float" office:value="1013" calcext:value-type="float">
            <text:p>1013</text:p>
          </table:table-cell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14</text:p>
          </table:table-cell>
          <table:table-cell office:value-type="string" calcext:value-type="string">
            <text:p>Beausoleil</text:p>
          </table:table-cell>
          <table:table-cell office:value-type="string" calcext:value-type="string">
            <text:p>BEAUSOLEIL</text:p>
          </table:table-cell>
          <table:table-cell table:style-name="ce2" office:value-type="string" calcext:value-type="string">
            <text:p>06012</text:p>
          </table:table-cell>
          <table:table-cell office:value-type="string" calcext:value-type="string">
            <text:p>Commune simple</text:p>
          </table:table-cell>
          <table:table-cell office:value-type="float" office:value="1056113" calcext:value-type="float">
            <text:p>1056113</text:p>
          </table:table-cell>
          <table:table-cell office:value-type="float" office:value="6304533" calcext:value-type="float">
            <text:p>6304533</text:p>
          </table:table-cell>
          <table:table-cell office:value-type="float" office:value="279" calcext:value-type="float">
            <text:p>279</text:p>
          </table:table-cell>
          <table:table-cell office:value-type="float" office:value="13576" calcext:value-type="float">
            <text:p>1357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0</text:p>
          </table:table-cell>
          <table:table-cell office:value-type="string" calcext:value-type="string">
            <text:p>Tourrette-Levens</text:p>
          </table:table-cell>
          <table:table-cell office:value-type="string" calcext:value-type="string">
            <text:p>TOURRETTE-LEVENS</text:p>
          </table:table-cell>
          <table:table-cell table:style-name="ce2" office:value-type="string" calcext:value-type="string">
            <text:p>06147</text:p>
          </table:table-cell>
          <table:table-cell office:value-type="string" calcext:value-type="string">
            <text:p>Commune simple</text:p>
          </table:table-cell>
          <table:table-cell office:value-type="float" office:value="1043973" calcext:value-type="float">
            <text:p>1043973</text:p>
          </table:table-cell>
          <table:table-cell office:value-type="float" office:value="6307865" calcext:value-type="float">
            <text:p>6307865</text:p>
          </table:table-cell>
          <table:table-cell office:value-type="float" office:value="1650" calcext:value-type="float">
            <text:p>1650</text:p>
          </table:table-cell>
          <table:table-cell office:value-type="float" office:value="4960" calcext:value-type="float">
            <text:p>496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37</text:p>
          </table:table-cell>
          <table:table-cell office:value-type="string" calcext:value-type="string">
            <text:p>Tende</text:p>
          </table:table-cell>
          <table:table-cell office:value-type="string" calcext:value-type="string">
            <text:p>TENDE</text:p>
          </table:table-cell>
          <table:table-cell table:style-name="ce2" office:value-type="string" calcext:value-type="string">
            <text:p>06163</text:p>
          </table:table-cell>
          <table:table-cell office:value-type="string" calcext:value-type="string">
            <text:p>Commune simple</text:p>
          </table:table-cell>
          <table:table-cell office:value-type="float" office:value="1062577" calcext:value-type="float">
            <text:p>1062577</text:p>
          </table:table-cell>
          <table:table-cell office:value-type="float" office:value="6343859" calcext:value-type="float">
            <text:p>6343859</text:p>
          </table:table-cell>
          <table:table-cell office:value-type="float" office:value="17747" calcext:value-type="float">
            <text:p>17747</text:p>
          </table:table-cell>
          <table:table-cell office:value-type="float" office:value="2179" calcext:value-type="float">
            <text:p>217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4</text:p>
          </table:table-cell>
          <table:table-cell office:value-type="string" calcext:value-type="string">
            <text:p>La Rochette</text:p>
          </table:table-cell>
          <table:table-cell office:value-type="string" calcext:value-type="string">
            <text:p>LA ROCHETTE</text:p>
          </table:table-cell>
          <table:table-cell table:style-name="ce2" office:value-type="string" calcext:value-type="string">
            <text:p>04170</text:p>
          </table:table-cell>
          <table:table-cell office:value-type="string" calcext:value-type="string">
            <text:p>Commune simple</text:p>
          </table:table-cell>
          <table:table-cell office:value-type="float" office:value="1011796" calcext:value-type="float">
            <text:p>1011796</text:p>
          </table:table-cell>
          <table:table-cell office:value-type="float" office:value="6319989" calcext:value-type="float">
            <text:p>6319989</text:p>
          </table:table-cell>
          <table:table-cell office:value-type="float" office:value="1880" calcext:value-type="float">
            <text:p>1880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3</text:p>
          </table:table-cell>
          <table:table-cell office:value-type="string" calcext:value-type="string">
            <text:p>Bendejun</text:p>
          </table:table-cell>
          <table:table-cell office:value-type="string" calcext:value-type="string">
            <text:p>BENDEJUN</text:p>
          </table:table-cell>
          <table:table-cell table:style-name="ce2" office:value-type="string" calcext:value-type="string">
            <text:p>06014</text:p>
          </table:table-cell>
          <table:table-cell office:value-type="string" calcext:value-type="string">
            <text:p>Commune simple</text:p>
          </table:table-cell>
          <table:table-cell office:value-type="float" office:value="1044505" calcext:value-type="float">
            <text:p>1044505</text:p>
          </table:table-cell>
          <table:table-cell office:value-type="float" office:value="6312828" calcext:value-type="float">
            <text:p>6312828</text:p>
          </table:table-cell>
          <table:table-cell office:value-type="float" office:value="635" calcext:value-type="float">
            <text:p>635</text:p>
          </table:table-cell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5</text:p>
          </table:table-cell>
          <table:table-cell office:value-type="string" calcext:value-type="string">
            <text:p>Amirat</text:p>
          </table:table-cell>
          <table:table-cell office:value-type="string" calcext:value-type="string">
            <text:p>AMIRAT</text:p>
          </table:table-cell>
          <table:table-cell table:style-name="ce2" office:value-type="string" calcext:value-type="string">
            <text:p>06002</text:p>
          </table:table-cell>
          <table:table-cell office:value-type="string" calcext:value-type="string">
            <text:p>Commune simple</text:p>
          </table:table-cell>
          <table:table-cell office:value-type="float" office:value="1006088" calcext:value-type="float">
            <text:p>1006088</text:p>
          </table:table-cell>
          <table:table-cell office:value-type="float" office:value="6318250" calcext:value-type="float">
            <text:p>6318250</text:p>
          </table:table-cell>
          <table:table-cell office:value-type="float" office:value="1295" calcext:value-type="float">
            <text:p>1295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9</text:p>
          </table:table-cell>
          <table:table-cell office:value-type="string" calcext:value-type="string">
            <text:p>Le Broc</text:p>
          </table:table-cell>
          <table:table-cell office:value-type="string" calcext:value-type="string">
            <text:p>LE BROC</text:p>
          </table:table-cell>
          <table:table-cell table:style-name="ce2" office:value-type="string" calcext:value-type="string">
            <text:p>06025</text:p>
          </table:table-cell>
          <table:table-cell office:value-type="string" calcext:value-type="string">
            <text:p>Commune simple</text:p>
          </table:table-cell>
          <table:table-cell office:value-type="float" office:value="1034817" calcext:value-type="float">
            <text:p>1034817</text:p>
          </table:table-cell>
          <table:table-cell office:value-type="float" office:value="6311186" calcext:value-type="float">
            <text:p>6311186</text:p>
          </table:table-cell>
          <table:table-cell office:value-type="float" office:value="1865" calcext:value-type="float">
            <text:p>1865</text:p>
          </table:table-cell>
          <table:table-cell office:value-type="float" office:value="1416" calcext:value-type="float">
            <text:p>141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2</text:p>
          </table:table-cell>
          <table:table-cell office:value-type="string" calcext:value-type="string">
            <text:p>Cantaron</text:p>
          </table:table-cell>
          <table:table-cell office:value-type="string" calcext:value-type="string">
            <text:p>CANTARON</text:p>
          </table:table-cell>
          <table:table-cell table:style-name="ce2" office:value-type="string" calcext:value-type="string">
            <text:p>06031</text:p>
          </table:table-cell>
          <table:table-cell office:value-type="string" calcext:value-type="string">
            <text:p>Commune simple</text:p>
          </table:table-cell>
          <table:table-cell office:value-type="float" office:value="1047244" calcext:value-type="float">
            <text:p>1047244</text:p>
          </table:table-cell>
          <table:table-cell office:value-type="float" office:value="6306464" calcext:value-type="float">
            <text:p>6306464</text:p>
          </table:table-cell>
          <table:table-cell office:value-type="float" office:value="738" calcext:value-type="float">
            <text:p>738</text:p>
          </table:table-cell>
          <table:table-cell office:value-type="float" office:value="1306" calcext:value-type="float">
            <text:p>130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78</text:p>
          </table:table-cell>
          <table:table-cell office:value-type="string" calcext:value-type="string">
            <text:p>Castillon</text:p>
          </table:table-cell>
          <table:table-cell office:value-type="string" calcext:value-type="string">
            <text:p>CASTILLON</text:p>
          </table:table-cell>
          <table:table-cell table:style-name="ce2" office:value-type="string" calcext:value-type="string">
            <text:p>06036</text:p>
          </table:table-cell>
          <table:table-cell office:value-type="string" calcext:value-type="string">
            <text:p>Commune simple</text:p>
          </table:table-cell>
          <table:table-cell office:value-type="float" office:value="1058788" calcext:value-type="float">
            <text:p>1058788</text:p>
          </table:table-cell>
          <table:table-cell office:value-type="float" office:value="6314390" calcext:value-type="float">
            <text:p>6314390</text:p>
          </table:table-cell>
          <table:table-cell office:value-type="float" office:value="751" calcext:value-type="float">
            <text:p>751</text:p>
          </table:table-cell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45</text:p>
          </table:table-cell>
          <table:table-cell office:value-type="string" calcext:value-type="string">
            <text:p>Breil-sur-Roya</text:p>
          </table:table-cell>
          <table:table-cell office:value-type="string" calcext:value-type="string">
            <text:p>BREIL-SUR-ROYA</text:p>
          </table:table-cell>
          <table:table-cell table:style-name="ce2" office:value-type="string" calcext:value-type="string">
            <text:p>06023</text:p>
          </table:table-cell>
          <table:table-cell office:value-type="string" calcext:value-type="string">
            <text:p>Commune simple</text:p>
          </table:table-cell>
          <table:table-cell office:value-type="float" office:value="1060915" calcext:value-type="float">
            <text:p>1060915</text:p>
          </table:table-cell>
          <table:table-cell office:value-type="float" office:value="6325779" calcext:value-type="float">
            <text:p>6325779</text:p>
          </table:table-cell>
          <table:table-cell office:value-type="float" office:value="8131" calcext:value-type="float">
            <text:p>8131</text:p>
          </table:table-cell>
          <table:table-cell office:value-type="float" office:value="2151" calcext:value-type="float">
            <text:p>215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76</text:p>
          </table:table-cell>
          <table:table-cell office:value-type="string" calcext:value-type="string">
            <text:p>Sainte-Agnès</text:p>
          </table:table-cell>
          <table:table-cell office:value-type="string" calcext:value-type="string">
            <text:p>SAINTE-AGNES</text:p>
          </table:table-cell>
          <table:table-cell table:style-name="ce2" office:value-type="string" calcext:value-type="string">
            <text:p>06113</text:p>
          </table:table-cell>
          <table:table-cell office:value-type="string" calcext:value-type="string">
            <text:p>Commune simple</text:p>
          </table:table-cell>
          <table:table-cell office:value-type="float" office:value="1058815" calcext:value-type="float">
            <text:p>1058815</text:p>
          </table:table-cell>
          <table:table-cell office:value-type="float" office:value="6310880" calcext:value-type="float">
            <text:p>6310880</text:p>
          </table:table-cell>
          <table:table-cell office:value-type="float" office:value="937" calcext:value-type="float">
            <text:p>937</text:p>
          </table:table-cell>
          <table:table-cell office:value-type="float" office:value="1341" calcext:value-type="float">
            <text:p>134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898</text:p>
          </table:table-cell>
          <table:table-cell office:value-type="string" calcext:value-type="string">
            <text:p>Belvédère</text:p>
          </table:table-cell>
          <table:table-cell office:value-type="string" calcext:value-type="string">
            <text:p>BELVEDERE</text:p>
          </table:table-cell>
          <table:table-cell table:style-name="ce2" office:value-type="string" calcext:value-type="string">
            <text:p>06013</text:p>
          </table:table-cell>
          <table:table-cell office:value-type="string" calcext:value-type="string">
            <text:p>Commune simple</text:p>
          </table:table-cell>
          <table:table-cell office:value-type="float" office:value="1049000" calcext:value-type="float">
            <text:p>1049000</text:p>
          </table:table-cell>
          <table:table-cell office:value-type="float" office:value="6338802" calcext:value-type="float">
            <text:p>6338802</text:p>
          </table:table-cell>
          <table:table-cell office:value-type="float" office:value="7541" calcext:value-type="float">
            <text:p>7541</text:p>
          </table:table-cell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7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GARS</text:p>
          </table:table-cell>
          <table:table-cell table:style-name="ce2" office:value-type="string" calcext:value-type="string">
            <text:p>06063</text:p>
          </table:table-cell>
          <table:table-cell office:value-type="string" calcext:value-type="string">
            <text:p>Commune simple</text:p>
          </table:table-cell>
          <table:table-cell office:value-type="float" office:value="1007046" calcext:value-type="float">
            <text:p>1007046</text:p>
          </table:table-cell>
          <table:table-cell office:value-type="float" office:value="6314309" calcext:value-type="float">
            <text:p>6314309</text:p>
          </table:table-cell>
          <table:table-cell office:value-type="float" office:value="1557" calcext:value-type="float">
            <text:p>1557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0</text:p>
          </table:table-cell>
          <table:table-cell office:value-type="string" calcext:value-type="string">
            <text:p>Bouyon</text:p>
          </table:table-cell>
          <table:table-cell office:value-type="string" calcext:value-type="string">
            <text:p>BOUYON</text:p>
          </table:table-cell>
          <table:table-cell table:style-name="ce2" office:value-type="string" calcext:value-type="string">
            <text:p>06022</text:p>
          </table:table-cell>
          <table:table-cell office:value-type="string" calcext:value-type="string">
            <text:p>Commune simple</text:p>
          </table:table-cell>
          <table:table-cell office:value-type="float" office:value="1031738" calcext:value-type="float">
            <text:p>1031738</text:p>
          </table:table-cell>
          <table:table-cell office:value-type="float" office:value="6312060" calcext:value-type="float">
            <text:p>6312060</text:p>
          </table:table-cell>
          <table:table-cell office:value-type="float" office:value="1229" calcext:value-type="float">
            <text:p>1229</text:p>
          </table:table-cell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5</text:p>
          </table:table-cell>
          <table:table-cell office:value-type="string" calcext:value-type="string">
            <text:p>Saint-Blaise</text:p>
          </table:table-cell>
          <table:table-cell office:value-type="string" calcext:value-type="string">
            <text:p>SAINT-BLAISE</text:p>
          </table:table-cell>
          <table:table-cell table:style-name="ce2" office:value-type="string" calcext:value-type="string">
            <text:p>06117</text:p>
          </table:table-cell>
          <table:table-cell office:value-type="string" calcext:value-type="string">
            <text:p>Commune simple</text:p>
          </table:table-cell>
          <table:table-cell office:value-type="float" office:value="1040628" calcext:value-type="float">
            <text:p>1040628</text:p>
          </table:table-cell>
          <table:table-cell office:value-type="float" office:value="6310663" calcext:value-type="float">
            <text:p>6310663</text:p>
          </table:table-cell>
          <table:table-cell office:value-type="float" office:value="804" calcext:value-type="float">
            <text:p>804</text:p>
          </table:table-cell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5</text:p>
          </table:table-cell>
          <table:table-cell office:value-type="string" calcext:value-type="string">
            <text:p>Beuil</text:p>
          </table:table-cell>
          <table:table-cell office:value-type="string" calcext:value-type="string">
            <text:p>BEUIL</text:p>
          </table:table-cell>
          <table:table-cell table:style-name="ce2" office:value-type="string" calcext:value-type="string">
            <text:p>06016</text:p>
          </table:table-cell>
          <table:table-cell office:value-type="string" calcext:value-type="string">
            <text:p>Commune simple</text:p>
          </table:table-cell>
          <table:table-cell office:value-type="float" office:value="1017542" calcext:value-type="float">
            <text:p>1017542</text:p>
          </table:table-cell>
          <table:table-cell office:value-type="float" office:value="6339106" calcext:value-type="float">
            <text:p>6339106</text:p>
          </table:table-cell>
          <table:table-cell office:value-type="float" office:value="7565" calcext:value-type="float">
            <text:p>7565</text:p>
          </table:table-cell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6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LAUMES</text:p>
          </table:table-cell>
          <table:table-cell table:style-name="ce2" office:value-type="string" calcext:value-type="string">
            <text:p>06071</text:p>
          </table:table-cell>
          <table:table-cell office:value-type="string" calcext:value-type="string">
            <text:p>Commune simple</text:p>
          </table:table-cell>
          <table:table-cell office:value-type="float" office:value="1009745" calcext:value-type="float">
            <text:p>1009745</text:p>
          </table:table-cell>
          <table:table-cell office:value-type="float" office:value="6341570" calcext:value-type="float">
            <text:p>6341570</text:p>
          </table:table-cell>
          <table:table-cell office:value-type="float" office:value="8702" calcext:value-type="float">
            <text:p>8702</text:p>
          </table:table-cell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1</text:p>
          </table:table-cell>
          <table:table-cell office:value-type="string" calcext:value-type="string">
            <text:p>Villars-sur-Var</text:p>
          </table:table-cell>
          <table:table-cell office:value-type="string" calcext:value-type="string">
            <text:p>VILLARS-SUR-VAR</text:p>
          </table:table-cell>
          <table:table-cell table:style-name="ce2" office:value-type="string" calcext:value-type="string">
            <text:p>06158</text:p>
          </table:table-cell>
          <table:table-cell office:value-type="string" calcext:value-type="string">
            <text:p>Commune simple</text:p>
          </table:table-cell>
          <table:table-cell office:value-type="float" office:value="1027179" calcext:value-type="float">
            <text:p>1027179</text:p>
          </table:table-cell>
          <table:table-cell office:value-type="float" office:value="6325974" calcext:value-type="float">
            <text:p>6325974</text:p>
          </table:table-cell>
          <table:table-cell office:value-type="float" office:value="2527" calcext:value-type="float">
            <text:p>2527</text:p>
          </table:table-cell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59</text:p>
          </table:table-cell>
          <table:table-cell office:value-type="string" calcext:value-type="string">
            <text:p>Utelle</text:p>
          </table:table-cell>
          <table:table-cell office:value-type="string" calcext:value-type="string">
            <text:p>UTELLE</text:p>
          </table:table-cell>
          <table:table-cell table:style-name="ce2" office:value-type="string" calcext:value-type="string">
            <text:p>06151</text:p>
          </table:table-cell>
          <table:table-cell office:value-type="string" calcext:value-type="string">
            <text:p>Commune simple</text:p>
          </table:table-cell>
          <table:table-cell office:value-type="float" office:value="1040885" calcext:value-type="float">
            <text:p>1040885</text:p>
          </table:table-cell>
          <table:table-cell office:value-type="float" office:value="6324601" calcext:value-type="float">
            <text:p>6324601</text:p>
          </table:table-cell>
          <table:table-cell office:value-type="float" office:value="6797" calcext:value-type="float">
            <text:p>6797</text:p>
          </table:table-cell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12</text:p>
          </table:table-cell>
          <table:table-cell office:value-type="string" calcext:value-type="string">
            <text:p>Gorbio</text:p>
          </table:table-cell>
          <table:table-cell office:value-type="string" calcext:value-type="string">
            <text:p>GORBIO</text:p>
          </table:table-cell>
          <table:table-cell table:style-name="ce2" office:value-type="string" calcext:value-type="string">
            <text:p>06067</text:p>
          </table:table-cell>
          <table:table-cell office:value-type="string" calcext:value-type="string">
            <text:p>Commune simple</text:p>
          </table:table-cell>
          <table:table-cell office:value-type="float" office:value="1057523" calcext:value-type="float">
            <text:p>1057523</text:p>
          </table:table-cell>
          <table:table-cell office:value-type="float" office:value="6308732" calcext:value-type="float">
            <text:p>6308732</text:p>
          </table:table-cell>
          <table:table-cell office:value-type="float" office:value="702" calcext:value-type="float">
            <text:p>702</text:p>
          </table:table-cell>
          <table:table-cell office:value-type="float" office:value="1547" calcext:value-type="float">
            <text:p>154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7</text:p>
          </table:table-cell>
          <table:table-cell office:value-type="string" calcext:value-type="string">
            <text:p>Carros</text:p>
          </table:table-cell>
          <table:table-cell office:value-type="string" calcext:value-type="string">
            <text:p>CARROS</text:p>
          </table:table-cell>
          <table:table-cell table:style-name="ce2" office:value-type="string" calcext:value-type="string">
            <text:p>06033</text:p>
          </table:table-cell>
          <table:table-cell office:value-type="string" calcext:value-type="string">
            <text:p>Commune simple</text:p>
          </table:table-cell>
          <table:table-cell office:value-type="float" office:value="1036465" calcext:value-type="float">
            <text:p>1036465</text:p>
          </table:table-cell>
          <table:table-cell office:value-type="float" office:value="6307427" calcext:value-type="float">
            <text:p>6307427</text:p>
          </table:table-cell>
          <table:table-cell office:value-type="float" office:value="1511" calcext:value-type="float">
            <text:p>1511</text:p>
          </table:table-cell>
          <table:table-cell office:value-type="float" office:value="12489" calcext:value-type="float">
            <text:p>1248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52</text:p>
          </table:table-cell>
          <table:table-cell office:value-type="string" calcext:value-type="string">
            <text:p>Touët-sur-Var</text:p>
          </table:table-cell>
          <table:table-cell office:value-type="string" calcext:value-type="string">
            <text:p>TOUET-SUR-VAR</text:p>
          </table:table-cell>
          <table:table-cell table:style-name="ce2" office:value-type="string" calcext:value-type="string">
            <text:p>06143</text:p>
          </table:table-cell>
          <table:table-cell office:value-type="string" calcext:value-type="string">
            <text:p>Commune simple</text:p>
          </table:table-cell>
          <table:table-cell office:value-type="float" office:value="1021712" calcext:value-type="float">
            <text:p>1021712</text:p>
          </table:table-cell>
          <table:table-cell office:value-type="float" office:value="6324288" calcext:value-type="float">
            <text:p>6324288</text:p>
          </table:table-cell>
          <table:table-cell office:value-type="float" office:value="1498" calcext:value-type="float">
            <text:p>1498</text:p>
          </table:table-cell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51</text:p>
          </table:table-cell>
          <table:table-cell office:value-type="string" calcext:value-type="string">
            <text:p>Caussols</text:p>
          </table:table-cell>
          <table:table-cell office:value-type="string" calcext:value-type="string">
            <text:p>CAUSSOLS</text:p>
          </table:table-cell>
          <table:table-cell table:style-name="ce2" office:value-type="string" calcext:value-type="string">
            <text:p>06037</text:p>
          </table:table-cell>
          <table:table-cell office:value-type="string" calcext:value-type="string">
            <text:p>Commune simple</text:p>
          </table:table-cell>
          <table:table-cell office:value-type="float" office:value="1014705" calcext:value-type="float">
            <text:p>1014705</text:p>
          </table:table-cell>
          <table:table-cell office:value-type="float" office:value="6300950" calcext:value-type="float">
            <text:p>6300950</text:p>
          </table:table-cell>
          <table:table-cell office:value-type="float" office:value="2739" calcext:value-type="float">
            <text:p>2739</text:p>
          </table:table-cell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47</text:p>
          </table:table-cell>
          <table:table-cell office:value-type="string" calcext:value-type="string">
            <text:p>Lantosque</text:p>
          </table:table-cell>
          <table:table-cell office:value-type="string" calcext:value-type="string">
            <text:p>LANTOSQUE</text:p>
          </table:table-cell>
          <table:table-cell table:style-name="ce2" office:value-type="string" calcext:value-type="string">
            <text:p>06074</text:p>
          </table:table-cell>
          <table:table-cell office:value-type="string" calcext:value-type="string">
            <text:p>Commune simple</text:p>
          </table:table-cell>
          <table:table-cell office:value-type="float" office:value="1045775" calcext:value-type="float">
            <text:p>1045775</text:p>
          </table:table-cell>
          <table:table-cell office:value-type="float" office:value="6328518" calcext:value-type="float">
            <text:p>6328518</text:p>
          </table:table-cell>
          <table:table-cell office:value-type="float" office:value="4476" calcext:value-type="float">
            <text:p>4476</text:p>
          </table:table-cell>
          <table:table-cell office:value-type="float" office:value="1277" calcext:value-type="float">
            <text:p>127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1</text:p>
          </table:table-cell>
          <table:table-cell office:value-type="string" calcext:value-type="string">
            <text:p>La Croix-sur-Roudoule</text:p>
          </table:table-cell>
          <table:table-cell office:value-type="string" calcext:value-type="string">
            <text:p>LA CROIX-SUR-ROUDOULE</text:p>
          </table:table-cell>
          <table:table-cell table:style-name="ce2" office:value-type="string" calcext:value-type="string">
            <text:p>06051</text:p>
          </table:table-cell>
          <table:table-cell office:value-type="string" calcext:value-type="string">
            <text:p>Commune simple</text:p>
          </table:table-cell>
          <table:table-cell office:value-type="float" office:value="1010264" calcext:value-type="float">
            <text:p>1010264</text:p>
          </table:table-cell>
          <table:table-cell office:value-type="float" office:value="6329829" calcext:value-type="float">
            <text:p>6329829</text:p>
          </table:table-cell>
          <table:table-cell office:value-type="float" office:value="3006" calcext:value-type="float">
            <text:p>3006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68</text:p>
          </table:table-cell>
          <table:table-cell office:value-type="string" calcext:value-type="string">
            <text:p>Lieuche</text:p>
          </table:table-cell>
          <table:table-cell office:value-type="string" calcext:value-type="string">
            <text:p>LIEUCHE</text:p>
          </table:table-cell>
          <table:table-cell table:style-name="ce2" office:value-type="string" calcext:value-type="string">
            <text:p>06076</text:p>
          </table:table-cell>
          <table:table-cell office:value-type="string" calcext:value-type="string">
            <text:p>Commune simple</text:p>
          </table:table-cell>
          <table:table-cell office:value-type="float" office:value="1022954" calcext:value-type="float">
            <text:p>1022954</text:p>
          </table:table-cell>
          <table:table-cell office:value-type="float" office:value="6330607" calcext:value-type="float">
            <text:p>6330607</text:p>
          </table:table-cell>
          <table:table-cell office:value-type="float" office:value="1340" calcext:value-type="float">
            <text:p>134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37</text:p>
          </table:table-cell>
          <table:table-cell office:value-type="string" calcext:value-type="string">
            <text:p>Cap-d'Ail</text:p>
          </table:table-cell>
          <table:table-cell office:value-type="string" calcext:value-type="string">
            <text:p>CAP-D'AIL</text:p>
          </table:table-cell>
          <table:table-cell table:style-name="ce2" office:value-type="string" calcext:value-type="string">
            <text:p>06032</text:p>
          </table:table-cell>
          <table:table-cell office:value-type="string" calcext:value-type="string">
            <text:p>Commune simple</text:p>
          </table:table-cell>
          <table:table-cell office:value-type="float" office:value="1054595" calcext:value-type="float">
            <text:p>1054595</text:p>
          </table:table-cell>
          <table:table-cell office:value-type="float" office:value="6301746" calcext:value-type="float">
            <text:p>6301746</text:p>
          </table:table-cell>
          <table:table-cell office:value-type="float" office:value="204" calcext:value-type="float">
            <text:p>204</text:p>
          </table:table-cell>
          <table:table-cell office:value-type="float" office:value="4529" calcext:value-type="float">
            <text:p>452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3</text:p>
          </table:table-cell>
          <table:table-cell office:value-type="string" calcext:value-type="string">
            <text:p>Aspremont</text:p>
          </table:table-cell>
          <table:table-cell office:value-type="string" calcext:value-type="string">
            <text:p>ASPREMONT</text:p>
          </table:table-cell>
          <table:table-cell table:style-name="ce2" office:value-type="string" calcext:value-type="string">
            <text:p>06006</text:p>
          </table:table-cell>
          <table:table-cell office:value-type="string" calcext:value-type="string">
            <text:p>Commune simple</text:p>
          </table:table-cell>
          <table:table-cell office:value-type="float" office:value="1041473" calcext:value-type="float">
            <text:p>1041473</text:p>
          </table:table-cell>
          <table:table-cell office:value-type="float" office:value="6307020" calcext:value-type="float">
            <text:p>6307020</text:p>
          </table:table-cell>
          <table:table-cell office:value-type="float" office:value="944" calcext:value-type="float">
            <text:p>944</text:p>
          </table:table-cell>
          <table:table-cell office:value-type="float" office:value="2230" calcext:value-type="float">
            <text:p>223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19</text:p>
          </table:table-cell>
          <table:table-cell office:value-type="string" calcext:value-type="string">
            <text:p>Châteauneuf-Villevieille</text:p>
          </table:table-cell>
          <table:table-cell office:value-type="string" calcext:value-type="string">
            <text:p>CHATEAUNEUF-VILLEVIEILLE</text:p>
          </table:table-cell>
          <table:table-cell table:style-name="ce2" office:value-type="string" calcext:value-type="string">
            <text:p>06039</text:p>
          </table:table-cell>
          <table:table-cell office:value-type="string" calcext:value-type="string">
            <text:p>Commune simple</text:p>
          </table:table-cell>
          <table:table-cell office:value-type="float" office:value="1045533" calcext:value-type="float">
            <text:p>1045533</text:p>
          </table:table-cell>
          <table:table-cell office:value-type="float" office:value="6309594" calcext:value-type="float">
            <text:p>6309594</text:p>
          </table:table-cell>
          <table:table-cell office:value-type="float" office:value="838" calcext:value-type="float">
            <text:p>838</text:p>
          </table:table-cell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3</text:p>
          </table:table-cell>
          <table:table-cell office:value-type="string" calcext:value-type="string">
            <text:p>Saint-Léger</text:p>
          </table:table-cell>
          <table:table-cell office:value-type="string" calcext:value-type="string">
            <text:p>SAINT-LEGER</text:p>
          </table:table-cell>
          <table:table-cell table:style-name="ce2" office:value-type="string" calcext:value-type="string">
            <text:p>06124</text:p>
          </table:table-cell>
          <table:table-cell office:value-type="string" calcext:value-type="string">
            <text:p>Commune simple</text:p>
          </table:table-cell>
          <table:table-cell office:value-type="float" office:value="1006625" calcext:value-type="float">
            <text:p>1006625</text:p>
          </table:table-cell>
          <table:table-cell office:value-type="float" office:value="6329899" calcext:value-type="float">
            <text:p>6329899</text:p>
          </table:table-cell>
          <table:table-cell office:value-type="float" office:value="461" calcext:value-type="float">
            <text:p>46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899</text:p>
          </table:table-cell>
          <table:table-cell office:value-type="string" calcext:value-type="string">
            <text:p>Saint-Martin-Vésubie</text:p>
          </table:table-cell>
          <table:table-cell office:value-type="string" calcext:value-type="string">
            <text:p>SAINT-MARTIN-VESUBIE</text:p>
          </table:table-cell>
          <table:table-cell table:style-name="ce2" office:value-type="string" calcext:value-type="string">
            <text:p>06127</text:p>
          </table:table-cell>
          <table:table-cell office:value-type="string" calcext:value-type="string">
            <text:p>Commune simple</text:p>
          </table:table-cell>
          <table:table-cell office:value-type="float" office:value="1045182" calcext:value-type="float">
            <text:p>1045182</text:p>
          </table:table-cell>
          <table:table-cell office:value-type="float" office:value="6342155" calcext:value-type="float">
            <text:p>6342155</text:p>
          </table:table-cell>
          <table:table-cell office:value-type="float" office:value="9713" calcext:value-type="float">
            <text:p>9713</text:p>
          </table:table-cell>
          <table:table-cell office:value-type="float" office:value="1427" calcext:value-type="float">
            <text:p>142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16</text:p>
          </table:table-cell>
          <table:table-cell office:value-type="string" calcext:value-type="string">
            <text:p>Peillon</text:p>
          </table:table-cell>
          <table:table-cell office:value-type="string" calcext:value-type="string">
            <text:p>PEILLON</text:p>
          </table:table-cell>
          <table:table-cell table:style-name="ce2" office:value-type="string" calcext:value-type="string">
            <text:p>06092</text:p>
          </table:table-cell>
          <table:table-cell office:value-type="string" calcext:value-type="string">
            <text:p>Commune simple</text:p>
          </table:table-cell>
          <table:table-cell office:value-type="float" office:value="1051742" calcext:value-type="float">
            <text:p>1051742</text:p>
          </table:table-cell>
          <table:table-cell office:value-type="float" office:value="6306800" calcext:value-type="float">
            <text:p>6306800</text:p>
          </table:table-cell>
          <table:table-cell office:value-type="float" office:value="870" calcext:value-type="float">
            <text:p>870</text:p>
          </table:table-cell>
          <table:table-cell office:value-type="float" office:value="1462" calcext:value-type="float">
            <text:p>146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66</text:p>
          </table:table-cell>
          <table:table-cell office:value-type="string" calcext:value-type="string">
            <text:p>Bairols</text:p>
          </table:table-cell>
          <table:table-cell office:value-type="string" calcext:value-type="string">
            <text:p>BAIROLS</text:p>
          </table:table-cell>
          <table:table-cell table:style-name="ce2" office:value-type="string" calcext:value-type="string">
            <text:p>06009</text:p>
          </table:table-cell>
          <table:table-cell office:value-type="string" calcext:value-type="string">
            <text:p>Commune simple</text:p>
          </table:table-cell>
          <table:table-cell office:value-type="float" office:value="1030188" calcext:value-type="float">
            <text:p>1030188</text:p>
          </table:table-cell>
          <table:table-cell office:value-type="float" office:value="6329332" calcext:value-type="float">
            <text:p>6329332</text:p>
          </table:table-cell>
          <table:table-cell office:value-type="float" office:value="1524" calcext:value-type="float">
            <text:p>1524</text:p>
          </table:table-cell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1</text:p>
          </table:table-cell>
          <table:table-cell office:value-type="string" calcext:value-type="string">
            <text:p>Roquestéron</text:p>
          </table:table-cell>
          <table:table-cell office:value-type="string" calcext:value-type="string">
            <text:p>ROQUESTERON</text:p>
          </table:table-cell>
          <table:table-cell table:style-name="ce2" office:value-type="string" calcext:value-type="string">
            <text:p>06106</text:p>
          </table:table-cell>
          <table:table-cell office:value-type="string" calcext:value-type="string">
            <text:p>Commune simple</text:p>
          </table:table-cell>
          <table:table-cell office:value-type="float" office:value="1023010" calcext:value-type="float">
            <text:p>1023010</text:p>
          </table:table-cell>
          <table:table-cell office:value-type="float" office:value="6316094" calcext:value-type="float">
            <text:p>6316094</text:p>
          </table:table-cell>
          <table:table-cell office:value-type="float" office:value="647" calcext:value-type="float">
            <text:p>647</text:p>
          </table:table-cell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2</text:p>
          </table:table-cell>
          <table:table-cell office:value-type="string" calcext:value-type="string">
            <text:p>Conségudes</text:p>
          </table:table-cell>
          <table:table-cell office:value-type="string" calcext:value-type="string">
            <text:p>CONSEGUDES</text:p>
          </table:table-cell>
          <table:table-cell table:style-name="ce2" office:value-type="string" calcext:value-type="string">
            <text:p>06047</text:p>
          </table:table-cell>
          <table:table-cell office:value-type="string" calcext:value-type="string">
            <text:p>Commune simple</text:p>
          </table:table-cell>
          <table:table-cell office:value-type="float" office:value="1025251" calcext:value-type="float">
            <text:p>1025251</text:p>
          </table:table-cell>
          <table:table-cell office:value-type="float" office:value="6312807" calcext:value-type="float">
            <text:p>6312807</text:p>
          </table:table-cell>
          <table:table-cell office:value-type="float" office:value="1247" calcext:value-type="float">
            <text:p>1247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17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DRAP</text:p>
          </table:table-cell>
          <table:table-cell table:style-name="ce2" office:value-type="string" calcext:value-type="string">
            <text:p>06054</text:p>
          </table:table-cell>
          <table:table-cell office:value-type="string" calcext:value-type="string">
            <text:p>Commune simple</text:p>
          </table:table-cell>
          <table:table-cell office:value-type="float" office:value="1049299" calcext:value-type="float">
            <text:p>1049299</text:p>
          </table:table-cell>
          <table:table-cell office:value-type="float" office:value="6305060" calcext:value-type="float">
            <text:p>6305060</text:p>
          </table:table-cell>
          <table:table-cell office:value-type="float" office:value="554" calcext:value-type="float">
            <text:p>554</text:p>
          </table:table-cell>
          <table:table-cell office:value-type="float" office:value="4660" calcext:value-type="float">
            <text:p>466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56</text:p>
          </table:table-cell>
          <table:table-cell office:value-type="string" calcext:value-type="string">
            <text:p>Lucéram</text:p>
          </table:table-cell>
          <table:table-cell office:value-type="string" calcext:value-type="string">
            <text:p>LUCERAM</text:p>
          </table:table-cell>
          <table:table-cell table:style-name="ce2" office:value-type="string" calcext:value-type="string">
            <text:p>06077</text:p>
          </table:table-cell>
          <table:table-cell office:value-type="string" calcext:value-type="string">
            <text:p>Commune simple</text:p>
          </table:table-cell>
          <table:table-cell office:value-type="float" office:value="1049378" calcext:value-type="float">
            <text:p>1049378</text:p>
          </table:table-cell>
          <table:table-cell office:value-type="float" office:value="6320645" calcext:value-type="float">
            <text:p>6320645</text:p>
          </table:table-cell>
          <table:table-cell office:value-type="float" office:value="6552" calcext:value-type="float">
            <text:p>6552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75</text:p>
          </table:table-cell>
          <table:table-cell office:value-type="string" calcext:value-type="string">
            <text:p>Castellar</text:p>
          </table:table-cell>
          <table:table-cell office:value-type="string" calcext:value-type="string">
            <text:p>CASTELLAR</text:p>
          </table:table-cell>
          <table:table-cell table:style-name="ce2" office:value-type="string" calcext:value-type="string">
            <text:p>06035</text:p>
          </table:table-cell>
          <table:table-cell office:value-type="string" calcext:value-type="string">
            <text:p>Commune simple</text:p>
          </table:table-cell>
          <table:table-cell office:value-type="float" office:value="1061752" calcext:value-type="float">
            <text:p>1061752</text:p>
          </table:table-cell>
          <table:table-cell office:value-type="float" office:value="6312688" calcext:value-type="float">
            <text:p>6312688</text:p>
          </table:table-cell>
          <table:table-cell office:value-type="float" office:value="1224" calcext:value-type="float">
            <text:p>1224</text:p>
          </table:table-cell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6</text:p>
          </table:table-cell>
          <table:table-cell office:value-type="string" calcext:value-type="string">
            <text:p>La Roquette-sur-Var</text:p>
          </table:table-cell>
          <table:table-cell office:value-type="string" calcext:value-type="string">
            <text:p>LA ROQUETTE-SUR-VAR</text:p>
          </table:table-cell>
          <table:table-cell table:style-name="ce2" office:value-type="string" calcext:value-type="string">
            <text:p>06109</text:p>
          </table:table-cell>
          <table:table-cell office:value-type="string" calcext:value-type="string">
            <text:p>Commune simple</text:p>
          </table:table-cell>
          <table:table-cell office:value-type="float" office:value="1037901" calcext:value-type="float">
            <text:p>1037901</text:p>
          </table:table-cell>
          <table:table-cell office:value-type="float" office:value="6312770" calcext:value-type="float">
            <text:p>6312770</text:p>
          </table:table-cell>
          <table:table-cell office:value-type="float" office:value="399" calcext:value-type="float">
            <text:p>399</text:p>
          </table:table-cell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2</text:p>
          </table:table-cell>
          <table:table-cell office:value-type="string" calcext:value-type="string">
            <text:p>Courmes</text:p>
          </table:table-cell>
          <table:table-cell office:value-type="string" calcext:value-type="string">
            <text:p>COURMES</text:p>
          </table:table-cell>
          <table:table-cell table:style-name="ce2" office:value-type="string" calcext:value-type="string">
            <text:p>06049</text:p>
          </table:table-cell>
          <table:table-cell office:value-type="string" calcext:value-type="string">
            <text:p>Commune simple</text:p>
          </table:table-cell>
          <table:table-cell office:value-type="float" office:value="1023990" calcext:value-type="float">
            <text:p>1023990</text:p>
          </table:table-cell>
          <table:table-cell office:value-type="float" office:value="6302914" calcext:value-type="float">
            <text:p>6302914</text:p>
          </table:table-cell>
          <table:table-cell office:value-type="float" office:value="1571" calcext:value-type="float">
            <text:p>1571</text:p>
          </table:table-cell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4</text:p>
          </table:table-cell>
          <table:table-cell office:value-type="string" calcext:value-type="string">
            <text:p>Malaussène</text:p>
          </table:table-cell>
          <table:table-cell office:value-type="string" calcext:value-type="string">
            <text:p>MALAUSSENE</text:p>
          </table:table-cell>
          <table:table-cell table:style-name="ce2" office:value-type="string" calcext:value-type="string">
            <text:p>06078</text:p>
          </table:table-cell>
          <table:table-cell office:value-type="string" calcext:value-type="string">
            <text:p>Commune simple</text:p>
          </table:table-cell>
          <table:table-cell office:value-type="float" office:value="1032253" calcext:value-type="float">
            <text:p>1032253</text:p>
          </table:table-cell>
          <table:table-cell office:value-type="float" office:value="6321614" calcext:value-type="float">
            <text:p>6321614</text:p>
          </table:table-cell>
          <table:table-cell office:value-type="float" office:value="1948" calcext:value-type="float">
            <text:p>1948</text:p>
          </table:table-cell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55</text:p>
          </table:table-cell>
          <table:table-cell office:value-type="string" calcext:value-type="string">
            <text:p>Touët-de-l'Escarène</text:p>
          </table:table-cell>
          <table:table-cell office:value-type="string" calcext:value-type="string">
            <text:p>TOUET-DE-L'ESCARENE</text:p>
          </table:table-cell>
          <table:table-cell table:style-name="ce2" office:value-type="string" calcext:value-type="string">
            <text:p>06142</text:p>
          </table:table-cell>
          <table:table-cell office:value-type="string" calcext:value-type="string">
            <text:p>Commune simple</text:p>
          </table:table-cell>
          <table:table-cell office:value-type="float" office:value="1051755" calcext:value-type="float">
            <text:p>1051755</text:p>
          </table:table-cell>
          <table:table-cell office:value-type="float" office:value="6315605" calcext:value-type="float">
            <text:p>6315605</text:p>
          </table:table-cell>
          <table:table-cell office:value-type="float" office:value="457" calcext:value-type="float">
            <text:p>457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26</text:p>
          </table:table-cell>
          <table:table-cell office:value-type="string" calcext:value-type="string">
            <text:p>Castagniers</text:p>
          </table:table-cell>
          <table:table-cell office:value-type="string" calcext:value-type="string">
            <text:p>CASTAGNIERS</text:p>
          </table:table-cell>
          <table:table-cell table:style-name="ce2" office:value-type="string" calcext:value-type="string">
            <text:p>06034</text:p>
          </table:table-cell>
          <table:table-cell office:value-type="string" calcext:value-type="string">
            <text:p>Commune simple</text:p>
          </table:table-cell>
          <table:table-cell office:value-type="float" office:value="1040293" calcext:value-type="float">
            <text:p>1040293</text:p>
          </table:table-cell>
          <table:table-cell office:value-type="float" office:value="6308500" calcext:value-type="float">
            <text:p>6308500</text:p>
          </table:table-cell>
          <table:table-cell office:value-type="float" office:value="752" calcext:value-type="float">
            <text:p>752</text:p>
          </table:table-cell>
          <table:table-cell office:value-type="float" office:value="1635" calcext:value-type="float">
            <text:p>163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61</text:p>
          </table:table-cell>
          <table:table-cell office:value-type="string" calcext:value-type="string">
            <text:p>Saorge</text:p>
          </table:table-cell>
          <table:table-cell office:value-type="string" calcext:value-type="string">
            <text:p>SAORGE</text:p>
          </table:table-cell>
          <table:table-cell table:style-name="ce2" office:value-type="string" calcext:value-type="string">
            <text:p>06132</text:p>
          </table:table-cell>
          <table:table-cell office:value-type="string" calcext:value-type="string">
            <text:p>Commune simple</text:p>
          </table:table-cell>
          <table:table-cell office:value-type="float" office:value="1059355" calcext:value-type="float">
            <text:p>1059355</text:p>
          </table:table-cell>
          <table:table-cell office:value-type="float" office:value="6332373" calcext:value-type="float">
            <text:p>6332373</text:p>
          </table:table-cell>
          <table:table-cell office:value-type="float" office:value="8678" calcext:value-type="float">
            <text:p>8678</text:p>
          </table:table-cell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9</text:p>
          </table:table-cell>
          <table:table-cell office:value-type="string" calcext:value-type="string">
            <text:p>Les Ferres</text:p>
          </table:table-cell>
          <table:table-cell office:value-type="string" calcext:value-type="string">
            <text:p>LES FERRES</text:p>
          </table:table-cell>
          <table:table-cell table:style-name="ce2" office:value-type="string" calcext:value-type="string">
            <text:p>06061</text:p>
          </table:table-cell>
          <table:table-cell office:value-type="string" calcext:value-type="string">
            <text:p>Commune simple</text:p>
          </table:table-cell>
          <table:table-cell office:value-type="float" office:value="1029088" calcext:value-type="float">
            <text:p>1029088</text:p>
          </table:table-cell>
          <table:table-cell office:value-type="float" office:value="6313360" calcext:value-type="float">
            <text:p>6313360</text:p>
          </table:table-cell>
          <table:table-cell office:value-type="float" office:value="1370" calcext:value-type="float">
            <text:p>1370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2</text:p>
          </table:table-cell>
          <table:table-cell office:value-type="string" calcext:value-type="string">
            <text:p>Valdeblore</text:p>
          </table:table-cell>
          <table:table-cell office:value-type="string" calcext:value-type="string">
            <text:p>VALDEBLORE</text:p>
          </table:table-cell>
          <table:table-cell table:style-name="ce2" office:value-type="string" calcext:value-type="string">
            <text:p>06153</text:p>
          </table:table-cell>
          <table:table-cell office:value-type="string" calcext:value-type="string">
            <text:p>Commune simple</text:p>
          </table:table-cell>
          <table:table-cell office:value-type="float" office:value="1035676" calcext:value-type="float">
            <text:p>1035676</text:p>
          </table:table-cell>
          <table:table-cell office:value-type="float" office:value="6344335" calcext:value-type="float">
            <text:p>6344335</text:p>
          </table:table-cell>
          <table:table-cell office:value-type="float" office:value="9416" calcext:value-type="float">
            <text:p>9416</text:p>
          </table:table-cell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84</text:p>
          </table:table-cell>
          <table:table-cell office:value-type="string" calcext:value-type="string">
            <text:p>Saint-Martin-du-Var</text:p>
          </table:table-cell>
          <table:table-cell office:value-type="string" calcext:value-type="string">
            <text:p>SAINT-MARTIN-DU-VAR</text:p>
          </table:table-cell>
          <table:table-cell table:style-name="ce2" office:value-type="string" calcext:value-type="string">
            <text:p>06126</text:p>
          </table:table-cell>
          <table:table-cell office:value-type="string" calcext:value-type="string">
            <text:p>Commune simple</text:p>
          </table:table-cell>
          <table:table-cell office:value-type="float" office:value="1037873" calcext:value-type="float">
            <text:p>1037873</text:p>
          </table:table-cell>
          <table:table-cell office:value-type="float" office:value="6310609" calcext:value-type="float">
            <text:p>6310609</text:p>
          </table:table-cell>
          <table:table-cell office:value-type="float" office:value="559" calcext:value-type="float">
            <text:p>559</text:p>
          </table:table-cell>
          <table:table-cell office:value-type="float" office:value="3059" calcext:value-type="float">
            <text:p>305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554</text:p>
          </table:table-cell>
          <table:table-cell office:value-type="string" calcext:value-type="string">
            <text:p>La Brigue</text:p>
          </table:table-cell>
          <table:table-cell office:value-type="string" calcext:value-type="string">
            <text:p>LA BRIGUE</text:p>
          </table:table-cell>
          <table:table-cell table:style-name="ce2" office:value-type="string" calcext:value-type="string">
            <text:p>06162</text:p>
          </table:table-cell>
          <table:table-cell office:value-type="string" calcext:value-type="string">
            <text:p>Commune simple</text:p>
          </table:table-cell>
          <table:table-cell office:value-type="float" office:value="1072319" calcext:value-type="float">
            <text:p>1072319</text:p>
          </table:table-cell>
          <table:table-cell office:value-type="float" office:value="6339944" calcext:value-type="float">
            <text:p>6339944</text:p>
          </table:table-cell>
          <table:table-cell office:value-type="float" office:value="9177" calcext:value-type="float">
            <text:p>9177</text:p>
          </table:table-cell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0</text:p>
          </table:table-cell>
          <table:table-cell office:value-type="string" calcext:value-type="string">
            <text:p>Val d'Oronaye</text:p>
          </table:table-cell>
          <table:table-cell office:value-type="string" calcext:value-type="string">
            <text:p>VAL D'ORONAYE</text:p>
          </table:table-cell>
          <table:table-cell table:style-name="ce2" office:value-type="string" calcext:value-type="string">
            <text:p>04120</text:p>
          </table:table-cell>
          <table:table-cell office:value-type="string" calcext:value-type="string">
            <text:p>Commune simple</text:p>
          </table:table-cell>
          <table:table-cell office:value-type="float" office:value="1006699" calcext:value-type="float">
            <text:p>1006699</text:p>
          </table:table-cell>
          <table:table-cell office:value-type="float" office:value="6379586" calcext:value-type="float">
            <text:p>6379586</text:p>
          </table:table-cell>
          <table:table-cell office:value-type="float" office:value="10945" calcext:value-type="float">
            <text:p>10945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388</text:p>
          </table:table-cell>
          <table:table-cell office:value-type="string" calcext:value-type="string">
            <text:p>Entraunes</text:p>
          </table:table-cell>
          <table:table-cell office:value-type="string" calcext:value-type="string">
            <text:p>ENTRAUNES</text:p>
          </table:table-cell>
          <table:table-cell table:style-name="ce2" office:value-type="string" calcext:value-type="string">
            <text:p>06056</text:p>
          </table:table-cell>
          <table:table-cell office:value-type="string" calcext:value-type="string">
            <text:p>Commune simple</text:p>
          </table:table-cell>
          <table:table-cell office:value-type="float" office:value="1000654" calcext:value-type="float">
            <text:p>1000654</text:p>
          </table:table-cell>
          <table:table-cell office:value-type="float" office:value="6354051" calcext:value-type="float">
            <text:p>6354051</text:p>
          </table:table-cell>
          <table:table-cell office:value-type="float" office:value="8145" calcext:value-type="float">
            <text:p>8145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020</text:p>
          </table:table-cell>
          <table:table-cell office:value-type="string" calcext:value-type="string">
            <text:p>La Salle-les-Alpes</text:p>
          </table:table-cell>
          <table:table-cell office:value-type="string" calcext:value-type="string">
            <text:p>LA SALLE-LES-ALPES</text:p>
          </table:table-cell>
          <table:table-cell table:style-name="ce2" office:value-type="string" calcext:value-type="string">
            <text:p>05161</text:p>
          </table:table-cell>
          <table:table-cell office:value-type="string" calcext:value-type="string">
            <text:p>Commune simple</text:p>
          </table:table-cell>
          <table:table-cell office:value-type="float" office:value="981119" calcext:value-type="float">
            <text:p>981119</text:p>
          </table:table-cell>
          <table:table-cell office:value-type="float" office:value="6433374" calcext:value-type="float">
            <text:p>6433374</text:p>
          </table:table-cell>
          <table:table-cell office:value-type="float" office:value="3542" calcext:value-type="float">
            <text:p>3542</text:p>
          </table:table-cell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019</text:p>
          </table:table-cell>
          <table:table-cell office:value-type="string" calcext:value-type="string">
            <text:p>Saint-Chaffrey</text:p>
          </table:table-cell>
          <table:table-cell office:value-type="string" calcext:value-type="string">
            <text:p>SAINT-CHAFFREY</text:p>
          </table:table-cell>
          <table:table-cell table:style-name="ce2" office:value-type="string" calcext:value-type="string">
            <text:p>05133</text:p>
          </table:table-cell>
          <table:table-cell office:value-type="string" calcext:value-type="string">
            <text:p>Commune simple</text:p>
          </table:table-cell>
          <table:table-cell office:value-type="float" office:value="983872" calcext:value-type="float">
            <text:p>983872</text:p>
          </table:table-cell>
          <table:table-cell office:value-type="float" office:value="6433508" calcext:value-type="float">
            <text:p>6433508</text:p>
          </table:table-cell>
          <table:table-cell office:value-type="float" office:value="2588" calcext:value-type="float">
            <text:p>2588</text:p>
          </table:table-cell>
          <table:table-cell office:value-type="float" office:value="1567" calcext:value-type="float">
            <text:p>156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72</text:p>
          </table:table-cell>
          <table:table-cell office:value-type="string" calcext:value-type="string">
            <text:p>Sallagriffon</text:p>
          </table:table-cell>
          <table:table-cell office:value-type="string" calcext:value-type="string">
            <text:p>SALLAGRIFFON</text:p>
          </table:table-cell>
          <table:table-cell table:style-name="ce2" office:value-type="string" calcext:value-type="string">
            <text:p>06131</text:p>
          </table:table-cell>
          <table:table-cell office:value-type="string" calcext:value-type="string">
            <text:p>Commune simple</text:p>
          </table:table-cell>
          <table:table-cell office:value-type="float" office:value="1014581" calcext:value-type="float">
            <text:p>1014581</text:p>
          </table:table-cell>
          <table:table-cell office:value-type="float" office:value="6316893" calcext:value-type="float">
            <text:p>6316893</text:p>
          </table:table-cell>
          <table:table-cell office:value-type="float" office:value="959" calcext:value-type="float">
            <text:p>959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5</text:p>
          </table:table-cell>
          <table:table-cell office:value-type="string" calcext:value-type="string">
            <text:p>Bagnols-en-Forêt</text:p>
          </table:table-cell>
          <table:table-cell office:value-type="string" calcext:value-type="string">
            <text:p>BAGNOLS-EN-FORET</text:p>
          </table:table-cell>
          <table:table-cell table:style-name="ce2" office:value-type="string" calcext:value-type="string">
            <text:p>83008</text:p>
          </table:table-cell>
          <table:table-cell office:value-type="string" calcext:value-type="string">
            <text:p>Commune simple</text:p>
          </table:table-cell>
          <table:table-cell office:value-type="float" office:value="999761" calcext:value-type="float">
            <text:p>999761</text:p>
          </table:table-cell>
          <table:table-cell office:value-type="float" office:value="6277523" calcext:value-type="float">
            <text:p>6277523</text:p>
          </table:table-cell>
          <table:table-cell office:value-type="float" office:value="4290" calcext:value-type="float">
            <text:p>4290</text:p>
          </table:table-cell>
          <table:table-cell office:value-type="float" office:value="2830" calcext:value-type="float">
            <text:p>283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51</text:p>
          </table:table-cell>
          <table:table-cell office:value-type="string" calcext:value-type="string">
            <text:p>La Roche-de-Rame</text:p>
          </table:table-cell>
          <table:table-cell office:value-type="string" calcext:value-type="string">
            <text:p>LA ROCHE-DE-RAME</text:p>
          </table:table-cell>
          <table:table-cell table:style-name="ce2" office:value-type="string" calcext:value-type="string">
            <text:p>05122</text:p>
          </table:table-cell>
          <table:table-cell office:value-type="string" calcext:value-type="string">
            <text:p>Commune simple</text:p>
          </table:table-cell>
          <table:table-cell office:value-type="float" office:value="985156" calcext:value-type="float">
            <text:p>985156</text:p>
          </table:table-cell>
          <table:table-cell office:value-type="float" office:value="6412810" calcext:value-type="float">
            <text:p>6412810</text:p>
          </table:table-cell>
          <table:table-cell office:value-type="float" office:value="4053" calcext:value-type="float">
            <text:p>4053</text:p>
          </table:table-cell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29</text:p>
          </table:table-cell>
          <table:table-cell office:value-type="string" calcext:value-type="string">
            <text:p>Puy-Saint-Vincent</text:p>
          </table:table-cell>
          <table:table-cell office:value-type="string" calcext:value-type="string">
            <text:p>PUY-SAINT-VINCENT</text:p>
          </table:table-cell>
          <table:table-cell table:style-name="ce2" office:value-type="string" calcext:value-type="string">
            <text:p>05110</text:p>
          </table:table-cell>
          <table:table-cell office:value-type="string" calcext:value-type="string">
            <text:p>Commune simple</text:p>
          </table:table-cell>
          <table:table-cell office:value-type="float" office:value="974293" calcext:value-type="float">
            <text:p>974293</text:p>
          </table:table-cell>
          <table:table-cell office:value-type="float" office:value="6418922" calcext:value-type="float">
            <text:p>6418922</text:p>
          </table:table-cell>
          <table:table-cell office:value-type="float" office:value="2298" calcext:value-type="float">
            <text:p>2298</text:p>
          </table:table-cell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50</text:p>
          </table:table-cell>
          <table:table-cell office:value-type="string" calcext:value-type="string">
            <text:p>Saint-Crépin</text:p>
          </table:table-cell>
          <table:table-cell office:value-type="string" calcext:value-type="string">
            <text:p>SAINT-CREPIN</text:p>
          </table:table-cell>
          <table:table-cell table:style-name="ce2" office:value-type="string" calcext:value-type="string">
            <text:p>05136</text:p>
          </table:table-cell>
          <table:table-cell office:value-type="string" calcext:value-type="string">
            <text:p>Commune simple</text:p>
          </table:table-cell>
          <table:table-cell office:value-type="float" office:value="987232" calcext:value-type="float">
            <text:p>987232</text:p>
          </table:table-cell>
          <table:table-cell office:value-type="float" office:value="6408935" calcext:value-type="float">
            <text:p>6408935</text:p>
          </table:table-cell>
          <table:table-cell office:value-type="float" office:value="4630" calcext:value-type="float">
            <text:p>4630</text:p>
          </table:table-cell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12</text:p>
          </table:table-cell>
          <table:table-cell office:value-type="string" calcext:value-type="string">
            <text:p>Dévoluy</text:p>
          </table:table-cell>
          <table:table-cell office:value-type="string" calcext:value-type="string">
            <text:p>DEVOLUY</text:p>
          </table:table-cell>
          <table:table-cell table:style-name="ce2" office:value-type="string" calcext:value-type="string">
            <text:p>05139</text:p>
          </table:table-cell>
          <table:table-cell office:value-type="string" calcext:value-type="string">
            <text:p>Commune simple</text:p>
          </table:table-cell>
          <table:table-cell office:value-type="float" office:value="929242" calcext:value-type="float">
            <text:p>929242</text:p>
          </table:table-cell>
          <table:table-cell office:value-type="float" office:value="6403200" calcext:value-type="float">
            <text:p>6403200</text:p>
          </table:table-cell>
          <table:table-cell office:value-type="float" office:value="18637" calcext:value-type="float">
            <text:p>18637</text:p>
          </table:table-cell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02</text:p>
          </table:table-cell>
          <table:table-cell office:value-type="string" calcext:value-type="string">
            <text:p>Réotier</text:p>
          </table:table-cell>
          <table:table-cell office:value-type="string" calcext:value-type="string">
            <text:p>REOTIER</text:p>
          </table:table-cell>
          <table:table-cell table:style-name="ce2" office:value-type="string" calcext:value-type="string">
            <text:p>05116</text:p>
          </table:table-cell>
          <table:table-cell office:value-type="string" calcext:value-type="string">
            <text:p>Commune simple</text:p>
          </table:table-cell>
          <table:table-cell office:value-type="float" office:value="982853" calcext:value-type="float">
            <text:p>982853</text:p>
          </table:table-cell>
          <table:table-cell office:value-type="float" office:value="6404095" calcext:value-type="float">
            <text:p>6404095</text:p>
          </table:table-cell>
          <table:table-cell office:value-type="float" office:value="2233" calcext:value-type="float">
            <text:p>2233</text:p>
          </table:table-cell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35</text:p>
          </table:table-cell>
          <table:table-cell office:value-type="string" calcext:value-type="string">
            <text:p>Buissard</text:p>
          </table:table-cell>
          <table:table-cell office:value-type="string" calcext:value-type="string">
            <text:p>BUISSARD</text:p>
          </table:table-cell>
          <table:table-cell table:style-name="ce2" office:value-type="string" calcext:value-type="string">
            <text:p>05025</text:p>
          </table:table-cell>
          <table:table-cell office:value-type="string" calcext:value-type="string">
            <text:p>Commune simple</text:p>
          </table:table-cell>
          <table:table-cell office:value-type="float" office:value="949266" calcext:value-type="float">
            <text:p>949266</text:p>
          </table:table-cell>
          <table:table-cell office:value-type="float" office:value="6400508" calcext:value-type="float">
            <text:p>6400508</text:p>
          </table:table-cell>
          <table:table-cell office:value-type="float" office:value="292" calcext:value-type="float">
            <text:p>292</text:p>
          </table:table-cell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54</text:p>
          </table:table-cell>
          <table:table-cell office:value-type="string" calcext:value-type="string">
            <text:p>Champoléon</text:p>
          </table:table-cell>
          <table:table-cell office:value-type="string" calcext:value-type="string">
            <text:p>CHAMPOLEON</text:p>
          </table:table-cell>
          <table:table-cell table:style-name="ce2" office:value-type="string" calcext:value-type="string">
            <text:p>05032</text:p>
          </table:table-cell>
          <table:table-cell office:value-type="string" calcext:value-type="string">
            <text:p>Commune simple</text:p>
          </table:table-cell>
          <table:table-cell office:value-type="float" office:value="959137" calcext:value-type="float">
            <text:p>959137</text:p>
          </table:table-cell>
          <table:table-cell office:value-type="float" office:value="6409868" calcext:value-type="float">
            <text:p>6409868</text:p>
          </table:table-cell>
          <table:table-cell office:value-type="float" office:value="9854" calcext:value-type="float">
            <text:p>9854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4802</text:p>
          </table:table-cell>
          <table:table-cell office:value-type="string" calcext:value-type="string">
            <text:p>Villar-d'Arêne</text:p>
          </table:table-cell>
          <table:table-cell office:value-type="string" calcext:value-type="string">
            <text:p>VILLAR-D'ARENE</text:p>
          </table:table-cell>
          <table:table-cell table:style-name="ce2" office:value-type="string" calcext:value-type="string">
            <text:p>05181</text:p>
          </table:table-cell>
          <table:table-cell office:value-type="string" calcext:value-type="string">
            <text:p>Commune simple</text:p>
          </table:table-cell>
          <table:table-cell office:value-type="float" office:value="965095" calcext:value-type="float">
            <text:p>965095</text:p>
          </table:table-cell>
          <table:table-cell office:value-type="float" office:value="6439137" calcext:value-type="float">
            <text:p>6439137</text:p>
          </table:table-cell>
          <table:table-cell office:value-type="float" office:value="7751" calcext:value-type="float">
            <text:p>775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01</text:p>
          </table:table-cell>
          <table:table-cell office:value-type="string" calcext:value-type="string">
            <text:p>Guillestre</text:p>
          </table:table-cell>
          <table:table-cell office:value-type="string" calcext:value-type="string">
            <text:p>GUILLESTRE</text:p>
          </table:table-cell>
          <table:table-cell table:style-name="ce2" office:value-type="string" calcext:value-type="string">
            <text:p>05065</text:p>
          </table:table-cell>
          <table:table-cell office:value-type="string" calcext:value-type="string">
            <text:p>Commune simple</text:p>
          </table:table-cell>
          <table:table-cell office:value-type="float" office:value="989847" calcext:value-type="float">
            <text:p>989847</text:p>
          </table:table-cell>
          <table:table-cell office:value-type="float" office:value="6402511" calcext:value-type="float">
            <text:p>6402511</text:p>
          </table:table-cell>
          <table:table-cell office:value-type="float" office:value="5129" calcext:value-type="float">
            <text:p>5129</text:p>
          </table:table-cell>
          <table:table-cell office:value-type="float" office:value="2334" calcext:value-type="float">
            <text:p>233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37</text:p>
          </table:table-cell>
          <table:table-cell office:value-type="string" calcext:value-type="string">
            <text:p>La Fare-en-Champsaur</text:p>
          </table:table-cell>
          <table:table-cell office:value-type="string" calcext:value-type="string">
            <text:p>LA FARE-EN-CHAMPSAUR</text:p>
          </table:table-cell>
          <table:table-cell table:style-name="ce2" office:value-type="string" calcext:value-type="string">
            <text:p>05054</text:p>
          </table:table-cell>
          <table:table-cell office:value-type="string" calcext:value-type="string">
            <text:p>Commune simple</text:p>
          </table:table-cell>
          <table:table-cell office:value-type="float" office:value="942512" calcext:value-type="float">
            <text:p>942512</text:p>
          </table:table-cell>
          <table:table-cell office:value-type="float" office:value="6401149" calcext:value-type="float">
            <text:p>6401149</text:p>
          </table:table-cell>
          <table:table-cell office:value-type="float" office:value="1027" calcext:value-type="float">
            <text:p>1027</text:p>
          </table:table-cell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217</text:p>
          </table:table-cell>
          <table:table-cell office:value-type="string" calcext:value-type="string">
            <text:p>Cervières</text:p>
          </table:table-cell>
          <table:table-cell office:value-type="string" calcext:value-type="string">
            <text:p>CERVIERES</text:p>
          </table:table-cell>
          <table:table-cell table:style-name="ce2" office:value-type="string" calcext:value-type="string">
            <text:p>05027</text:p>
          </table:table-cell>
          <table:table-cell office:value-type="string" calcext:value-type="string">
            <text:p>Commune simple</text:p>
          </table:table-cell>
          <table:table-cell office:value-type="float" office:value="997323" calcext:value-type="float">
            <text:p>997323</text:p>
          </table:table-cell>
          <table:table-cell office:value-type="float" office:value="6424863" calcext:value-type="float">
            <text:p>6424863</text:p>
          </table:table-cell>
          <table:table-cell office:value-type="float" office:value="10968" calcext:value-type="float">
            <text:p>10968</text:p>
          </table:table-cell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28</text:p>
          </table:table-cell>
          <table:table-cell office:value-type="string" calcext:value-type="string">
            <text:p>Les Vigneaux</text:p>
          </table:table-cell>
          <table:table-cell office:value-type="string" calcext:value-type="string">
            <text:p>LES VIGNEAUX</text:p>
          </table:table-cell>
          <table:table-cell table:style-name="ce2" office:value-type="string" calcext:value-type="string">
            <text:p>05180</text:p>
          </table:table-cell>
          <table:table-cell office:value-type="string" calcext:value-type="string">
            <text:p>Commune simple</text:p>
          </table:table-cell>
          <table:table-cell office:value-type="float" office:value="979062" calcext:value-type="float">
            <text:p>979062</text:p>
          </table:table-cell>
          <table:table-cell office:value-type="float" office:value="6420285" calcext:value-type="float">
            <text:p>6420285</text:p>
          </table:table-cell>
          <table:table-cell office:value-type="float" office:value="1599" calcext:value-type="float">
            <text:p>1599</text:p>
          </table:table-cell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32</text:p>
          </table:table-cell>
          <table:table-cell office:value-type="string" calcext:value-type="string">
            <text:p>La Chapelle-en-Valgaudémar</text:p>
          </table:table-cell>
          <table:table-cell office:value-type="string" calcext:value-type="string">
            <text:p>LA CHAPELLE-EN-VALGAUDEMAR</text:p>
          </table:table-cell>
          <table:table-cell table:style-name="ce2" office:value-type="string" calcext:value-type="string">
            <text:p>05064</text:p>
          </table:table-cell>
          <table:table-cell office:value-type="string" calcext:value-type="string">
            <text:p>Commune simple</text:p>
          </table:table-cell>
          <table:table-cell office:value-type="float" office:value="956113" calcext:value-type="float">
            <text:p>956113</text:p>
          </table:table-cell>
          <table:table-cell office:value-type="float" office:value="6417251" calcext:value-type="float">
            <text:p>6417251</text:p>
          </table:table-cell>
          <table:table-cell office:value-type="float" office:value="10802" calcext:value-type="float">
            <text:p>10802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30</text:p>
          </table:table-cell>
          <table:table-cell office:value-type="string" calcext:value-type="string">
            <text:p>L'Argentière-la-Bessée</text:p>
          </table:table-cell>
          <table:table-cell office:value-type="string" calcext:value-type="string">
            <text:p>L'ARGENTIERE-LA-BESSEE</text:p>
          </table:table-cell>
          <table:table-cell table:style-name="ce2" office:value-type="string" calcext:value-type="string">
            <text:p>05006</text:p>
          </table:table-cell>
          <table:table-cell office:value-type="string" calcext:value-type="string">
            <text:p>Commune simple</text:p>
          </table:table-cell>
          <table:table-cell office:value-type="float" office:value="975143" calcext:value-type="float">
            <text:p>975143</text:p>
          </table:table-cell>
          <table:table-cell office:value-type="float" office:value="6415414" calcext:value-type="float">
            <text:p>6415414</text:p>
          </table:table-cell>
          <table:table-cell office:value-type="float" office:value="6455" calcext:value-type="float">
            <text:p>6455</text:p>
          </table:table-cell>
          <table:table-cell office:value-type="float" office:value="2268" calcext:value-type="float">
            <text:p>226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25</text:p>
          </table:table-cell>
          <table:table-cell office:value-type="string" calcext:value-type="string">
            <text:p>Saint-Clément-sur-Durance</text:p>
          </table:table-cell>
          <table:table-cell office:value-type="string" calcext:value-type="string">
            <text:p>SAINT-CLEMENT-SUR-DURANCE</text:p>
          </table:table-cell>
          <table:table-cell table:style-name="ce2" office:value-type="string" calcext:value-type="string">
            <text:p>05134</text:p>
          </table:table-cell>
          <table:table-cell office:value-type="string" calcext:value-type="string">
            <text:p>Commune simple</text:p>
          </table:table-cell>
          <table:table-cell office:value-type="float" office:value="983620" calcext:value-type="float">
            <text:p>983620</text:p>
          </table:table-cell>
          <table:table-cell office:value-type="float" office:value="6400560" calcext:value-type="float">
            <text:p>6400560</text:p>
          </table:table-cell>
          <table:table-cell office:value-type="float" office:value="2506" calcext:value-type="float">
            <text:p>2506</text:p>
          </table:table-cell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133</text:p>
          </table:table-cell>
          <table:table-cell office:value-type="string" calcext:value-type="string">
            <text:p>Saint-Julien-en-Champsaur</text:p>
          </table:table-cell>
          <table:table-cell office:value-type="string" calcext:value-type="string">
            <text:p>SAINT-JULIEN-EN-CHAMPSAUR</text:p>
          </table:table-cell>
          <table:table-cell table:style-name="ce2" office:value-type="string" calcext:value-type="string">
            <text:p>05147</text:p>
          </table:table-cell>
          <table:table-cell office:value-type="string" calcext:value-type="string">
            <text:p>Commune simple</text:p>
          </table:table-cell>
          <table:table-cell office:value-type="float" office:value="947967" calcext:value-type="float">
            <text:p>947967</text:p>
          </table:table-cell>
          <table:table-cell office:value-type="float" office:value="6401212" calcext:value-type="float">
            <text:p>6401212</text:p>
          </table:table-cell>
          <table:table-cell office:value-type="float" office:value="1004" calcext:value-type="float">
            <text:p>1004</text:p>
          </table:table-cell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218</text:p>
          </table:table-cell>
          <table:table-cell office:value-type="string" calcext:value-type="string">
            <text:p>Villar-Saint-Pancrace</text:p>
          </table:table-cell>
          <table:table-cell office:value-type="string" calcext:value-type="string">
            <text:p>VILLAR-SAINT-PANCRACE</text:p>
          </table:table-cell>
          <table:table-cell table:style-name="ce2" office:value-type="string" calcext:value-type="string">
            <text:p>05183</text:p>
          </table:table-cell>
          <table:table-cell office:value-type="string" calcext:value-type="string">
            <text:p>Commune simple</text:p>
          </table:table-cell>
          <table:table-cell office:value-type="float" office:value="988200" calcext:value-type="float">
            <text:p>988200</text:p>
          </table:table-cell>
          <table:table-cell office:value-type="float" office:value="6421901" calcext:value-type="float">
            <text:p>6421901</text:p>
          </table:table-cell>
          <table:table-cell office:value-type="float" office:value="4253" calcext:value-type="float">
            <text:p>4253</text:p>
          </table:table-cell>
          <table:table-cell office:value-type="float" office:value="1476" calcext:value-type="float">
            <text:p>147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04</text:p>
          </table:table-cell>
          <table:table-cell office:value-type="string" calcext:value-type="string">
            <text:p>Saint-Michel-de-Chaillol</text:p>
          </table:table-cell>
          <table:table-cell office:value-type="string" calcext:value-type="string">
            <text:p>SAINT-MICHEL-DE-CHAILLOL</text:p>
          </table:table-cell>
          <table:table-cell table:style-name="ce2" office:value-type="string" calcext:value-type="string">
            <text:p>05153</text:p>
          </table:table-cell>
          <table:table-cell office:value-type="string" calcext:value-type="string">
            <text:p>Commune simple</text:p>
          </table:table-cell>
          <table:table-cell office:value-type="float" office:value="950925" calcext:value-type="float">
            <text:p>950925</text:p>
          </table:table-cell>
          <table:table-cell office:value-type="float" office:value="6403633" calcext:value-type="float">
            <text:p>6403633</text:p>
          </table:table-cell>
          <table:table-cell office:value-type="float" office:value="1678" calcext:value-type="float">
            <text:p>1678</text:p>
          </table:table-cell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53</text:p>
          </table:table-cell>
          <table:table-cell office:value-type="string" calcext:value-type="string">
            <text:p>Freissinières</text:p>
          </table:table-cell>
          <table:table-cell office:value-type="string" calcext:value-type="string">
            <text:p>FREISSINIERES</text:p>
          </table:table-cell>
          <table:table-cell table:style-name="ce2" office:value-type="string" calcext:value-type="string">
            <text:p>05058</text:p>
          </table:table-cell>
          <table:table-cell office:value-type="string" calcext:value-type="string">
            <text:p>Commune simple</text:p>
          </table:table-cell>
          <table:table-cell office:value-type="float" office:value="973759" calcext:value-type="float">
            <text:p>973759</text:p>
          </table:table-cell>
          <table:table-cell office:value-type="float" office:value="6409007" calcext:value-type="float">
            <text:p>6409007</text:p>
          </table:table-cell>
          <table:table-cell office:value-type="float" office:value="8821" calcext:value-type="float">
            <text:p>8821</text:p>
          </table:table-cell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219</text:p>
          </table:table-cell>
          <table:table-cell office:value-type="string" calcext:value-type="string">
            <text:p>Saint-Martin-de-Queyrières</text:p>
          </table:table-cell>
          <table:table-cell office:value-type="string" calcext:value-type="string">
            <text:p>SAINT-MARTIN-DE-QUEYRIERES</text:p>
          </table:table-cell>
          <table:table-cell table:style-name="ce2" office:value-type="string" calcext:value-type="string">
            <text:p>05151</text:p>
          </table:table-cell>
          <table:table-cell office:value-type="string" calcext:value-type="string">
            <text:p>Commune simple</text:p>
          </table:table-cell>
          <table:table-cell office:value-type="float" office:value="983150" calcext:value-type="float">
            <text:p>983150</text:p>
          </table:table-cell>
          <table:table-cell office:value-type="float" office:value="6421320" calcext:value-type="float">
            <text:p>6421320</text:p>
          </table:table-cell>
          <table:table-cell office:value-type="float" office:value="5552" calcext:value-type="float">
            <text:p>5552</text:p>
          </table:table-cell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910</text:p>
          </table:table-cell>
          <table:table-cell office:value-type="string" calcext:value-type="string">
            <text:p>Poligny</text:p>
          </table:table-cell>
          <table:table-cell office:value-type="string" calcext:value-type="string">
            <text:p>POLIGNY</text:p>
          </table:table-cell>
          <table:table-cell table:style-name="ce2" office:value-type="string" calcext:value-type="string">
            <text:p>05104</text:p>
          </table:table-cell>
          <table:table-cell office:value-type="string" calcext:value-type="string">
            <text:p>Commune simple</text:p>
          </table:table-cell>
          <table:table-cell office:value-type="float" office:value="940365" calcext:value-type="float">
            <text:p>940365</text:p>
          </table:table-cell>
          <table:table-cell office:value-type="float" office:value="6403295" calcext:value-type="float">
            <text:p>6403295</text:p>
          </table:table-cell>
          <table:table-cell office:value-type="float" office:value="1381" calcext:value-type="float">
            <text:p>1381</text:p>
          </table:table-cell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56</text:p>
          </table:table-cell>
          <table:table-cell office:value-type="string" calcext:value-type="string">
            <text:p>Saint-Jacques-en-Valgodemard</text:p>
          </table:table-cell>
          <table:table-cell office:value-type="string" calcext:value-type="string">
            <text:p>SAINT-JACQUES-EN-VALGODEMARD</text:p>
          </table:table-cell>
          <table:table-cell table:style-name="ce2" office:value-type="string" calcext:value-type="string">
            <text:p>05144</text:p>
          </table:table-cell>
          <table:table-cell office:value-type="string" calcext:value-type="string">
            <text:p>Commune simple</text:p>
          </table:table-cell>
          <table:table-cell office:value-type="float" office:value="943190" calcext:value-type="float">
            <text:p>943190</text:p>
          </table:table-cell>
          <table:table-cell office:value-type="float" office:value="6413419" calcext:value-type="float">
            <text:p>6413419</text:p>
          </table:table-cell>
          <table:table-cell office:value-type="float" office:value="1565" calcext:value-type="float">
            <text:p>1565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439</text:p>
          </table:table-cell>
          <table:table-cell office:value-type="string" calcext:value-type="string">
            <text:p>Aspres-lès-Corps</text:p>
          </table:table-cell>
          <table:table-cell office:value-type="string" calcext:value-type="string">
            <text:p>ASPRES-LES-CORPS</text:p>
          </table:table-cell>
          <table:table-cell table:style-name="ce2" office:value-type="string" calcext:value-type="string">
            <text:p>05009</text:p>
          </table:table-cell>
          <table:table-cell office:value-type="string" calcext:value-type="string">
            <text:p>Commune simple</text:p>
          </table:table-cell>
          <table:table-cell office:value-type="float" office:value="936807" calcext:value-type="float">
            <text:p>936807</text:p>
          </table:table-cell>
          <table:table-cell office:value-type="float" office:value="6417335" calcext:value-type="float">
            <text:p>6417335</text:p>
          </table:table-cell>
          <table:table-cell office:value-type="float" office:value="1673" calcext:value-type="float">
            <text:p>1673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62</text:p>
          </table:table-cell>
          <table:table-cell office:value-type="string" calcext:value-type="string">
            <text:p>Le Glaizil</text:p>
          </table:table-cell>
          <table:table-cell office:value-type="string" calcext:value-type="string">
            <text:p>LE GLAIZIL</text:p>
          </table:table-cell>
          <table:table-cell table:style-name="ce2" office:value-type="string" calcext:value-type="string">
            <text:p>05062</text:p>
          </table:table-cell>
          <table:table-cell office:value-type="string" calcext:value-type="string">
            <text:p>Commune simple</text:p>
          </table:table-cell>
          <table:table-cell office:value-type="float" office:value="935571" calcext:value-type="float">
            <text:p>935571</text:p>
          </table:table-cell>
          <table:table-cell office:value-type="float" office:value="6410181" calcext:value-type="float">
            <text:p>6410181</text:p>
          </table:table-cell>
          <table:table-cell office:value-type="float" office:value="2193" calcext:value-type="float">
            <text:p>2193</text:p>
          </table:table-cell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657</text:p>
          </table:table-cell>
          <table:table-cell office:value-type="string" calcext:value-type="string">
            <text:p>Saint-Firmin</text:p>
          </table:table-cell>
          <table:table-cell office:value-type="string" calcext:value-type="string">
            <text:p>SAINT-FIRMIN</text:p>
          </table:table-cell>
          <table:table-cell table:style-name="ce2" office:value-type="string" calcext:value-type="string">
            <text:p>05142</text:p>
          </table:table-cell>
          <table:table-cell office:value-type="string" calcext:value-type="string">
            <text:p>Commune simple</text:p>
          </table:table-cell>
          <table:table-cell office:value-type="float" office:value="939707" calcext:value-type="float">
            <text:p>939707</text:p>
          </table:table-cell>
          <table:table-cell office:value-type="float" office:value="6415365" calcext:value-type="float">
            <text:p>6415365</text:p>
          </table:table-cell>
          <table:table-cell office:value-type="float" office:value="2239" calcext:value-type="float">
            <text:p>2239</text:p>
          </table:table-cell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69</text:p>
          </table:table-cell>
          <table:table-cell office:value-type="string" calcext:value-type="string">
            <text:p>Mézel</text:p>
          </table:table-cell>
          <table:table-cell office:value-type="string" calcext:value-type="string">
            <text:p>MEZEL</text:p>
          </table:table-cell>
          <table:table-cell table:style-name="ce2" office:value-type="string" calcext:value-type="string">
            <text:p>04121</text:p>
          </table:table-cell>
          <table:table-cell office:value-type="string" calcext:value-type="string">
            <text:p>Commune simple</text:p>
          </table:table-cell>
          <table:table-cell office:value-type="float" office:value="955016" calcext:value-type="float">
            <text:p>955016</text:p>
          </table:table-cell>
          <table:table-cell office:value-type="float" office:value="6327117" calcext:value-type="float">
            <text:p>6327117</text:p>
          </table:table-cell>
          <table:table-cell office:value-type="float" office:value="2136" calcext:value-type="float">
            <text:p>2136</text:p>
          </table:table-cell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03</text:p>
          </table:table-cell>
          <table:table-cell office:value-type="string" calcext:value-type="string">
            <text:p>Rimplas</text:p>
          </table:table-cell>
          <table:table-cell office:value-type="string" calcext:value-type="string">
            <text:p>RIMPLAS</text:p>
          </table:table-cell>
          <table:table-cell table:style-name="ce2" office:value-type="string" calcext:value-type="string">
            <text:p>06102</text:p>
          </table:table-cell>
          <table:table-cell office:value-type="string" calcext:value-type="string">
            <text:p>Commune simple</text:p>
          </table:table-cell>
          <table:table-cell office:value-type="float" office:value="1031772" calcext:value-type="float">
            <text:p>1031772</text:p>
          </table:table-cell>
          <table:table-cell office:value-type="float" office:value="6342560" calcext:value-type="float">
            <text:p>6342560</text:p>
          </table:table-cell>
          <table:table-cell office:value-type="float" office:value="2495" calcext:value-type="float">
            <text:p>2495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60</text:p>
          </table:table-cell>
          <table:table-cell office:value-type="string" calcext:value-type="string">
            <text:p>Revest-les-Roches</text:p>
          </table:table-cell>
          <table:table-cell office:value-type="string" calcext:value-type="string">
            <text:p>REVEST-LES-ROCHES</text:p>
          </table:table-cell>
          <table:table-cell table:style-name="ce2" office:value-type="string" calcext:value-type="string">
            <text:p>06100</text:p>
          </table:table-cell>
          <table:table-cell office:value-type="string" calcext:value-type="string">
            <text:p>Commune simple</text:p>
          </table:table-cell>
          <table:table-cell office:value-type="float" office:value="1034918" calcext:value-type="float">
            <text:p>1034918</text:p>
          </table:table-cell>
          <table:table-cell office:value-type="float" office:value="6318272" calcext:value-type="float">
            <text:p>6318272</text:p>
          </table:table-cell>
          <table:table-cell office:value-type="float" office:value="861" calcext:value-type="float">
            <text:p>861</text:p>
          </table:table-cell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3</text:p>
          </table:table-cell>
          <table:table-cell office:value-type="string" calcext:value-type="string">
            <text:p>Gréolières</text:p>
          </table:table-cell>
          <table:table-cell office:value-type="string" calcext:value-type="string">
            <text:p>GREOLIERES</text:p>
          </table:table-cell>
          <table:table-cell table:style-name="ce2" office:value-type="string" calcext:value-type="string">
            <text:p>06070</text:p>
          </table:table-cell>
          <table:table-cell office:value-type="string" calcext:value-type="string">
            <text:p>Commune simple</text:p>
          </table:table-cell>
          <table:table-cell office:value-type="float" office:value="1016083" calcext:value-type="float">
            <text:p>1016083</text:p>
          </table:table-cell>
          <table:table-cell office:value-type="float" office:value="6308569" calcext:value-type="float">
            <text:p>6308569</text:p>
          </table:table-cell>
          <table:table-cell office:value-type="float" office:value="5267" calcext:value-type="float">
            <text:p>5267</text:p>
          </table:table-cell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5021</text:p>
          </table:table-cell>
          <table:table-cell office:value-type="string" calcext:value-type="string">
            <text:p>Puy-Saint-André</text:p>
          </table:table-cell>
          <table:table-cell office:value-type="string" calcext:value-type="string">
            <text:p>PUY-SAINT-ANDRE</text:p>
          </table:table-cell>
          <table:table-cell table:style-name="ce2" office:value-type="string" calcext:value-type="string">
            <text:p>05107</text:p>
          </table:table-cell>
          <table:table-cell office:value-type="string" calcext:value-type="string">
            <text:p>Commune simple</text:p>
          </table:table-cell>
          <table:table-cell office:value-type="float" office:value="982442" calcext:value-type="float">
            <text:p>982442</text:p>
          </table:table-cell>
          <table:table-cell office:value-type="float" office:value="6427234" calcext:value-type="float">
            <text:p>6427234</text:p>
          </table:table-cell>
          <table:table-cell office:value-type="float" office:value="1537" calcext:value-type="float">
            <text:p>1537</text:p>
          </table:table-cell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4</text:p>
          </table:table-cell>
          <table:table-cell office:value-type="string" calcext:value-type="string">
            <text:p>La Gaude</text:p>
          </table:table-cell>
          <table:table-cell office:value-type="string" calcext:value-type="string">
            <text:p>LA GAUDE</text:p>
          </table:table-cell>
          <table:table-cell table:style-name="ce2" office:value-type="string" calcext:value-type="string">
            <text:p>06065</text:p>
          </table:table-cell>
          <table:table-cell office:value-type="string" calcext:value-type="string">
            <text:p>Commune simple</text:p>
          </table:table-cell>
          <table:table-cell office:value-type="float" office:value="1035154" calcext:value-type="float">
            <text:p>1035154</text:p>
          </table:table-cell>
          <table:table-cell office:value-type="float" office:value="6299649" calcext:value-type="float">
            <text:p>6299649</text:p>
          </table:table-cell>
          <table:table-cell office:value-type="float" office:value="1310" calcext:value-type="float">
            <text:p>1310</text:p>
          </table:table-cell>
          <table:table-cell office:value-type="float" office:value="6816" calcext:value-type="float">
            <text:p>681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8</text:p>
          </table:table-cell>
          <table:table-cell office:value-type="string" calcext:value-type="string">
            <text:p>Caseneuve</text:p>
          </table:table-cell>
          <table:table-cell office:value-type="string" calcext:value-type="string">
            <text:p>CASENEUVE</text:p>
          </table:table-cell>
          <table:table-cell table:style-name="ce2" office:value-type="string" calcext:value-type="string">
            <text:p>84032</text:p>
          </table:table-cell>
          <table:table-cell office:value-type="string" calcext:value-type="string">
            <text:p>Commune simple</text:p>
          </table:table-cell>
          <table:table-cell office:value-type="float" office:value="898996" calcext:value-type="float">
            <text:p>898996</text:p>
          </table:table-cell>
          <table:table-cell office:value-type="float" office:value="6312815" calcext:value-type="float">
            <text:p>6312815</text:p>
          </table:table-cell>
          <table:table-cell office:value-type="float" office:value="1811" calcext:value-type="float">
            <text:p>1811</text:p>
          </table:table-cell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714</text:p>
          </table:table-cell>
          <table:table-cell office:value-type="string" calcext:value-type="string">
            <text:p>Dauphin</text:p>
          </table:table-cell>
          <table:table-cell office:value-type="string" calcext:value-type="string">
            <text:p>DAUPHIN</text:p>
          </table:table-cell>
          <table:table-cell table:style-name="ce2" office:value-type="string" calcext:value-type="string">
            <text:p>04068</text:p>
          </table:table-cell>
          <table:table-cell office:value-type="string" calcext:value-type="string">
            <text:p>Commune simple</text:p>
          </table:table-cell>
          <table:table-cell office:value-type="float" office:value="923092" calcext:value-type="float">
            <text:p>923092</text:p>
          </table:table-cell>
          <table:table-cell office:value-type="float" office:value="6314945" calcext:value-type="float">
            <text:p>6314945</text:p>
          </table:table-cell>
          <table:table-cell office:value-type="float" office:value="971" calcext:value-type="float">
            <text:p>971</text:p>
          </table:table-cell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1</text:p>
          </table:table-cell>
          <table:table-cell office:value-type="string" calcext:value-type="string">
            <text:p>Roquefort-les-Pins</text:p>
          </table:table-cell>
          <table:table-cell office:value-type="string" calcext:value-type="string">
            <text:p>ROQUEFORT-LES-PINS</text:p>
          </table:table-cell>
          <table:table-cell table:style-name="ce2" office:value-type="string" calcext:value-type="string">
            <text:p>06105</text:p>
          </table:table-cell>
          <table:table-cell office:value-type="string" calcext:value-type="string">
            <text:p>Commune simple</text:p>
          </table:table-cell>
          <table:table-cell office:value-type="float" office:value="1027023" calcext:value-type="float">
            <text:p>1027023</text:p>
          </table:table-cell>
          <table:table-cell office:value-type="float" office:value="6294307" calcext:value-type="float">
            <text:p>6294307</text:p>
          </table:table-cell>
          <table:table-cell office:value-type="float" office:value="2153" calcext:value-type="float">
            <text:p>2153</text:p>
          </table:table-cell>
          <table:table-cell office:value-type="float" office:value="6942" calcext:value-type="float">
            <text:p>694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1397</text:p>
          </table:table-cell>
          <table:table-cell office:value-type="string" calcext:value-type="string">
            <text:p>Pierrefeu-du-Var</text:p>
          </table:table-cell>
          <table:table-cell office:value-type="string" calcext:value-type="string">
            <text:p>PIERREFEU-DU-VAR</text:p>
          </table:table-cell>
          <table:table-cell table:style-name="ce2" office:value-type="string" calcext:value-type="string">
            <text:p>83091</text:p>
          </table:table-cell>
          <table:table-cell office:value-type="string" calcext:value-type="string">
            <text:p>Commune simple</text:p>
          </table:table-cell>
          <table:table-cell office:value-type="float" office:value="958046" calcext:value-type="float">
            <text:p>958046</text:p>
          </table:table-cell>
          <table:table-cell office:value-type="float" office:value="6242494" calcext:value-type="float">
            <text:p>6242494</text:p>
          </table:table-cell>
          <table:table-cell office:value-type="float" office:value="5836" calcext:value-type="float">
            <text:p>5836</text:p>
          </table:table-cell>
          <table:table-cell office:value-type="float" office:value="6065" calcext:value-type="float">
            <text:p>6065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7</text:p>
          </table:table-cell>
          <table:table-cell office:value-type="string" calcext:value-type="string">
            <text:p>Cabris</text:p>
          </table:table-cell>
          <table:table-cell office:value-type="string" calcext:value-type="string">
            <text:p>CABRIS</text:p>
          </table:table-cell>
          <table:table-cell table:style-name="ce2" office:value-type="string" calcext:value-type="string">
            <text:p>06026</text:p>
          </table:table-cell>
          <table:table-cell office:value-type="string" calcext:value-type="string">
            <text:p>Commune simple</text:p>
          </table:table-cell>
          <table:table-cell office:value-type="float" office:value="1012774" calcext:value-type="float">
            <text:p>1012774</text:p>
          </table:table-cell>
          <table:table-cell office:value-type="float" office:value="6292346" calcext:value-type="float">
            <text:p>6292346</text:p>
          </table:table-cell>
          <table:table-cell office:value-type="float" office:value="543" calcext:value-type="float">
            <text:p>543</text:p>
          </table:table-cell>
          <table:table-cell office:value-type="float" office:value="1352" calcext:value-type="float">
            <text:p>135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2</text:p>
          </table:table-cell>
          <table:table-cell office:value-type="string" calcext:value-type="string">
            <text:p>Auribeau-sur-Siagne</text:p>
          </table:table-cell>
          <table:table-cell office:value-type="string" calcext:value-type="string">
            <text:p>AURIBEAU-SUR-SIAGNE</text:p>
          </table:table-cell>
          <table:table-cell table:style-name="ce2" office:value-type="string" calcext:value-type="string">
            <text:p>06007</text:p>
          </table:table-cell>
          <table:table-cell office:value-type="string" calcext:value-type="string">
            <text:p>Commune simple</text:p>
          </table:table-cell>
          <table:table-cell office:value-type="float" office:value="1015750" calcext:value-type="float">
            <text:p>1015750</text:p>
          </table:table-cell>
          <table:table-cell office:value-type="float" office:value="6286950" calcext:value-type="float">
            <text:p>6286950</text:p>
          </table:table-cell>
          <table:table-cell office:value-type="float" office:value="548" calcext:value-type="float">
            <text:p>548</text:p>
          </table:table-cell>
          <table:table-cell office:value-type="float" office:value="3224" calcext:value-type="float">
            <text:p>322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2</text:p>
          </table:table-cell>
          <table:table-cell office:value-type="string" calcext:value-type="string">
            <text:p>Opio</text:p>
          </table:table-cell>
          <table:table-cell office:value-type="string" calcext:value-type="string">
            <text:p>OPIO</text:p>
          </table:table-cell>
          <table:table-cell table:style-name="ce2" office:value-type="string" calcext:value-type="string">
            <text:p>06089</text:p>
          </table:table-cell>
          <table:table-cell office:value-type="string" calcext:value-type="string">
            <text:p>Commune simple</text:p>
          </table:table-cell>
          <table:table-cell office:value-type="float" office:value="1023860" calcext:value-type="float">
            <text:p>1023860</text:p>
          </table:table-cell>
          <table:table-cell office:value-type="float" office:value="6292400" calcext:value-type="float">
            <text:p>6292400</text:p>
          </table:table-cell>
          <table:table-cell office:value-type="float" office:value="947" calcext:value-type="float">
            <text:p>947</text:p>
          </table:table-cell>
          <table:table-cell office:value-type="float" office:value="2255" calcext:value-type="float">
            <text:p>225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61</text:p>
          </table:table-cell>
          <table:table-cell office:value-type="string" calcext:value-type="string">
            <text:p>Mandelieu-la-Napoule</text:p>
          </table:table-cell>
          <table:table-cell office:value-type="string" calcext:value-type="string">
            <text:p>MANDELIEU-LA-NAPOULE</text:p>
          </table:table-cell>
          <table:table-cell table:style-name="ce2" office:value-type="string" calcext:value-type="string">
            <text:p>06079</text:p>
          </table:table-cell>
          <table:table-cell office:value-type="string" calcext:value-type="string">
            <text:p>Commune simple</text:p>
          </table:table-cell>
          <table:table-cell office:value-type="float" office:value="1016662" calcext:value-type="float">
            <text:p>1016662</text:p>
          </table:table-cell>
          <table:table-cell office:value-type="float" office:value="6279134" calcext:value-type="float">
            <text:p>6279134</text:p>
          </table:table-cell>
          <table:table-cell office:value-type="float" office:value="3137" calcext:value-type="float">
            <text:p>3137</text:p>
          </table:table-cell>
          <table:table-cell office:value-type="float" office:value="21836" calcext:value-type="float">
            <text:p>2183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0</text:p>
          </table:table-cell>
          <table:table-cell office:value-type="string" calcext:value-type="string">
            <text:p>Le Rouret</text:p>
          </table:table-cell>
          <table:table-cell office:value-type="string" calcext:value-type="string">
            <text:p>LE ROURET</text:p>
          </table:table-cell>
          <table:table-cell table:style-name="ce2" office:value-type="string" calcext:value-type="string">
            <text:p>06112</text:p>
          </table:table-cell>
          <table:table-cell office:value-type="string" calcext:value-type="string">
            <text:p>Commune simple</text:p>
          </table:table-cell>
          <table:table-cell office:value-type="float" office:value="1023162" calcext:value-type="float">
            <text:p>1023162</text:p>
          </table:table-cell>
          <table:table-cell office:value-type="float" office:value="6295079" calcext:value-type="float">
            <text:p>6295079</text:p>
          </table:table-cell>
          <table:table-cell office:value-type="float" office:value="710" calcext:value-type="float">
            <text:p>710</text:p>
          </table:table-cell>
          <table:table-cell office:value-type="float" office:value="3962" calcext:value-type="float">
            <text:p>396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386</text:p>
          </table:table-cell>
          <table:table-cell office:value-type="string" calcext:value-type="string">
            <text:p>Spéracèdes</text:p>
          </table:table-cell>
          <table:table-cell office:value-type="string" calcext:value-type="string">
            <text:p>SPERACEDES</text:p>
          </table:table-cell>
          <table:table-cell table:style-name="ce2" office:value-type="string" calcext:value-type="string">
            <text:p>06137</text:p>
          </table:table-cell>
          <table:table-cell office:value-type="string" calcext:value-type="string">
            <text:p>Commune simple</text:p>
          </table:table-cell>
          <table:table-cell office:value-type="float" office:value="1011154" calcext:value-type="float">
            <text:p>1011154</text:p>
          </table:table-cell>
          <table:table-cell office:value-type="float" office:value="6291452" calcext:value-type="float">
            <text:p>6291452</text:p>
          </table:table-cell>
          <table:table-cell office:value-type="float" office:value="346" calcext:value-type="float">
            <text:p>346</text:p>
          </table:table-cell>
          <table:table-cell office:value-type="float" office:value="1213" calcext:value-type="float">
            <text:p>121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0</text:p>
          </table:table-cell>
          <table:table-cell office:value-type="string" calcext:value-type="string">
            <text:p>Pégomas</text:p>
          </table:table-cell>
          <table:table-cell office:value-type="string" calcext:value-type="string">
            <text:p>PEGOMAS</text:p>
          </table:table-cell>
          <table:table-cell table:style-name="ce2" office:value-type="string" calcext:value-type="string">
            <text:p>06090</text:p>
          </table:table-cell>
          <table:table-cell office:value-type="string" calcext:value-type="string">
            <text:p>Commune simple</text:p>
          </table:table-cell>
          <table:table-cell office:value-type="float" office:value="1016654" calcext:value-type="float">
            <text:p>1016654</text:p>
          </table:table-cell>
          <table:table-cell office:value-type="float" office:value="6284304" calcext:value-type="float">
            <text:p>6284304</text:p>
          </table:table-cell>
          <table:table-cell office:value-type="float" office:value="1128" calcext:value-type="float">
            <text:p>1128</text:p>
          </table:table-cell>
          <table:table-cell office:value-type="float" office:value="7992" calcext:value-type="float">
            <text:p>7992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1</text:p>
          </table:table-cell>
          <table:table-cell office:value-type="string" calcext:value-type="string">
            <text:p>Mouans-Sartoux</text:p>
          </table:table-cell>
          <table:table-cell office:value-type="string" calcext:value-type="string">
            <text:p>MOUANS-SARTOUX</text:p>
          </table:table-cell>
          <table:table-cell table:style-name="ce2" office:value-type="string" calcext:value-type="string">
            <text:p>06084</text:p>
          </table:table-cell>
          <table:table-cell office:value-type="string" calcext:value-type="string">
            <text:p>Commune simple</text:p>
          </table:table-cell>
          <table:table-cell office:value-type="float" office:value="1020146" calcext:value-type="float">
            <text:p>1020146</text:p>
          </table:table-cell>
          <table:table-cell office:value-type="float" office:value="6288054" calcext:value-type="float">
            <text:p>6288054</text:p>
          </table:table-cell>
          <table:table-cell office:value-type="float" office:value="1352" calcext:value-type="float">
            <text:p>1352</text:p>
          </table:table-cell>
          <table:table-cell office:value-type="float" office:value="9911" calcext:value-type="float">
            <text:p>991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19</text:p>
          </table:table-cell>
          <table:table-cell office:value-type="string" calcext:value-type="string">
            <text:p>La Roquette-sur-Siagne</text:p>
          </table:table-cell>
          <table:table-cell office:value-type="string" calcext:value-type="string">
            <text:p>LA ROQUETTE-SUR-SIAGNE</text:p>
          </table:table-cell>
          <table:table-cell table:style-name="ce2" office:value-type="string" calcext:value-type="string">
            <text:p>06108</text:p>
          </table:table-cell>
          <table:table-cell office:value-type="string" calcext:value-type="string">
            <text:p>Commune simple</text:p>
          </table:table-cell>
          <table:table-cell office:value-type="float" office:value="1018790" calcext:value-type="float">
            <text:p>1018790</text:p>
          </table:table-cell>
          <table:table-cell office:value-type="float" office:value="6284163" calcext:value-type="float">
            <text:p>6284163</text:p>
          </table:table-cell>
          <table:table-cell office:value-type="float" office:value="631" calcext:value-type="float">
            <text:p>631</text:p>
          </table:table-cell>
          <table:table-cell office:value-type="float" office:value="5387" calcext:value-type="float">
            <text:p>538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095</text:p>
          </table:table-cell>
          <table:table-cell office:value-type="string" calcext:value-type="string">
            <text:p>Théoule-sur-Mer</text:p>
          </table:table-cell>
          <table:table-cell office:value-type="string" calcext:value-type="string">
            <text:p>THEOULE-SUR-MER</text:p>
          </table:table-cell>
          <table:table-cell table:style-name="ce2" office:value-type="string" calcext:value-type="string">
            <text:p>06138</text:p>
          </table:table-cell>
          <table:table-cell office:value-type="string" calcext:value-type="string">
            <text:p>Commune simple</text:p>
          </table:table-cell>
          <table:table-cell office:value-type="float" office:value="1017887" calcext:value-type="float">
            <text:p>1017887</text:p>
          </table:table-cell>
          <table:table-cell office:value-type="float" office:value="6274615" calcext:value-type="float">
            <text:p>6274615</text:p>
          </table:table-cell>
          <table:table-cell office:value-type="float" office:value="1049" calcext:value-type="float">
            <text:p>1049</text:p>
          </table:table-cell>
          <table:table-cell office:value-type="float" office:value="1350" calcext:value-type="float">
            <text:p>135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5</text:p>
          </table:table-cell>
          <table:table-cell office:value-type="string" calcext:value-type="string">
            <text:p>Montauroux</text:p>
          </table:table-cell>
          <table:table-cell office:value-type="string" calcext:value-type="string">
            <text:p>MONTAUROUX</text:p>
          </table:table-cell>
          <table:table-cell table:style-name="ce2" office:value-type="string" calcext:value-type="string">
            <text:p>83081</text:p>
          </table:table-cell>
          <table:table-cell office:value-type="string" calcext:value-type="string">
            <text:p>Commune simple</text:p>
          </table:table-cell>
          <table:table-cell office:value-type="float" office:value="1006667" calcext:value-type="float">
            <text:p>1006667</text:p>
          </table:table-cell>
          <table:table-cell office:value-type="float" office:value="6284934" calcext:value-type="float">
            <text:p>6284934</text:p>
          </table:table-cell>
          <table:table-cell office:value-type="float" office:value="3354" calcext:value-type="float">
            <text:p>3354</text:p>
          </table:table-cell>
          <table:table-cell office:value-type="float" office:value="6479" calcext:value-type="float">
            <text:p>647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1</text:p>
          </table:table-cell>
          <table:table-cell office:value-type="string" calcext:value-type="string">
            <text:p>Beaulieu-sur-Mer</text:p>
          </table:table-cell>
          <table:table-cell office:value-type="string" calcext:value-type="string">
            <text:p>BEAULIEU-SUR-MER</text:p>
          </table:table-cell>
          <table:table-cell table:style-name="ce2" office:value-type="string" calcext:value-type="string">
            <text:p>06011</text:p>
          </table:table-cell>
          <table:table-cell office:value-type="string" calcext:value-type="string">
            <text:p>Commune simple</text:p>
          </table:table-cell>
          <table:table-cell office:value-type="float" office:value="1049076" calcext:value-type="float">
            <text:p>1049076</text:p>
          </table:table-cell>
          <table:table-cell office:value-type="float" office:value="6299517" calcext:value-type="float">
            <text:p>6299517</text:p>
          </table:table-cell>
          <table:table-cell office:value-type="float" office:value="95" calcext:value-type="float">
            <text:p>95</text:p>
          </table:table-cell>
          <table:table-cell office:value-type="float" office:value="3731" calcext:value-type="float">
            <text:p>3731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887</text:p>
          </table:table-cell>
          <table:table-cell office:value-type="string" calcext:value-type="string">
            <text:p>Miramas</text:p>
          </table:table-cell>
          <table:table-cell office:value-type="string" calcext:value-type="string">
            <text:p>MIRAMAS</text:p>
          </table:table-cell>
          <table:table-cell table:style-name="ce2" office:value-type="string" calcext:value-type="string">
            <text:p>13063</text:p>
          </table:table-cell>
          <table:table-cell office:value-type="string" calcext:value-type="string">
            <text:p>Commune simple</text:p>
          </table:table-cell>
          <table:table-cell office:value-type="float" office:value="862778" calcext:value-type="float">
            <text:p>862778</text:p>
          </table:table-cell>
          <table:table-cell office:value-type="float" office:value="6277790" calcext:value-type="float">
            <text:p>6277790</text:p>
          </table:table-cell>
          <table:table-cell office:value-type="float" office:value="2574" calcext:value-type="float">
            <text:p>2574</text:p>
          </table:table-cell>
          <table:table-cell office:value-type="float" office:value="26668" calcext:value-type="float">
            <text:p>26668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76</text:p>
          </table:table-cell>
          <table:table-cell office:value-type="string" calcext:value-type="string">
            <text:p>Cabrières-d'Aigues</text:p>
          </table:table-cell>
          <table:table-cell office:value-type="string" calcext:value-type="string">
            <text:p>CABRIERES-D'AIGUES</text:p>
          </table:table-cell>
          <table:table-cell table:style-name="ce2" office:value-type="string" calcext:value-type="string">
            <text:p>84024</text:p>
          </table:table-cell>
          <table:table-cell office:value-type="string" calcext:value-type="string">
            <text:p>Commune simple</text:p>
          </table:table-cell>
          <table:table-cell office:value-type="float" office:value="900332" calcext:value-type="float">
            <text:p>900332</text:p>
          </table:table-cell>
          <table:table-cell office:value-type="float" office:value="6302456" calcext:value-type="float">
            <text:p>6302456</text:p>
          </table:table-cell>
          <table:table-cell office:value-type="float" office:value="1896" calcext:value-type="float">
            <text:p>1896</text:p>
          </table:table-cell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6576</text:p>
          </table:table-cell>
          <table:table-cell office:value-type="string" calcext:value-type="string">
            <text:p>Savines-le-Lac</text:p>
          </table:table-cell>
          <table:table-cell office:value-type="string" calcext:value-type="string">
            <text:p>SAVINES-LE-LAC</text:p>
          </table:table-cell>
          <table:table-cell table:style-name="ce2" office:value-type="string" calcext:value-type="string">
            <text:p>05164</text:p>
          </table:table-cell>
          <table:table-cell office:value-type="string" calcext:value-type="string">
            <text:p>Commune simple</text:p>
          </table:table-cell>
          <table:table-cell office:value-type="float" office:value="969756" calcext:value-type="float">
            <text:p>969756</text:p>
          </table:table-cell>
          <table:table-cell office:value-type="float" office:value="6386500" calcext:value-type="float">
            <text:p>6386500</text:p>
          </table:table-cell>
          <table:table-cell office:value-type="float" office:value="2513" calcext:value-type="float">
            <text:p>2513</text:p>
          </table:table-cell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HAUTES-ALPES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84</text:p>
          </table:table-cell>
          <table:table-cell office:value-type="string" calcext:value-type="string">
            <text:p>Mallemoisson</text:p>
          </table:table-cell>
          <table:table-cell office:value-type="string" calcext:value-type="string">
            <text:p>MALLEMOISSON</text:p>
          </table:table-cell>
          <table:table-cell table:style-name="ce2" office:value-type="string" calcext:value-type="string">
            <text:p>04110</text:p>
          </table:table-cell>
          <table:table-cell office:value-type="string" calcext:value-type="string">
            <text:p>Commune simple</text:p>
          </table:table-cell>
          <table:table-cell office:value-type="float" office:value="950222" calcext:value-type="float">
            <text:p>950222</text:p>
          </table:table-cell>
          <table:table-cell office:value-type="float" office:value="6332027" calcext:value-type="float">
            <text:p>6332027</text:p>
          </table:table-cell>
          <table:table-cell office:value-type="float" office:value="604" calcext:value-type="float">
            <text:p>604</text:p>
          </table:table-cell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24</text:p>
          </table:table-cell>
          <table:table-cell office:value-type="string" calcext:value-type="string">
            <text:p>Peymeinade</text:p>
          </table:table-cell>
          <table:table-cell office:value-type="string" calcext:value-type="string">
            <text:p>PEYMEINADE</text:p>
          </table:table-cell>
          <table:table-cell table:style-name="ce2" office:value-type="string" calcext:value-type="string">
            <text:p>06095</text:p>
          </table:table-cell>
          <table:table-cell office:value-type="string" calcext:value-type="string">
            <text:p>Commune simple</text:p>
          </table:table-cell>
          <table:table-cell office:value-type="float" office:value="1013129" calcext:value-type="float">
            <text:p>1013129</text:p>
          </table:table-cell>
          <table:table-cell office:value-type="float" office:value="6289073" calcext:value-type="float">
            <text:p>6289073</text:p>
          </table:table-cell>
          <table:table-cell office:value-type="float" office:value="976" calcext:value-type="float">
            <text:p>976</text:p>
          </table:table-cell>
          <table:table-cell office:value-type="float" office:value="8173" calcext:value-type="float">
            <text:p>8173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6</text:p>
          </table:table-cell>
          <table:table-cell office:value-type="string" calcext:value-type="string">
            <text:p>Gréoux-les-Bains</text:p>
          </table:table-cell>
          <table:table-cell office:value-type="string" calcext:value-type="string">
            <text:p>GREOUX-LES-BAINS</text:p>
          </table:table-cell>
          <table:table-cell table:style-name="ce2" office:value-type="string" calcext:value-type="string">
            <text:p>04094</text:p>
          </table:table-cell>
          <table:table-cell office:value-type="string" calcext:value-type="string">
            <text:p>Commune simple</text:p>
          </table:table-cell>
          <table:table-cell office:value-type="float" office:value="929989" calcext:value-type="float">
            <text:p>929989</text:p>
          </table:table-cell>
          <table:table-cell office:value-type="float" office:value="6300152" calcext:value-type="float">
            <text:p>6300152</text:p>
          </table:table-cell>
          <table:table-cell office:value-type="float" office:value="6946" calcext:value-type="float">
            <text:p>6946</text:p>
          </table:table-cell>
          <table:table-cell office:value-type="float" office:value="2635" calcext:value-type="float">
            <text:p>2635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60102</text:p>
          </table:table-cell>
          <table:table-cell office:value-type="string" calcext:value-type="string">
            <text:p>Entrecasteaux</text:p>
          </table:table-cell>
          <table:table-cell office:value-type="string" calcext:value-type="string">
            <text:p>ENTRECASTEAUX</text:p>
          </table:table-cell>
          <table:table-cell table:style-name="ce2" office:value-type="string" calcext:value-type="string">
            <text:p>83051</text:p>
          </table:table-cell>
          <table:table-cell office:value-type="string" calcext:value-type="string">
            <text:p>Commune simple</text:p>
          </table:table-cell>
          <table:table-cell office:value-type="float" office:value="961332" calcext:value-type="float">
            <text:p>961332</text:p>
          </table:table-cell>
          <table:table-cell office:value-type="float" office:value="6273032" calcext:value-type="float">
            <text:p>6273032</text:p>
          </table:table-cell>
          <table:table-cell office:value-type="float" office:value="3211" calcext:value-type="float">
            <text:p>3211</text:p>
          </table:table-cell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R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47</text:p>
          </table:table-cell>
          <table:table-cell office:value-type="string" calcext:value-type="string">
            <text:p>La Colle-sur-Loup</text:p>
          </table:table-cell>
          <table:table-cell office:value-type="string" calcext:value-type="string">
            <text:p>LA COLLE-SUR-LOUP</text:p>
          </table:table-cell>
          <table:table-cell table:style-name="ce2" office:value-type="string" calcext:value-type="string">
            <text:p>06044</text:p>
          </table:table-cell>
          <table:table-cell office:value-type="string" calcext:value-type="string">
            <text:p>Commune simple</text:p>
          </table:table-cell>
          <table:table-cell office:value-type="float" office:value="1029954" calcext:value-type="float">
            <text:p>1029954</text:p>
          </table:table-cell>
          <table:table-cell office:value-type="float" office:value="6296101" calcext:value-type="float">
            <text:p>6296101</text:p>
          </table:table-cell>
          <table:table-cell office:value-type="float" office:value="982" calcext:value-type="float">
            <text:p>982</text:p>
          </table:table-cell>
          <table:table-cell office:value-type="float" office:value="7887" calcext:value-type="float">
            <text:p>788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616</text:p>
          </table:table-cell>
          <table:table-cell office:value-type="string" calcext:value-type="string">
            <text:p>Valbonne</text:p>
          </table:table-cell>
          <table:table-cell office:value-type="string" calcext:value-type="string">
            <text:p>VALBONNE</text:p>
          </table:table-cell>
          <table:table-cell table:style-name="ce2" office:value-type="string" calcext:value-type="string">
            <text:p>06152</text:p>
          </table:table-cell>
          <table:table-cell office:value-type="string" calcext:value-type="string">
            <text:p>Commune simple</text:p>
          </table:table-cell>
          <table:table-cell office:value-type="float" office:value="1024621" calcext:value-type="float">
            <text:p>1024621</text:p>
          </table:table-cell>
          <table:table-cell office:value-type="float" office:value="6289220" calcext:value-type="float">
            <text:p>6289220</text:p>
          </table:table-cell>
          <table:table-cell office:value-type="float" office:value="1897" calcext:value-type="float">
            <text:p>1897</text:p>
          </table:table-cell>
          <table:table-cell office:value-type="float" office:value="13257" calcext:value-type="float">
            <text:p>13257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772</text:p>
          </table:table-cell>
          <table:table-cell office:value-type="string" calcext:value-type="string">
            <text:p>Séguret</text:p>
          </table:table-cell>
          <table:table-cell office:value-type="string" calcext:value-type="string">
            <text:p>SEGURET</text:p>
          </table:table-cell>
          <table:table-cell table:style-name="ce2" office:value-type="string" calcext:value-type="string">
            <text:p>84126</text:p>
          </table:table-cell>
          <table:table-cell office:value-type="string" calcext:value-type="string">
            <text:p>Commune simple</text:p>
          </table:table-cell>
          <table:table-cell office:value-type="float" office:value="861660" calcext:value-type="float">
            <text:p>861660</text:p>
          </table:table-cell>
          <table:table-cell office:value-type="float" office:value="6348419" calcext:value-type="float">
            <text:p>6348419</text:p>
          </table:table-cell>
          <table:table-cell office:value-type="float" office:value="2104" calcext:value-type="float">
            <text:p>2104</text:p>
          </table:table-cell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7</text:p>
          </table:table-cell>
          <table:table-cell office:value-type="string" calcext:value-type="string">
            <text:p>Valderoure</text:p>
          </table:table-cell>
          <table:table-cell office:value-type="string" calcext:value-type="string">
            <text:p>VALDEROURE</text:p>
          </table:table-cell>
          <table:table-cell table:style-name="ce2" office:value-type="string" calcext:value-type="string">
            <text:p>06154</text:p>
          </table:table-cell>
          <table:table-cell office:value-type="string" calcext:value-type="string">
            <text:p>Commune simple</text:p>
          </table:table-cell>
          <table:table-cell office:value-type="float" office:value="998385" calcext:value-type="float">
            <text:p>998385</text:p>
          </table:table-cell>
          <table:table-cell office:value-type="float" office:value="6306431" calcext:value-type="float">
            <text:p>6306431</text:p>
          </table:table-cell>
          <table:table-cell office:value-type="float" office:value="2534" calcext:value-type="float">
            <text:p>2534</text:p>
          </table:table-cell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938</text:p>
          </table:table-cell>
          <table:table-cell office:value-type="string" calcext:value-type="string">
            <text:p>Séranon</text:p>
          </table:table-cell>
          <table:table-cell office:value-type="string" calcext:value-type="string">
            <text:p>SERANON</text:p>
          </table:table-cell>
          <table:table-cell table:style-name="ce2" office:value-type="string" calcext:value-type="string">
            <text:p>06134</text:p>
          </table:table-cell>
          <table:table-cell office:value-type="string" calcext:value-type="string">
            <text:p>Commune simple</text:p>
          </table:table-cell>
          <table:table-cell office:value-type="float" office:value="997107" calcext:value-type="float">
            <text:p>997107</text:p>
          </table:table-cell>
          <table:table-cell office:value-type="float" office:value="6303161" calcext:value-type="float">
            <text:p>6303161</text:p>
          </table:table-cell>
          <table:table-cell office:value-type="float" office:value="2328" calcext:value-type="float">
            <text:p>2328</text:p>
          </table:table-cell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501</text:p>
          </table:table-cell>
          <table:table-cell office:value-type="string" calcext:value-type="string">
            <text:p>Villars</text:p>
          </table:table-cell>
          <table:table-cell office:value-type="string" calcext:value-type="string">
            <text:p>VILLARS</text:p>
          </table:table-cell>
          <table:table-cell table:style-name="ce2" office:value-type="string" calcext:value-type="string">
            <text:p>84145</text:p>
          </table:table-cell>
          <table:table-cell office:value-type="string" calcext:value-type="string">
            <text:p>Commune simple</text:p>
          </table:table-cell>
          <table:table-cell office:value-type="float" office:value="895397" calcext:value-type="float">
            <text:p>895397</text:p>
          </table:table-cell>
          <table:table-cell office:value-type="float" office:value="6320024" calcext:value-type="float">
            <text:p>6320024</text:p>
          </table:table-cell>
          <table:table-cell office:value-type="float" office:value="3005" calcext:value-type="float">
            <text:p>3005</text:p>
          </table:table-cell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6</text:p>
          </table:table-cell>
          <table:table-cell office:value-type="string" calcext:value-type="string">
            <text:p>Le Mas</text:p>
          </table:table-cell>
          <table:table-cell office:value-type="string" calcext:value-type="string">
            <text:p>LE MAS</text:p>
          </table:table-cell>
          <table:table-cell table:style-name="ce2" office:value-type="string" calcext:value-type="string">
            <text:p>06081</text:p>
          </table:table-cell>
          <table:table-cell office:value-type="string" calcext:value-type="string">
            <text:p>Commune simple</text:p>
          </table:table-cell>
          <table:table-cell office:value-type="float" office:value="1010406" calcext:value-type="float">
            <text:p>1010406</text:p>
          </table:table-cell>
          <table:table-cell office:value-type="float" office:value="6311984" calcext:value-type="float">
            <text:p>6311984</text:p>
          </table:table-cell>
          <table:table-cell office:value-type="float" office:value="3215" calcext:value-type="float">
            <text:p>3215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075</text:p>
          </table:table-cell>
          <table:table-cell office:value-type="string" calcext:value-type="string">
            <text:p>Sausses</text:p>
          </table:table-cell>
          <table:table-cell office:value-type="string" calcext:value-type="string">
            <text:p>SAUSSES</text:p>
          </table:table-cell>
          <table:table-cell table:style-name="ce2" office:value-type="string" calcext:value-type="string">
            <text:p>04202</text:p>
          </table:table-cell>
          <table:table-cell office:value-type="string" calcext:value-type="string">
            <text:p>Commune simple</text:p>
          </table:table-cell>
          <table:table-cell office:value-type="float" office:value="1002337" calcext:value-type="float">
            <text:p>1002337</text:p>
          </table:table-cell>
          <table:table-cell office:value-type="float" office:value="6331061" calcext:value-type="float">
            <text:p>6331061</text:p>
          </table:table-cell>
          <table:table-cell office:value-type="float" office:value="1468" calcext:value-type="float">
            <text:p>1468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8</text:p>
          </table:table-cell>
          <table:table-cell office:value-type="string" calcext:value-type="string">
            <text:p>Saint-Auban</text:p>
          </table:table-cell>
          <table:table-cell office:value-type="string" calcext:value-type="string">
            <text:p>SAINT-AUBAN</text:p>
          </table:table-cell>
          <table:table-cell table:style-name="ce2" office:value-type="string" calcext:value-type="string">
            <text:p>06116</text:p>
          </table:table-cell>
          <table:table-cell office:value-type="string" calcext:value-type="string">
            <text:p>Commune simple</text:p>
          </table:table-cell>
          <table:table-cell office:value-type="float" office:value="1000165" calcext:value-type="float">
            <text:p>1000165</text:p>
          </table:table-cell>
          <table:table-cell office:value-type="float" office:value="6310770" calcext:value-type="float">
            <text:p>6310770</text:p>
          </table:table-cell>
          <table:table-cell office:value-type="float" office:value="4254" calcext:value-type="float">
            <text:p>4254</text:p>
          </table:table-cell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699</text:p>
          </table:table-cell>
          <table:table-cell office:value-type="string" calcext:value-type="string">
            <text:p>Briançonnet</text:p>
          </table:table-cell>
          <table:table-cell office:value-type="string" calcext:value-type="string">
            <text:p>BRIANCONNET</text:p>
          </table:table-cell>
          <table:table-cell table:style-name="ce2" office:value-type="string" calcext:value-type="string">
            <text:p>06024</text:p>
          </table:table-cell>
          <table:table-cell office:value-type="string" calcext:value-type="string">
            <text:p>Commune simple</text:p>
          </table:table-cell>
          <table:table-cell office:value-type="float" office:value="1000901" calcext:value-type="float">
            <text:p>1000901</text:p>
          </table:table-cell>
          <table:table-cell office:value-type="float" office:value="6314441" calcext:value-type="float">
            <text:p>6314441</text:p>
          </table:table-cell>
          <table:table-cell office:value-type="float" office:value="2432" calcext:value-type="float">
            <text:p>2432</text:p>
          </table:table-cell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ALPES-MARITIMES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023</text:p>
          </table:table-cell>
          <table:table-cell office:value-type="string" calcext:value-type="string">
            <text:p>Bellaffaire</text:p>
          </table:table-cell>
          <table:table-cell office:value-type="string" calcext:value-type="string">
            <text:p>BELLAFFAIRE</text:p>
          </table:table-cell>
          <table:table-cell table:style-name="ce2" office:value-type="string" calcext:value-type="string">
            <text:p>04026</text:p>
          </table:table-cell>
          <table:table-cell office:value-type="string" calcext:value-type="string">
            <text:p>Commune simple</text:p>
          </table:table-cell>
          <table:table-cell office:value-type="float" office:value="954332" calcext:value-type="float">
            <text:p>954332</text:p>
          </table:table-cell>
          <table:table-cell office:value-type="float" office:value="6372230" calcext:value-type="float">
            <text:p>6372230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420</text:p>
          </table:table-cell>
          <table:table-cell office:value-type="string" calcext:value-type="string">
            <text:p>Fontvieille</text:p>
          </table:table-cell>
          <table:table-cell office:value-type="string" calcext:value-type="string">
            <text:p>FONTVIEILLE</text:p>
          </table:table-cell>
          <table:table-cell table:style-name="ce2" office:value-type="string" calcext:value-type="string">
            <text:p>13038</text:p>
          </table:table-cell>
          <table:table-cell office:value-type="string" calcext:value-type="string">
            <text:p>Commune simple</text:p>
          </table:table-cell>
          <table:table-cell office:value-type="float" office:value="838871" calcext:value-type="float">
            <text:p>838871</text:p>
          </table:table-cell>
          <table:table-cell office:value-type="float" office:value="6293641" calcext:value-type="float">
            <text:p>6293641</text:p>
          </table:table-cell>
          <table:table-cell office:value-type="float" office:value="4018" calcext:value-type="float">
            <text:p>4018</text:p>
          </table:table-cell>
          <table:table-cell office:value-type="float" office:value="3568" calcext:value-type="float">
            <text:p>3568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OUCHES-DU-RHONE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488</text:p>
          </table:table-cell>
          <table:table-cell office:value-type="string" calcext:value-type="string">
            <text:p>Le Castellet</text:p>
          </table:table-cell>
          <table:table-cell office:value-type="string" calcext:value-type="string">
            <text:p>LE CASTELLET</text:p>
          </table:table-cell>
          <table:table-cell table:style-name="ce2" office:value-type="string" calcext:value-type="string">
            <text:p>04041</text:p>
          </table:table-cell>
          <table:table-cell office:value-type="string" calcext:value-type="string">
            <text:p>Commune simple</text:p>
          </table:table-cell>
          <table:table-cell office:value-type="float" office:value="939246" calcext:value-type="float">
            <text:p>939246</text:p>
          </table:table-cell>
          <table:table-cell office:value-type="float" office:value="6317632" calcext:value-type="float">
            <text:p>6317632</text:p>
          </table:table-cell>
          <table:table-cell office:value-type="float" office:value="1887" calcext:value-type="float">
            <text:p>1887</text:p>
          </table:table-cell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9164</text:p>
          </table:table-cell>
          <table:table-cell office:value-type="string" calcext:value-type="string">
            <text:p>Saint-Martin-de-Brômes</text:p>
          </table:table-cell>
          <table:table-cell office:value-type="string" calcext:value-type="string">
            <text:p>SAINT-MARTIN-DE-BROMES</text:p>
          </table:table-cell>
          <table:table-cell table:style-name="ce2" office:value-type="string" calcext:value-type="string">
            <text:p>04189</text:p>
          </table:table-cell>
          <table:table-cell office:value-type="string" calcext:value-type="string">
            <text:p>Commune simple</text:p>
          </table:table-cell>
          <table:table-cell office:value-type="float" office:value="938032" calcext:value-type="float">
            <text:p>938032</text:p>
          </table:table-cell>
          <table:table-cell office:value-type="float" office:value="6302587" calcext:value-type="float">
            <text:p>6302587</text:p>
          </table:table-cell>
          <table:table-cell office:value-type="float" office:value="2109" calcext:value-type="float">
            <text:p>2109</text:p>
          </table:table-cell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5</text:p>
          </table:table-cell>
          <table:table-cell office:value-type="string" calcext:value-type="string">
            <text:p>Lagarde-d'Apt</text:p>
          </table:table-cell>
          <table:table-cell office:value-type="string" calcext:value-type="string">
            <text:p>LAGARDE-D'APT</text:p>
          </table:table-cell>
          <table:table-cell table:style-name="ce2" office:value-type="string" calcext:value-type="string">
            <text:p>84060</text:p>
          </table:table-cell>
          <table:table-cell office:value-type="string" calcext:value-type="string">
            <text:p>Commune simple</text:p>
          </table:table-cell>
          <table:table-cell office:value-type="float" office:value="898689" calcext:value-type="float">
            <text:p>898689</text:p>
          </table:table-cell>
          <table:table-cell office:value-type="float" office:value="6324138" calcext:value-type="float">
            <text:p>6324138</text:p>
          </table:table-cell>
          <table:table-cell office:value-type="float" office:value="2179" calcext:value-type="float">
            <text:p>2179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VAUCLUSE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8283</text:p>
          </table:table-cell>
          <table:table-cell office:value-type="string" calcext:value-type="string">
            <text:p>Montsalier</text:p>
          </table:table-cell>
          <table:table-cell office:value-type="string" calcext:value-type="string">
            <text:p>MONTSALIER</text:p>
          </table:table-cell>
          <table:table-cell table:style-name="ce2" office:value-type="string" calcext:value-type="string">
            <text:p>04132</text:p>
          </table:table-cell>
          <table:table-cell office:value-type="string" calcext:value-type="string">
            <text:p>Commune simple</text:p>
          </table:table-cell>
          <table:table-cell office:value-type="float" office:value="907555" calcext:value-type="float">
            <text:p>907555</text:p>
          </table:table-cell>
          <table:table-cell office:value-type="float" office:value="6329780" calcext:value-type="float">
            <text:p>6329780</text:p>
          </table:table-cell>
          <table:table-cell office:value-type="float" office:value="2381" calcext:value-type="float">
            <text:p>2381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UNE_0000000009757924</text:p>
          </table:table-cell>
          <table:table-cell office:value-type="string" calcext:value-type="string">
            <text:p>Redortiers</text:p>
          </table:table-cell>
          <table:table-cell office:value-type="string" calcext:value-type="string">
            <text:p>REDORTIERS</text:p>
          </table:table-cell>
          <table:table-cell table:style-name="ce2" office:value-type="string" calcext:value-type="string">
            <text:p>04159</text:p>
          </table:table-cell>
          <table:table-cell office:value-type="string" calcext:value-type="string">
            <text:p>Commune simple</text:p>
          </table:table-cell>
          <table:table-cell office:value-type="float" office:value="909113" calcext:value-type="float">
            <text:p>909113</text:p>
          </table:table-cell>
          <table:table-cell office:value-type="float" office:value="6337024" calcext:value-type="float">
            <text:p>6337024</text:p>
          </table:table-cell>
          <table:table-cell office:value-type="float" office:value="4577" calcext:value-type="float">
            <text:p>4577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ALPES-DE-HAUTE-PROVENC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PROVENCE-ALPES-COTE D'AZUR</text:p>
          </table:table-cell>
          <table:table-cell table:style-name="ce2" office:value-type="string" calcext:value-type="string">
            <text:p>93</text:p>
          </table:table-cell>
          <table:table-cell table:number-columns-repeated="1010"/>
        </table:table-row>
        <table:table-row table:style-name="ro1" table:number-rows-repeated="10476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1T16:15:34.413000000</meta:creation-date>
    <dc:language>fr-FR</dc:language>
    <meta:editing-cycles>1</meta:editing-cycles>
    <meta:editing-duration>P0D</meta:editing-duration>
    <meta:generator>LibreOffice/7.2.7.2.M8$Windows_X86_64 LibreOffice_project/cf1bdbb7fdbe4cc2bde03370057fbbb79d316db5</meta:generator>
    <meta:document-statistic meta:table-count="1" meta:cell-count="13258" meta:object-count="0"/>
    <meta:user-defined meta:name="AppVersion">15.0000</meta:user-defined>
  </office:meta>
</office:document-meta>
</file>